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993099922046" calcext:value-type="float">
            <text:p>20.2993099922046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84375" calcext:value-type="float">
            <text:p>33.484375</text:p>
          </table:table-cell>
          <table:table-cell office:value-type="float" office:value="12.9272048530098" calcext:value-type="float">
            <text:p>12.9272048530098</text:p>
          </table:table-cell>
          <table:table-cell office:value-type="float" office:value="0.980545343137255" calcext:value-type="float">
            <text:p>0.980545343137255</text:p>
          </table:table-cell>
          <table:table-cell office:value-type="float" office:value="1963" calcext:value-type="float">
            <text:p>1963</text:p>
          </table:table-cell>
          <table:table-cell office:value-type="float" office:value="10.5372793580542" calcext:value-type="float">
            <text:p>10.5372793580542</text:p>
          </table:table-cell>
          <table:table-cell office:value-type="float" office:value="1" calcext:value-type="float">
            <text:p>1</text:p>
          </table:table-cell>
          <table:table-cell office:value-type="float" office:value="15791.546875" calcext:value-type="float">
            <text:p>15791.546875</text:p>
          </table:table-cell>
          <table:table-cell office:value-type="float" office:value="24.1742311451741" calcext:value-type="float">
            <text:p>24.1742311451741</text:p>
          </table:table-cell>
          <table:table-cell office:value-type="float" office:value="1" calcext:value-type="float">
            <text:p>1</text:p>
          </table:table-cell>
          <table:table-cell office:value-type="float" office:value="15282.703125" calcext:value-type="float">
            <text:p>15282.703125</text:p>
          </table:table-cell>
          <table:table-cell office:value-type="float" office:value="23.718226030775" calcext:value-type="float">
            <text:p>23.718226030775</text:p>
          </table:table-cell>
          <table:table-cell office:value-type="float" office:value="0.99969362745098" calcext:value-type="float">
            <text:p>0.99969362745098</text:p>
          </table:table-cell>
          <table:table-cell office:value-type="float" office:value="13338.46875" calcext:value-type="float">
            <text:p>13338.46875</text:p>
          </table:table-cell>
          <table:table-cell office:value-type="float" office:value="23.9351438771543" calcext:value-type="float">
            <text:p>23.9351438771543</text:p>
          </table:table-cell>
          <table:table-cell office:value-type="float" office:value="1" calcext:value-type="float">
            <text:p>1</text:p>
          </table:table-cell>
          <table:table-cell office:value-type="float" office:value="12749.890625" calcext:value-type="float">
            <text:p>12749.890625</text:p>
          </table:table-cell>
          <table:table-cell office:value-type="float" office:value="23.7236205718666" calcext:value-type="float">
            <text:p>23.7236205718666</text:p>
          </table:table-cell>
          <table:table-cell office:value-type="float" office:value="1" calcext:value-type="float">
            <text:p>1</text:p>
          </table:table-cell>
          <table:table-cell office:value-type="float" office:value="3611.3125" calcext:value-type="float">
            <text:p>3611.3125</text:p>
          </table:table-cell>
          <table:table-cell office:value-type="float" office:value="23.6034199991198" calcext:value-type="float">
            <text:p>23.6034199991198</text:p>
          </table:table-cell>
          <table:table-cell office:value-type="float" office:value="1" calcext:value-type="float">
            <text:p>1</text:p>
          </table:table-cell>
          <table:table-cell office:value-type="float" office:value="8994.375" calcext:value-type="float">
            <text:p>8994.375</text:p>
          </table:table-cell>
          <table:table-cell office:value-type="float" office:value="23.4590455167092" calcext:value-type="float">
            <text:p>23.4590455167092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951096919928" calcext:value-type="float">
            <text:p>19.795109691992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9375" calcext:value-type="float">
            <text:p>32.9375</text:p>
          </table:table-cell>
          <table:table-cell office:value-type="float" office:value="12.527514231499" calcext:value-type="float">
            <text:p>12.527514231499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944" calcext:value-type="float">
            <text:p>1944</text:p>
          </table:table-cell>
          <table:table-cell office:value-type="float" office:value="10.0021606205417" calcext:value-type="float">
            <text:p>10.0021606205417</text:p>
          </table:table-cell>
          <table:table-cell office:value-type="float" office:value="1" calcext:value-type="float">
            <text:p>1</text:p>
          </table:table-cell>
          <table:table-cell office:value-type="float" office:value="15064.390625" calcext:value-type="float">
            <text:p>15064.390625</text:p>
          </table:table-cell>
          <table:table-cell office:value-type="float" office:value="23.9739587065569" calcext:value-type="float">
            <text:p>23.9739587065569</text:p>
          </table:table-cell>
          <table:table-cell office:value-type="float" office:value="1" calcext:value-type="float">
            <text:p>1</text:p>
          </table:table-cell>
          <table:table-cell office:value-type="float" office:value="15402.6875" calcext:value-type="float">
            <text:p>15402.6875</text:p>
          </table:table-cell>
          <table:table-cell office:value-type="float" office:value="23.8936414890163" calcext:value-type="float">
            <text:p>23.8936414890163</text:p>
          </table:table-cell>
          <table:table-cell office:value-type="float" office:value="1" calcext:value-type="float">
            <text:p>1</text:p>
          </table:table-cell>
          <table:table-cell office:value-type="float" office:value="12887.21875" calcext:value-type="float">
            <text:p>12887.21875</text:p>
          </table:table-cell>
          <table:table-cell office:value-type="float" office:value="23.674822208136" calcext:value-type="float">
            <text:p>23.674822208136</text:p>
          </table:table-cell>
          <table:table-cell office:value-type="float" office:value="1" calcext:value-type="float">
            <text:p>1</text:p>
          </table:table-cell>
          <table:table-cell office:value-type="float" office:value="12700.8125" calcext:value-type="float">
            <text:p>12700.8125</text:p>
          </table:table-cell>
          <table:table-cell office:value-type="float" office:value="23.5695861703884" calcext:value-type="float">
            <text:p>23.5695861703884</text:p>
          </table:table-cell>
          <table:table-cell office:value-type="float" office:value="1" calcext:value-type="float">
            <text:p>1</text:p>
          </table:table-cell>
          <table:table-cell office:value-type="float" office:value="3408.734375" calcext:value-type="float">
            <text:p>3408.734375</text:p>
          </table:table-cell>
          <table:table-cell office:value-type="float" office:value="23.5012589144984" calcext:value-type="float">
            <text:p>23.5012589144984</text:p>
          </table:table-cell>
          <table:table-cell office:value-type="float" office:value="1" calcext:value-type="float">
            <text:p>1</text:p>
          </table:table-cell>
          <table:table-cell office:value-type="float" office:value="8958.578125" calcext:value-type="float">
            <text:p>8958.578125</text:p>
          </table:table-cell>
          <table:table-cell office:value-type="float" office:value="23.5242139748222" calcext:value-type="float">
            <text:p>23.524213974822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1741814329" calcext:value-type="float">
            <text:p>19.9174181432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6.078125" calcext:value-type="float">
            <text:p>36.078125</text:p>
          </table:table-cell>
          <table:table-cell office:value-type="float" office:value="13.9216110870507" calcext:value-type="float">
            <text:p>13.9216110870507</text:p>
          </table:table-cell>
          <table:table-cell office:value-type="float" office:value="0.960171568627451" calcext:value-type="float">
            <text:p>0.960171568627451</text:p>
          </table:table-cell>
          <table:table-cell office:value-type="float" office:value="1914" calcext:value-type="float">
            <text:p>1914</text:p>
          </table:table-cell>
          <table:table-cell office:value-type="float" office:value="9.8455632932108" calcext:value-type="float">
            <text:p>9.8455632932108</text:p>
          </table:table-cell>
          <table:table-cell office:value-type="float" office:value="1" calcext:value-type="float">
            <text:p>1</text:p>
          </table:table-cell>
          <table:table-cell office:value-type="float" office:value="16360.53125" calcext:value-type="float">
            <text:p>16360.53125</text:p>
          </table:table-cell>
          <table:table-cell office:value-type="float" office:value="23.6122676917832" calcext:value-type="float">
            <text:p>23.6122676917832</text:p>
          </table:table-cell>
          <table:table-cell office:value-type="float" office:value="1" calcext:value-type="float">
            <text:p>1</text:p>
          </table:table-cell>
          <table:table-cell office:value-type="float" office:value="15538.390625" calcext:value-type="float">
            <text:p>15538.390625</text:p>
          </table:table-cell>
          <table:table-cell office:value-type="float" office:value="23.8726042037698" calcext:value-type="float">
            <text:p>23.8726042037698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2872.75" calcext:value-type="float">
            <text:p>12872.75</text:p>
          </table:table-cell>
          <table:table-cell office:value-type="float" office:value="23.8937117560983" calcext:value-type="float">
            <text:p>23.8937117560983</text:p>
          </table:table-cell>
          <table:table-cell office:value-type="float" office:value="1" calcext:value-type="float">
            <text:p>1</text:p>
          </table:table-cell>
          <table:table-cell office:value-type="float" office:value="13026.53125" calcext:value-type="float">
            <text:p>13026.53125</text:p>
          </table:table-cell>
          <table:table-cell office:value-type="float" office:value="23.7483421389628" calcext:value-type="float">
            <text:p>23.7483421389628</text:p>
          </table:table-cell>
          <table:table-cell office:value-type="float" office:value="1" calcext:value-type="float">
            <text:p>1</text:p>
          </table:table-cell>
          <table:table-cell office:value-type="float" office:value="3566.96875" calcext:value-type="float">
            <text:p>3566.96875</text:p>
          </table:table-cell>
          <table:table-cell office:value-type="float" office:value="23.6719099606317" calcext:value-type="float">
            <text:p>23.6719099606317</text:p>
          </table:table-cell>
          <table:table-cell office:value-type="float" office:value="1" calcext:value-type="float">
            <text:p>1</text:p>
          </table:table-cell>
          <table:table-cell office:value-type="float" office:value="8873.0625" calcext:value-type="float">
            <text:p>8873.0625</text:p>
          </table:table-cell>
          <table:table-cell office:value-type="float" office:value="23.5019559618266" calcext:value-type="float">
            <text:p>23.501955961826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175075389961" calcext:value-type="float">
            <text:p>20.017507538996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140625" calcext:value-type="float">
            <text:p>32.140625</text:p>
          </table:table-cell>
          <table:table-cell office:value-type="float" office:value="12.2202236266407" calcext:value-type="float">
            <text:p>12.220223626640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2017" calcext:value-type="float">
            <text:p>2017</text:p>
          </table:table-cell>
          <table:table-cell office:value-type="float" office:value="10.6087851933046" calcext:value-type="float">
            <text:p>10.6087851933046</text:p>
          </table:table-cell>
          <table:table-cell office:value-type="float" office:value="1" calcext:value-type="float">
            <text:p>1</text:p>
          </table:table-cell>
          <table:table-cell office:value-type="float" office:value="16829.78125" calcext:value-type="float">
            <text:p>16829.78125</text:p>
          </table:table-cell>
          <table:table-cell office:value-type="float" office:value="23.9417484351205" calcext:value-type="float">
            <text:p>23.9417484351205</text:p>
          </table:table-cell>
          <table:table-cell office:value-type="float" office:value="1" calcext:value-type="float">
            <text:p>1</text:p>
          </table:table-cell>
          <table:table-cell office:value-type="float" office:value="15343.234375" calcext:value-type="float">
            <text:p>15343.234375</text:p>
          </table:table-cell>
          <table:table-cell office:value-type="float" office:value="23.7882786630226" calcext:value-type="float">
            <text:p>23.7882786630226</text:p>
          </table:table-cell>
          <table:table-cell office:value-type="float" office:value="1" calcext:value-type="float">
            <text:p>1</text:p>
          </table:table-cell>
          <table:table-cell office:value-type="float" office:value="13176.953125" calcext:value-type="float">
            <text:p>13176.953125</text:p>
          </table:table-cell>
          <table:table-cell office:value-type="float" office:value="23.8364893120416" calcext:value-type="float">
            <text:p>23.8364893120416</text:p>
          </table:table-cell>
          <table:table-cell office:value-type="float" office:value="1" calcext:value-type="float">
            <text:p>1</text:p>
          </table:table-cell>
          <table:table-cell office:value-type="float" office:value="13140.40625" calcext:value-type="float">
            <text:p>13140.40625</text:p>
          </table:table-cell>
          <table:table-cell office:value-type="float" office:value="24.0027115716114" calcext:value-type="float">
            <text:p>24.0027115716114</text:p>
          </table:table-cell>
          <table:table-cell office:value-type="float" office:value="1" calcext:value-type="float">
            <text:p>1</text:p>
          </table:table-cell>
          <table:table-cell office:value-type="float" office:value="3401.34375" calcext:value-type="float">
            <text:p>3401.34375</text:p>
          </table:table-cell>
          <table:table-cell office:value-type="float" office:value="23.5077718676539" calcext:value-type="float">
            <text:p>23.5077718676539</text:p>
          </table:table-cell>
          <table:table-cell office:value-type="float" office:value="1" calcext:value-type="float">
            <text:p>1</text:p>
          </table:table-cell>
          <table:table-cell office:value-type="float" office:value="9058.890625" calcext:value-type="float">
            <text:p>9058.890625</text:p>
          </table:table-cell>
          <table:table-cell office:value-type="float" office:value="23.9484104428995" calcext:value-type="float">
            <text:p>23.9484104428995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15663962493" calcext:value-type="float">
            <text:p>19.81566396249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5.1875" calcext:value-type="float">
            <text:p>35.1875</text:p>
          </table:table-cell>
          <table:table-cell office:value-type="float" office:value="13.6212255772647" calcext:value-type="float">
            <text:p>13.62122557726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102" calcext:value-type="float">
            <text:p>2102</text:p>
          </table:table-cell>
          <table:table-cell office:value-type="float" office:value="11.3582717721613" calcext:value-type="float">
            <text:p>11.3582717721613</text:p>
          </table:table-cell>
          <table:table-cell office:value-type="float" office:value="1" calcext:value-type="float">
            <text:p>1</text:p>
          </table:table-cell>
          <table:table-cell office:value-type="float" office:value="16088.25" calcext:value-type="float">
            <text:p>16088.25</text:p>
          </table:table-cell>
          <table:table-cell office:value-type="float" office:value="23.7738738285276" calcext:value-type="float">
            <text:p>23.7738738285276</text:p>
          </table:table-cell>
          <table:table-cell office:value-type="float" office:value="1" calcext:value-type="float">
            <text:p>1</text:p>
          </table:table-cell>
          <table:table-cell office:value-type="float" office:value="15042.796875" calcext:value-type="float">
            <text:p>15042.796875</text:p>
          </table:table-cell>
          <table:table-cell office:value-type="float" office:value="23.7610398422323" calcext:value-type="float">
            <text:p>23.7610398422323</text:p>
          </table:table-cell>
          <table:table-cell office:value-type="float" office:value="1" calcext:value-type="float">
            <text:p>1</text:p>
          </table:table-cell>
          <table:table-cell office:value-type="float" office:value="13709.4375" calcext:value-type="float">
            <text:p>13709.4375</text:p>
          </table:table-cell>
          <table:table-cell office:value-type="float" office:value="23.8058596365985" calcext:value-type="float">
            <text:p>23.8058596365985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808.765625" calcext:value-type="float">
            <text:p>12808.765625</text:p>
          </table:table-cell>
          <table:table-cell office:value-type="float" office:value="23.8829333247709" calcext:value-type="float">
            <text:p>23.8829333247709</text:p>
          </table:table-cell>
          <table:table-cell office:value-type="float" office:value="1" calcext:value-type="float">
            <text:p>1</text:p>
          </table:table-cell>
          <table:table-cell office:value-type="float" office:value="3586.125" calcext:value-type="float">
            <text:p>3586.125</text:p>
          </table:table-cell>
          <table:table-cell office:value-type="float" office:value="23.4256187336473" calcext:value-type="float">
            <text:p>23.4256187336473</text:p>
          </table:table-cell>
          <table:table-cell office:value-type="float" office:value="1" calcext:value-type="float">
            <text:p>1</text:p>
          </table:table-cell>
          <table:table-cell office:value-type="float" office:value="9214.4375" calcext:value-type="float">
            <text:p>9214.4375</text:p>
          </table:table-cell>
          <table:table-cell office:value-type="float" office:value="23.5522987583522" calcext:value-type="float">
            <text:p>23.55229875835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435300072923" calcext:value-type="float">
            <text:p>20.143530007292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21875" calcext:value-type="float">
            <text:p>33.421875</text:p>
          </table:table-cell>
          <table:table-cell office:value-type="float" office:value="12.9499766245909" calcext:value-type="float">
            <text:p>12.9499766245909</text:p>
          </table:table-cell>
          <table:table-cell office:value-type="float" office:value="0.979932598039216" calcext:value-type="float">
            <text:p>0.979932598039216</text:p>
          </table:table-cell>
          <table:table-cell office:value-type="float" office:value="1959" calcext:value-type="float">
            <text:p>1959</text:p>
          </table:table-cell>
          <table:table-cell office:value-type="float" office:value="10.5704134761211" calcext:value-type="float">
            <text:p>10.5704134761211</text:p>
          </table:table-cell>
          <table:table-cell office:value-type="float" office:value="1" calcext:value-type="float">
            <text:p>1</text:p>
          </table:table-cell>
          <table:table-cell office:value-type="float" office:value="16128.203125" calcext:value-type="float">
            <text:p>16128.203125</text:p>
          </table:table-cell>
          <table:table-cell office:value-type="float" office:value="23.7284926768207" calcext:value-type="float">
            <text:p>23.7284926768207</text:p>
          </table:table-cell>
          <table:table-cell office:value-type="float" office:value="1" calcext:value-type="float">
            <text:p>1</text:p>
          </table:table-cell>
          <table:table-cell office:value-type="float" office:value="14784.109375" calcext:value-type="float">
            <text:p>14784.109375</text:p>
          </table:table-cell>
          <table:table-cell office:value-type="float" office:value="23.7491190106455" calcext:value-type="float">
            <text:p>23.7491190106455</text:p>
          </table:table-cell>
          <table:table-cell office:value-type="float" office:value="1" calcext:value-type="float">
            <text:p>1</text:p>
          </table:table-cell>
          <table:table-cell office:value-type="float" office:value="13103.546875" calcext:value-type="float">
            <text:p>13103.546875</text:p>
          </table:table-cell>
          <table:table-cell office:value-type="float" office:value="23.8856543362333" calcext:value-type="float">
            <text:p>23.8856543362333</text:p>
          </table:table-cell>
          <table:table-cell office:value-type="float" office:value="1" calcext:value-type="float">
            <text:p>1</text:p>
          </table:table-cell>
          <table:table-cell office:value-type="float" office:value="13056.96875" calcext:value-type="float">
            <text:p>13056.96875</text:p>
          </table:table-cell>
          <table:table-cell office:value-type="float" office:value="23.8536482479842" calcext:value-type="float">
            <text:p>23.8536482479842</text:p>
          </table:table-cell>
          <table:table-cell office:value-type="float" office:value="1" calcext:value-type="float">
            <text:p>1</text:p>
          </table:table-cell>
          <table:table-cell office:value-type="float" office:value="3533.703125" calcext:value-type="float">
            <text:p>3533.703125</text:p>
          </table:table-cell>
          <table:table-cell office:value-type="float" office:value="23.3965865416465" calcext:value-type="float">
            <text:p>23.3965865416465</text:p>
          </table:table-cell>
          <table:table-cell office:value-type="float" office:value="1" calcext:value-type="float">
            <text:p>1</text:p>
          </table:table-cell>
          <table:table-cell office:value-type="float" office:value="9402.484375" calcext:value-type="float">
            <text:p>9402.484375</text:p>
          </table:table-cell>
          <table:table-cell office:value-type="float" office:value="23.8745052667637" calcext:value-type="float">
            <text:p>23.8745052667637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41216467454" calcext:value-type="float">
            <text:p>19.904121646745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12.2390134529148" calcext:value-type="float">
            <text:p>12.2390134529148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10.6170766377065" calcext:value-type="float">
            <text:p>10.6170766377065</text:p>
          </table:table-cell>
          <table:table-cell office:value-type="float" office:value="1" calcext:value-type="float">
            <text:p>1</text:p>
          </table:table-cell>
          <table:table-cell office:value-type="float" office:value="15662.171875" calcext:value-type="float">
            <text:p>15662.171875</text:p>
          </table:table-cell>
          <table:table-cell office:value-type="float" office:value="23.9957187104924" calcext:value-type="float">
            <text:p>23.9957187104924</text:p>
          </table:table-cell>
          <table:table-cell office:value-type="float" office:value="1" calcext:value-type="float">
            <text:p>1</text:p>
          </table:table-cell>
          <table:table-cell office:value-type="float" office:value="14538.8125" calcext:value-type="float">
            <text:p>14538.8125</text:p>
          </table:table-cell>
          <table:table-cell office:value-type="float" office:value="23.6910526680654" calcext:value-type="float">
            <text:p>23.6910526680654</text:p>
          </table:table-cell>
          <table:table-cell office:value-type="float" office:value="1" calcext:value-type="float">
            <text:p>1</text:p>
          </table:table-cell>
          <table:table-cell office:value-type="float" office:value="13216.359375" calcext:value-type="float">
            <text:p>13216.359375</text:p>
          </table:table-cell>
          <table:table-cell office:value-type="float" office:value="23.9555667578737" calcext:value-type="float">
            <text:p>23.9555667578737</text:p>
          </table:table-cell>
          <table:table-cell office:value-type="float" office:value="1" calcext:value-type="float">
            <text:p>1</text:p>
          </table:table-cell>
          <table:table-cell office:value-type="float" office:value="12350.21875" calcext:value-type="float">
            <text:p>12350.21875</text:p>
          </table:table-cell>
          <table:table-cell office:value-type="float" office:value="23.3630669641231" calcext:value-type="float">
            <text:p>23.3630669641231</text:p>
          </table:table-cell>
          <table:table-cell office:value-type="float" office:value="1" calcext:value-type="float">
            <text:p>1</text:p>
          </table:table-cell>
          <table:table-cell office:value-type="float" office:value="3543.40625" calcext:value-type="float">
            <text:p>3543.40625</text:p>
          </table:table-cell>
          <table:table-cell office:value-type="float" office:value="23.5472567483699" calcext:value-type="float">
            <text:p>23.5472567483699</text:p>
          </table:table-cell>
          <table:table-cell office:value-type="float" office:value="1" calcext:value-type="float">
            <text:p>1</text:p>
          </table:table-cell>
          <table:table-cell office:value-type="float" office:value="9122.734375" calcext:value-type="float">
            <text:p>9122.734375</text:p>
          </table:table-cell>
          <table:table-cell office:value-type="float" office:value="23.6325942874612" calcext:value-type="float">
            <text:p>23.6325942874612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27789606235" calcext:value-type="float">
            <text:p>20.062778960623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1.953125" calcext:value-type="float">
            <text:p>31.953125</text:p>
          </table:table-cell>
          <table:table-cell office:value-type="float" office:value="12.1046454767726" calcext:value-type="float">
            <text:p>12.1046454767726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005" calcext:value-type="float">
            <text:p>2005</text:p>
          </table:table-cell>
          <table:table-cell office:value-type="float" office:value="10.1882439488345" calcext:value-type="float">
            <text:p>10.1882439488345</text:p>
          </table:table-cell>
          <table:table-cell office:value-type="float" office:value="1" calcext:value-type="float">
            <text:p>1</text:p>
          </table:table-cell>
          <table:table-cell office:value-type="float" office:value="15877.953125" calcext:value-type="float">
            <text:p>15877.953125</text:p>
          </table:table-cell>
          <table:table-cell office:value-type="float" office:value="24.1011336213765" calcext:value-type="float">
            <text:p>24.1011336213765</text:p>
          </table:table-cell>
          <table:table-cell office:value-type="float" office:value="1" calcext:value-type="float">
            <text:p>1</text:p>
          </table:table-cell>
          <table:table-cell office:value-type="float" office:value="15421.578125" calcext:value-type="float">
            <text:p>15421.578125</text:p>
          </table:table-cell>
          <table:table-cell office:value-type="float" office:value="23.5387757278301" calcext:value-type="float">
            <text:p>23.5387757278301</text:p>
          </table:table-cell>
          <table:table-cell office:value-type="float" office:value="1" calcext:value-type="float">
            <text:p>1</text:p>
          </table:table-cell>
          <table:table-cell office:value-type="float" office:value="13409.296875" calcext:value-type="float">
            <text:p>13409.296875</text:p>
          </table:table-cell>
          <table:table-cell office:value-type="float" office:value="23.8156117899502" calcext:value-type="float">
            <text:p>23.8156117899502</text:p>
          </table:table-cell>
          <table:table-cell office:value-type="float" office:value="1" calcext:value-type="float">
            <text:p>1</text:p>
          </table:table-cell>
          <table:table-cell office:value-type="float" office:value="12615.78125" calcext:value-type="float">
            <text:p>12615.78125</text:p>
          </table:table-cell>
          <table:table-cell office:value-type="float" office:value="23.7988912673293" calcext:value-type="float">
            <text:p>23.7988912673293</text:p>
          </table:table-cell>
          <table:table-cell office:value-type="float" office:value="1" calcext:value-type="float">
            <text:p>1</text:p>
          </table:table-cell>
          <table:table-cell office:value-type="float" office:value="3550.625" calcext:value-type="float">
            <text:p>3550.625</text:p>
          </table:table-cell>
          <table:table-cell office:value-type="float" office:value="23.5948459679403" calcext:value-type="float">
            <text:p>23.5948459679403</text:p>
          </table:table-cell>
          <table:table-cell office:value-type="float" office:value="1" calcext:value-type="float">
            <text:p>1</text:p>
          </table:table-cell>
          <table:table-cell office:value-type="float" office:value="9634.65625" calcext:value-type="float">
            <text:p>9634.65625</text:p>
          </table:table-cell>
          <table:table-cell office:value-type="float" office:value="23.6729077194256" calcext:value-type="float">
            <text:p>23.6729077194256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307193620065" calcext:value-type="float">
            <text:p>20.1307193620065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328125" calcext:value-type="float">
            <text:p>35.328125</text:p>
          </table:table-cell>
          <table:table-cell office:value-type="float" office:value="13.0539584254755" calcext:value-type="float">
            <text:p>13.0539584254755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990" calcext:value-type="float">
            <text:p>1990</text:p>
          </table:table-cell>
          <table:table-cell office:value-type="float" office:value="9.98076795680516" calcext:value-type="float">
            <text:p>9.98076795680516</text:p>
          </table:table-cell>
          <table:table-cell office:value-type="float" office:value="1" calcext:value-type="float">
            <text:p>1</text:p>
          </table:table-cell>
          <table:table-cell office:value-type="float" office:value="16272.875" calcext:value-type="float">
            <text:p>16272.875</text:p>
          </table:table-cell>
          <table:table-cell office:value-type="float" office:value="23.8611404275184" calcext:value-type="float">
            <text:p>23.8611404275184</text:p>
          </table:table-cell>
          <table:table-cell office:value-type="float" office:value="1" calcext:value-type="float">
            <text:p>1</text:p>
          </table:table-cell>
          <table:table-cell office:value-type="float" office:value="15516.46875" calcext:value-type="float">
            <text:p>15516.46875</text:p>
          </table:table-cell>
          <table:table-cell office:value-type="float" office:value="23.6716006394671" calcext:value-type="float">
            <text:p>23.6716006394671</text:p>
          </table:table-cell>
          <table:table-cell office:value-type="float" office:value="1" calcext:value-type="float">
            <text:p>1</text:p>
          </table:table-cell>
          <table:table-cell office:value-type="float" office:value="13302.40625" calcext:value-type="float">
            <text:p>13302.40625</text:p>
          </table:table-cell>
          <table:table-cell office:value-type="float" office:value="23.7918763594273" calcext:value-type="float">
            <text:p>23.7918763594273</text:p>
          </table:table-cell>
          <table:table-cell office:value-type="float" office:value="1" calcext:value-type="float">
            <text:p>1</text:p>
          </table:table-cell>
          <table:table-cell office:value-type="float" office:value="12437.34375" calcext:value-type="float">
            <text:p>12437.34375</text:p>
          </table:table-cell>
          <table:table-cell office:value-type="float" office:value="23.7871456925519" calcext:value-type="float">
            <text:p>23.7871456925519</text:p>
          </table:table-cell>
          <table:table-cell office:value-type="float" office:value="1" calcext:value-type="float">
            <text:p>1</text:p>
          </table:table-cell>
          <table:table-cell office:value-type="float" office:value="3771.234375" calcext:value-type="float">
            <text:p>3771.234375</text:p>
          </table:table-cell>
          <table:table-cell office:value-type="float" office:value="23.9399487211008" calcext:value-type="float">
            <text:p>23.9399487211008</text:p>
          </table:table-cell>
          <table:table-cell office:value-type="float" office:value="1" calcext:value-type="float">
            <text:p>1</text:p>
          </table:table-cell>
          <table:table-cell office:value-type="float" office:value="9317.921875" calcext:value-type="float">
            <text:p>9317.921875</text:p>
          </table:table-cell>
          <table:table-cell office:value-type="float" office:value="23.7360931706592" calcext:value-type="float">
            <text:p>23.7360931706592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999957250739" calcext:value-type="float">
            <text:p>19.499995725073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5.03125" calcext:value-type="float">
            <text:p>35.03125</text:p>
          </table:table-cell>
          <table:table-cell office:value-type="float" office:value="13.478590544157" calcext:value-type="float">
            <text:p>13.47859054415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855" calcext:value-type="float">
            <text:p>1855</text:p>
          </table:table-cell>
          <table:table-cell office:value-type="float" office:value="9.44562457319113" calcext:value-type="float">
            <text:p>9.44562457319113</text:p>
          </table:table-cell>
          <table:table-cell office:value-type="float" office:value="1" calcext:value-type="float">
            <text:p>1</text:p>
          </table:table-cell>
          <table:table-cell office:value-type="float" office:value="16073.84375" calcext:value-type="float">
            <text:p>16073.84375</text:p>
          </table:table-cell>
          <table:table-cell office:value-type="float" office:value="23.7046064014765" calcext:value-type="float">
            <text:p>23.7046064014765</text:p>
          </table:table-cell>
          <table:table-cell office:value-type="float" office:value="0.999080882352941" calcext:value-type="float">
            <text:p>0.999080882352941</text:p>
          </table:table-cell>
          <table:table-cell office:value-type="float" office:value="15212.640625" calcext:value-type="float">
            <text:p>15212.640625</text:p>
          </table:table-cell>
          <table:table-cell office:value-type="float" office:value="23.8101409849232" calcext:value-type="float">
            <text:p>23.8101409849232</text:p>
          </table:table-cell>
          <table:table-cell office:value-type="float" office:value="1" calcext:value-type="float">
            <text:p>1</text:p>
          </table:table-cell>
          <table:table-cell office:value-type="float" office:value="12932.34375" calcext:value-type="float">
            <text:p>12932.34375</text:p>
          </table:table-cell>
          <table:table-cell office:value-type="float" office:value="23.9858007748735" calcext:value-type="float">
            <text:p>23.9858007748735</text:p>
          </table:table-cell>
          <table:table-cell office:value-type="float" office:value="1" calcext:value-type="float">
            <text:p>1</text:p>
          </table:table-cell>
          <table:table-cell office:value-type="float" office:value="12935.359375" calcext:value-type="float">
            <text:p>12935.359375</text:p>
          </table:table-cell>
          <table:table-cell office:value-type="float" office:value="23.8149647344573" calcext:value-type="float">
            <text:p>23.8149647344573</text:p>
          </table:table-cell>
          <table:table-cell office:value-type="float" office:value="1" calcext:value-type="float">
            <text:p>1</text:p>
          </table:table-cell>
          <table:table-cell office:value-type="float" office:value="3629.109375" calcext:value-type="float">
            <text:p>3629.109375</text:p>
          </table:table-cell>
          <table:table-cell office:value-type="float" office:value="23.4803101462691" calcext:value-type="float">
            <text:p>23.4803101462691</text:p>
          </table:table-cell>
          <table:table-cell office:value-type="float" office:value="1" calcext:value-type="float">
            <text:p>1</text:p>
          </table:table-cell>
          <table:table-cell office:value-type="float" office:value="9364.75" calcext:value-type="float">
            <text:p>9364.75</text:p>
          </table:table-cell>
          <table:table-cell office:value-type="float" office:value="23.9165265069305" calcext:value-type="float">
            <text:p>23.9165265069305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338351427639" calcext:value-type="float">
            <text:p>20.033835142763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1.75" calcext:value-type="float">
            <text:p>31.75</text:p>
          </table:table-cell>
          <table:table-cell office:value-type="float" office:value="11.2898622047244" calcext:value-type="float">
            <text:p>11.2898622047244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9.78762318324517" calcext:value-type="float">
            <text:p>9.78762318324517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6135.5" calcext:value-type="float">
            <text:p>16135.5</text:p>
          </table:table-cell>
          <table:table-cell office:value-type="float" office:value="23.897807166514" calcext:value-type="float">
            <text:p>23.897807166514</text:p>
          </table:table-cell>
          <table:table-cell office:value-type="float" office:value="1" calcext:value-type="float">
            <text:p>1</text:p>
          </table:table-cell>
          <table:table-cell office:value-type="float" office:value="15515.515625" calcext:value-type="float">
            <text:p>15515.515625</text:p>
          </table:table-cell>
          <table:table-cell office:value-type="float" office:value="23.7916423598901" calcext:value-type="float">
            <text:p>23.7916423598901</text:p>
          </table:table-cell>
          <table:table-cell office:value-type="float" office:value="1" calcext:value-type="float">
            <text:p>1</text:p>
          </table:table-cell>
          <table:table-cell office:value-type="float" office:value="13552.6875" calcext:value-type="float">
            <text:p>13552.6875</text:p>
          </table:table-cell>
          <table:table-cell office:value-type="float" office:value="23.9561236322622" calcext:value-type="float">
            <text:p>23.9561236322622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480.28125" calcext:value-type="float">
            <text:p>12480.28125</text:p>
          </table:table-cell>
          <table:table-cell office:value-type="float" office:value="23.6432556426337" calcext:value-type="float">
            <text:p>23.6432556426337</text:p>
          </table:table-cell>
          <table:table-cell office:value-type="float" office:value="1" calcext:value-type="float">
            <text:p>1</text:p>
          </table:table-cell>
          <table:table-cell office:value-type="float" office:value="3579.6875" calcext:value-type="float">
            <text:p>3579.6875</text:p>
          </table:table-cell>
          <table:table-cell office:value-type="float" office:value="23.3163072090676" calcext:value-type="float">
            <text:p>23.3163072090676</text:p>
          </table:table-cell>
          <table:table-cell office:value-type="float" office:value="1" calcext:value-type="float">
            <text:p>1</text:p>
          </table:table-cell>
          <table:table-cell office:value-type="float" office:value="8999.359375" calcext:value-type="float">
            <text:p>8999.359375</text:p>
          </table:table-cell>
          <table:table-cell office:value-type="float" office:value="23.690634155396" calcext:value-type="float">
            <text:p>23.69063415539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169997881181" calcext:value-type="float">
            <text:p>19.6169997881181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11.9002991026919" calcext:value-type="float">
            <text:p>11.9002991026919</text:p>
          </table:table-cell>
          <table:table-cell office:value-type="float" office:value="0.989889705882353" calcext:value-type="float">
            <text:p>0.989889705882353</text:p>
          </table:table-cell>
          <table:table-cell office:value-type="float" office:value="1962" calcext:value-type="float">
            <text:p>1962</text:p>
          </table:table-cell>
          <table:table-cell office:value-type="float" office:value="9.95161608342955" calcext:value-type="float">
            <text:p>9.95161608342955</text:p>
          </table:table-cell>
          <table:table-cell office:value-type="float" office:value="1" calcext:value-type="float">
            <text:p>1</text:p>
          </table:table-cell>
          <table:table-cell office:value-type="float" office:value="16167.890625" calcext:value-type="float">
            <text:p>16167.890625</text:p>
          </table:table-cell>
          <table:table-cell office:value-type="float" office:value="23.8441810471886" calcext:value-type="float">
            <text:p>23.8441810471886</text:p>
          </table:table-cell>
          <table:table-cell office:value-type="float" office:value="1" calcext:value-type="float">
            <text:p>1</text:p>
          </table:table-cell>
          <table:table-cell office:value-type="float" office:value="15770.421875" calcext:value-type="float">
            <text:p>15770.421875</text:p>
          </table:table-cell>
          <table:table-cell office:value-type="float" office:value="23.6640672697262" calcext:value-type="float">
            <text:p>23.6640672697262</text:p>
          </table:table-cell>
          <table:table-cell office:value-type="float" office:value="1" calcext:value-type="float">
            <text:p>1</text:p>
          </table:table-cell>
          <table:table-cell office:value-type="float" office:value="13683.125" calcext:value-type="float">
            <text:p>13683.125</text:p>
          </table:table-cell>
          <table:table-cell office:value-type="float" office:value="24.0343997327282" calcext:value-type="float">
            <text:p>24.0343997327282</text:p>
          </table:table-cell>
          <table:table-cell office:value-type="float" office:value="1" calcext:value-type="float">
            <text:p>1</text:p>
          </table:table-cell>
          <table:table-cell office:value-type="float" office:value="12566.21875" calcext:value-type="float">
            <text:p>12566.21875</text:p>
          </table:table-cell>
          <table:table-cell office:value-type="float" office:value="23.7171244257968" calcext:value-type="float">
            <text:p>23.7171244257968</text:p>
          </table:table-cell>
          <table:table-cell office:value-type="float" office:value="1" calcext:value-type="float">
            <text:p>1</text:p>
          </table:table-cell>
          <table:table-cell office:value-type="float" office:value="3635.484375" calcext:value-type="float">
            <text:p>3635.484375</text:p>
          </table:table-cell>
          <table:table-cell office:value-type="float" office:value="23.9026518467606" calcext:value-type="float">
            <text:p>23.9026518467606</text:p>
          </table:table-cell>
          <table:table-cell office:value-type="float" office:value="1" calcext:value-type="float">
            <text:p>1</text:p>
          </table:table-cell>
          <table:table-cell office:value-type="float" office:value="9440.5" calcext:value-type="float">
            <text:p>9440.5</text:p>
          </table:table-cell>
          <table:table-cell office:value-type="float" office:value="23.6625771582954" calcext:value-type="float">
            <text:p>23.6625771582954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19252815697" calcext:value-type="float">
            <text:p>19.86192528156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65625" calcext:value-type="float">
            <text:p>32.265625</text:p>
          </table:table-cell>
          <table:table-cell office:value-type="float" office:value="11.8687651331719" calcext:value-type="float">
            <text:p>11.8687651331719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1964" calcext:value-type="float">
            <text:p>1964</text:p>
          </table:table-cell>
          <table:table-cell office:value-type="float" office:value="10.6338986154502" calcext:value-type="float">
            <text:p>10.6338986154502</text:p>
          </table:table-cell>
          <table:table-cell office:value-type="float" office:value="1" calcext:value-type="float">
            <text:p>1</text:p>
          </table:table-cell>
          <table:table-cell office:value-type="float" office:value="16209.75" calcext:value-type="float">
            <text:p>16209.75</text:p>
          </table:table-cell>
          <table:table-cell office:value-type="float" office:value="23.8855067636572" calcext:value-type="float">
            <text:p>23.8855067636572</text:p>
          </table:table-cell>
          <table:table-cell office:value-type="float" office:value="1" calcext:value-type="float">
            <text:p>1</text:p>
          </table:table-cell>
          <table:table-cell office:value-type="float" office:value="14222.859375" calcext:value-type="float">
            <text:p>14222.859375</text:p>
          </table:table-cell>
          <table:table-cell office:value-type="float" office:value="23.598219043712" calcext:value-type="float">
            <text:p>23.598219043712</text:p>
          </table:table-cell>
          <table:table-cell office:value-type="float" office:value="1" calcext:value-type="float">
            <text:p>1</text:p>
          </table:table-cell>
          <table:table-cell office:value-type="float" office:value="13259.5" calcext:value-type="float">
            <text:p>13259.5</text:p>
          </table:table-cell>
          <table:table-cell office:value-type="float" office:value="23.9740623091394" calcext:value-type="float">
            <text:p>23.9740623091394</text:p>
          </table:table-cell>
          <table:table-cell office:value-type="float" office:value="0.999234068627451" calcext:value-type="float">
            <text:p>0.999234068627451</text:p>
          </table:table-cell>
          <table:table-cell office:value-type="float" office:value="12317.78125" calcext:value-type="float">
            <text:p>12317.78125</text:p>
          </table:table-cell>
          <table:table-cell office:value-type="float" office:value="23.6639391015222" calcext:value-type="float">
            <text:p>23.6639391015222</text:p>
          </table:table-cell>
          <table:table-cell office:value-type="float" office:value="1" calcext:value-type="float">
            <text:p>1</text:p>
          </table:table-cell>
          <table:table-cell office:value-type="float" office:value="3639.1875" calcext:value-type="float">
            <text:p>3639.1875</text:p>
          </table:table-cell>
          <table:table-cell office:value-type="float" office:value="23.5771405197609" calcext:value-type="float">
            <text:p>23.5771405197609</text:p>
          </table:table-cell>
          <table:table-cell office:value-type="float" office:value="1" calcext:value-type="float">
            <text:p>1</text:p>
          </table:table-cell>
          <table:table-cell office:value-type="float" office:value="8966.390625" calcext:value-type="float">
            <text:p>8966.390625</text:p>
          </table:table-cell>
          <table:table-cell office:value-type="float" office:value="23.7071085541619" calcext:value-type="float">
            <text:p>23.7071085541619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64830837244" calcext:value-type="float">
            <text:p>19.86648308372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5" calcext:value-type="float">
            <text:p>34.5</text:p>
          </table:table-cell>
          <table:table-cell office:value-type="float" office:value="12.4361413043478" calcext:value-type="float">
            <text:p>12.4361413043478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2004" calcext:value-type="float">
            <text:p>2004</text:p>
          </table:table-cell>
          <table:table-cell office:value-type="float" office:value="11.2657197473223" calcext:value-type="float">
            <text:p>11.2657197473223</text:p>
          </table:table-cell>
          <table:table-cell office:value-type="float" office:value="1" calcext:value-type="float">
            <text:p>1</text:p>
          </table:table-cell>
          <table:table-cell office:value-type="float" office:value="16180.203125" calcext:value-type="float">
            <text:p>16180.203125</text:p>
          </table:table-cell>
          <table:table-cell office:value-type="float" office:value="23.825370607807" calcext:value-type="float">
            <text:p>23.825370607807</text:p>
          </table:table-cell>
          <table:table-cell office:value-type="float" office:value="1" calcext:value-type="float">
            <text:p>1</text:p>
          </table:table-cell>
          <table:table-cell office:value-type="float" office:value="15065.015625" calcext:value-type="float">
            <text:p>15065.015625</text:p>
          </table:table-cell>
          <table:table-cell office:value-type="float" office:value="23.9522776786276" calcext:value-type="float">
            <text:p>23.9522776786276</text:p>
          </table:table-cell>
          <table:table-cell office:value-type="float" office:value="1" calcext:value-type="float">
            <text:p>1</text:p>
          </table:table-cell>
          <table:table-cell office:value-type="float" office:value="13340.359375" calcext:value-type="float">
            <text:p>13340.359375</text:p>
          </table:table-cell>
          <table:table-cell office:value-type="float" office:value="24.015845661925" calcext:value-type="float">
            <text:p>24.015845661925</text:p>
          </table:table-cell>
          <table:table-cell office:value-type="float" office:value="0.998468137254902" calcext:value-type="float">
            <text:p>0.998468137254902</text:p>
          </table:table-cell>
          <table:table-cell office:value-type="float" office:value="12638.109375" calcext:value-type="float">
            <text:p>12638.109375</text:p>
          </table:table-cell>
          <table:table-cell office:value-type="float" office:value="23.8275355550146" calcext:value-type="float">
            <text:p>23.8275355550146</text:p>
          </table:table-cell>
          <table:table-cell office:value-type="float" office:value="1" calcext:value-type="float">
            <text:p>1</text:p>
          </table:table-cell>
          <table:table-cell office:value-type="float" office:value="3467.796875" calcext:value-type="float">
            <text:p>3467.796875</text:p>
          </table:table-cell>
          <table:table-cell office:value-type="float" office:value="23.5384762055983" calcext:value-type="float">
            <text:p>23.5384762055983</text:p>
          </table:table-cell>
          <table:table-cell office:value-type="float" office:value="1" calcext:value-type="float">
            <text:p>1</text:p>
          </table:table-cell>
          <table:table-cell office:value-type="float" office:value="9026.375" calcext:value-type="float">
            <text:p>9026.375</text:p>
          </table:table-cell>
          <table:table-cell office:value-type="float" office:value="23.9916645649824" calcext:value-type="float">
            <text:p>23.9916645649824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794744358968" calcext:value-type="float">
            <text:p>19.7794744358968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265625" calcext:value-type="float">
            <text:p>34.265625</text:p>
          </table:table-cell>
          <table:table-cell office:value-type="float" office:value="12.6388508891929" calcext:value-type="float">
            <text:p>12.6388508891929</text:p>
          </table:table-cell>
          <table:table-cell office:value-type="float" office:value="0.951133578431373" calcext:value-type="float">
            <text:p>0.951133578431373</text:p>
          </table:table-cell>
          <table:table-cell office:value-type="float" office:value="1947" calcext:value-type="float">
            <text:p>1947</text:p>
          </table:table-cell>
          <table:table-cell office:value-type="float" office:value="9.778715896046" calcext:value-type="float">
            <text:p>9.778715896046</text:p>
          </table:table-cell>
          <table:table-cell office:value-type="float" office:value="1" calcext:value-type="float">
            <text:p>1</text:p>
          </table:table-cell>
          <table:table-cell office:value-type="float" office:value="16030.71875" calcext:value-type="float">
            <text:p>16030.71875</text:p>
          </table:table-cell>
          <table:table-cell office:value-type="float" office:value="23.7557285216896" calcext:value-type="float">
            <text:p>23.7557285216896</text:p>
          </table:table-cell>
          <table:table-cell office:value-type="float" office:value="1" calcext:value-type="float">
            <text:p>1</text:p>
          </table:table-cell>
          <table:table-cell office:value-type="float" office:value="14969.4375" calcext:value-type="float">
            <text:p>14969.4375</text:p>
          </table:table-cell>
          <table:table-cell office:value-type="float" office:value="23.4845619396069" calcext:value-type="float">
            <text:p>23.4845619396069</text:p>
          </table:table-cell>
          <table:table-cell office:value-type="float" office:value="1" calcext:value-type="float">
            <text:p>1</text:p>
          </table:table-cell>
          <table:table-cell office:value-type="float" office:value="12964.578125" calcext:value-type="float">
            <text:p>12964.578125</text:p>
          </table:table-cell>
          <table:table-cell office:value-type="float" office:value="23.9139449855274" calcext:value-type="float">
            <text:p>23.9139449855274</text:p>
          </table:table-cell>
          <table:table-cell office:value-type="float" office:value="1" calcext:value-type="float">
            <text:p>1</text:p>
          </table:table-cell>
          <table:table-cell office:value-type="float" office:value="12955.578125" calcext:value-type="float">
            <text:p>12955.578125</text:p>
          </table:table-cell>
          <table:table-cell office:value-type="float" office:value="23.7861630941234" calcext:value-type="float">
            <text:p>23.7861630941234</text:p>
          </table:table-cell>
          <table:table-cell office:value-type="float" office:value="1" calcext:value-type="float">
            <text:p>1</text:p>
          </table:table-cell>
          <table:table-cell office:value-type="float" office:value="3604.265625" calcext:value-type="float">
            <text:p>3604.265625</text:p>
          </table:table-cell>
          <table:table-cell office:value-type="float" office:value="23.353280012842" calcext:value-type="float">
            <text:p>23.353280012842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9418.25" calcext:value-type="float">
            <text:p>9418.25</text:p>
          </table:table-cell>
          <table:table-cell office:value-type="float" office:value="23.6900677455668" calcext:value-type="float">
            <text:p>23.6900677455668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752422980147" calcext:value-type="float">
            <text:p>19.97524229801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3.0625" calcext:value-type="float">
            <text:p>33.0625</text:p>
          </table:table-cell>
          <table:table-cell office:value-type="float" office:value="12.1984877126654" calcext:value-type="float">
            <text:p>12.1984877126654</text:p>
          </table:table-cell>
          <table:table-cell office:value-type="float" office:value="0.990655637254902" calcext:value-type="float">
            <text:p>0.990655637254902</text:p>
          </table:table-cell>
          <table:table-cell office:value-type="float" office:value="1981" calcext:value-type="float">
            <text:p>1981</text:p>
          </table:table-cell>
          <table:table-cell office:value-type="float" office:value="10.9431269314305" calcext:value-type="float">
            <text:p>10.9431269314305</text:p>
          </table:table-cell>
          <table:table-cell office:value-type="float" office:value="1" calcext:value-type="float">
            <text:p>1</text:p>
          </table:table-cell>
          <table:table-cell office:value-type="float" office:value="16395.453125" calcext:value-type="float">
            <text:p>16395.453125</text:p>
          </table:table-cell>
          <table:table-cell office:value-type="float" office:value="23.8148530849415" calcext:value-type="float">
            <text:p>23.8148530849415</text:p>
          </table:table-cell>
          <table:table-cell office:value-type="float" office:value="1" calcext:value-type="float">
            <text:p>1</text:p>
          </table:table-cell>
          <table:table-cell office:value-type="float" office:value="15169.40625" calcext:value-type="float">
            <text:p>15169.40625</text:p>
          </table:table-cell>
          <table:table-cell office:value-type="float" office:value="23.6227437423176" calcext:value-type="float">
            <text:p>23.6227437423176</text:p>
          </table:table-cell>
          <table:table-cell office:value-type="float" office:value="1" calcext:value-type="float">
            <text:p>1</text:p>
          </table:table-cell>
          <table:table-cell office:value-type="float" office:value="13603.03125" calcext:value-type="float">
            <text:p>13603.03125</text:p>
          </table:table-cell>
          <table:table-cell office:value-type="float" office:value="23.7891872171707" calcext:value-type="float">
            <text:p>23.7891872171707</text:p>
          </table:table-cell>
          <table:table-cell office:value-type="float" office:value="0.999387254901961" calcext:value-type="float">
            <text:p>0.999387254901961</text:p>
          </table:table-cell>
          <table:table-cell office:value-type="float" office:value="12696.171875" calcext:value-type="float">
            <text:p>12696.171875</text:p>
          </table:table-cell>
          <table:table-cell office:value-type="float" office:value="23.6795531719471" calcext:value-type="float">
            <text:p>23.6795531719471</text:p>
          </table:table-cell>
          <table:table-cell office:value-type="float" office:value="1" calcext:value-type="float">
            <text:p>1</text:p>
          </table:table-cell>
          <table:table-cell office:value-type="float" office:value="3424.609375" calcext:value-type="float">
            <text:p>3424.609375</text:p>
          </table:table-cell>
          <table:table-cell office:value-type="float" office:value="23.6129461832142" calcext:value-type="float">
            <text:p>23.6129461832142</text:p>
          </table:table-cell>
          <table:table-cell office:value-type="float" office:value="1" calcext:value-type="float">
            <text:p>1</text:p>
          </table:table-cell>
          <table:table-cell office:value-type="float" office:value="9409.546875" calcext:value-type="float">
            <text:p>9409.546875</text:p>
          </table:table-cell>
          <table:table-cell office:value-type="float" office:value="23.8151445745491" calcext:value-type="float">
            <text:p>23.8151445745491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731406324844" calcext:value-type="float">
            <text:p>19.67314063248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484375" calcext:value-type="float">
            <text:p>34.484375</text:p>
          </table:table-cell>
          <table:table-cell office:value-type="float" office:value="12.5020389669234" calcext:value-type="float">
            <text:p>12.5020389669234</text:p>
          </table:table-cell>
          <table:table-cell office:value-type="float" office:value="0.970741421568627" calcext:value-type="float">
            <text:p>0.970741421568627</text:p>
          </table:table-cell>
          <table:table-cell office:value-type="float" office:value="1846" calcext:value-type="float">
            <text:p>1846</text:p>
          </table:table-cell>
          <table:table-cell office:value-type="float" office:value="10.2078442351975" calcext:value-type="float">
            <text:p>10.2078442351975</text:p>
          </table:table-cell>
          <table:table-cell office:value-type="float" office:value="1" calcext:value-type="float">
            <text:p>1</text:p>
          </table:table-cell>
          <table:table-cell office:value-type="float" office:value="16070.296875" calcext:value-type="float">
            <text:p>16070.296875</text:p>
          </table:table-cell>
          <table:table-cell office:value-type="float" office:value="23.6301847008508" calcext:value-type="float">
            <text:p>23.6301847008508</text:p>
          </table:table-cell>
          <table:table-cell office:value-type="float" office:value="1" calcext:value-type="float">
            <text:p>1</text:p>
          </table:table-cell>
          <table:table-cell office:value-type="float" office:value="15081.9375" calcext:value-type="float">
            <text:p>15081.9375</text:p>
          </table:table-cell>
          <table:table-cell office:value-type="float" office:value="23.7041220328502" calcext:value-type="float">
            <text:p>23.7041220328502</text:p>
          </table:table-cell>
          <table:table-cell office:value-type="float" office:value="1" calcext:value-type="float">
            <text:p>1</text:p>
          </table:table-cell>
          <table:table-cell office:value-type="float" office:value="13204.53125" calcext:value-type="float">
            <text:p>13204.53125</text:p>
          </table:table-cell>
          <table:table-cell office:value-type="float" office:value="23.7150198513351" calcext:value-type="float">
            <text:p>23.7150198513351</text:p>
          </table:table-cell>
          <table:table-cell office:value-type="float" office:value="1" calcext:value-type="float">
            <text:p>1</text:p>
          </table:table-cell>
          <table:table-cell office:value-type="float" office:value="12673.96875" calcext:value-type="float">
            <text:p>12673.96875</text:p>
          </table:table-cell>
          <table:table-cell office:value-type="float" office:value="23.6403491548183" calcext:value-type="float">
            <text:p>23.6403491548183</text:p>
          </table:table-cell>
          <table:table-cell office:value-type="float" office:value="1" calcext:value-type="float">
            <text:p>1</text:p>
          </table:table-cell>
          <table:table-cell office:value-type="float" office:value="3663.234375" calcext:value-type="float">
            <text:p>3663.234375</text:p>
          </table:table-cell>
          <table:table-cell office:value-type="float" office:value="23.3834925323616" calcext:value-type="float">
            <text:p>23.3834925323616</text:p>
          </table:table-cell>
          <table:table-cell office:value-type="float" office:value="1" calcext:value-type="float">
            <text:p>1</text:p>
          </table:table-cell>
          <table:table-cell office:value-type="float" office:value="9173.0625" calcext:value-type="float">
            <text:p>9173.0625</text:p>
          </table:table-cell>
          <table:table-cell office:value-type="float" office:value="23.852619592427" calcext:value-type="float">
            <text:p>23.85261959242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744791604848" calcext:value-type="float">
            <text:p>19.874479160484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5" calcext:value-type="float">
            <text:p>32.25</text:p>
          </table:table-cell>
          <table:table-cell office:value-type="float" office:value="12.9602713178294" calcext:value-type="float">
            <text:p>12.9602713178294</text:p>
          </table:table-cell>
          <table:table-cell office:value-type="float" office:value="0.970894607843137" calcext:value-type="float">
            <text:p>0.970894607843137</text:p>
          </table:table-cell>
          <table:table-cell office:value-type="float" office:value="2146" calcext:value-type="float">
            <text:p>2146</text:p>
          </table:table-cell>
          <table:table-cell office:value-type="float" office:value="10.9023719505982" calcext:value-type="float">
            <text:p>10.9023719505982</text:p>
          </table:table-cell>
          <table:table-cell office:value-type="float" office:value="1" calcext:value-type="float">
            <text:p>1</text:p>
          </table:table-cell>
          <table:table-cell office:value-type="float" office:value="15771.703125" calcext:value-type="float">
            <text:p>15771.703125</text:p>
          </table:table-cell>
          <table:table-cell office:value-type="float" office:value="24.0813918874538" calcext:value-type="float">
            <text:p>24.0813918874538</text:p>
          </table:table-cell>
          <table:table-cell office:value-type="float" office:value="1" calcext:value-type="float">
            <text:p>1</text:p>
          </table:table-cell>
          <table:table-cell office:value-type="float" office:value="15262.46875" calcext:value-type="float">
            <text:p>15262.46875</text:p>
          </table:table-cell>
          <table:table-cell office:value-type="float" office:value="23.6051300455234" calcext:value-type="float">
            <text:p>23.6051300455234</text:p>
          </table:table-cell>
          <table:table-cell office:value-type="float" office:value="1" calcext:value-type="float">
            <text:p>1</text:p>
          </table:table-cell>
          <table:table-cell office:value-type="float" office:value="12816.0625" calcext:value-type="float">
            <text:p>12816.0625</text:p>
          </table:table-cell>
          <table:table-cell office:value-type="float" office:value="23.8045534955551" calcext:value-type="float">
            <text:p>23.8045534955551</text:p>
          </table:table-cell>
          <table:table-cell office:value-type="float" office:value="1" calcext:value-type="float">
            <text:p>1</text:p>
          </table:table-cell>
          <table:table-cell office:value-type="float" office:value="13040.734375" calcext:value-type="float">
            <text:p>13040.734375</text:p>
          </table:table-cell>
          <table:table-cell office:value-type="float" office:value="23.8206569443504" calcext:value-type="float">
            <text:p>23.8206569443504</text:p>
          </table:table-cell>
          <table:table-cell office:value-type="float" office:value="1" calcext:value-type="float">
            <text:p>1</text:p>
          </table:table-cell>
          <table:table-cell office:value-type="float" office:value="3469.484375" calcext:value-type="float">
            <text:p>3469.484375</text:p>
          </table:table-cell>
          <table:table-cell office:value-type="float" office:value="23.516150907534" calcext:value-type="float">
            <text:p>23.516150907534</text:p>
          </table:table-cell>
          <table:table-cell office:value-type="float" office:value="1" calcext:value-type="float">
            <text:p>1</text:p>
          </table:table-cell>
          <table:table-cell office:value-type="float" office:value="9349.453125" calcext:value-type="float">
            <text:p>9349.453125</text:p>
          </table:table-cell>
          <table:table-cell office:value-type="float" office:value="23.8800789233771" calcext:value-type="float">
            <text:p>23.8800789233771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02801503512" calcext:value-type="float">
            <text:p>20.1202801503512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203125" calcext:value-type="float">
            <text:p>35.203125</text:p>
          </table:table-cell>
          <table:table-cell office:value-type="float" office:value="12.5277407900577" calcext:value-type="float">
            <text:p>12.5277407900577</text:p>
          </table:table-cell>
          <table:table-cell office:value-type="float" office:value="0.950520833333333" calcext:value-type="float">
            <text:p>0.950520833333333</text:p>
          </table:table-cell>
          <table:table-cell office:value-type="float" office:value="2016" calcext:value-type="float">
            <text:p>2016</text:p>
          </table:table-cell>
          <table:table-cell office:value-type="float" office:value="10.6323732477851" calcext:value-type="float">
            <text:p>10.6323732477851</text:p>
          </table:table-cell>
          <table:table-cell office:value-type="float" office:value="1" calcext:value-type="float">
            <text:p>1</text:p>
          </table:table-cell>
          <table:table-cell office:value-type="float" office:value="15365.515625" calcext:value-type="float">
            <text:p>15365.515625</text:p>
          </table:table-cell>
          <table:table-cell office:value-type="float" office:value="24.1381232129926" calcext:value-type="float">
            <text:p>24.1381232129926</text:p>
          </table:table-cell>
          <table:table-cell office:value-type="float" office:value="1" calcext:value-type="float">
            <text:p>1</text:p>
          </table:table-cell>
          <table:table-cell office:value-type="float" office:value="15260" calcext:value-type="float">
            <text:p>15260</text:p>
          </table:table-cell>
          <table:table-cell office:value-type="float" office:value="23.7150949642374" calcext:value-type="float">
            <text:p>23.7150949642374</text:p>
          </table:table-cell>
          <table:table-cell office:value-type="float" office:value="1" calcext:value-type="float">
            <text:p>1</text:p>
          </table:table-cell>
          <table:table-cell office:value-type="float" office:value="13376.1875" calcext:value-type="float">
            <text:p>13376.1875</text:p>
          </table:table-cell>
          <table:table-cell office:value-type="float" office:value="23.9115603866921" calcext:value-type="float">
            <text:p>23.9115603866921</text:p>
          </table:table-cell>
          <table:table-cell office:value-type="float" office:value="1" calcext:value-type="float">
            <text:p>1</text:p>
          </table:table-cell>
          <table:table-cell office:value-type="float" office:value="12546.984375" calcext:value-type="float">
            <text:p>12546.984375</text:p>
          </table:table-cell>
          <table:table-cell office:value-type="float" office:value="23.6391305653357" calcext:value-type="float">
            <text:p>23.6391305653357</text:p>
          </table:table-cell>
          <table:table-cell office:value-type="float" office:value="1" calcext:value-type="float">
            <text:p>1</text:p>
          </table:table-cell>
          <table:table-cell office:value-type="float" office:value="3657.1875" calcext:value-type="float">
            <text:p>3657.1875</text:p>
          </table:table-cell>
          <table:table-cell office:value-type="float" office:value="23.4957137025656" calcext:value-type="float">
            <text:p>23.4957137025656</text:p>
          </table:table-cell>
          <table:table-cell office:value-type="float" office:value="1" calcext:value-type="float">
            <text:p>1</text:p>
          </table:table-cell>
          <table:table-cell office:value-type="float" office:value="9423.15625" calcext:value-type="float">
            <text:p>9423.15625</text:p>
          </table:table-cell>
          <table:table-cell office:value-type="float" office:value="23.6673177864737" calcext:value-type="float">
            <text:p>23.6673177864737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925757110402" calcext:value-type="float">
            <text:p>20.0925757110402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40.859375" calcext:value-type="float">
            <text:p>40.859375</text:p>
          </table:table-cell>
          <table:table-cell office:value-type="float" office:value="14.2428298279159" calcext:value-type="float">
            <text:p>14.2428298279159</text:p>
          </table:table-cell>
          <table:table-cell office:value-type="float" office:value="0.950980392156863" calcext:value-type="float">
            <text:p>0.950980392156863</text:p>
          </table:table-cell>
          <table:table-cell office:value-type="float" office:value="1851" calcext:value-type="float">
            <text:p>1851</text:p>
          </table:table-cell>
          <table:table-cell office:value-type="float" office:value="9.80167603144226" calcext:value-type="float">
            <text:p>9.80167603144226</text:p>
          </table:table-cell>
          <table:table-cell office:value-type="float" office:value="1" calcext:value-type="float">
            <text:p>1</text:p>
          </table:table-cell>
          <table:table-cell office:value-type="float" office:value="16248.046875" calcext:value-type="float">
            <text:p>16248.046875</text:p>
          </table:table-cell>
          <table:table-cell office:value-type="float" office:value="23.9749742295473" calcext:value-type="float">
            <text:p>23.9749742295473</text:p>
          </table:table-cell>
          <table:table-cell office:value-type="float" office:value="1" calcext:value-type="float">
            <text:p>1</text:p>
          </table:table-cell>
          <table:table-cell office:value-type="float" office:value="15439.328125" calcext:value-type="float">
            <text:p>15439.328125</text:p>
          </table:table-cell>
          <table:table-cell office:value-type="float" office:value="23.7222086289572" calcext:value-type="float">
            <text:p>23.7222086289572</text:p>
          </table:table-cell>
          <table:table-cell office:value-type="float" office:value="1" calcext:value-type="float">
            <text:p>1</text:p>
          </table:table-cell>
          <table:table-cell office:value-type="float" office:value="13109.65625" calcext:value-type="float">
            <text:p>13109.65625</text:p>
          </table:table-cell>
          <table:table-cell office:value-type="float" office:value="23.8565334567271" calcext:value-type="float">
            <text:p>23.8565334567271</text:p>
          </table:table-cell>
          <table:table-cell office:value-type="float" office:value="1" calcext:value-type="float">
            <text:p>1</text:p>
          </table:table-cell>
          <table:table-cell office:value-type="float" office:value="12756.078125" calcext:value-type="float">
            <text:p>12756.078125</text:p>
          </table:table-cell>
          <table:table-cell office:value-type="float" office:value="23.85122459444" calcext:value-type="float">
            <text:p>23.85122459444</text:p>
          </table:table-cell>
          <table:table-cell office:value-type="float" office:value="1" calcext:value-type="float">
            <text:p>1</text:p>
          </table:table-cell>
          <table:table-cell office:value-type="float" office:value="3614.9375" calcext:value-type="float">
            <text:p>3614.9375</text:p>
          </table:table-cell>
          <table:table-cell office:value-type="float" office:value="23.5599691883854" calcext:value-type="float">
            <text:p>23.5599691883854</text:p>
          </table:table-cell>
          <table:table-cell office:value-type="float" office:value="1" calcext:value-type="float">
            <text:p>1</text:p>
          </table:table-cell>
          <table:table-cell office:value-type="float" office:value="9173.09375" calcext:value-type="float">
            <text:p>9173.09375</text:p>
          </table:table-cell>
          <table:table-cell office:value-type="float" office:value="23.9039156062778" calcext:value-type="float">
            <text:p>23.903915606277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9264594973541" calcext:value-type="float">
            <text:p>41.9264594973541</text:p>
          </table:table-cell>
          <table:table-cell office:value-type="float" office:value="0.92" calcext:value-type="float">
            <text:p>0.92</text:p>
          </table:table-cell>
          <table:table-cell office:value-type="float" office:value="26.34375" calcext:value-type="float">
            <text:p>26.34375</text:p>
          </table:table-cell>
          <table:table-cell office:value-type="float" office:value="34.4833926453143" calcext:value-type="float">
            <text:p>34.4833926453143</text:p>
          </table:table-cell>
          <table:table-cell office:value-type="float" office:value="0.9" calcext:value-type="float">
            <text:p>0.9</text:p>
          </table:table-cell>
          <table:table-cell office:value-type="float" office:value="1291" calcext:value-type="float">
            <text:p>1291</text:p>
          </table:table-cell>
          <table:table-cell office:value-type="float" office:value="25.2774993280466" calcext:value-type="float">
            <text:p>25.2774993280466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9874.125" calcext:value-type="float">
            <text:p>19874.125</text:p>
          </table:table-cell>
          <table:table-cell office:value-type="float" office:value="43.0137079516345" calcext:value-type="float">
            <text:p>43.0137079516345</text:p>
          </table:table-cell>
          <table:table-cell office:value-type="float" office:value="0.945" calcext:value-type="float">
            <text:p>0.945</text:p>
          </table:table-cell>
          <table:table-cell office:value-type="float" office:value="19484.46875" calcext:value-type="float">
            <text:p>19484.46875</text:p>
          </table:table-cell>
          <table:table-cell office:value-type="float" office:value="45.05450309478" calcext:value-type="float">
            <text:p>45.05450309478</text:p>
          </table:table-cell>
          <table:table-cell office:value-type="float" office:value="0.9046875" calcext:value-type="float">
            <text:p>0.9046875</text:p>
          </table:table-cell>
          <table:table-cell office:value-type="float" office:value="15926.25" calcext:value-type="float">
            <text:p>15926.25</text:p>
          </table:table-cell>
          <table:table-cell office:value-type="float" office:value="44.7785325907204" calcext:value-type="float">
            <text:p>44.7785325907204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16089.25" calcext:value-type="float">
            <text:p>16089.25</text:p>
          </table:table-cell>
          <table:table-cell office:value-type="float" office:value="44.7783203882996" calcext:value-type="float">
            <text:p>44.7783203882996</text:p>
          </table:table-cell>
          <table:table-cell office:value-type="float" office:value="0.9978125" calcext:value-type="float">
            <text:p>0.9978125</text:p>
          </table:table-cell>
          <table:table-cell office:value-type="float" office:value="3243.171875" calcext:value-type="float">
            <text:p>3243.171875</text:p>
          </table:table-cell>
          <table:table-cell office:value-type="float" office:value="45.6668336064789" calcext:value-type="float">
            <text:p>45.6668336064789</text:p>
          </table:table-cell>
          <table:table-cell office:value-type="float" office:value="0.9440625" calcext:value-type="float">
            <text:p>0.9440625</text:p>
          </table:table-cell>
          <table:table-cell office:value-type="float" office:value="8251.5625" calcext:value-type="float">
            <text:p>8251.5625</text:p>
          </table:table-cell>
          <table:table-cell office:value-type="float" office:value="46.0281348984768" calcext:value-type="float">
            <text:p>46.0281348984768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473019508521" calcext:value-type="float">
            <text:p>41.6473019508521</text:p>
          </table:table-cell>
          <table:table-cell office:value-type="float" office:value="0.92" calcext:value-type="float">
            <text:p>0.92</text:p>
          </table:table-cell>
          <table:table-cell office:value-type="float" office:value="26.46875" calcext:value-type="float">
            <text:p>26.46875</text:p>
          </table:table-cell>
          <table:table-cell office:value-type="float" office:value="34.1948051948052" calcext:value-type="float">
            <text:p>34.1948051948052</text:p>
          </table:table-cell>
          <table:table-cell office:value-type="float" office:value="0.8221875" calcext:value-type="float">
            <text:p>0.8221875</text:p>
          </table:table-cell>
          <table:table-cell office:value-type="float" office:value="1342" calcext:value-type="float">
            <text:p>1342</text:p>
          </table:table-cell>
          <table:table-cell office:value-type="float" office:value="24.1748532560513" calcext:value-type="float">
            <text:p>24.1748532560513</text:p>
          </table:table-cell>
          <table:table-cell office:value-type="float" office:value="0.851875" calcext:value-type="float">
            <text:p>0.851875</text:p>
          </table:table-cell>
          <table:table-cell office:value-type="float" office:value="19713.453125" calcext:value-type="float">
            <text:p>19713.453125</text:p>
          </table:table-cell>
          <table:table-cell office:value-type="float" office:value="42.9619327964993" calcext:value-type="float">
            <text:p>42.9619327964993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9549.328125" calcext:value-type="float">
            <text:p>19549.328125</text:p>
          </table:table-cell>
          <table:table-cell office:value-type="float" office:value="44.6625753496914" calcext:value-type="float">
            <text:p>44.6625753496914</text:p>
          </table:table-cell>
          <table:table-cell office:value-type="float" office:value="0.8665625" calcext:value-type="float">
            <text:p>0.8665625</text:p>
          </table:table-cell>
          <table:table-cell office:value-type="float" office:value="16912.421875" calcext:value-type="float">
            <text:p>16912.421875</text:p>
          </table:table-cell>
          <table:table-cell office:value-type="float" office:value="44.360809623402" calcext:value-type="float">
            <text:p>44.360809623402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15774.53125" calcext:value-type="float">
            <text:p>15774.53125</text:p>
          </table:table-cell>
          <table:table-cell office:value-type="float" office:value="45.7880299883935" calcext:value-type="float">
            <text:p>45.7880299883935</text:p>
          </table:table-cell>
          <table:table-cell office:value-type="float" office:value="1" calcext:value-type="float">
            <text:p>1</text:p>
          </table:table-cell>
          <table:table-cell office:value-type="float" office:value="3204.609375" calcext:value-type="float">
            <text:p>3204.609375</text:p>
          </table:table-cell>
          <table:table-cell office:value-type="float" office:value="47.1357556600408" calcext:value-type="float">
            <text:p>47.1357556600408</text:p>
          </table:table-cell>
          <table:table-cell office:value-type="float" office:value="0.9728125" calcext:value-type="float">
            <text:p>0.9728125</text:p>
          </table:table-cell>
          <table:table-cell office:value-type="float" office:value="8229.28125" calcext:value-type="float">
            <text:p>8229.28125</text:p>
          </table:table-cell>
          <table:table-cell office:value-type="float" office:value="46.5622104687325" calcext:value-type="float">
            <text:p>46.562210468732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7608267520394" calcext:value-type="float">
            <text:p>40.7608267520394</text:p>
          </table:table-cell>
          <table:table-cell office:value-type="float" office:value="0.76" calcext:value-type="float">
            <text:p>0.76</text:p>
          </table:table-cell>
          <table:table-cell office:value-type="float" office:value="22.625" calcext:value-type="float">
            <text:p>22.625</text:p>
          </table:table-cell>
          <table:table-cell office:value-type="float" office:value="32.503453038674" calcext:value-type="float">
            <text:p>32.503453038674</text:p>
          </table:table-cell>
          <table:table-cell office:value-type="float" office:value="0.8409375" calcext:value-type="float">
            <text:p>0.8409375</text:p>
          </table:table-cell>
          <table:table-cell office:value-type="float" office:value="1578" calcext:value-type="float">
            <text:p>1578</text:p>
          </table:table-cell>
          <table:table-cell office:value-type="float" office:value="29.739854519222" calcext:value-type="float">
            <text:p>29.739854519222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19951.96875" calcext:value-type="float">
            <text:p>19951.96875</text:p>
          </table:table-cell>
          <table:table-cell office:value-type="float" office:value="43.528570625756" calcext:value-type="float">
            <text:p>43.528570625756</text:p>
          </table:table-cell>
          <table:table-cell office:value-type="float" office:value="0.9278125" calcext:value-type="float">
            <text:p>0.9278125</text:p>
          </table:table-cell>
          <table:table-cell office:value-type="float" office:value="18697.75" calcext:value-type="float">
            <text:p>18697.75</text:p>
          </table:table-cell>
          <table:table-cell office:value-type="float" office:value="45.8594796090958" calcext:value-type="float">
            <text:p>45.8594796090958</text:p>
          </table:table-cell>
          <table:table-cell office:value-type="float" office:value="0.9115625" calcext:value-type="float">
            <text:p>0.9115625</text:p>
          </table:table-cell>
          <table:table-cell office:value-type="float" office:value="16793.796875" calcext:value-type="float">
            <text:p>16793.796875</text:p>
          </table:table-cell>
          <table:table-cell office:value-type="float" office:value="44.4493601065794" calcext:value-type="float">
            <text:p>44.4493601065794</text:p>
          </table:table-cell>
          <table:table-cell office:value-type="float" office:value="0.9415625" calcext:value-type="float">
            <text:p>0.9415625</text:p>
          </table:table-cell>
          <table:table-cell office:value-type="float" office:value="15942.1875" calcext:value-type="float">
            <text:p>15942.1875</text:p>
          </table:table-cell>
          <table:table-cell office:value-type="float" office:value="46.004307603094" calcext:value-type="float">
            <text:p>46.004307603094</text:p>
          </table:table-cell>
          <table:table-cell office:value-type="float" office:value="0.9996875" calcext:value-type="float">
            <text:p>0.9996875</text:p>
          </table:table-cell>
          <table:table-cell office:value-type="float" office:value="3402.796875" calcext:value-type="float">
            <text:p>3402.796875</text:p>
          </table:table-cell>
          <table:table-cell office:value-type="float" office:value="45.9796133774193" calcext:value-type="float">
            <text:p>45.9796133774193</text:p>
          </table:table-cell>
          <table:table-cell office:value-type="float" office:value="0.9659375" calcext:value-type="float">
            <text:p>0.9659375</text:p>
          </table:table-cell>
          <table:table-cell office:value-type="float" office:value="8202.015625" calcext:value-type="float">
            <text:p>8202.015625</text:p>
          </table:table-cell>
          <table:table-cell office:value-type="float" office:value="46.3731652217608" calcext:value-type="float">
            <text:p>46.3731652217608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912598866229" calcext:value-type="float">
            <text:p>40.8912598866229</text:p>
          </table:table-cell>
          <table:table-cell office:value-type="float" office:value="0.88" calcext:value-type="float">
            <text:p>0.88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29.4620550705172" calcext:value-type="float">
            <text:p>29.4620550705172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1400" calcext:value-type="float">
            <text:p>1400</text:p>
          </table:table-cell>
          <table:table-cell office:value-type="float" office:value="26.4454219089447" calcext:value-type="float">
            <text:p>26.4454219089447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9750.796875" calcext:value-type="float">
            <text:p>19750.796875</text:p>
          </table:table-cell>
          <table:table-cell office:value-type="float" office:value="42.9560480695427" calcext:value-type="float">
            <text:p>42.9560480695427</text:p>
          </table:table-cell>
          <table:table-cell office:value-type="float" office:value="0.9065625" calcext:value-type="float">
            <text:p>0.9065625</text:p>
          </table:table-cell>
          <table:table-cell office:value-type="float" office:value="19104.859375" calcext:value-type="float">
            <text:p>19104.859375</text:p>
          </table:table-cell>
          <table:table-cell office:value-type="float" office:value="45.2813709935369" calcext:value-type="float">
            <text:p>45.2813709935369</text:p>
          </table:table-cell>
          <table:table-cell office:value-type="float" office:value="0.8965625" calcext:value-type="float">
            <text:p>0.8965625</text:p>
          </table:table-cell>
          <table:table-cell office:value-type="float" office:value="16397.4375" calcext:value-type="float">
            <text:p>16397.4375</text:p>
          </table:table-cell>
          <table:table-cell office:value-type="float" office:value="44.3807368279628" calcext:value-type="float">
            <text:p>44.3807368279628</text:p>
          </table:table-cell>
          <table:table-cell office:value-type="float" office:value="0.935625" calcext:value-type="float">
            <text:p>0.935625</text:p>
          </table:table-cell>
          <table:table-cell office:value-type="float" office:value="16218.28125" calcext:value-type="float">
            <text:p>16218.28125</text:p>
          </table:table-cell>
          <table:table-cell office:value-type="float" office:value="46.0619069759131" calcext:value-type="float">
            <text:p>46.0619069759131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3370.75" calcext:value-type="float">
            <text:p>3370.75</text:p>
          </table:table-cell>
          <table:table-cell office:value-type="float" office:value="46.9940121732638" calcext:value-type="float">
            <text:p>46.9940121732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7747.3125" calcext:value-type="float">
            <text:p>7747.3125</text:p>
          </table:table-cell>
          <table:table-cell office:value-type="float" office:value="46.2171516568421" calcext:value-type="float">
            <text:p>46.2171516568421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125905613414" calcext:value-type="float">
            <text:p>41.7125905613414</text:p>
          </table:table-cell>
          <table:table-cell office:value-type="float" office:value="0.86" calcext:value-type="float">
            <text:p>0.86</text:p>
          </table:table-cell>
          <table:table-cell office:value-type="float" office:value="20.28125" calcext:value-type="float">
            <text:p>20.28125</text:p>
          </table:table-cell>
          <table:table-cell office:value-type="float" office:value="27.8258859784284" calcext:value-type="float">
            <text:p>27.8258859784284</text:p>
          </table:table-cell>
          <table:table-cell office:value-type="float" office:value="0.899375" calcext:value-type="float">
            <text:p>0.899375</text:p>
          </table:table-cell>
          <table:table-cell office:value-type="float" office:value="1328" calcext:value-type="float">
            <text:p>1328</text:p>
          </table:table-cell>
          <table:table-cell office:value-type="float" office:value="24.1887472644069" calcext:value-type="float">
            <text:p>24.1887472644069</text:p>
          </table:table-cell>
          <table:table-cell office:value-type="float" office:value="0.9328125" calcext:value-type="float">
            <text:p>0.9328125</text:p>
          </table:table-cell>
          <table:table-cell office:value-type="float" office:value="19666.578125" calcext:value-type="float">
            <text:p>19666.578125</text:p>
          </table:table-cell>
          <table:table-cell office:value-type="float" office:value="43.3314097484118" calcext:value-type="float">
            <text:p>43.3314097484118</text:p>
          </table:table-cell>
          <table:table-cell office:value-type="float" office:value="0.8503125" calcext:value-type="float">
            <text:p>0.8503125</text:p>
          </table:table-cell>
          <table:table-cell office:value-type="float" office:value="19903.09375" calcext:value-type="float">
            <text:p>19903.09375</text:p>
          </table:table-cell>
          <table:table-cell office:value-type="float" office:value="44.7822801339216" calcext:value-type="float">
            <text:p>44.7822801339216</text:p>
          </table:table-cell>
          <table:table-cell office:value-type="float" office:value="0.9478125" calcext:value-type="float">
            <text:p>0.9478125</text:p>
          </table:table-cell>
          <table:table-cell office:value-type="float" office:value="16874.5625" calcext:value-type="float">
            <text:p>16874.5625</text:p>
          </table:table-cell>
          <table:table-cell office:value-type="float" office:value="43.6931999507069" calcext:value-type="float">
            <text:p>43.6931999507069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6169.765625" calcext:value-type="float">
            <text:p>16169.765625</text:p>
          </table:table-cell>
          <table:table-cell office:value-type="float" office:value="46.1863234832814" calcext:value-type="float">
            <text:p>46.1863234832814</text:p>
          </table:table-cell>
          <table:table-cell office:value-type="float" office:value="0.995" calcext:value-type="float">
            <text:p>0.995</text:p>
          </table:table-cell>
          <table:table-cell office:value-type="float" office:value="3497.5" calcext:value-type="float">
            <text:p>3497.5</text:p>
          </table:table-cell>
          <table:table-cell office:value-type="float" office:value="46.4562757339526" calcext:value-type="float">
            <text:p>46.4562757339526</text:p>
          </table:table-cell>
          <table:table-cell office:value-type="float" office:value="0.985" calcext:value-type="float">
            <text:p>0.985</text:p>
          </table:table-cell>
          <table:table-cell office:value-type="float" office:value="7778.21875" calcext:value-type="float">
            <text:p>7778.21875</text:p>
          </table:table-cell>
          <table:table-cell office:value-type="float" office:value="46.6478764514972" calcext:value-type="float">
            <text:p>46.64787645149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226345375982" calcext:value-type="float">
            <text:p>41.3226345375982</text:p>
          </table:table-cell>
          <table:table-cell office:value-type="float" office:value="0.82" calcext:value-type="float">
            <text:p>0.82</text:p>
          </table:table-cell>
          <table:table-cell office:value-type="float" office:value="22.765625" calcext:value-type="float">
            <text:p>22.765625</text:p>
          </table:table-cell>
          <table:table-cell office:value-type="float" office:value="29.4543582704187" calcext:value-type="float">
            <text:p>29.4543582704187</text:p>
          </table:table-cell>
          <table:table-cell office:value-type="float" office:value="0.94" calcext:value-type="float">
            <text:p>0.94</text:p>
          </table:table-cell>
          <table:table-cell office:value-type="float" office:value="1324" calcext:value-type="float">
            <text:p>1324</text:p>
          </table:table-cell>
          <table:table-cell office:value-type="float" office:value="25.887060092934" calcext:value-type="float">
            <text:p>25.887060092934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20007.96875" calcext:value-type="float">
            <text:p>20007.96875</text:p>
          </table:table-cell>
          <table:table-cell office:value-type="float" office:value="42.7990335461406" calcext:value-type="float">
            <text:p>42.7990335461406</text:p>
          </table:table-cell>
          <table:table-cell office:value-type="float" office:value="0.8628125" calcext:value-type="float">
            <text:p>0.8628125</text:p>
          </table:table-cell>
          <table:table-cell office:value-type="float" office:value="19717.9375" calcext:value-type="float">
            <text:p>19717.9375</text:p>
          </table:table-cell>
          <table:table-cell office:value-type="float" office:value="45.1761928961949" calcext:value-type="float">
            <text:p>45.1761928961949</text:p>
          </table:table-cell>
          <table:table-cell office:value-type="float" office:value="0.93875" calcext:value-type="float">
            <text:p>0.93875</text:p>
          </table:table-cell>
          <table:table-cell office:value-type="float" office:value="16030.875" calcext:value-type="float">
            <text:p>16030.875</text:p>
          </table:table-cell>
          <table:table-cell office:value-type="float" office:value="44.6987020941144" calcext:value-type="float">
            <text:p>44.6987020941144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6169.328125" calcext:value-type="float">
            <text:p>16169.328125</text:p>
          </table:table-cell>
          <table:table-cell office:value-type="float" office:value="45.4719105674445" calcext:value-type="float">
            <text:p>45.4719105674445</text:p>
          </table:table-cell>
          <table:table-cell office:value-type="float" office:value="1" calcext:value-type="float">
            <text:p>1</text:p>
          </table:table-cell>
          <table:table-cell office:value-type="float" office:value="3306.125" calcext:value-type="float">
            <text:p>3306.125</text:p>
          </table:table-cell>
          <table:table-cell office:value-type="float" office:value="46.2365774581238" calcext:value-type="float">
            <text:p>46.2365774581238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65.390625" calcext:value-type="float">
            <text:p>7865.390625</text:p>
          </table:table-cell>
          <table:table-cell office:value-type="float" office:value="46.3890689621325" calcext:value-type="float">
            <text:p>46.3890689621325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483302601396" calcext:value-type="float">
            <text:p>41.2483302601396</text:p>
          </table:table-cell>
          <table:table-cell office:value-type="float" office:value="0.82" calcext:value-type="float">
            <text:p>0.82</text:p>
          </table:table-cell>
          <table:table-cell office:value-type="float" office:value="26.859375" calcext:value-type="float">
            <text:p>26.859375</text:p>
          </table:table-cell>
          <table:table-cell office:value-type="float" office:value="33.9773123909249" calcext:value-type="float">
            <text:p>33.9773123909249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382" calcext:value-type="float">
            <text:p>1382</text:p>
          </table:table-cell>
          <table:table-cell office:value-type="float" office:value="26.5812327372276" calcext:value-type="float">
            <text:p>26.5812327372276</text:p>
          </table:table-cell>
          <table:table-cell office:value-type="float" office:value="0.8909375" calcext:value-type="float">
            <text:p>0.8909375</text:p>
          </table:table-cell>
          <table:table-cell office:value-type="float" office:value="18995.671875" calcext:value-type="float">
            <text:p>18995.671875</text:p>
          </table:table-cell>
          <table:table-cell office:value-type="float" office:value="44.2016327276421" calcext:value-type="float">
            <text:p>44.2016327276421</text:p>
          </table:table-cell>
          <table:table-cell office:value-type="float" office:value="0.8784375" calcext:value-type="float">
            <text:p>0.8784375</text:p>
          </table:table-cell>
          <table:table-cell office:value-type="float" office:value="20009.046875" calcext:value-type="float">
            <text:p>20009.046875</text:p>
          </table:table-cell>
          <table:table-cell office:value-type="float" office:value="44.5557118303698" calcext:value-type="float">
            <text:p>44.5557118303698</text:p>
          </table:table-cell>
          <table:table-cell office:value-type="float" office:value="0.866875" calcext:value-type="float">
            <text:p>0.866875</text:p>
          </table:table-cell>
          <table:table-cell office:value-type="float" office:value="15882.3125" calcext:value-type="float">
            <text:p>15882.3125</text:p>
          </table:table-cell>
          <table:table-cell office:value-type="float" office:value="44.7605904426837" calcext:value-type="float">
            <text:p>44.7605904426837</text:p>
          </table:table-cell>
          <table:table-cell office:value-type="float" office:value="0.9128125" calcext:value-type="float">
            <text:p>0.9128125</text:p>
          </table:table-cell>
          <table:table-cell office:value-type="float" office:value="16098.96875" calcext:value-type="float">
            <text:p>16098.96875</text:p>
          </table:table-cell>
          <table:table-cell office:value-type="float" office:value="45.3889386038783" calcext:value-type="float">
            <text:p>45.3889386038783</text:p>
          </table:table-cell>
          <table:table-cell office:value-type="float" office:value="1" calcext:value-type="float">
            <text:p>1</text:p>
          </table:table-cell>
          <table:table-cell office:value-type="float" office:value="3047.9375" calcext:value-type="float">
            <text:p>3047.9375</text:p>
          </table:table-cell>
          <table:table-cell office:value-type="float" office:value="47.1402669721744" calcext:value-type="float">
            <text:p>47.1402669721744</text:p>
          </table:table-cell>
          <table:table-cell office:value-type="float" office:value="0.9521875" calcext:value-type="float">
            <text:p>0.9521875</text:p>
          </table:table-cell>
          <table:table-cell office:value-type="float" office:value="8042.890625" calcext:value-type="float">
            <text:p>8042.890625</text:p>
          </table:table-cell>
          <table:table-cell office:value-type="float" office:value="46.6911473468922" calcext:value-type="float">
            <text:p>46.6911473468922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6877657300209" calcext:value-type="float">
            <text:p>40.6877657300209</text:p>
          </table:table-cell>
          <table:table-cell office:value-type="float" office:value="0.86" calcext:value-type="float">
            <text:p>0.86</text:p>
          </table:table-cell>
          <table:table-cell office:value-type="float" office:value="29.34375" calcext:value-type="float">
            <text:p>29.34375</text:p>
          </table:table-cell>
          <table:table-cell office:value-type="float" office:value="33.7939297124601" calcext:value-type="float">
            <text:p>33.7939297124601</text:p>
          </table:table-cell>
          <table:table-cell office:value-type="float" office:value="0.8190625" calcext:value-type="float">
            <text:p>0.8190625</text:p>
          </table:table-cell>
          <table:table-cell office:value-type="float" office:value="1725" calcext:value-type="float">
            <text:p>1725</text:p>
          </table:table-cell>
          <table:table-cell office:value-type="float" office:value="29.0589351713496" calcext:value-type="float">
            <text:p>29.0589351713496</text:p>
          </table:table-cell>
          <table:table-cell office:value-type="float" office:value="0.9353125" calcext:value-type="float">
            <text:p>0.9353125</text:p>
          </table:table-cell>
          <table:table-cell office:value-type="float" office:value="19853.59375" calcext:value-type="float">
            <text:p>19853.59375</text:p>
          </table:table-cell>
          <table:table-cell office:value-type="float" office:value="43.7538549781006" calcext:value-type="float">
            <text:p>43.7538549781006</text:p>
          </table:table-cell>
          <table:table-cell office:value-type="float" office:value="0.9246875" calcext:value-type="float">
            <text:p>0.9246875</text:p>
          </table:table-cell>
          <table:table-cell office:value-type="float" office:value="19214.4375" calcext:value-type="float">
            <text:p>19214.4375</text:p>
          </table:table-cell>
          <table:table-cell office:value-type="float" office:value="45.7890924150785" calcext:value-type="float">
            <text:p>45.7890924150785</text:p>
          </table:table-cell>
          <table:table-cell office:value-type="float" office:value="0.9259375" calcext:value-type="float">
            <text:p>0.9259375</text:p>
          </table:table-cell>
          <table:table-cell office:value-type="float" office:value="16733.625" calcext:value-type="float">
            <text:p>16733.625</text:p>
          </table:table-cell>
          <table:table-cell office:value-type="float" office:value="44.6583578032794" calcext:value-type="float">
            <text:p>44.6583578032794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6120.96875" calcext:value-type="float">
            <text:p>16120.96875</text:p>
          </table:table-cell>
          <table:table-cell office:value-type="float" office:value="45.7481531194357" calcext:value-type="float">
            <text:p>45.7481531194357</text:p>
          </table:table-cell>
          <table:table-cell office:value-type="float" office:value="0.998125" calcext:value-type="float">
            <text:p>0.998125</text:p>
          </table:table-cell>
          <table:table-cell office:value-type="float" office:value="3305.09375" calcext:value-type="float">
            <text:p>3305.09375</text:p>
          </table:table-cell>
          <table:table-cell office:value-type="float" office:value="46.6523174302367" calcext:value-type="float">
            <text:p>46.6523174302367</text:p>
          </table:table-cell>
          <table:table-cell office:value-type="float" office:value="0.9578125" calcext:value-type="float">
            <text:p>0.9578125</text:p>
          </table:table-cell>
          <table:table-cell office:value-type="float" office:value="8185.4375" calcext:value-type="float">
            <text:p>8185.4375</text:p>
          </table:table-cell>
          <table:table-cell office:value-type="float" office:value="46.0627601693296" calcext:value-type="float">
            <text:p>46.0627601693296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1100296951721" calcext:value-type="float">
            <text:p>41.1100296951721</text:p>
          </table:table-cell>
          <table:table-cell office:value-type="float" office:value="0.9" calcext:value-type="float">
            <text:p>0.9</text:p>
          </table:table-cell>
          <table:table-cell office:value-type="float" office:value="22.15625" calcext:value-type="float">
            <text:p>22.15625</text:p>
          </table:table-cell>
          <table:table-cell office:value-type="float" office:value="28.9654442877292" calcext:value-type="float">
            <text:p>28.9654442877292</text:p>
          </table:table-cell>
          <table:table-cell office:value-type="float" office:value="0.8596875" calcext:value-type="float">
            <text:p>0.8596875</text:p>
          </table:table-cell>
          <table:table-cell office:value-type="float" office:value="1557" calcext:value-type="float">
            <text:p>1557</text:p>
          </table:table-cell>
          <table:table-cell office:value-type="float" office:value="25.9020034232975" calcext:value-type="float">
            <text:p>25.9020034232975</text:p>
          </table:table-cell>
          <table:table-cell office:value-type="float" office:value="0.8803125" calcext:value-type="float">
            <text:p>0.8803125</text:p>
          </table:table-cell>
          <table:table-cell office:value-type="float" office:value="19357.609375" calcext:value-type="float">
            <text:p>19357.609375</text:p>
          </table:table-cell>
          <table:table-cell office:value-type="float" office:value="43.736565515071" calcext:value-type="float">
            <text:p>43.736565515071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19306.90625" calcext:value-type="float">
            <text:p>19306.90625</text:p>
          </table:table-cell>
          <table:table-cell office:value-type="float" office:value="45.7731436413851" calcext:value-type="float">
            <text:p>45.7731436413851</text:p>
          </table:table-cell>
          <table:table-cell office:value-type="float" office:value="0.8846875" calcext:value-type="float">
            <text:p>0.8846875</text:p>
          </table:table-cell>
          <table:table-cell office:value-type="float" office:value="16197.203125" calcext:value-type="float">
            <text:p>16197.203125</text:p>
          </table:table-cell>
          <table:table-cell office:value-type="float" office:value="43.9590832861175" calcext:value-type="float">
            <text:p>43.9590832861175</text:p>
          </table:table-cell>
          <table:table-cell office:value-type="float" office:value="0.9321875" calcext:value-type="float">
            <text:p>0.9321875</text:p>
          </table:table-cell>
          <table:table-cell office:value-type="float" office:value="15693.125" calcext:value-type="float">
            <text:p>15693.125</text:p>
          </table:table-cell>
          <table:table-cell office:value-type="float" office:value="46.442071463989" calcext:value-type="float">
            <text:p>46.442071463989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3185.359375" calcext:value-type="float">
            <text:p>3185.359375</text:p>
          </table:table-cell>
          <table:table-cell office:value-type="float" office:value="46.7967334117085" calcext:value-type="float">
            <text:p>46.7967334117085</text:p>
          </table:table-cell>
          <table:table-cell office:value-type="float" office:value="0.9434375" calcext:value-type="float">
            <text:p>0.9434375</text:p>
          </table:table-cell>
          <table:table-cell office:value-type="float" office:value="8144.9375" calcext:value-type="float">
            <text:p>8144.9375</text:p>
          </table:table-cell>
          <table:table-cell office:value-type="float" office:value="46.5633423467519" calcext:value-type="float">
            <text:p>46.5633423467519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4387492276594" calcext:value-type="float">
            <text:p>41.4387492276594</text:p>
          </table:table-cell>
          <table:table-cell office:value-type="float" office:value="0.82" calcext:value-type="float">
            <text:p>0.82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30.5063801208865" calcext:value-type="float">
            <text:p>30.5063801208865</text:p>
          </table:table-cell>
          <table:table-cell office:value-type="float" office:value="0.8990625" calcext:value-type="float">
            <text:p>0.8990625</text:p>
          </table:table-cell>
          <table:table-cell office:value-type="float" office:value="1603" calcext:value-type="float">
            <text:p>1603</text:p>
          </table:table-cell>
          <table:table-cell office:value-type="float" office:value="26.6538713285682" calcext:value-type="float">
            <text:p>26.6538713285682</text:p>
          </table:table-cell>
          <table:table-cell office:value-type="float" office:value="0.9378125" calcext:value-type="float">
            <text:p>0.9378125</text:p>
          </table:table-cell>
          <table:table-cell office:value-type="float" office:value="19559.53125" calcext:value-type="float">
            <text:p>19559.53125</text:p>
          </table:table-cell>
          <table:table-cell office:value-type="float" office:value="43.5403049312758" calcext:value-type="float">
            <text:p>43.540304931275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18658.828125" calcext:value-type="float">
            <text:p>18658.828125</text:p>
          </table:table-cell>
          <table:table-cell office:value-type="float" office:value="46.0512504748083" calcext:value-type="float">
            <text:p>46.0512504748083</text:p>
          </table:table-cell>
          <table:table-cell office:value-type="float" office:value="0.8809375" calcext:value-type="float">
            <text:p>0.8809375</text:p>
          </table:table-cell>
          <table:table-cell office:value-type="float" office:value="16496.296875" calcext:value-type="float">
            <text:p>16496.296875</text:p>
          </table:table-cell>
          <table:table-cell office:value-type="float" office:value="43.8801406190868" calcext:value-type="float">
            <text:p>43.8801406190868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16178.5" calcext:value-type="float">
            <text:p>16178.5</text:p>
          </table:table-cell>
          <table:table-cell office:value-type="float" office:value="45.8312349489208" calcext:value-type="float">
            <text:p>45.8312349489208</text:p>
          </table:table-cell>
          <table:table-cell office:value-type="float" office:value="1" calcext:value-type="float">
            <text:p>1</text:p>
          </table:table-cell>
          <table:table-cell office:value-type="float" office:value="3311.421875" calcext:value-type="float">
            <text:p>3311.421875</text:p>
          </table:table-cell>
          <table:table-cell office:value-type="float" office:value="46.8531634923932" calcext:value-type="float">
            <text:p>46.8531634923932</text:p>
          </table:table-cell>
          <table:table-cell office:value-type="float" office:value="0.9409375" calcext:value-type="float">
            <text:p>0.9409375</text:p>
          </table:table-cell>
          <table:table-cell office:value-type="float" office:value="8132.96875" calcext:value-type="float">
            <text:p>8132.96875</text:p>
          </table:table-cell>
          <table:table-cell office:value-type="float" office:value="46.0394083771639" calcext:value-type="float">
            <text:p>46.0394083771639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122161115934" calcext:value-type="float">
            <text:p>40.8122161115934</text:p>
          </table:table-cell>
          <table:table-cell office:value-type="float" office:value="0.96" calcext:value-type="float">
            <text:p>0.96</text:p>
          </table:table-cell>
          <table:table-cell office:value-type="float" office:value="26.125" calcext:value-type="float">
            <text:p>26.125</text:p>
          </table:table-cell>
          <table:table-cell office:value-type="float" office:value="33.3582535885168" calcext:value-type="float">
            <text:p>33.3582535885168</text:p>
          </table:table-cell>
          <table:table-cell office:value-type="float" office:value="0.820625" calcext:value-type="float">
            <text:p>0.820625</text:p>
          </table:table-cell>
          <table:table-cell office:value-type="float" office:value="1717" calcext:value-type="float">
            <text:p>1717</text:p>
          </table:table-cell>
          <table:table-cell office:value-type="float" office:value="28.6005493492073" calcext:value-type="float">
            <text:p>28.6005493492073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20268.578125" calcext:value-type="float">
            <text:p>20268.578125</text:p>
          </table:table-cell>
          <table:table-cell office:value-type="float" office:value="42.6400720594089" calcext:value-type="float">
            <text:p>42.6400720594089</text:p>
          </table:table-cell>
          <table:table-cell office:value-type="float" office:value="0.9021875" calcext:value-type="float">
            <text:p>0.9021875</text:p>
          </table:table-cell>
          <table:table-cell office:value-type="float" office:value="19843.8125" calcext:value-type="float">
            <text:p>19843.8125</text:p>
          </table:table-cell>
          <table:table-cell office:value-type="float" office:value="44.5885792631368" calcext:value-type="float">
            <text:p>44.5885792631368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16118.46875" calcext:value-type="float">
            <text:p>16118.46875</text:p>
          </table:table-cell>
          <table:table-cell office:value-type="float" office:value="44.5816084576094" calcext:value-type="float">
            <text:p>44.5816084576094</text:p>
          </table:table-cell>
          <table:table-cell office:value-type="float" office:value="0.9403125" calcext:value-type="float">
            <text:p>0.9403125</text:p>
          </table:table-cell>
          <table:table-cell office:value-type="float" office:value="15410.828125" calcext:value-type="float">
            <text:p>15410.828125</text:p>
          </table:table-cell>
          <table:table-cell office:value-type="float" office:value="46.0018363179756" calcext:value-type="float">
            <text:p>46.0018363179756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3311.90625" calcext:value-type="float">
            <text:p>3311.90625</text:p>
          </table:table-cell>
          <table:table-cell office:value-type="float" office:value="46.0764428808428" calcext:value-type="float">
            <text:p>46.0764428808428</text:p>
          </table:table-cell>
          <table:table-cell office:value-type="float" office:value="0.9603125" calcext:value-type="float">
            <text:p>0.9603125</text:p>
          </table:table-cell>
          <table:table-cell office:value-type="float" office:value="7799.390625" calcext:value-type="float">
            <text:p>7799.390625</text:p>
          </table:table-cell>
          <table:table-cell office:value-type="float" office:value="46.5275873394095" calcext:value-type="float">
            <text:p>46.527587339409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0483360831723" calcext:value-type="float">
            <text:p>41.0483360831723</text:p>
          </table:table-cell>
          <table:table-cell office:value-type="float" office:value="0.82" calcext:value-type="float">
            <text:p>0.82</text:p>
          </table:table-cell>
          <table:table-cell office:value-type="float" office:value="27.5" calcext:value-type="float">
            <text:p>27.5</text:p>
          </table:table-cell>
          <table:table-cell office:value-type="float" office:value="34.1840909090909" calcext:value-type="float">
            <text:p>34.1840909090909</text:p>
          </table:table-cell>
          <table:table-cell office:value-type="float" office:value="0.88" calcext:value-type="float">
            <text:p>0.88</text:p>
          </table:table-cell>
          <table:table-cell office:value-type="float" office:value="1555" calcext:value-type="float">
            <text:p>1555</text:p>
          </table:table-cell>
          <table:table-cell office:value-type="float" office:value="28.9578504921979" calcext:value-type="float">
            <text:p>28.9578504921979</text:p>
          </table:table-cell>
          <table:table-cell office:value-type="float" office:value="0.946875" calcext:value-type="float">
            <text:p>0.946875</text:p>
          </table:table-cell>
          <table:table-cell office:value-type="float" office:value="19246.84375" calcext:value-type="float">
            <text:p>19246.84375</text:p>
          </table:table-cell>
          <table:table-cell office:value-type="float" office:value="43.981052658732" calcext:value-type="float">
            <text:p>43.981052658732</text:p>
          </table:table-cell>
          <table:table-cell office:value-type="float" office:value="0.9159375" calcext:value-type="float">
            <text:p>0.9159375</text:p>
          </table:table-cell>
          <table:table-cell office:value-type="float" office:value="20443.546875" calcext:value-type="float">
            <text:p>20443.546875</text:p>
          </table:table-cell>
          <table:table-cell office:value-type="float" office:value="44.8492920307995" calcext:value-type="float">
            <text:p>44.8492920307995</text:p>
          </table:table-cell>
          <table:table-cell office:value-type="float" office:value="0.9221875" calcext:value-type="float">
            <text:p>0.9221875</text:p>
          </table:table-cell>
          <table:table-cell office:value-type="float" office:value="16381.015625" calcext:value-type="float">
            <text:p>16381.015625</text:p>
          </table:table-cell>
          <table:table-cell office:value-type="float" office:value="44.5907662882303" calcext:value-type="float">
            <text:p>44.5907662882303</text:p>
          </table:table-cell>
          <table:table-cell office:value-type="float" office:value="0.88375" calcext:value-type="float">
            <text:p>0.88375</text:p>
          </table:table-cell>
          <table:table-cell office:value-type="float" office:value="15957.453125" calcext:value-type="float">
            <text:p>15957.453125</text:p>
          </table:table-cell>
          <table:table-cell office:value-type="float" office:value="45.7558078062771" calcext:value-type="float">
            <text:p>45.7558078062771</text:p>
          </table:table-cell>
          <table:table-cell office:value-type="float" office:value="0.9884375" calcext:value-type="float">
            <text:p>0.9884375</text:p>
          </table:table-cell>
          <table:table-cell office:value-type="float" office:value="3408.484375" calcext:value-type="float">
            <text:p>3408.484375</text:p>
          </table:table-cell>
          <table:table-cell office:value-type="float" office:value="46.7675882828464" calcext:value-type="float">
            <text:p>46.7675882828464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46.859375" calcext:value-type="float">
            <text:p>7846.859375</text:p>
          </table:table-cell>
          <table:table-cell office:value-type="float" office:value="46.6649343097054" calcext:value-type="float">
            <text:p>46.6649343097054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54610358341" calcext:value-type="float">
            <text:p>40.8854610358341</text:p>
          </table:table-cell>
          <table:table-cell office:value-type="float" office:value="0.92" calcext:value-type="float">
            <text:p>0.92</text:p>
          </table:table-cell>
          <table:table-cell office:value-type="float" office:value="25.03125" calcext:value-type="float">
            <text:p>25.03125</text:p>
          </table:table-cell>
          <table:table-cell office:value-type="float" office:value="31.4612983770287" calcext:value-type="float">
            <text:p>31.4612983770287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1577" calcext:value-type="float">
            <text:p>1577</text:p>
          </table:table-cell>
          <table:table-cell office:value-type="float" office:value="28.4440428819423" calcext:value-type="float">
            <text:p>28.4440428819423</text:p>
          </table:table-cell>
          <table:table-cell office:value-type="float" office:value="0.930625" calcext:value-type="float">
            <text:p>0.930625</text:p>
          </table:table-cell>
          <table:table-cell office:value-type="float" office:value="19154.96875" calcext:value-type="float">
            <text:p>19154.96875</text:p>
          </table:table-cell>
          <table:table-cell office:value-type="float" office:value="43.2883455467305" calcext:value-type="float">
            <text:p>43.2883455467305</text:p>
          </table:table-cell>
          <table:table-cell office:value-type="float" office:value="0.8825" calcext:value-type="float">
            <text:p>0.8825</text:p>
          </table:table-cell>
          <table:table-cell office:value-type="float" office:value="19016.953125" calcext:value-type="float">
            <text:p>19016.953125</text:p>
          </table:table-cell>
          <table:table-cell office:value-type="float" office:value="44.8327457322137" calcext:value-type="float">
            <text:p>44.8327457322137</text:p>
          </table:table-cell>
          <table:table-cell office:value-type="float" office:value="0.913125" calcext:value-type="float">
            <text:p>0.913125</text:p>
          </table:table-cell>
          <table:table-cell office:value-type="float" office:value="16139.359375" calcext:value-type="float">
            <text:p>16139.359375</text:p>
          </table:table-cell>
          <table:table-cell office:value-type="float" office:value="45.1016889610458" calcext:value-type="float">
            <text:p>45.1016889610458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6159.6875" calcext:value-type="float">
            <text:p>16159.6875</text:p>
          </table:table-cell>
          <table:table-cell office:value-type="float" office:value="45.8360766921414" calcext:value-type="float">
            <text:p>45.8360766921414</text:p>
          </table:table-cell>
          <table:table-cell office:value-type="float" office:value="1" calcext:value-type="float">
            <text:p>1</text:p>
          </table:table-cell>
          <table:table-cell office:value-type="float" office:value="3407.5625" calcext:value-type="float">
            <text:p>3407.5625</text:p>
          </table:table-cell>
          <table:table-cell office:value-type="float" office:value="46.5713979051275" calcext:value-type="float">
            <text:p>46.5713979051275</text:p>
          </table:table-cell>
          <table:table-cell office:value-type="float" office:value="0.9734375" calcext:value-type="float">
            <text:p>0.9734375</text:p>
          </table:table-cell>
          <table:table-cell office:value-type="float" office:value="7932.0625" calcext:value-type="float">
            <text:p>7932.0625</text:p>
          </table:table-cell>
          <table:table-cell office:value-type="float" office:value="46.6147713403231" calcext:value-type="float">
            <text:p>46.6147713403231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4182593567689" calcext:value-type="float">
            <text:p>40.4182593567689</text:p>
          </table:table-cell>
          <table:table-cell office:value-type="float" office:value="0.88" calcext:value-type="float">
            <text:p>0.88</text:p>
          </table:table-cell>
          <table:table-cell office:value-type="float" office:value="24.484375" calcext:value-type="float">
            <text:p>24.484375</text:p>
          </table:table-cell>
          <table:table-cell office:value-type="float" office:value="31.4671346522016" calcext:value-type="float">
            <text:p>31.4671346522016</text:p>
          </table:table-cell>
          <table:table-cell office:value-type="float" office:value="0.9396875" calcext:value-type="float">
            <text:p>0.9396875</text:p>
          </table:table-cell>
          <table:table-cell office:value-type="float" office:value="1534" calcext:value-type="float">
            <text:p>1534</text:p>
          </table:table-cell>
          <table:table-cell office:value-type="float" office:value="25.2637074285891" calcext:value-type="float">
            <text:p>25.26370742858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21046.875" calcext:value-type="float">
            <text:p>21046.875</text:p>
          </table:table-cell>
          <table:table-cell office:value-type="float" office:value="42.4667275003847" calcext:value-type="float">
            <text:p>42.4667275003847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9560.875" calcext:value-type="float">
            <text:p>19560.875</text:p>
          </table:table-cell>
          <table:table-cell office:value-type="float" office:value="45.2877974798987" calcext:value-type="float">
            <text:p>45.2877974798987</text:p>
          </table:table-cell>
          <table:table-cell office:value-type="float" office:value="0.9090625" calcext:value-type="float">
            <text:p>0.9090625</text:p>
          </table:table-cell>
          <table:table-cell office:value-type="float" office:value="16465.25" calcext:value-type="float">
            <text:p>16465.25</text:p>
          </table:table-cell>
          <table:table-cell office:value-type="float" office:value="44.6101164348528" calcext:value-type="float">
            <text:p>44.6101164348528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5672.28125" calcext:value-type="float">
            <text:p>15672.28125</text:p>
          </table:table-cell>
          <table:table-cell office:value-type="float" office:value="46.1572881987262" calcext:value-type="float">
            <text:p>46.1572881987262</text:p>
          </table:table-cell>
          <table:table-cell office:value-type="float" office:value="1" calcext:value-type="float">
            <text:p>1</text:p>
          </table:table-cell>
          <table:table-cell office:value-type="float" office:value="3297.25" calcext:value-type="float">
            <text:p>3297.25</text:p>
          </table:table-cell>
          <table:table-cell office:value-type="float" office:value="46.8992396518941" calcext:value-type="float">
            <text:p>46.8992396518941</text:p>
          </table:table-cell>
          <table:table-cell office:value-type="float" office:value="0.9634375" calcext:value-type="float">
            <text:p>0.9634375</text:p>
          </table:table-cell>
          <table:table-cell office:value-type="float" office:value="8153.75" calcext:value-type="float">
            <text:p>8153.75</text:p>
          </table:table-cell>
          <table:table-cell office:value-type="float" office:value="46.2002708834366" calcext:value-type="float">
            <text:p>46.2002708834366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854690711684" calcext:value-type="float">
            <text:p>41.7854690711684</text:p>
          </table:table-cell>
          <table:table-cell office:value-type="float" office:value="0.88" calcext:value-type="float">
            <text:p>0.88</text:p>
          </table:table-cell>
          <table:table-cell office:value-type="float" office:value="25.328125" calcext:value-type="float">
            <text:p>25.328125</text:p>
          </table:table-cell>
          <table:table-cell office:value-type="float" office:value="32.9574336829118" calcext:value-type="float">
            <text:p>32.9574336829118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383" calcext:value-type="float">
            <text:p>1383</text:p>
          </table:table-cell>
          <table:table-cell office:value-type="float" office:value="24.9918251008973" calcext:value-type="float">
            <text:p>24.9918251008973</text:p>
          </table:table-cell>
          <table:table-cell office:value-type="float" office:value="0.8859375" calcext:value-type="float">
            <text:p>0.8859375</text:p>
          </table:table-cell>
          <table:table-cell office:value-type="float" office:value="19339.34375" calcext:value-type="float">
            <text:p>19339.34375</text:p>
          </table:table-cell>
          <table:table-cell office:value-type="float" office:value="43.2554926129001" calcext:value-type="float">
            <text:p>43.2554926129001</text:p>
          </table:table-cell>
          <table:table-cell office:value-type="float" office:value="0.8709375" calcext:value-type="float">
            <text:p>0.8709375</text:p>
          </table:table-cell>
          <table:table-cell office:value-type="float" office:value="19654.671875" calcext:value-type="float">
            <text:p>19654.671875</text:p>
          </table:table-cell>
          <table:table-cell office:value-type="float" office:value="45.4686853828821" calcext:value-type="float">
            <text:p>45.4686853828821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6150.84375" calcext:value-type="float">
            <text:p>16150.84375</text:p>
          </table:table-cell>
          <table:table-cell office:value-type="float" office:value="44.5832866564007" calcext:value-type="float">
            <text:p>44.5832866564007</text:p>
          </table:table-cell>
          <table:table-cell office:value-type="float" office:value="0.8996875" calcext:value-type="float">
            <text:p>0.8996875</text:p>
          </table:table-cell>
          <table:table-cell office:value-type="float" office:value="15700.359375" calcext:value-type="float">
            <text:p>15700.359375</text:p>
          </table:table-cell>
          <table:table-cell office:value-type="float" office:value="45.7214289290573" calcext:value-type="float">
            <text:p>45.7214289290573</text:p>
          </table:table-cell>
          <table:table-cell office:value-type="float" office:value="0.9959375" calcext:value-type="float">
            <text:p>0.9959375</text:p>
          </table:table-cell>
          <table:table-cell office:value-type="float" office:value="3384.609375" calcext:value-type="float">
            <text:p>3384.609375</text:p>
          </table:table-cell>
          <table:table-cell office:value-type="float" office:value="46.4971604699535" calcext:value-type="float">
            <text:p>46.4971604699535</text:p>
          </table:table-cell>
          <table:table-cell office:value-type="float" office:value="0.9265625" calcext:value-type="float">
            <text:p>0.9265625</text:p>
          </table:table-cell>
          <table:table-cell office:value-type="float" office:value="8100.359375" calcext:value-type="float">
            <text:p>8100.359375</text:p>
          </table:table-cell>
          <table:table-cell office:value-type="float" office:value="46.4830941770961" calcext:value-type="float">
            <text:p>46.4830941770961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802587444868" calcext:value-type="float">
            <text:p>41.6802587444868</text:p>
          </table:table-cell>
          <table:table-cell office:value-type="float" office:value="0.82" calcext:value-type="float">
            <text:p>0.82</text:p>
          </table:table-cell>
          <table:table-cell office:value-type="float" office:value="22" calcext:value-type="float">
            <text:p>22</text:p>
          </table:table-cell>
          <table:table-cell office:value-type="float" office:value="28.1044034090909" calcext:value-type="float">
            <text:p>28.1044034090909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38" calcext:value-type="float">
            <text:p>1338</text:p>
          </table:table-cell>
          <table:table-cell office:value-type="float" office:value="24.7400228194431" calcext:value-type="float">
            <text:p>24.7400228194431</text:p>
          </table:table-cell>
          <table:table-cell office:value-type="float" office:value="0.8725" calcext:value-type="float">
            <text:p>0.8725</text:p>
          </table:table-cell>
          <table:table-cell office:value-type="float" office:value="20869.03125" calcext:value-type="float">
            <text:p>20869.03125</text:p>
          </table:table-cell>
          <table:table-cell office:value-type="float" office:value="42.916063795291" calcext:value-type="float">
            <text:p>42.9160637952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8989.578125" calcext:value-type="float">
            <text:p>18989.578125</text:p>
          </table:table-cell>
          <table:table-cell office:value-type="float" office:value="45.7417931676939" calcext:value-type="float">
            <text:p>45.7417931676939</text:p>
          </table:table-cell>
          <table:table-cell office:value-type="float" office:value="0.8834375" calcext:value-type="float">
            <text:p>0.8834375</text:p>
          </table:table-cell>
          <table:table-cell office:value-type="float" office:value="16152.703125" calcext:value-type="float">
            <text:p>16152.703125</text:p>
          </table:table-cell>
          <table:table-cell office:value-type="float" office:value="44.8954967072508" calcext:value-type="float">
            <text:p>44.8954967072508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16790.140625" calcext:value-type="float">
            <text:p>16790.140625</text:p>
          </table:table-cell>
          <table:table-cell office:value-type="float" office:value="45.4677140328966" calcext:value-type="float">
            <text:p>45.4677140328966</text:p>
          </table:table-cell>
          <table:table-cell office:value-type="float" office:value="0.9996875" calcext:value-type="float">
            <text:p>0.9996875</text:p>
          </table:table-cell>
          <table:table-cell office:value-type="float" office:value="3539.859375" calcext:value-type="float">
            <text:p>3539.859375</text:p>
          </table:table-cell>
          <table:table-cell office:value-type="float" office:value="47.0184791199993" calcext:value-type="float">
            <text:p>47.0184791199993</text:p>
          </table:table-cell>
          <table:table-cell office:value-type="float" office:value="0.9528125" calcext:value-type="float">
            <text:p>0.9528125</text:p>
          </table:table-cell>
          <table:table-cell office:value-type="float" office:value="8255.09375" calcext:value-type="float">
            <text:p>8255.09375</text:p>
          </table:table-cell>
          <table:table-cell office:value-type="float" office:value="46.6265310638364" calcext:value-type="float">
            <text:p>46.6265310638364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311169649185" calcext:value-type="float">
            <text:p>41.3311169649185</text:p>
          </table:table-cell>
          <table:table-cell office:value-type="float" office:value="0.78" calcext:value-type="float">
            <text:p>0.78</text:p>
          </table:table-cell>
          <table:table-cell office:value-type="float" office:value="23.8125" calcext:value-type="float">
            <text:p>23.8125</text:p>
          </table:table-cell>
          <table:table-cell office:value-type="float" office:value="28.8156167979003" calcext:value-type="float">
            <text:p>28.8156167979003</text:p>
          </table:table-cell>
          <table:table-cell office:value-type="float" office:value="0.7784375" calcext:value-type="float">
            <text:p>0.7784375</text:p>
          </table:table-cell>
          <table:table-cell office:value-type="float" office:value="1453" calcext:value-type="float">
            <text:p>1453</text:p>
          </table:table-cell>
          <table:table-cell office:value-type="float" office:value="26.2784954156198" calcext:value-type="float">
            <text:p>26.2784954156198</text:p>
          </table:table-cell>
          <table:table-cell office:value-type="float" office:value="0.87" calcext:value-type="float">
            <text:p>0.87</text:p>
          </table:table-cell>
          <table:table-cell office:value-type="float" office:value="19338.40625" calcext:value-type="float">
            <text:p>19338.40625</text:p>
          </table:table-cell>
          <table:table-cell office:value-type="float" office:value="43.1733038620927" calcext:value-type="float">
            <text:p>43.1733038620927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20118.703125" calcext:value-type="float">
            <text:p>20118.703125</text:p>
          </table:table-cell>
          <table:table-cell office:value-type="float" office:value="44.7535074304963" calcext:value-type="float">
            <text:p>44.7535074304963</text:p>
          </table:table-cell>
          <table:table-cell office:value-type="float" office:value="0.889375" calcext:value-type="float">
            <text:p>0.889375</text:p>
          </table:table-cell>
          <table:table-cell office:value-type="float" office:value="15971.765625" calcext:value-type="float">
            <text:p>15971.765625</text:p>
          </table:table-cell>
          <table:table-cell office:value-type="float" office:value="44.3201630016794" calcext:value-type="float">
            <text:p>44.3201630016794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5991.28125" calcext:value-type="float">
            <text:p>15991.28125</text:p>
          </table:table-cell>
          <table:table-cell office:value-type="float" office:value="46.3062250000872" calcext:value-type="float">
            <text:p>46.3062250000872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3247.59375" calcext:value-type="float">
            <text:p>3247.59375</text:p>
          </table:table-cell>
          <table:table-cell office:value-type="float" office:value="46.1347456723603" calcext:value-type="float">
            <text:p>46.1347456723603</text:p>
          </table:table-cell>
          <table:table-cell office:value-type="float" office:value="0.9646875" calcext:value-type="float">
            <text:p>0.9646875</text:p>
          </table:table-cell>
          <table:table-cell office:value-type="float" office:value="8108.375" calcext:value-type="float">
            <text:p>8108.375</text:p>
          </table:table-cell>
          <table:table-cell office:value-type="float" office:value="46.0048005110217" calcext:value-type="float">
            <text:p>46.0048005110217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98944255984" calcext:value-type="float">
            <text:p>40.8898944255984</text:p>
          </table:table-cell>
          <table:table-cell office:value-type="float" office:value="0.86" calcext:value-type="float">
            <text:p>0.86</text:p>
          </table:table-cell>
          <table:table-cell office:value-type="float" office:value="24.453125" calcext:value-type="float">
            <text:p>24.453125</text:p>
          </table:table-cell>
          <table:table-cell office:value-type="float" office:value="31.8364217252396" calcext:value-type="float">
            <text:p>31.8364217252396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75" calcext:value-type="float">
            <text:p>1375</text:p>
          </table:table-cell>
          <table:table-cell office:value-type="float" office:value="24.6120226677001" calcext:value-type="float">
            <text:p>24.6120226677001</text:p>
          </table:table-cell>
          <table:table-cell office:value-type="float" office:value="0.9053125" calcext:value-type="float">
            <text:p>0.9053125</text:p>
          </table:table-cell>
          <table:table-cell office:value-type="float" office:value="19920.359375" calcext:value-type="float">
            <text:p>19920.359375</text:p>
          </table:table-cell>
          <table:table-cell office:value-type="float" office:value="44.0441252347948" calcext:value-type="float">
            <text:p>44.0441252347948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19910.828125" calcext:value-type="float">
            <text:p>19910.828125</text:p>
          </table:table-cell>
          <table:table-cell office:value-type="float" office:value="45.1559659576578" calcext:value-type="float">
            <text:p>45.1559659576578</text:p>
          </table:table-cell>
          <table:table-cell office:value-type="float" office:value="0.888125" calcext:value-type="float">
            <text:p>0.888125</text:p>
          </table:table-cell>
          <table:table-cell office:value-type="float" office:value="16245.578125" calcext:value-type="float">
            <text:p>16245.578125</text:p>
          </table:table-cell>
          <table:table-cell office:value-type="float" office:value="44.6159912922741" calcext:value-type="float">
            <text:p>44.6159912922741</text:p>
          </table:table-cell>
          <table:table-cell office:value-type="float" office:value="0.9359375" calcext:value-type="float">
            <text:p>0.9359375</text:p>
          </table:table-cell>
          <table:table-cell office:value-type="float" office:value="15852.390625" calcext:value-type="float">
            <text:p>15852.390625</text:p>
          </table:table-cell>
          <table:table-cell office:value-type="float" office:value="46.070940931182" calcext:value-type="float">
            <text:p>46.070940931182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3326.21875" calcext:value-type="float">
            <text:p>3326.21875</text:p>
          </table:table-cell>
          <table:table-cell office:value-type="float" office:value="46.5896158644125" calcext:value-type="float">
            <text:p>46.5896158644125</text:p>
          </table:table-cell>
          <table:table-cell office:value-type="float" office:value="0.948125" calcext:value-type="float">
            <text:p>0.948125</text:p>
          </table:table-cell>
          <table:table-cell office:value-type="float" office:value="8105.953125" calcext:value-type="float">
            <text:p>8105.953125</text:p>
          </table:table-cell>
          <table:table-cell office:value-type="float" office:value="46.2378474245899" calcext:value-type="float">
            <text:p>46.2378474245899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638882705271" calcext:value-type="float">
            <text:p>40.9638882705271</text:p>
          </table:table-cell>
          <table:table-cell office:value-type="float" office:value="0.82" calcext:value-type="float">
            <text:p>0.82</text:p>
          </table:table-cell>
          <table:table-cell office:value-type="float" office:value="23.40625" calcext:value-type="float">
            <text:p>23.40625</text:p>
          </table:table-cell>
          <table:table-cell office:value-type="float" office:value="32.4859813084112" calcext:value-type="float">
            <text:p>32.4859813084112</text:p>
          </table:table-cell>
          <table:table-cell office:value-type="float" office:value="0.8603125" calcext:value-type="float">
            <text:p>0.8603125</text:p>
          </table:table-cell>
          <table:table-cell office:value-type="float" office:value="1587" calcext:value-type="float">
            <text:p>1587</text:p>
          </table:table-cell>
          <table:table-cell office:value-type="float" office:value="29.2077048469789" calcext:value-type="float">
            <text:p>29.2077048469789</text:p>
          </table:table-cell>
          <table:table-cell office:value-type="float" office:value="0.8853125" calcext:value-type="float">
            <text:p>0.8853125</text:p>
          </table:table-cell>
          <table:table-cell office:value-type="float" office:value="19762.453125" calcext:value-type="float">
            <text:p>19762.453125</text:p>
          </table:table-cell>
          <table:table-cell office:value-type="float" office:value="43.3252914650429" calcext:value-type="float">
            <text:p>43.3252914650429</text:p>
          </table:table-cell>
          <table:table-cell office:value-type="float" office:value="0.9559375" calcext:value-type="float">
            <text:p>0.9559375</text:p>
          </table:table-cell>
          <table:table-cell office:value-type="float" office:value="18599.40625" calcext:value-type="float">
            <text:p>18599.40625</text:p>
          </table:table-cell>
          <table:table-cell office:value-type="float" office:value="45.6560898414251" calcext:value-type="float">
            <text:p>45.6560898414251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16295.484375" calcext:value-type="float">
            <text:p>16295.484375</text:p>
          </table:table-cell>
          <table:table-cell office:value-type="float" office:value="44.9361988088302" calcext:value-type="float">
            <text:p>44.9361988088302</text:p>
          </table:table-cell>
          <table:table-cell office:value-type="float" office:value="0.8890625" calcext:value-type="float">
            <text:p>0.8890625</text:p>
          </table:table-cell>
          <table:table-cell office:value-type="float" office:value="15836.34375" calcext:value-type="float">
            <text:p>15836.34375</text:p>
          </table:table-cell>
          <table:table-cell office:value-type="float" office:value="46.2783173450908" calcext:value-type="float">
            <text:p>46.2783173450908</text:p>
          </table:table-cell>
          <table:table-cell office:value-type="float" office:value="0.993125" calcext:value-type="float">
            <text:p>0.993125</text:p>
          </table:table-cell>
          <table:table-cell office:value-type="float" office:value="3465.125" calcext:value-type="float">
            <text:p>3465.125</text:p>
          </table:table-cell>
          <table:table-cell office:value-type="float" office:value="46.2896502665426" calcext:value-type="float">
            <text:p>46.2896502665426</text:p>
          </table:table-cell>
          <table:table-cell office:value-type="float" office:value="0.963125" calcext:value-type="float">
            <text:p>0.963125</text:p>
          </table:table-cell>
          <table:table-cell office:value-type="float" office:value="8030.921875" calcext:value-type="float">
            <text:p>8030.921875</text:p>
          </table:table-cell>
          <table:table-cell office:value-type="float" office:value="46.3662588643123" calcext:value-type="float">
            <text:p>46.3662588643123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782976024183" calcext:value-type="float">
            <text:p>40.9782976024183</text:p>
          </table:table-cell>
          <table:table-cell office:value-type="float" office:value="0.86" calcext:value-type="float">
            <text:p>0.86</text:p>
          </table:table-cell>
          <table:table-cell office:value-type="float" office:value="23.28125" calcext:value-type="float">
            <text:p>23.28125</text:p>
          </table:table-cell>
          <table:table-cell office:value-type="float" office:value="30.2557046979866" calcext:value-type="float">
            <text:p>30.2557046979866</text:p>
          </table:table-cell>
          <table:table-cell office:value-type="float" office:value="0.86" calcext:value-type="float">
            <text:p>0.86</text:p>
          </table:table-cell>
          <table:table-cell office:value-type="float" office:value="1447" calcext:value-type="float">
            <text:p>1447</text:p>
          </table:table-cell>
          <table:table-cell office:value-type="float" office:value="26.6507011986322" calcext:value-type="float">
            <text:p>26.6507011986322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19801.140625" calcext:value-type="float">
            <text:p>19801.140625</text:p>
          </table:table-cell>
          <table:table-cell office:value-type="float" office:value="43.5958370801412" calcext:value-type="float">
            <text:p>43.5958370801412</text:p>
          </table:table-cell>
          <table:table-cell office:value-type="float" office:value="0.898125" calcext:value-type="float">
            <text:p>0.898125</text:p>
          </table:table-cell>
          <table:table-cell office:value-type="float" office:value="19299.921875" calcext:value-type="float">
            <text:p>19299.921875</text:p>
          </table:table-cell>
          <table:table-cell office:value-type="float" office:value="44.7991712562923" calcext:value-type="float">
            <text:p>44.799171256292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16690.65625" calcext:value-type="float">
            <text:p>16690.65625</text:p>
          </table:table-cell>
          <table:table-cell office:value-type="float" office:value="44.5591654160876" calcext:value-type="float">
            <text:p>44.5591654160876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5994.96875" calcext:value-type="float">
            <text:p>15994.96875</text:p>
          </table:table-cell>
          <table:table-cell office:value-type="float" office:value="45.1587967554155" calcext:value-type="float">
            <text:p>45.1587967554155</text:p>
          </table:table-cell>
          <table:table-cell office:value-type="float" office:value="0.998125" calcext:value-type="float">
            <text:p>0.998125</text:p>
          </table:table-cell>
          <table:table-cell office:value-type="float" office:value="3117.859375" calcext:value-type="float">
            <text:p>3117.859375</text:p>
          </table:table-cell>
          <table:table-cell office:value-type="float" office:value="45.8175574401557" calcext:value-type="float">
            <text:p>45.8175574401557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7818.578125" calcext:value-type="float">
            <text:p>7818.578125</text:p>
          </table:table-cell>
          <table:table-cell office:value-type="float" office:value="46.7937262619402" calcext:value-type="float">
            <text:p>46.7937262619402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244836395751" calcext:value-type="float">
            <text:p>106.244836395751</text:p>
          </table:table-cell>
          <table:table-cell office:value-type="float" office:value="0.7" calcext:value-type="float">
            <text:p>0.7</text:p>
          </table:table-cell>
          <table:table-cell office:value-type="float" office:value="17.859375" calcext:value-type="float">
            <text:p>17.859375</text:p>
          </table:table-cell>
          <table:table-cell office:value-type="float" office:value="92.8503937007873" calcext:value-type="float">
            <text:p>92.8503937007873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1028" calcext:value-type="float">
            <text:p>1028</text:p>
          </table:table-cell>
          <table:table-cell office:value-type="float" office:value="82.788574836032" calcext:value-type="float">
            <text:p>82.788574836032</text:p>
          </table:table-cell>
          <table:table-cell office:value-type="float" office:value="0.4640625" calcext:value-type="float">
            <text:p>0.4640625</text:p>
          </table:table-cell>
          <table:table-cell office:value-type="float" office:value="27179.703125" calcext:value-type="float">
            <text:p>27179.703125</text:p>
          </table:table-cell>
          <table:table-cell office:value-type="float" office:value="67.2610252198344" calcext:value-type="float">
            <text:p>67.2610252198344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6495.640625" calcext:value-type="float">
            <text:p>26495.640625</text:p>
          </table:table-cell>
          <table:table-cell office:value-type="float" office:value="76.1755311653242" calcext:value-type="float">
            <text:p>76.1755311653242</text:p>
          </table:table-cell>
          <table:table-cell office:value-type="float" office:value="0.47421875" calcext:value-type="float">
            <text:p>0.47421875</text:p>
          </table:table-cell>
          <table:table-cell office:value-type="float" office:value="21090.125" calcext:value-type="float">
            <text:p>21090.125</text:p>
          </table:table-cell>
          <table:table-cell office:value-type="float" office:value="70.0900211806742" calcext:value-type="float">
            <text:p>70.0900211806742</text:p>
          </table:table-cell>
          <table:table-cell office:value-type="float" office:value="0.49453125" calcext:value-type="float">
            <text:p>0.49453125</text:p>
          </table:table-cell>
          <table:table-cell office:value-type="float" office:value="20997.6875" calcext:value-type="float">
            <text:p>20997.6875</text:p>
          </table:table-cell>
          <table:table-cell office:value-type="float" office:value="75.2211185772289" calcext:value-type="float">
            <text:p>75.2211185772289</text:p>
          </table:table-cell>
          <table:table-cell office:value-type="float" office:value="0.8953125" calcext:value-type="float">
            <text:p>0.8953125</text:p>
          </table:table-cell>
          <table:table-cell office:value-type="float" office:value="2251.546875" calcext:value-type="float">
            <text:p>2251.546875</text:p>
          </table:table-cell>
          <table:table-cell office:value-type="float" office:value="110.162727989347" calcext:value-type="float">
            <text:p>110.162727989347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5111.609375" calcext:value-type="float">
            <text:p>5111.609375</text:p>
          </table:table-cell>
          <table:table-cell office:value-type="float" office:value="94.4402859019807" calcext:value-type="float">
            <text:p>94.4402859019807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386978133269" calcext:value-type="float">
            <text:p>106.386978133269</text:p>
          </table:table-cell>
          <table:table-cell office:value-type="float" office:value="0.45" calcext:value-type="float">
            <text:p>0.45</text:p>
          </table:table-cell>
          <table:table-cell office:value-type="float" office:value="18.84375" calcext:value-type="float">
            <text:p>18.84375</text:p>
          </table:table-cell>
          <table:table-cell office:value-type="float" office:value="92.6674958540631" calcext:value-type="float">
            <text:p>92.6674958540631</text:p>
          </table:table-cell>
          <table:table-cell office:value-type="float" office:value="0.40390625" calcext:value-type="float">
            <text:p>0.40390625</text:p>
          </table:table-cell>
          <table:table-cell office:value-type="float" office:value="1339" calcext:value-type="float">
            <text:p>1339</text:p>
          </table:table-cell>
          <table:table-cell office:value-type="float" office:value="93.9760298901755" calcext:value-type="float">
            <text:p>93.976029890175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26347.015625" calcext:value-type="float">
            <text:p>26347.015625</text:p>
          </table:table-cell>
          <table:table-cell office:value-type="float" office:value="68.8816964909405" calcext:value-type="float">
            <text:p>68.881696490940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26475.828125" calcext:value-type="float">
            <text:p>26475.828125</text:p>
          </table:table-cell>
          <table:table-cell office:value-type="float" office:value="76.0069755428476" calcext:value-type="float">
            <text:p>76.0069755428476</text:p>
          </table:table-cell>
          <table:table-cell office:value-type="float" office:value="0.71171875" calcext:value-type="float">
            <text:p>0.71171875</text:p>
          </table:table-cell>
          <table:table-cell office:value-type="float" office:value="20948.34375" calcext:value-type="float">
            <text:p>20948.34375</text:p>
          </table:table-cell>
          <table:table-cell office:value-type="float" office:value="70.1062826366905" calcext:value-type="float">
            <text:p>70.1062826366905</text:p>
          </table:table-cell>
          <table:table-cell office:value-type="float" office:value="0.49296875" calcext:value-type="float">
            <text:p>0.49296875</text:p>
          </table:table-cell>
          <table:table-cell office:value-type="float" office:value="21018.84375" calcext:value-type="float">
            <text:p>21018.84375</text:p>
          </table:table-cell>
          <table:table-cell office:value-type="float" office:value="76.1664701136409" calcext:value-type="float">
            <text:p>76.1664701136409</text:p>
          </table:table-cell>
          <table:table-cell office:value-type="float" office:value="0.86171875" calcext:value-type="float">
            <text:p>0.86171875</text:p>
          </table:table-cell>
          <table:table-cell office:value-type="float" office:value="2337.03125" calcext:value-type="float">
            <text:p>2337.03125</text:p>
          </table:table-cell>
          <table:table-cell office:value-type="float" office:value="105.472821119618" calcext:value-type="float">
            <text:p>105.472821119618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893.125" calcext:value-type="float">
            <text:p>4893.125</text:p>
          </table:table-cell>
          <table:table-cell office:value-type="float" office:value="94.6781024208367" calcext:value-type="float">
            <text:p>94.6781024208367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80593061677" calcext:value-type="float">
            <text:p>105.480593061677</text:p>
          </table:table-cell>
          <table:table-cell office:value-type="float" office:value="0.55" calcext:value-type="float">
            <text:p>0.55</text:p>
          </table:table-cell>
          <table:table-cell office:value-type="float" office:value="24.671875" calcext:value-type="float">
            <text:p>24.671875</text:p>
          </table:table-cell>
          <table:table-cell office:value-type="float" office:value="109.544648511716" calcext:value-type="float">
            <text:p>109.544648511716</text:p>
          </table:table-cell>
          <table:table-cell office:value-type="float" office:value="0.69609375" calcext:value-type="float">
            <text:p>0.69609375</text:p>
          </table:table-cell>
          <table:table-cell office:value-type="float" office:value="1032" calcext:value-type="float">
            <text:p>1032</text:p>
          </table:table-cell>
          <table:table-cell office:value-type="float" office:value="89.2861294433129" calcext:value-type="float">
            <text:p>89.2861294433129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27287.390625" calcext:value-type="float">
            <text:p>27287.390625</text:p>
          </table:table-cell>
          <table:table-cell office:value-type="float" office:value="67.356848266534" calcext:value-type="float">
            <text:p>67.356848266534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27085" calcext:value-type="float">
            <text:p>27085</text:p>
          </table:table-cell>
          <table:table-cell office:value-type="float" office:value="70.5632506409186" calcext:value-type="float">
            <text:p>70.5632506409186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20886.578125" calcext:value-type="float">
            <text:p>20886.578125</text:p>
          </table:table-cell>
          <table:table-cell office:value-type="float" office:value="73.6144962806831" calcext:value-type="float">
            <text:p>73.614496280683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0920.484375" calcext:value-type="float">
            <text:p>20920.484375</text:p>
          </table:table-cell>
          <table:table-cell office:value-type="float" office:value="76.3169746739266" calcext:value-type="float">
            <text:p>76.3169746739266</text:p>
          </table:table-cell>
          <table:table-cell office:value-type="float" office:value="0.87421875" calcext:value-type="float">
            <text:p>0.87421875</text:p>
          </table:table-cell>
          <table:table-cell office:value-type="float" office:value="2565.46875" calcext:value-type="float">
            <text:p>2565.46875</text:p>
          </table:table-cell>
          <table:table-cell office:value-type="float" office:value="108.787850199029" calcext:value-type="float">
            <text:p>108.787850199029</text:p>
          </table:table-cell>
          <table:table-cell office:value-type="float" office:value="0.76484375" calcext:value-type="float">
            <text:p>0.76484375</text:p>
          </table:table-cell>
          <table:table-cell office:value-type="float" office:value="5104.25" calcext:value-type="float">
            <text:p>5104.25</text:p>
          </table:table-cell>
          <table:table-cell office:value-type="float" office:value="96.5972164556871" calcext:value-type="float">
            <text:p>96.5972164556871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70714153116" calcext:value-type="float">
            <text:p>106.670714153116</text:p>
          </table:table-cell>
          <table:table-cell office:value-type="float" office:value="0.5" calcext:value-type="float">
            <text:p>0.5</text:p>
          </table:table-cell>
          <table:table-cell office:value-type="float" office:value="18.796875" calcext:value-type="float">
            <text:p>18.796875</text:p>
          </table:table-cell>
          <table:table-cell office:value-type="float" office:value="99.2926018287615" calcext:value-type="float">
            <text:p>99.292601828761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57" calcext:value-type="float">
            <text:p>1057</text:p>
          </table:table-cell>
          <table:table-cell office:value-type="float" office:value="85.5817038555651" calcext:value-type="float">
            <text:p>85.5817038555651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606.75" calcext:value-type="float">
            <text:p>26606.75</text:p>
          </table:table-cell>
          <table:table-cell office:value-type="float" office:value="68.322934188974" calcext:value-type="float">
            <text:p>68.322934188974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26449.4375" calcext:value-type="float">
            <text:p>26449.4375</text:p>
          </table:table-cell>
          <table:table-cell office:value-type="float" office:value="70.7191456690423" calcext:value-type="float">
            <text:p>70.7191456690423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21083.796875" calcext:value-type="float">
            <text:p>21083.796875</text:p>
          </table:table-cell>
          <table:table-cell office:value-type="float" office:value="70.2042913444537" calcext:value-type="float">
            <text:p>70.2042913444537</text:p>
          </table:table-cell>
          <table:table-cell office:value-type="float" office:value="0.68515625" calcext:value-type="float">
            <text:p>0.68515625</text:p>
          </table:table-cell>
          <table:table-cell office:value-type="float" office:value="20915.125" calcext:value-type="float">
            <text:p>20915.125</text:p>
          </table:table-cell>
          <table:table-cell office:value-type="float" office:value="77.3973500289374" calcext:value-type="float">
            <text:p>77.3973500289374</text:p>
          </table:table-cell>
          <table:table-cell office:value-type="float" office:value="0.840625" calcext:value-type="float">
            <text:p>0.840625</text:p>
          </table:table-cell>
          <table:table-cell office:value-type="float" office:value="2472.625" calcext:value-type="float">
            <text:p>2472.625</text:p>
          </table:table-cell>
          <table:table-cell office:value-type="float" office:value="109.312033035538" calcext:value-type="float">
            <text:p>109.312033035538</text:p>
          </table:table-cell>
          <table:table-cell office:value-type="float" office:value="0.70078125" calcext:value-type="float">
            <text:p>0.70078125</text:p>
          </table:table-cell>
          <table:table-cell office:value-type="float" office:value="4927.03125" calcext:value-type="float">
            <text:p>4927.03125</text:p>
          </table:table-cell>
          <table:table-cell office:value-type="float" office:value="93.2637961472223" calcext:value-type="float">
            <text:p>93.2637961472223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39823363048" calcext:value-type="float">
            <text:p>103.39823363048</text:p>
          </table:table-cell>
          <table:table-cell office:value-type="float" office:value="0.7" calcext:value-type="float">
            <text:p>0.7</text:p>
          </table:table-cell>
          <table:table-cell office:value-type="float" office:value="18.546875" calcext:value-type="float">
            <text:p>18.546875</text:p>
          </table:table-cell>
          <table:table-cell office:value-type="float" office:value="104.441449031171" calcext:value-type="float">
            <text:p>104.441449031171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81" calcext:value-type="float">
            <text:p>1081</text:p>
          </table:table-cell>
          <table:table-cell office:value-type="float" office:value="78.8163863751457" calcext:value-type="float">
            <text:p>78.816386375145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27057.484375" calcext:value-type="float">
            <text:p>27057.484375</text:p>
          </table:table-cell>
          <table:table-cell office:value-type="float" office:value="69.5912438724326" calcext:value-type="float">
            <text:p>69.591243872432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27282.390625" calcext:value-type="float">
            <text:p>27282.390625</text:p>
          </table:table-cell>
          <table:table-cell office:value-type="float" office:value="72.702928384612" calcext:value-type="float">
            <text:p>72.702928384612</text:p>
          </table:table-cell>
          <table:table-cell office:value-type="float" office:value="0.33828125" calcext:value-type="float">
            <text:p>0.33828125</text:p>
          </table:table-cell>
          <table:table-cell office:value-type="float" office:value="20744.515625" calcext:value-type="float">
            <text:p>20744.515625</text:p>
          </table:table-cell>
          <table:table-cell office:value-type="float" office:value="71.2937388800189" calcext:value-type="float">
            <text:p>71.2937388800189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21511.828125" calcext:value-type="float">
            <text:p>21511.828125</text:p>
          </table:table-cell>
          <table:table-cell office:value-type="float" office:value="79.1536509533361" calcext:value-type="float">
            <text:p>79.1536509533361</text:p>
          </table:table-cell>
          <table:table-cell office:value-type="float" office:value="0.88359375" calcext:value-type="float">
            <text:p>0.88359375</text:p>
          </table:table-cell>
          <table:table-cell office:value-type="float" office:value="2417.34375" calcext:value-type="float">
            <text:p>2417.34375</text:p>
          </table:table-cell>
          <table:table-cell office:value-type="float" office:value="107.442370009809" calcext:value-type="float">
            <text:p>107.442370009809</text:p>
          </table:table-cell>
          <table:table-cell office:value-type="float" office:value="0.66484375" calcext:value-type="float">
            <text:p>0.66484375</text:p>
          </table:table-cell>
          <table:table-cell office:value-type="float" office:value="5019.453125" calcext:value-type="float">
            <text:p>5019.453125</text:p>
          </table:table-cell>
          <table:table-cell office:value-type="float" office:value="93.3414458328466" calcext:value-type="float">
            <text:p>93.3414458328466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180617074212" calcext:value-type="float">
            <text:p>105.180617074212</text:p>
          </table:table-cell>
          <table:table-cell office:value-type="float" office:value="0.6" calcext:value-type="float">
            <text:p>0.6</text:p>
          </table:table-cell>
          <table:table-cell office:value-type="float" office:value="12.46875" calcext:value-type="float">
            <text:p>12.46875</text:p>
          </table:table-cell>
          <table:table-cell office:value-type="float" office:value="88.8032581453635" calcext:value-type="float">
            <text:p>88.8032581453635</text:p>
          </table:table-cell>
          <table:table-cell office:value-type="float" office:value="0.55234375" calcext:value-type="float">
            <text:p>0.55234375</text:p>
          </table:table-cell>
          <table:table-cell office:value-type="float" office:value="888" calcext:value-type="float">
            <text:p>888</text:p>
          </table:table-cell>
          <table:table-cell office:value-type="float" office:value="79.2063914012187" calcext:value-type="float">
            <text:p>79.206391401218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8024.75" calcext:value-type="float">
            <text:p>28024.75</text:p>
          </table:table-cell>
          <table:table-cell office:value-type="float" office:value="67.549095949151" calcext:value-type="float">
            <text:p>67.549095949151</text:p>
          </table:table-cell>
          <table:table-cell office:value-type="float" office:value="0.60859375" calcext:value-type="float">
            <text:p>0.60859375</text:p>
          </table:table-cell>
          <table:table-cell office:value-type="float" office:value="24822.890625" calcext:value-type="float">
            <text:p>24822.890625</text:p>
          </table:table-cell>
          <table:table-cell office:value-type="float" office:value="74.8182000072921" calcext:value-type="float">
            <text:p>74.8182000072921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0965.734375" calcext:value-type="float">
            <text:p>20965.734375</text:p>
          </table:table-cell>
          <table:table-cell office:value-type="float" office:value="70.1532575736287" calcext:value-type="float">
            <text:p>70.1532575736287</text:p>
          </table:table-cell>
          <table:table-cell office:value-type="float" office:value="0.50234375" calcext:value-type="float">
            <text:p>0.50234375</text:p>
          </table:table-cell>
          <table:table-cell office:value-type="float" office:value="21704" calcext:value-type="float">
            <text:p>21704</text:p>
          </table:table-cell>
          <table:table-cell office:value-type="float" office:value="76.2157987331775" calcext:value-type="float">
            <text:p>76.2157987331775</text:p>
          </table:table-cell>
          <table:table-cell office:value-type="float" office:value="0.821875" calcext:value-type="float">
            <text:p>0.821875</text:p>
          </table:table-cell>
          <table:table-cell office:value-type="float" office:value="2543.625" calcext:value-type="float">
            <text:p>2543.625</text:p>
          </table:table-cell>
          <table:table-cell office:value-type="float" office:value="111.082481015549" calcext:value-type="float">
            <text:p>111.082481015549</text:p>
          </table:table-cell>
          <table:table-cell office:value-type="float" office:value="0.64609375" calcext:value-type="float">
            <text:p>0.64609375</text:p>
          </table:table-cell>
          <table:table-cell office:value-type="float" office:value="5109.484375" calcext:value-type="float">
            <text:p>5109.484375</text:p>
          </table:table-cell>
          <table:table-cell office:value-type="float" office:value="95.1968623126877" calcext:value-type="float">
            <text:p>95.1968623126877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27696738772" calcext:value-type="float">
            <text:p>105.427696738772</text:p>
          </table:table-cell>
          <table:table-cell office:value-type="float" office:value="0.55" calcext:value-type="float">
            <text:p>0.55</text:p>
          </table:table-cell>
          <table:table-cell office:value-type="float" office:value="16.65625" calcext:value-type="float">
            <text:p>16.65625</text:p>
          </table:table-cell>
          <table:table-cell office:value-type="float" office:value="95.8996247654786" calcext:value-type="float">
            <text:p>95.8996247654786</text:p>
          </table:table-cell>
          <table:table-cell office:value-type="float" office:value="0.59921875" calcext:value-type="float">
            <text:p>0.59921875</text:p>
          </table:table-cell>
          <table:table-cell office:value-type="float" office:value="956" calcext:value-type="float">
            <text:p>956</text:p>
          </table:table-cell>
          <table:table-cell office:value-type="float" office:value="82.5074699051987" calcext:value-type="float">
            <text:p>82.5074699051987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26856.1875" calcext:value-type="float">
            <text:p>26856.1875</text:p>
          </table:table-cell>
          <table:table-cell office:value-type="float" office:value="67.2178089352421" calcext:value-type="float">
            <text:p>67.217808935242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6545.328125" calcext:value-type="float">
            <text:p>26545.328125</text:p>
          </table:table-cell>
          <table:table-cell office:value-type="float" office:value="75.3880974744452" calcext:value-type="float">
            <text:p>75.3880974744452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20730.609375" calcext:value-type="float">
            <text:p>20730.609375</text:p>
          </table:table-cell>
          <table:table-cell office:value-type="float" office:value="72.5107188981679" calcext:value-type="float">
            <text:p>72.5107188981679</text:p>
          </table:table-cell>
          <table:table-cell office:value-type="float" office:value="0.44296875" calcext:value-type="float">
            <text:p>0.44296875</text:p>
          </table:table-cell>
          <table:table-cell office:value-type="float" office:value="21391.5625" calcext:value-type="float">
            <text:p>21391.5625</text:p>
          </table:table-cell>
          <table:table-cell office:value-type="float" office:value="76.1218704081598" calcext:value-type="float">
            <text:p>76.1218704081598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2342.546875" calcext:value-type="float">
            <text:p>2342.546875</text:p>
          </table:table-cell>
          <table:table-cell office:value-type="float" office:value="113.751624867994" calcext:value-type="float">
            <text:p>113.751624867994</text:p>
          </table:table-cell>
          <table:table-cell office:value-type="float" office:value="0.77265625" calcext:value-type="float">
            <text:p>0.77265625</text:p>
          </table:table-cell>
          <table:table-cell office:value-type="float" office:value="4951.734375" calcext:value-type="float">
            <text:p>4951.734375</text:p>
          </table:table-cell>
          <table:table-cell office:value-type="float" office:value="97.4732157506696" calcext:value-type="float">
            <text:p>97.4732157506696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56260889034" calcext:value-type="float">
            <text:p>105.056260889034</text:p>
          </table:table-cell>
          <table:table-cell office:value-type="float" office:value="0.65" calcext:value-type="float">
            <text:p>0.65</text:p>
          </table:table-cell>
          <table:table-cell office:value-type="float" office:value="12.953125" calcext:value-type="float">
            <text:p>12.953125</text:p>
          </table:table-cell>
          <table:table-cell office:value-type="float" office:value="85.4849215922798" calcext:value-type="float">
            <text:p>85.4849215922798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1157" calcext:value-type="float">
            <text:p>1157</text:p>
          </table:table-cell>
          <table:table-cell office:value-type="float" office:value="93.4444814183573" calcext:value-type="float">
            <text:p>93.4444814183573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27239.90625" calcext:value-type="float">
            <text:p>27239.90625</text:p>
          </table:table-cell>
          <table:table-cell office:value-type="float" office:value="67.9778218517821" calcext:value-type="float">
            <text:p>67.9778218517821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27563" calcext:value-type="float">
            <text:p>27563</text:p>
          </table:table-cell>
          <table:table-cell office:value-type="float" office:value="74.7229071640657" calcext:value-type="float">
            <text:p>74.7229071640657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0626.203125" calcext:value-type="float">
            <text:p>20626.203125</text:p>
          </table:table-cell>
          <table:table-cell office:value-type="float" office:value="71.8843174382844" calcext:value-type="float">
            <text:p>71.8843174382844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21220.03125" calcext:value-type="float">
            <text:p>21220.03125</text:p>
          </table:table-cell>
          <table:table-cell office:value-type="float" office:value="76.9567589838296" calcext:value-type="float">
            <text:p>76.9567589838296</text:p>
          </table:table-cell>
          <table:table-cell office:value-type="float" office:value="0.90078125" calcext:value-type="float">
            <text:p>0.90078125</text:p>
          </table:table-cell>
          <table:table-cell office:value-type="float" office:value="2454.28125" calcext:value-type="float">
            <text:p>2454.28125</text:p>
          </table:table-cell>
          <table:table-cell office:value-type="float" office:value="111.482940635802" calcext:value-type="float">
            <text:p>111.482940635802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5025.0625" calcext:value-type="float">
            <text:p>5025.0625</text:p>
          </table:table-cell>
          <table:table-cell office:value-type="float" office:value="91.7270782845197" calcext:value-type="float">
            <text:p>91.7270782845197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19017529189" calcext:value-type="float">
            <text:p>106.619017529189</text:p>
          </table:table-cell>
          <table:table-cell office:value-type="float" office:value="0.65" calcext:value-type="float">
            <text:p>0.65</text:p>
          </table:table-cell>
          <table:table-cell office:value-type="float" office:value="20.15625" calcext:value-type="float">
            <text:p>20.15625</text:p>
          </table:table-cell>
          <table:table-cell office:value-type="float" office:value="107.027131782946" calcext:value-type="float">
            <text:p>107.027131782946</text:p>
          </table:table-cell>
          <table:table-cell office:value-type="float" office:value="0.55" calcext:value-type="float">
            <text:p>0.55</text:p>
          </table:table-cell>
          <table:table-cell office:value-type="float" office:value="949" calcext:value-type="float">
            <text:p>949</text:p>
          </table:table-cell>
          <table:table-cell office:value-type="float" office:value="86.297174705991" calcext:value-type="float">
            <text:p>86.297174705991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27441.765625" calcext:value-type="float">
            <text:p>27441.765625</text:p>
          </table:table-cell>
          <table:table-cell office:value-type="float" office:value="65.208587757518" calcext:value-type="float">
            <text:p>65.208587757518</text:p>
          </table:table-cell>
          <table:table-cell office:value-type="float" office:value="0.59453125" calcext:value-type="float">
            <text:p>0.59453125</text:p>
          </table:table-cell>
          <table:table-cell office:value-type="float" office:value="25985.65625" calcext:value-type="float">
            <text:p>25985.65625</text:p>
          </table:table-cell>
          <table:table-cell office:value-type="float" office:value="73.175170832326" calcext:value-type="float">
            <text:p>73.175170832326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21487.578125" calcext:value-type="float">
            <text:p>21487.578125</text:p>
          </table:table-cell>
          <table:table-cell office:value-type="float" office:value="68.1725397691004" calcext:value-type="float">
            <text:p>68.1725397691004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21745.6875" calcext:value-type="float">
            <text:p>21745.6875</text:p>
          </table:table-cell>
          <table:table-cell office:value-type="float" office:value="76.5951833695651" calcext:value-type="float">
            <text:p>76.5951833695651</text:p>
          </table:table-cell>
          <table:table-cell office:value-type="float" office:value="0.86796875" calcext:value-type="float">
            <text:p>0.86796875</text:p>
          </table:table-cell>
          <table:table-cell office:value-type="float" office:value="2458.28125" calcext:value-type="float">
            <text:p>2458.28125</text:p>
          </table:table-cell>
          <table:table-cell office:value-type="float" office:value="111.319378729561" calcext:value-type="float">
            <text:p>111.319378729561</text:p>
          </table:table-cell>
          <table:table-cell office:value-type="float" office:value="0.61484375" calcext:value-type="float">
            <text:p>0.61484375</text:p>
          </table:table-cell>
          <table:table-cell office:value-type="float" office:value="4988.9375" calcext:value-type="float">
            <text:p>4988.9375</text:p>
          </table:table-cell>
          <table:table-cell office:value-type="float" office:value="92.7111571251575" calcext:value-type="float">
            <text:p>92.7111571251575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92686248399" calcext:value-type="float">
            <text:p>105.492686248399</text:p>
          </table:table-cell>
          <table:table-cell office:value-type="float" office:value="0.85" calcext:value-type="float">
            <text:p>0.85</text:p>
          </table:table-cell>
          <table:table-cell office:value-type="float" office:value="15.3125" calcext:value-type="float">
            <text:p>15.3125</text:p>
          </table:table-cell>
          <table:table-cell office:value-type="float" office:value="97.2275510204081" calcext:value-type="float">
            <text:p>97.2275510204081</text:p>
          </table:table-cell>
          <table:table-cell office:value-type="float" office:value="0.54609375" calcext:value-type="float">
            <text:p>0.54609375</text:p>
          </table:table-cell>
          <table:table-cell office:value-type="float" office:value="1302" calcext:value-type="float">
            <text:p>1302</text:p>
          </table:table-cell>
          <table:table-cell office:value-type="float" office:value="93.9253304192796" calcext:value-type="float">
            <text:p>93.9253304192796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26894.09375" calcext:value-type="float">
            <text:p>26894.09375</text:p>
          </table:table-cell>
          <table:table-cell office:value-type="float" office:value="68.7205906477194" calcext:value-type="float">
            <text:p>68.7205906477194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747.890625" calcext:value-type="float">
            <text:p>26747.890625</text:p>
          </table:table-cell>
          <table:table-cell office:value-type="float" office:value="77.4725169517938" calcext:value-type="float">
            <text:p>77.4725169517938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20921.015625" calcext:value-type="float">
            <text:p>20921.015625</text:p>
          </table:table-cell>
          <table:table-cell office:value-type="float" office:value="74.6557893183609" calcext:value-type="float">
            <text:p>74.6557893183609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20671.1875" calcext:value-type="float">
            <text:p>20671.1875</text:p>
          </table:table-cell>
          <table:table-cell office:value-type="float" office:value="75.3913742233237" calcext:value-type="float">
            <text:p>75.3913742233237</text:p>
          </table:table-cell>
          <table:table-cell office:value-type="float" office:value="0.8734375" calcext:value-type="float">
            <text:p>0.8734375</text:p>
          </table:table-cell>
          <table:table-cell office:value-type="float" office:value="2376.6875" calcext:value-type="float">
            <text:p>2376.6875</text:p>
          </table:table-cell>
          <table:table-cell office:value-type="float" office:value="109.459836469228" calcext:value-type="float">
            <text:p>109.459836469228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4797.5" calcext:value-type="float">
            <text:p>4797.5</text:p>
          </table:table-cell>
          <table:table-cell office:value-type="float" office:value="100.08065034932" calcext:value-type="float">
            <text:p>100.08065034932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721435592649" calcext:value-type="float">
            <text:p>105.721435592649</text:p>
          </table:table-cell>
          <table:table-cell office:value-type="float" office:value="0.7" calcext:value-type="float">
            <text:p>0.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05.798841059603" calcext:value-type="float">
            <text:p>105.798841059603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1005" calcext:value-type="float">
            <text:p>1005</text:p>
          </table:table-cell>
          <table:table-cell office:value-type="float" office:value="77.3346019118069" calcext:value-type="float">
            <text:p>77.3346019118069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7435.328125" calcext:value-type="float">
            <text:p>27435.328125</text:p>
          </table:table-cell>
          <table:table-cell office:value-type="float" office:value="69.0123659141037" calcext:value-type="float">
            <text:p>69.0123659141037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26850.109375" calcext:value-type="float">
            <text:p>26850.109375</text:p>
          </table:table-cell>
          <table:table-cell office:value-type="float" office:value="76.679655915235" calcext:value-type="float">
            <text:p>76.679655915235</text:p>
          </table:table-cell>
          <table:table-cell office:value-type="float" office:value="0.53203125" calcext:value-type="float">
            <text:p>0.53203125</text:p>
          </table:table-cell>
          <table:table-cell office:value-type="float" office:value="20766.296875" calcext:value-type="float">
            <text:p>20766.296875</text:p>
          </table:table-cell>
          <table:table-cell office:value-type="float" office:value="71.8130791045366" calcext:value-type="float">
            <text:p>71.8130791045366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21616.59375" calcext:value-type="float">
            <text:p>21616.59375</text:p>
          </table:table-cell>
          <table:table-cell office:value-type="float" office:value="73.4078862119553" calcext:value-type="float">
            <text:p>73.4078862119553</text:p>
          </table:table-cell>
          <table:table-cell office:value-type="float" office:value="0.86171875" calcext:value-type="float">
            <text:p>0.86171875</text:p>
          </table:table-cell>
          <table:table-cell office:value-type="float" office:value="2526.359375" calcext:value-type="float">
            <text:p>2526.359375</text:p>
          </table:table-cell>
          <table:table-cell office:value-type="float" office:value="110.765274874583" calcext:value-type="float">
            <text:p>110.765274874583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4961.609375" calcext:value-type="float">
            <text:p>4961.609375</text:p>
          </table:table-cell>
          <table:table-cell office:value-type="float" office:value="94.0205474987085" calcext:value-type="float">
            <text:p>94.0205474987085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422461285542" calcext:value-type="float">
            <text:p>104.422461285542</text:p>
          </table:table-cell>
          <table:table-cell office:value-type="float" office:value="0.65" calcext:value-type="float">
            <text:p>0.65</text:p>
          </table:table-cell>
          <table:table-cell office:value-type="float" office:value="19.46875" calcext:value-type="float">
            <text:p>19.46875</text:p>
          </table:table-cell>
          <table:table-cell office:value-type="float" office:value="98.0906902086678" calcext:value-type="float">
            <text:p>98.0906902086678</text:p>
          </table:table-cell>
          <table:table-cell office:value-type="float" office:value="0.75078125" calcext:value-type="float">
            <text:p>0.75078125</text:p>
          </table:table-cell>
          <table:table-cell office:value-type="float" office:value="957" calcext:value-type="float">
            <text:p>957</text:p>
          </table:table-cell>
          <table:table-cell office:value-type="float" office:value="87.5167560290083" calcext:value-type="float">
            <text:p>87.516756029008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26583.703125" calcext:value-type="float">
            <text:p>26583.703125</text:p>
          </table:table-cell>
          <table:table-cell office:value-type="float" office:value="65.568197001287" calcext:value-type="float">
            <text:p>65.568197001287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27209.234375" calcext:value-type="float">
            <text:p>27209.234375</text:p>
          </table:table-cell>
          <table:table-cell office:value-type="float" office:value="72.5754668670539" calcext:value-type="float">
            <text:p>72.5754668670539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20449.75" calcext:value-type="float">
            <text:p>20449.75</text:p>
          </table:table-cell>
          <table:table-cell office:value-type="float" office:value="72.6948382409433" calcext:value-type="float">
            <text:p>72.6948382409433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1612.703125" calcext:value-type="float">
            <text:p>21612.703125</text:p>
          </table:table-cell>
          <table:table-cell office:value-type="float" office:value="77.5404363069429" calcext:value-type="float">
            <text:p>77.5404363069429</text:p>
          </table:table-cell>
          <table:table-cell office:value-type="float" office:value="0.82578125" calcext:value-type="float">
            <text:p>0.82578125</text:p>
          </table:table-cell>
          <table:table-cell office:value-type="float" office:value="2493.671875" calcext:value-type="float">
            <text:p>2493.671875</text:p>
          </table:table-cell>
          <table:table-cell office:value-type="float" office:value="109.133760708071" calcext:value-type="float">
            <text:p>109.133760708071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5011.421875" calcext:value-type="float">
            <text:p>5011.421875</text:p>
          </table:table-cell>
          <table:table-cell office:value-type="float" office:value="93.9256673185867" calcext:value-type="float">
            <text:p>93.925667318586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28382360218" calcext:value-type="float">
            <text:p>105.028382360218</text:p>
          </table:table-cell>
          <table:table-cell office:value-type="float" office:value="0.65" calcext:value-type="float">
            <text:p>0.65</text:p>
          </table:table-cell>
          <table:table-cell office:value-type="float" office:value="23.546875" calcext:value-type="float">
            <text:p>23.546875</text:p>
          </table:table-cell>
          <table:table-cell office:value-type="float" office:value="110.35700066357" calcext:value-type="float">
            <text:p>110.35700066357</text:p>
          </table:table-cell>
          <table:table-cell office:value-type="float" office:value="0.40078125" calcext:value-type="float">
            <text:p>0.40078125</text:p>
          </table:table-cell>
          <table:table-cell office:value-type="float" office:value="1222" calcext:value-type="float">
            <text:p>1222</text:p>
          </table:table-cell>
          <table:table-cell office:value-type="float" office:value="92.3447425739626" calcext:value-type="float">
            <text:p>92.344742573962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26901.421875" calcext:value-type="float">
            <text:p>26901.421875</text:p>
          </table:table-cell>
          <table:table-cell office:value-type="float" office:value="68.7411165590431" calcext:value-type="float">
            <text:p>68.741116559043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6431.828125" calcext:value-type="float">
            <text:p>26431.828125</text:p>
          </table:table-cell>
          <table:table-cell office:value-type="float" office:value="73.4899662925908" calcext:value-type="float">
            <text:p>73.4899662925908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1121.8125" calcext:value-type="float">
            <text:p>21121.8125</text:p>
          </table:table-cell>
          <table:table-cell office:value-type="float" office:value="73.7554646613697" calcext:value-type="float">
            <text:p>73.7554646613697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1434.84375" calcext:value-type="float">
            <text:p>21434.84375</text:p>
          </table:table-cell>
          <table:table-cell office:value-type="float" office:value="78.2953711795602" calcext:value-type="float">
            <text:p>78.2953711795602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2472.59375" calcext:value-type="float">
            <text:p>2472.59375</text:p>
          </table:table-cell>
          <table:table-cell office:value-type="float" office:value="109.251096297675" calcext:value-type="float">
            <text:p>109.251096297675</text:p>
          </table:table-cell>
          <table:table-cell office:value-type="float" office:value="0.72421875" calcext:value-type="float">
            <text:p>0.72421875</text:p>
          </table:table-cell>
          <table:table-cell office:value-type="float" office:value="4877.546875" calcext:value-type="float">
            <text:p>4877.546875</text:p>
          </table:table-cell>
          <table:table-cell office:value-type="float" office:value="94.9900904783459" calcext:value-type="float">
            <text:p>94.9900904783459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222214759325" calcext:value-type="float">
            <text:p>105.222214759325</text:p>
          </table:table-cell>
          <table:table-cell office:value-type="float" office:value="0.5" calcext:value-type="float">
            <text:p>0.5</text:p>
          </table:table-cell>
          <table:table-cell office:value-type="float" office:value="27.734375" calcext:value-type="float">
            <text:p>27.734375</text:p>
          </table:table-cell>
          <table:table-cell office:value-type="float" office:value="109.893521126761" calcext:value-type="float">
            <text:p>109.893521126761</text:p>
          </table:table-cell>
          <table:table-cell office:value-type="float" office:value="0.55" calcext:value-type="float">
            <text:p>0.55</text:p>
          </table:table-cell>
          <table:table-cell office:value-type="float" office:value="997" calcext:value-type="float">
            <text:p>997</text:p>
          </table:table-cell>
          <table:table-cell office:value-type="float" office:value="83.7615440192251" calcext:value-type="float">
            <text:p>83.7615440192251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28725.984375" calcext:value-type="float">
            <text:p>28725.984375</text:p>
          </table:table-cell>
          <table:table-cell office:value-type="float" office:value="66.9150178334661" calcext:value-type="float">
            <text:p>66.915017833466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6676.0625" calcext:value-type="float">
            <text:p>26676.0625</text:p>
          </table:table-cell>
          <table:table-cell office:value-type="float" office:value="74.7748360806836" calcext:value-type="float">
            <text:p>74.7748360806836</text:p>
          </table:table-cell>
          <table:table-cell office:value-type="float" office:value="0.53671875" calcext:value-type="float">
            <text:p>0.53671875</text:p>
          </table:table-cell>
          <table:table-cell office:value-type="float" office:value="21296.453125" calcext:value-type="float">
            <text:p>21296.453125</text:p>
          </table:table-cell>
          <table:table-cell office:value-type="float" office:value="74.4257379353" calcext:value-type="float">
            <text:p>74.4257379353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599.40625" calcext:value-type="float">
            <text:p>21599.40625</text:p>
          </table:table-cell>
          <table:table-cell office:value-type="float" office:value="75.1835689644821" calcext:value-type="float">
            <text:p>75.1835689644821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2308.875" calcext:value-type="float">
            <text:p>2308.875</text:p>
          </table:table-cell>
          <table:table-cell office:value-type="float" office:value="108.762600741772" calcext:value-type="float">
            <text:p>108.762600741772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5119.328125" calcext:value-type="float">
            <text:p>5119.328125</text:p>
          </table:table-cell>
          <table:table-cell office:value-type="float" office:value="92.5170356558813" calcext:value-type="float">
            <text:p>92.5170356558813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9007913424" calcext:value-type="float">
            <text:p>104.829007913424</text:p>
          </table:table-cell>
          <table:table-cell office:value-type="float" office:value="0.6" calcext:value-type="float">
            <text:p>0.6</text:p>
          </table:table-cell>
          <table:table-cell office:value-type="float" office:value="23.234375" calcext:value-type="float">
            <text:p>23.234375</text:p>
          </table:table-cell>
          <table:table-cell office:value-type="float" office:value="108.917955615333" calcext:value-type="float">
            <text:p>108.917955615333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1289" calcext:value-type="float">
            <text:p>1289</text:p>
          </table:table-cell>
          <table:table-cell office:value-type="float" office:value="90.1403259837593" calcext:value-type="float">
            <text:p>90.1403259837593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6900.671875" calcext:value-type="float">
            <text:p>26900.671875</text:p>
          </table:table-cell>
          <table:table-cell office:value-type="float" office:value="68.0660272548223" calcext:value-type="float">
            <text:p>68.0660272548223</text:p>
          </table:table-cell>
          <table:table-cell office:value-type="float" office:value="0.51328125" calcext:value-type="float">
            <text:p>0.51328125</text:p>
          </table:table-cell>
          <table:table-cell office:value-type="float" office:value="27579.890625" calcext:value-type="float">
            <text:p>27579.890625</text:p>
          </table:table-cell>
          <table:table-cell office:value-type="float" office:value="72.3853615045571" calcext:value-type="float">
            <text:p>72.38536150455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1186.15625" calcext:value-type="float">
            <text:p>21186.15625</text:p>
          </table:table-cell>
          <table:table-cell office:value-type="float" office:value="71.847845400474" calcext:value-type="float">
            <text:p>71.847845400474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339.28125" calcext:value-type="float">
            <text:p>21339.28125</text:p>
          </table:table-cell>
          <table:table-cell office:value-type="float" office:value="75.8793585908933" calcext:value-type="float">
            <text:p>75.8793585908933</text:p>
          </table:table-cell>
          <table:table-cell office:value-type="float" office:value="0.90546875" calcext:value-type="float">
            <text:p>0.90546875</text:p>
          </table:table-cell>
          <table:table-cell office:value-type="float" office:value="2326.40625" calcext:value-type="float">
            <text:p>2326.40625</text:p>
          </table:table-cell>
          <table:table-cell office:value-type="float" office:value="114.307669485827" calcext:value-type="float">
            <text:p>114.307669485827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4912.375" calcext:value-type="float">
            <text:p>4912.375</text:p>
          </table:table-cell>
          <table:table-cell office:value-type="float" office:value="94.8755983120658" calcext:value-type="float">
            <text:p>94.875598312065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02371388818" calcext:value-type="float">
            <text:p>104.902371388818</text:p>
          </table:table-cell>
          <table:table-cell office:value-type="float" office:value="0.7" calcext:value-type="float">
            <text:p>0.7</text:p>
          </table:table-cell>
          <table:table-cell office:value-type="float" office:value="18.953125" calcext:value-type="float">
            <text:p>18.953125</text:p>
          </table:table-cell>
          <table:table-cell office:value-type="float" office:value="92.0445177246496" calcext:value-type="float">
            <text:p>92.0445177246496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840" calcext:value-type="float">
            <text:p>840</text:p>
          </table:table-cell>
          <table:table-cell office:value-type="float" office:value="75.1455899226114" calcext:value-type="float">
            <text:p>75.1455899226114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6235.890625" calcext:value-type="float">
            <text:p>26235.890625</text:p>
          </table:table-cell>
          <table:table-cell office:value-type="float" office:value="67.7241649275" calcext:value-type="float">
            <text:p>67.7241649275</text:p>
          </table:table-cell>
          <table:table-cell office:value-type="float" office:value="0.57265625" calcext:value-type="float">
            <text:p>0.57265625</text:p>
          </table:table-cell>
          <table:table-cell office:value-type="float" office:value="26005.84375" calcext:value-type="float">
            <text:p>26005.84375</text:p>
          </table:table-cell>
          <table:table-cell office:value-type="float" office:value="76.8698663548265" calcext:value-type="float">
            <text:p>76.869866354826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0991.265625" calcext:value-type="float">
            <text:p>20991.265625</text:p>
          </table:table-cell>
          <table:table-cell office:value-type="float" office:value="71.7571563551148" calcext:value-type="float">
            <text:p>71.7571563551148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21244.828125" calcext:value-type="float">
            <text:p>21244.828125</text:p>
          </table:table-cell>
          <table:table-cell office:value-type="float" office:value="78.8352171246242" calcext:value-type="float">
            <text:p>78.8352171246242</text:p>
          </table:table-cell>
          <table:table-cell office:value-type="float" office:value="0.8859375" calcext:value-type="float">
            <text:p>0.8859375</text:p>
          </table:table-cell>
          <table:table-cell office:value-type="float" office:value="2442.640625" calcext:value-type="float">
            <text:p>2442.640625</text:p>
          </table:table-cell>
          <table:table-cell office:value-type="float" office:value="108.368112866504" calcext:value-type="float">
            <text:p>108.368112866504</text:p>
          </table:table-cell>
          <table:table-cell office:value-type="float" office:value="0.71953125" calcext:value-type="float">
            <text:p>0.71953125</text:p>
          </table:table-cell>
          <table:table-cell office:value-type="float" office:value="4870.296875" calcext:value-type="float">
            <text:p>4870.296875</text:p>
          </table:table-cell>
          <table:table-cell office:value-type="float" office:value="96.7547734024969" calcext:value-type="float">
            <text:p>96.7547734024969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285003455467" calcext:value-type="float">
            <text:p>103.285003455467</text:p>
          </table:table-cell>
          <table:table-cell office:value-type="float" office:value="0.7" calcext:value-type="float">
            <text:p>0.7</text:p>
          </table:table-cell>
          <table:table-cell office:value-type="float" office:value="24.015625" calcext:value-type="float">
            <text:p>24.015625</text:p>
          </table:table-cell>
          <table:table-cell office:value-type="float" office:value="95.2752114508784" calcext:value-type="float">
            <text:p>95.2752114508784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1105" calcext:value-type="float">
            <text:p>1105</text:p>
          </table:table-cell>
          <table:table-cell office:value-type="float" office:value="94.2967015520309" calcext:value-type="float">
            <text:p>94.2967015520309</text:p>
          </table:table-cell>
          <table:table-cell office:value-type="float" office:value="0.4515625" calcext:value-type="float">
            <text:p>0.4515625</text:p>
          </table:table-cell>
          <table:table-cell office:value-type="float" office:value="26621.984375" calcext:value-type="float">
            <text:p>26621.984375</text:p>
          </table:table-cell>
          <table:table-cell office:value-type="float" office:value="67.7550090402219" calcext:value-type="float">
            <text:p>67.7550090402219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24493.390625" calcext:value-type="float">
            <text:p>24493.390625</text:p>
          </table:table-cell>
          <table:table-cell office:value-type="float" office:value="80.7096993944917" calcext:value-type="float">
            <text:p>80.709699394491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2310.09375" calcext:value-type="float">
            <text:p>22310.09375</text:p>
          </table:table-cell>
          <table:table-cell office:value-type="float" office:value="70.4573369613761" calcext:value-type="float">
            <text:p>70.4573369613761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20669.0625" calcext:value-type="float">
            <text:p>20669.0625</text:p>
          </table:table-cell>
          <table:table-cell office:value-type="float" office:value="77.8885788308532" calcext:value-type="float">
            <text:p>77.8885788308532</text:p>
          </table:table-cell>
          <table:table-cell office:value-type="float" office:value="0.83515625" calcext:value-type="float">
            <text:p>0.83515625</text:p>
          </table:table-cell>
          <table:table-cell office:value-type="float" office:value="2501.34375" calcext:value-type="float">
            <text:p>2501.34375</text:p>
          </table:table-cell>
          <table:table-cell office:value-type="float" office:value="108.293708390644" calcext:value-type="float">
            <text:p>108.293708390644</text:p>
          </table:table-cell>
          <table:table-cell office:value-type="float" office:value="0.66640625" calcext:value-type="float">
            <text:p>0.66640625</text:p>
          </table:table-cell>
          <table:table-cell office:value-type="float" office:value="4910.6875" calcext:value-type="float">
            <text:p>4910.6875</text:p>
          </table:table-cell>
          <table:table-cell office:value-type="float" office:value="91.8948119074684" calcext:value-type="float">
            <text:p>91.8948119074684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069612538198" calcext:value-type="float">
            <text:p>104.069612538198</text:p>
          </table:table-cell>
          <table:table-cell office:value-type="float" office:value="0.4" calcext:value-type="float">
            <text:p>0.4</text:p>
          </table:table-cell>
          <table:table-cell office:value-type="float" office:value="19.234375" calcext:value-type="float">
            <text:p>19.234375</text:p>
          </table:table-cell>
          <table:table-cell office:value-type="float" office:value="105.271324126726" calcext:value-type="float">
            <text:p>105.271324126726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1389" calcext:value-type="float">
            <text:p>1389</text:p>
          </table:table-cell>
          <table:table-cell office:value-type="float" office:value="96.3150598428299" calcext:value-type="float">
            <text:p>96.3150598428299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26249.21875" calcext:value-type="float">
            <text:p>26249.21875</text:p>
          </table:table-cell>
          <table:table-cell office:value-type="float" office:value="71.1776121401331" calcext:value-type="float">
            <text:p>71.1776121401331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26593.296875" calcext:value-type="float">
            <text:p>26593.296875</text:p>
          </table:table-cell>
          <table:table-cell office:value-type="float" office:value="74.6197414833373" calcext:value-type="float">
            <text:p>74.6197414833373</text:p>
          </table:table-cell>
          <table:table-cell office:value-type="float" office:value="0.72890625" calcext:value-type="float">
            <text:p>0.72890625</text:p>
          </table:table-cell>
          <table:table-cell office:value-type="float" office:value="21241.1875" calcext:value-type="float">
            <text:p>21241.1875</text:p>
          </table:table-cell>
          <table:table-cell office:value-type="float" office:value="72.8106636540282" calcext:value-type="float">
            <text:p>72.8106636540282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21998.78125" calcext:value-type="float">
            <text:p>21998.78125</text:p>
          </table:table-cell>
          <table:table-cell office:value-type="float" office:value="75.9873465998707" calcext:value-type="float">
            <text:p>75.98734659987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2395.265625" calcext:value-type="float">
            <text:p>2395.265625</text:p>
          </table:table-cell>
          <table:table-cell office:value-type="float" office:value="110.390981349908" calcext:value-type="float">
            <text:p>110.390981349908</text:p>
          </table:table-cell>
          <table:table-cell office:value-type="float" office:value="0.52890625" calcext:value-type="float">
            <text:p>0.52890625</text:p>
          </table:table-cell>
          <table:table-cell office:value-type="float" office:value="4836.734375" calcext:value-type="float">
            <text:p>4836.734375</text:p>
          </table:table-cell>
          <table:table-cell office:value-type="float" office:value="92.2793257283481" calcext:value-type="float">
            <text:p>92.279325728348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70216749544" calcext:value-type="float">
            <text:p>105.070216749544</text:p>
          </table:table-cell>
          <table:table-cell office:value-type="float" office:value="0.35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19.195" calcext:value-type="float">
            <text:p>119.19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161" calcext:value-type="float">
            <text:p>1161</text:p>
          </table:table-cell>
          <table:table-cell office:value-type="float" office:value="97.5200168858539" calcext:value-type="float">
            <text:p>97.5200168858539</text:p>
          </table:table-cell>
          <table:table-cell office:value-type="float" office:value="0.54921875" calcext:value-type="float">
            <text:p>0.54921875</text:p>
          </table:table-cell>
          <table:table-cell office:value-type="float" office:value="25855.171875" calcext:value-type="float">
            <text:p>25855.171875</text:p>
          </table:table-cell>
          <table:table-cell office:value-type="float" office:value="67.9819729168954" calcext:value-type="float">
            <text:p>67.9819729168954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26120.375" calcext:value-type="float">
            <text:p>26120.375</text:p>
          </table:table-cell>
          <table:table-cell office:value-type="float" office:value="76.7064578251696" calcext:value-type="float">
            <text:p>76.7064578251696</text:p>
          </table:table-cell>
          <table:table-cell office:value-type="float" office:value="0.52578125" calcext:value-type="float">
            <text:p>0.52578125</text:p>
          </table:table-cell>
          <table:table-cell office:value-type="float" office:value="21259.484375" calcext:value-type="float">
            <text:p>21259.484375</text:p>
          </table:table-cell>
          <table:table-cell office:value-type="float" office:value="73.6402704308128" calcext:value-type="float">
            <text:p>73.6402704308128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20667" calcext:value-type="float">
            <text:p>20667</text:p>
          </table:table-cell>
          <table:table-cell office:value-type="float" office:value="74.5426744790021" calcext:value-type="float">
            <text:p>74.5426744790021</text:p>
          </table:table-cell>
          <table:table-cell office:value-type="float" office:value="0.91328125" calcext:value-type="float">
            <text:p>0.91328125</text:p>
          </table:table-cell>
          <table:table-cell office:value-type="float" office:value="2349.515625" calcext:value-type="float">
            <text:p>2349.515625</text:p>
          </table:table-cell>
          <table:table-cell office:value-type="float" office:value="112.060298222923" calcext:value-type="float">
            <text:p>112.060298222923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932.125" calcext:value-type="float">
            <text:p>4932.125</text:p>
          </table:table-cell>
          <table:table-cell office:value-type="float" office:value="89.897366534501" calcext:value-type="float">
            <text:p>89.897366534501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5974961572" calcext:value-type="float">
            <text:p>104.825974961572</text:p>
          </table:table-cell>
          <table:table-cell office:value-type="float" office:value="0.55" calcext:value-type="float">
            <text:p>0.55</text:p>
          </table:table-cell>
          <table:table-cell office:value-type="float" office:value="22.046875" calcext:value-type="float">
            <text:p>22.046875</text:p>
          </table:table-cell>
          <table:table-cell office:value-type="float" office:value="109.905740609497" calcext:value-type="float">
            <text:p>109.905740609497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1356" calcext:value-type="float">
            <text:p>1356</text:p>
          </table:table-cell>
          <table:table-cell office:value-type="float" office:value="91.4481981964885" calcext:value-type="float">
            <text:p>91.4481981964885</text:p>
          </table:table-cell>
          <table:table-cell office:value-type="float" office:value="0.73203125" calcext:value-type="float">
            <text:p>0.73203125</text:p>
          </table:table-cell>
          <table:table-cell office:value-type="float" office:value="27015.8125" calcext:value-type="float">
            <text:p>27015.8125</text:p>
          </table:table-cell>
          <table:table-cell office:value-type="float" office:value="71.0768221424324" calcext:value-type="float">
            <text:p>71.0768221424324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26576.109375" calcext:value-type="float">
            <text:p>26576.109375</text:p>
          </table:table-cell>
          <table:table-cell office:value-type="float" office:value="73.43891263612" calcext:value-type="float">
            <text:p>73.43891263612</text:p>
          </table:table-cell>
          <table:table-cell office:value-type="float" office:value="0.60703125" calcext:value-type="float">
            <text:p>0.60703125</text:p>
          </table:table-cell>
          <table:table-cell office:value-type="float" office:value="20685.53125" calcext:value-type="float">
            <text:p>20685.53125</text:p>
          </table:table-cell>
          <table:table-cell office:value-type="float" office:value="74.0631694262771" calcext:value-type="float">
            <text:p>74.06316942627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0615.65625" calcext:value-type="float">
            <text:p>20615.65625</text:p>
          </table:table-cell>
          <table:table-cell office:value-type="float" office:value="76.6812932534931" calcext:value-type="float">
            <text:p>76.6812932534931</text:p>
          </table:table-cell>
          <table:table-cell office:value-type="float" office:value="0.865625" calcext:value-type="float">
            <text:p>0.865625</text:p>
          </table:table-cell>
          <table:table-cell office:value-type="float" office:value="2442.765625" calcext:value-type="float">
            <text:p>2442.765625</text:p>
          </table:table-cell>
          <table:table-cell office:value-type="float" office:value="109.043472543675" calcext:value-type="float">
            <text:p>109.0434725436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4961" calcext:value-type="float">
            <text:p>4961</text:p>
          </table:table-cell>
          <table:table-cell office:value-type="float" office:value="95.8131455832797" calcext:value-type="float">
            <text:p>95.8131455832797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297939732342" calcext:value-type="float">
            <text:p>209.297939732342</text:p>
          </table:table-cell>
          <table:table-cell office:value-type="float" office:value="0.3" calcext:value-type="float">
            <text:p>0.3</text:p>
          </table:table-cell>
          <table:table-cell office:value-type="float" office:value="22.84375" calcext:value-type="float">
            <text:p>22.84375</text:p>
          </table:table-cell>
          <table:table-cell office:value-type="float" office:value="234.553351573188" calcext:value-type="float">
            <text:p>234.553351573188</text:p>
          </table:table-cell>
          <table:table-cell office:value-type="float" office:value="0.3078125" calcext:value-type="float">
            <text:p>0.3078125</text:p>
          </table:table-cell>
          <table:table-cell office:value-type="float" office:value="1736" calcext:value-type="float">
            <text:p>1736</text:p>
          </table:table-cell>
          <table:table-cell office:value-type="float" office:value="231.282673627891" calcext:value-type="float">
            <text:p>231.282673627891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31541.484375" calcext:value-type="float">
            <text:p>31541.484375</text:p>
          </table:table-cell>
          <table:table-cell office:value-type="float" office:value="113.261212592348" calcext:value-type="float">
            <text:p>113.261212592348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404.234375" calcext:value-type="float">
            <text:p>30404.234375</text:p>
          </table:table-cell>
          <table:table-cell office:value-type="float" office:value="124.957616601511" calcext:value-type="float">
            <text:p>124.957616601511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24721.046875" calcext:value-type="float">
            <text:p>24721.046875</text:p>
          </table:table-cell>
          <table:table-cell office:value-type="float" office:value="111.27455275278" calcext:value-type="float">
            <text:p>111.27455275278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3395.359375" calcext:value-type="float">
            <text:p>23395.359375</text:p>
          </table:table-cell>
          <table:table-cell office:value-type="float" office:value="120.963742980146" calcext:value-type="float">
            <text:p>120.96374298014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1745.515625" calcext:value-type="float">
            <text:p>1745.515625</text:p>
          </table:table-cell>
          <table:table-cell office:value-type="float" office:value="198.151774300298" calcext:value-type="float">
            <text:p>198.151774300298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3283.25" calcext:value-type="float">
            <text:p>3283.25</text:p>
          </table:table-cell>
          <table:table-cell office:value-type="float" office:value="157.993259323439" calcext:value-type="float">
            <text:p>157.993259323439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846233474073" calcext:value-type="float">
            <text:p>209.846233474073</text:p>
          </table:table-cell>
          <table:table-cell office:value-type="float" office:value="0.5" calcext:value-type="float">
            <text:p>0.5</text:p>
          </table:table-cell>
          <table:table-cell office:value-type="float" office:value="15.53125" calcext:value-type="float">
            <text:p>15.53125</text:p>
          </table:table-cell>
          <table:table-cell office:value-type="float" office:value="222.308853118713" calcext:value-type="float">
            <text:p>222.308853118713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986" calcext:value-type="float">
            <text:p>986</text:p>
          </table:table-cell>
          <table:table-cell office:value-type="float" office:value="214.016985064253" calcext:value-type="float">
            <text:p>214.016985064253</text:p>
          </table:table-cell>
          <table:table-cell office:value-type="float" office:value="0.3390625" calcext:value-type="float">
            <text:p>0.3390625</text:p>
          </table:table-cell>
          <table:table-cell office:value-type="float" office:value="30359.375" calcext:value-type="float">
            <text:p>30359.375</text:p>
          </table:table-cell>
          <table:table-cell office:value-type="float" office:value="105.599498231504" calcext:value-type="float">
            <text:p>105.599498231504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30505.703125" calcext:value-type="float">
            <text:p>30505.703125</text:p>
          </table:table-cell>
          <table:table-cell office:value-type="float" office:value="139.509619904077" calcext:value-type="float">
            <text:p>139.509619904077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23570.640625" calcext:value-type="float">
            <text:p>23570.640625</text:p>
          </table:table-cell>
          <table:table-cell office:value-type="float" office:value="112.342608055698" calcext:value-type="float">
            <text:p>112.342608055698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3802.1875" calcext:value-type="float">
            <text:p>23802.1875</text:p>
          </table:table-cell>
          <table:table-cell office:value-type="float" office:value="126.137259037313" calcext:value-type="float">
            <text:p>126.137259037313</text:p>
          </table:table-cell>
          <table:table-cell office:value-type="float" office:value="0.853125" calcext:value-type="float">
            <text:p>0.853125</text:p>
          </table:table-cell>
          <table:table-cell office:value-type="float" office:value="1981.703125" calcext:value-type="float">
            <text:p>1981.703125</text:p>
          </table:table-cell>
          <table:table-cell office:value-type="float" office:value="200.298873686747" calcext:value-type="float">
            <text:p>200.29887368674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265" calcext:value-type="float">
            <text:p>3265</text:p>
          </table:table-cell>
          <table:table-cell office:value-type="float" office:value="165.125365387542" calcext:value-type="float">
            <text:p>165.125365387542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553833402444" calcext:value-type="float">
            <text:p>210.553833402444</text:p>
          </table:table-cell>
          <table:table-cell office:value-type="float" office:value="0.3" calcext:value-type="float">
            <text:p>0.3</text:p>
          </table:table-cell>
          <table:table-cell office:value-type="float" office:value="12.671875" calcext:value-type="float">
            <text:p>12.671875</text:p>
          </table:table-cell>
          <table:table-cell office:value-type="float" office:value="222.727496917386" calcext:value-type="float">
            <text:p>222.7274969173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1091" calcext:value-type="float">
            <text:p>1091</text:p>
          </table:table-cell>
          <table:table-cell office:value-type="float" office:value="209.230009044517" calcext:value-type="float">
            <text:p>209.230009044517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29899.921875" calcext:value-type="float">
            <text:p>29899.921875</text:p>
          </table:table-cell>
          <table:table-cell office:value-type="float" office:value="114.079882083187" calcext:value-type="float">
            <text:p>114.079882083187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0677.796875" calcext:value-type="float">
            <text:p>30677.796875</text:p>
          </table:table-cell>
          <table:table-cell office:value-type="float" office:value="128.086384591393" calcext:value-type="float">
            <text:p>128.086384591393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23804.390625" calcext:value-type="float">
            <text:p>23804.390625</text:p>
          </table:table-cell>
          <table:table-cell office:value-type="float" office:value="93.1627471244565" calcext:value-type="float">
            <text:p>93.1627471244565</text:p>
          </table:table-cell>
          <table:table-cell office:value-type="float" office:value="0.3875" calcext:value-type="float">
            <text:p>0.3875</text:p>
          </table:table-cell>
          <table:table-cell office:value-type="float" office:value="24648.4375" calcext:value-type="float">
            <text:p>24648.4375</text:p>
          </table:table-cell>
          <table:table-cell office:value-type="float" office:value="122.186489490424" calcext:value-type="float">
            <text:p>122.186489490424</text:p>
          </table:table-cell>
          <table:table-cell office:value-type="float" office:value="0.7515625" calcext:value-type="float">
            <text:p>0.7515625</text:p>
          </table:table-cell>
          <table:table-cell office:value-type="float" office:value="1763.296875" calcext:value-type="float">
            <text:p>1763.296875</text:p>
          </table:table-cell>
          <table:table-cell office:value-type="float" office:value="198.203809652818" calcext:value-type="float">
            <text:p>198.203809652818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301.8125" calcext:value-type="float">
            <text:p>3301.8125</text:p>
          </table:table-cell>
          <table:table-cell office:value-type="float" office:value="176.193890826072" calcext:value-type="float">
            <text:p>176.193890826072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267397325801" calcext:value-type="float">
            <text:p>207.267397325801</text:p>
          </table:table-cell>
          <table:table-cell office:value-type="float" office:value="0.3" calcext:value-type="float">
            <text:p>0.3</text:p>
          </table:table-cell>
          <table:table-cell office:value-type="float" office:value="11.59375" calcext:value-type="float">
            <text:p>11.59375</text:p>
          </table:table-cell>
          <table:table-cell office:value-type="float" office:value="200.260107816712" calcext:value-type="float">
            <text:p>200.260107816712</text:p>
          </table:table-cell>
          <table:table-cell office:value-type="float" office:value="0.4015625" calcext:value-type="float">
            <text:p>0.4015625</text:p>
          </table:table-cell>
          <table:table-cell office:value-type="float" office:value="1084" calcext:value-type="float">
            <text:p>1084</text:p>
          </table:table-cell>
          <table:table-cell office:value-type="float" office:value="211.684101179754" calcext:value-type="float">
            <text:p>211.684101179754</text:p>
          </table:table-cell>
          <table:table-cell office:value-type="float" office:value="0.3859375" calcext:value-type="float">
            <text:p>0.3859375</text:p>
          </table:table-cell>
          <table:table-cell office:value-type="float" office:value="30653.109375" calcext:value-type="float">
            <text:p>30653.109375</text:p>
          </table:table-cell>
          <table:table-cell office:value-type="float" office:value="110.590540471881" calcext:value-type="float">
            <text:p>110.590540471881</text:p>
          </table:table-cell>
          <table:table-cell office:value-type="float" office:value="0.3234375" calcext:value-type="float">
            <text:p>0.3234375</text:p>
          </table:table-cell>
          <table:table-cell office:value-type="float" office:value="30888.59375" calcext:value-type="float">
            <text:p>30888.59375</text:p>
          </table:table-cell>
          <table:table-cell office:value-type="float" office:value="107.531815262638" calcext:value-type="float">
            <text:p>107.53181526263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57.25" calcext:value-type="float">
            <text:p>23857.25</text:p>
          </table:table-cell>
          <table:table-cell office:value-type="float" office:value="134.90495766999" calcext:value-type="float">
            <text:p>134.90495766999</text:p>
          </table:table-cell>
          <table:table-cell office:value-type="float" office:value="0.35" calcext:value-type="float">
            <text:p>0.35</text:p>
          </table:table-cell>
          <table:table-cell office:value-type="float" office:value="24606.203125" calcext:value-type="float">
            <text:p>24606.203125</text:p>
          </table:table-cell>
          <table:table-cell office:value-type="float" office:value="139.210890292511" calcext:value-type="float">
            <text:p>139.210890292511</text:p>
          </table:table-cell>
          <table:table-cell office:value-type="float" office:value="0.7609375" calcext:value-type="float">
            <text:p>0.7609375</text:p>
          </table:table-cell>
          <table:table-cell office:value-type="float" office:value="1822.234375" calcext:value-type="float">
            <text:p>1822.234375</text:p>
          </table:table-cell>
          <table:table-cell office:value-type="float" office:value="201.875614293286" calcext:value-type="float">
            <text:p>201.87561429328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3132.03125" calcext:value-type="float">
            <text:p>3132.03125</text:p>
          </table:table-cell>
          <table:table-cell office:value-type="float" office:value="165.538842848011" calcext:value-type="float">
            <text:p>165.538842848011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.734455155647" calcext:value-type="float">
            <text:p>204.734455155647</text:p>
          </table:table-cell>
          <table:table-cell office:value-type="float" office:value="0.4" calcext:value-type="float">
            <text:p>0.4</text:p>
          </table:table-cell>
          <table:table-cell office:value-type="float" office:value="17.890625" calcext:value-type="float">
            <text:p>17.890625</text:p>
          </table:table-cell>
          <table:table-cell office:value-type="float" office:value="223.068122270742" calcext:value-type="float">
            <text:p>223.068122270742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1404" calcext:value-type="float">
            <text:p>1404</text:p>
          </table:table-cell>
          <table:table-cell office:value-type="float" office:value="228.849884432228" calcext:value-type="float">
            <text:p>228.84988443222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0494.03125" calcext:value-type="float">
            <text:p>30494.03125</text:p>
          </table:table-cell>
          <table:table-cell office:value-type="float" office:value="119.225940241845" calcext:value-type="float">
            <text:p>119.22594024184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1351.390625" calcext:value-type="float">
            <text:p>31351.390625</text:p>
          </table:table-cell>
          <table:table-cell office:value-type="float" office:value="138.6854303994" calcext:value-type="float">
            <text:p>138.6854303994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4503.078125" calcext:value-type="float">
            <text:p>24503.078125</text:p>
          </table:table-cell>
          <table:table-cell office:value-type="float" office:value="128.067561534857" calcext:value-type="float">
            <text:p>128.067561534857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23720.609375" calcext:value-type="float">
            <text:p>23720.609375</text:p>
          </table:table-cell>
          <table:table-cell office:value-type="float" office:value="133.244521699086" calcext:value-type="float">
            <text:p>133.244521699086</text:p>
          </table:table-cell>
          <table:table-cell office:value-type="float" office:value="0.725" calcext:value-type="float">
            <text:p>0.725</text:p>
          </table:table-cell>
          <table:table-cell office:value-type="float" office:value="1810.5" calcext:value-type="float">
            <text:p>1810.5</text:p>
          </table:table-cell>
          <table:table-cell office:value-type="float" office:value="186.588940922828" calcext:value-type="float">
            <text:p>186.5889409228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3344.375" calcext:value-type="float">
            <text:p>3344.375</text:p>
          </table:table-cell>
          <table:table-cell office:value-type="float" office:value="165.704409883938" calcext:value-type="float">
            <text:p>165.704409883938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181490421336" calcext:value-type="float">
            <text:p>209.181490421336</text:p>
          </table:table-cell>
          <table:table-cell office:value-type="float" office:value="0.5" calcext:value-type="float">
            <text:p>0.5</text:p>
          </table:table-cell>
          <table:table-cell office:value-type="float" office:value="15.40625" calcext:value-type="float">
            <text:p>15.40625</text:p>
          </table:table-cell>
          <table:table-cell office:value-type="float" office:value="229.282961460447" calcext:value-type="float">
            <text:p>229.282961460447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1513" calcext:value-type="float">
            <text:p>1513</text:p>
          </table:table-cell>
          <table:table-cell office:value-type="float" office:value="214.600447698056" calcext:value-type="float">
            <text:p>214.600447698056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0965.9375" calcext:value-type="float">
            <text:p>30965.9375</text:p>
          </table:table-cell>
          <table:table-cell office:value-type="float" office:value="111.357947252882" calcext:value-type="float">
            <text:p>111.357947252882</text:p>
          </table:table-cell>
          <table:table-cell office:value-type="float" office:value="0.5875" calcext:value-type="float">
            <text:p>0.5875</text:p>
          </table:table-cell>
          <table:table-cell office:value-type="float" office:value="30935.171875" calcext:value-type="float">
            <text:p>30935.171875</text:p>
          </table:table-cell>
          <table:table-cell office:value-type="float" office:value="131.205636628566" calcext:value-type="float">
            <text:p>131.205636628566</text:p>
          </table:table-cell>
          <table:table-cell office:value-type="float" office:value="0.446875" calcext:value-type="float">
            <text:p>0.446875</text:p>
          </table:table-cell>
          <table:table-cell office:value-type="float" office:value="24050.90625" calcext:value-type="float">
            <text:p>24050.90625</text:p>
          </table:table-cell>
          <table:table-cell office:value-type="float" office:value="123.104911391194" calcext:value-type="float">
            <text:p>123.104911391194</text:p>
          </table:table-cell>
          <table:table-cell office:value-type="float" office:value="0.3765625" calcext:value-type="float">
            <text:p>0.3765625</text:p>
          </table:table-cell>
          <table:table-cell office:value-type="float" office:value="24161.71875" calcext:value-type="float">
            <text:p>24161.71875</text:p>
          </table:table-cell>
          <table:table-cell office:value-type="float" office:value="108.217096145185" calcext:value-type="float">
            <text:p>108.21709614518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1754.421875" calcext:value-type="float">
            <text:p>1754.421875</text:p>
          </table:table-cell>
          <table:table-cell office:value-type="float" office:value="187.743749104175" calcext:value-type="float">
            <text:p>187.7437491041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174.765625" calcext:value-type="float">
            <text:p>3174.765625</text:p>
          </table:table-cell>
          <table:table-cell office:value-type="float" office:value="174.907986719429" calcext:value-type="float">
            <text:p>174.907986719429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241704271587" calcext:value-type="float">
            <text:p>213.241704271587</text:p>
          </table:table-cell>
          <table:table-cell office:value-type="float" office:value="0.4" calcext:value-type="float">
            <text:p>0.4</text:p>
          </table:table-cell>
          <table:table-cell office:value-type="float" office:value="24.796875" calcext:value-type="float">
            <text:p>24.796875</text:p>
          </table:table-cell>
          <table:table-cell office:value-type="float" office:value="232.417139256459" calcext:value-type="float">
            <text:p>232.417139256459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777" calcext:value-type="float">
            <text:p>777</text:p>
          </table:table-cell>
          <table:table-cell office:value-type="float" office:value="206.397778144824" calcext:value-type="float">
            <text:p>206.397778144824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2027.71875" calcext:value-type="float">
            <text:p>32027.71875</text:p>
          </table:table-cell>
          <table:table-cell office:value-type="float" office:value="109.594334863401" calcext:value-type="float">
            <text:p>109.594334863401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30001.875" calcext:value-type="float">
            <text:p>30001.875</text:p>
          </table:table-cell>
          <table:table-cell office:value-type="float" office:value="129.037269909958" calcext:value-type="float">
            <text:p>129.037269909958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23491.75" calcext:value-type="float">
            <text:p>23491.75</text:p>
          </table:table-cell>
          <table:table-cell office:value-type="float" office:value="114.929984203425" calcext:value-type="float">
            <text:p>114.929984203425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23766.203125" calcext:value-type="float">
            <text:p>23766.203125</text:p>
          </table:table-cell>
          <table:table-cell office:value-type="float" office:value="143.732111319082" calcext:value-type="float">
            <text:p>143.732111319082</text:p>
          </table:table-cell>
          <table:table-cell office:value-type="float" office:value="0.7625" calcext:value-type="float">
            <text:p>0.7625</text:p>
          </table:table-cell>
          <table:table-cell office:value-type="float" office:value="1818.9375" calcext:value-type="float">
            <text:p>1818.9375</text:p>
          </table:table-cell>
          <table:table-cell office:value-type="float" office:value="202.691227315947" calcext:value-type="float">
            <text:p>202.691227315947</text:p>
          </table:table-cell>
          <table:table-cell office:value-type="float" office:value="0.6203125" calcext:value-type="float">
            <text:p>0.6203125</text:p>
          </table:table-cell>
          <table:table-cell office:value-type="float" office:value="3363.9375" calcext:value-type="float">
            <text:p>3363.9375</text:p>
          </table:table-cell>
          <table:table-cell office:value-type="float" office:value="171.267716035432" calcext:value-type="float">
            <text:p>171.267716035432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67488925491" calcext:value-type="float">
            <text:p>213.567488925491</text:p>
          </table:table-cell>
          <table:table-cell office:value-type="float" office:value="0.4" calcext:value-type="float">
            <text:p>0.4</text:p>
          </table:table-cell>
          <table:table-cell office:value-type="float" office:value="23.734375" calcext:value-type="float">
            <text:p>23.734375</text:p>
          </table:table-cell>
          <table:table-cell office:value-type="float" office:value="233.926267281106" calcext:value-type="float">
            <text:p>233.926267281106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561" calcext:value-type="float">
            <text:p>561</text:p>
          </table:table-cell>
          <table:table-cell office:value-type="float" office:value="180.987806524933" calcext:value-type="float">
            <text:p>180.987806524933</text:p>
          </table:table-cell>
          <table:table-cell office:value-type="float" office:value="0.525" calcext:value-type="float">
            <text:p>0.525</text:p>
          </table:table-cell>
          <table:table-cell office:value-type="float" office:value="30943.859375" calcext:value-type="float">
            <text:p>30943.859375</text:p>
          </table:table-cell>
          <table:table-cell office:value-type="float" office:value="114.007376284435" calcext:value-type="float">
            <text:p>114.00737628443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778.1875" calcext:value-type="float">
            <text:p>30778.1875</text:p>
          </table:table-cell>
          <table:table-cell office:value-type="float" office:value="128.383575008407" calcext:value-type="float">
            <text:p>128.383575008407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23926.46875" calcext:value-type="float">
            <text:p>23926.46875</text:p>
          </table:table-cell>
          <table:table-cell office:value-type="float" office:value="118.674327428849" calcext:value-type="float">
            <text:p>118.674327428849</text:p>
          </table:table-cell>
          <table:table-cell office:value-type="float" office:value="0.45" calcext:value-type="float">
            <text:p>0.45</text:p>
          </table:table-cell>
          <table:table-cell office:value-type="float" office:value="22888.859375" calcext:value-type="float">
            <text:p>22888.859375</text:p>
          </table:table-cell>
          <table:table-cell office:value-type="float" office:value="126.590980695414" calcext:value-type="float">
            <text:p>126.590980695414</text:p>
          </table:table-cell>
          <table:table-cell office:value-type="float" office:value="0.6859375" calcext:value-type="float">
            <text:p>0.6859375</text:p>
          </table:table-cell>
          <table:table-cell office:value-type="float" office:value="1769.265625" calcext:value-type="float">
            <text:p>1769.265625</text:p>
          </table:table-cell>
          <table:table-cell office:value-type="float" office:value="198.511694729058" calcext:value-type="float">
            <text:p>198.511694729058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3221.671875" calcext:value-type="float">
            <text:p>3221.671875</text:p>
          </table:table-cell>
          <table:table-cell office:value-type="float" office:value="176.10637358042" calcext:value-type="float">
            <text:p>176.10637358042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312113673004" calcext:value-type="float">
            <text:p>209.312113673004</text:p>
          </table:table-cell>
          <table:table-cell office:value-type="float" office:value="0.3" calcext:value-type="float">
            <text:p>0.3</text:p>
          </table:table-cell>
          <table:table-cell office:value-type="float" office:value="14.5" calcext:value-type="float">
            <text:p>14.5</text:p>
          </table:table-cell>
          <table:table-cell office:value-type="float" office:value="225.753232758621" calcext:value-type="float">
            <text:p>225.753232758621</text:p>
          </table:table-cell>
          <table:table-cell office:value-type="float" office:value="0.5" calcext:value-type="float">
            <text:p>0.5</text:p>
          </table:table-cell>
          <table:table-cell office:value-type="float" office:value="333" calcext:value-type="float">
            <text:p>333</text:p>
          </table:table-cell>
          <table:table-cell office:value-type="float" office:value="117.837414787611" calcext:value-type="float">
            <text:p>117.837414787611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30208.0625" calcext:value-type="float">
            <text:p>30208.0625</text:p>
          </table:table-cell>
          <table:table-cell office:value-type="float" office:value="101.577017792149" calcext:value-type="float">
            <text:p>101.577017792149</text:p>
          </table:table-cell>
          <table:table-cell office:value-type="float" office:value="0.4359375" calcext:value-type="float">
            <text:p>0.4359375</text:p>
          </table:table-cell>
          <table:table-cell office:value-type="float" office:value="30714.71875" calcext:value-type="float">
            <text:p>30714.71875</text:p>
          </table:table-cell>
          <table:table-cell office:value-type="float" office:value="120.542421102111" calcext:value-type="float">
            <text:p>120.542421102111</text:p>
          </table:table-cell>
          <table:table-cell office:value-type="float" office:value="0.5" calcext:value-type="float">
            <text:p>0.5</text:p>
          </table:table-cell>
          <table:table-cell office:value-type="float" office:value="23783.265625" calcext:value-type="float">
            <text:p>23783.265625</text:p>
          </table:table-cell>
          <table:table-cell office:value-type="float" office:value="119.123918377444" calcext:value-type="float">
            <text:p>119.123918377444</text:p>
          </table:table-cell>
          <table:table-cell office:value-type="float" office:value="0.7140625" calcext:value-type="float">
            <text:p>0.7140625</text:p>
          </table:table-cell>
          <table:table-cell office:value-type="float" office:value="23875.5625" calcext:value-type="float">
            <text:p>23875.5625</text:p>
          </table:table-cell>
          <table:table-cell office:value-type="float" office:value="138.428602010786" calcext:value-type="float">
            <text:p>138.428602010786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1722.28125" calcext:value-type="float">
            <text:p>1722.28125</text:p>
          </table:table-cell>
          <table:table-cell office:value-type="float" office:value="192.326373007445" calcext:value-type="float">
            <text:p>192.32637300744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143.34375" calcext:value-type="float">
            <text:p>3143.34375</text:p>
          </table:table-cell>
          <table:table-cell office:value-type="float" office:value="163.786156503486" calcext:value-type="float">
            <text:p>163.786156503486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.120450491592" calcext:value-type="float">
            <text:p>214.120450491592</text:p>
          </table:table-cell>
          <table:table-cell office:value-type="float" office:value="0.5" calcext:value-type="float">
            <text:p>0.5</text:p>
          </table:table-cell>
          <table:table-cell office:value-type="float" office:value="25.125" calcext:value-type="float">
            <text:p>25.125</text:p>
          </table:table-cell>
          <table:table-cell office:value-type="float" office:value="232.368781094527" calcext:value-type="float">
            <text:p>232.368781094527</text:p>
          </table:table-cell>
          <table:table-cell office:value-type="float" office:value="0.4046875" calcext:value-type="float">
            <text:p>0.4046875</text:p>
          </table:table-cell>
          <table:table-cell office:value-type="float" office:value="1243" calcext:value-type="float">
            <text:p>1243</text:p>
          </table:table-cell>
          <table:table-cell office:value-type="float" office:value="213.811791739789" calcext:value-type="float">
            <text:p>213.811791739789</text:p>
          </table:table-cell>
          <table:table-cell office:value-type="float" office:value="0.3375" calcext:value-type="float">
            <text:p>0.3375</text:p>
          </table:table-cell>
          <table:table-cell office:value-type="float" office:value="29934.6875" calcext:value-type="float">
            <text:p>29934.6875</text:p>
          </table:table-cell>
          <table:table-cell office:value-type="float" office:value="121.101720872319" calcext:value-type="float">
            <text:p>121.101720872319</text:p>
          </table:table-cell>
          <table:table-cell office:value-type="float" office:value="0.6359375" calcext:value-type="float">
            <text:p>0.6359375</text:p>
          </table:table-cell>
          <table:table-cell office:value-type="float" office:value="31752.03125" calcext:value-type="float">
            <text:p>31752.03125</text:p>
          </table:table-cell>
          <table:table-cell office:value-type="float" office:value="127.160472642923" calcext:value-type="float">
            <text:p>127.160472642923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23833.609375" calcext:value-type="float">
            <text:p>23833.609375</text:p>
          </table:table-cell>
          <table:table-cell office:value-type="float" office:value="115.342721923848" calcext:value-type="float">
            <text:p>115.34272192384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06.828125" calcext:value-type="float">
            <text:p>23806.828125</text:p>
          </table:table-cell>
          <table:table-cell office:value-type="float" office:value="135.017439102792" calcext:value-type="float">
            <text:p>135.017439102792</text:p>
          </table:table-cell>
          <table:table-cell office:value-type="float" office:value="0.7953125" calcext:value-type="float">
            <text:p>0.7953125</text:p>
          </table:table-cell>
          <table:table-cell office:value-type="float" office:value="1700.234375" calcext:value-type="float">
            <text:p>1700.234375</text:p>
          </table:table-cell>
          <table:table-cell office:value-type="float" office:value="205.4040834287" calcext:value-type="float">
            <text:p>205.4040834287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615.65625" calcext:value-type="float">
            <text:p>3615.65625</text:p>
          </table:table-cell>
          <table:table-cell office:value-type="float" office:value="174.442262522824" calcext:value-type="float">
            <text:p>174.442262522824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22439653081" calcext:value-type="float">
            <text:p>213.522439653081</text:p>
          </table:table-cell>
          <table:table-cell office:value-type="float" office:value="0.3" calcext:value-type="float">
            <text:p>0.3</text:p>
          </table:table-cell>
          <table:table-cell office:value-type="float" office:value="14.1875" calcext:value-type="float">
            <text:p>14.1875</text:p>
          </table:table-cell>
          <table:table-cell office:value-type="float" office:value="221.72026431718" calcext:value-type="float">
            <text:p>221.72026431718</text:p>
          </table:table-cell>
          <table:table-cell office:value-type="float" office:value="0.3" calcext:value-type="float">
            <text:p>0.3</text:p>
          </table:table-cell>
          <table:table-cell office:value-type="float" office:value="1018" calcext:value-type="float">
            <text:p>1018</text:p>
          </table:table-cell>
          <table:table-cell office:value-type="float" office:value="213.12991873708" calcext:value-type="float">
            <text:p>213.12991873708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31259.265625" calcext:value-type="float">
            <text:p>31259.265625</text:p>
          </table:table-cell>
          <table:table-cell office:value-type="float" office:value="106.520727038997" calcext:value-type="float">
            <text:p>106.5207270389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31290.65625" calcext:value-type="float">
            <text:p>31290.65625</text:p>
          </table:table-cell>
          <table:table-cell office:value-type="float" office:value="126.893107197135" calcext:value-type="float">
            <text:p>126.893107197135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3234.828125" calcext:value-type="float">
            <text:p>23234.828125</text:p>
          </table:table-cell>
          <table:table-cell office:value-type="float" office:value="130.730939031058" calcext:value-type="float">
            <text:p>130.730939031058</text:p>
          </table:table-cell>
          <table:table-cell office:value-type="float" office:value="0.3921875" calcext:value-type="float">
            <text:p>0.3921875</text:p>
          </table:table-cell>
          <table:table-cell office:value-type="float" office:value="23819.421875" calcext:value-type="float">
            <text:p>23819.421875</text:p>
          </table:table-cell>
          <table:table-cell office:value-type="float" office:value="131.238624462229" calcext:value-type="float">
            <text:p>131.238624462229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777.5" calcext:value-type="float">
            <text:p>1777.5</text:p>
          </table:table-cell>
          <table:table-cell office:value-type="float" office:value="211.044536472758" calcext:value-type="float">
            <text:p>211.044536472758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536.09375" calcext:value-type="float">
            <text:p>3536.09375</text:p>
          </table:table-cell>
          <table:table-cell office:value-type="float" office:value="176.400625447043" calcext:value-type="float">
            <text:p>176.400625447043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.65518021789" calcext:value-type="float">
            <text:p>216.65518021789</text:p>
          </table:table-cell>
          <table:table-cell office:value-type="float" office:value="0.5" calcext:value-type="float">
            <text:p>0.5</text:p>
          </table:table-cell>
          <table:table-cell office:value-type="float" office:value="21.71875" calcext:value-type="float">
            <text:p>21.71875</text:p>
          </table:table-cell>
          <table:table-cell office:value-type="float" office:value="236.394244604317" calcext:value-type="float">
            <text:p>236.394244604317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1602" calcext:value-type="float">
            <text:p>1602</text:p>
          </table:table-cell>
          <table:table-cell office:value-type="float" office:value="226.015552680164" calcext:value-type="float">
            <text:p>226.015552680164</text:p>
          </table:table-cell>
          <table:table-cell office:value-type="float" office:value="0.3875" calcext:value-type="float">
            <text:p>0.3875</text:p>
          </table:table-cell>
          <table:table-cell office:value-type="float" office:value="30917.515625" calcext:value-type="float">
            <text:p>30917.515625</text:p>
          </table:table-cell>
          <table:table-cell office:value-type="float" office:value="108.506710855998" calcext:value-type="float">
            <text:p>108.506710855998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29534.375" calcext:value-type="float">
            <text:p>29534.375</text:p>
          </table:table-cell>
          <table:table-cell office:value-type="float" office:value="142.260383209043" calcext:value-type="float">
            <text:p>142.260383209043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24072.3125" calcext:value-type="float">
            <text:p>24072.3125</text:p>
          </table:table-cell>
          <table:table-cell office:value-type="float" office:value="123.425651892133" calcext:value-type="float">
            <text:p>123.425651892133</text:p>
          </table:table-cell>
          <table:table-cell office:value-type="float" office:value="0.4" calcext:value-type="float">
            <text:p>0.4</text:p>
          </table:table-cell>
          <table:table-cell office:value-type="float" office:value="23541.1875" calcext:value-type="float">
            <text:p>23541.1875</text:p>
          </table:table-cell>
          <table:table-cell office:value-type="float" office:value="136.276370326577" calcext:value-type="float">
            <text:p>136.276370326577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1820.515625" calcext:value-type="float">
            <text:p>1820.515625</text:p>
          </table:table-cell>
          <table:table-cell office:value-type="float" office:value="199.79060874906" calcext:value-type="float">
            <text:p>199.79060874906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3429.671875" calcext:value-type="float">
            <text:p>3429.671875</text:p>
          </table:table-cell>
          <table:table-cell office:value-type="float" office:value="167.453936784644" calcext:value-type="float">
            <text:p>167.453936784644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754625074577" calcext:value-type="float">
            <text:p>212.754625074577</text:p>
          </table:table-cell>
          <table:table-cell office:value-type="float" office:value="0.5" calcext:value-type="float">
            <text:p>0.5</text:p>
          </table:table-cell>
          <table:table-cell office:value-type="float" office:value="19.734375" calcext:value-type="float">
            <text:p>19.734375</text:p>
          </table:table-cell>
          <table:table-cell office:value-type="float" office:value="229.178147268409" calcext:value-type="float">
            <text:p>229.178147268409</text:p>
          </table:table-cell>
          <table:table-cell office:value-type="float" office:value="0.2" calcext:value-type="float">
            <text:p>0.2</text:p>
          </table:table-cell>
          <table:table-cell office:value-type="float" office:value="1127" calcext:value-type="float">
            <text:p>1127</text:p>
          </table:table-cell>
          <table:table-cell office:value-type="float" office:value="211.25796637879" calcext:value-type="float">
            <text:p>211.25796637879</text:p>
          </table:table-cell>
          <table:table-cell office:value-type="float" office:value="0.4234375" calcext:value-type="float">
            <text:p>0.4234375</text:p>
          </table:table-cell>
          <table:table-cell office:value-type="float" office:value="30111.5" calcext:value-type="float">
            <text:p>30111.5</text:p>
          </table:table-cell>
          <table:table-cell office:value-type="float" office:value="119.399908821961" calcext:value-type="float">
            <text:p>119.399908821961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9380.859375" calcext:value-type="float">
            <text:p>29380.859375</text:p>
          </table:table-cell>
          <table:table-cell office:value-type="float" office:value="149.951604552031" calcext:value-type="float">
            <text:p>149.95160455203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23363.859375" calcext:value-type="float">
            <text:p>23363.859375</text:p>
          </table:table-cell>
          <table:table-cell office:value-type="float" office:value="124.27528908061" calcext:value-type="float">
            <text:p>124.27528908061</text:p>
          </table:table-cell>
          <table:table-cell office:value-type="float" office:value="0.4875" calcext:value-type="float">
            <text:p>0.4875</text:p>
          </table:table-cell>
          <table:table-cell office:value-type="float" office:value="23863.625" calcext:value-type="float">
            <text:p>23863.625</text:p>
          </table:table-cell>
          <table:table-cell office:value-type="float" office:value="145.343776739318" calcext:value-type="float">
            <text:p>145.343776739318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1814.65625" calcext:value-type="float">
            <text:p>1814.65625</text:p>
          </table:table-cell>
          <table:table-cell office:value-type="float" office:value="192.218202433861" calcext:value-type="float">
            <text:p>192.218202433861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3177.375" calcext:value-type="float">
            <text:p>3177.375</text:p>
          </table:table-cell>
          <table:table-cell office:value-type="float" office:value="156.76884882635" calcext:value-type="float">
            <text:p>156.76884882635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884667587227" calcext:value-type="float">
            <text:p>206.884667587227</text:p>
          </table:table-cell>
          <table:table-cell office:value-type="float" office:value="0.5" calcext:value-type="float">
            <text:p>0.5</text:p>
          </table:table-cell>
          <table:table-cell office:value-type="float" office:value="22.9375" calcext:value-type="float">
            <text:p>22.9375</text:p>
          </table:table-cell>
          <table:table-cell office:value-type="float" office:value="223.696866485014" calcext:value-type="float">
            <text:p>223.69686648501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798" calcext:value-type="float">
            <text:p>798</text:p>
          </table:table-cell>
          <table:table-cell office:value-type="float" office:value="194.940583393844" calcext:value-type="float">
            <text:p>194.940583393844</text:p>
          </table:table-cell>
          <table:table-cell office:value-type="float" office:value="0.5625" calcext:value-type="float">
            <text:p>0.5625</text:p>
          </table:table-cell>
          <table:table-cell office:value-type="float" office:value="31133.8125" calcext:value-type="float">
            <text:p>31133.8125</text:p>
          </table:table-cell>
          <table:table-cell office:value-type="float" office:value="103.756342748231" calcext:value-type="float">
            <text:p>103.756342748231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30598.484375" calcext:value-type="float">
            <text:p>30598.484375</text:p>
          </table:table-cell>
          <table:table-cell office:value-type="float" office:value="124.513684679632" calcext:value-type="float">
            <text:p>124.51368467963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4122.21875" calcext:value-type="float">
            <text:p>24122.21875</text:p>
          </table:table-cell>
          <table:table-cell office:value-type="float" office:value="116.754187172781" calcext:value-type="float">
            <text:p>116.754187172781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4029.71875" calcext:value-type="float">
            <text:p>24029.71875</text:p>
          </table:table-cell>
          <table:table-cell office:value-type="float" office:value="127.706411260606" calcext:value-type="float">
            <text:p>127.706411260606</text:p>
          </table:table-cell>
          <table:table-cell office:value-type="float" office:value="0.725" calcext:value-type="float">
            <text:p>0.725</text:p>
          </table:table-cell>
          <table:table-cell office:value-type="float" office:value="1847.140625" calcext:value-type="float">
            <text:p>1847.140625</text:p>
          </table:table-cell>
          <table:table-cell office:value-type="float" office:value="202.639268636768" calcext:value-type="float">
            <text:p>202.63926863676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3145.921875" calcext:value-type="float">
            <text:p>3145.921875</text:p>
          </table:table-cell>
          <table:table-cell office:value-type="float" office:value="167.354780364222" calcext:value-type="float">
            <text:p>167.354780364222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.162360007201" calcext:value-type="float">
            <text:p>208.162360007201</text:p>
          </table:table-cell>
          <table:table-cell office:value-type="float" office:value="0.5" calcext:value-type="float">
            <text:p>0.5</text:p>
          </table:table-cell>
          <table:table-cell office:value-type="float" office:value="10.546875" calcext:value-type="float">
            <text:p>10.546875</text:p>
          </table:table-cell>
          <table:table-cell office:value-type="float" office:value="198.068148148148" calcext:value-type="float">
            <text:p>198.068148148148</text:p>
          </table:table-cell>
          <table:table-cell office:value-type="float" office:value="0.2" calcext:value-type="float">
            <text:p>0.2</text:p>
          </table:table-cell>
          <table:table-cell office:value-type="float" office:value="603" calcext:value-type="float">
            <text:p>603</text:p>
          </table:table-cell>
          <table:table-cell office:value-type="float" office:value="172.148786798364" calcext:value-type="float">
            <text:p>172.148786798364</text:p>
          </table:table-cell>
          <table:table-cell office:value-type="float" office:value="0.4875" calcext:value-type="float">
            <text:p>0.4875</text:p>
          </table:table-cell>
          <table:table-cell office:value-type="float" office:value="30481.796875" calcext:value-type="float">
            <text:p>30481.796875</text:p>
          </table:table-cell>
          <table:table-cell office:value-type="float" office:value="118.519353489732" calcext:value-type="float">
            <text:p>118.519353489732</text:p>
          </table:table-cell>
          <table:table-cell office:value-type="float" office:value="0.5125" calcext:value-type="float">
            <text:p>0.5125</text:p>
          </table:table-cell>
          <table:table-cell office:value-type="float" office:value="30854.09375" calcext:value-type="float">
            <text:p>30854.09375</text:p>
          </table:table-cell>
          <table:table-cell office:value-type="float" office:value="148.497187273751" calcext:value-type="float">
            <text:p>148.49718727375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4234.203125" calcext:value-type="float">
            <text:p>24234.203125</text:p>
          </table:table-cell>
          <table:table-cell office:value-type="float" office:value="113.053601521368" calcext:value-type="float">
            <text:p>113.053601521368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3841.59375" calcext:value-type="float">
            <text:p>23841.59375</text:p>
          </table:table-cell>
          <table:table-cell office:value-type="float" office:value="138.416717699232" calcext:value-type="float">
            <text:p>138.416717699232</text:p>
          </table:table-cell>
          <table:table-cell office:value-type="float" office:value="0.7859375" calcext:value-type="float">
            <text:p>0.7859375</text:p>
          </table:table-cell>
          <table:table-cell office:value-type="float" office:value="1611.390625" calcext:value-type="float">
            <text:p>1611.390625</text:p>
          </table:table-cell>
          <table:table-cell office:value-type="float" office:value="208.42923237508" calcext:value-type="float">
            <text:p>208.4292323750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272.84375" calcext:value-type="float">
            <text:p>3272.84375</text:p>
          </table:table-cell>
          <table:table-cell office:value-type="float" office:value="177.020128221215" calcext:value-type="float">
            <text:p>177.020128221215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00610786364" calcext:value-type="float">
            <text:p>211.00610786364</text:p>
          </table:table-cell>
          <table:table-cell office:value-type="float" office:value="0.4" calcext:value-type="float">
            <text:p>0.4</text:p>
          </table:table-cell>
          <table:table-cell office:value-type="float" office:value="20.0625" calcext:value-type="float">
            <text:p>20.0625</text:p>
          </table:table-cell>
          <table:table-cell office:value-type="float" office:value="230.630841121495" calcext:value-type="float">
            <text:p>230.63084112149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646" calcext:value-type="float">
            <text:p>646</text:p>
          </table:table-cell>
          <table:table-cell office:value-type="float" office:value="200.640057987031" calcext:value-type="float">
            <text:p>200.64005798703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9764.15625" calcext:value-type="float">
            <text:p>29764.15625</text:p>
          </table:table-cell>
          <table:table-cell office:value-type="float" office:value="117.326070771689" calcext:value-type="float">
            <text:p>117.326070771689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29700.6875" calcext:value-type="float">
            <text:p>29700.6875</text:p>
          </table:table-cell>
          <table:table-cell office:value-type="float" office:value="133.412478036012" calcext:value-type="float">
            <text:p>133.412478036012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4246.78125" calcext:value-type="float">
            <text:p>24246.78125</text:p>
          </table:table-cell>
          <table:table-cell office:value-type="float" office:value="126.890160955305" calcext:value-type="float">
            <text:p>126.89016095530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3726.71875" calcext:value-type="float">
            <text:p>23726.71875</text:p>
          </table:table-cell>
          <table:table-cell office:value-type="float" office:value="122.485254599304" calcext:value-type="float">
            <text:p>122.485254599304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1711.0625" calcext:value-type="float">
            <text:p>1711.0625</text:p>
          </table:table-cell>
          <table:table-cell office:value-type="float" office:value="196.094243664749" calcext:value-type="float">
            <text:p>196.094243664749</text:p>
          </table:table-cell>
          <table:table-cell office:value-type="float" office:value="0.878125" calcext:value-type="float">
            <text:p>0.878125</text:p>
          </table:table-cell>
          <table:table-cell office:value-type="float" office:value="3160.875" calcext:value-type="float">
            <text:p>3160.875</text:p>
          </table:table-cell>
          <table:table-cell office:value-type="float" office:value="149.828385457134" calcext:value-type="float">
            <text:p>149.82838545713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27190218464" calcext:value-type="float">
            <text:p>210.127190218464</text:p>
          </table:table-cell>
          <table:table-cell office:value-type="float" office:value="0.7" calcext:value-type="float">
            <text:p>0.7</text:p>
          </table:table-cell>
          <table:table-cell office:value-type="float" office:value="21.75" calcext:value-type="float">
            <text:p>21.75</text:p>
          </table:table-cell>
          <table:table-cell office:value-type="float" office:value="249.428879310345" calcext:value-type="float">
            <text:p>249.428879310345</text:p>
          </table:table-cell>
          <table:table-cell office:value-type="float" office:value="0.4109375" calcext:value-type="float">
            <text:p>0.4109375</text:p>
          </table:table-cell>
          <table:table-cell office:value-type="float" office:value="1192" calcext:value-type="float">
            <text:p>1192</text:p>
          </table:table-cell>
          <table:table-cell office:value-type="float" office:value="220.683663612813" calcext:value-type="float">
            <text:p>220.68366361281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30527.90625" calcext:value-type="float">
            <text:p>30527.90625</text:p>
          </table:table-cell>
          <table:table-cell office:value-type="float" office:value="105.344362547442" calcext:value-type="float">
            <text:p>105.344362547442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30747.703125" calcext:value-type="float">
            <text:p>30747.703125</text:p>
          </table:table-cell>
          <table:table-cell office:value-type="float" office:value="125.583983574222" calcext:value-type="float">
            <text:p>125.583983574222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23464.578125" calcext:value-type="float">
            <text:p>23464.578125</text:p>
          </table:table-cell>
          <table:table-cell office:value-type="float" office:value="117.991658569066" calcext:value-type="float">
            <text:p>117.991658569066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23230.609375" calcext:value-type="float">
            <text:p>23230.609375</text:p>
          </table:table-cell>
          <table:table-cell office:value-type="float" office:value="119.641668838105" calcext:value-type="float">
            <text:p>119.641668838105</text:p>
          </table:table-cell>
          <table:table-cell office:value-type="float" office:value="0.7515625" calcext:value-type="float">
            <text:p>0.7515625</text:p>
          </table:table-cell>
          <table:table-cell office:value-type="float" office:value="1754.28125" calcext:value-type="float">
            <text:p>1754.28125</text:p>
          </table:table-cell>
          <table:table-cell office:value-type="float" office:value="201.583749116637" calcext:value-type="float">
            <text:p>201.583749116637</text:p>
          </table:table-cell>
          <table:table-cell office:value-type="float" office:value="0.3890625" calcext:value-type="float">
            <text:p>0.3890625</text:p>
          </table:table-cell>
          <table:table-cell office:value-type="float" office:value="3654.59375" calcext:value-type="float">
            <text:p>3654.59375</text:p>
          </table:table-cell>
          <table:table-cell office:value-type="float" office:value="177.68930243449" calcext:value-type="float">
            <text:p>177.68930243449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443348464717" calcext:value-type="float">
            <text:p>210.443348464717</text:p>
          </table:table-cell>
          <table:table-cell office:value-type="float" office:value="0.5" calcext:value-type="float">
            <text:p>0.5</text:p>
          </table:table-cell>
          <table:table-cell office:value-type="float" office:value="20.828125" calcext:value-type="float">
            <text:p>20.828125</text:p>
          </table:table-cell>
          <table:table-cell office:value-type="float" office:value="225.890472618155" calcext:value-type="float">
            <text:p>225.890472618155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1387" calcext:value-type="float">
            <text:p>1387</text:p>
          </table:table-cell>
          <table:table-cell office:value-type="float" office:value="218.280110574415" calcext:value-type="float">
            <text:p>218.280110574415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31215.4375" calcext:value-type="float">
            <text:p>31215.4375</text:p>
          </table:table-cell>
          <table:table-cell office:value-type="float" office:value="111.491651352411" calcext:value-type="float">
            <text:p>111.491651352411</text:p>
          </table:table-cell>
          <table:table-cell office:value-type="float" office:value="0.3578125" calcext:value-type="float">
            <text:p>0.3578125</text:p>
          </table:table-cell>
          <table:table-cell office:value-type="float" office:value="31695.734375" calcext:value-type="float">
            <text:p>31695.734375</text:p>
          </table:table-cell>
          <table:table-cell office:value-type="float" office:value="117.532423799654" calcext:value-type="float">
            <text:p>117.532423799654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23832.8125" calcext:value-type="float">
            <text:p>23832.8125</text:p>
          </table:table-cell>
          <table:table-cell office:value-type="float" office:value="105.710993045432" calcext:value-type="float">
            <text:p>105.710993045432</text:p>
          </table:table-cell>
          <table:table-cell office:value-type="float" office:value="0.525" calcext:value-type="float">
            <text:p>0.525</text:p>
          </table:table-cell>
          <table:table-cell office:value-type="float" office:value="23795.1875" calcext:value-type="float">
            <text:p>23795.1875</text:p>
          </table:table-cell>
          <table:table-cell office:value-type="float" office:value="136.271396712216" calcext:value-type="float">
            <text:p>136.271396712216</text:p>
          </table:table-cell>
          <table:table-cell office:value-type="float" office:value="0.7390625" calcext:value-type="float">
            <text:p>0.7390625</text:p>
          </table:table-cell>
          <table:table-cell office:value-type="float" office:value="1912.90625" calcext:value-type="float">
            <text:p>1912.90625</text:p>
          </table:table-cell>
          <table:table-cell office:value-type="float" office:value="208.127384175111" calcext:value-type="float">
            <text:p>208.127384175111</text:p>
          </table:table-cell>
          <table:table-cell office:value-type="float" office:value="0.575" calcext:value-type="float">
            <text:p>0.575</text:p>
          </table:table-cell>
          <table:table-cell office:value-type="float" office:value="3533.578125" calcext:value-type="float">
            <text:p>3533.578125</text:p>
          </table:table-cell>
          <table:table-cell office:value-type="float" office:value="179.923861934518" calcext:value-type="float">
            <text:p>179.923861934518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220876816996" calcext:value-type="float">
            <text:p>211.220876816996</text:p>
          </table:table-cell>
          <table:table-cell office:value-type="float" office:value="0.4" calcext:value-type="float">
            <text:p>0.4</text:p>
          </table:table-cell>
          <table:table-cell office:value-type="float" office:value="17.421875" calcext:value-type="float">
            <text:p>17.421875</text:p>
          </table:table-cell>
          <table:table-cell office:value-type="float" office:value="233.364125560538" calcext:value-type="float">
            <text:p>233.364125560538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702" calcext:value-type="float">
            <text:p>702</text:p>
          </table:table-cell>
          <table:table-cell office:value-type="float" office:value="178.809852214694" calcext:value-type="float">
            <text:p>178.809852214694</text:p>
          </table:table-cell>
          <table:table-cell office:value-type="float" office:value="0.2921875" calcext:value-type="float">
            <text:p>0.2921875</text:p>
          </table:table-cell>
          <table:table-cell office:value-type="float" office:value="30777.921875" calcext:value-type="float">
            <text:p>30777.921875</text:p>
          </table:table-cell>
          <table:table-cell office:value-type="float" office:value="104.512943024611" calcext:value-type="float">
            <text:p>104.512943024611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9902.125" calcext:value-type="float">
            <text:p>29902.125</text:p>
          </table:table-cell>
          <table:table-cell office:value-type="float" office:value="109.844150012978" calcext:value-type="float">
            <text:p>109.844150012978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24479.34375" calcext:value-type="float">
            <text:p>24479.34375</text:p>
          </table:table-cell>
          <table:table-cell office:value-type="float" office:value="117.827832792046" calcext:value-type="float">
            <text:p>117.827832792046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4060.5625" calcext:value-type="float">
            <text:p>24060.5625</text:p>
          </table:table-cell>
          <table:table-cell office:value-type="float" office:value="125.263996178575" calcext:value-type="float">
            <text:p>125.2639961785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1792.015625" calcext:value-type="float">
            <text:p>1792.015625</text:p>
          </table:table-cell>
          <table:table-cell office:value-type="float" office:value="209.664283351631" calcext:value-type="float">
            <text:p>209.664283351631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3610.25" calcext:value-type="float">
            <text:p>3610.25</text:p>
          </table:table-cell>
          <table:table-cell office:value-type="float" office:value="175.793432127454" calcext:value-type="float">
            <text:p>175.793432127454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82855543463" calcext:value-type="float">
            <text:p>210.182855543463</text:p>
          </table:table-cell>
          <table:table-cell office:value-type="float" office:value="0.6" calcext:value-type="float">
            <text:p>0.6</text:p>
          </table:table-cell>
          <table:table-cell office:value-type="float" office:value="13.59375" calcext:value-type="float">
            <text:p>13.59375</text:p>
          </table:table-cell>
          <table:table-cell office:value-type="float" office:value="211.275862068966" calcext:value-type="float">
            <text:p>211.275862068966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684" calcext:value-type="float">
            <text:p>684</text:p>
          </table:table-cell>
          <table:table-cell office:value-type="float" office:value="189.562017259455" calcext:value-type="float">
            <text:p>189.56201725945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1028.890625" calcext:value-type="float">
            <text:p>31028.890625</text:p>
          </table:table-cell>
          <table:table-cell office:value-type="float" office:value="107.522090158249" calcext:value-type="float">
            <text:p>107.522090158249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9052.046875" calcext:value-type="float">
            <text:p>29052.046875</text:p>
          </table:table-cell>
          <table:table-cell office:value-type="float" office:value="140.127925538476" calcext:value-type="float">
            <text:p>140.127925538476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23832.34375" calcext:value-type="float">
            <text:p>23832.34375</text:p>
          </table:table-cell>
          <table:table-cell office:value-type="float" office:value="127.775645380699" calcext:value-type="float">
            <text:p>127.77564538069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24429.125" calcext:value-type="float">
            <text:p>24429.125</text:p>
          </table:table-cell>
          <table:table-cell office:value-type="float" office:value="144.310348290697" calcext:value-type="float">
            <text:p>144.310348290697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1868.5" calcext:value-type="float">
            <text:p>1868.5</text:p>
          </table:table-cell>
          <table:table-cell office:value-type="float" office:value="198.069119514651" calcext:value-type="float">
            <text:p>198.069119514651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3187" calcext:value-type="float">
            <text:p>3187</text:p>
          </table:table-cell>
          <table:table-cell office:value-type="float" office:value="169.559831324512" calcext:value-type="float">
            <text:p>169.559831324512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5.737cm" svg:height="14.556cm" svg:x="0cm" svg:y="41.517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 Residue.B87:Residue.B90 Residue.AA86:Residue.AA86 Residue.AA87:Residue.AA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9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7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default-cell-style-name="ce3"/>
        <table:table-column table:style-name="co8" table:visibility="collapse" table:number-columns-repeated="2" table:default-cell-style-name="ce3"/>
        <table:table-column table:style-name="co8" table:number-columns-repeated="995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3" office:value-type="string" calcext:value-type="string">
            <text:p><text:span text:style-name="T1">Rumor5 </text:span>avg_traffic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993099922046" calcext:value-type="float">
            <text:p>20.2993099922046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84375" calcext:value-type="float">
            <text:p>33.484375</text:p>
          </table:table-cell>
          <table:table-cell office:value-type="float" office:value="12.9272048530098" calcext:value-type="float">
            <text:p>12.9272048530098</text:p>
          </table:table-cell>
          <table:table-cell office:value-type="float" office:value="0.980545343137255" calcext:value-type="float">
            <text:p>0.980545343137255</text:p>
          </table:table-cell>
          <table:table-cell office:value-type="float" office:value="1963" calcext:value-type="float">
            <text:p>1963</text:p>
          </table:table-cell>
          <table:table-cell office:value-type="float" office:value="10.5372793580542" calcext:value-type="float">
            <text:p>10.5372793580542</text:p>
          </table:table-cell>
          <table:table-cell office:value-type="float" office:value="1" calcext:value-type="float">
            <text:p>1</text:p>
          </table:table-cell>
          <table:table-cell office:value-type="float" office:value="15791.546875" calcext:value-type="float">
            <text:p>15791.546875</text:p>
          </table:table-cell>
          <table:table-cell office:value-type="float" office:value="24.1742311451741" calcext:value-type="float">
            <text:p>24.1742311451741</text:p>
          </table:table-cell>
          <table:table-cell office:value-type="float" office:value="1" calcext:value-type="float">
            <text:p>1</text:p>
          </table:table-cell>
          <table:table-cell office:value-type="float" office:value="15282.703125" calcext:value-type="float">
            <text:p>15282.703125</text:p>
          </table:table-cell>
          <table:table-cell office:value-type="float" office:value="23.718226030775" calcext:value-type="float">
            <text:p>23.718226030775</text:p>
          </table:table-cell>
          <table:table-cell office:value-type="float" office:value="0.99969362745098" calcext:value-type="float">
            <text:p>0.99969362745098</text:p>
          </table:table-cell>
          <table:table-cell office:value-type="float" office:value="13338.46875" calcext:value-type="float">
            <text:p>13338.46875</text:p>
          </table:table-cell>
          <table:table-cell office:value-type="float" office:value="23.9351438771543" calcext:value-type="float">
            <text:p>23.9351438771543</text:p>
          </table:table-cell>
          <table:table-cell office:value-type="float" office:value="1" calcext:value-type="float">
            <text:p>1</text:p>
          </table:table-cell>
          <table:table-cell office:value-type="float" office:value="12749.890625" calcext:value-type="float">
            <text:p>12749.890625</text:p>
          </table:table-cell>
          <table:table-cell office:value-type="float" office:value="23.7236205718666" calcext:value-type="float">
            <text:p>23.7236205718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1.3125" calcext:value-type="float">
            <text:p>3611.3125</text:p>
          </table:table-cell>
          <table:table-cell table:style-name="ce3" office:value-type="float" office:value="23.6034199991198" calcext:value-type="float">
            <text:p>23.6034199991198</text:p>
          </table:table-cell>
          <table:table-cell office:value-type="float" office:value="1" calcext:value-type="float">
            <text:p>1</text:p>
          </table:table-cell>
          <table:table-cell office:value-type="float" office:value="8994.375" calcext:value-type="float">
            <text:p>8994.375</text:p>
          </table:table-cell>
          <table:table-cell office:value-type="float" office:value="23.4590455167092" calcext:value-type="float">
            <text:p>23.4590455167092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951096919928" calcext:value-type="float">
            <text:p>19.795109691992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9375" calcext:value-type="float">
            <text:p>32.9375</text:p>
          </table:table-cell>
          <table:table-cell office:value-type="float" office:value="12.527514231499" calcext:value-type="float">
            <text:p>12.527514231499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944" calcext:value-type="float">
            <text:p>1944</text:p>
          </table:table-cell>
          <table:table-cell office:value-type="float" office:value="10.0021606205417" calcext:value-type="float">
            <text:p>10.0021606205417</text:p>
          </table:table-cell>
          <table:table-cell office:value-type="float" office:value="1" calcext:value-type="float">
            <text:p>1</text:p>
          </table:table-cell>
          <table:table-cell office:value-type="float" office:value="15064.390625" calcext:value-type="float">
            <text:p>15064.390625</text:p>
          </table:table-cell>
          <table:table-cell office:value-type="float" office:value="23.9739587065569" calcext:value-type="float">
            <text:p>23.9739587065569</text:p>
          </table:table-cell>
          <table:table-cell office:value-type="float" office:value="1" calcext:value-type="float">
            <text:p>1</text:p>
          </table:table-cell>
          <table:table-cell office:value-type="float" office:value="15402.6875" calcext:value-type="float">
            <text:p>15402.6875</text:p>
          </table:table-cell>
          <table:table-cell office:value-type="float" office:value="23.8936414890163" calcext:value-type="float">
            <text:p>23.8936414890163</text:p>
          </table:table-cell>
          <table:table-cell office:value-type="float" office:value="1" calcext:value-type="float">
            <text:p>1</text:p>
          </table:table-cell>
          <table:table-cell office:value-type="float" office:value="12887.21875" calcext:value-type="float">
            <text:p>12887.21875</text:p>
          </table:table-cell>
          <table:table-cell office:value-type="float" office:value="23.674822208136" calcext:value-type="float">
            <text:p>23.674822208136</text:p>
          </table:table-cell>
          <table:table-cell office:value-type="float" office:value="1" calcext:value-type="float">
            <text:p>1</text:p>
          </table:table-cell>
          <table:table-cell office:value-type="float" office:value="12700.8125" calcext:value-type="float">
            <text:p>12700.8125</text:p>
          </table:table-cell>
          <table:table-cell office:value-type="float" office:value="23.5695861703884" calcext:value-type="float">
            <text:p>23.56958617038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8.734375" calcext:value-type="float">
            <text:p>3408.734375</text:p>
          </table:table-cell>
          <table:table-cell table:style-name="ce3" office:value-type="float" office:value="23.5012589144984" calcext:value-type="float">
            <text:p>23.5012589144984</text:p>
          </table:table-cell>
          <table:table-cell office:value-type="float" office:value="1" calcext:value-type="float">
            <text:p>1</text:p>
          </table:table-cell>
          <table:table-cell office:value-type="float" office:value="8958.578125" calcext:value-type="float">
            <text:p>8958.578125</text:p>
          </table:table-cell>
          <table:table-cell office:value-type="float" office:value="23.5242139748222" calcext:value-type="float">
            <text:p>23.524213974822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1741814329" calcext:value-type="float">
            <text:p>19.9174181432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6.078125" calcext:value-type="float">
            <text:p>36.078125</text:p>
          </table:table-cell>
          <table:table-cell office:value-type="float" office:value="13.9216110870507" calcext:value-type="float">
            <text:p>13.9216110870507</text:p>
          </table:table-cell>
          <table:table-cell office:value-type="float" office:value="0.960171568627451" calcext:value-type="float">
            <text:p>0.960171568627451</text:p>
          </table:table-cell>
          <table:table-cell office:value-type="float" office:value="1914" calcext:value-type="float">
            <text:p>1914</text:p>
          </table:table-cell>
          <table:table-cell office:value-type="float" office:value="9.8455632932108" calcext:value-type="float">
            <text:p>9.8455632932108</text:p>
          </table:table-cell>
          <table:table-cell office:value-type="float" office:value="1" calcext:value-type="float">
            <text:p>1</text:p>
          </table:table-cell>
          <table:table-cell office:value-type="float" office:value="16360.53125" calcext:value-type="float">
            <text:p>16360.53125</text:p>
          </table:table-cell>
          <table:table-cell office:value-type="float" office:value="23.6122676917832" calcext:value-type="float">
            <text:p>23.6122676917832</text:p>
          </table:table-cell>
          <table:table-cell office:value-type="float" office:value="1" calcext:value-type="float">
            <text:p>1</text:p>
          </table:table-cell>
          <table:table-cell office:value-type="float" office:value="15538.390625" calcext:value-type="float">
            <text:p>15538.390625</text:p>
          </table:table-cell>
          <table:table-cell office:value-type="float" office:value="23.8726042037698" calcext:value-type="float">
            <text:p>23.8726042037698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2872.75" calcext:value-type="float">
            <text:p>12872.75</text:p>
          </table:table-cell>
          <table:table-cell office:value-type="float" office:value="23.8937117560983" calcext:value-type="float">
            <text:p>23.8937117560983</text:p>
          </table:table-cell>
          <table:table-cell office:value-type="float" office:value="1" calcext:value-type="float">
            <text:p>1</text:p>
          </table:table-cell>
          <table:table-cell office:value-type="float" office:value="13026.53125" calcext:value-type="float">
            <text:p>13026.53125</text:p>
          </table:table-cell>
          <table:table-cell office:value-type="float" office:value="23.7483421389628" calcext:value-type="float">
            <text:p>23.74834213896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66.96875" calcext:value-type="float">
            <text:p>3566.96875</text:p>
          </table:table-cell>
          <table:table-cell table:style-name="ce3" office:value-type="float" office:value="23.6719099606317" calcext:value-type="float">
            <text:p>23.6719099606317</text:p>
          </table:table-cell>
          <table:table-cell office:value-type="float" office:value="1" calcext:value-type="float">
            <text:p>1</text:p>
          </table:table-cell>
          <table:table-cell office:value-type="float" office:value="8873.0625" calcext:value-type="float">
            <text:p>8873.0625</text:p>
          </table:table-cell>
          <table:table-cell office:value-type="float" office:value="23.5019559618266" calcext:value-type="float">
            <text:p>23.501955961826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175075389961" calcext:value-type="float">
            <text:p>20.017507538996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140625" calcext:value-type="float">
            <text:p>32.140625</text:p>
          </table:table-cell>
          <table:table-cell office:value-type="float" office:value="12.2202236266407" calcext:value-type="float">
            <text:p>12.220223626640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2017" calcext:value-type="float">
            <text:p>2017</text:p>
          </table:table-cell>
          <table:table-cell office:value-type="float" office:value="10.6087851933046" calcext:value-type="float">
            <text:p>10.6087851933046</text:p>
          </table:table-cell>
          <table:table-cell office:value-type="float" office:value="1" calcext:value-type="float">
            <text:p>1</text:p>
          </table:table-cell>
          <table:table-cell office:value-type="float" office:value="16829.78125" calcext:value-type="float">
            <text:p>16829.78125</text:p>
          </table:table-cell>
          <table:table-cell office:value-type="float" office:value="23.9417484351205" calcext:value-type="float">
            <text:p>23.9417484351205</text:p>
          </table:table-cell>
          <table:table-cell office:value-type="float" office:value="1" calcext:value-type="float">
            <text:p>1</text:p>
          </table:table-cell>
          <table:table-cell office:value-type="float" office:value="15343.234375" calcext:value-type="float">
            <text:p>15343.234375</text:p>
          </table:table-cell>
          <table:table-cell office:value-type="float" office:value="23.7882786630226" calcext:value-type="float">
            <text:p>23.7882786630226</text:p>
          </table:table-cell>
          <table:table-cell office:value-type="float" office:value="1" calcext:value-type="float">
            <text:p>1</text:p>
          </table:table-cell>
          <table:table-cell office:value-type="float" office:value="13176.953125" calcext:value-type="float">
            <text:p>13176.953125</text:p>
          </table:table-cell>
          <table:table-cell office:value-type="float" office:value="23.8364893120416" calcext:value-type="float">
            <text:p>23.8364893120416</text:p>
          </table:table-cell>
          <table:table-cell office:value-type="float" office:value="1" calcext:value-type="float">
            <text:p>1</text:p>
          </table:table-cell>
          <table:table-cell office:value-type="float" office:value="13140.40625" calcext:value-type="float">
            <text:p>13140.40625</text:p>
          </table:table-cell>
          <table:table-cell office:value-type="float" office:value="24.0027115716114" calcext:value-type="float">
            <text:p>24.0027115716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1.34375" calcext:value-type="float">
            <text:p>3401.34375</text:p>
          </table:table-cell>
          <table:table-cell table:style-name="ce3" office:value-type="float" office:value="23.5077718676539" calcext:value-type="float">
            <text:p>23.5077718676539</text:p>
          </table:table-cell>
          <table:table-cell office:value-type="float" office:value="1" calcext:value-type="float">
            <text:p>1</text:p>
          </table:table-cell>
          <table:table-cell office:value-type="float" office:value="9058.890625" calcext:value-type="float">
            <text:p>9058.890625</text:p>
          </table:table-cell>
          <table:table-cell office:value-type="float" office:value="23.9484104428995" calcext:value-type="float">
            <text:p>23.9484104428995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15663962493" calcext:value-type="float">
            <text:p>19.81566396249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5.1875" calcext:value-type="float">
            <text:p>35.1875</text:p>
          </table:table-cell>
          <table:table-cell office:value-type="float" office:value="13.6212255772647" calcext:value-type="float">
            <text:p>13.62122557726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102" calcext:value-type="float">
            <text:p>2102</text:p>
          </table:table-cell>
          <table:table-cell office:value-type="float" office:value="11.3582717721613" calcext:value-type="float">
            <text:p>11.3582717721613</text:p>
          </table:table-cell>
          <table:table-cell office:value-type="float" office:value="1" calcext:value-type="float">
            <text:p>1</text:p>
          </table:table-cell>
          <table:table-cell office:value-type="float" office:value="16088.25" calcext:value-type="float">
            <text:p>16088.25</text:p>
          </table:table-cell>
          <table:table-cell office:value-type="float" office:value="23.7738738285276" calcext:value-type="float">
            <text:p>23.7738738285276</text:p>
          </table:table-cell>
          <table:table-cell office:value-type="float" office:value="1" calcext:value-type="float">
            <text:p>1</text:p>
          </table:table-cell>
          <table:table-cell office:value-type="float" office:value="15042.796875" calcext:value-type="float">
            <text:p>15042.796875</text:p>
          </table:table-cell>
          <table:table-cell office:value-type="float" office:value="23.7610398422323" calcext:value-type="float">
            <text:p>23.7610398422323</text:p>
          </table:table-cell>
          <table:table-cell office:value-type="float" office:value="1" calcext:value-type="float">
            <text:p>1</text:p>
          </table:table-cell>
          <table:table-cell office:value-type="float" office:value="13709.4375" calcext:value-type="float">
            <text:p>13709.4375</text:p>
          </table:table-cell>
          <table:table-cell office:value-type="float" office:value="23.8058596365985" calcext:value-type="float">
            <text:p>23.8058596365985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808.765625" calcext:value-type="float">
            <text:p>12808.765625</text:p>
          </table:table-cell>
          <table:table-cell office:value-type="float" office:value="23.8829333247709" calcext:value-type="float">
            <text:p>23.88293332477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6.125" calcext:value-type="float">
            <text:p>3586.125</text:p>
          </table:table-cell>
          <table:table-cell table:style-name="ce3" office:value-type="float" office:value="23.4256187336473" calcext:value-type="float">
            <text:p>23.4256187336473</text:p>
          </table:table-cell>
          <table:table-cell office:value-type="float" office:value="1" calcext:value-type="float">
            <text:p>1</text:p>
          </table:table-cell>
          <table:table-cell office:value-type="float" office:value="9214.4375" calcext:value-type="float">
            <text:p>9214.4375</text:p>
          </table:table-cell>
          <table:table-cell office:value-type="float" office:value="23.5522987583522" calcext:value-type="float">
            <text:p>23.55229875835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435300072923" calcext:value-type="float">
            <text:p>20.143530007292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21875" calcext:value-type="float">
            <text:p>33.421875</text:p>
          </table:table-cell>
          <table:table-cell office:value-type="float" office:value="12.9499766245909" calcext:value-type="float">
            <text:p>12.9499766245909</text:p>
          </table:table-cell>
          <table:table-cell office:value-type="float" office:value="0.979932598039216" calcext:value-type="float">
            <text:p>0.979932598039216</text:p>
          </table:table-cell>
          <table:table-cell office:value-type="float" office:value="1959" calcext:value-type="float">
            <text:p>1959</text:p>
          </table:table-cell>
          <table:table-cell office:value-type="float" office:value="10.5704134761211" calcext:value-type="float">
            <text:p>10.5704134761211</text:p>
          </table:table-cell>
          <table:table-cell office:value-type="float" office:value="1" calcext:value-type="float">
            <text:p>1</text:p>
          </table:table-cell>
          <table:table-cell office:value-type="float" office:value="16128.203125" calcext:value-type="float">
            <text:p>16128.203125</text:p>
          </table:table-cell>
          <table:table-cell office:value-type="float" office:value="23.7284926768207" calcext:value-type="float">
            <text:p>23.7284926768207</text:p>
          </table:table-cell>
          <table:table-cell office:value-type="float" office:value="1" calcext:value-type="float">
            <text:p>1</text:p>
          </table:table-cell>
          <table:table-cell office:value-type="float" office:value="14784.109375" calcext:value-type="float">
            <text:p>14784.109375</text:p>
          </table:table-cell>
          <table:table-cell office:value-type="float" office:value="23.7491190106455" calcext:value-type="float">
            <text:p>23.7491190106455</text:p>
          </table:table-cell>
          <table:table-cell office:value-type="float" office:value="1" calcext:value-type="float">
            <text:p>1</text:p>
          </table:table-cell>
          <table:table-cell office:value-type="float" office:value="13103.546875" calcext:value-type="float">
            <text:p>13103.546875</text:p>
          </table:table-cell>
          <table:table-cell office:value-type="float" office:value="23.8856543362333" calcext:value-type="float">
            <text:p>23.8856543362333</text:p>
          </table:table-cell>
          <table:table-cell office:value-type="float" office:value="1" calcext:value-type="float">
            <text:p>1</text:p>
          </table:table-cell>
          <table:table-cell office:value-type="float" office:value="13056.96875" calcext:value-type="float">
            <text:p>13056.96875</text:p>
          </table:table-cell>
          <table:table-cell office:value-type="float" office:value="23.8536482479842" calcext:value-type="float">
            <text:p>23.8536482479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33.703125" calcext:value-type="float">
            <text:p>3533.703125</text:p>
          </table:table-cell>
          <table:table-cell table:style-name="ce3" office:value-type="float" office:value="23.3965865416465" calcext:value-type="float">
            <text:p>23.3965865416465</text:p>
          </table:table-cell>
          <table:table-cell office:value-type="float" office:value="1" calcext:value-type="float">
            <text:p>1</text:p>
          </table:table-cell>
          <table:table-cell office:value-type="float" office:value="9402.484375" calcext:value-type="float">
            <text:p>9402.484375</text:p>
          </table:table-cell>
          <table:table-cell office:value-type="float" office:value="23.8745052667637" calcext:value-type="float">
            <text:p>23.8745052667637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41216467454" calcext:value-type="float">
            <text:p>19.904121646745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12.2390134529148" calcext:value-type="float">
            <text:p>12.2390134529148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10.6170766377065" calcext:value-type="float">
            <text:p>10.6170766377065</text:p>
          </table:table-cell>
          <table:table-cell office:value-type="float" office:value="1" calcext:value-type="float">
            <text:p>1</text:p>
          </table:table-cell>
          <table:table-cell office:value-type="float" office:value="15662.171875" calcext:value-type="float">
            <text:p>15662.171875</text:p>
          </table:table-cell>
          <table:table-cell office:value-type="float" office:value="23.9957187104924" calcext:value-type="float">
            <text:p>23.9957187104924</text:p>
          </table:table-cell>
          <table:table-cell office:value-type="float" office:value="1" calcext:value-type="float">
            <text:p>1</text:p>
          </table:table-cell>
          <table:table-cell office:value-type="float" office:value="14538.8125" calcext:value-type="float">
            <text:p>14538.8125</text:p>
          </table:table-cell>
          <table:table-cell office:value-type="float" office:value="23.6910526680654" calcext:value-type="float">
            <text:p>23.6910526680654</text:p>
          </table:table-cell>
          <table:table-cell office:value-type="float" office:value="1" calcext:value-type="float">
            <text:p>1</text:p>
          </table:table-cell>
          <table:table-cell office:value-type="float" office:value="13216.359375" calcext:value-type="float">
            <text:p>13216.359375</text:p>
          </table:table-cell>
          <table:table-cell office:value-type="float" office:value="23.9555667578737" calcext:value-type="float">
            <text:p>23.9555667578737</text:p>
          </table:table-cell>
          <table:table-cell office:value-type="float" office:value="1" calcext:value-type="float">
            <text:p>1</text:p>
          </table:table-cell>
          <table:table-cell office:value-type="float" office:value="12350.21875" calcext:value-type="float">
            <text:p>12350.21875</text:p>
          </table:table-cell>
          <table:table-cell office:value-type="float" office:value="23.3630669641231" calcext:value-type="float">
            <text:p>23.3630669641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43.40625" calcext:value-type="float">
            <text:p>3543.40625</text:p>
          </table:table-cell>
          <table:table-cell table:style-name="ce3" office:value-type="float" office:value="23.5472567483699" calcext:value-type="float">
            <text:p>23.5472567483699</text:p>
          </table:table-cell>
          <table:table-cell office:value-type="float" office:value="1" calcext:value-type="float">
            <text:p>1</text:p>
          </table:table-cell>
          <table:table-cell office:value-type="float" office:value="9122.734375" calcext:value-type="float">
            <text:p>9122.734375</text:p>
          </table:table-cell>
          <table:table-cell office:value-type="float" office:value="23.6325942874612" calcext:value-type="float">
            <text:p>23.6325942874612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27789606235" calcext:value-type="float">
            <text:p>20.062778960623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1.953125" calcext:value-type="float">
            <text:p>31.953125</text:p>
          </table:table-cell>
          <table:table-cell office:value-type="float" office:value="12.1046454767726" calcext:value-type="float">
            <text:p>12.1046454767726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005" calcext:value-type="float">
            <text:p>2005</text:p>
          </table:table-cell>
          <table:table-cell office:value-type="float" office:value="10.1882439488345" calcext:value-type="float">
            <text:p>10.1882439488345</text:p>
          </table:table-cell>
          <table:table-cell office:value-type="float" office:value="1" calcext:value-type="float">
            <text:p>1</text:p>
          </table:table-cell>
          <table:table-cell office:value-type="float" office:value="15877.953125" calcext:value-type="float">
            <text:p>15877.953125</text:p>
          </table:table-cell>
          <table:table-cell office:value-type="float" office:value="24.1011336213765" calcext:value-type="float">
            <text:p>24.1011336213765</text:p>
          </table:table-cell>
          <table:table-cell office:value-type="float" office:value="1" calcext:value-type="float">
            <text:p>1</text:p>
          </table:table-cell>
          <table:table-cell office:value-type="float" office:value="15421.578125" calcext:value-type="float">
            <text:p>15421.578125</text:p>
          </table:table-cell>
          <table:table-cell office:value-type="float" office:value="23.5387757278301" calcext:value-type="float">
            <text:p>23.5387757278301</text:p>
          </table:table-cell>
          <table:table-cell office:value-type="float" office:value="1" calcext:value-type="float">
            <text:p>1</text:p>
          </table:table-cell>
          <table:table-cell office:value-type="float" office:value="13409.296875" calcext:value-type="float">
            <text:p>13409.296875</text:p>
          </table:table-cell>
          <table:table-cell office:value-type="float" office:value="23.8156117899502" calcext:value-type="float">
            <text:p>23.8156117899502</text:p>
          </table:table-cell>
          <table:table-cell office:value-type="float" office:value="1" calcext:value-type="float">
            <text:p>1</text:p>
          </table:table-cell>
          <table:table-cell office:value-type="float" office:value="12615.78125" calcext:value-type="float">
            <text:p>12615.78125</text:p>
          </table:table-cell>
          <table:table-cell office:value-type="float" office:value="23.7988912673293" calcext:value-type="float">
            <text:p>23.79889126732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0.625" calcext:value-type="float">
            <text:p>3550.625</text:p>
          </table:table-cell>
          <table:table-cell table:style-name="ce3" office:value-type="float" office:value="23.5948459679403" calcext:value-type="float">
            <text:p>23.5948459679403</text:p>
          </table:table-cell>
          <table:table-cell office:value-type="float" office:value="1" calcext:value-type="float">
            <text:p>1</text:p>
          </table:table-cell>
          <table:table-cell office:value-type="float" office:value="9634.65625" calcext:value-type="float">
            <text:p>9634.65625</text:p>
          </table:table-cell>
          <table:table-cell office:value-type="float" office:value="23.6729077194256" calcext:value-type="float">
            <text:p>23.6729077194256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307193620065" calcext:value-type="float">
            <text:p>20.1307193620065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328125" calcext:value-type="float">
            <text:p>35.328125</text:p>
          </table:table-cell>
          <table:table-cell office:value-type="float" office:value="13.0539584254755" calcext:value-type="float">
            <text:p>13.0539584254755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990" calcext:value-type="float">
            <text:p>1990</text:p>
          </table:table-cell>
          <table:table-cell office:value-type="float" office:value="9.98076795680516" calcext:value-type="float">
            <text:p>9.98076795680516</text:p>
          </table:table-cell>
          <table:table-cell office:value-type="float" office:value="1" calcext:value-type="float">
            <text:p>1</text:p>
          </table:table-cell>
          <table:table-cell office:value-type="float" office:value="16272.875" calcext:value-type="float">
            <text:p>16272.875</text:p>
          </table:table-cell>
          <table:table-cell office:value-type="float" office:value="23.8611404275184" calcext:value-type="float">
            <text:p>23.8611404275184</text:p>
          </table:table-cell>
          <table:table-cell office:value-type="float" office:value="1" calcext:value-type="float">
            <text:p>1</text:p>
          </table:table-cell>
          <table:table-cell office:value-type="float" office:value="15516.46875" calcext:value-type="float">
            <text:p>15516.46875</text:p>
          </table:table-cell>
          <table:table-cell office:value-type="float" office:value="23.6716006394671" calcext:value-type="float">
            <text:p>23.6716006394671</text:p>
          </table:table-cell>
          <table:table-cell office:value-type="float" office:value="1" calcext:value-type="float">
            <text:p>1</text:p>
          </table:table-cell>
          <table:table-cell office:value-type="float" office:value="13302.40625" calcext:value-type="float">
            <text:p>13302.40625</text:p>
          </table:table-cell>
          <table:table-cell office:value-type="float" office:value="23.7918763594273" calcext:value-type="float">
            <text:p>23.7918763594273</text:p>
          </table:table-cell>
          <table:table-cell office:value-type="float" office:value="1" calcext:value-type="float">
            <text:p>1</text:p>
          </table:table-cell>
          <table:table-cell office:value-type="float" office:value="12437.34375" calcext:value-type="float">
            <text:p>12437.34375</text:p>
          </table:table-cell>
          <table:table-cell office:value-type="float" office:value="23.7871456925519" calcext:value-type="float">
            <text:p>23.78714569255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1.234375" calcext:value-type="float">
            <text:p>3771.234375</text:p>
          </table:table-cell>
          <table:table-cell table:style-name="ce3" office:value-type="float" office:value="23.9399487211008" calcext:value-type="float">
            <text:p>23.9399487211008</text:p>
          </table:table-cell>
          <table:table-cell office:value-type="float" office:value="1" calcext:value-type="float">
            <text:p>1</text:p>
          </table:table-cell>
          <table:table-cell office:value-type="float" office:value="9317.921875" calcext:value-type="float">
            <text:p>9317.921875</text:p>
          </table:table-cell>
          <table:table-cell office:value-type="float" office:value="23.7360931706592" calcext:value-type="float">
            <text:p>23.7360931706592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999957250739" calcext:value-type="float">
            <text:p>19.499995725073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5.03125" calcext:value-type="float">
            <text:p>35.03125</text:p>
          </table:table-cell>
          <table:table-cell office:value-type="float" office:value="13.478590544157" calcext:value-type="float">
            <text:p>13.47859054415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855" calcext:value-type="float">
            <text:p>1855</text:p>
          </table:table-cell>
          <table:table-cell office:value-type="float" office:value="9.44562457319113" calcext:value-type="float">
            <text:p>9.44562457319113</text:p>
          </table:table-cell>
          <table:table-cell office:value-type="float" office:value="1" calcext:value-type="float">
            <text:p>1</text:p>
          </table:table-cell>
          <table:table-cell office:value-type="float" office:value="16073.84375" calcext:value-type="float">
            <text:p>16073.84375</text:p>
          </table:table-cell>
          <table:table-cell office:value-type="float" office:value="23.7046064014765" calcext:value-type="float">
            <text:p>23.7046064014765</text:p>
          </table:table-cell>
          <table:table-cell office:value-type="float" office:value="0.999080882352941" calcext:value-type="float">
            <text:p>0.999080882352941</text:p>
          </table:table-cell>
          <table:table-cell office:value-type="float" office:value="15212.640625" calcext:value-type="float">
            <text:p>15212.640625</text:p>
          </table:table-cell>
          <table:table-cell office:value-type="float" office:value="23.8101409849232" calcext:value-type="float">
            <text:p>23.8101409849232</text:p>
          </table:table-cell>
          <table:table-cell office:value-type="float" office:value="1" calcext:value-type="float">
            <text:p>1</text:p>
          </table:table-cell>
          <table:table-cell office:value-type="float" office:value="12932.34375" calcext:value-type="float">
            <text:p>12932.34375</text:p>
          </table:table-cell>
          <table:table-cell office:value-type="float" office:value="23.9858007748735" calcext:value-type="float">
            <text:p>23.9858007748735</text:p>
          </table:table-cell>
          <table:table-cell office:value-type="float" office:value="1" calcext:value-type="float">
            <text:p>1</text:p>
          </table:table-cell>
          <table:table-cell office:value-type="float" office:value="12935.359375" calcext:value-type="float">
            <text:p>12935.359375</text:p>
          </table:table-cell>
          <table:table-cell office:value-type="float" office:value="23.8149647344573" calcext:value-type="float">
            <text:p>23.81496473445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9.109375" calcext:value-type="float">
            <text:p>3629.109375</text:p>
          </table:table-cell>
          <table:table-cell table:style-name="ce3" office:value-type="float" office:value="23.4803101462691" calcext:value-type="float">
            <text:p>23.4803101462691</text:p>
          </table:table-cell>
          <table:table-cell office:value-type="float" office:value="1" calcext:value-type="float">
            <text:p>1</text:p>
          </table:table-cell>
          <table:table-cell office:value-type="float" office:value="9364.75" calcext:value-type="float">
            <text:p>9364.75</text:p>
          </table:table-cell>
          <table:table-cell office:value-type="float" office:value="23.9165265069305" calcext:value-type="float">
            <text:p>23.9165265069305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338351427639" calcext:value-type="float">
            <text:p>20.033835142763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1.75" calcext:value-type="float">
            <text:p>31.75</text:p>
          </table:table-cell>
          <table:table-cell office:value-type="float" office:value="11.2898622047244" calcext:value-type="float">
            <text:p>11.2898622047244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9.78762318324517" calcext:value-type="float">
            <text:p>9.78762318324517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6135.5" calcext:value-type="float">
            <text:p>16135.5</text:p>
          </table:table-cell>
          <table:table-cell office:value-type="float" office:value="23.897807166514" calcext:value-type="float">
            <text:p>23.897807166514</text:p>
          </table:table-cell>
          <table:table-cell office:value-type="float" office:value="1" calcext:value-type="float">
            <text:p>1</text:p>
          </table:table-cell>
          <table:table-cell office:value-type="float" office:value="15515.515625" calcext:value-type="float">
            <text:p>15515.515625</text:p>
          </table:table-cell>
          <table:table-cell office:value-type="float" office:value="23.7916423598901" calcext:value-type="float">
            <text:p>23.7916423598901</text:p>
          </table:table-cell>
          <table:table-cell office:value-type="float" office:value="1" calcext:value-type="float">
            <text:p>1</text:p>
          </table:table-cell>
          <table:table-cell office:value-type="float" office:value="13552.6875" calcext:value-type="float">
            <text:p>13552.6875</text:p>
          </table:table-cell>
          <table:table-cell office:value-type="float" office:value="23.9561236322622" calcext:value-type="float">
            <text:p>23.9561236322622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480.28125" calcext:value-type="float">
            <text:p>12480.28125</text:p>
          </table:table-cell>
          <table:table-cell office:value-type="float" office:value="23.6432556426337" calcext:value-type="float">
            <text:p>23.6432556426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9.6875" calcext:value-type="float">
            <text:p>3579.6875</text:p>
          </table:table-cell>
          <table:table-cell table:style-name="ce3" office:value-type="float" office:value="23.3163072090676" calcext:value-type="float">
            <text:p>23.3163072090676</text:p>
          </table:table-cell>
          <table:table-cell office:value-type="float" office:value="1" calcext:value-type="float">
            <text:p>1</text:p>
          </table:table-cell>
          <table:table-cell office:value-type="float" office:value="8999.359375" calcext:value-type="float">
            <text:p>8999.359375</text:p>
          </table:table-cell>
          <table:table-cell office:value-type="float" office:value="23.690634155396" calcext:value-type="float">
            <text:p>23.69063415539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169997881181" calcext:value-type="float">
            <text:p>19.6169997881181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11.9002991026919" calcext:value-type="float">
            <text:p>11.9002991026919</text:p>
          </table:table-cell>
          <table:table-cell office:value-type="float" office:value="0.989889705882353" calcext:value-type="float">
            <text:p>0.989889705882353</text:p>
          </table:table-cell>
          <table:table-cell office:value-type="float" office:value="1962" calcext:value-type="float">
            <text:p>1962</text:p>
          </table:table-cell>
          <table:table-cell office:value-type="float" office:value="9.95161608342955" calcext:value-type="float">
            <text:p>9.95161608342955</text:p>
          </table:table-cell>
          <table:table-cell office:value-type="float" office:value="1" calcext:value-type="float">
            <text:p>1</text:p>
          </table:table-cell>
          <table:table-cell office:value-type="float" office:value="16167.890625" calcext:value-type="float">
            <text:p>16167.890625</text:p>
          </table:table-cell>
          <table:table-cell office:value-type="float" office:value="23.8441810471886" calcext:value-type="float">
            <text:p>23.8441810471886</text:p>
          </table:table-cell>
          <table:table-cell office:value-type="float" office:value="1" calcext:value-type="float">
            <text:p>1</text:p>
          </table:table-cell>
          <table:table-cell office:value-type="float" office:value="15770.421875" calcext:value-type="float">
            <text:p>15770.421875</text:p>
          </table:table-cell>
          <table:table-cell office:value-type="float" office:value="23.6640672697262" calcext:value-type="float">
            <text:p>23.6640672697262</text:p>
          </table:table-cell>
          <table:table-cell office:value-type="float" office:value="1" calcext:value-type="float">
            <text:p>1</text:p>
          </table:table-cell>
          <table:table-cell office:value-type="float" office:value="13683.125" calcext:value-type="float">
            <text:p>13683.125</text:p>
          </table:table-cell>
          <table:table-cell office:value-type="float" office:value="24.0343997327282" calcext:value-type="float">
            <text:p>24.0343997327282</text:p>
          </table:table-cell>
          <table:table-cell office:value-type="float" office:value="1" calcext:value-type="float">
            <text:p>1</text:p>
          </table:table-cell>
          <table:table-cell office:value-type="float" office:value="12566.21875" calcext:value-type="float">
            <text:p>12566.21875</text:p>
          </table:table-cell>
          <table:table-cell office:value-type="float" office:value="23.7171244257968" calcext:value-type="float">
            <text:p>23.71712442579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5.484375" calcext:value-type="float">
            <text:p>3635.484375</text:p>
          </table:table-cell>
          <table:table-cell table:style-name="ce3" office:value-type="float" office:value="23.9026518467606" calcext:value-type="float">
            <text:p>23.9026518467606</text:p>
          </table:table-cell>
          <table:table-cell office:value-type="float" office:value="1" calcext:value-type="float">
            <text:p>1</text:p>
          </table:table-cell>
          <table:table-cell office:value-type="float" office:value="9440.5" calcext:value-type="float">
            <text:p>9440.5</text:p>
          </table:table-cell>
          <table:table-cell office:value-type="float" office:value="23.6625771582954" calcext:value-type="float">
            <text:p>23.6625771582954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19252815697" calcext:value-type="float">
            <text:p>19.86192528156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65625" calcext:value-type="float">
            <text:p>32.265625</text:p>
          </table:table-cell>
          <table:table-cell office:value-type="float" office:value="11.8687651331719" calcext:value-type="float">
            <text:p>11.8687651331719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1964" calcext:value-type="float">
            <text:p>1964</text:p>
          </table:table-cell>
          <table:table-cell office:value-type="float" office:value="10.6338986154502" calcext:value-type="float">
            <text:p>10.6338986154502</text:p>
          </table:table-cell>
          <table:table-cell office:value-type="float" office:value="1" calcext:value-type="float">
            <text:p>1</text:p>
          </table:table-cell>
          <table:table-cell office:value-type="float" office:value="16209.75" calcext:value-type="float">
            <text:p>16209.75</text:p>
          </table:table-cell>
          <table:table-cell office:value-type="float" office:value="23.8855067636572" calcext:value-type="float">
            <text:p>23.8855067636572</text:p>
          </table:table-cell>
          <table:table-cell office:value-type="float" office:value="1" calcext:value-type="float">
            <text:p>1</text:p>
          </table:table-cell>
          <table:table-cell office:value-type="float" office:value="14222.859375" calcext:value-type="float">
            <text:p>14222.859375</text:p>
          </table:table-cell>
          <table:table-cell office:value-type="float" office:value="23.598219043712" calcext:value-type="float">
            <text:p>23.598219043712</text:p>
          </table:table-cell>
          <table:table-cell office:value-type="float" office:value="1" calcext:value-type="float">
            <text:p>1</text:p>
          </table:table-cell>
          <table:table-cell office:value-type="float" office:value="13259.5" calcext:value-type="float">
            <text:p>13259.5</text:p>
          </table:table-cell>
          <table:table-cell office:value-type="float" office:value="23.9740623091394" calcext:value-type="float">
            <text:p>23.9740623091394</text:p>
          </table:table-cell>
          <table:table-cell office:value-type="float" office:value="0.999234068627451" calcext:value-type="float">
            <text:p>0.999234068627451</text:p>
          </table:table-cell>
          <table:table-cell office:value-type="float" office:value="12317.78125" calcext:value-type="float">
            <text:p>12317.78125</text:p>
          </table:table-cell>
          <table:table-cell office:value-type="float" office:value="23.6639391015222" calcext:value-type="float">
            <text:p>23.6639391015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9.1875" calcext:value-type="float">
            <text:p>3639.1875</text:p>
          </table:table-cell>
          <table:table-cell table:style-name="ce3" office:value-type="float" office:value="23.5771405197609" calcext:value-type="float">
            <text:p>23.5771405197609</text:p>
          </table:table-cell>
          <table:table-cell office:value-type="float" office:value="1" calcext:value-type="float">
            <text:p>1</text:p>
          </table:table-cell>
          <table:table-cell office:value-type="float" office:value="8966.390625" calcext:value-type="float">
            <text:p>8966.390625</text:p>
          </table:table-cell>
          <table:table-cell office:value-type="float" office:value="23.7071085541619" calcext:value-type="float">
            <text:p>23.7071085541619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64830837244" calcext:value-type="float">
            <text:p>19.86648308372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5" calcext:value-type="float">
            <text:p>34.5</text:p>
          </table:table-cell>
          <table:table-cell office:value-type="float" office:value="12.4361413043478" calcext:value-type="float">
            <text:p>12.4361413043478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2004" calcext:value-type="float">
            <text:p>2004</text:p>
          </table:table-cell>
          <table:table-cell office:value-type="float" office:value="11.2657197473223" calcext:value-type="float">
            <text:p>11.2657197473223</text:p>
          </table:table-cell>
          <table:table-cell office:value-type="float" office:value="1" calcext:value-type="float">
            <text:p>1</text:p>
          </table:table-cell>
          <table:table-cell office:value-type="float" office:value="16180.203125" calcext:value-type="float">
            <text:p>16180.203125</text:p>
          </table:table-cell>
          <table:table-cell office:value-type="float" office:value="23.825370607807" calcext:value-type="float">
            <text:p>23.825370607807</text:p>
          </table:table-cell>
          <table:table-cell office:value-type="float" office:value="1" calcext:value-type="float">
            <text:p>1</text:p>
          </table:table-cell>
          <table:table-cell office:value-type="float" office:value="15065.015625" calcext:value-type="float">
            <text:p>15065.015625</text:p>
          </table:table-cell>
          <table:table-cell office:value-type="float" office:value="23.9522776786276" calcext:value-type="float">
            <text:p>23.9522776786276</text:p>
          </table:table-cell>
          <table:table-cell office:value-type="float" office:value="1" calcext:value-type="float">
            <text:p>1</text:p>
          </table:table-cell>
          <table:table-cell office:value-type="float" office:value="13340.359375" calcext:value-type="float">
            <text:p>13340.359375</text:p>
          </table:table-cell>
          <table:table-cell office:value-type="float" office:value="24.015845661925" calcext:value-type="float">
            <text:p>24.015845661925</text:p>
          </table:table-cell>
          <table:table-cell office:value-type="float" office:value="0.998468137254902" calcext:value-type="float">
            <text:p>0.998468137254902</text:p>
          </table:table-cell>
          <table:table-cell office:value-type="float" office:value="12638.109375" calcext:value-type="float">
            <text:p>12638.109375</text:p>
          </table:table-cell>
          <table:table-cell office:value-type="float" office:value="23.8275355550146" calcext:value-type="float">
            <text:p>23.8275355550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7.796875" calcext:value-type="float">
            <text:p>3467.796875</text:p>
          </table:table-cell>
          <table:table-cell table:style-name="ce3" office:value-type="float" office:value="23.5384762055983" calcext:value-type="float">
            <text:p>23.5384762055983</text:p>
          </table:table-cell>
          <table:table-cell office:value-type="float" office:value="1" calcext:value-type="float">
            <text:p>1</text:p>
          </table:table-cell>
          <table:table-cell office:value-type="float" office:value="9026.375" calcext:value-type="float">
            <text:p>9026.375</text:p>
          </table:table-cell>
          <table:table-cell office:value-type="float" office:value="23.9916645649824" calcext:value-type="float">
            <text:p>23.9916645649824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794744358968" calcext:value-type="float">
            <text:p>19.7794744358968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265625" calcext:value-type="float">
            <text:p>34.265625</text:p>
          </table:table-cell>
          <table:table-cell office:value-type="float" office:value="12.6388508891929" calcext:value-type="float">
            <text:p>12.6388508891929</text:p>
          </table:table-cell>
          <table:table-cell office:value-type="float" office:value="0.951133578431373" calcext:value-type="float">
            <text:p>0.951133578431373</text:p>
          </table:table-cell>
          <table:table-cell office:value-type="float" office:value="1947" calcext:value-type="float">
            <text:p>1947</text:p>
          </table:table-cell>
          <table:table-cell office:value-type="float" office:value="9.778715896046" calcext:value-type="float">
            <text:p>9.778715896046</text:p>
          </table:table-cell>
          <table:table-cell office:value-type="float" office:value="1" calcext:value-type="float">
            <text:p>1</text:p>
          </table:table-cell>
          <table:table-cell office:value-type="float" office:value="16030.71875" calcext:value-type="float">
            <text:p>16030.71875</text:p>
          </table:table-cell>
          <table:table-cell office:value-type="float" office:value="23.7557285216896" calcext:value-type="float">
            <text:p>23.7557285216896</text:p>
          </table:table-cell>
          <table:table-cell office:value-type="float" office:value="1" calcext:value-type="float">
            <text:p>1</text:p>
          </table:table-cell>
          <table:table-cell office:value-type="float" office:value="14969.4375" calcext:value-type="float">
            <text:p>14969.4375</text:p>
          </table:table-cell>
          <table:table-cell office:value-type="float" office:value="23.4845619396069" calcext:value-type="float">
            <text:p>23.4845619396069</text:p>
          </table:table-cell>
          <table:table-cell office:value-type="float" office:value="1" calcext:value-type="float">
            <text:p>1</text:p>
          </table:table-cell>
          <table:table-cell office:value-type="float" office:value="12964.578125" calcext:value-type="float">
            <text:p>12964.578125</text:p>
          </table:table-cell>
          <table:table-cell office:value-type="float" office:value="23.9139449855274" calcext:value-type="float">
            <text:p>23.9139449855274</text:p>
          </table:table-cell>
          <table:table-cell office:value-type="float" office:value="1" calcext:value-type="float">
            <text:p>1</text:p>
          </table:table-cell>
          <table:table-cell office:value-type="float" office:value="12955.578125" calcext:value-type="float">
            <text:p>12955.578125</text:p>
          </table:table-cell>
          <table:table-cell office:value-type="float" office:value="23.7861630941234" calcext:value-type="float">
            <text:p>23.7861630941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04.265625" calcext:value-type="float">
            <text:p>3604.265625</text:p>
          </table:table-cell>
          <table:table-cell table:style-name="ce3" office:value-type="float" office:value="23.353280012842" calcext:value-type="float">
            <text:p>23.353280012842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9418.25" calcext:value-type="float">
            <text:p>9418.25</text:p>
          </table:table-cell>
          <table:table-cell office:value-type="float" office:value="23.6900677455668" calcext:value-type="float">
            <text:p>23.6900677455668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752422980147" calcext:value-type="float">
            <text:p>19.97524229801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3.0625" calcext:value-type="float">
            <text:p>33.0625</text:p>
          </table:table-cell>
          <table:table-cell office:value-type="float" office:value="12.1984877126654" calcext:value-type="float">
            <text:p>12.1984877126654</text:p>
          </table:table-cell>
          <table:table-cell office:value-type="float" office:value="0.990655637254902" calcext:value-type="float">
            <text:p>0.990655637254902</text:p>
          </table:table-cell>
          <table:table-cell office:value-type="float" office:value="1981" calcext:value-type="float">
            <text:p>1981</text:p>
          </table:table-cell>
          <table:table-cell office:value-type="float" office:value="10.9431269314305" calcext:value-type="float">
            <text:p>10.9431269314305</text:p>
          </table:table-cell>
          <table:table-cell office:value-type="float" office:value="1" calcext:value-type="float">
            <text:p>1</text:p>
          </table:table-cell>
          <table:table-cell office:value-type="float" office:value="16395.453125" calcext:value-type="float">
            <text:p>16395.453125</text:p>
          </table:table-cell>
          <table:table-cell office:value-type="float" office:value="23.8148530849415" calcext:value-type="float">
            <text:p>23.8148530849415</text:p>
          </table:table-cell>
          <table:table-cell office:value-type="float" office:value="1" calcext:value-type="float">
            <text:p>1</text:p>
          </table:table-cell>
          <table:table-cell office:value-type="float" office:value="15169.40625" calcext:value-type="float">
            <text:p>15169.40625</text:p>
          </table:table-cell>
          <table:table-cell office:value-type="float" office:value="23.6227437423176" calcext:value-type="float">
            <text:p>23.6227437423176</text:p>
          </table:table-cell>
          <table:table-cell office:value-type="float" office:value="1" calcext:value-type="float">
            <text:p>1</text:p>
          </table:table-cell>
          <table:table-cell office:value-type="float" office:value="13603.03125" calcext:value-type="float">
            <text:p>13603.03125</text:p>
          </table:table-cell>
          <table:table-cell office:value-type="float" office:value="23.7891872171707" calcext:value-type="float">
            <text:p>23.7891872171707</text:p>
          </table:table-cell>
          <table:table-cell office:value-type="float" office:value="0.999387254901961" calcext:value-type="float">
            <text:p>0.999387254901961</text:p>
          </table:table-cell>
          <table:table-cell office:value-type="float" office:value="12696.171875" calcext:value-type="float">
            <text:p>12696.171875</text:p>
          </table:table-cell>
          <table:table-cell office:value-type="float" office:value="23.6795531719471" calcext:value-type="float">
            <text:p>23.6795531719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4.609375" calcext:value-type="float">
            <text:p>3424.609375</text:p>
          </table:table-cell>
          <table:table-cell table:style-name="ce3" office:value-type="float" office:value="23.6129461832142" calcext:value-type="float">
            <text:p>23.6129461832142</text:p>
          </table:table-cell>
          <table:table-cell office:value-type="float" office:value="1" calcext:value-type="float">
            <text:p>1</text:p>
          </table:table-cell>
          <table:table-cell office:value-type="float" office:value="9409.546875" calcext:value-type="float">
            <text:p>9409.546875</text:p>
          </table:table-cell>
          <table:table-cell office:value-type="float" office:value="23.8151445745491" calcext:value-type="float">
            <text:p>23.8151445745491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731406324844" calcext:value-type="float">
            <text:p>19.67314063248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484375" calcext:value-type="float">
            <text:p>34.484375</text:p>
          </table:table-cell>
          <table:table-cell office:value-type="float" office:value="12.5020389669234" calcext:value-type="float">
            <text:p>12.5020389669234</text:p>
          </table:table-cell>
          <table:table-cell office:value-type="float" office:value="0.970741421568627" calcext:value-type="float">
            <text:p>0.970741421568627</text:p>
          </table:table-cell>
          <table:table-cell office:value-type="float" office:value="1846" calcext:value-type="float">
            <text:p>1846</text:p>
          </table:table-cell>
          <table:table-cell office:value-type="float" office:value="10.2078442351975" calcext:value-type="float">
            <text:p>10.2078442351975</text:p>
          </table:table-cell>
          <table:table-cell office:value-type="float" office:value="1" calcext:value-type="float">
            <text:p>1</text:p>
          </table:table-cell>
          <table:table-cell office:value-type="float" office:value="16070.296875" calcext:value-type="float">
            <text:p>16070.296875</text:p>
          </table:table-cell>
          <table:table-cell office:value-type="float" office:value="23.6301847008508" calcext:value-type="float">
            <text:p>23.6301847008508</text:p>
          </table:table-cell>
          <table:table-cell office:value-type="float" office:value="1" calcext:value-type="float">
            <text:p>1</text:p>
          </table:table-cell>
          <table:table-cell office:value-type="float" office:value="15081.9375" calcext:value-type="float">
            <text:p>15081.9375</text:p>
          </table:table-cell>
          <table:table-cell office:value-type="float" office:value="23.7041220328502" calcext:value-type="float">
            <text:p>23.7041220328502</text:p>
          </table:table-cell>
          <table:table-cell office:value-type="float" office:value="1" calcext:value-type="float">
            <text:p>1</text:p>
          </table:table-cell>
          <table:table-cell office:value-type="float" office:value="13204.53125" calcext:value-type="float">
            <text:p>13204.53125</text:p>
          </table:table-cell>
          <table:table-cell office:value-type="float" office:value="23.7150198513351" calcext:value-type="float">
            <text:p>23.7150198513351</text:p>
          </table:table-cell>
          <table:table-cell office:value-type="float" office:value="1" calcext:value-type="float">
            <text:p>1</text:p>
          </table:table-cell>
          <table:table-cell office:value-type="float" office:value="12673.96875" calcext:value-type="float">
            <text:p>12673.96875</text:p>
          </table:table-cell>
          <table:table-cell office:value-type="float" office:value="23.6403491548183" calcext:value-type="float">
            <text:p>23.6403491548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3.234375" calcext:value-type="float">
            <text:p>3663.234375</text:p>
          </table:table-cell>
          <table:table-cell table:style-name="ce3" office:value-type="float" office:value="23.3834925323616" calcext:value-type="float">
            <text:p>23.3834925323616</text:p>
          </table:table-cell>
          <table:table-cell office:value-type="float" office:value="1" calcext:value-type="float">
            <text:p>1</text:p>
          </table:table-cell>
          <table:table-cell office:value-type="float" office:value="9173.0625" calcext:value-type="float">
            <text:p>9173.0625</text:p>
          </table:table-cell>
          <table:table-cell office:value-type="float" office:value="23.852619592427" calcext:value-type="float">
            <text:p>23.85261959242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744791604848" calcext:value-type="float">
            <text:p>19.874479160484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5" calcext:value-type="float">
            <text:p>32.25</text:p>
          </table:table-cell>
          <table:table-cell office:value-type="float" office:value="12.9602713178294" calcext:value-type="float">
            <text:p>12.9602713178294</text:p>
          </table:table-cell>
          <table:table-cell office:value-type="float" office:value="0.970894607843137" calcext:value-type="float">
            <text:p>0.970894607843137</text:p>
          </table:table-cell>
          <table:table-cell office:value-type="float" office:value="2146" calcext:value-type="float">
            <text:p>2146</text:p>
          </table:table-cell>
          <table:table-cell office:value-type="float" office:value="10.9023719505982" calcext:value-type="float">
            <text:p>10.9023719505982</text:p>
          </table:table-cell>
          <table:table-cell office:value-type="float" office:value="1" calcext:value-type="float">
            <text:p>1</text:p>
          </table:table-cell>
          <table:table-cell office:value-type="float" office:value="15771.703125" calcext:value-type="float">
            <text:p>15771.703125</text:p>
          </table:table-cell>
          <table:table-cell office:value-type="float" office:value="24.0813918874538" calcext:value-type="float">
            <text:p>24.0813918874538</text:p>
          </table:table-cell>
          <table:table-cell office:value-type="float" office:value="1" calcext:value-type="float">
            <text:p>1</text:p>
          </table:table-cell>
          <table:table-cell office:value-type="float" office:value="15262.46875" calcext:value-type="float">
            <text:p>15262.46875</text:p>
          </table:table-cell>
          <table:table-cell office:value-type="float" office:value="23.6051300455234" calcext:value-type="float">
            <text:p>23.6051300455234</text:p>
          </table:table-cell>
          <table:table-cell office:value-type="float" office:value="1" calcext:value-type="float">
            <text:p>1</text:p>
          </table:table-cell>
          <table:table-cell office:value-type="float" office:value="12816.0625" calcext:value-type="float">
            <text:p>12816.0625</text:p>
          </table:table-cell>
          <table:table-cell office:value-type="float" office:value="23.8045534955551" calcext:value-type="float">
            <text:p>23.8045534955551</text:p>
          </table:table-cell>
          <table:table-cell office:value-type="float" office:value="1" calcext:value-type="float">
            <text:p>1</text:p>
          </table:table-cell>
          <table:table-cell office:value-type="float" office:value="13040.734375" calcext:value-type="float">
            <text:p>13040.734375</text:p>
          </table:table-cell>
          <table:table-cell office:value-type="float" office:value="23.8206569443504" calcext:value-type="float">
            <text:p>23.8206569443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9.484375" calcext:value-type="float">
            <text:p>3469.484375</text:p>
          </table:table-cell>
          <table:table-cell table:style-name="ce3" office:value-type="float" office:value="23.516150907534" calcext:value-type="float">
            <text:p>23.516150907534</text:p>
          </table:table-cell>
          <table:table-cell office:value-type="float" office:value="1" calcext:value-type="float">
            <text:p>1</text:p>
          </table:table-cell>
          <table:table-cell office:value-type="float" office:value="9349.453125" calcext:value-type="float">
            <text:p>9349.453125</text:p>
          </table:table-cell>
          <table:table-cell office:value-type="float" office:value="23.8800789233771" calcext:value-type="float">
            <text:p>23.8800789233771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02801503512" calcext:value-type="float">
            <text:p>20.1202801503512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203125" calcext:value-type="float">
            <text:p>35.203125</text:p>
          </table:table-cell>
          <table:table-cell office:value-type="float" office:value="12.5277407900577" calcext:value-type="float">
            <text:p>12.5277407900577</text:p>
          </table:table-cell>
          <table:table-cell office:value-type="float" office:value="0.950520833333333" calcext:value-type="float">
            <text:p>0.950520833333333</text:p>
          </table:table-cell>
          <table:table-cell office:value-type="float" office:value="2016" calcext:value-type="float">
            <text:p>2016</text:p>
          </table:table-cell>
          <table:table-cell office:value-type="float" office:value="10.6323732477851" calcext:value-type="float">
            <text:p>10.6323732477851</text:p>
          </table:table-cell>
          <table:table-cell office:value-type="float" office:value="1" calcext:value-type="float">
            <text:p>1</text:p>
          </table:table-cell>
          <table:table-cell office:value-type="float" office:value="15365.515625" calcext:value-type="float">
            <text:p>15365.515625</text:p>
          </table:table-cell>
          <table:table-cell office:value-type="float" office:value="24.1381232129926" calcext:value-type="float">
            <text:p>24.1381232129926</text:p>
          </table:table-cell>
          <table:table-cell office:value-type="float" office:value="1" calcext:value-type="float">
            <text:p>1</text:p>
          </table:table-cell>
          <table:table-cell office:value-type="float" office:value="15260" calcext:value-type="float">
            <text:p>15260</text:p>
          </table:table-cell>
          <table:table-cell office:value-type="float" office:value="23.7150949642374" calcext:value-type="float">
            <text:p>23.7150949642374</text:p>
          </table:table-cell>
          <table:table-cell office:value-type="float" office:value="1" calcext:value-type="float">
            <text:p>1</text:p>
          </table:table-cell>
          <table:table-cell office:value-type="float" office:value="13376.1875" calcext:value-type="float">
            <text:p>13376.1875</text:p>
          </table:table-cell>
          <table:table-cell office:value-type="float" office:value="23.9115603866921" calcext:value-type="float">
            <text:p>23.9115603866921</text:p>
          </table:table-cell>
          <table:table-cell office:value-type="float" office:value="1" calcext:value-type="float">
            <text:p>1</text:p>
          </table:table-cell>
          <table:table-cell office:value-type="float" office:value="12546.984375" calcext:value-type="float">
            <text:p>12546.984375</text:p>
          </table:table-cell>
          <table:table-cell office:value-type="float" office:value="23.6391305653357" calcext:value-type="float">
            <text:p>23.6391305653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7.1875" calcext:value-type="float">
            <text:p>3657.1875</text:p>
          </table:table-cell>
          <table:table-cell table:style-name="ce3" office:value-type="float" office:value="23.4957137025656" calcext:value-type="float">
            <text:p>23.4957137025656</text:p>
          </table:table-cell>
          <table:table-cell office:value-type="float" office:value="1" calcext:value-type="float">
            <text:p>1</text:p>
          </table:table-cell>
          <table:table-cell office:value-type="float" office:value="9423.15625" calcext:value-type="float">
            <text:p>9423.15625</text:p>
          </table:table-cell>
          <table:table-cell office:value-type="float" office:value="23.6673177864737" calcext:value-type="float">
            <text:p>23.6673177864737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925757110402" calcext:value-type="float">
            <text:p>20.0925757110402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40.859375" calcext:value-type="float">
            <text:p>40.859375</text:p>
          </table:table-cell>
          <table:table-cell office:value-type="float" office:value="14.2428298279159" calcext:value-type="float">
            <text:p>14.2428298279159</text:p>
          </table:table-cell>
          <table:table-cell office:value-type="float" office:value="0.950980392156863" calcext:value-type="float">
            <text:p>0.950980392156863</text:p>
          </table:table-cell>
          <table:table-cell office:value-type="float" office:value="1851" calcext:value-type="float">
            <text:p>1851</text:p>
          </table:table-cell>
          <table:table-cell office:value-type="float" office:value="9.80167603144226" calcext:value-type="float">
            <text:p>9.80167603144226</text:p>
          </table:table-cell>
          <table:table-cell office:value-type="float" office:value="1" calcext:value-type="float">
            <text:p>1</text:p>
          </table:table-cell>
          <table:table-cell office:value-type="float" office:value="16248.046875" calcext:value-type="float">
            <text:p>16248.046875</text:p>
          </table:table-cell>
          <table:table-cell office:value-type="float" office:value="23.9749742295473" calcext:value-type="float">
            <text:p>23.9749742295473</text:p>
          </table:table-cell>
          <table:table-cell office:value-type="float" office:value="1" calcext:value-type="float">
            <text:p>1</text:p>
          </table:table-cell>
          <table:table-cell office:value-type="float" office:value="15439.328125" calcext:value-type="float">
            <text:p>15439.328125</text:p>
          </table:table-cell>
          <table:table-cell office:value-type="float" office:value="23.7222086289572" calcext:value-type="float">
            <text:p>23.7222086289572</text:p>
          </table:table-cell>
          <table:table-cell office:value-type="float" office:value="1" calcext:value-type="float">
            <text:p>1</text:p>
          </table:table-cell>
          <table:table-cell office:value-type="float" office:value="13109.65625" calcext:value-type="float">
            <text:p>13109.65625</text:p>
          </table:table-cell>
          <table:table-cell office:value-type="float" office:value="23.8565334567271" calcext:value-type="float">
            <text:p>23.8565334567271</text:p>
          </table:table-cell>
          <table:table-cell office:value-type="float" office:value="1" calcext:value-type="float">
            <text:p>1</text:p>
          </table:table-cell>
          <table:table-cell office:value-type="float" office:value="12756.078125" calcext:value-type="float">
            <text:p>12756.078125</text:p>
          </table:table-cell>
          <table:table-cell office:value-type="float" office:value="23.85122459444" calcext:value-type="float">
            <text:p>23.85122459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4.9375" calcext:value-type="float">
            <text:p>3614.9375</text:p>
          </table:table-cell>
          <table:table-cell table:style-name="ce3" office:value-type="float" office:value="23.5599691883854" calcext:value-type="float">
            <text:p>23.5599691883854</text:p>
          </table:table-cell>
          <table:table-cell office:value-type="float" office:value="1" calcext:value-type="float">
            <text:p>1</text:p>
          </table:table-cell>
          <table:table-cell office:value-type="float" office:value="9173.09375" calcext:value-type="float">
            <text:p>9173.09375</text:p>
          </table:table-cell>
          <table:table-cell office:value-type="float" office:value="23.9039156062778" calcext:value-type="float">
            <text:p>23.903915606277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9264594973541" calcext:value-type="float">
            <text:p>41.9264594973541</text:p>
          </table:table-cell>
          <table:table-cell office:value-type="float" office:value="0.92" calcext:value-type="float">
            <text:p>0.92</text:p>
          </table:table-cell>
          <table:table-cell office:value-type="float" office:value="26.34375" calcext:value-type="float">
            <text:p>26.34375</text:p>
          </table:table-cell>
          <table:table-cell office:value-type="float" office:value="34.4833926453143" calcext:value-type="float">
            <text:p>34.4833926453143</text:p>
          </table:table-cell>
          <table:table-cell office:value-type="float" office:value="0.9" calcext:value-type="float">
            <text:p>0.9</text:p>
          </table:table-cell>
          <table:table-cell office:value-type="float" office:value="1291" calcext:value-type="float">
            <text:p>1291</text:p>
          </table:table-cell>
          <table:table-cell office:value-type="float" office:value="25.2774993280466" calcext:value-type="float">
            <text:p>25.2774993280466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9874.125" calcext:value-type="float">
            <text:p>19874.125</text:p>
          </table:table-cell>
          <table:table-cell office:value-type="float" office:value="43.0137079516345" calcext:value-type="float">
            <text:p>43.0137079516345</text:p>
          </table:table-cell>
          <table:table-cell office:value-type="float" office:value="0.945" calcext:value-type="float">
            <text:p>0.945</text:p>
          </table:table-cell>
          <table:table-cell office:value-type="float" office:value="19484.46875" calcext:value-type="float">
            <text:p>19484.46875</text:p>
          </table:table-cell>
          <table:table-cell office:value-type="float" office:value="45.05450309478" calcext:value-type="float">
            <text:p>45.05450309478</text:p>
          </table:table-cell>
          <table:table-cell office:value-type="float" office:value="0.9046875" calcext:value-type="float">
            <text:p>0.9046875</text:p>
          </table:table-cell>
          <table:table-cell office:value-type="float" office:value="15926.25" calcext:value-type="float">
            <text:p>15926.25</text:p>
          </table:table-cell>
          <table:table-cell office:value-type="float" office:value="44.7785325907204" calcext:value-type="float">
            <text:p>44.7785325907204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16089.25" calcext:value-type="float">
            <text:p>16089.25</text:p>
          </table:table-cell>
          <table:table-cell office:value-type="float" office:value="44.7783203882996" calcext:value-type="float">
            <text:p>44.7783203882996</text:p>
          </table:table-cell>
          <table:table-cell table:style-name="ce3" office:value-type="float" office:value="0.9978125" calcext:value-type="float">
            <text:p>0.9978125</text:p>
          </table:table-cell>
          <table:table-cell table:style-name="ce3" office:value-type="float" office:value="3243.171875" calcext:value-type="float">
            <text:p>3243.171875</text:p>
          </table:table-cell>
          <table:table-cell table:style-name="ce3" office:value-type="float" office:value="45.6668336064789" calcext:value-type="float">
            <text:p>45.6668336064789</text:p>
          </table:table-cell>
          <table:table-cell office:value-type="float" office:value="0.9440625" calcext:value-type="float">
            <text:p>0.9440625</text:p>
          </table:table-cell>
          <table:table-cell office:value-type="float" office:value="8251.5625" calcext:value-type="float">
            <text:p>8251.5625</text:p>
          </table:table-cell>
          <table:table-cell office:value-type="float" office:value="46.0281348984768" calcext:value-type="float">
            <text:p>46.0281348984768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473019508521" calcext:value-type="float">
            <text:p>41.6473019508521</text:p>
          </table:table-cell>
          <table:table-cell office:value-type="float" office:value="0.92" calcext:value-type="float">
            <text:p>0.92</text:p>
          </table:table-cell>
          <table:table-cell office:value-type="float" office:value="26.46875" calcext:value-type="float">
            <text:p>26.46875</text:p>
          </table:table-cell>
          <table:table-cell office:value-type="float" office:value="34.1948051948052" calcext:value-type="float">
            <text:p>34.1948051948052</text:p>
          </table:table-cell>
          <table:table-cell office:value-type="float" office:value="0.8221875" calcext:value-type="float">
            <text:p>0.8221875</text:p>
          </table:table-cell>
          <table:table-cell office:value-type="float" office:value="1342" calcext:value-type="float">
            <text:p>1342</text:p>
          </table:table-cell>
          <table:table-cell office:value-type="float" office:value="24.1748532560513" calcext:value-type="float">
            <text:p>24.1748532560513</text:p>
          </table:table-cell>
          <table:table-cell office:value-type="float" office:value="0.851875" calcext:value-type="float">
            <text:p>0.851875</text:p>
          </table:table-cell>
          <table:table-cell office:value-type="float" office:value="19713.453125" calcext:value-type="float">
            <text:p>19713.453125</text:p>
          </table:table-cell>
          <table:table-cell office:value-type="float" office:value="42.9619327964993" calcext:value-type="float">
            <text:p>42.9619327964993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9549.328125" calcext:value-type="float">
            <text:p>19549.328125</text:p>
          </table:table-cell>
          <table:table-cell office:value-type="float" office:value="44.6625753496914" calcext:value-type="float">
            <text:p>44.6625753496914</text:p>
          </table:table-cell>
          <table:table-cell office:value-type="float" office:value="0.8665625" calcext:value-type="float">
            <text:p>0.8665625</text:p>
          </table:table-cell>
          <table:table-cell office:value-type="float" office:value="16912.421875" calcext:value-type="float">
            <text:p>16912.421875</text:p>
          </table:table-cell>
          <table:table-cell office:value-type="float" office:value="44.360809623402" calcext:value-type="float">
            <text:p>44.360809623402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15774.53125" calcext:value-type="float">
            <text:p>15774.53125</text:p>
          </table:table-cell>
          <table:table-cell office:value-type="float" office:value="45.7880299883935" calcext:value-type="float">
            <text:p>45.7880299883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4.609375" calcext:value-type="float">
            <text:p>3204.609375</text:p>
          </table:table-cell>
          <table:table-cell table:style-name="ce3" office:value-type="float" office:value="47.1357556600408" calcext:value-type="float">
            <text:p>47.1357556600408</text:p>
          </table:table-cell>
          <table:table-cell office:value-type="float" office:value="0.9728125" calcext:value-type="float">
            <text:p>0.9728125</text:p>
          </table:table-cell>
          <table:table-cell office:value-type="float" office:value="8229.28125" calcext:value-type="float">
            <text:p>8229.28125</text:p>
          </table:table-cell>
          <table:table-cell office:value-type="float" office:value="46.5622104687325" calcext:value-type="float">
            <text:p>46.562210468732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7608267520394" calcext:value-type="float">
            <text:p>40.7608267520394</text:p>
          </table:table-cell>
          <table:table-cell office:value-type="float" office:value="0.76" calcext:value-type="float">
            <text:p>0.76</text:p>
          </table:table-cell>
          <table:table-cell office:value-type="float" office:value="22.625" calcext:value-type="float">
            <text:p>22.625</text:p>
          </table:table-cell>
          <table:table-cell office:value-type="float" office:value="32.503453038674" calcext:value-type="float">
            <text:p>32.503453038674</text:p>
          </table:table-cell>
          <table:table-cell office:value-type="float" office:value="0.8409375" calcext:value-type="float">
            <text:p>0.8409375</text:p>
          </table:table-cell>
          <table:table-cell office:value-type="float" office:value="1578" calcext:value-type="float">
            <text:p>1578</text:p>
          </table:table-cell>
          <table:table-cell office:value-type="float" office:value="29.739854519222" calcext:value-type="float">
            <text:p>29.739854519222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19951.96875" calcext:value-type="float">
            <text:p>19951.96875</text:p>
          </table:table-cell>
          <table:table-cell office:value-type="float" office:value="43.528570625756" calcext:value-type="float">
            <text:p>43.528570625756</text:p>
          </table:table-cell>
          <table:table-cell office:value-type="float" office:value="0.9278125" calcext:value-type="float">
            <text:p>0.9278125</text:p>
          </table:table-cell>
          <table:table-cell office:value-type="float" office:value="18697.75" calcext:value-type="float">
            <text:p>18697.75</text:p>
          </table:table-cell>
          <table:table-cell office:value-type="float" office:value="45.8594796090958" calcext:value-type="float">
            <text:p>45.8594796090958</text:p>
          </table:table-cell>
          <table:table-cell office:value-type="float" office:value="0.9115625" calcext:value-type="float">
            <text:p>0.9115625</text:p>
          </table:table-cell>
          <table:table-cell office:value-type="float" office:value="16793.796875" calcext:value-type="float">
            <text:p>16793.796875</text:p>
          </table:table-cell>
          <table:table-cell office:value-type="float" office:value="44.4493601065794" calcext:value-type="float">
            <text:p>44.4493601065794</text:p>
          </table:table-cell>
          <table:table-cell office:value-type="float" office:value="0.9415625" calcext:value-type="float">
            <text:p>0.9415625</text:p>
          </table:table-cell>
          <table:table-cell office:value-type="float" office:value="15942.1875" calcext:value-type="float">
            <text:p>15942.1875</text:p>
          </table:table-cell>
          <table:table-cell office:value-type="float" office:value="46.004307603094" calcext:value-type="float">
            <text:p>46.004307603094</text:p>
          </table:table-cell>
          <table:table-cell table:style-name="ce3" office:value-type="float" office:value="0.9996875" calcext:value-type="float">
            <text:p>0.9996875</text:p>
          </table:table-cell>
          <table:table-cell table:style-name="ce3" office:value-type="float" office:value="3402.796875" calcext:value-type="float">
            <text:p>3402.796875</text:p>
          </table:table-cell>
          <table:table-cell table:style-name="ce3" office:value-type="float" office:value="45.9796133774193" calcext:value-type="float">
            <text:p>45.9796133774193</text:p>
          </table:table-cell>
          <table:table-cell office:value-type="float" office:value="0.9659375" calcext:value-type="float">
            <text:p>0.9659375</text:p>
          </table:table-cell>
          <table:table-cell office:value-type="float" office:value="8202.015625" calcext:value-type="float">
            <text:p>8202.015625</text:p>
          </table:table-cell>
          <table:table-cell office:value-type="float" office:value="46.3731652217608" calcext:value-type="float">
            <text:p>46.3731652217608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912598866229" calcext:value-type="float">
            <text:p>40.8912598866229</text:p>
          </table:table-cell>
          <table:table-cell office:value-type="float" office:value="0.88" calcext:value-type="float">
            <text:p>0.88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29.4620550705172" calcext:value-type="float">
            <text:p>29.4620550705172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1400" calcext:value-type="float">
            <text:p>1400</text:p>
          </table:table-cell>
          <table:table-cell office:value-type="float" office:value="26.4454219089447" calcext:value-type="float">
            <text:p>26.4454219089447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9750.796875" calcext:value-type="float">
            <text:p>19750.796875</text:p>
          </table:table-cell>
          <table:table-cell office:value-type="float" office:value="42.9560480695427" calcext:value-type="float">
            <text:p>42.9560480695427</text:p>
          </table:table-cell>
          <table:table-cell office:value-type="float" office:value="0.9065625" calcext:value-type="float">
            <text:p>0.9065625</text:p>
          </table:table-cell>
          <table:table-cell office:value-type="float" office:value="19104.859375" calcext:value-type="float">
            <text:p>19104.859375</text:p>
          </table:table-cell>
          <table:table-cell office:value-type="float" office:value="45.2813709935369" calcext:value-type="float">
            <text:p>45.2813709935369</text:p>
          </table:table-cell>
          <table:table-cell office:value-type="float" office:value="0.8965625" calcext:value-type="float">
            <text:p>0.8965625</text:p>
          </table:table-cell>
          <table:table-cell office:value-type="float" office:value="16397.4375" calcext:value-type="float">
            <text:p>16397.4375</text:p>
          </table:table-cell>
          <table:table-cell office:value-type="float" office:value="44.3807368279628" calcext:value-type="float">
            <text:p>44.3807368279628</text:p>
          </table:table-cell>
          <table:table-cell office:value-type="float" office:value="0.935625" calcext:value-type="float">
            <text:p>0.935625</text:p>
          </table:table-cell>
          <table:table-cell office:value-type="float" office:value="16218.28125" calcext:value-type="float">
            <text:p>16218.28125</text:p>
          </table:table-cell>
          <table:table-cell office:value-type="float" office:value="46.0619069759131" calcext:value-type="float">
            <text:p>46.0619069759131</text:p>
          </table:table-cell>
          <table:table-cell table:style-name="ce3" office:value-type="float" office:value="0.99875" calcext:value-type="float">
            <text:p>0.99875</text:p>
          </table:table-cell>
          <table:table-cell table:style-name="ce3" office:value-type="float" office:value="3370.75" calcext:value-type="float">
            <text:p>3370.75</text:p>
          </table:table-cell>
          <table:table-cell table:style-name="ce3" office:value-type="float" office:value="46.9940121732638" calcext:value-type="float">
            <text:p>46.9940121732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7747.3125" calcext:value-type="float">
            <text:p>7747.3125</text:p>
          </table:table-cell>
          <table:table-cell office:value-type="float" office:value="46.2171516568421" calcext:value-type="float">
            <text:p>46.2171516568421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125905613414" calcext:value-type="float">
            <text:p>41.7125905613414</text:p>
          </table:table-cell>
          <table:table-cell office:value-type="float" office:value="0.86" calcext:value-type="float">
            <text:p>0.86</text:p>
          </table:table-cell>
          <table:table-cell office:value-type="float" office:value="20.28125" calcext:value-type="float">
            <text:p>20.28125</text:p>
          </table:table-cell>
          <table:table-cell office:value-type="float" office:value="27.8258859784284" calcext:value-type="float">
            <text:p>27.8258859784284</text:p>
          </table:table-cell>
          <table:table-cell office:value-type="float" office:value="0.899375" calcext:value-type="float">
            <text:p>0.899375</text:p>
          </table:table-cell>
          <table:table-cell office:value-type="float" office:value="1328" calcext:value-type="float">
            <text:p>1328</text:p>
          </table:table-cell>
          <table:table-cell office:value-type="float" office:value="24.1887472644069" calcext:value-type="float">
            <text:p>24.1887472644069</text:p>
          </table:table-cell>
          <table:table-cell office:value-type="float" office:value="0.9328125" calcext:value-type="float">
            <text:p>0.9328125</text:p>
          </table:table-cell>
          <table:table-cell office:value-type="float" office:value="19666.578125" calcext:value-type="float">
            <text:p>19666.578125</text:p>
          </table:table-cell>
          <table:table-cell office:value-type="float" office:value="43.3314097484118" calcext:value-type="float">
            <text:p>43.3314097484118</text:p>
          </table:table-cell>
          <table:table-cell office:value-type="float" office:value="0.8503125" calcext:value-type="float">
            <text:p>0.8503125</text:p>
          </table:table-cell>
          <table:table-cell office:value-type="float" office:value="19903.09375" calcext:value-type="float">
            <text:p>19903.09375</text:p>
          </table:table-cell>
          <table:table-cell office:value-type="float" office:value="44.7822801339216" calcext:value-type="float">
            <text:p>44.7822801339216</text:p>
          </table:table-cell>
          <table:table-cell office:value-type="float" office:value="0.9478125" calcext:value-type="float">
            <text:p>0.9478125</text:p>
          </table:table-cell>
          <table:table-cell office:value-type="float" office:value="16874.5625" calcext:value-type="float">
            <text:p>16874.5625</text:p>
          </table:table-cell>
          <table:table-cell office:value-type="float" office:value="43.6931999507069" calcext:value-type="float">
            <text:p>43.6931999507069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6169.765625" calcext:value-type="float">
            <text:p>16169.765625</text:p>
          </table:table-cell>
          <table:table-cell office:value-type="float" office:value="46.1863234832814" calcext:value-type="float">
            <text:p>46.1863234832814</text:p>
          </table:table-cell>
          <table:table-cell table:style-name="ce3" office:value-type="float" office:value="0.995" calcext:value-type="float">
            <text:p>0.995</text:p>
          </table:table-cell>
          <table:table-cell table:style-name="ce3" office:value-type="float" office:value="3497.5" calcext:value-type="float">
            <text:p>3497.5</text:p>
          </table:table-cell>
          <table:table-cell table:style-name="ce3" office:value-type="float" office:value="46.4562757339526" calcext:value-type="float">
            <text:p>46.4562757339526</text:p>
          </table:table-cell>
          <table:table-cell office:value-type="float" office:value="0.985" calcext:value-type="float">
            <text:p>0.985</text:p>
          </table:table-cell>
          <table:table-cell office:value-type="float" office:value="7778.21875" calcext:value-type="float">
            <text:p>7778.21875</text:p>
          </table:table-cell>
          <table:table-cell office:value-type="float" office:value="46.6478764514972" calcext:value-type="float">
            <text:p>46.64787645149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226345375982" calcext:value-type="float">
            <text:p>41.3226345375982</text:p>
          </table:table-cell>
          <table:table-cell office:value-type="float" office:value="0.82" calcext:value-type="float">
            <text:p>0.82</text:p>
          </table:table-cell>
          <table:table-cell office:value-type="float" office:value="22.765625" calcext:value-type="float">
            <text:p>22.765625</text:p>
          </table:table-cell>
          <table:table-cell office:value-type="float" office:value="29.4543582704187" calcext:value-type="float">
            <text:p>29.4543582704187</text:p>
          </table:table-cell>
          <table:table-cell office:value-type="float" office:value="0.94" calcext:value-type="float">
            <text:p>0.94</text:p>
          </table:table-cell>
          <table:table-cell office:value-type="float" office:value="1324" calcext:value-type="float">
            <text:p>1324</text:p>
          </table:table-cell>
          <table:table-cell office:value-type="float" office:value="25.887060092934" calcext:value-type="float">
            <text:p>25.887060092934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20007.96875" calcext:value-type="float">
            <text:p>20007.96875</text:p>
          </table:table-cell>
          <table:table-cell office:value-type="float" office:value="42.7990335461406" calcext:value-type="float">
            <text:p>42.7990335461406</text:p>
          </table:table-cell>
          <table:table-cell office:value-type="float" office:value="0.8628125" calcext:value-type="float">
            <text:p>0.8628125</text:p>
          </table:table-cell>
          <table:table-cell office:value-type="float" office:value="19717.9375" calcext:value-type="float">
            <text:p>19717.9375</text:p>
          </table:table-cell>
          <table:table-cell office:value-type="float" office:value="45.1761928961949" calcext:value-type="float">
            <text:p>45.1761928961949</text:p>
          </table:table-cell>
          <table:table-cell office:value-type="float" office:value="0.93875" calcext:value-type="float">
            <text:p>0.93875</text:p>
          </table:table-cell>
          <table:table-cell office:value-type="float" office:value="16030.875" calcext:value-type="float">
            <text:p>16030.875</text:p>
          </table:table-cell>
          <table:table-cell office:value-type="float" office:value="44.6987020941144" calcext:value-type="float">
            <text:p>44.6987020941144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6169.328125" calcext:value-type="float">
            <text:p>16169.328125</text:p>
          </table:table-cell>
          <table:table-cell office:value-type="float" office:value="45.4719105674445" calcext:value-type="float">
            <text:p>45.4719105674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6.125" calcext:value-type="float">
            <text:p>3306.125</text:p>
          </table:table-cell>
          <table:table-cell table:style-name="ce3" office:value-type="float" office:value="46.2365774581238" calcext:value-type="float">
            <text:p>46.2365774581238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65.390625" calcext:value-type="float">
            <text:p>7865.390625</text:p>
          </table:table-cell>
          <table:table-cell office:value-type="float" office:value="46.3890689621325" calcext:value-type="float">
            <text:p>46.3890689621325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483302601396" calcext:value-type="float">
            <text:p>41.2483302601396</text:p>
          </table:table-cell>
          <table:table-cell office:value-type="float" office:value="0.82" calcext:value-type="float">
            <text:p>0.82</text:p>
          </table:table-cell>
          <table:table-cell office:value-type="float" office:value="26.859375" calcext:value-type="float">
            <text:p>26.859375</text:p>
          </table:table-cell>
          <table:table-cell office:value-type="float" office:value="33.9773123909249" calcext:value-type="float">
            <text:p>33.9773123909249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382" calcext:value-type="float">
            <text:p>1382</text:p>
          </table:table-cell>
          <table:table-cell office:value-type="float" office:value="26.5812327372276" calcext:value-type="float">
            <text:p>26.5812327372276</text:p>
          </table:table-cell>
          <table:table-cell office:value-type="float" office:value="0.8909375" calcext:value-type="float">
            <text:p>0.8909375</text:p>
          </table:table-cell>
          <table:table-cell office:value-type="float" office:value="18995.671875" calcext:value-type="float">
            <text:p>18995.671875</text:p>
          </table:table-cell>
          <table:table-cell office:value-type="float" office:value="44.2016327276421" calcext:value-type="float">
            <text:p>44.2016327276421</text:p>
          </table:table-cell>
          <table:table-cell office:value-type="float" office:value="0.8784375" calcext:value-type="float">
            <text:p>0.8784375</text:p>
          </table:table-cell>
          <table:table-cell office:value-type="float" office:value="20009.046875" calcext:value-type="float">
            <text:p>20009.046875</text:p>
          </table:table-cell>
          <table:table-cell office:value-type="float" office:value="44.5557118303698" calcext:value-type="float">
            <text:p>44.5557118303698</text:p>
          </table:table-cell>
          <table:table-cell office:value-type="float" office:value="0.866875" calcext:value-type="float">
            <text:p>0.866875</text:p>
          </table:table-cell>
          <table:table-cell office:value-type="float" office:value="15882.3125" calcext:value-type="float">
            <text:p>15882.3125</text:p>
          </table:table-cell>
          <table:table-cell office:value-type="float" office:value="44.7605904426837" calcext:value-type="float">
            <text:p>44.7605904426837</text:p>
          </table:table-cell>
          <table:table-cell office:value-type="float" office:value="0.9128125" calcext:value-type="float">
            <text:p>0.9128125</text:p>
          </table:table-cell>
          <table:table-cell office:value-type="float" office:value="16098.96875" calcext:value-type="float">
            <text:p>16098.96875</text:p>
          </table:table-cell>
          <table:table-cell office:value-type="float" office:value="45.3889386038783" calcext:value-type="float">
            <text:p>45.3889386038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7.9375" calcext:value-type="float">
            <text:p>3047.9375</text:p>
          </table:table-cell>
          <table:table-cell table:style-name="ce3" office:value-type="float" office:value="47.1402669721744" calcext:value-type="float">
            <text:p>47.1402669721744</text:p>
          </table:table-cell>
          <table:table-cell office:value-type="float" office:value="0.9521875" calcext:value-type="float">
            <text:p>0.9521875</text:p>
          </table:table-cell>
          <table:table-cell office:value-type="float" office:value="8042.890625" calcext:value-type="float">
            <text:p>8042.890625</text:p>
          </table:table-cell>
          <table:table-cell office:value-type="float" office:value="46.6911473468922" calcext:value-type="float">
            <text:p>46.6911473468922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6877657300209" calcext:value-type="float">
            <text:p>40.6877657300209</text:p>
          </table:table-cell>
          <table:table-cell office:value-type="float" office:value="0.86" calcext:value-type="float">
            <text:p>0.86</text:p>
          </table:table-cell>
          <table:table-cell office:value-type="float" office:value="29.34375" calcext:value-type="float">
            <text:p>29.34375</text:p>
          </table:table-cell>
          <table:table-cell office:value-type="float" office:value="33.7939297124601" calcext:value-type="float">
            <text:p>33.7939297124601</text:p>
          </table:table-cell>
          <table:table-cell office:value-type="float" office:value="0.8190625" calcext:value-type="float">
            <text:p>0.8190625</text:p>
          </table:table-cell>
          <table:table-cell office:value-type="float" office:value="1725" calcext:value-type="float">
            <text:p>1725</text:p>
          </table:table-cell>
          <table:table-cell office:value-type="float" office:value="29.0589351713496" calcext:value-type="float">
            <text:p>29.0589351713496</text:p>
          </table:table-cell>
          <table:table-cell office:value-type="float" office:value="0.9353125" calcext:value-type="float">
            <text:p>0.9353125</text:p>
          </table:table-cell>
          <table:table-cell office:value-type="float" office:value="19853.59375" calcext:value-type="float">
            <text:p>19853.59375</text:p>
          </table:table-cell>
          <table:table-cell office:value-type="float" office:value="43.7538549781006" calcext:value-type="float">
            <text:p>43.7538549781006</text:p>
          </table:table-cell>
          <table:table-cell office:value-type="float" office:value="0.9246875" calcext:value-type="float">
            <text:p>0.9246875</text:p>
          </table:table-cell>
          <table:table-cell office:value-type="float" office:value="19214.4375" calcext:value-type="float">
            <text:p>19214.4375</text:p>
          </table:table-cell>
          <table:table-cell office:value-type="float" office:value="45.7890924150785" calcext:value-type="float">
            <text:p>45.7890924150785</text:p>
          </table:table-cell>
          <table:table-cell office:value-type="float" office:value="0.9259375" calcext:value-type="float">
            <text:p>0.9259375</text:p>
          </table:table-cell>
          <table:table-cell office:value-type="float" office:value="16733.625" calcext:value-type="float">
            <text:p>16733.625</text:p>
          </table:table-cell>
          <table:table-cell office:value-type="float" office:value="44.6583578032794" calcext:value-type="float">
            <text:p>44.6583578032794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6120.96875" calcext:value-type="float">
            <text:p>16120.96875</text:p>
          </table:table-cell>
          <table:table-cell office:value-type="float" office:value="45.7481531194357" calcext:value-type="float">
            <text:p>45.7481531194357</text:p>
          </table:table-cell>
          <table:table-cell table:style-name="ce3" office:value-type="float" office:value="0.998125" calcext:value-type="float">
            <text:p>0.998125</text:p>
          </table:table-cell>
          <table:table-cell table:style-name="ce3" office:value-type="float" office:value="3305.09375" calcext:value-type="float">
            <text:p>3305.09375</text:p>
          </table:table-cell>
          <table:table-cell table:style-name="ce3" office:value-type="float" office:value="46.6523174302367" calcext:value-type="float">
            <text:p>46.6523174302367</text:p>
          </table:table-cell>
          <table:table-cell office:value-type="float" office:value="0.9578125" calcext:value-type="float">
            <text:p>0.9578125</text:p>
          </table:table-cell>
          <table:table-cell office:value-type="float" office:value="8185.4375" calcext:value-type="float">
            <text:p>8185.4375</text:p>
          </table:table-cell>
          <table:table-cell office:value-type="float" office:value="46.0627601693296" calcext:value-type="float">
            <text:p>46.0627601693296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1100296951721" calcext:value-type="float">
            <text:p>41.1100296951721</text:p>
          </table:table-cell>
          <table:table-cell office:value-type="float" office:value="0.9" calcext:value-type="float">
            <text:p>0.9</text:p>
          </table:table-cell>
          <table:table-cell office:value-type="float" office:value="22.15625" calcext:value-type="float">
            <text:p>22.15625</text:p>
          </table:table-cell>
          <table:table-cell office:value-type="float" office:value="28.9654442877292" calcext:value-type="float">
            <text:p>28.9654442877292</text:p>
          </table:table-cell>
          <table:table-cell office:value-type="float" office:value="0.8596875" calcext:value-type="float">
            <text:p>0.8596875</text:p>
          </table:table-cell>
          <table:table-cell office:value-type="float" office:value="1557" calcext:value-type="float">
            <text:p>1557</text:p>
          </table:table-cell>
          <table:table-cell office:value-type="float" office:value="25.9020034232975" calcext:value-type="float">
            <text:p>25.9020034232975</text:p>
          </table:table-cell>
          <table:table-cell office:value-type="float" office:value="0.8803125" calcext:value-type="float">
            <text:p>0.8803125</text:p>
          </table:table-cell>
          <table:table-cell office:value-type="float" office:value="19357.609375" calcext:value-type="float">
            <text:p>19357.609375</text:p>
          </table:table-cell>
          <table:table-cell office:value-type="float" office:value="43.736565515071" calcext:value-type="float">
            <text:p>43.736565515071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19306.90625" calcext:value-type="float">
            <text:p>19306.90625</text:p>
          </table:table-cell>
          <table:table-cell office:value-type="float" office:value="45.7731436413851" calcext:value-type="float">
            <text:p>45.7731436413851</text:p>
          </table:table-cell>
          <table:table-cell office:value-type="float" office:value="0.8846875" calcext:value-type="float">
            <text:p>0.8846875</text:p>
          </table:table-cell>
          <table:table-cell office:value-type="float" office:value="16197.203125" calcext:value-type="float">
            <text:p>16197.203125</text:p>
          </table:table-cell>
          <table:table-cell office:value-type="float" office:value="43.9590832861175" calcext:value-type="float">
            <text:p>43.9590832861175</text:p>
          </table:table-cell>
          <table:table-cell office:value-type="float" office:value="0.9321875" calcext:value-type="float">
            <text:p>0.9321875</text:p>
          </table:table-cell>
          <table:table-cell office:value-type="float" office:value="15693.125" calcext:value-type="float">
            <text:p>15693.125</text:p>
          </table:table-cell>
          <table:table-cell office:value-type="float" office:value="46.442071463989" calcext:value-type="float">
            <text:p>46.442071463989</text:p>
          </table:table-cell>
          <table:table-cell table:style-name="ce3" office:value-type="float" office:value="0.999375" calcext:value-type="float">
            <text:p>0.999375</text:p>
          </table:table-cell>
          <table:table-cell table:style-name="ce3" office:value-type="float" office:value="3185.359375" calcext:value-type="float">
            <text:p>3185.359375</text:p>
          </table:table-cell>
          <table:table-cell table:style-name="ce3" office:value-type="float" office:value="46.7967334117085" calcext:value-type="float">
            <text:p>46.7967334117085</text:p>
          </table:table-cell>
          <table:table-cell office:value-type="float" office:value="0.9434375" calcext:value-type="float">
            <text:p>0.9434375</text:p>
          </table:table-cell>
          <table:table-cell office:value-type="float" office:value="8144.9375" calcext:value-type="float">
            <text:p>8144.9375</text:p>
          </table:table-cell>
          <table:table-cell office:value-type="float" office:value="46.5633423467519" calcext:value-type="float">
            <text:p>46.5633423467519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4387492276594" calcext:value-type="float">
            <text:p>41.4387492276594</text:p>
          </table:table-cell>
          <table:table-cell office:value-type="float" office:value="0.82" calcext:value-type="float">
            <text:p>0.82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30.5063801208865" calcext:value-type="float">
            <text:p>30.5063801208865</text:p>
          </table:table-cell>
          <table:table-cell office:value-type="float" office:value="0.8990625" calcext:value-type="float">
            <text:p>0.8990625</text:p>
          </table:table-cell>
          <table:table-cell office:value-type="float" office:value="1603" calcext:value-type="float">
            <text:p>1603</text:p>
          </table:table-cell>
          <table:table-cell office:value-type="float" office:value="26.6538713285682" calcext:value-type="float">
            <text:p>26.6538713285682</text:p>
          </table:table-cell>
          <table:table-cell office:value-type="float" office:value="0.9378125" calcext:value-type="float">
            <text:p>0.9378125</text:p>
          </table:table-cell>
          <table:table-cell office:value-type="float" office:value="19559.53125" calcext:value-type="float">
            <text:p>19559.53125</text:p>
          </table:table-cell>
          <table:table-cell office:value-type="float" office:value="43.5403049312758" calcext:value-type="float">
            <text:p>43.540304931275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18658.828125" calcext:value-type="float">
            <text:p>18658.828125</text:p>
          </table:table-cell>
          <table:table-cell office:value-type="float" office:value="46.0512504748083" calcext:value-type="float">
            <text:p>46.0512504748083</text:p>
          </table:table-cell>
          <table:table-cell office:value-type="float" office:value="0.8809375" calcext:value-type="float">
            <text:p>0.8809375</text:p>
          </table:table-cell>
          <table:table-cell office:value-type="float" office:value="16496.296875" calcext:value-type="float">
            <text:p>16496.296875</text:p>
          </table:table-cell>
          <table:table-cell office:value-type="float" office:value="43.8801406190868" calcext:value-type="float">
            <text:p>43.8801406190868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16178.5" calcext:value-type="float">
            <text:p>16178.5</text:p>
          </table:table-cell>
          <table:table-cell office:value-type="float" office:value="45.8312349489208" calcext:value-type="float">
            <text:p>45.8312349489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1.421875" calcext:value-type="float">
            <text:p>3311.421875</text:p>
          </table:table-cell>
          <table:table-cell table:style-name="ce3" office:value-type="float" office:value="46.8531634923932" calcext:value-type="float">
            <text:p>46.8531634923932</text:p>
          </table:table-cell>
          <table:table-cell office:value-type="float" office:value="0.9409375" calcext:value-type="float">
            <text:p>0.9409375</text:p>
          </table:table-cell>
          <table:table-cell office:value-type="float" office:value="8132.96875" calcext:value-type="float">
            <text:p>8132.96875</text:p>
          </table:table-cell>
          <table:table-cell office:value-type="float" office:value="46.0394083771639" calcext:value-type="float">
            <text:p>46.0394083771639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122161115934" calcext:value-type="float">
            <text:p>40.8122161115934</text:p>
          </table:table-cell>
          <table:table-cell office:value-type="float" office:value="0.96" calcext:value-type="float">
            <text:p>0.96</text:p>
          </table:table-cell>
          <table:table-cell office:value-type="float" office:value="26.125" calcext:value-type="float">
            <text:p>26.125</text:p>
          </table:table-cell>
          <table:table-cell office:value-type="float" office:value="33.3582535885168" calcext:value-type="float">
            <text:p>33.3582535885168</text:p>
          </table:table-cell>
          <table:table-cell office:value-type="float" office:value="0.820625" calcext:value-type="float">
            <text:p>0.820625</text:p>
          </table:table-cell>
          <table:table-cell office:value-type="float" office:value="1717" calcext:value-type="float">
            <text:p>1717</text:p>
          </table:table-cell>
          <table:table-cell office:value-type="float" office:value="28.6005493492073" calcext:value-type="float">
            <text:p>28.6005493492073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20268.578125" calcext:value-type="float">
            <text:p>20268.578125</text:p>
          </table:table-cell>
          <table:table-cell office:value-type="float" office:value="42.6400720594089" calcext:value-type="float">
            <text:p>42.6400720594089</text:p>
          </table:table-cell>
          <table:table-cell office:value-type="float" office:value="0.9021875" calcext:value-type="float">
            <text:p>0.9021875</text:p>
          </table:table-cell>
          <table:table-cell office:value-type="float" office:value="19843.8125" calcext:value-type="float">
            <text:p>19843.8125</text:p>
          </table:table-cell>
          <table:table-cell office:value-type="float" office:value="44.5885792631368" calcext:value-type="float">
            <text:p>44.5885792631368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16118.46875" calcext:value-type="float">
            <text:p>16118.46875</text:p>
          </table:table-cell>
          <table:table-cell office:value-type="float" office:value="44.5816084576094" calcext:value-type="float">
            <text:p>44.5816084576094</text:p>
          </table:table-cell>
          <table:table-cell office:value-type="float" office:value="0.9403125" calcext:value-type="float">
            <text:p>0.9403125</text:p>
          </table:table-cell>
          <table:table-cell office:value-type="float" office:value="15410.828125" calcext:value-type="float">
            <text:p>15410.828125</text:p>
          </table:table-cell>
          <table:table-cell office:value-type="float" office:value="46.0018363179756" calcext:value-type="float">
            <text:p>46.0018363179756</text:p>
          </table:table-cell>
          <table:table-cell table:style-name="ce3" office:value-type="float" office:value="0.9990625" calcext:value-type="float">
            <text:p>0.9990625</text:p>
          </table:table-cell>
          <table:table-cell table:style-name="ce3" office:value-type="float" office:value="3311.90625" calcext:value-type="float">
            <text:p>3311.90625</text:p>
          </table:table-cell>
          <table:table-cell table:style-name="ce3" office:value-type="float" office:value="46.0764428808428" calcext:value-type="float">
            <text:p>46.0764428808428</text:p>
          </table:table-cell>
          <table:table-cell office:value-type="float" office:value="0.9603125" calcext:value-type="float">
            <text:p>0.9603125</text:p>
          </table:table-cell>
          <table:table-cell office:value-type="float" office:value="7799.390625" calcext:value-type="float">
            <text:p>7799.390625</text:p>
          </table:table-cell>
          <table:table-cell office:value-type="float" office:value="46.5275873394095" calcext:value-type="float">
            <text:p>46.527587339409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0483360831723" calcext:value-type="float">
            <text:p>41.0483360831723</text:p>
          </table:table-cell>
          <table:table-cell office:value-type="float" office:value="0.82" calcext:value-type="float">
            <text:p>0.82</text:p>
          </table:table-cell>
          <table:table-cell office:value-type="float" office:value="27.5" calcext:value-type="float">
            <text:p>27.5</text:p>
          </table:table-cell>
          <table:table-cell office:value-type="float" office:value="34.1840909090909" calcext:value-type="float">
            <text:p>34.1840909090909</text:p>
          </table:table-cell>
          <table:table-cell office:value-type="float" office:value="0.88" calcext:value-type="float">
            <text:p>0.88</text:p>
          </table:table-cell>
          <table:table-cell office:value-type="float" office:value="1555" calcext:value-type="float">
            <text:p>1555</text:p>
          </table:table-cell>
          <table:table-cell office:value-type="float" office:value="28.9578504921979" calcext:value-type="float">
            <text:p>28.9578504921979</text:p>
          </table:table-cell>
          <table:table-cell office:value-type="float" office:value="0.946875" calcext:value-type="float">
            <text:p>0.946875</text:p>
          </table:table-cell>
          <table:table-cell office:value-type="float" office:value="19246.84375" calcext:value-type="float">
            <text:p>19246.84375</text:p>
          </table:table-cell>
          <table:table-cell office:value-type="float" office:value="43.981052658732" calcext:value-type="float">
            <text:p>43.981052658732</text:p>
          </table:table-cell>
          <table:table-cell office:value-type="float" office:value="0.9159375" calcext:value-type="float">
            <text:p>0.9159375</text:p>
          </table:table-cell>
          <table:table-cell office:value-type="float" office:value="20443.546875" calcext:value-type="float">
            <text:p>20443.546875</text:p>
          </table:table-cell>
          <table:table-cell office:value-type="float" office:value="44.8492920307995" calcext:value-type="float">
            <text:p>44.8492920307995</text:p>
          </table:table-cell>
          <table:table-cell office:value-type="float" office:value="0.9221875" calcext:value-type="float">
            <text:p>0.9221875</text:p>
          </table:table-cell>
          <table:table-cell office:value-type="float" office:value="16381.015625" calcext:value-type="float">
            <text:p>16381.015625</text:p>
          </table:table-cell>
          <table:table-cell office:value-type="float" office:value="44.5907662882303" calcext:value-type="float">
            <text:p>44.5907662882303</text:p>
          </table:table-cell>
          <table:table-cell office:value-type="float" office:value="0.88375" calcext:value-type="float">
            <text:p>0.88375</text:p>
          </table:table-cell>
          <table:table-cell office:value-type="float" office:value="15957.453125" calcext:value-type="float">
            <text:p>15957.453125</text:p>
          </table:table-cell>
          <table:table-cell office:value-type="float" office:value="45.7558078062771" calcext:value-type="float">
            <text:p>45.7558078062771</text:p>
          </table:table-cell>
          <table:table-cell table:style-name="ce3" office:value-type="float" office:value="0.9884375" calcext:value-type="float">
            <text:p>0.9884375</text:p>
          </table:table-cell>
          <table:table-cell table:style-name="ce3" office:value-type="float" office:value="3408.484375" calcext:value-type="float">
            <text:p>3408.484375</text:p>
          </table:table-cell>
          <table:table-cell table:style-name="ce3" office:value-type="float" office:value="46.7675882828464" calcext:value-type="float">
            <text:p>46.7675882828464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46.859375" calcext:value-type="float">
            <text:p>7846.859375</text:p>
          </table:table-cell>
          <table:table-cell office:value-type="float" office:value="46.6649343097054" calcext:value-type="float">
            <text:p>46.6649343097054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54610358341" calcext:value-type="float">
            <text:p>40.8854610358341</text:p>
          </table:table-cell>
          <table:table-cell office:value-type="float" office:value="0.92" calcext:value-type="float">
            <text:p>0.92</text:p>
          </table:table-cell>
          <table:table-cell office:value-type="float" office:value="25.03125" calcext:value-type="float">
            <text:p>25.03125</text:p>
          </table:table-cell>
          <table:table-cell office:value-type="float" office:value="31.4612983770287" calcext:value-type="float">
            <text:p>31.4612983770287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1577" calcext:value-type="float">
            <text:p>1577</text:p>
          </table:table-cell>
          <table:table-cell office:value-type="float" office:value="28.4440428819423" calcext:value-type="float">
            <text:p>28.4440428819423</text:p>
          </table:table-cell>
          <table:table-cell office:value-type="float" office:value="0.930625" calcext:value-type="float">
            <text:p>0.930625</text:p>
          </table:table-cell>
          <table:table-cell office:value-type="float" office:value="19154.96875" calcext:value-type="float">
            <text:p>19154.96875</text:p>
          </table:table-cell>
          <table:table-cell office:value-type="float" office:value="43.2883455467305" calcext:value-type="float">
            <text:p>43.2883455467305</text:p>
          </table:table-cell>
          <table:table-cell office:value-type="float" office:value="0.8825" calcext:value-type="float">
            <text:p>0.8825</text:p>
          </table:table-cell>
          <table:table-cell office:value-type="float" office:value="19016.953125" calcext:value-type="float">
            <text:p>19016.953125</text:p>
          </table:table-cell>
          <table:table-cell office:value-type="float" office:value="44.8327457322137" calcext:value-type="float">
            <text:p>44.8327457322137</text:p>
          </table:table-cell>
          <table:table-cell office:value-type="float" office:value="0.913125" calcext:value-type="float">
            <text:p>0.913125</text:p>
          </table:table-cell>
          <table:table-cell office:value-type="float" office:value="16139.359375" calcext:value-type="float">
            <text:p>16139.359375</text:p>
          </table:table-cell>
          <table:table-cell office:value-type="float" office:value="45.1016889610458" calcext:value-type="float">
            <text:p>45.1016889610458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6159.6875" calcext:value-type="float">
            <text:p>16159.6875</text:p>
          </table:table-cell>
          <table:table-cell office:value-type="float" office:value="45.8360766921414" calcext:value-type="float">
            <text:p>45.8360766921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7.5625" calcext:value-type="float">
            <text:p>3407.5625</text:p>
          </table:table-cell>
          <table:table-cell table:style-name="ce3" office:value-type="float" office:value="46.5713979051275" calcext:value-type="float">
            <text:p>46.5713979051275</text:p>
          </table:table-cell>
          <table:table-cell office:value-type="float" office:value="0.9734375" calcext:value-type="float">
            <text:p>0.9734375</text:p>
          </table:table-cell>
          <table:table-cell office:value-type="float" office:value="7932.0625" calcext:value-type="float">
            <text:p>7932.0625</text:p>
          </table:table-cell>
          <table:table-cell office:value-type="float" office:value="46.6147713403231" calcext:value-type="float">
            <text:p>46.6147713403231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4182593567689" calcext:value-type="float">
            <text:p>40.4182593567689</text:p>
          </table:table-cell>
          <table:table-cell office:value-type="float" office:value="0.88" calcext:value-type="float">
            <text:p>0.88</text:p>
          </table:table-cell>
          <table:table-cell office:value-type="float" office:value="24.484375" calcext:value-type="float">
            <text:p>24.484375</text:p>
          </table:table-cell>
          <table:table-cell office:value-type="float" office:value="31.4671346522016" calcext:value-type="float">
            <text:p>31.4671346522016</text:p>
          </table:table-cell>
          <table:table-cell office:value-type="float" office:value="0.9396875" calcext:value-type="float">
            <text:p>0.9396875</text:p>
          </table:table-cell>
          <table:table-cell office:value-type="float" office:value="1534" calcext:value-type="float">
            <text:p>1534</text:p>
          </table:table-cell>
          <table:table-cell office:value-type="float" office:value="25.2637074285891" calcext:value-type="float">
            <text:p>25.26370742858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21046.875" calcext:value-type="float">
            <text:p>21046.875</text:p>
          </table:table-cell>
          <table:table-cell office:value-type="float" office:value="42.4667275003847" calcext:value-type="float">
            <text:p>42.4667275003847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9560.875" calcext:value-type="float">
            <text:p>19560.875</text:p>
          </table:table-cell>
          <table:table-cell office:value-type="float" office:value="45.2877974798987" calcext:value-type="float">
            <text:p>45.2877974798987</text:p>
          </table:table-cell>
          <table:table-cell office:value-type="float" office:value="0.9090625" calcext:value-type="float">
            <text:p>0.9090625</text:p>
          </table:table-cell>
          <table:table-cell office:value-type="float" office:value="16465.25" calcext:value-type="float">
            <text:p>16465.25</text:p>
          </table:table-cell>
          <table:table-cell office:value-type="float" office:value="44.6101164348528" calcext:value-type="float">
            <text:p>44.6101164348528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5672.28125" calcext:value-type="float">
            <text:p>15672.28125</text:p>
          </table:table-cell>
          <table:table-cell office:value-type="float" office:value="46.1572881987262" calcext:value-type="float">
            <text:p>46.1572881987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7.25" calcext:value-type="float">
            <text:p>3297.25</text:p>
          </table:table-cell>
          <table:table-cell table:style-name="ce3" office:value-type="float" office:value="46.8992396518941" calcext:value-type="float">
            <text:p>46.8992396518941</text:p>
          </table:table-cell>
          <table:table-cell office:value-type="float" office:value="0.9634375" calcext:value-type="float">
            <text:p>0.9634375</text:p>
          </table:table-cell>
          <table:table-cell office:value-type="float" office:value="8153.75" calcext:value-type="float">
            <text:p>8153.75</text:p>
          </table:table-cell>
          <table:table-cell office:value-type="float" office:value="46.2002708834366" calcext:value-type="float">
            <text:p>46.2002708834366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854690711684" calcext:value-type="float">
            <text:p>41.7854690711684</text:p>
          </table:table-cell>
          <table:table-cell office:value-type="float" office:value="0.88" calcext:value-type="float">
            <text:p>0.88</text:p>
          </table:table-cell>
          <table:table-cell office:value-type="float" office:value="25.328125" calcext:value-type="float">
            <text:p>25.328125</text:p>
          </table:table-cell>
          <table:table-cell office:value-type="float" office:value="32.9574336829118" calcext:value-type="float">
            <text:p>32.9574336829118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383" calcext:value-type="float">
            <text:p>1383</text:p>
          </table:table-cell>
          <table:table-cell office:value-type="float" office:value="24.9918251008973" calcext:value-type="float">
            <text:p>24.9918251008973</text:p>
          </table:table-cell>
          <table:table-cell office:value-type="float" office:value="0.8859375" calcext:value-type="float">
            <text:p>0.8859375</text:p>
          </table:table-cell>
          <table:table-cell office:value-type="float" office:value="19339.34375" calcext:value-type="float">
            <text:p>19339.34375</text:p>
          </table:table-cell>
          <table:table-cell office:value-type="float" office:value="43.2554926129001" calcext:value-type="float">
            <text:p>43.2554926129001</text:p>
          </table:table-cell>
          <table:table-cell office:value-type="float" office:value="0.8709375" calcext:value-type="float">
            <text:p>0.8709375</text:p>
          </table:table-cell>
          <table:table-cell office:value-type="float" office:value="19654.671875" calcext:value-type="float">
            <text:p>19654.671875</text:p>
          </table:table-cell>
          <table:table-cell office:value-type="float" office:value="45.4686853828821" calcext:value-type="float">
            <text:p>45.4686853828821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6150.84375" calcext:value-type="float">
            <text:p>16150.84375</text:p>
          </table:table-cell>
          <table:table-cell office:value-type="float" office:value="44.5832866564007" calcext:value-type="float">
            <text:p>44.5832866564007</text:p>
          </table:table-cell>
          <table:table-cell office:value-type="float" office:value="0.8996875" calcext:value-type="float">
            <text:p>0.8996875</text:p>
          </table:table-cell>
          <table:table-cell office:value-type="float" office:value="15700.359375" calcext:value-type="float">
            <text:p>15700.359375</text:p>
          </table:table-cell>
          <table:table-cell office:value-type="float" office:value="45.7214289290573" calcext:value-type="float">
            <text:p>45.7214289290573</text:p>
          </table:table-cell>
          <table:table-cell table:style-name="ce3" office:value-type="float" office:value="0.9959375" calcext:value-type="float">
            <text:p>0.9959375</text:p>
          </table:table-cell>
          <table:table-cell table:style-name="ce3" office:value-type="float" office:value="3384.609375" calcext:value-type="float">
            <text:p>3384.609375</text:p>
          </table:table-cell>
          <table:table-cell table:style-name="ce3" office:value-type="float" office:value="46.4971604699535" calcext:value-type="float">
            <text:p>46.4971604699535</text:p>
          </table:table-cell>
          <table:table-cell office:value-type="float" office:value="0.9265625" calcext:value-type="float">
            <text:p>0.9265625</text:p>
          </table:table-cell>
          <table:table-cell office:value-type="float" office:value="8100.359375" calcext:value-type="float">
            <text:p>8100.359375</text:p>
          </table:table-cell>
          <table:table-cell office:value-type="float" office:value="46.4830941770961" calcext:value-type="float">
            <text:p>46.4830941770961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802587444868" calcext:value-type="float">
            <text:p>41.6802587444868</text:p>
          </table:table-cell>
          <table:table-cell office:value-type="float" office:value="0.82" calcext:value-type="float">
            <text:p>0.82</text:p>
          </table:table-cell>
          <table:table-cell office:value-type="float" office:value="22" calcext:value-type="float">
            <text:p>22</text:p>
          </table:table-cell>
          <table:table-cell office:value-type="float" office:value="28.1044034090909" calcext:value-type="float">
            <text:p>28.1044034090909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38" calcext:value-type="float">
            <text:p>1338</text:p>
          </table:table-cell>
          <table:table-cell office:value-type="float" office:value="24.7400228194431" calcext:value-type="float">
            <text:p>24.7400228194431</text:p>
          </table:table-cell>
          <table:table-cell office:value-type="float" office:value="0.8725" calcext:value-type="float">
            <text:p>0.8725</text:p>
          </table:table-cell>
          <table:table-cell office:value-type="float" office:value="20869.03125" calcext:value-type="float">
            <text:p>20869.03125</text:p>
          </table:table-cell>
          <table:table-cell office:value-type="float" office:value="42.916063795291" calcext:value-type="float">
            <text:p>42.9160637952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8989.578125" calcext:value-type="float">
            <text:p>18989.578125</text:p>
          </table:table-cell>
          <table:table-cell office:value-type="float" office:value="45.7417931676939" calcext:value-type="float">
            <text:p>45.7417931676939</text:p>
          </table:table-cell>
          <table:table-cell office:value-type="float" office:value="0.8834375" calcext:value-type="float">
            <text:p>0.8834375</text:p>
          </table:table-cell>
          <table:table-cell office:value-type="float" office:value="16152.703125" calcext:value-type="float">
            <text:p>16152.703125</text:p>
          </table:table-cell>
          <table:table-cell office:value-type="float" office:value="44.8954967072508" calcext:value-type="float">
            <text:p>44.8954967072508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16790.140625" calcext:value-type="float">
            <text:p>16790.140625</text:p>
          </table:table-cell>
          <table:table-cell office:value-type="float" office:value="45.4677140328966" calcext:value-type="float">
            <text:p>45.4677140328966</text:p>
          </table:table-cell>
          <table:table-cell table:style-name="ce3" office:value-type="float" office:value="0.9996875" calcext:value-type="float">
            <text:p>0.9996875</text:p>
          </table:table-cell>
          <table:table-cell table:style-name="ce3" office:value-type="float" office:value="3539.859375" calcext:value-type="float">
            <text:p>3539.859375</text:p>
          </table:table-cell>
          <table:table-cell table:style-name="ce3" office:value-type="float" office:value="47.0184791199993" calcext:value-type="float">
            <text:p>47.0184791199993</text:p>
          </table:table-cell>
          <table:table-cell office:value-type="float" office:value="0.9528125" calcext:value-type="float">
            <text:p>0.9528125</text:p>
          </table:table-cell>
          <table:table-cell office:value-type="float" office:value="8255.09375" calcext:value-type="float">
            <text:p>8255.09375</text:p>
          </table:table-cell>
          <table:table-cell office:value-type="float" office:value="46.6265310638364" calcext:value-type="float">
            <text:p>46.6265310638364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311169649185" calcext:value-type="float">
            <text:p>41.3311169649185</text:p>
          </table:table-cell>
          <table:table-cell office:value-type="float" office:value="0.78" calcext:value-type="float">
            <text:p>0.78</text:p>
          </table:table-cell>
          <table:table-cell office:value-type="float" office:value="23.8125" calcext:value-type="float">
            <text:p>23.8125</text:p>
          </table:table-cell>
          <table:table-cell office:value-type="float" office:value="28.8156167979003" calcext:value-type="float">
            <text:p>28.8156167979003</text:p>
          </table:table-cell>
          <table:table-cell office:value-type="float" office:value="0.7784375" calcext:value-type="float">
            <text:p>0.7784375</text:p>
          </table:table-cell>
          <table:table-cell office:value-type="float" office:value="1453" calcext:value-type="float">
            <text:p>1453</text:p>
          </table:table-cell>
          <table:table-cell office:value-type="float" office:value="26.2784954156198" calcext:value-type="float">
            <text:p>26.2784954156198</text:p>
          </table:table-cell>
          <table:table-cell office:value-type="float" office:value="0.87" calcext:value-type="float">
            <text:p>0.87</text:p>
          </table:table-cell>
          <table:table-cell office:value-type="float" office:value="19338.40625" calcext:value-type="float">
            <text:p>19338.40625</text:p>
          </table:table-cell>
          <table:table-cell office:value-type="float" office:value="43.1733038620927" calcext:value-type="float">
            <text:p>43.1733038620927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20118.703125" calcext:value-type="float">
            <text:p>20118.703125</text:p>
          </table:table-cell>
          <table:table-cell office:value-type="float" office:value="44.7535074304963" calcext:value-type="float">
            <text:p>44.7535074304963</text:p>
          </table:table-cell>
          <table:table-cell office:value-type="float" office:value="0.889375" calcext:value-type="float">
            <text:p>0.889375</text:p>
          </table:table-cell>
          <table:table-cell office:value-type="float" office:value="15971.765625" calcext:value-type="float">
            <text:p>15971.765625</text:p>
          </table:table-cell>
          <table:table-cell office:value-type="float" office:value="44.3201630016794" calcext:value-type="float">
            <text:p>44.3201630016794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5991.28125" calcext:value-type="float">
            <text:p>15991.28125</text:p>
          </table:table-cell>
          <table:table-cell office:value-type="float" office:value="46.3062250000872" calcext:value-type="float">
            <text:p>46.3062250000872</text:p>
          </table:table-cell>
          <table:table-cell table:style-name="ce3" office:value-type="float" office:value="0.9990625" calcext:value-type="float">
            <text:p>0.9990625</text:p>
          </table:table-cell>
          <table:table-cell table:style-name="ce3" office:value-type="float" office:value="3247.59375" calcext:value-type="float">
            <text:p>3247.59375</text:p>
          </table:table-cell>
          <table:table-cell table:style-name="ce3" office:value-type="float" office:value="46.1347456723603" calcext:value-type="float">
            <text:p>46.1347456723603</text:p>
          </table:table-cell>
          <table:table-cell office:value-type="float" office:value="0.9646875" calcext:value-type="float">
            <text:p>0.9646875</text:p>
          </table:table-cell>
          <table:table-cell office:value-type="float" office:value="8108.375" calcext:value-type="float">
            <text:p>8108.375</text:p>
          </table:table-cell>
          <table:table-cell office:value-type="float" office:value="46.0048005110217" calcext:value-type="float">
            <text:p>46.0048005110217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98944255984" calcext:value-type="float">
            <text:p>40.8898944255984</text:p>
          </table:table-cell>
          <table:table-cell office:value-type="float" office:value="0.86" calcext:value-type="float">
            <text:p>0.86</text:p>
          </table:table-cell>
          <table:table-cell office:value-type="float" office:value="24.453125" calcext:value-type="float">
            <text:p>24.453125</text:p>
          </table:table-cell>
          <table:table-cell office:value-type="float" office:value="31.8364217252396" calcext:value-type="float">
            <text:p>31.8364217252396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75" calcext:value-type="float">
            <text:p>1375</text:p>
          </table:table-cell>
          <table:table-cell office:value-type="float" office:value="24.6120226677001" calcext:value-type="float">
            <text:p>24.6120226677001</text:p>
          </table:table-cell>
          <table:table-cell office:value-type="float" office:value="0.9053125" calcext:value-type="float">
            <text:p>0.9053125</text:p>
          </table:table-cell>
          <table:table-cell office:value-type="float" office:value="19920.359375" calcext:value-type="float">
            <text:p>19920.359375</text:p>
          </table:table-cell>
          <table:table-cell office:value-type="float" office:value="44.0441252347948" calcext:value-type="float">
            <text:p>44.0441252347948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19910.828125" calcext:value-type="float">
            <text:p>19910.828125</text:p>
          </table:table-cell>
          <table:table-cell office:value-type="float" office:value="45.1559659576578" calcext:value-type="float">
            <text:p>45.1559659576578</text:p>
          </table:table-cell>
          <table:table-cell office:value-type="float" office:value="0.888125" calcext:value-type="float">
            <text:p>0.888125</text:p>
          </table:table-cell>
          <table:table-cell office:value-type="float" office:value="16245.578125" calcext:value-type="float">
            <text:p>16245.578125</text:p>
          </table:table-cell>
          <table:table-cell office:value-type="float" office:value="44.6159912922741" calcext:value-type="float">
            <text:p>44.6159912922741</text:p>
          </table:table-cell>
          <table:table-cell office:value-type="float" office:value="0.9359375" calcext:value-type="float">
            <text:p>0.9359375</text:p>
          </table:table-cell>
          <table:table-cell office:value-type="float" office:value="15852.390625" calcext:value-type="float">
            <text:p>15852.390625</text:p>
          </table:table-cell>
          <table:table-cell office:value-type="float" office:value="46.070940931182" calcext:value-type="float">
            <text:p>46.070940931182</text:p>
          </table:table-cell>
          <table:table-cell table:style-name="ce3" office:value-type="float" office:value="0.9990625" calcext:value-type="float">
            <text:p>0.9990625</text:p>
          </table:table-cell>
          <table:table-cell table:style-name="ce3" office:value-type="float" office:value="3326.21875" calcext:value-type="float">
            <text:p>3326.21875</text:p>
          </table:table-cell>
          <table:table-cell table:style-name="ce3" office:value-type="float" office:value="46.5896158644125" calcext:value-type="float">
            <text:p>46.5896158644125</text:p>
          </table:table-cell>
          <table:table-cell office:value-type="float" office:value="0.948125" calcext:value-type="float">
            <text:p>0.948125</text:p>
          </table:table-cell>
          <table:table-cell office:value-type="float" office:value="8105.953125" calcext:value-type="float">
            <text:p>8105.953125</text:p>
          </table:table-cell>
          <table:table-cell office:value-type="float" office:value="46.2378474245899" calcext:value-type="float">
            <text:p>46.2378474245899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638882705271" calcext:value-type="float">
            <text:p>40.9638882705271</text:p>
          </table:table-cell>
          <table:table-cell office:value-type="float" office:value="0.82" calcext:value-type="float">
            <text:p>0.82</text:p>
          </table:table-cell>
          <table:table-cell office:value-type="float" office:value="23.40625" calcext:value-type="float">
            <text:p>23.40625</text:p>
          </table:table-cell>
          <table:table-cell office:value-type="float" office:value="32.4859813084112" calcext:value-type="float">
            <text:p>32.4859813084112</text:p>
          </table:table-cell>
          <table:table-cell office:value-type="float" office:value="0.8603125" calcext:value-type="float">
            <text:p>0.8603125</text:p>
          </table:table-cell>
          <table:table-cell office:value-type="float" office:value="1587" calcext:value-type="float">
            <text:p>1587</text:p>
          </table:table-cell>
          <table:table-cell office:value-type="float" office:value="29.2077048469789" calcext:value-type="float">
            <text:p>29.2077048469789</text:p>
          </table:table-cell>
          <table:table-cell office:value-type="float" office:value="0.8853125" calcext:value-type="float">
            <text:p>0.8853125</text:p>
          </table:table-cell>
          <table:table-cell office:value-type="float" office:value="19762.453125" calcext:value-type="float">
            <text:p>19762.453125</text:p>
          </table:table-cell>
          <table:table-cell office:value-type="float" office:value="43.3252914650429" calcext:value-type="float">
            <text:p>43.3252914650429</text:p>
          </table:table-cell>
          <table:table-cell office:value-type="float" office:value="0.9559375" calcext:value-type="float">
            <text:p>0.9559375</text:p>
          </table:table-cell>
          <table:table-cell office:value-type="float" office:value="18599.40625" calcext:value-type="float">
            <text:p>18599.40625</text:p>
          </table:table-cell>
          <table:table-cell office:value-type="float" office:value="45.6560898414251" calcext:value-type="float">
            <text:p>45.6560898414251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16295.484375" calcext:value-type="float">
            <text:p>16295.484375</text:p>
          </table:table-cell>
          <table:table-cell office:value-type="float" office:value="44.9361988088302" calcext:value-type="float">
            <text:p>44.9361988088302</text:p>
          </table:table-cell>
          <table:table-cell office:value-type="float" office:value="0.8890625" calcext:value-type="float">
            <text:p>0.8890625</text:p>
          </table:table-cell>
          <table:table-cell office:value-type="float" office:value="15836.34375" calcext:value-type="float">
            <text:p>15836.34375</text:p>
          </table:table-cell>
          <table:table-cell office:value-type="float" office:value="46.2783173450908" calcext:value-type="float">
            <text:p>46.2783173450908</text:p>
          </table:table-cell>
          <table:table-cell table:style-name="ce3" office:value-type="float" office:value="0.993125" calcext:value-type="float">
            <text:p>0.993125</text:p>
          </table:table-cell>
          <table:table-cell table:style-name="ce3" office:value-type="float" office:value="3465.125" calcext:value-type="float">
            <text:p>3465.125</text:p>
          </table:table-cell>
          <table:table-cell table:style-name="ce3" office:value-type="float" office:value="46.2896502665426" calcext:value-type="float">
            <text:p>46.2896502665426</text:p>
          </table:table-cell>
          <table:table-cell office:value-type="float" office:value="0.963125" calcext:value-type="float">
            <text:p>0.963125</text:p>
          </table:table-cell>
          <table:table-cell office:value-type="float" office:value="8030.921875" calcext:value-type="float">
            <text:p>8030.921875</text:p>
          </table:table-cell>
          <table:table-cell office:value-type="float" office:value="46.3662588643123" calcext:value-type="float">
            <text:p>46.3662588643123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782976024183" calcext:value-type="float">
            <text:p>40.9782976024183</text:p>
          </table:table-cell>
          <table:table-cell office:value-type="float" office:value="0.86" calcext:value-type="float">
            <text:p>0.86</text:p>
          </table:table-cell>
          <table:table-cell office:value-type="float" office:value="23.28125" calcext:value-type="float">
            <text:p>23.28125</text:p>
          </table:table-cell>
          <table:table-cell office:value-type="float" office:value="30.2557046979866" calcext:value-type="float">
            <text:p>30.2557046979866</text:p>
          </table:table-cell>
          <table:table-cell office:value-type="float" office:value="0.86" calcext:value-type="float">
            <text:p>0.86</text:p>
          </table:table-cell>
          <table:table-cell office:value-type="float" office:value="1447" calcext:value-type="float">
            <text:p>1447</text:p>
          </table:table-cell>
          <table:table-cell office:value-type="float" office:value="26.6507011986322" calcext:value-type="float">
            <text:p>26.6507011986322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19801.140625" calcext:value-type="float">
            <text:p>19801.140625</text:p>
          </table:table-cell>
          <table:table-cell office:value-type="float" office:value="43.5958370801412" calcext:value-type="float">
            <text:p>43.5958370801412</text:p>
          </table:table-cell>
          <table:table-cell office:value-type="float" office:value="0.898125" calcext:value-type="float">
            <text:p>0.898125</text:p>
          </table:table-cell>
          <table:table-cell office:value-type="float" office:value="19299.921875" calcext:value-type="float">
            <text:p>19299.921875</text:p>
          </table:table-cell>
          <table:table-cell office:value-type="float" office:value="44.7991712562923" calcext:value-type="float">
            <text:p>44.799171256292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16690.65625" calcext:value-type="float">
            <text:p>16690.65625</text:p>
          </table:table-cell>
          <table:table-cell office:value-type="float" office:value="44.5591654160876" calcext:value-type="float">
            <text:p>44.5591654160876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5994.96875" calcext:value-type="float">
            <text:p>15994.96875</text:p>
          </table:table-cell>
          <table:table-cell office:value-type="float" office:value="45.1587967554155" calcext:value-type="float">
            <text:p>45.1587967554155</text:p>
          </table:table-cell>
          <table:table-cell table:style-name="ce3" office:value-type="float" office:value="0.998125" calcext:value-type="float">
            <text:p>0.998125</text:p>
          </table:table-cell>
          <table:table-cell table:style-name="ce3" office:value-type="float" office:value="3117.859375" calcext:value-type="float">
            <text:p>3117.859375</text:p>
          </table:table-cell>
          <table:table-cell table:style-name="ce3" office:value-type="float" office:value="45.8175574401557" calcext:value-type="float">
            <text:p>45.8175574401557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7818.578125" calcext:value-type="float">
            <text:p>7818.578125</text:p>
          </table:table-cell>
          <table:table-cell office:value-type="float" office:value="46.7937262619402" calcext:value-type="float">
            <text:p>46.7937262619402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244836395751" calcext:value-type="float">
            <text:p>106.244836395751</text:p>
          </table:table-cell>
          <table:table-cell office:value-type="float" office:value="0.7" calcext:value-type="float">
            <text:p>0.7</text:p>
          </table:table-cell>
          <table:table-cell office:value-type="float" office:value="17.859375" calcext:value-type="float">
            <text:p>17.859375</text:p>
          </table:table-cell>
          <table:table-cell office:value-type="float" office:value="92.8503937007873" calcext:value-type="float">
            <text:p>92.8503937007873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1028" calcext:value-type="float">
            <text:p>1028</text:p>
          </table:table-cell>
          <table:table-cell office:value-type="float" office:value="82.788574836032" calcext:value-type="float">
            <text:p>82.788574836032</text:p>
          </table:table-cell>
          <table:table-cell office:value-type="float" office:value="0.4640625" calcext:value-type="float">
            <text:p>0.4640625</text:p>
          </table:table-cell>
          <table:table-cell office:value-type="float" office:value="27179.703125" calcext:value-type="float">
            <text:p>27179.703125</text:p>
          </table:table-cell>
          <table:table-cell office:value-type="float" office:value="67.2610252198344" calcext:value-type="float">
            <text:p>67.2610252198344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6495.640625" calcext:value-type="float">
            <text:p>26495.640625</text:p>
          </table:table-cell>
          <table:table-cell office:value-type="float" office:value="76.1755311653242" calcext:value-type="float">
            <text:p>76.1755311653242</text:p>
          </table:table-cell>
          <table:table-cell office:value-type="float" office:value="0.47421875" calcext:value-type="float">
            <text:p>0.47421875</text:p>
          </table:table-cell>
          <table:table-cell office:value-type="float" office:value="21090.125" calcext:value-type="float">
            <text:p>21090.125</text:p>
          </table:table-cell>
          <table:table-cell office:value-type="float" office:value="70.0900211806742" calcext:value-type="float">
            <text:p>70.0900211806742</text:p>
          </table:table-cell>
          <table:table-cell office:value-type="float" office:value="0.49453125" calcext:value-type="float">
            <text:p>0.49453125</text:p>
          </table:table-cell>
          <table:table-cell office:value-type="float" office:value="20997.6875" calcext:value-type="float">
            <text:p>20997.6875</text:p>
          </table:table-cell>
          <table:table-cell office:value-type="float" office:value="75.2211185772289" calcext:value-type="float">
            <text:p>75.2211185772289</text:p>
          </table:table-cell>
          <table:table-cell table:style-name="ce3" office:value-type="float" office:value="0.8953125" calcext:value-type="float">
            <text:p>0.8953125</text:p>
          </table:table-cell>
          <table:table-cell table:style-name="ce3" office:value-type="float" office:value="2251.546875" calcext:value-type="float">
            <text:p>2251.546875</text:p>
          </table:table-cell>
          <table:table-cell table:style-name="ce3" office:value-type="float" office:value="110.162727989347" calcext:value-type="float">
            <text:p>110.162727989347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5111.609375" calcext:value-type="float">
            <text:p>5111.609375</text:p>
          </table:table-cell>
          <table:table-cell office:value-type="float" office:value="94.4402859019807" calcext:value-type="float">
            <text:p>94.4402859019807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386978133269" calcext:value-type="float">
            <text:p>106.386978133269</text:p>
          </table:table-cell>
          <table:table-cell office:value-type="float" office:value="0.45" calcext:value-type="float">
            <text:p>0.45</text:p>
          </table:table-cell>
          <table:table-cell office:value-type="float" office:value="18.84375" calcext:value-type="float">
            <text:p>18.84375</text:p>
          </table:table-cell>
          <table:table-cell office:value-type="float" office:value="92.6674958540631" calcext:value-type="float">
            <text:p>92.6674958540631</text:p>
          </table:table-cell>
          <table:table-cell office:value-type="float" office:value="0.40390625" calcext:value-type="float">
            <text:p>0.40390625</text:p>
          </table:table-cell>
          <table:table-cell office:value-type="float" office:value="1339" calcext:value-type="float">
            <text:p>1339</text:p>
          </table:table-cell>
          <table:table-cell office:value-type="float" office:value="93.9760298901755" calcext:value-type="float">
            <text:p>93.976029890175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26347.015625" calcext:value-type="float">
            <text:p>26347.015625</text:p>
          </table:table-cell>
          <table:table-cell office:value-type="float" office:value="68.8816964909405" calcext:value-type="float">
            <text:p>68.881696490940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26475.828125" calcext:value-type="float">
            <text:p>26475.828125</text:p>
          </table:table-cell>
          <table:table-cell office:value-type="float" office:value="76.0069755428476" calcext:value-type="float">
            <text:p>76.0069755428476</text:p>
          </table:table-cell>
          <table:table-cell office:value-type="float" office:value="0.71171875" calcext:value-type="float">
            <text:p>0.71171875</text:p>
          </table:table-cell>
          <table:table-cell office:value-type="float" office:value="20948.34375" calcext:value-type="float">
            <text:p>20948.34375</text:p>
          </table:table-cell>
          <table:table-cell office:value-type="float" office:value="70.1062826366905" calcext:value-type="float">
            <text:p>70.1062826366905</text:p>
          </table:table-cell>
          <table:table-cell office:value-type="float" office:value="0.49296875" calcext:value-type="float">
            <text:p>0.49296875</text:p>
          </table:table-cell>
          <table:table-cell office:value-type="float" office:value="21018.84375" calcext:value-type="float">
            <text:p>21018.84375</text:p>
          </table:table-cell>
          <table:table-cell office:value-type="float" office:value="76.1664701136409" calcext:value-type="float">
            <text:p>76.1664701136409</text:p>
          </table:table-cell>
          <table:table-cell table:style-name="ce3" office:value-type="float" office:value="0.86171875" calcext:value-type="float">
            <text:p>0.86171875</text:p>
          </table:table-cell>
          <table:table-cell table:style-name="ce3" office:value-type="float" office:value="2337.03125" calcext:value-type="float">
            <text:p>2337.03125</text:p>
          </table:table-cell>
          <table:table-cell table:style-name="ce3" office:value-type="float" office:value="105.472821119618" calcext:value-type="float">
            <text:p>105.472821119618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893.125" calcext:value-type="float">
            <text:p>4893.125</text:p>
          </table:table-cell>
          <table:table-cell office:value-type="float" office:value="94.6781024208367" calcext:value-type="float">
            <text:p>94.6781024208367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80593061677" calcext:value-type="float">
            <text:p>105.480593061677</text:p>
          </table:table-cell>
          <table:table-cell office:value-type="float" office:value="0.55" calcext:value-type="float">
            <text:p>0.55</text:p>
          </table:table-cell>
          <table:table-cell office:value-type="float" office:value="24.671875" calcext:value-type="float">
            <text:p>24.671875</text:p>
          </table:table-cell>
          <table:table-cell office:value-type="float" office:value="109.544648511716" calcext:value-type="float">
            <text:p>109.544648511716</text:p>
          </table:table-cell>
          <table:table-cell office:value-type="float" office:value="0.69609375" calcext:value-type="float">
            <text:p>0.69609375</text:p>
          </table:table-cell>
          <table:table-cell office:value-type="float" office:value="1032" calcext:value-type="float">
            <text:p>1032</text:p>
          </table:table-cell>
          <table:table-cell office:value-type="float" office:value="89.2861294433129" calcext:value-type="float">
            <text:p>89.2861294433129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27287.390625" calcext:value-type="float">
            <text:p>27287.390625</text:p>
          </table:table-cell>
          <table:table-cell office:value-type="float" office:value="67.356848266534" calcext:value-type="float">
            <text:p>67.356848266534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27085" calcext:value-type="float">
            <text:p>27085</text:p>
          </table:table-cell>
          <table:table-cell office:value-type="float" office:value="70.5632506409186" calcext:value-type="float">
            <text:p>70.5632506409186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20886.578125" calcext:value-type="float">
            <text:p>20886.578125</text:p>
          </table:table-cell>
          <table:table-cell office:value-type="float" office:value="73.6144962806831" calcext:value-type="float">
            <text:p>73.614496280683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0920.484375" calcext:value-type="float">
            <text:p>20920.484375</text:p>
          </table:table-cell>
          <table:table-cell office:value-type="float" office:value="76.3169746739266" calcext:value-type="float">
            <text:p>76.3169746739266</text:p>
          </table:table-cell>
          <table:table-cell table:style-name="ce3" office:value-type="float" office:value="0.87421875" calcext:value-type="float">
            <text:p>0.87421875</text:p>
          </table:table-cell>
          <table:table-cell table:style-name="ce3" office:value-type="float" office:value="2565.46875" calcext:value-type="float">
            <text:p>2565.46875</text:p>
          </table:table-cell>
          <table:table-cell table:style-name="ce3" office:value-type="float" office:value="108.787850199029" calcext:value-type="float">
            <text:p>108.787850199029</text:p>
          </table:table-cell>
          <table:table-cell office:value-type="float" office:value="0.76484375" calcext:value-type="float">
            <text:p>0.76484375</text:p>
          </table:table-cell>
          <table:table-cell office:value-type="float" office:value="5104.25" calcext:value-type="float">
            <text:p>5104.25</text:p>
          </table:table-cell>
          <table:table-cell office:value-type="float" office:value="96.5972164556871" calcext:value-type="float">
            <text:p>96.5972164556871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70714153116" calcext:value-type="float">
            <text:p>106.670714153116</text:p>
          </table:table-cell>
          <table:table-cell office:value-type="float" office:value="0.5" calcext:value-type="float">
            <text:p>0.5</text:p>
          </table:table-cell>
          <table:table-cell office:value-type="float" office:value="18.796875" calcext:value-type="float">
            <text:p>18.796875</text:p>
          </table:table-cell>
          <table:table-cell office:value-type="float" office:value="99.2926018287615" calcext:value-type="float">
            <text:p>99.292601828761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57" calcext:value-type="float">
            <text:p>1057</text:p>
          </table:table-cell>
          <table:table-cell office:value-type="float" office:value="85.5817038555651" calcext:value-type="float">
            <text:p>85.5817038555651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606.75" calcext:value-type="float">
            <text:p>26606.75</text:p>
          </table:table-cell>
          <table:table-cell office:value-type="float" office:value="68.322934188974" calcext:value-type="float">
            <text:p>68.322934188974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26449.4375" calcext:value-type="float">
            <text:p>26449.4375</text:p>
          </table:table-cell>
          <table:table-cell office:value-type="float" office:value="70.7191456690423" calcext:value-type="float">
            <text:p>70.7191456690423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21083.796875" calcext:value-type="float">
            <text:p>21083.796875</text:p>
          </table:table-cell>
          <table:table-cell office:value-type="float" office:value="70.2042913444537" calcext:value-type="float">
            <text:p>70.2042913444537</text:p>
          </table:table-cell>
          <table:table-cell office:value-type="float" office:value="0.68515625" calcext:value-type="float">
            <text:p>0.68515625</text:p>
          </table:table-cell>
          <table:table-cell office:value-type="float" office:value="20915.125" calcext:value-type="float">
            <text:p>20915.125</text:p>
          </table:table-cell>
          <table:table-cell office:value-type="float" office:value="77.3973500289374" calcext:value-type="float">
            <text:p>77.3973500289374</text:p>
          </table:table-cell>
          <table:table-cell table:style-name="ce3" office:value-type="float" office:value="0.840625" calcext:value-type="float">
            <text:p>0.840625</text:p>
          </table:table-cell>
          <table:table-cell table:style-name="ce3" office:value-type="float" office:value="2472.625" calcext:value-type="float">
            <text:p>2472.625</text:p>
          </table:table-cell>
          <table:table-cell table:style-name="ce3" office:value-type="float" office:value="109.312033035538" calcext:value-type="float">
            <text:p>109.312033035538</text:p>
          </table:table-cell>
          <table:table-cell office:value-type="float" office:value="0.70078125" calcext:value-type="float">
            <text:p>0.70078125</text:p>
          </table:table-cell>
          <table:table-cell office:value-type="float" office:value="4927.03125" calcext:value-type="float">
            <text:p>4927.03125</text:p>
          </table:table-cell>
          <table:table-cell office:value-type="float" office:value="93.2637961472223" calcext:value-type="float">
            <text:p>93.2637961472223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39823363048" calcext:value-type="float">
            <text:p>103.39823363048</text:p>
          </table:table-cell>
          <table:table-cell office:value-type="float" office:value="0.7" calcext:value-type="float">
            <text:p>0.7</text:p>
          </table:table-cell>
          <table:table-cell office:value-type="float" office:value="18.546875" calcext:value-type="float">
            <text:p>18.546875</text:p>
          </table:table-cell>
          <table:table-cell office:value-type="float" office:value="104.441449031171" calcext:value-type="float">
            <text:p>104.441449031171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81" calcext:value-type="float">
            <text:p>1081</text:p>
          </table:table-cell>
          <table:table-cell office:value-type="float" office:value="78.8163863751457" calcext:value-type="float">
            <text:p>78.816386375145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27057.484375" calcext:value-type="float">
            <text:p>27057.484375</text:p>
          </table:table-cell>
          <table:table-cell office:value-type="float" office:value="69.5912438724326" calcext:value-type="float">
            <text:p>69.591243872432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27282.390625" calcext:value-type="float">
            <text:p>27282.390625</text:p>
          </table:table-cell>
          <table:table-cell office:value-type="float" office:value="72.702928384612" calcext:value-type="float">
            <text:p>72.702928384612</text:p>
          </table:table-cell>
          <table:table-cell office:value-type="float" office:value="0.33828125" calcext:value-type="float">
            <text:p>0.33828125</text:p>
          </table:table-cell>
          <table:table-cell office:value-type="float" office:value="20744.515625" calcext:value-type="float">
            <text:p>20744.515625</text:p>
          </table:table-cell>
          <table:table-cell office:value-type="float" office:value="71.2937388800189" calcext:value-type="float">
            <text:p>71.2937388800189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21511.828125" calcext:value-type="float">
            <text:p>21511.828125</text:p>
          </table:table-cell>
          <table:table-cell office:value-type="float" office:value="79.1536509533361" calcext:value-type="float">
            <text:p>79.1536509533361</text:p>
          </table:table-cell>
          <table:table-cell table:style-name="ce3" office:value-type="float" office:value="0.88359375" calcext:value-type="float">
            <text:p>0.88359375</text:p>
          </table:table-cell>
          <table:table-cell table:style-name="ce3" office:value-type="float" office:value="2417.34375" calcext:value-type="float">
            <text:p>2417.34375</text:p>
          </table:table-cell>
          <table:table-cell table:style-name="ce3" office:value-type="float" office:value="107.442370009809" calcext:value-type="float">
            <text:p>107.442370009809</text:p>
          </table:table-cell>
          <table:table-cell office:value-type="float" office:value="0.66484375" calcext:value-type="float">
            <text:p>0.66484375</text:p>
          </table:table-cell>
          <table:table-cell office:value-type="float" office:value="5019.453125" calcext:value-type="float">
            <text:p>5019.453125</text:p>
          </table:table-cell>
          <table:table-cell office:value-type="float" office:value="93.3414458328466" calcext:value-type="float">
            <text:p>93.3414458328466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180617074212" calcext:value-type="float">
            <text:p>105.180617074212</text:p>
          </table:table-cell>
          <table:table-cell office:value-type="float" office:value="0.6" calcext:value-type="float">
            <text:p>0.6</text:p>
          </table:table-cell>
          <table:table-cell office:value-type="float" office:value="12.46875" calcext:value-type="float">
            <text:p>12.46875</text:p>
          </table:table-cell>
          <table:table-cell office:value-type="float" office:value="88.8032581453635" calcext:value-type="float">
            <text:p>88.8032581453635</text:p>
          </table:table-cell>
          <table:table-cell office:value-type="float" office:value="0.55234375" calcext:value-type="float">
            <text:p>0.55234375</text:p>
          </table:table-cell>
          <table:table-cell office:value-type="float" office:value="888" calcext:value-type="float">
            <text:p>888</text:p>
          </table:table-cell>
          <table:table-cell office:value-type="float" office:value="79.2063914012187" calcext:value-type="float">
            <text:p>79.206391401218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8024.75" calcext:value-type="float">
            <text:p>28024.75</text:p>
          </table:table-cell>
          <table:table-cell office:value-type="float" office:value="67.549095949151" calcext:value-type="float">
            <text:p>67.549095949151</text:p>
          </table:table-cell>
          <table:table-cell office:value-type="float" office:value="0.60859375" calcext:value-type="float">
            <text:p>0.60859375</text:p>
          </table:table-cell>
          <table:table-cell office:value-type="float" office:value="24822.890625" calcext:value-type="float">
            <text:p>24822.890625</text:p>
          </table:table-cell>
          <table:table-cell office:value-type="float" office:value="74.8182000072921" calcext:value-type="float">
            <text:p>74.8182000072921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0965.734375" calcext:value-type="float">
            <text:p>20965.734375</text:p>
          </table:table-cell>
          <table:table-cell office:value-type="float" office:value="70.1532575736287" calcext:value-type="float">
            <text:p>70.1532575736287</text:p>
          </table:table-cell>
          <table:table-cell office:value-type="float" office:value="0.50234375" calcext:value-type="float">
            <text:p>0.50234375</text:p>
          </table:table-cell>
          <table:table-cell office:value-type="float" office:value="21704" calcext:value-type="float">
            <text:p>21704</text:p>
          </table:table-cell>
          <table:table-cell office:value-type="float" office:value="76.2157987331775" calcext:value-type="float">
            <text:p>76.2157987331775</text:p>
          </table:table-cell>
          <table:table-cell table:style-name="ce3" office:value-type="float" office:value="0.821875" calcext:value-type="float">
            <text:p>0.821875</text:p>
          </table:table-cell>
          <table:table-cell table:style-name="ce3" office:value-type="float" office:value="2543.625" calcext:value-type="float">
            <text:p>2543.625</text:p>
          </table:table-cell>
          <table:table-cell table:style-name="ce3" office:value-type="float" office:value="111.082481015549" calcext:value-type="float">
            <text:p>111.082481015549</text:p>
          </table:table-cell>
          <table:table-cell office:value-type="float" office:value="0.64609375" calcext:value-type="float">
            <text:p>0.64609375</text:p>
          </table:table-cell>
          <table:table-cell office:value-type="float" office:value="5109.484375" calcext:value-type="float">
            <text:p>5109.484375</text:p>
          </table:table-cell>
          <table:table-cell office:value-type="float" office:value="95.1968623126877" calcext:value-type="float">
            <text:p>95.1968623126877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27696738772" calcext:value-type="float">
            <text:p>105.427696738772</text:p>
          </table:table-cell>
          <table:table-cell office:value-type="float" office:value="0.55" calcext:value-type="float">
            <text:p>0.55</text:p>
          </table:table-cell>
          <table:table-cell office:value-type="float" office:value="16.65625" calcext:value-type="float">
            <text:p>16.65625</text:p>
          </table:table-cell>
          <table:table-cell office:value-type="float" office:value="95.8996247654786" calcext:value-type="float">
            <text:p>95.8996247654786</text:p>
          </table:table-cell>
          <table:table-cell office:value-type="float" office:value="0.59921875" calcext:value-type="float">
            <text:p>0.59921875</text:p>
          </table:table-cell>
          <table:table-cell office:value-type="float" office:value="956" calcext:value-type="float">
            <text:p>956</text:p>
          </table:table-cell>
          <table:table-cell office:value-type="float" office:value="82.5074699051987" calcext:value-type="float">
            <text:p>82.5074699051987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26856.1875" calcext:value-type="float">
            <text:p>26856.1875</text:p>
          </table:table-cell>
          <table:table-cell office:value-type="float" office:value="67.2178089352421" calcext:value-type="float">
            <text:p>67.217808935242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6545.328125" calcext:value-type="float">
            <text:p>26545.328125</text:p>
          </table:table-cell>
          <table:table-cell office:value-type="float" office:value="75.3880974744452" calcext:value-type="float">
            <text:p>75.3880974744452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20730.609375" calcext:value-type="float">
            <text:p>20730.609375</text:p>
          </table:table-cell>
          <table:table-cell office:value-type="float" office:value="72.5107188981679" calcext:value-type="float">
            <text:p>72.5107188981679</text:p>
          </table:table-cell>
          <table:table-cell office:value-type="float" office:value="0.44296875" calcext:value-type="float">
            <text:p>0.44296875</text:p>
          </table:table-cell>
          <table:table-cell office:value-type="float" office:value="21391.5625" calcext:value-type="float">
            <text:p>21391.5625</text:p>
          </table:table-cell>
          <table:table-cell office:value-type="float" office:value="76.1218704081598" calcext:value-type="float">
            <text:p>76.1218704081598</text:p>
          </table:table-cell>
          <table:table-cell table:style-name="ce3" office:value-type="float" office:value="0.8796875" calcext:value-type="float">
            <text:p>0.8796875</text:p>
          </table:table-cell>
          <table:table-cell table:style-name="ce3" office:value-type="float" office:value="2342.546875" calcext:value-type="float">
            <text:p>2342.546875</text:p>
          </table:table-cell>
          <table:table-cell table:style-name="ce3" office:value-type="float" office:value="113.751624867994" calcext:value-type="float">
            <text:p>113.751624867994</text:p>
          </table:table-cell>
          <table:table-cell office:value-type="float" office:value="0.77265625" calcext:value-type="float">
            <text:p>0.77265625</text:p>
          </table:table-cell>
          <table:table-cell office:value-type="float" office:value="4951.734375" calcext:value-type="float">
            <text:p>4951.734375</text:p>
          </table:table-cell>
          <table:table-cell office:value-type="float" office:value="97.4732157506696" calcext:value-type="float">
            <text:p>97.4732157506696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56260889034" calcext:value-type="float">
            <text:p>105.056260889034</text:p>
          </table:table-cell>
          <table:table-cell office:value-type="float" office:value="0.65" calcext:value-type="float">
            <text:p>0.65</text:p>
          </table:table-cell>
          <table:table-cell office:value-type="float" office:value="12.953125" calcext:value-type="float">
            <text:p>12.953125</text:p>
          </table:table-cell>
          <table:table-cell office:value-type="float" office:value="85.4849215922798" calcext:value-type="float">
            <text:p>85.4849215922798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1157" calcext:value-type="float">
            <text:p>1157</text:p>
          </table:table-cell>
          <table:table-cell office:value-type="float" office:value="93.4444814183573" calcext:value-type="float">
            <text:p>93.4444814183573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27239.90625" calcext:value-type="float">
            <text:p>27239.90625</text:p>
          </table:table-cell>
          <table:table-cell office:value-type="float" office:value="67.9778218517821" calcext:value-type="float">
            <text:p>67.9778218517821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27563" calcext:value-type="float">
            <text:p>27563</text:p>
          </table:table-cell>
          <table:table-cell office:value-type="float" office:value="74.7229071640657" calcext:value-type="float">
            <text:p>74.7229071640657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0626.203125" calcext:value-type="float">
            <text:p>20626.203125</text:p>
          </table:table-cell>
          <table:table-cell office:value-type="float" office:value="71.8843174382844" calcext:value-type="float">
            <text:p>71.8843174382844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21220.03125" calcext:value-type="float">
            <text:p>21220.03125</text:p>
          </table:table-cell>
          <table:table-cell office:value-type="float" office:value="76.9567589838296" calcext:value-type="float">
            <text:p>76.9567589838296</text:p>
          </table:table-cell>
          <table:table-cell table:style-name="ce3" office:value-type="float" office:value="0.90078125" calcext:value-type="float">
            <text:p>0.90078125</text:p>
          </table:table-cell>
          <table:table-cell table:style-name="ce3" office:value-type="float" office:value="2454.28125" calcext:value-type="float">
            <text:p>2454.28125</text:p>
          </table:table-cell>
          <table:table-cell table:style-name="ce3" office:value-type="float" office:value="111.482940635802" calcext:value-type="float">
            <text:p>111.482940635802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5025.0625" calcext:value-type="float">
            <text:p>5025.0625</text:p>
          </table:table-cell>
          <table:table-cell office:value-type="float" office:value="91.7270782845197" calcext:value-type="float">
            <text:p>91.7270782845197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19017529189" calcext:value-type="float">
            <text:p>106.619017529189</text:p>
          </table:table-cell>
          <table:table-cell office:value-type="float" office:value="0.65" calcext:value-type="float">
            <text:p>0.65</text:p>
          </table:table-cell>
          <table:table-cell office:value-type="float" office:value="20.15625" calcext:value-type="float">
            <text:p>20.15625</text:p>
          </table:table-cell>
          <table:table-cell office:value-type="float" office:value="107.027131782946" calcext:value-type="float">
            <text:p>107.027131782946</text:p>
          </table:table-cell>
          <table:table-cell office:value-type="float" office:value="0.55" calcext:value-type="float">
            <text:p>0.55</text:p>
          </table:table-cell>
          <table:table-cell office:value-type="float" office:value="949" calcext:value-type="float">
            <text:p>949</text:p>
          </table:table-cell>
          <table:table-cell office:value-type="float" office:value="86.297174705991" calcext:value-type="float">
            <text:p>86.297174705991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27441.765625" calcext:value-type="float">
            <text:p>27441.765625</text:p>
          </table:table-cell>
          <table:table-cell office:value-type="float" office:value="65.208587757518" calcext:value-type="float">
            <text:p>65.208587757518</text:p>
          </table:table-cell>
          <table:table-cell office:value-type="float" office:value="0.59453125" calcext:value-type="float">
            <text:p>0.59453125</text:p>
          </table:table-cell>
          <table:table-cell office:value-type="float" office:value="25985.65625" calcext:value-type="float">
            <text:p>25985.65625</text:p>
          </table:table-cell>
          <table:table-cell office:value-type="float" office:value="73.175170832326" calcext:value-type="float">
            <text:p>73.175170832326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21487.578125" calcext:value-type="float">
            <text:p>21487.578125</text:p>
          </table:table-cell>
          <table:table-cell office:value-type="float" office:value="68.1725397691004" calcext:value-type="float">
            <text:p>68.1725397691004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21745.6875" calcext:value-type="float">
            <text:p>21745.6875</text:p>
          </table:table-cell>
          <table:table-cell office:value-type="float" office:value="76.5951833695651" calcext:value-type="float">
            <text:p>76.5951833695651</text:p>
          </table:table-cell>
          <table:table-cell table:style-name="ce3" office:value-type="float" office:value="0.86796875" calcext:value-type="float">
            <text:p>0.86796875</text:p>
          </table:table-cell>
          <table:table-cell table:style-name="ce3" office:value-type="float" office:value="2458.28125" calcext:value-type="float">
            <text:p>2458.28125</text:p>
          </table:table-cell>
          <table:table-cell table:style-name="ce3" office:value-type="float" office:value="111.319378729561" calcext:value-type="float">
            <text:p>111.319378729561</text:p>
          </table:table-cell>
          <table:table-cell office:value-type="float" office:value="0.61484375" calcext:value-type="float">
            <text:p>0.61484375</text:p>
          </table:table-cell>
          <table:table-cell office:value-type="float" office:value="4988.9375" calcext:value-type="float">
            <text:p>4988.9375</text:p>
          </table:table-cell>
          <table:table-cell office:value-type="float" office:value="92.7111571251575" calcext:value-type="float">
            <text:p>92.7111571251575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92686248399" calcext:value-type="float">
            <text:p>105.492686248399</text:p>
          </table:table-cell>
          <table:table-cell office:value-type="float" office:value="0.85" calcext:value-type="float">
            <text:p>0.85</text:p>
          </table:table-cell>
          <table:table-cell office:value-type="float" office:value="15.3125" calcext:value-type="float">
            <text:p>15.3125</text:p>
          </table:table-cell>
          <table:table-cell office:value-type="float" office:value="97.2275510204081" calcext:value-type="float">
            <text:p>97.2275510204081</text:p>
          </table:table-cell>
          <table:table-cell office:value-type="float" office:value="0.54609375" calcext:value-type="float">
            <text:p>0.54609375</text:p>
          </table:table-cell>
          <table:table-cell office:value-type="float" office:value="1302" calcext:value-type="float">
            <text:p>1302</text:p>
          </table:table-cell>
          <table:table-cell office:value-type="float" office:value="93.9253304192796" calcext:value-type="float">
            <text:p>93.9253304192796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26894.09375" calcext:value-type="float">
            <text:p>26894.09375</text:p>
          </table:table-cell>
          <table:table-cell office:value-type="float" office:value="68.7205906477194" calcext:value-type="float">
            <text:p>68.7205906477194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747.890625" calcext:value-type="float">
            <text:p>26747.890625</text:p>
          </table:table-cell>
          <table:table-cell office:value-type="float" office:value="77.4725169517938" calcext:value-type="float">
            <text:p>77.4725169517938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20921.015625" calcext:value-type="float">
            <text:p>20921.015625</text:p>
          </table:table-cell>
          <table:table-cell office:value-type="float" office:value="74.6557893183609" calcext:value-type="float">
            <text:p>74.6557893183609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20671.1875" calcext:value-type="float">
            <text:p>20671.1875</text:p>
          </table:table-cell>
          <table:table-cell office:value-type="float" office:value="75.3913742233237" calcext:value-type="float">
            <text:p>75.3913742233237</text:p>
          </table:table-cell>
          <table:table-cell table:style-name="ce3" office:value-type="float" office:value="0.8734375" calcext:value-type="float">
            <text:p>0.8734375</text:p>
          </table:table-cell>
          <table:table-cell table:style-name="ce3" office:value-type="float" office:value="2376.6875" calcext:value-type="float">
            <text:p>2376.6875</text:p>
          </table:table-cell>
          <table:table-cell table:style-name="ce3" office:value-type="float" office:value="109.459836469228" calcext:value-type="float">
            <text:p>109.459836469228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4797.5" calcext:value-type="float">
            <text:p>4797.5</text:p>
          </table:table-cell>
          <table:table-cell office:value-type="float" office:value="100.08065034932" calcext:value-type="float">
            <text:p>100.08065034932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721435592649" calcext:value-type="float">
            <text:p>105.721435592649</text:p>
          </table:table-cell>
          <table:table-cell office:value-type="float" office:value="0.7" calcext:value-type="float">
            <text:p>0.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05.798841059603" calcext:value-type="float">
            <text:p>105.798841059603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1005" calcext:value-type="float">
            <text:p>1005</text:p>
          </table:table-cell>
          <table:table-cell office:value-type="float" office:value="77.3346019118069" calcext:value-type="float">
            <text:p>77.3346019118069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7435.328125" calcext:value-type="float">
            <text:p>27435.328125</text:p>
          </table:table-cell>
          <table:table-cell office:value-type="float" office:value="69.0123659141037" calcext:value-type="float">
            <text:p>69.0123659141037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26850.109375" calcext:value-type="float">
            <text:p>26850.109375</text:p>
          </table:table-cell>
          <table:table-cell office:value-type="float" office:value="76.679655915235" calcext:value-type="float">
            <text:p>76.679655915235</text:p>
          </table:table-cell>
          <table:table-cell office:value-type="float" office:value="0.53203125" calcext:value-type="float">
            <text:p>0.53203125</text:p>
          </table:table-cell>
          <table:table-cell office:value-type="float" office:value="20766.296875" calcext:value-type="float">
            <text:p>20766.296875</text:p>
          </table:table-cell>
          <table:table-cell office:value-type="float" office:value="71.8130791045366" calcext:value-type="float">
            <text:p>71.8130791045366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21616.59375" calcext:value-type="float">
            <text:p>21616.59375</text:p>
          </table:table-cell>
          <table:table-cell office:value-type="float" office:value="73.4078862119553" calcext:value-type="float">
            <text:p>73.4078862119553</text:p>
          </table:table-cell>
          <table:table-cell table:style-name="ce3" office:value-type="float" office:value="0.86171875" calcext:value-type="float">
            <text:p>0.86171875</text:p>
          </table:table-cell>
          <table:table-cell table:style-name="ce3" office:value-type="float" office:value="2526.359375" calcext:value-type="float">
            <text:p>2526.359375</text:p>
          </table:table-cell>
          <table:table-cell table:style-name="ce3" office:value-type="float" office:value="110.765274874583" calcext:value-type="float">
            <text:p>110.765274874583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4961.609375" calcext:value-type="float">
            <text:p>4961.609375</text:p>
          </table:table-cell>
          <table:table-cell office:value-type="float" office:value="94.0205474987085" calcext:value-type="float">
            <text:p>94.0205474987085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422461285542" calcext:value-type="float">
            <text:p>104.422461285542</text:p>
          </table:table-cell>
          <table:table-cell office:value-type="float" office:value="0.65" calcext:value-type="float">
            <text:p>0.65</text:p>
          </table:table-cell>
          <table:table-cell office:value-type="float" office:value="19.46875" calcext:value-type="float">
            <text:p>19.46875</text:p>
          </table:table-cell>
          <table:table-cell office:value-type="float" office:value="98.0906902086678" calcext:value-type="float">
            <text:p>98.0906902086678</text:p>
          </table:table-cell>
          <table:table-cell office:value-type="float" office:value="0.75078125" calcext:value-type="float">
            <text:p>0.75078125</text:p>
          </table:table-cell>
          <table:table-cell office:value-type="float" office:value="957" calcext:value-type="float">
            <text:p>957</text:p>
          </table:table-cell>
          <table:table-cell office:value-type="float" office:value="87.5167560290083" calcext:value-type="float">
            <text:p>87.516756029008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26583.703125" calcext:value-type="float">
            <text:p>26583.703125</text:p>
          </table:table-cell>
          <table:table-cell office:value-type="float" office:value="65.568197001287" calcext:value-type="float">
            <text:p>65.568197001287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27209.234375" calcext:value-type="float">
            <text:p>27209.234375</text:p>
          </table:table-cell>
          <table:table-cell office:value-type="float" office:value="72.5754668670539" calcext:value-type="float">
            <text:p>72.5754668670539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20449.75" calcext:value-type="float">
            <text:p>20449.75</text:p>
          </table:table-cell>
          <table:table-cell office:value-type="float" office:value="72.6948382409433" calcext:value-type="float">
            <text:p>72.6948382409433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1612.703125" calcext:value-type="float">
            <text:p>21612.703125</text:p>
          </table:table-cell>
          <table:table-cell office:value-type="float" office:value="77.5404363069429" calcext:value-type="float">
            <text:p>77.5404363069429</text:p>
          </table:table-cell>
          <table:table-cell table:style-name="ce3" office:value-type="float" office:value="0.82578125" calcext:value-type="float">
            <text:p>0.82578125</text:p>
          </table:table-cell>
          <table:table-cell table:style-name="ce3" office:value-type="float" office:value="2493.671875" calcext:value-type="float">
            <text:p>2493.671875</text:p>
          </table:table-cell>
          <table:table-cell table:style-name="ce3" office:value-type="float" office:value="109.133760708071" calcext:value-type="float">
            <text:p>109.133760708071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5011.421875" calcext:value-type="float">
            <text:p>5011.421875</text:p>
          </table:table-cell>
          <table:table-cell office:value-type="float" office:value="93.9256673185867" calcext:value-type="float">
            <text:p>93.925667318586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28382360218" calcext:value-type="float">
            <text:p>105.028382360218</text:p>
          </table:table-cell>
          <table:table-cell office:value-type="float" office:value="0.65" calcext:value-type="float">
            <text:p>0.65</text:p>
          </table:table-cell>
          <table:table-cell office:value-type="float" office:value="23.546875" calcext:value-type="float">
            <text:p>23.546875</text:p>
          </table:table-cell>
          <table:table-cell office:value-type="float" office:value="110.35700066357" calcext:value-type="float">
            <text:p>110.35700066357</text:p>
          </table:table-cell>
          <table:table-cell office:value-type="float" office:value="0.40078125" calcext:value-type="float">
            <text:p>0.40078125</text:p>
          </table:table-cell>
          <table:table-cell office:value-type="float" office:value="1222" calcext:value-type="float">
            <text:p>1222</text:p>
          </table:table-cell>
          <table:table-cell office:value-type="float" office:value="92.3447425739626" calcext:value-type="float">
            <text:p>92.344742573962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26901.421875" calcext:value-type="float">
            <text:p>26901.421875</text:p>
          </table:table-cell>
          <table:table-cell office:value-type="float" office:value="68.7411165590431" calcext:value-type="float">
            <text:p>68.741116559043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6431.828125" calcext:value-type="float">
            <text:p>26431.828125</text:p>
          </table:table-cell>
          <table:table-cell office:value-type="float" office:value="73.4899662925908" calcext:value-type="float">
            <text:p>73.4899662925908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1121.8125" calcext:value-type="float">
            <text:p>21121.8125</text:p>
          </table:table-cell>
          <table:table-cell office:value-type="float" office:value="73.7554646613697" calcext:value-type="float">
            <text:p>73.7554646613697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1434.84375" calcext:value-type="float">
            <text:p>21434.84375</text:p>
          </table:table-cell>
          <table:table-cell office:value-type="float" office:value="78.2953711795602" calcext:value-type="float">
            <text:p>78.2953711795602</text:p>
          </table:table-cell>
          <table:table-cell table:style-name="ce3" office:value-type="float" office:value="0.91015625" calcext:value-type="float">
            <text:p>0.91015625</text:p>
          </table:table-cell>
          <table:table-cell table:style-name="ce3" office:value-type="float" office:value="2472.59375" calcext:value-type="float">
            <text:p>2472.59375</text:p>
          </table:table-cell>
          <table:table-cell table:style-name="ce3" office:value-type="float" office:value="109.251096297675" calcext:value-type="float">
            <text:p>109.251096297675</text:p>
          </table:table-cell>
          <table:table-cell office:value-type="float" office:value="0.72421875" calcext:value-type="float">
            <text:p>0.72421875</text:p>
          </table:table-cell>
          <table:table-cell office:value-type="float" office:value="4877.546875" calcext:value-type="float">
            <text:p>4877.546875</text:p>
          </table:table-cell>
          <table:table-cell office:value-type="float" office:value="94.9900904783459" calcext:value-type="float">
            <text:p>94.9900904783459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222214759325" calcext:value-type="float">
            <text:p>105.222214759325</text:p>
          </table:table-cell>
          <table:table-cell office:value-type="float" office:value="0.5" calcext:value-type="float">
            <text:p>0.5</text:p>
          </table:table-cell>
          <table:table-cell office:value-type="float" office:value="27.734375" calcext:value-type="float">
            <text:p>27.734375</text:p>
          </table:table-cell>
          <table:table-cell office:value-type="float" office:value="109.893521126761" calcext:value-type="float">
            <text:p>109.893521126761</text:p>
          </table:table-cell>
          <table:table-cell office:value-type="float" office:value="0.55" calcext:value-type="float">
            <text:p>0.55</text:p>
          </table:table-cell>
          <table:table-cell office:value-type="float" office:value="997" calcext:value-type="float">
            <text:p>997</text:p>
          </table:table-cell>
          <table:table-cell office:value-type="float" office:value="83.7615440192251" calcext:value-type="float">
            <text:p>83.7615440192251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28725.984375" calcext:value-type="float">
            <text:p>28725.984375</text:p>
          </table:table-cell>
          <table:table-cell office:value-type="float" office:value="66.9150178334661" calcext:value-type="float">
            <text:p>66.915017833466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6676.0625" calcext:value-type="float">
            <text:p>26676.0625</text:p>
          </table:table-cell>
          <table:table-cell office:value-type="float" office:value="74.7748360806836" calcext:value-type="float">
            <text:p>74.7748360806836</text:p>
          </table:table-cell>
          <table:table-cell office:value-type="float" office:value="0.53671875" calcext:value-type="float">
            <text:p>0.53671875</text:p>
          </table:table-cell>
          <table:table-cell office:value-type="float" office:value="21296.453125" calcext:value-type="float">
            <text:p>21296.453125</text:p>
          </table:table-cell>
          <table:table-cell office:value-type="float" office:value="74.4257379353" calcext:value-type="float">
            <text:p>74.4257379353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599.40625" calcext:value-type="float">
            <text:p>21599.40625</text:p>
          </table:table-cell>
          <table:table-cell office:value-type="float" office:value="75.1835689644821" calcext:value-type="float">
            <text:p>75.1835689644821</text:p>
          </table:table-cell>
          <table:table-cell table:style-name="ce3" office:value-type="float" office:value="0.871875" calcext:value-type="float">
            <text:p>0.871875</text:p>
          </table:table-cell>
          <table:table-cell table:style-name="ce3" office:value-type="float" office:value="2308.875" calcext:value-type="float">
            <text:p>2308.875</text:p>
          </table:table-cell>
          <table:table-cell table:style-name="ce3" office:value-type="float" office:value="108.762600741772" calcext:value-type="float">
            <text:p>108.762600741772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5119.328125" calcext:value-type="float">
            <text:p>5119.328125</text:p>
          </table:table-cell>
          <table:table-cell office:value-type="float" office:value="92.5170356558813" calcext:value-type="float">
            <text:p>92.5170356558813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9007913424" calcext:value-type="float">
            <text:p>104.829007913424</text:p>
          </table:table-cell>
          <table:table-cell office:value-type="float" office:value="0.6" calcext:value-type="float">
            <text:p>0.6</text:p>
          </table:table-cell>
          <table:table-cell office:value-type="float" office:value="23.234375" calcext:value-type="float">
            <text:p>23.234375</text:p>
          </table:table-cell>
          <table:table-cell office:value-type="float" office:value="108.917955615333" calcext:value-type="float">
            <text:p>108.917955615333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1289" calcext:value-type="float">
            <text:p>1289</text:p>
          </table:table-cell>
          <table:table-cell office:value-type="float" office:value="90.1403259837593" calcext:value-type="float">
            <text:p>90.1403259837593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6900.671875" calcext:value-type="float">
            <text:p>26900.671875</text:p>
          </table:table-cell>
          <table:table-cell office:value-type="float" office:value="68.0660272548223" calcext:value-type="float">
            <text:p>68.0660272548223</text:p>
          </table:table-cell>
          <table:table-cell office:value-type="float" office:value="0.51328125" calcext:value-type="float">
            <text:p>0.51328125</text:p>
          </table:table-cell>
          <table:table-cell office:value-type="float" office:value="27579.890625" calcext:value-type="float">
            <text:p>27579.890625</text:p>
          </table:table-cell>
          <table:table-cell office:value-type="float" office:value="72.3853615045571" calcext:value-type="float">
            <text:p>72.38536150455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1186.15625" calcext:value-type="float">
            <text:p>21186.15625</text:p>
          </table:table-cell>
          <table:table-cell office:value-type="float" office:value="71.847845400474" calcext:value-type="float">
            <text:p>71.847845400474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339.28125" calcext:value-type="float">
            <text:p>21339.28125</text:p>
          </table:table-cell>
          <table:table-cell office:value-type="float" office:value="75.8793585908933" calcext:value-type="float">
            <text:p>75.8793585908933</text:p>
          </table:table-cell>
          <table:table-cell table:style-name="ce3" office:value-type="float" office:value="0.90546875" calcext:value-type="float">
            <text:p>0.90546875</text:p>
          </table:table-cell>
          <table:table-cell table:style-name="ce3" office:value-type="float" office:value="2326.40625" calcext:value-type="float">
            <text:p>2326.40625</text:p>
          </table:table-cell>
          <table:table-cell table:style-name="ce3" office:value-type="float" office:value="114.307669485827" calcext:value-type="float">
            <text:p>114.307669485827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4912.375" calcext:value-type="float">
            <text:p>4912.375</text:p>
          </table:table-cell>
          <table:table-cell office:value-type="float" office:value="94.8755983120658" calcext:value-type="float">
            <text:p>94.875598312065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02371388818" calcext:value-type="float">
            <text:p>104.902371388818</text:p>
          </table:table-cell>
          <table:table-cell office:value-type="float" office:value="0.7" calcext:value-type="float">
            <text:p>0.7</text:p>
          </table:table-cell>
          <table:table-cell office:value-type="float" office:value="18.953125" calcext:value-type="float">
            <text:p>18.953125</text:p>
          </table:table-cell>
          <table:table-cell office:value-type="float" office:value="92.0445177246496" calcext:value-type="float">
            <text:p>92.0445177246496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840" calcext:value-type="float">
            <text:p>840</text:p>
          </table:table-cell>
          <table:table-cell office:value-type="float" office:value="75.1455899226114" calcext:value-type="float">
            <text:p>75.1455899226114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6235.890625" calcext:value-type="float">
            <text:p>26235.890625</text:p>
          </table:table-cell>
          <table:table-cell office:value-type="float" office:value="67.7241649275" calcext:value-type="float">
            <text:p>67.7241649275</text:p>
          </table:table-cell>
          <table:table-cell office:value-type="float" office:value="0.57265625" calcext:value-type="float">
            <text:p>0.57265625</text:p>
          </table:table-cell>
          <table:table-cell office:value-type="float" office:value="26005.84375" calcext:value-type="float">
            <text:p>26005.84375</text:p>
          </table:table-cell>
          <table:table-cell office:value-type="float" office:value="76.8698663548265" calcext:value-type="float">
            <text:p>76.869866354826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0991.265625" calcext:value-type="float">
            <text:p>20991.265625</text:p>
          </table:table-cell>
          <table:table-cell office:value-type="float" office:value="71.7571563551148" calcext:value-type="float">
            <text:p>71.7571563551148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21244.828125" calcext:value-type="float">
            <text:p>21244.828125</text:p>
          </table:table-cell>
          <table:table-cell office:value-type="float" office:value="78.8352171246242" calcext:value-type="float">
            <text:p>78.8352171246242</text:p>
          </table:table-cell>
          <table:table-cell table:style-name="ce3" office:value-type="float" office:value="0.8859375" calcext:value-type="float">
            <text:p>0.8859375</text:p>
          </table:table-cell>
          <table:table-cell table:style-name="ce3" office:value-type="float" office:value="2442.640625" calcext:value-type="float">
            <text:p>2442.640625</text:p>
          </table:table-cell>
          <table:table-cell table:style-name="ce3" office:value-type="float" office:value="108.368112866504" calcext:value-type="float">
            <text:p>108.368112866504</text:p>
          </table:table-cell>
          <table:table-cell office:value-type="float" office:value="0.71953125" calcext:value-type="float">
            <text:p>0.71953125</text:p>
          </table:table-cell>
          <table:table-cell office:value-type="float" office:value="4870.296875" calcext:value-type="float">
            <text:p>4870.296875</text:p>
          </table:table-cell>
          <table:table-cell office:value-type="float" office:value="96.7547734024969" calcext:value-type="float">
            <text:p>96.7547734024969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285003455467" calcext:value-type="float">
            <text:p>103.285003455467</text:p>
          </table:table-cell>
          <table:table-cell office:value-type="float" office:value="0.7" calcext:value-type="float">
            <text:p>0.7</text:p>
          </table:table-cell>
          <table:table-cell office:value-type="float" office:value="24.015625" calcext:value-type="float">
            <text:p>24.015625</text:p>
          </table:table-cell>
          <table:table-cell office:value-type="float" office:value="95.2752114508784" calcext:value-type="float">
            <text:p>95.2752114508784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1105" calcext:value-type="float">
            <text:p>1105</text:p>
          </table:table-cell>
          <table:table-cell office:value-type="float" office:value="94.2967015520309" calcext:value-type="float">
            <text:p>94.2967015520309</text:p>
          </table:table-cell>
          <table:table-cell office:value-type="float" office:value="0.4515625" calcext:value-type="float">
            <text:p>0.4515625</text:p>
          </table:table-cell>
          <table:table-cell office:value-type="float" office:value="26621.984375" calcext:value-type="float">
            <text:p>26621.984375</text:p>
          </table:table-cell>
          <table:table-cell office:value-type="float" office:value="67.7550090402219" calcext:value-type="float">
            <text:p>67.7550090402219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24493.390625" calcext:value-type="float">
            <text:p>24493.390625</text:p>
          </table:table-cell>
          <table:table-cell office:value-type="float" office:value="80.7096993944917" calcext:value-type="float">
            <text:p>80.709699394491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2310.09375" calcext:value-type="float">
            <text:p>22310.09375</text:p>
          </table:table-cell>
          <table:table-cell office:value-type="float" office:value="70.4573369613761" calcext:value-type="float">
            <text:p>70.4573369613761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20669.0625" calcext:value-type="float">
            <text:p>20669.0625</text:p>
          </table:table-cell>
          <table:table-cell office:value-type="float" office:value="77.8885788308532" calcext:value-type="float">
            <text:p>77.8885788308532</text:p>
          </table:table-cell>
          <table:table-cell table:style-name="ce3" office:value-type="float" office:value="0.83515625" calcext:value-type="float">
            <text:p>0.83515625</text:p>
          </table:table-cell>
          <table:table-cell table:style-name="ce3" office:value-type="float" office:value="2501.34375" calcext:value-type="float">
            <text:p>2501.34375</text:p>
          </table:table-cell>
          <table:table-cell table:style-name="ce3" office:value-type="float" office:value="108.293708390644" calcext:value-type="float">
            <text:p>108.293708390644</text:p>
          </table:table-cell>
          <table:table-cell office:value-type="float" office:value="0.66640625" calcext:value-type="float">
            <text:p>0.66640625</text:p>
          </table:table-cell>
          <table:table-cell office:value-type="float" office:value="4910.6875" calcext:value-type="float">
            <text:p>4910.6875</text:p>
          </table:table-cell>
          <table:table-cell office:value-type="float" office:value="91.8948119074684" calcext:value-type="float">
            <text:p>91.8948119074684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069612538198" calcext:value-type="float">
            <text:p>104.069612538198</text:p>
          </table:table-cell>
          <table:table-cell office:value-type="float" office:value="0.4" calcext:value-type="float">
            <text:p>0.4</text:p>
          </table:table-cell>
          <table:table-cell office:value-type="float" office:value="19.234375" calcext:value-type="float">
            <text:p>19.234375</text:p>
          </table:table-cell>
          <table:table-cell office:value-type="float" office:value="105.271324126726" calcext:value-type="float">
            <text:p>105.271324126726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1389" calcext:value-type="float">
            <text:p>1389</text:p>
          </table:table-cell>
          <table:table-cell office:value-type="float" office:value="96.3150598428299" calcext:value-type="float">
            <text:p>96.3150598428299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26249.21875" calcext:value-type="float">
            <text:p>26249.21875</text:p>
          </table:table-cell>
          <table:table-cell office:value-type="float" office:value="71.1776121401331" calcext:value-type="float">
            <text:p>71.1776121401331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26593.296875" calcext:value-type="float">
            <text:p>26593.296875</text:p>
          </table:table-cell>
          <table:table-cell office:value-type="float" office:value="74.6197414833373" calcext:value-type="float">
            <text:p>74.6197414833373</text:p>
          </table:table-cell>
          <table:table-cell office:value-type="float" office:value="0.72890625" calcext:value-type="float">
            <text:p>0.72890625</text:p>
          </table:table-cell>
          <table:table-cell office:value-type="float" office:value="21241.1875" calcext:value-type="float">
            <text:p>21241.1875</text:p>
          </table:table-cell>
          <table:table-cell office:value-type="float" office:value="72.8106636540282" calcext:value-type="float">
            <text:p>72.8106636540282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21998.78125" calcext:value-type="float">
            <text:p>21998.78125</text:p>
          </table:table-cell>
          <table:table-cell office:value-type="float" office:value="75.9873465998707" calcext:value-type="float">
            <text:p>75.9873465998707</text:p>
          </table:table-cell>
          <table:table-cell table:style-name="ce3" office:value-type="float" office:value="0.8828125" calcext:value-type="float">
            <text:p>0.8828125</text:p>
          </table:table-cell>
          <table:table-cell table:style-name="ce3" office:value-type="float" office:value="2395.265625" calcext:value-type="float">
            <text:p>2395.265625</text:p>
          </table:table-cell>
          <table:table-cell table:style-name="ce3" office:value-type="float" office:value="110.390981349908" calcext:value-type="float">
            <text:p>110.390981349908</text:p>
          </table:table-cell>
          <table:table-cell office:value-type="float" office:value="0.52890625" calcext:value-type="float">
            <text:p>0.52890625</text:p>
          </table:table-cell>
          <table:table-cell office:value-type="float" office:value="4836.734375" calcext:value-type="float">
            <text:p>4836.734375</text:p>
          </table:table-cell>
          <table:table-cell office:value-type="float" office:value="92.2793257283481" calcext:value-type="float">
            <text:p>92.279325728348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70216749544" calcext:value-type="float">
            <text:p>105.070216749544</text:p>
          </table:table-cell>
          <table:table-cell office:value-type="float" office:value="0.35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19.195" calcext:value-type="float">
            <text:p>119.19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161" calcext:value-type="float">
            <text:p>1161</text:p>
          </table:table-cell>
          <table:table-cell office:value-type="float" office:value="97.5200168858539" calcext:value-type="float">
            <text:p>97.5200168858539</text:p>
          </table:table-cell>
          <table:table-cell office:value-type="float" office:value="0.54921875" calcext:value-type="float">
            <text:p>0.54921875</text:p>
          </table:table-cell>
          <table:table-cell office:value-type="float" office:value="25855.171875" calcext:value-type="float">
            <text:p>25855.171875</text:p>
          </table:table-cell>
          <table:table-cell office:value-type="float" office:value="67.9819729168954" calcext:value-type="float">
            <text:p>67.9819729168954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26120.375" calcext:value-type="float">
            <text:p>26120.375</text:p>
          </table:table-cell>
          <table:table-cell office:value-type="float" office:value="76.7064578251696" calcext:value-type="float">
            <text:p>76.7064578251696</text:p>
          </table:table-cell>
          <table:table-cell office:value-type="float" office:value="0.52578125" calcext:value-type="float">
            <text:p>0.52578125</text:p>
          </table:table-cell>
          <table:table-cell office:value-type="float" office:value="21259.484375" calcext:value-type="float">
            <text:p>21259.484375</text:p>
          </table:table-cell>
          <table:table-cell office:value-type="float" office:value="73.6402704308128" calcext:value-type="float">
            <text:p>73.6402704308128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20667" calcext:value-type="float">
            <text:p>20667</text:p>
          </table:table-cell>
          <table:table-cell office:value-type="float" office:value="74.5426744790021" calcext:value-type="float">
            <text:p>74.5426744790021</text:p>
          </table:table-cell>
          <table:table-cell table:style-name="ce3" office:value-type="float" office:value="0.91328125" calcext:value-type="float">
            <text:p>0.91328125</text:p>
          </table:table-cell>
          <table:table-cell table:style-name="ce3" office:value-type="float" office:value="2349.515625" calcext:value-type="float">
            <text:p>2349.515625</text:p>
          </table:table-cell>
          <table:table-cell table:style-name="ce3" office:value-type="float" office:value="112.060298222923" calcext:value-type="float">
            <text:p>112.060298222923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932.125" calcext:value-type="float">
            <text:p>4932.125</text:p>
          </table:table-cell>
          <table:table-cell office:value-type="float" office:value="89.897366534501" calcext:value-type="float">
            <text:p>89.897366534501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5974961572" calcext:value-type="float">
            <text:p>104.825974961572</text:p>
          </table:table-cell>
          <table:table-cell office:value-type="float" office:value="0.55" calcext:value-type="float">
            <text:p>0.55</text:p>
          </table:table-cell>
          <table:table-cell office:value-type="float" office:value="22.046875" calcext:value-type="float">
            <text:p>22.046875</text:p>
          </table:table-cell>
          <table:table-cell office:value-type="float" office:value="109.905740609497" calcext:value-type="float">
            <text:p>109.905740609497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1356" calcext:value-type="float">
            <text:p>1356</text:p>
          </table:table-cell>
          <table:table-cell office:value-type="float" office:value="91.4481981964885" calcext:value-type="float">
            <text:p>91.4481981964885</text:p>
          </table:table-cell>
          <table:table-cell office:value-type="float" office:value="0.73203125" calcext:value-type="float">
            <text:p>0.73203125</text:p>
          </table:table-cell>
          <table:table-cell office:value-type="float" office:value="27015.8125" calcext:value-type="float">
            <text:p>27015.8125</text:p>
          </table:table-cell>
          <table:table-cell office:value-type="float" office:value="71.0768221424324" calcext:value-type="float">
            <text:p>71.0768221424324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26576.109375" calcext:value-type="float">
            <text:p>26576.109375</text:p>
          </table:table-cell>
          <table:table-cell office:value-type="float" office:value="73.43891263612" calcext:value-type="float">
            <text:p>73.43891263612</text:p>
          </table:table-cell>
          <table:table-cell office:value-type="float" office:value="0.60703125" calcext:value-type="float">
            <text:p>0.60703125</text:p>
          </table:table-cell>
          <table:table-cell office:value-type="float" office:value="20685.53125" calcext:value-type="float">
            <text:p>20685.53125</text:p>
          </table:table-cell>
          <table:table-cell office:value-type="float" office:value="74.0631694262771" calcext:value-type="float">
            <text:p>74.06316942627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0615.65625" calcext:value-type="float">
            <text:p>20615.65625</text:p>
          </table:table-cell>
          <table:table-cell office:value-type="float" office:value="76.6812932534931" calcext:value-type="float">
            <text:p>76.6812932534931</text:p>
          </table:table-cell>
          <table:table-cell table:style-name="ce3" office:value-type="float" office:value="0.865625" calcext:value-type="float">
            <text:p>0.865625</text:p>
          </table:table-cell>
          <table:table-cell table:style-name="ce3" office:value-type="float" office:value="2442.765625" calcext:value-type="float">
            <text:p>2442.765625</text:p>
          </table:table-cell>
          <table:table-cell table:style-name="ce3" office:value-type="float" office:value="109.043472543675" calcext:value-type="float">
            <text:p>109.0434725436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4961" calcext:value-type="float">
            <text:p>4961</text:p>
          </table:table-cell>
          <table:table-cell office:value-type="float" office:value="95.8131455832797" calcext:value-type="float">
            <text:p>95.8131455832797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297939732342" calcext:value-type="float">
            <text:p>209.297939732342</text:p>
          </table:table-cell>
          <table:table-cell office:value-type="float" office:value="0.3" calcext:value-type="float">
            <text:p>0.3</text:p>
          </table:table-cell>
          <table:table-cell office:value-type="float" office:value="22.84375" calcext:value-type="float">
            <text:p>22.84375</text:p>
          </table:table-cell>
          <table:table-cell office:value-type="float" office:value="234.553351573188" calcext:value-type="float">
            <text:p>234.553351573188</text:p>
          </table:table-cell>
          <table:table-cell office:value-type="float" office:value="0.3078125" calcext:value-type="float">
            <text:p>0.3078125</text:p>
          </table:table-cell>
          <table:table-cell office:value-type="float" office:value="1736" calcext:value-type="float">
            <text:p>1736</text:p>
          </table:table-cell>
          <table:table-cell office:value-type="float" office:value="231.282673627891" calcext:value-type="float">
            <text:p>231.282673627891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31541.484375" calcext:value-type="float">
            <text:p>31541.484375</text:p>
          </table:table-cell>
          <table:table-cell office:value-type="float" office:value="113.261212592348" calcext:value-type="float">
            <text:p>113.261212592348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404.234375" calcext:value-type="float">
            <text:p>30404.234375</text:p>
          </table:table-cell>
          <table:table-cell office:value-type="float" office:value="124.957616601511" calcext:value-type="float">
            <text:p>124.957616601511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24721.046875" calcext:value-type="float">
            <text:p>24721.046875</text:p>
          </table:table-cell>
          <table:table-cell office:value-type="float" office:value="111.27455275278" calcext:value-type="float">
            <text:p>111.27455275278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3395.359375" calcext:value-type="float">
            <text:p>23395.359375</text:p>
          </table:table-cell>
          <table:table-cell office:value-type="float" office:value="120.963742980146" calcext:value-type="float">
            <text:p>120.963742980146</text:p>
          </table:table-cell>
          <table:table-cell table:style-name="ce3" office:value-type="float" office:value="0.8671875" calcext:value-type="float">
            <text:p>0.8671875</text:p>
          </table:table-cell>
          <table:table-cell table:style-name="ce3" office:value-type="float" office:value="1745.515625" calcext:value-type="float">
            <text:p>1745.515625</text:p>
          </table:table-cell>
          <table:table-cell table:style-name="ce3" office:value-type="float" office:value="198.151774300298" calcext:value-type="float">
            <text:p>198.151774300298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3283.25" calcext:value-type="float">
            <text:p>3283.25</text:p>
          </table:table-cell>
          <table:table-cell office:value-type="float" office:value="157.993259323439" calcext:value-type="float">
            <text:p>157.993259323439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846233474073" calcext:value-type="float">
            <text:p>209.846233474073</text:p>
          </table:table-cell>
          <table:table-cell office:value-type="float" office:value="0.5" calcext:value-type="float">
            <text:p>0.5</text:p>
          </table:table-cell>
          <table:table-cell office:value-type="float" office:value="15.53125" calcext:value-type="float">
            <text:p>15.53125</text:p>
          </table:table-cell>
          <table:table-cell office:value-type="float" office:value="222.308853118713" calcext:value-type="float">
            <text:p>222.308853118713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986" calcext:value-type="float">
            <text:p>986</text:p>
          </table:table-cell>
          <table:table-cell office:value-type="float" office:value="214.016985064253" calcext:value-type="float">
            <text:p>214.016985064253</text:p>
          </table:table-cell>
          <table:table-cell office:value-type="float" office:value="0.3390625" calcext:value-type="float">
            <text:p>0.3390625</text:p>
          </table:table-cell>
          <table:table-cell office:value-type="float" office:value="30359.375" calcext:value-type="float">
            <text:p>30359.375</text:p>
          </table:table-cell>
          <table:table-cell office:value-type="float" office:value="105.599498231504" calcext:value-type="float">
            <text:p>105.599498231504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30505.703125" calcext:value-type="float">
            <text:p>30505.703125</text:p>
          </table:table-cell>
          <table:table-cell office:value-type="float" office:value="139.509619904077" calcext:value-type="float">
            <text:p>139.509619904077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23570.640625" calcext:value-type="float">
            <text:p>23570.640625</text:p>
          </table:table-cell>
          <table:table-cell office:value-type="float" office:value="112.342608055698" calcext:value-type="float">
            <text:p>112.342608055698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3802.1875" calcext:value-type="float">
            <text:p>23802.1875</text:p>
          </table:table-cell>
          <table:table-cell office:value-type="float" office:value="126.137259037313" calcext:value-type="float">
            <text:p>126.137259037313</text:p>
          </table:table-cell>
          <table:table-cell table:style-name="ce3" office:value-type="float" office:value="0.853125" calcext:value-type="float">
            <text:p>0.853125</text:p>
          </table:table-cell>
          <table:table-cell table:style-name="ce3" office:value-type="float" office:value="1981.703125" calcext:value-type="float">
            <text:p>1981.703125</text:p>
          </table:table-cell>
          <table:table-cell table:style-name="ce3" office:value-type="float" office:value="200.298873686747" calcext:value-type="float">
            <text:p>200.29887368674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265" calcext:value-type="float">
            <text:p>3265</text:p>
          </table:table-cell>
          <table:table-cell office:value-type="float" office:value="165.125365387542" calcext:value-type="float">
            <text:p>165.125365387542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553833402444" calcext:value-type="float">
            <text:p>210.553833402444</text:p>
          </table:table-cell>
          <table:table-cell office:value-type="float" office:value="0.3" calcext:value-type="float">
            <text:p>0.3</text:p>
          </table:table-cell>
          <table:table-cell office:value-type="float" office:value="12.671875" calcext:value-type="float">
            <text:p>12.671875</text:p>
          </table:table-cell>
          <table:table-cell office:value-type="float" office:value="222.727496917386" calcext:value-type="float">
            <text:p>222.7274969173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1091" calcext:value-type="float">
            <text:p>1091</text:p>
          </table:table-cell>
          <table:table-cell office:value-type="float" office:value="209.230009044517" calcext:value-type="float">
            <text:p>209.230009044517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29899.921875" calcext:value-type="float">
            <text:p>29899.921875</text:p>
          </table:table-cell>
          <table:table-cell office:value-type="float" office:value="114.079882083187" calcext:value-type="float">
            <text:p>114.079882083187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0677.796875" calcext:value-type="float">
            <text:p>30677.796875</text:p>
          </table:table-cell>
          <table:table-cell office:value-type="float" office:value="128.086384591393" calcext:value-type="float">
            <text:p>128.086384591393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23804.390625" calcext:value-type="float">
            <text:p>23804.390625</text:p>
          </table:table-cell>
          <table:table-cell office:value-type="float" office:value="93.1627471244565" calcext:value-type="float">
            <text:p>93.1627471244565</text:p>
          </table:table-cell>
          <table:table-cell office:value-type="float" office:value="0.3875" calcext:value-type="float">
            <text:p>0.3875</text:p>
          </table:table-cell>
          <table:table-cell office:value-type="float" office:value="24648.4375" calcext:value-type="float">
            <text:p>24648.4375</text:p>
          </table:table-cell>
          <table:table-cell office:value-type="float" office:value="122.186489490424" calcext:value-type="float">
            <text:p>122.186489490424</text:p>
          </table:table-cell>
          <table:table-cell table:style-name="ce3" office:value-type="float" office:value="0.7515625" calcext:value-type="float">
            <text:p>0.7515625</text:p>
          </table:table-cell>
          <table:table-cell table:style-name="ce3" office:value-type="float" office:value="1763.296875" calcext:value-type="float">
            <text:p>1763.296875</text:p>
          </table:table-cell>
          <table:table-cell table:style-name="ce3" office:value-type="float" office:value="198.203809652818" calcext:value-type="float">
            <text:p>198.203809652818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301.8125" calcext:value-type="float">
            <text:p>3301.8125</text:p>
          </table:table-cell>
          <table:table-cell office:value-type="float" office:value="176.193890826072" calcext:value-type="float">
            <text:p>176.193890826072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267397325801" calcext:value-type="float">
            <text:p>207.267397325801</text:p>
          </table:table-cell>
          <table:table-cell office:value-type="float" office:value="0.3" calcext:value-type="float">
            <text:p>0.3</text:p>
          </table:table-cell>
          <table:table-cell office:value-type="float" office:value="11.59375" calcext:value-type="float">
            <text:p>11.59375</text:p>
          </table:table-cell>
          <table:table-cell office:value-type="float" office:value="200.260107816712" calcext:value-type="float">
            <text:p>200.260107816712</text:p>
          </table:table-cell>
          <table:table-cell office:value-type="float" office:value="0.4015625" calcext:value-type="float">
            <text:p>0.4015625</text:p>
          </table:table-cell>
          <table:table-cell office:value-type="float" office:value="1084" calcext:value-type="float">
            <text:p>1084</text:p>
          </table:table-cell>
          <table:table-cell office:value-type="float" office:value="211.684101179754" calcext:value-type="float">
            <text:p>211.684101179754</text:p>
          </table:table-cell>
          <table:table-cell office:value-type="float" office:value="0.3859375" calcext:value-type="float">
            <text:p>0.3859375</text:p>
          </table:table-cell>
          <table:table-cell office:value-type="float" office:value="30653.109375" calcext:value-type="float">
            <text:p>30653.109375</text:p>
          </table:table-cell>
          <table:table-cell office:value-type="float" office:value="110.590540471881" calcext:value-type="float">
            <text:p>110.590540471881</text:p>
          </table:table-cell>
          <table:table-cell office:value-type="float" office:value="0.3234375" calcext:value-type="float">
            <text:p>0.3234375</text:p>
          </table:table-cell>
          <table:table-cell office:value-type="float" office:value="30888.59375" calcext:value-type="float">
            <text:p>30888.59375</text:p>
          </table:table-cell>
          <table:table-cell office:value-type="float" office:value="107.531815262638" calcext:value-type="float">
            <text:p>107.53181526263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57.25" calcext:value-type="float">
            <text:p>23857.25</text:p>
          </table:table-cell>
          <table:table-cell office:value-type="float" office:value="134.90495766999" calcext:value-type="float">
            <text:p>134.90495766999</text:p>
          </table:table-cell>
          <table:table-cell office:value-type="float" office:value="0.35" calcext:value-type="float">
            <text:p>0.35</text:p>
          </table:table-cell>
          <table:table-cell office:value-type="float" office:value="24606.203125" calcext:value-type="float">
            <text:p>24606.203125</text:p>
          </table:table-cell>
          <table:table-cell office:value-type="float" office:value="139.210890292511" calcext:value-type="float">
            <text:p>139.210890292511</text:p>
          </table:table-cell>
          <table:table-cell table:style-name="ce3" office:value-type="float" office:value="0.7609375" calcext:value-type="float">
            <text:p>0.7609375</text:p>
          </table:table-cell>
          <table:table-cell table:style-name="ce3" office:value-type="float" office:value="1822.234375" calcext:value-type="float">
            <text:p>1822.234375</text:p>
          </table:table-cell>
          <table:table-cell table:style-name="ce3" office:value-type="float" office:value="201.875614293286" calcext:value-type="float">
            <text:p>201.87561429328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3132.03125" calcext:value-type="float">
            <text:p>3132.03125</text:p>
          </table:table-cell>
          <table:table-cell office:value-type="float" office:value="165.538842848011" calcext:value-type="float">
            <text:p>165.538842848011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.734455155647" calcext:value-type="float">
            <text:p>204.734455155647</text:p>
          </table:table-cell>
          <table:table-cell office:value-type="float" office:value="0.4" calcext:value-type="float">
            <text:p>0.4</text:p>
          </table:table-cell>
          <table:table-cell office:value-type="float" office:value="17.890625" calcext:value-type="float">
            <text:p>17.890625</text:p>
          </table:table-cell>
          <table:table-cell office:value-type="float" office:value="223.068122270742" calcext:value-type="float">
            <text:p>223.068122270742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1404" calcext:value-type="float">
            <text:p>1404</text:p>
          </table:table-cell>
          <table:table-cell office:value-type="float" office:value="228.849884432228" calcext:value-type="float">
            <text:p>228.84988443222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0494.03125" calcext:value-type="float">
            <text:p>30494.03125</text:p>
          </table:table-cell>
          <table:table-cell office:value-type="float" office:value="119.225940241845" calcext:value-type="float">
            <text:p>119.22594024184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1351.390625" calcext:value-type="float">
            <text:p>31351.390625</text:p>
          </table:table-cell>
          <table:table-cell office:value-type="float" office:value="138.6854303994" calcext:value-type="float">
            <text:p>138.6854303994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4503.078125" calcext:value-type="float">
            <text:p>24503.078125</text:p>
          </table:table-cell>
          <table:table-cell office:value-type="float" office:value="128.067561534857" calcext:value-type="float">
            <text:p>128.067561534857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23720.609375" calcext:value-type="float">
            <text:p>23720.609375</text:p>
          </table:table-cell>
          <table:table-cell office:value-type="float" office:value="133.244521699086" calcext:value-type="float">
            <text:p>133.244521699086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1810.5" calcext:value-type="float">
            <text:p>1810.5</text:p>
          </table:table-cell>
          <table:table-cell table:style-name="ce3" office:value-type="float" office:value="186.588940922828" calcext:value-type="float">
            <text:p>186.5889409228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3344.375" calcext:value-type="float">
            <text:p>3344.375</text:p>
          </table:table-cell>
          <table:table-cell office:value-type="float" office:value="165.704409883938" calcext:value-type="float">
            <text:p>165.704409883938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181490421336" calcext:value-type="float">
            <text:p>209.181490421336</text:p>
          </table:table-cell>
          <table:table-cell office:value-type="float" office:value="0.5" calcext:value-type="float">
            <text:p>0.5</text:p>
          </table:table-cell>
          <table:table-cell office:value-type="float" office:value="15.40625" calcext:value-type="float">
            <text:p>15.40625</text:p>
          </table:table-cell>
          <table:table-cell office:value-type="float" office:value="229.282961460447" calcext:value-type="float">
            <text:p>229.282961460447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1513" calcext:value-type="float">
            <text:p>1513</text:p>
          </table:table-cell>
          <table:table-cell office:value-type="float" office:value="214.600447698056" calcext:value-type="float">
            <text:p>214.600447698056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0965.9375" calcext:value-type="float">
            <text:p>30965.9375</text:p>
          </table:table-cell>
          <table:table-cell office:value-type="float" office:value="111.357947252882" calcext:value-type="float">
            <text:p>111.357947252882</text:p>
          </table:table-cell>
          <table:table-cell office:value-type="float" office:value="0.5875" calcext:value-type="float">
            <text:p>0.5875</text:p>
          </table:table-cell>
          <table:table-cell office:value-type="float" office:value="30935.171875" calcext:value-type="float">
            <text:p>30935.171875</text:p>
          </table:table-cell>
          <table:table-cell office:value-type="float" office:value="131.205636628566" calcext:value-type="float">
            <text:p>131.205636628566</text:p>
          </table:table-cell>
          <table:table-cell office:value-type="float" office:value="0.446875" calcext:value-type="float">
            <text:p>0.446875</text:p>
          </table:table-cell>
          <table:table-cell office:value-type="float" office:value="24050.90625" calcext:value-type="float">
            <text:p>24050.90625</text:p>
          </table:table-cell>
          <table:table-cell office:value-type="float" office:value="123.104911391194" calcext:value-type="float">
            <text:p>123.104911391194</text:p>
          </table:table-cell>
          <table:table-cell office:value-type="float" office:value="0.3765625" calcext:value-type="float">
            <text:p>0.3765625</text:p>
          </table:table-cell>
          <table:table-cell office:value-type="float" office:value="24161.71875" calcext:value-type="float">
            <text:p>24161.71875</text:p>
          </table:table-cell>
          <table:table-cell office:value-type="float" office:value="108.217096145185" calcext:value-type="float">
            <text:p>108.217096145185</text:p>
          </table:table-cell>
          <table:table-cell table:style-name="ce3" office:value-type="float" office:value="0.81875" calcext:value-type="float">
            <text:p>0.81875</text:p>
          </table:table-cell>
          <table:table-cell table:style-name="ce3" office:value-type="float" office:value="1754.421875" calcext:value-type="float">
            <text:p>1754.421875</text:p>
          </table:table-cell>
          <table:table-cell table:style-name="ce3" office:value-type="float" office:value="187.743749104175" calcext:value-type="float">
            <text:p>187.7437491041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174.765625" calcext:value-type="float">
            <text:p>3174.765625</text:p>
          </table:table-cell>
          <table:table-cell office:value-type="float" office:value="174.907986719429" calcext:value-type="float">
            <text:p>174.907986719429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241704271587" calcext:value-type="float">
            <text:p>213.241704271587</text:p>
          </table:table-cell>
          <table:table-cell office:value-type="float" office:value="0.4" calcext:value-type="float">
            <text:p>0.4</text:p>
          </table:table-cell>
          <table:table-cell office:value-type="float" office:value="24.796875" calcext:value-type="float">
            <text:p>24.796875</text:p>
          </table:table-cell>
          <table:table-cell office:value-type="float" office:value="232.417139256459" calcext:value-type="float">
            <text:p>232.417139256459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777" calcext:value-type="float">
            <text:p>777</text:p>
          </table:table-cell>
          <table:table-cell office:value-type="float" office:value="206.397778144824" calcext:value-type="float">
            <text:p>206.397778144824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2027.71875" calcext:value-type="float">
            <text:p>32027.71875</text:p>
          </table:table-cell>
          <table:table-cell office:value-type="float" office:value="109.594334863401" calcext:value-type="float">
            <text:p>109.594334863401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30001.875" calcext:value-type="float">
            <text:p>30001.875</text:p>
          </table:table-cell>
          <table:table-cell office:value-type="float" office:value="129.037269909958" calcext:value-type="float">
            <text:p>129.037269909958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23491.75" calcext:value-type="float">
            <text:p>23491.75</text:p>
          </table:table-cell>
          <table:table-cell office:value-type="float" office:value="114.929984203425" calcext:value-type="float">
            <text:p>114.929984203425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23766.203125" calcext:value-type="float">
            <text:p>23766.203125</text:p>
          </table:table-cell>
          <table:table-cell office:value-type="float" office:value="143.732111319082" calcext:value-type="float">
            <text:p>143.732111319082</text:p>
          </table:table-cell>
          <table:table-cell table:style-name="ce3" office:value-type="float" office:value="0.7625" calcext:value-type="float">
            <text:p>0.7625</text:p>
          </table:table-cell>
          <table:table-cell table:style-name="ce3" office:value-type="float" office:value="1818.9375" calcext:value-type="float">
            <text:p>1818.9375</text:p>
          </table:table-cell>
          <table:table-cell table:style-name="ce3" office:value-type="float" office:value="202.691227315947" calcext:value-type="float">
            <text:p>202.691227315947</text:p>
          </table:table-cell>
          <table:table-cell office:value-type="float" office:value="0.6203125" calcext:value-type="float">
            <text:p>0.6203125</text:p>
          </table:table-cell>
          <table:table-cell office:value-type="float" office:value="3363.9375" calcext:value-type="float">
            <text:p>3363.9375</text:p>
          </table:table-cell>
          <table:table-cell office:value-type="float" office:value="171.267716035432" calcext:value-type="float">
            <text:p>171.267716035432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67488925491" calcext:value-type="float">
            <text:p>213.567488925491</text:p>
          </table:table-cell>
          <table:table-cell office:value-type="float" office:value="0.4" calcext:value-type="float">
            <text:p>0.4</text:p>
          </table:table-cell>
          <table:table-cell office:value-type="float" office:value="23.734375" calcext:value-type="float">
            <text:p>23.734375</text:p>
          </table:table-cell>
          <table:table-cell office:value-type="float" office:value="233.926267281106" calcext:value-type="float">
            <text:p>233.926267281106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561" calcext:value-type="float">
            <text:p>561</text:p>
          </table:table-cell>
          <table:table-cell office:value-type="float" office:value="180.987806524933" calcext:value-type="float">
            <text:p>180.987806524933</text:p>
          </table:table-cell>
          <table:table-cell office:value-type="float" office:value="0.525" calcext:value-type="float">
            <text:p>0.525</text:p>
          </table:table-cell>
          <table:table-cell office:value-type="float" office:value="30943.859375" calcext:value-type="float">
            <text:p>30943.859375</text:p>
          </table:table-cell>
          <table:table-cell office:value-type="float" office:value="114.007376284435" calcext:value-type="float">
            <text:p>114.00737628443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778.1875" calcext:value-type="float">
            <text:p>30778.1875</text:p>
          </table:table-cell>
          <table:table-cell office:value-type="float" office:value="128.383575008407" calcext:value-type="float">
            <text:p>128.383575008407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23926.46875" calcext:value-type="float">
            <text:p>23926.46875</text:p>
          </table:table-cell>
          <table:table-cell office:value-type="float" office:value="118.674327428849" calcext:value-type="float">
            <text:p>118.674327428849</text:p>
          </table:table-cell>
          <table:table-cell office:value-type="float" office:value="0.45" calcext:value-type="float">
            <text:p>0.45</text:p>
          </table:table-cell>
          <table:table-cell office:value-type="float" office:value="22888.859375" calcext:value-type="float">
            <text:p>22888.859375</text:p>
          </table:table-cell>
          <table:table-cell office:value-type="float" office:value="126.590980695414" calcext:value-type="float">
            <text:p>126.590980695414</text:p>
          </table:table-cell>
          <table:table-cell table:style-name="ce3" office:value-type="float" office:value="0.6859375" calcext:value-type="float">
            <text:p>0.6859375</text:p>
          </table:table-cell>
          <table:table-cell table:style-name="ce3" office:value-type="float" office:value="1769.265625" calcext:value-type="float">
            <text:p>1769.265625</text:p>
          </table:table-cell>
          <table:table-cell table:style-name="ce3" office:value-type="float" office:value="198.511694729058" calcext:value-type="float">
            <text:p>198.511694729058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3221.671875" calcext:value-type="float">
            <text:p>3221.671875</text:p>
          </table:table-cell>
          <table:table-cell office:value-type="float" office:value="176.10637358042" calcext:value-type="float">
            <text:p>176.10637358042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312113673004" calcext:value-type="float">
            <text:p>209.312113673004</text:p>
          </table:table-cell>
          <table:table-cell office:value-type="float" office:value="0.3" calcext:value-type="float">
            <text:p>0.3</text:p>
          </table:table-cell>
          <table:table-cell office:value-type="float" office:value="14.5" calcext:value-type="float">
            <text:p>14.5</text:p>
          </table:table-cell>
          <table:table-cell office:value-type="float" office:value="225.753232758621" calcext:value-type="float">
            <text:p>225.753232758621</text:p>
          </table:table-cell>
          <table:table-cell office:value-type="float" office:value="0.5" calcext:value-type="float">
            <text:p>0.5</text:p>
          </table:table-cell>
          <table:table-cell office:value-type="float" office:value="333" calcext:value-type="float">
            <text:p>333</text:p>
          </table:table-cell>
          <table:table-cell office:value-type="float" office:value="117.837414787611" calcext:value-type="float">
            <text:p>117.837414787611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30208.0625" calcext:value-type="float">
            <text:p>30208.0625</text:p>
          </table:table-cell>
          <table:table-cell office:value-type="float" office:value="101.577017792149" calcext:value-type="float">
            <text:p>101.577017792149</text:p>
          </table:table-cell>
          <table:table-cell office:value-type="float" office:value="0.4359375" calcext:value-type="float">
            <text:p>0.4359375</text:p>
          </table:table-cell>
          <table:table-cell office:value-type="float" office:value="30714.71875" calcext:value-type="float">
            <text:p>30714.71875</text:p>
          </table:table-cell>
          <table:table-cell office:value-type="float" office:value="120.542421102111" calcext:value-type="float">
            <text:p>120.542421102111</text:p>
          </table:table-cell>
          <table:table-cell office:value-type="float" office:value="0.5" calcext:value-type="float">
            <text:p>0.5</text:p>
          </table:table-cell>
          <table:table-cell office:value-type="float" office:value="23783.265625" calcext:value-type="float">
            <text:p>23783.265625</text:p>
          </table:table-cell>
          <table:table-cell office:value-type="float" office:value="119.123918377444" calcext:value-type="float">
            <text:p>119.123918377444</text:p>
          </table:table-cell>
          <table:table-cell office:value-type="float" office:value="0.7140625" calcext:value-type="float">
            <text:p>0.7140625</text:p>
          </table:table-cell>
          <table:table-cell office:value-type="float" office:value="23875.5625" calcext:value-type="float">
            <text:p>23875.5625</text:p>
          </table:table-cell>
          <table:table-cell office:value-type="float" office:value="138.428602010786" calcext:value-type="float">
            <text:p>138.428602010786</text:p>
          </table:table-cell>
          <table:table-cell table:style-name="ce3" office:value-type="float" office:value="0.7578125" calcext:value-type="float">
            <text:p>0.7578125</text:p>
          </table:table-cell>
          <table:table-cell table:style-name="ce3" office:value-type="float" office:value="1722.28125" calcext:value-type="float">
            <text:p>1722.28125</text:p>
          </table:table-cell>
          <table:table-cell table:style-name="ce3" office:value-type="float" office:value="192.326373007445" calcext:value-type="float">
            <text:p>192.32637300744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143.34375" calcext:value-type="float">
            <text:p>3143.34375</text:p>
          </table:table-cell>
          <table:table-cell office:value-type="float" office:value="163.786156503486" calcext:value-type="float">
            <text:p>163.786156503486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.120450491592" calcext:value-type="float">
            <text:p>214.120450491592</text:p>
          </table:table-cell>
          <table:table-cell office:value-type="float" office:value="0.5" calcext:value-type="float">
            <text:p>0.5</text:p>
          </table:table-cell>
          <table:table-cell office:value-type="float" office:value="25.125" calcext:value-type="float">
            <text:p>25.125</text:p>
          </table:table-cell>
          <table:table-cell office:value-type="float" office:value="232.368781094527" calcext:value-type="float">
            <text:p>232.368781094527</text:p>
          </table:table-cell>
          <table:table-cell office:value-type="float" office:value="0.4046875" calcext:value-type="float">
            <text:p>0.4046875</text:p>
          </table:table-cell>
          <table:table-cell office:value-type="float" office:value="1243" calcext:value-type="float">
            <text:p>1243</text:p>
          </table:table-cell>
          <table:table-cell office:value-type="float" office:value="213.811791739789" calcext:value-type="float">
            <text:p>213.811791739789</text:p>
          </table:table-cell>
          <table:table-cell office:value-type="float" office:value="0.3375" calcext:value-type="float">
            <text:p>0.3375</text:p>
          </table:table-cell>
          <table:table-cell office:value-type="float" office:value="29934.6875" calcext:value-type="float">
            <text:p>29934.6875</text:p>
          </table:table-cell>
          <table:table-cell office:value-type="float" office:value="121.101720872319" calcext:value-type="float">
            <text:p>121.101720872319</text:p>
          </table:table-cell>
          <table:table-cell office:value-type="float" office:value="0.6359375" calcext:value-type="float">
            <text:p>0.6359375</text:p>
          </table:table-cell>
          <table:table-cell office:value-type="float" office:value="31752.03125" calcext:value-type="float">
            <text:p>31752.03125</text:p>
          </table:table-cell>
          <table:table-cell office:value-type="float" office:value="127.160472642923" calcext:value-type="float">
            <text:p>127.160472642923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23833.609375" calcext:value-type="float">
            <text:p>23833.609375</text:p>
          </table:table-cell>
          <table:table-cell office:value-type="float" office:value="115.342721923848" calcext:value-type="float">
            <text:p>115.34272192384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06.828125" calcext:value-type="float">
            <text:p>23806.828125</text:p>
          </table:table-cell>
          <table:table-cell office:value-type="float" office:value="135.017439102792" calcext:value-type="float">
            <text:p>135.017439102792</text:p>
          </table:table-cell>
          <table:table-cell table:style-name="ce3" office:value-type="float" office:value="0.7953125" calcext:value-type="float">
            <text:p>0.7953125</text:p>
          </table:table-cell>
          <table:table-cell table:style-name="ce3" office:value-type="float" office:value="1700.234375" calcext:value-type="float">
            <text:p>1700.234375</text:p>
          </table:table-cell>
          <table:table-cell table:style-name="ce3" office:value-type="float" office:value="205.4040834287" calcext:value-type="float">
            <text:p>205.4040834287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615.65625" calcext:value-type="float">
            <text:p>3615.65625</text:p>
          </table:table-cell>
          <table:table-cell office:value-type="float" office:value="174.442262522824" calcext:value-type="float">
            <text:p>174.442262522824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22439653081" calcext:value-type="float">
            <text:p>213.522439653081</text:p>
          </table:table-cell>
          <table:table-cell office:value-type="float" office:value="0.3" calcext:value-type="float">
            <text:p>0.3</text:p>
          </table:table-cell>
          <table:table-cell office:value-type="float" office:value="14.1875" calcext:value-type="float">
            <text:p>14.1875</text:p>
          </table:table-cell>
          <table:table-cell office:value-type="float" office:value="221.72026431718" calcext:value-type="float">
            <text:p>221.72026431718</text:p>
          </table:table-cell>
          <table:table-cell office:value-type="float" office:value="0.3" calcext:value-type="float">
            <text:p>0.3</text:p>
          </table:table-cell>
          <table:table-cell office:value-type="float" office:value="1018" calcext:value-type="float">
            <text:p>1018</text:p>
          </table:table-cell>
          <table:table-cell office:value-type="float" office:value="213.12991873708" calcext:value-type="float">
            <text:p>213.12991873708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31259.265625" calcext:value-type="float">
            <text:p>31259.265625</text:p>
          </table:table-cell>
          <table:table-cell office:value-type="float" office:value="106.520727038997" calcext:value-type="float">
            <text:p>106.5207270389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31290.65625" calcext:value-type="float">
            <text:p>31290.65625</text:p>
          </table:table-cell>
          <table:table-cell office:value-type="float" office:value="126.893107197135" calcext:value-type="float">
            <text:p>126.893107197135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3234.828125" calcext:value-type="float">
            <text:p>23234.828125</text:p>
          </table:table-cell>
          <table:table-cell office:value-type="float" office:value="130.730939031058" calcext:value-type="float">
            <text:p>130.730939031058</text:p>
          </table:table-cell>
          <table:table-cell office:value-type="float" office:value="0.3921875" calcext:value-type="float">
            <text:p>0.3921875</text:p>
          </table:table-cell>
          <table:table-cell office:value-type="float" office:value="23819.421875" calcext:value-type="float">
            <text:p>23819.421875</text:p>
          </table:table-cell>
          <table:table-cell office:value-type="float" office:value="131.238624462229" calcext:value-type="float">
            <text:p>131.238624462229</text:p>
          </table:table-cell>
          <table:table-cell table:style-name="ce3" office:value-type="float" office:value="0.890625" calcext:value-type="float">
            <text:p>0.890625</text:p>
          </table:table-cell>
          <table:table-cell table:style-name="ce3" office:value-type="float" office:value="1777.5" calcext:value-type="float">
            <text:p>1777.5</text:p>
          </table:table-cell>
          <table:table-cell table:style-name="ce3" office:value-type="float" office:value="211.044536472758" calcext:value-type="float">
            <text:p>211.044536472758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536.09375" calcext:value-type="float">
            <text:p>3536.09375</text:p>
          </table:table-cell>
          <table:table-cell office:value-type="float" office:value="176.400625447043" calcext:value-type="float">
            <text:p>176.400625447043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.65518021789" calcext:value-type="float">
            <text:p>216.65518021789</text:p>
          </table:table-cell>
          <table:table-cell office:value-type="float" office:value="0.5" calcext:value-type="float">
            <text:p>0.5</text:p>
          </table:table-cell>
          <table:table-cell office:value-type="float" office:value="21.71875" calcext:value-type="float">
            <text:p>21.71875</text:p>
          </table:table-cell>
          <table:table-cell office:value-type="float" office:value="236.394244604317" calcext:value-type="float">
            <text:p>236.394244604317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1602" calcext:value-type="float">
            <text:p>1602</text:p>
          </table:table-cell>
          <table:table-cell office:value-type="float" office:value="226.015552680164" calcext:value-type="float">
            <text:p>226.015552680164</text:p>
          </table:table-cell>
          <table:table-cell office:value-type="float" office:value="0.3875" calcext:value-type="float">
            <text:p>0.3875</text:p>
          </table:table-cell>
          <table:table-cell office:value-type="float" office:value="30917.515625" calcext:value-type="float">
            <text:p>30917.515625</text:p>
          </table:table-cell>
          <table:table-cell office:value-type="float" office:value="108.506710855998" calcext:value-type="float">
            <text:p>108.506710855998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29534.375" calcext:value-type="float">
            <text:p>29534.375</text:p>
          </table:table-cell>
          <table:table-cell office:value-type="float" office:value="142.260383209043" calcext:value-type="float">
            <text:p>142.260383209043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24072.3125" calcext:value-type="float">
            <text:p>24072.3125</text:p>
          </table:table-cell>
          <table:table-cell office:value-type="float" office:value="123.425651892133" calcext:value-type="float">
            <text:p>123.425651892133</text:p>
          </table:table-cell>
          <table:table-cell office:value-type="float" office:value="0.4" calcext:value-type="float">
            <text:p>0.4</text:p>
          </table:table-cell>
          <table:table-cell office:value-type="float" office:value="23541.1875" calcext:value-type="float">
            <text:p>23541.1875</text:p>
          </table:table-cell>
          <table:table-cell office:value-type="float" office:value="136.276370326577" calcext:value-type="float">
            <text:p>136.276370326577</text:p>
          </table:table-cell>
          <table:table-cell table:style-name="ce3" office:value-type="float" office:value="0.803125" calcext:value-type="float">
            <text:p>0.803125</text:p>
          </table:table-cell>
          <table:table-cell table:style-name="ce3" office:value-type="float" office:value="1820.515625" calcext:value-type="float">
            <text:p>1820.515625</text:p>
          </table:table-cell>
          <table:table-cell table:style-name="ce3" office:value-type="float" office:value="199.79060874906" calcext:value-type="float">
            <text:p>199.79060874906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3429.671875" calcext:value-type="float">
            <text:p>3429.671875</text:p>
          </table:table-cell>
          <table:table-cell office:value-type="float" office:value="167.453936784644" calcext:value-type="float">
            <text:p>167.453936784644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754625074577" calcext:value-type="float">
            <text:p>212.754625074577</text:p>
          </table:table-cell>
          <table:table-cell office:value-type="float" office:value="0.5" calcext:value-type="float">
            <text:p>0.5</text:p>
          </table:table-cell>
          <table:table-cell office:value-type="float" office:value="19.734375" calcext:value-type="float">
            <text:p>19.734375</text:p>
          </table:table-cell>
          <table:table-cell office:value-type="float" office:value="229.178147268409" calcext:value-type="float">
            <text:p>229.178147268409</text:p>
          </table:table-cell>
          <table:table-cell office:value-type="float" office:value="0.2" calcext:value-type="float">
            <text:p>0.2</text:p>
          </table:table-cell>
          <table:table-cell office:value-type="float" office:value="1127" calcext:value-type="float">
            <text:p>1127</text:p>
          </table:table-cell>
          <table:table-cell office:value-type="float" office:value="211.25796637879" calcext:value-type="float">
            <text:p>211.25796637879</text:p>
          </table:table-cell>
          <table:table-cell office:value-type="float" office:value="0.4234375" calcext:value-type="float">
            <text:p>0.4234375</text:p>
          </table:table-cell>
          <table:table-cell office:value-type="float" office:value="30111.5" calcext:value-type="float">
            <text:p>30111.5</text:p>
          </table:table-cell>
          <table:table-cell office:value-type="float" office:value="119.399908821961" calcext:value-type="float">
            <text:p>119.399908821961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9380.859375" calcext:value-type="float">
            <text:p>29380.859375</text:p>
          </table:table-cell>
          <table:table-cell office:value-type="float" office:value="149.951604552031" calcext:value-type="float">
            <text:p>149.95160455203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23363.859375" calcext:value-type="float">
            <text:p>23363.859375</text:p>
          </table:table-cell>
          <table:table-cell office:value-type="float" office:value="124.27528908061" calcext:value-type="float">
            <text:p>124.27528908061</text:p>
          </table:table-cell>
          <table:table-cell office:value-type="float" office:value="0.4875" calcext:value-type="float">
            <text:p>0.4875</text:p>
          </table:table-cell>
          <table:table-cell office:value-type="float" office:value="23863.625" calcext:value-type="float">
            <text:p>23863.625</text:p>
          </table:table-cell>
          <table:table-cell office:value-type="float" office:value="145.343776739318" calcext:value-type="float">
            <text:p>145.343776739318</text:p>
          </table:table-cell>
          <table:table-cell table:style-name="ce3" office:value-type="float" office:value="0.74375" calcext:value-type="float">
            <text:p>0.74375</text:p>
          </table:table-cell>
          <table:table-cell table:style-name="ce3" office:value-type="float" office:value="1814.65625" calcext:value-type="float">
            <text:p>1814.65625</text:p>
          </table:table-cell>
          <table:table-cell table:style-name="ce3" office:value-type="float" office:value="192.218202433861" calcext:value-type="float">
            <text:p>192.218202433861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3177.375" calcext:value-type="float">
            <text:p>3177.375</text:p>
          </table:table-cell>
          <table:table-cell office:value-type="float" office:value="156.76884882635" calcext:value-type="float">
            <text:p>156.76884882635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884667587227" calcext:value-type="float">
            <text:p>206.884667587227</text:p>
          </table:table-cell>
          <table:table-cell office:value-type="float" office:value="0.5" calcext:value-type="float">
            <text:p>0.5</text:p>
          </table:table-cell>
          <table:table-cell office:value-type="float" office:value="22.9375" calcext:value-type="float">
            <text:p>22.9375</text:p>
          </table:table-cell>
          <table:table-cell office:value-type="float" office:value="223.696866485014" calcext:value-type="float">
            <text:p>223.69686648501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798" calcext:value-type="float">
            <text:p>798</text:p>
          </table:table-cell>
          <table:table-cell office:value-type="float" office:value="194.940583393844" calcext:value-type="float">
            <text:p>194.940583393844</text:p>
          </table:table-cell>
          <table:table-cell office:value-type="float" office:value="0.5625" calcext:value-type="float">
            <text:p>0.5625</text:p>
          </table:table-cell>
          <table:table-cell office:value-type="float" office:value="31133.8125" calcext:value-type="float">
            <text:p>31133.8125</text:p>
          </table:table-cell>
          <table:table-cell office:value-type="float" office:value="103.756342748231" calcext:value-type="float">
            <text:p>103.756342748231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30598.484375" calcext:value-type="float">
            <text:p>30598.484375</text:p>
          </table:table-cell>
          <table:table-cell office:value-type="float" office:value="124.513684679632" calcext:value-type="float">
            <text:p>124.51368467963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4122.21875" calcext:value-type="float">
            <text:p>24122.21875</text:p>
          </table:table-cell>
          <table:table-cell office:value-type="float" office:value="116.754187172781" calcext:value-type="float">
            <text:p>116.754187172781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4029.71875" calcext:value-type="float">
            <text:p>24029.71875</text:p>
          </table:table-cell>
          <table:table-cell office:value-type="float" office:value="127.706411260606" calcext:value-type="float">
            <text:p>127.706411260606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1847.140625" calcext:value-type="float">
            <text:p>1847.140625</text:p>
          </table:table-cell>
          <table:table-cell table:style-name="ce3" office:value-type="float" office:value="202.639268636768" calcext:value-type="float">
            <text:p>202.63926863676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3145.921875" calcext:value-type="float">
            <text:p>3145.921875</text:p>
          </table:table-cell>
          <table:table-cell office:value-type="float" office:value="167.354780364222" calcext:value-type="float">
            <text:p>167.354780364222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.162360007201" calcext:value-type="float">
            <text:p>208.162360007201</text:p>
          </table:table-cell>
          <table:table-cell office:value-type="float" office:value="0.5" calcext:value-type="float">
            <text:p>0.5</text:p>
          </table:table-cell>
          <table:table-cell office:value-type="float" office:value="10.546875" calcext:value-type="float">
            <text:p>10.546875</text:p>
          </table:table-cell>
          <table:table-cell office:value-type="float" office:value="198.068148148148" calcext:value-type="float">
            <text:p>198.068148148148</text:p>
          </table:table-cell>
          <table:table-cell office:value-type="float" office:value="0.2" calcext:value-type="float">
            <text:p>0.2</text:p>
          </table:table-cell>
          <table:table-cell office:value-type="float" office:value="603" calcext:value-type="float">
            <text:p>603</text:p>
          </table:table-cell>
          <table:table-cell office:value-type="float" office:value="172.148786798364" calcext:value-type="float">
            <text:p>172.148786798364</text:p>
          </table:table-cell>
          <table:table-cell office:value-type="float" office:value="0.4875" calcext:value-type="float">
            <text:p>0.4875</text:p>
          </table:table-cell>
          <table:table-cell office:value-type="float" office:value="30481.796875" calcext:value-type="float">
            <text:p>30481.796875</text:p>
          </table:table-cell>
          <table:table-cell office:value-type="float" office:value="118.519353489732" calcext:value-type="float">
            <text:p>118.519353489732</text:p>
          </table:table-cell>
          <table:table-cell office:value-type="float" office:value="0.5125" calcext:value-type="float">
            <text:p>0.5125</text:p>
          </table:table-cell>
          <table:table-cell office:value-type="float" office:value="30854.09375" calcext:value-type="float">
            <text:p>30854.09375</text:p>
          </table:table-cell>
          <table:table-cell office:value-type="float" office:value="148.497187273751" calcext:value-type="float">
            <text:p>148.49718727375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4234.203125" calcext:value-type="float">
            <text:p>24234.203125</text:p>
          </table:table-cell>
          <table:table-cell office:value-type="float" office:value="113.053601521368" calcext:value-type="float">
            <text:p>113.053601521368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3841.59375" calcext:value-type="float">
            <text:p>23841.59375</text:p>
          </table:table-cell>
          <table:table-cell office:value-type="float" office:value="138.416717699232" calcext:value-type="float">
            <text:p>138.416717699232</text:p>
          </table:table-cell>
          <table:table-cell table:style-name="ce3" office:value-type="float" office:value="0.7859375" calcext:value-type="float">
            <text:p>0.7859375</text:p>
          </table:table-cell>
          <table:table-cell table:style-name="ce3" office:value-type="float" office:value="1611.390625" calcext:value-type="float">
            <text:p>1611.390625</text:p>
          </table:table-cell>
          <table:table-cell table:style-name="ce3" office:value-type="float" office:value="208.42923237508" calcext:value-type="float">
            <text:p>208.4292323750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272.84375" calcext:value-type="float">
            <text:p>3272.84375</text:p>
          </table:table-cell>
          <table:table-cell office:value-type="float" office:value="177.020128221215" calcext:value-type="float">
            <text:p>177.020128221215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00610786364" calcext:value-type="float">
            <text:p>211.00610786364</text:p>
          </table:table-cell>
          <table:table-cell office:value-type="float" office:value="0.4" calcext:value-type="float">
            <text:p>0.4</text:p>
          </table:table-cell>
          <table:table-cell office:value-type="float" office:value="20.0625" calcext:value-type="float">
            <text:p>20.0625</text:p>
          </table:table-cell>
          <table:table-cell office:value-type="float" office:value="230.630841121495" calcext:value-type="float">
            <text:p>230.63084112149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646" calcext:value-type="float">
            <text:p>646</text:p>
          </table:table-cell>
          <table:table-cell office:value-type="float" office:value="200.640057987031" calcext:value-type="float">
            <text:p>200.64005798703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9764.15625" calcext:value-type="float">
            <text:p>29764.15625</text:p>
          </table:table-cell>
          <table:table-cell office:value-type="float" office:value="117.326070771689" calcext:value-type="float">
            <text:p>117.326070771689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29700.6875" calcext:value-type="float">
            <text:p>29700.6875</text:p>
          </table:table-cell>
          <table:table-cell office:value-type="float" office:value="133.412478036012" calcext:value-type="float">
            <text:p>133.412478036012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4246.78125" calcext:value-type="float">
            <text:p>24246.78125</text:p>
          </table:table-cell>
          <table:table-cell office:value-type="float" office:value="126.890160955305" calcext:value-type="float">
            <text:p>126.89016095530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3726.71875" calcext:value-type="float">
            <text:p>23726.71875</text:p>
          </table:table-cell>
          <table:table-cell office:value-type="float" office:value="122.485254599304" calcext:value-type="float">
            <text:p>122.485254599304</text:p>
          </table:table-cell>
          <table:table-cell table:style-name="ce3" office:value-type="float" office:value="0.796875" calcext:value-type="float">
            <text:p>0.796875</text:p>
          </table:table-cell>
          <table:table-cell table:style-name="ce3" office:value-type="float" office:value="1711.0625" calcext:value-type="float">
            <text:p>1711.0625</text:p>
          </table:table-cell>
          <table:table-cell table:style-name="ce3" office:value-type="float" office:value="196.094243664749" calcext:value-type="float">
            <text:p>196.094243664749</text:p>
          </table:table-cell>
          <table:table-cell office:value-type="float" office:value="0.878125" calcext:value-type="float">
            <text:p>0.878125</text:p>
          </table:table-cell>
          <table:table-cell office:value-type="float" office:value="3160.875" calcext:value-type="float">
            <text:p>3160.875</text:p>
          </table:table-cell>
          <table:table-cell office:value-type="float" office:value="149.828385457134" calcext:value-type="float">
            <text:p>149.82838545713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27190218464" calcext:value-type="float">
            <text:p>210.127190218464</text:p>
          </table:table-cell>
          <table:table-cell office:value-type="float" office:value="0.7" calcext:value-type="float">
            <text:p>0.7</text:p>
          </table:table-cell>
          <table:table-cell office:value-type="float" office:value="21.75" calcext:value-type="float">
            <text:p>21.75</text:p>
          </table:table-cell>
          <table:table-cell office:value-type="float" office:value="249.428879310345" calcext:value-type="float">
            <text:p>249.428879310345</text:p>
          </table:table-cell>
          <table:table-cell office:value-type="float" office:value="0.4109375" calcext:value-type="float">
            <text:p>0.4109375</text:p>
          </table:table-cell>
          <table:table-cell office:value-type="float" office:value="1192" calcext:value-type="float">
            <text:p>1192</text:p>
          </table:table-cell>
          <table:table-cell office:value-type="float" office:value="220.683663612813" calcext:value-type="float">
            <text:p>220.68366361281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30527.90625" calcext:value-type="float">
            <text:p>30527.90625</text:p>
          </table:table-cell>
          <table:table-cell office:value-type="float" office:value="105.344362547442" calcext:value-type="float">
            <text:p>105.344362547442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30747.703125" calcext:value-type="float">
            <text:p>30747.703125</text:p>
          </table:table-cell>
          <table:table-cell office:value-type="float" office:value="125.583983574222" calcext:value-type="float">
            <text:p>125.583983574222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23464.578125" calcext:value-type="float">
            <text:p>23464.578125</text:p>
          </table:table-cell>
          <table:table-cell office:value-type="float" office:value="117.991658569066" calcext:value-type="float">
            <text:p>117.991658569066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23230.609375" calcext:value-type="float">
            <text:p>23230.609375</text:p>
          </table:table-cell>
          <table:table-cell office:value-type="float" office:value="119.641668838105" calcext:value-type="float">
            <text:p>119.641668838105</text:p>
          </table:table-cell>
          <table:table-cell table:style-name="ce3" office:value-type="float" office:value="0.7515625" calcext:value-type="float">
            <text:p>0.7515625</text:p>
          </table:table-cell>
          <table:table-cell table:style-name="ce3" office:value-type="float" office:value="1754.28125" calcext:value-type="float">
            <text:p>1754.28125</text:p>
          </table:table-cell>
          <table:table-cell table:style-name="ce3" office:value-type="float" office:value="201.583749116637" calcext:value-type="float">
            <text:p>201.583749116637</text:p>
          </table:table-cell>
          <table:table-cell office:value-type="float" office:value="0.3890625" calcext:value-type="float">
            <text:p>0.3890625</text:p>
          </table:table-cell>
          <table:table-cell office:value-type="float" office:value="3654.59375" calcext:value-type="float">
            <text:p>3654.59375</text:p>
          </table:table-cell>
          <table:table-cell office:value-type="float" office:value="177.68930243449" calcext:value-type="float">
            <text:p>177.68930243449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443348464717" calcext:value-type="float">
            <text:p>210.443348464717</text:p>
          </table:table-cell>
          <table:table-cell office:value-type="float" office:value="0.5" calcext:value-type="float">
            <text:p>0.5</text:p>
          </table:table-cell>
          <table:table-cell office:value-type="float" office:value="20.828125" calcext:value-type="float">
            <text:p>20.828125</text:p>
          </table:table-cell>
          <table:table-cell office:value-type="float" office:value="225.890472618155" calcext:value-type="float">
            <text:p>225.890472618155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1387" calcext:value-type="float">
            <text:p>1387</text:p>
          </table:table-cell>
          <table:table-cell office:value-type="float" office:value="218.280110574415" calcext:value-type="float">
            <text:p>218.280110574415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31215.4375" calcext:value-type="float">
            <text:p>31215.4375</text:p>
          </table:table-cell>
          <table:table-cell office:value-type="float" office:value="111.491651352411" calcext:value-type="float">
            <text:p>111.491651352411</text:p>
          </table:table-cell>
          <table:table-cell office:value-type="float" office:value="0.3578125" calcext:value-type="float">
            <text:p>0.3578125</text:p>
          </table:table-cell>
          <table:table-cell office:value-type="float" office:value="31695.734375" calcext:value-type="float">
            <text:p>31695.734375</text:p>
          </table:table-cell>
          <table:table-cell office:value-type="float" office:value="117.532423799654" calcext:value-type="float">
            <text:p>117.532423799654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23832.8125" calcext:value-type="float">
            <text:p>23832.8125</text:p>
          </table:table-cell>
          <table:table-cell office:value-type="float" office:value="105.710993045432" calcext:value-type="float">
            <text:p>105.710993045432</text:p>
          </table:table-cell>
          <table:table-cell office:value-type="float" office:value="0.525" calcext:value-type="float">
            <text:p>0.525</text:p>
          </table:table-cell>
          <table:table-cell office:value-type="float" office:value="23795.1875" calcext:value-type="float">
            <text:p>23795.1875</text:p>
          </table:table-cell>
          <table:table-cell office:value-type="float" office:value="136.271396712216" calcext:value-type="float">
            <text:p>136.271396712216</text:p>
          </table:table-cell>
          <table:table-cell table:style-name="ce3" office:value-type="float" office:value="0.7390625" calcext:value-type="float">
            <text:p>0.7390625</text:p>
          </table:table-cell>
          <table:table-cell table:style-name="ce3" office:value-type="float" office:value="1912.90625" calcext:value-type="float">
            <text:p>1912.90625</text:p>
          </table:table-cell>
          <table:table-cell table:style-name="ce3" office:value-type="float" office:value="208.127384175111" calcext:value-type="float">
            <text:p>208.127384175111</text:p>
          </table:table-cell>
          <table:table-cell office:value-type="float" office:value="0.575" calcext:value-type="float">
            <text:p>0.575</text:p>
          </table:table-cell>
          <table:table-cell office:value-type="float" office:value="3533.578125" calcext:value-type="float">
            <text:p>3533.578125</text:p>
          </table:table-cell>
          <table:table-cell office:value-type="float" office:value="179.923861934518" calcext:value-type="float">
            <text:p>179.923861934518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220876816996" calcext:value-type="float">
            <text:p>211.220876816996</text:p>
          </table:table-cell>
          <table:table-cell office:value-type="float" office:value="0.4" calcext:value-type="float">
            <text:p>0.4</text:p>
          </table:table-cell>
          <table:table-cell office:value-type="float" office:value="17.421875" calcext:value-type="float">
            <text:p>17.421875</text:p>
          </table:table-cell>
          <table:table-cell office:value-type="float" office:value="233.364125560538" calcext:value-type="float">
            <text:p>233.364125560538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702" calcext:value-type="float">
            <text:p>702</text:p>
          </table:table-cell>
          <table:table-cell office:value-type="float" office:value="178.809852214694" calcext:value-type="float">
            <text:p>178.809852214694</text:p>
          </table:table-cell>
          <table:table-cell office:value-type="float" office:value="0.2921875" calcext:value-type="float">
            <text:p>0.2921875</text:p>
          </table:table-cell>
          <table:table-cell office:value-type="float" office:value="30777.921875" calcext:value-type="float">
            <text:p>30777.921875</text:p>
          </table:table-cell>
          <table:table-cell office:value-type="float" office:value="104.512943024611" calcext:value-type="float">
            <text:p>104.512943024611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9902.125" calcext:value-type="float">
            <text:p>29902.125</text:p>
          </table:table-cell>
          <table:table-cell office:value-type="float" office:value="109.844150012978" calcext:value-type="float">
            <text:p>109.844150012978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24479.34375" calcext:value-type="float">
            <text:p>24479.34375</text:p>
          </table:table-cell>
          <table:table-cell office:value-type="float" office:value="117.827832792046" calcext:value-type="float">
            <text:p>117.827832792046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4060.5625" calcext:value-type="float">
            <text:p>24060.5625</text:p>
          </table:table-cell>
          <table:table-cell office:value-type="float" office:value="125.263996178575" calcext:value-type="float">
            <text:p>125.263996178575</text:p>
          </table:table-cell>
          <table:table-cell table:style-name="ce3" office:value-type="float" office:value="0.759375" calcext:value-type="float">
            <text:p>0.759375</text:p>
          </table:table-cell>
          <table:table-cell table:style-name="ce3" office:value-type="float" office:value="1792.015625" calcext:value-type="float">
            <text:p>1792.015625</text:p>
          </table:table-cell>
          <table:table-cell table:style-name="ce3" office:value-type="float" office:value="209.664283351631" calcext:value-type="float">
            <text:p>209.664283351631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3610.25" calcext:value-type="float">
            <text:p>3610.25</text:p>
          </table:table-cell>
          <table:table-cell office:value-type="float" office:value="175.793432127454" calcext:value-type="float">
            <text:p>175.793432127454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82855543463" calcext:value-type="float">
            <text:p>210.182855543463</text:p>
          </table:table-cell>
          <table:table-cell office:value-type="float" office:value="0.6" calcext:value-type="float">
            <text:p>0.6</text:p>
          </table:table-cell>
          <table:table-cell office:value-type="float" office:value="13.59375" calcext:value-type="float">
            <text:p>13.59375</text:p>
          </table:table-cell>
          <table:table-cell office:value-type="float" office:value="211.275862068966" calcext:value-type="float">
            <text:p>211.275862068966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684" calcext:value-type="float">
            <text:p>684</text:p>
          </table:table-cell>
          <table:table-cell office:value-type="float" office:value="189.562017259455" calcext:value-type="float">
            <text:p>189.56201725945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1028.890625" calcext:value-type="float">
            <text:p>31028.890625</text:p>
          </table:table-cell>
          <table:table-cell office:value-type="float" office:value="107.522090158249" calcext:value-type="float">
            <text:p>107.522090158249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9052.046875" calcext:value-type="float">
            <text:p>29052.046875</text:p>
          </table:table-cell>
          <table:table-cell office:value-type="float" office:value="140.127925538476" calcext:value-type="float">
            <text:p>140.127925538476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23832.34375" calcext:value-type="float">
            <text:p>23832.34375</text:p>
          </table:table-cell>
          <table:table-cell office:value-type="float" office:value="127.775645380699" calcext:value-type="float">
            <text:p>127.77564538069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24429.125" calcext:value-type="float">
            <text:p>24429.125</text:p>
          </table:table-cell>
          <table:table-cell office:value-type="float" office:value="144.310348290697" calcext:value-type="float">
            <text:p>144.310348290697</text:p>
          </table:table-cell>
          <table:table-cell table:style-name="ce3" office:value-type="float" office:value="0.728125" calcext:value-type="float">
            <text:p>0.728125</text:p>
          </table:table-cell>
          <table:table-cell table:style-name="ce3" office:value-type="float" office:value="1868.5" calcext:value-type="float">
            <text:p>1868.5</text:p>
          </table:table-cell>
          <table:table-cell table:style-name="ce3" office:value-type="float" office:value="198.069119514651" calcext:value-type="float">
            <text:p>198.069119514651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3187" calcext:value-type="float">
            <text:p>3187</text:p>
          </table:table-cell>
          <table:table-cell office:value-type="float" office:value="169.559831324512" calcext:value-type="float">
            <text:p>169.559831324512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idue AVG</text:p>
          </table:table-cell>
          <table:table-cell table:style-name="ce2" office:value-type="string" calcext:value-type="string">
            <text:p>NonCom</text:p>
          </table:table-cell>
          <table:table-cell table:style-name="ce2" office:value-type="string" calcext:value-type="string">
            <text:p><text:span text:style-name="T5">NonCom </text:span>avg_traffic</text:p>
          </table:table-cell>
          <table:table-cell table:style-name="ce2" office:value-type="string" calcext:value-type="string">
            <text:p><text:span text:style-name="T5">NonCom </text:span>t_avgs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<text:span text:style-name="T5">BB </text:span>avg_traffic</text:p>
          </table:table-cell>
          <table:table-cell table:style-name="ce2" office:value-type="string" calcext:value-type="string">
            <text:p><text:span text:style-name="T5">BB</text:span> t_avgs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<text:span text:style-name="T5">DM</text:span> avg_traffic</text:p>
          </table:table-cell>
          <table:table-cell table:style-name="ce2" office:value-type="string" calcext:value-type="string">
            <text:p><text:span text:style-name="T5">DM </text:span>t_avgs</text:p>
          </table:table-cell>
          <table:table-cell table:style-name="ce2" office:value-type="string" calcext:value-type="string">
            <text:p>AEn PUSH</text:p>
          </table:table-cell>
          <table:table-cell table:style-name="ce2" office:value-type="string" calcext:value-type="string">
            <text:p><text:span text:style-name="T5">AE PUSH </text:span><text:span text:style-name="T6">avg_traffic</text:span></text:p>
          </table:table-cell>
          <table:table-cell table:style-name="ce2" office:value-type="string" calcext:value-type="string">
            <text:p><text:span text:style-name="T5">AE PUSH </text:span>t_avgs</text:p>
          </table:table-cell>
          <table:table-cell table:style-name="ce2" office:value-type="string" calcext:value-type="string">
            <text:p>AEn PULL</text:p>
          </table:table-cell>
          <table:table-cell table:style-name="ce2" office:value-type="string" calcext:value-type="string">
            <text:p><text:span text:style-name="T5">AE PULL </text:span>avg_traffic</text:p>
          </table:table-cell>
          <table:table-cell table:style-name="ce2" office:value-type="string" calcext:value-type="string">
            <text:p><text:span text:style-name="T5">AE PULL </text:span>t_avgs</text:p>
          </table:table-cell>
          <table:table-cell table:style-name="ce2" office:value-type="string" calcext:value-type="string">
            <text:p>AE1 PUSH</text:p>
          </table:table-cell>
          <table:table-cell table:style-name="ce2" office:value-type="string" calcext:value-type="string">
            <text:p><text:span text:style-name="T5">AE 1-PUSH </text:span>avg_traffic</text:p>
          </table:table-cell>
          <table:table-cell table:style-name="ce2" office:value-type="string" calcext:value-type="string">
            <text:p><text:span text:style-name="T5">AE 1-PUSH </text:span>t_avgs</text:p>
          </table:table-cell>
          <table:table-cell table:style-name="ce2" office:value-type="string" calcext:value-type="string">
            <text:p>AE1 PULL</text:p>
          </table:table-cell>
          <table:table-cell table:style-name="ce2" office:value-type="string" calcext:value-type="string">
            <text:p><text:span text:style-name="T5">AE 1-PULL </text:span>avg_traffic</text:p>
          </table:table-cell>
          <table:table-cell table:style-name="ce2" office:value-type="string" calcext:value-type="string">
            <text:p><text:span text:style-name="T5">AE 1-PULL </text:span>t_avgs</text:p>
          </table:table-cell>
          <table:table-cell table:style-name="ce1" office:value-type="string" calcext:value-type="string">
            <text:p>RS (k=5)</text:p>
          </table:table-cell>
          <table:table-cell table:number-columns-repeated="2"/>
          <table:table-cell table:style-name="ce1" office:value-type="string" calcext:value-type="string">
            <text:p>RS (k=10)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AVERAGE([.C2:.C21])" office:value-type="float" office:value="1" calcext:value-type="float">
            <text:p>1.0000</text:p>
          </table:table-cell>
          <table:table-cell table:style-name="ce9" table:formula="of:=AVERAGE([.D2:.D21])" office:value-type="float" office:value="0" calcext:value-type="float">
            <text:p>0.0000</text:p>
          </table:table-cell>
          <table:table-cell table:style-name="ce9" table:formula="of:=AVERAGE([.E2:.E21])" office:value-type="float" office:value="19.9240295357583" calcext:value-type="float">
            <text:p>19.9240</text:p>
          </table:table-cell>
          <table:table-cell table:style-name="ce9" table:formula="of:=AVERAGE([.F2:.F21])" office:value-type="float" office:value="0.975980392156863" calcext:value-type="float">
            <text:p>0.9760</text:p>
          </table:table-cell>
          <table:table-cell table:style-name="ce9" table:formula="of:=AVERAGE([.G2:.G21])" office:value-type="float" office:value="34.01953125" calcext:value-type="float">
            <text:p>34.0195</text:p>
          </table:table-cell>
          <table:table-cell table:style-name="ce9" table:formula="of:=AVERAGE([.H2:.H21])" office:value-type="float" office:value="12.6804625574448" calcext:value-type="float">
            <text:p>12.6805</text:p>
          </table:table-cell>
          <table:table-cell table:style-name="ce9" table:formula="of:=AVERAGE([.I2:.I21])" office:value-type="float" office:value="0.976439950980392" calcext:value-type="float">
            <text:p>0.9764</text:p>
          </table:table-cell>
          <table:table-cell table:style-name="ce9" table:formula="of:=AVERAGE([.J2:.J21])" office:value-type="float" office:value="1965.35" calcext:value-type="float">
            <text:p>1965.3500</text:p>
          </table:table-cell>
          <table:table-cell table:style-name="ce9"/>
          <table:table-cell table:style-name="ce9" table:formula="of:=AVERAGE([.L2:.L21])" office:value-type="float" office:value="0.999992340686275" calcext:value-type="float">
            <text:p>1.0000</text:p>
          </table:table-cell>
          <table:table-cell table:style-name="ce9" table:number-columns-repeated="2"/>
          <table:table-cell table:style-name="ce9" table:formula="of:=AVERAGE([.O2:.O21])" office:value-type="float" office:value="0.999954044117647" calcext:value-type="float">
            <text:p>1.0000</text:p>
          </table:table-cell>
          <table:table-cell table:style-name="ce9" table:number-columns-repeated="2"/>
          <table:table-cell table:style-name="ce9" table:formula="of:=AVERAGE([.R2:.R21])" office:value-type="float" office:value="0.999977022058824" calcext:value-type="float">
            <text:p>1.0000</text:p>
          </table:table-cell>
          <table:table-cell table:style-name="ce9" table:number-columns-repeated="2"/>
          <table:table-cell table:style-name="ce9" table:formula="of:=AVERAGE([.U2:.U21])" office:value-type="float" office:value="0.999808517156863" calcext:value-type="float">
            <text:p>0.9998</text:p>
          </table:table-cell>
          <table:table-cell table:style-name="ce9" table:number-columns-repeated="2"/>
          <table:table-cell table:style-name="ce9" table:formula="of:=AVERAGE([.X2:.X21])" office:value-type="float" office:value="1" calcext:value-type="float">
            <text:p>1.0000</text:p>
          </table:table-cell>
          <table:table-cell table:number-columns-repeated="2"/>
          <table:table-cell table:style-name="ce9" table:formula="of:=AVERAGE([.AA2:.AA21])" office:value-type="float" office:value="0.999992340686275" calcext:value-type="float">
            <text:p>1.000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AVERAGE([.C22:.C41])" office:value-type="float" office:value="1" calcext:value-type="float">
            <text:p>1.0000</text:p>
          </table:table-cell>
          <table:table-cell table:style-name="ce9" table:formula="of:=AVERAGE([.D22:.D41])" office:value-type="float" office:value="0" calcext:value-type="float">
            <text:p>0.0000</text:p>
          </table:table-cell>
          <table:table-cell table:style-name="ce9" table:formula="of:=AVERAGE([.E22:.E41])" office:value-type="float" office:value="41.1769572882643" calcext:value-type="float">
            <text:p>41.1770</text:p>
          </table:table-cell>
          <table:table-cell table:style-name="ce9" table:formula="of:=AVERAGE([.F22:.F41])" office:value-type="float" office:value="0.858" calcext:value-type="float">
            <text:p>0.8580</text:p>
          </table:table-cell>
          <table:table-cell table:style-name="ce9" table:formula="of:=AVERAGE([.G22:.G41])" office:value-type="float" office:value="24.43984375" calcext:value-type="float">
            <text:p>24.4398</text:p>
          </table:table-cell>
          <table:table-cell table:style-name="ce9" table:formula="of:=AVERAGE([.H22:.H41])" office:value-type="float" office:value="31.5046677929269" calcext:value-type="float">
            <text:p>31.5047</text:p>
          </table:table-cell>
          <table:table-cell table:style-name="ce9" table:formula="of:=AVERAGE([.I22:.I41])" office:value-type="float" office:value="0.866046875" calcext:value-type="float">
            <text:p>0.8660</text:p>
          </table:table-cell>
          <table:table-cell table:style-name="ce9" table:formula="of:=AVERAGE([.J22:.J41])" office:value-type="float" office:value="1474.8" calcext:value-type="float">
            <text:p>1474.8000</text:p>
          </table:table-cell>
          <table:table-cell table:style-name="ce9"/>
          <table:table-cell table:style-name="ce9" table:formula="of:=AVERAGE([.L22:.L41])" office:value-type="float" office:value="0.8965" calcext:value-type="float">
            <text:p>0.8965</text:p>
          </table:table-cell>
          <table:table-cell table:style-name="ce9" table:number-columns-repeated="2"/>
          <table:table-cell table:style-name="ce9" table:formula="of:=AVERAGE([.O22:.O41])" office:value-type="float" office:value="0.894625" calcext:value-type="float">
            <text:p>0.8946</text:p>
          </table:table-cell>
          <table:table-cell table:style-name="ce9" table:number-columns-repeated="2"/>
          <table:table-cell table:style-name="ce9" table:formula="of:=AVERAGE([.R22:.R41])" office:value-type="float" office:value="0.897546875" calcext:value-type="float">
            <text:p>0.8975</text:p>
          </table:table-cell>
          <table:table-cell table:style-name="ce9" table:number-columns-repeated="2"/>
          <table:table-cell table:style-name="ce9" table:formula="of:=AVERAGE([.U22:.U41])" office:value-type="float" office:value="0.911140625" calcext:value-type="float">
            <text:p>0.9111</text:p>
          </table:table-cell>
          <table:table-cell table:style-name="ce9" table:number-columns-repeated="2"/>
          <table:table-cell table:style-name="ce9" table:formula="of:=AVERAGE([.X22:.X41])" office:value-type="float" office:value="0.9980625" calcext:value-type="float">
            <text:p>0.9981</text:p>
          </table:table-cell>
          <table:table-cell table:number-columns-repeated="2"/>
          <table:table-cell table:style-name="ce9" table:formula="of:=AVERAGE([.AA22:.AA41])" office:value-type="float" office:value="0.956359375" calcext:value-type="float">
            <text:p>0.956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AVERAGE([.C42:.C61])" office:value-type="float" office:value="1" calcext:value-type="float">
            <text:p>1.0000</text:p>
          </table:table-cell>
          <table:table-cell table:style-name="ce9" table:formula="of:=AVERAGE([.D42:.D61])" office:value-type="float" office:value="0" calcext:value-type="float">
            <text:p>0.0000</text:p>
          </table:table-cell>
          <table:table-cell table:style-name="ce9" table:formula="of:=AVERAGE([.E42:.E61])" office:value-type="float" office:value="105.166715742933" calcext:value-type="float">
            <text:p>105.1667</text:p>
          </table:table-cell>
          <table:table-cell table:style-name="ce9" table:formula="of:=AVERAGE([.F42:.F61])" office:value-type="float" office:value="0.6" calcext:value-type="float">
            <text:p>0.6000</text:p>
          </table:table-cell>
          <table:table-cell table:style-name="ce9" table:formula="of:=AVERAGE([.G42:.G61])" office:value-type="float" office:value="19.91875" calcext:value-type="float">
            <text:p>19.9188</text:p>
          </table:table-cell>
          <table:table-cell table:style-name="ce9" table:formula="of:=AVERAGE([.H42:.H61])" office:value-type="float" office:value="101.399443940933" calcext:value-type="float">
            <text:p>101.3994</text:p>
          </table:table-cell>
          <table:table-cell table:style-name="ce9" table:formula="of:=AVERAGE([.I42:.I61])" office:value-type="float" office:value="0.5351953125" calcext:value-type="float">
            <text:p>0.5352</text:p>
          </table:table-cell>
          <table:table-cell table:style-name="ce9" table:formula="of:=AVERAGE([.J42:.J61])" office:value-type="float" office:value="1105.5" calcext:value-type="float">
            <text:p>1105.5000</text:p>
          </table:table-cell>
          <table:table-cell table:style-name="ce9"/>
          <table:table-cell table:style-name="ce9" table:formula="of:=AVERAGE([.L42:.L61])" office:value-type="float" office:value="0.5358203125" calcext:value-type="float">
            <text:p>0.5358</text:p>
          </table:table-cell>
          <table:table-cell table:style-name="ce9" table:number-columns-repeated="2"/>
          <table:table-cell table:style-name="ce9" table:formula="of:=AVERAGE([.O42:.O61])" office:value-type="float" office:value="0.5491796875" calcext:value-type="float">
            <text:p>0.5492</text:p>
          </table:table-cell>
          <table:table-cell table:style-name="ce9" table:number-columns-repeated="2"/>
          <table:table-cell table:style-name="ce9" table:formula="of:=AVERAGE([.R42:.R61])" office:value-type="float" office:value="0.576796875" calcext:value-type="float">
            <text:p>0.5768</text:p>
          </table:table-cell>
          <table:table-cell table:style-name="ce9" table:number-columns-repeated="2"/>
          <table:table-cell table:style-name="ce9" table:formula="of:=AVERAGE([.U42:.U61])" office:value-type="float" office:value="0.5708203125" calcext:value-type="float">
            <text:p>0.5708</text:p>
          </table:table-cell>
          <table:table-cell table:style-name="ce9" table:number-columns-repeated="2"/>
          <table:table-cell table:style-name="ce9" table:formula="of:=AVERAGE([.X42:.X61])" office:value-type="float" office:value="0.8728515625" calcext:value-type="float">
            <text:p>0.8729</text:p>
          </table:table-cell>
          <table:table-cell table:number-columns-repeated="2"/>
          <table:table-cell table:style-name="ce9" table:formula="of:=AVERAGE([.AA42:.AA61])" office:value-type="float" office:value="0.6893359375" calcext:value-type="float">
            <text:p>0.689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AVERAGE([.C62:.C81])" office:value-type="float" office:value="1" calcext:value-type="float">
            <text:p>1.0000</text:p>
          </table:table-cell>
          <table:table-cell table:style-name="ce9" table:formula="of:=AVERAGE([.D62:.D81])" office:value-type="float" office:value="0" calcext:value-type="float">
            <text:p>0.0000</text:p>
          </table:table-cell>
          <table:table-cell table:style-name="ce9" table:formula="of:=AVERAGE([.E62:.E81])" office:value-type="float" office:value="210.604137916029" calcext:value-type="float">
            <text:p>210.6041</text:p>
          </table:table-cell>
          <table:table-cell table:style-name="ce9" table:formula="of:=AVERAGE([.F62:.F81])" office:value-type="float" office:value="0.44" calcext:value-type="float">
            <text:p>0.4400</text:p>
          </table:table-cell>
          <table:table-cell table:style-name="ce9" table:formula="of:=AVERAGE([.G62:.G81])" office:value-type="float" office:value="18.34375" calcext:value-type="float">
            <text:p>18.3438</text:p>
          </table:table-cell>
          <table:table-cell table:style-name="ce9" table:formula="of:=AVERAGE([.H62:.H81])" office:value-type="float" office:value="225.815708252523" calcext:value-type="float">
            <text:p>225.8157</text:p>
          </table:table-cell>
          <table:table-cell table:style-name="ce9" table:formula="of:=AVERAGE([.I62:.I81])" office:value-type="float" office:value="0.3965625" calcext:value-type="float">
            <text:p>0.3966</text:p>
          </table:table-cell>
          <table:table-cell table:style-name="ce9" table:formula="of:=AVERAGE([.J62:.J81])" office:value-type="float" office:value="1024.35" calcext:value-type="float">
            <text:p>1024.3500</text:p>
          </table:table-cell>
          <table:table-cell table:style-name="ce9"/>
          <table:table-cell table:style-name="ce9" table:formula="of:=AVERAGE([.L62:.L81])" office:value-type="float" office:value="0.461484375" calcext:value-type="float">
            <text:p>0.4615</text:p>
          </table:table-cell>
          <table:table-cell table:style-name="ce9" table:number-columns-repeated="2"/>
          <table:table-cell table:style-name="ce9" table:formula="of:=AVERAGE([.O62:.O81])" office:value-type="float" office:value="0.4365625" calcext:value-type="float">
            <text:p>0.4366</text:p>
          </table:table-cell>
          <table:table-cell table:style-name="ce9" table:number-columns-repeated="2"/>
          <table:table-cell table:style-name="ce9" table:formula="of:=AVERAGE([.R62:.R81])" office:value-type="float" office:value="0.46359375" calcext:value-type="float">
            <text:p>0.4636</text:p>
          </table:table-cell>
          <table:table-cell table:style-name="ce9" table:number-columns-repeated="2"/>
          <table:table-cell table:style-name="ce9" table:formula="of:=AVERAGE([.U62:.U81])" office:value-type="float" office:value="0.45234375" calcext:value-type="float">
            <text:p>0.4523</text:p>
          </table:table-cell>
          <table:table-cell table:style-name="ce9" table:number-columns-repeated="2"/>
          <table:table-cell table:style-name="ce9" table:formula="of:=AVERAGE([.X62:.X81])" office:value-type="float" office:value="0.775078125" calcext:value-type="float">
            <text:p>0.7751</text:p>
          </table:table-cell>
          <table:table-cell table:number-columns-repeated="2"/>
          <table:table-cell table:style-name="ce9" table:formula="of:=AVERAGE([.AA62:.AA81])" office:value-type="float" office:value="0.607890625" calcext:value-type="float">
            <text:p>0.6079</text:p>
          </table:table-cell>
          <table:table-cell table:number-columns-repeated="99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shapes>
          <draw:frame draw:z-index="0" draw:style-name="gr1" draw:text-style-name="P1" svg:width="26.442cm" svg:height="14.873cm" svg:x="0cm" svg:y="41.757cm">
            <draw:object draw:notify-on-update-of-ranges="Traffic.B87:Traffic.B90 Traffic.D86:Traffic.D86 Traffic.D87:Traffic.D90 Traffic.B87:Traffic.B90 Traffic.G86:Traffic.G86 Traffic.G87:Traffic.G90 Traffic.B87:Traffic.B90 Traffic.J86:Traffic.J86 Traffic.J87:Traffic.J90 Traffic.B87:Traffic.B90 Traffic.M86:Traffic.M86 Traffic.M87:Traffic.M90 Traffic.B87:Traffic.B90 Traffic.P86:Traffic.P86 Traffic.P87:Traffic.P90 Traffic.B87:Traffic.B90 Traffic.S86:Traffic.S86 Traffic.S87:Traffic.S90 Traffic.B87:Traffic.B90 Traffic.V86:Traffic.V86 Traffic.V87:Traffic.V90 Traffic.B87:Traffic.B90 Traffic.Y86:Traffic.Y86 Traffic.Y87:Traffic.Y90 Traffic.B87:Traffic.B90 Traffic.AB86:Traffic.AB86 Traffic.AB87:Traffic.AB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7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visibility="collapse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8" table:number-columns-repeated="995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3" office:value-type="string" calcext:value-type="string">
            <text:p><text:span text:style-name="T1">Rumor5 </text:span>avg_traffic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993099922046" calcext:value-type="float">
            <text:p>20.2993099922046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84375" calcext:value-type="float">
            <text:p>33.484375</text:p>
          </table:table-cell>
          <table:table-cell office:value-type="float" office:value="12.9272048530098" calcext:value-type="float">
            <text:p>12.9272048530098</text:p>
          </table:table-cell>
          <table:table-cell office:value-type="float" office:value="0.980545343137255" calcext:value-type="float">
            <text:p>0.980545343137255</text:p>
          </table:table-cell>
          <table:table-cell office:value-type="float" office:value="1963" calcext:value-type="float">
            <text:p>1963</text:p>
          </table:table-cell>
          <table:table-cell office:value-type="float" office:value="10.5372793580542" calcext:value-type="float">
            <text:p>10.5372793580542</text:p>
          </table:table-cell>
          <table:table-cell office:value-type="float" office:value="1" calcext:value-type="float">
            <text:p>1</text:p>
          </table:table-cell>
          <table:table-cell office:value-type="float" office:value="15791.546875" calcext:value-type="float">
            <text:p>15791.546875</text:p>
          </table:table-cell>
          <table:table-cell office:value-type="float" office:value="24.1742311451741" calcext:value-type="float">
            <text:p>24.1742311451741</text:p>
          </table:table-cell>
          <table:table-cell office:value-type="float" office:value="1" calcext:value-type="float">
            <text:p>1</text:p>
          </table:table-cell>
          <table:table-cell office:value-type="float" office:value="15282.703125" calcext:value-type="float">
            <text:p>15282.703125</text:p>
          </table:table-cell>
          <table:table-cell office:value-type="float" office:value="23.718226030775" calcext:value-type="float">
            <text:p>23.718226030775</text:p>
          </table:table-cell>
          <table:table-cell office:value-type="float" office:value="0.99969362745098" calcext:value-type="float">
            <text:p>0.99969362745098</text:p>
          </table:table-cell>
          <table:table-cell office:value-type="float" office:value="13338.46875" calcext:value-type="float">
            <text:p>13338.46875</text:p>
          </table:table-cell>
          <table:table-cell office:value-type="float" office:value="23.9351438771543" calcext:value-type="float">
            <text:p>23.9351438771543</text:p>
          </table:table-cell>
          <table:table-cell office:value-type="float" office:value="1" calcext:value-type="float">
            <text:p>1</text:p>
          </table:table-cell>
          <table:table-cell office:value-type="float" office:value="12749.890625" calcext:value-type="float">
            <text:p>12749.890625</text:p>
          </table:table-cell>
          <table:table-cell office:value-type="float" office:value="23.7236205718666" calcext:value-type="float">
            <text:p>23.7236205718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1.3125" calcext:value-type="float">
            <text:p>3611.3125</text:p>
          </table:table-cell>
          <table:table-cell table:style-name="ce3" office:value-type="float" office:value="23.6034199991198" calcext:value-type="float">
            <text:p>23.6034199991198</text:p>
          </table:table-cell>
          <table:table-cell office:value-type="float" office:value="1" calcext:value-type="float">
            <text:p>1</text:p>
          </table:table-cell>
          <table:table-cell office:value-type="float" office:value="8994.375" calcext:value-type="float">
            <text:p>8994.375</text:p>
          </table:table-cell>
          <table:table-cell office:value-type="float" office:value="23.4590455167092" calcext:value-type="float">
            <text:p>23.4590455167092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951096919928" calcext:value-type="float">
            <text:p>19.795109691992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9375" calcext:value-type="float">
            <text:p>32.9375</text:p>
          </table:table-cell>
          <table:table-cell office:value-type="float" office:value="12.527514231499" calcext:value-type="float">
            <text:p>12.527514231499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944" calcext:value-type="float">
            <text:p>1944</text:p>
          </table:table-cell>
          <table:table-cell office:value-type="float" office:value="10.0021606205417" calcext:value-type="float">
            <text:p>10.0021606205417</text:p>
          </table:table-cell>
          <table:table-cell office:value-type="float" office:value="1" calcext:value-type="float">
            <text:p>1</text:p>
          </table:table-cell>
          <table:table-cell office:value-type="float" office:value="15064.390625" calcext:value-type="float">
            <text:p>15064.390625</text:p>
          </table:table-cell>
          <table:table-cell office:value-type="float" office:value="23.9739587065569" calcext:value-type="float">
            <text:p>23.9739587065569</text:p>
          </table:table-cell>
          <table:table-cell office:value-type="float" office:value="1" calcext:value-type="float">
            <text:p>1</text:p>
          </table:table-cell>
          <table:table-cell office:value-type="float" office:value="15402.6875" calcext:value-type="float">
            <text:p>15402.6875</text:p>
          </table:table-cell>
          <table:table-cell office:value-type="float" office:value="23.8936414890163" calcext:value-type="float">
            <text:p>23.8936414890163</text:p>
          </table:table-cell>
          <table:table-cell office:value-type="float" office:value="1" calcext:value-type="float">
            <text:p>1</text:p>
          </table:table-cell>
          <table:table-cell office:value-type="float" office:value="12887.21875" calcext:value-type="float">
            <text:p>12887.21875</text:p>
          </table:table-cell>
          <table:table-cell office:value-type="float" office:value="23.674822208136" calcext:value-type="float">
            <text:p>23.674822208136</text:p>
          </table:table-cell>
          <table:table-cell office:value-type="float" office:value="1" calcext:value-type="float">
            <text:p>1</text:p>
          </table:table-cell>
          <table:table-cell office:value-type="float" office:value="12700.8125" calcext:value-type="float">
            <text:p>12700.8125</text:p>
          </table:table-cell>
          <table:table-cell office:value-type="float" office:value="23.5695861703884" calcext:value-type="float">
            <text:p>23.56958617038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8.734375" calcext:value-type="float">
            <text:p>3408.734375</text:p>
          </table:table-cell>
          <table:table-cell table:style-name="ce3" office:value-type="float" office:value="23.5012589144984" calcext:value-type="float">
            <text:p>23.5012589144984</text:p>
          </table:table-cell>
          <table:table-cell office:value-type="float" office:value="1" calcext:value-type="float">
            <text:p>1</text:p>
          </table:table-cell>
          <table:table-cell office:value-type="float" office:value="8958.578125" calcext:value-type="float">
            <text:p>8958.578125</text:p>
          </table:table-cell>
          <table:table-cell office:value-type="float" office:value="23.5242139748222" calcext:value-type="float">
            <text:p>23.524213974822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1741814329" calcext:value-type="float">
            <text:p>19.9174181432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6.078125" calcext:value-type="float">
            <text:p>36.078125</text:p>
          </table:table-cell>
          <table:table-cell office:value-type="float" office:value="13.9216110870507" calcext:value-type="float">
            <text:p>13.9216110870507</text:p>
          </table:table-cell>
          <table:table-cell office:value-type="float" office:value="0.960171568627451" calcext:value-type="float">
            <text:p>0.960171568627451</text:p>
          </table:table-cell>
          <table:table-cell office:value-type="float" office:value="1914" calcext:value-type="float">
            <text:p>1914</text:p>
          </table:table-cell>
          <table:table-cell office:value-type="float" office:value="9.8455632932108" calcext:value-type="float">
            <text:p>9.8455632932108</text:p>
          </table:table-cell>
          <table:table-cell office:value-type="float" office:value="1" calcext:value-type="float">
            <text:p>1</text:p>
          </table:table-cell>
          <table:table-cell office:value-type="float" office:value="16360.53125" calcext:value-type="float">
            <text:p>16360.53125</text:p>
          </table:table-cell>
          <table:table-cell office:value-type="float" office:value="23.6122676917832" calcext:value-type="float">
            <text:p>23.6122676917832</text:p>
          </table:table-cell>
          <table:table-cell office:value-type="float" office:value="1" calcext:value-type="float">
            <text:p>1</text:p>
          </table:table-cell>
          <table:table-cell office:value-type="float" office:value="15538.390625" calcext:value-type="float">
            <text:p>15538.390625</text:p>
          </table:table-cell>
          <table:table-cell office:value-type="float" office:value="23.8726042037698" calcext:value-type="float">
            <text:p>23.8726042037698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2872.75" calcext:value-type="float">
            <text:p>12872.75</text:p>
          </table:table-cell>
          <table:table-cell office:value-type="float" office:value="23.8937117560983" calcext:value-type="float">
            <text:p>23.8937117560983</text:p>
          </table:table-cell>
          <table:table-cell office:value-type="float" office:value="1" calcext:value-type="float">
            <text:p>1</text:p>
          </table:table-cell>
          <table:table-cell office:value-type="float" office:value="13026.53125" calcext:value-type="float">
            <text:p>13026.53125</text:p>
          </table:table-cell>
          <table:table-cell office:value-type="float" office:value="23.7483421389628" calcext:value-type="float">
            <text:p>23.74834213896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66.96875" calcext:value-type="float">
            <text:p>3566.96875</text:p>
          </table:table-cell>
          <table:table-cell table:style-name="ce3" office:value-type="float" office:value="23.6719099606317" calcext:value-type="float">
            <text:p>23.6719099606317</text:p>
          </table:table-cell>
          <table:table-cell office:value-type="float" office:value="1" calcext:value-type="float">
            <text:p>1</text:p>
          </table:table-cell>
          <table:table-cell office:value-type="float" office:value="8873.0625" calcext:value-type="float">
            <text:p>8873.0625</text:p>
          </table:table-cell>
          <table:table-cell office:value-type="float" office:value="23.5019559618266" calcext:value-type="float">
            <text:p>23.501955961826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175075389961" calcext:value-type="float">
            <text:p>20.017507538996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140625" calcext:value-type="float">
            <text:p>32.140625</text:p>
          </table:table-cell>
          <table:table-cell office:value-type="float" office:value="12.2202236266407" calcext:value-type="float">
            <text:p>12.220223626640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2017" calcext:value-type="float">
            <text:p>2017</text:p>
          </table:table-cell>
          <table:table-cell office:value-type="float" office:value="10.6087851933046" calcext:value-type="float">
            <text:p>10.6087851933046</text:p>
          </table:table-cell>
          <table:table-cell office:value-type="float" office:value="1" calcext:value-type="float">
            <text:p>1</text:p>
          </table:table-cell>
          <table:table-cell office:value-type="float" office:value="16829.78125" calcext:value-type="float">
            <text:p>16829.78125</text:p>
          </table:table-cell>
          <table:table-cell office:value-type="float" office:value="23.9417484351205" calcext:value-type="float">
            <text:p>23.9417484351205</text:p>
          </table:table-cell>
          <table:table-cell office:value-type="float" office:value="1" calcext:value-type="float">
            <text:p>1</text:p>
          </table:table-cell>
          <table:table-cell office:value-type="float" office:value="15343.234375" calcext:value-type="float">
            <text:p>15343.234375</text:p>
          </table:table-cell>
          <table:table-cell office:value-type="float" office:value="23.7882786630226" calcext:value-type="float">
            <text:p>23.7882786630226</text:p>
          </table:table-cell>
          <table:table-cell office:value-type="float" office:value="1" calcext:value-type="float">
            <text:p>1</text:p>
          </table:table-cell>
          <table:table-cell office:value-type="float" office:value="13176.953125" calcext:value-type="float">
            <text:p>13176.953125</text:p>
          </table:table-cell>
          <table:table-cell office:value-type="float" office:value="23.8364893120416" calcext:value-type="float">
            <text:p>23.8364893120416</text:p>
          </table:table-cell>
          <table:table-cell office:value-type="float" office:value="1" calcext:value-type="float">
            <text:p>1</text:p>
          </table:table-cell>
          <table:table-cell office:value-type="float" office:value="13140.40625" calcext:value-type="float">
            <text:p>13140.40625</text:p>
          </table:table-cell>
          <table:table-cell office:value-type="float" office:value="24.0027115716114" calcext:value-type="float">
            <text:p>24.0027115716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1.34375" calcext:value-type="float">
            <text:p>3401.34375</text:p>
          </table:table-cell>
          <table:table-cell table:style-name="ce3" office:value-type="float" office:value="23.5077718676539" calcext:value-type="float">
            <text:p>23.5077718676539</text:p>
          </table:table-cell>
          <table:table-cell office:value-type="float" office:value="1" calcext:value-type="float">
            <text:p>1</text:p>
          </table:table-cell>
          <table:table-cell office:value-type="float" office:value="9058.890625" calcext:value-type="float">
            <text:p>9058.890625</text:p>
          </table:table-cell>
          <table:table-cell office:value-type="float" office:value="23.9484104428995" calcext:value-type="float">
            <text:p>23.9484104428995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15663962493" calcext:value-type="float">
            <text:p>19.81566396249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5.1875" calcext:value-type="float">
            <text:p>35.1875</text:p>
          </table:table-cell>
          <table:table-cell office:value-type="float" office:value="13.6212255772647" calcext:value-type="float">
            <text:p>13.62122557726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102" calcext:value-type="float">
            <text:p>2102</text:p>
          </table:table-cell>
          <table:table-cell office:value-type="float" office:value="11.3582717721613" calcext:value-type="float">
            <text:p>11.3582717721613</text:p>
          </table:table-cell>
          <table:table-cell office:value-type="float" office:value="1" calcext:value-type="float">
            <text:p>1</text:p>
          </table:table-cell>
          <table:table-cell office:value-type="float" office:value="16088.25" calcext:value-type="float">
            <text:p>16088.25</text:p>
          </table:table-cell>
          <table:table-cell office:value-type="float" office:value="23.7738738285276" calcext:value-type="float">
            <text:p>23.7738738285276</text:p>
          </table:table-cell>
          <table:table-cell office:value-type="float" office:value="1" calcext:value-type="float">
            <text:p>1</text:p>
          </table:table-cell>
          <table:table-cell office:value-type="float" office:value="15042.796875" calcext:value-type="float">
            <text:p>15042.796875</text:p>
          </table:table-cell>
          <table:table-cell office:value-type="float" office:value="23.7610398422323" calcext:value-type="float">
            <text:p>23.7610398422323</text:p>
          </table:table-cell>
          <table:table-cell office:value-type="float" office:value="1" calcext:value-type="float">
            <text:p>1</text:p>
          </table:table-cell>
          <table:table-cell office:value-type="float" office:value="13709.4375" calcext:value-type="float">
            <text:p>13709.4375</text:p>
          </table:table-cell>
          <table:table-cell office:value-type="float" office:value="23.8058596365985" calcext:value-type="float">
            <text:p>23.8058596365985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808.765625" calcext:value-type="float">
            <text:p>12808.765625</text:p>
          </table:table-cell>
          <table:table-cell office:value-type="float" office:value="23.8829333247709" calcext:value-type="float">
            <text:p>23.88293332477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6.125" calcext:value-type="float">
            <text:p>3586.125</text:p>
          </table:table-cell>
          <table:table-cell table:style-name="ce3" office:value-type="float" office:value="23.4256187336473" calcext:value-type="float">
            <text:p>23.4256187336473</text:p>
          </table:table-cell>
          <table:table-cell office:value-type="float" office:value="1" calcext:value-type="float">
            <text:p>1</text:p>
          </table:table-cell>
          <table:table-cell office:value-type="float" office:value="9214.4375" calcext:value-type="float">
            <text:p>9214.4375</text:p>
          </table:table-cell>
          <table:table-cell office:value-type="float" office:value="23.5522987583522" calcext:value-type="float">
            <text:p>23.55229875835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435300072923" calcext:value-type="float">
            <text:p>20.143530007292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21875" calcext:value-type="float">
            <text:p>33.421875</text:p>
          </table:table-cell>
          <table:table-cell office:value-type="float" office:value="12.9499766245909" calcext:value-type="float">
            <text:p>12.9499766245909</text:p>
          </table:table-cell>
          <table:table-cell office:value-type="float" office:value="0.979932598039216" calcext:value-type="float">
            <text:p>0.979932598039216</text:p>
          </table:table-cell>
          <table:table-cell office:value-type="float" office:value="1959" calcext:value-type="float">
            <text:p>1959</text:p>
          </table:table-cell>
          <table:table-cell office:value-type="float" office:value="10.5704134761211" calcext:value-type="float">
            <text:p>10.5704134761211</text:p>
          </table:table-cell>
          <table:table-cell office:value-type="float" office:value="1" calcext:value-type="float">
            <text:p>1</text:p>
          </table:table-cell>
          <table:table-cell office:value-type="float" office:value="16128.203125" calcext:value-type="float">
            <text:p>16128.203125</text:p>
          </table:table-cell>
          <table:table-cell office:value-type="float" office:value="23.7284926768207" calcext:value-type="float">
            <text:p>23.7284926768207</text:p>
          </table:table-cell>
          <table:table-cell office:value-type="float" office:value="1" calcext:value-type="float">
            <text:p>1</text:p>
          </table:table-cell>
          <table:table-cell office:value-type="float" office:value="14784.109375" calcext:value-type="float">
            <text:p>14784.109375</text:p>
          </table:table-cell>
          <table:table-cell office:value-type="float" office:value="23.7491190106455" calcext:value-type="float">
            <text:p>23.7491190106455</text:p>
          </table:table-cell>
          <table:table-cell office:value-type="float" office:value="1" calcext:value-type="float">
            <text:p>1</text:p>
          </table:table-cell>
          <table:table-cell office:value-type="float" office:value="13103.546875" calcext:value-type="float">
            <text:p>13103.546875</text:p>
          </table:table-cell>
          <table:table-cell office:value-type="float" office:value="23.8856543362333" calcext:value-type="float">
            <text:p>23.8856543362333</text:p>
          </table:table-cell>
          <table:table-cell office:value-type="float" office:value="1" calcext:value-type="float">
            <text:p>1</text:p>
          </table:table-cell>
          <table:table-cell office:value-type="float" office:value="13056.96875" calcext:value-type="float">
            <text:p>13056.96875</text:p>
          </table:table-cell>
          <table:table-cell office:value-type="float" office:value="23.8536482479842" calcext:value-type="float">
            <text:p>23.8536482479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33.703125" calcext:value-type="float">
            <text:p>3533.703125</text:p>
          </table:table-cell>
          <table:table-cell table:style-name="ce3" office:value-type="float" office:value="23.3965865416465" calcext:value-type="float">
            <text:p>23.3965865416465</text:p>
          </table:table-cell>
          <table:table-cell office:value-type="float" office:value="1" calcext:value-type="float">
            <text:p>1</text:p>
          </table:table-cell>
          <table:table-cell office:value-type="float" office:value="9402.484375" calcext:value-type="float">
            <text:p>9402.484375</text:p>
          </table:table-cell>
          <table:table-cell office:value-type="float" office:value="23.8745052667637" calcext:value-type="float">
            <text:p>23.8745052667637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41216467454" calcext:value-type="float">
            <text:p>19.904121646745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12.2390134529148" calcext:value-type="float">
            <text:p>12.2390134529148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10.6170766377065" calcext:value-type="float">
            <text:p>10.6170766377065</text:p>
          </table:table-cell>
          <table:table-cell office:value-type="float" office:value="1" calcext:value-type="float">
            <text:p>1</text:p>
          </table:table-cell>
          <table:table-cell office:value-type="float" office:value="15662.171875" calcext:value-type="float">
            <text:p>15662.171875</text:p>
          </table:table-cell>
          <table:table-cell office:value-type="float" office:value="23.9957187104924" calcext:value-type="float">
            <text:p>23.9957187104924</text:p>
          </table:table-cell>
          <table:table-cell office:value-type="float" office:value="1" calcext:value-type="float">
            <text:p>1</text:p>
          </table:table-cell>
          <table:table-cell office:value-type="float" office:value="14538.8125" calcext:value-type="float">
            <text:p>14538.8125</text:p>
          </table:table-cell>
          <table:table-cell office:value-type="float" office:value="23.6910526680654" calcext:value-type="float">
            <text:p>23.6910526680654</text:p>
          </table:table-cell>
          <table:table-cell office:value-type="float" office:value="1" calcext:value-type="float">
            <text:p>1</text:p>
          </table:table-cell>
          <table:table-cell office:value-type="float" office:value="13216.359375" calcext:value-type="float">
            <text:p>13216.359375</text:p>
          </table:table-cell>
          <table:table-cell office:value-type="float" office:value="23.9555667578737" calcext:value-type="float">
            <text:p>23.9555667578737</text:p>
          </table:table-cell>
          <table:table-cell office:value-type="float" office:value="1" calcext:value-type="float">
            <text:p>1</text:p>
          </table:table-cell>
          <table:table-cell office:value-type="float" office:value="12350.21875" calcext:value-type="float">
            <text:p>12350.21875</text:p>
          </table:table-cell>
          <table:table-cell office:value-type="float" office:value="23.3630669641231" calcext:value-type="float">
            <text:p>23.3630669641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43.40625" calcext:value-type="float">
            <text:p>3543.40625</text:p>
          </table:table-cell>
          <table:table-cell table:style-name="ce3" office:value-type="float" office:value="23.5472567483699" calcext:value-type="float">
            <text:p>23.5472567483699</text:p>
          </table:table-cell>
          <table:table-cell office:value-type="float" office:value="1" calcext:value-type="float">
            <text:p>1</text:p>
          </table:table-cell>
          <table:table-cell office:value-type="float" office:value="9122.734375" calcext:value-type="float">
            <text:p>9122.734375</text:p>
          </table:table-cell>
          <table:table-cell office:value-type="float" office:value="23.6325942874612" calcext:value-type="float">
            <text:p>23.6325942874612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27789606235" calcext:value-type="float">
            <text:p>20.062778960623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1.953125" calcext:value-type="float">
            <text:p>31.953125</text:p>
          </table:table-cell>
          <table:table-cell office:value-type="float" office:value="12.1046454767726" calcext:value-type="float">
            <text:p>12.1046454767726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005" calcext:value-type="float">
            <text:p>2005</text:p>
          </table:table-cell>
          <table:table-cell office:value-type="float" office:value="10.1882439488345" calcext:value-type="float">
            <text:p>10.1882439488345</text:p>
          </table:table-cell>
          <table:table-cell office:value-type="float" office:value="1" calcext:value-type="float">
            <text:p>1</text:p>
          </table:table-cell>
          <table:table-cell office:value-type="float" office:value="15877.953125" calcext:value-type="float">
            <text:p>15877.953125</text:p>
          </table:table-cell>
          <table:table-cell office:value-type="float" office:value="24.1011336213765" calcext:value-type="float">
            <text:p>24.1011336213765</text:p>
          </table:table-cell>
          <table:table-cell office:value-type="float" office:value="1" calcext:value-type="float">
            <text:p>1</text:p>
          </table:table-cell>
          <table:table-cell office:value-type="float" office:value="15421.578125" calcext:value-type="float">
            <text:p>15421.578125</text:p>
          </table:table-cell>
          <table:table-cell office:value-type="float" office:value="23.5387757278301" calcext:value-type="float">
            <text:p>23.5387757278301</text:p>
          </table:table-cell>
          <table:table-cell office:value-type="float" office:value="1" calcext:value-type="float">
            <text:p>1</text:p>
          </table:table-cell>
          <table:table-cell office:value-type="float" office:value="13409.296875" calcext:value-type="float">
            <text:p>13409.296875</text:p>
          </table:table-cell>
          <table:table-cell office:value-type="float" office:value="23.8156117899502" calcext:value-type="float">
            <text:p>23.8156117899502</text:p>
          </table:table-cell>
          <table:table-cell office:value-type="float" office:value="1" calcext:value-type="float">
            <text:p>1</text:p>
          </table:table-cell>
          <table:table-cell office:value-type="float" office:value="12615.78125" calcext:value-type="float">
            <text:p>12615.78125</text:p>
          </table:table-cell>
          <table:table-cell office:value-type="float" office:value="23.7988912673293" calcext:value-type="float">
            <text:p>23.79889126732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0.625" calcext:value-type="float">
            <text:p>3550.625</text:p>
          </table:table-cell>
          <table:table-cell table:style-name="ce3" office:value-type="float" office:value="23.5948459679403" calcext:value-type="float">
            <text:p>23.5948459679403</text:p>
          </table:table-cell>
          <table:table-cell office:value-type="float" office:value="1" calcext:value-type="float">
            <text:p>1</text:p>
          </table:table-cell>
          <table:table-cell office:value-type="float" office:value="9634.65625" calcext:value-type="float">
            <text:p>9634.65625</text:p>
          </table:table-cell>
          <table:table-cell office:value-type="float" office:value="23.6729077194256" calcext:value-type="float">
            <text:p>23.6729077194256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307193620065" calcext:value-type="float">
            <text:p>20.1307193620065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328125" calcext:value-type="float">
            <text:p>35.328125</text:p>
          </table:table-cell>
          <table:table-cell office:value-type="float" office:value="13.0539584254755" calcext:value-type="float">
            <text:p>13.0539584254755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990" calcext:value-type="float">
            <text:p>1990</text:p>
          </table:table-cell>
          <table:table-cell office:value-type="float" office:value="9.98076795680516" calcext:value-type="float">
            <text:p>9.98076795680516</text:p>
          </table:table-cell>
          <table:table-cell office:value-type="float" office:value="1" calcext:value-type="float">
            <text:p>1</text:p>
          </table:table-cell>
          <table:table-cell office:value-type="float" office:value="16272.875" calcext:value-type="float">
            <text:p>16272.875</text:p>
          </table:table-cell>
          <table:table-cell office:value-type="float" office:value="23.8611404275184" calcext:value-type="float">
            <text:p>23.8611404275184</text:p>
          </table:table-cell>
          <table:table-cell office:value-type="float" office:value="1" calcext:value-type="float">
            <text:p>1</text:p>
          </table:table-cell>
          <table:table-cell office:value-type="float" office:value="15516.46875" calcext:value-type="float">
            <text:p>15516.46875</text:p>
          </table:table-cell>
          <table:table-cell office:value-type="float" office:value="23.6716006394671" calcext:value-type="float">
            <text:p>23.6716006394671</text:p>
          </table:table-cell>
          <table:table-cell office:value-type="float" office:value="1" calcext:value-type="float">
            <text:p>1</text:p>
          </table:table-cell>
          <table:table-cell office:value-type="float" office:value="13302.40625" calcext:value-type="float">
            <text:p>13302.40625</text:p>
          </table:table-cell>
          <table:table-cell office:value-type="float" office:value="23.7918763594273" calcext:value-type="float">
            <text:p>23.7918763594273</text:p>
          </table:table-cell>
          <table:table-cell office:value-type="float" office:value="1" calcext:value-type="float">
            <text:p>1</text:p>
          </table:table-cell>
          <table:table-cell office:value-type="float" office:value="12437.34375" calcext:value-type="float">
            <text:p>12437.34375</text:p>
          </table:table-cell>
          <table:table-cell office:value-type="float" office:value="23.7871456925519" calcext:value-type="float">
            <text:p>23.78714569255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1.234375" calcext:value-type="float">
            <text:p>3771.234375</text:p>
          </table:table-cell>
          <table:table-cell table:style-name="ce3" office:value-type="float" office:value="23.9399487211008" calcext:value-type="float">
            <text:p>23.9399487211008</text:p>
          </table:table-cell>
          <table:table-cell office:value-type="float" office:value="1" calcext:value-type="float">
            <text:p>1</text:p>
          </table:table-cell>
          <table:table-cell office:value-type="float" office:value="9317.921875" calcext:value-type="float">
            <text:p>9317.921875</text:p>
          </table:table-cell>
          <table:table-cell office:value-type="float" office:value="23.7360931706592" calcext:value-type="float">
            <text:p>23.7360931706592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999957250739" calcext:value-type="float">
            <text:p>19.499995725073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5.03125" calcext:value-type="float">
            <text:p>35.03125</text:p>
          </table:table-cell>
          <table:table-cell office:value-type="float" office:value="13.478590544157" calcext:value-type="float">
            <text:p>13.47859054415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855" calcext:value-type="float">
            <text:p>1855</text:p>
          </table:table-cell>
          <table:table-cell office:value-type="float" office:value="9.44562457319113" calcext:value-type="float">
            <text:p>9.44562457319113</text:p>
          </table:table-cell>
          <table:table-cell office:value-type="float" office:value="1" calcext:value-type="float">
            <text:p>1</text:p>
          </table:table-cell>
          <table:table-cell office:value-type="float" office:value="16073.84375" calcext:value-type="float">
            <text:p>16073.84375</text:p>
          </table:table-cell>
          <table:table-cell office:value-type="float" office:value="23.7046064014765" calcext:value-type="float">
            <text:p>23.7046064014765</text:p>
          </table:table-cell>
          <table:table-cell office:value-type="float" office:value="0.999080882352941" calcext:value-type="float">
            <text:p>0.999080882352941</text:p>
          </table:table-cell>
          <table:table-cell office:value-type="float" office:value="15212.640625" calcext:value-type="float">
            <text:p>15212.640625</text:p>
          </table:table-cell>
          <table:table-cell office:value-type="float" office:value="23.8101409849232" calcext:value-type="float">
            <text:p>23.8101409849232</text:p>
          </table:table-cell>
          <table:table-cell office:value-type="float" office:value="1" calcext:value-type="float">
            <text:p>1</text:p>
          </table:table-cell>
          <table:table-cell office:value-type="float" office:value="12932.34375" calcext:value-type="float">
            <text:p>12932.34375</text:p>
          </table:table-cell>
          <table:table-cell office:value-type="float" office:value="23.9858007748735" calcext:value-type="float">
            <text:p>23.9858007748735</text:p>
          </table:table-cell>
          <table:table-cell office:value-type="float" office:value="1" calcext:value-type="float">
            <text:p>1</text:p>
          </table:table-cell>
          <table:table-cell office:value-type="float" office:value="12935.359375" calcext:value-type="float">
            <text:p>12935.359375</text:p>
          </table:table-cell>
          <table:table-cell office:value-type="float" office:value="23.8149647344573" calcext:value-type="float">
            <text:p>23.81496473445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9.109375" calcext:value-type="float">
            <text:p>3629.109375</text:p>
          </table:table-cell>
          <table:table-cell table:style-name="ce3" office:value-type="float" office:value="23.4803101462691" calcext:value-type="float">
            <text:p>23.4803101462691</text:p>
          </table:table-cell>
          <table:table-cell office:value-type="float" office:value="1" calcext:value-type="float">
            <text:p>1</text:p>
          </table:table-cell>
          <table:table-cell office:value-type="float" office:value="9364.75" calcext:value-type="float">
            <text:p>9364.75</text:p>
          </table:table-cell>
          <table:table-cell office:value-type="float" office:value="23.9165265069305" calcext:value-type="float">
            <text:p>23.9165265069305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338351427639" calcext:value-type="float">
            <text:p>20.033835142763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1.75" calcext:value-type="float">
            <text:p>31.75</text:p>
          </table:table-cell>
          <table:table-cell office:value-type="float" office:value="11.2898622047244" calcext:value-type="float">
            <text:p>11.2898622047244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9.78762318324517" calcext:value-type="float">
            <text:p>9.78762318324517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6135.5" calcext:value-type="float">
            <text:p>16135.5</text:p>
          </table:table-cell>
          <table:table-cell office:value-type="float" office:value="23.897807166514" calcext:value-type="float">
            <text:p>23.897807166514</text:p>
          </table:table-cell>
          <table:table-cell office:value-type="float" office:value="1" calcext:value-type="float">
            <text:p>1</text:p>
          </table:table-cell>
          <table:table-cell office:value-type="float" office:value="15515.515625" calcext:value-type="float">
            <text:p>15515.515625</text:p>
          </table:table-cell>
          <table:table-cell office:value-type="float" office:value="23.7916423598901" calcext:value-type="float">
            <text:p>23.7916423598901</text:p>
          </table:table-cell>
          <table:table-cell office:value-type="float" office:value="1" calcext:value-type="float">
            <text:p>1</text:p>
          </table:table-cell>
          <table:table-cell office:value-type="float" office:value="13552.6875" calcext:value-type="float">
            <text:p>13552.6875</text:p>
          </table:table-cell>
          <table:table-cell office:value-type="float" office:value="23.9561236322622" calcext:value-type="float">
            <text:p>23.9561236322622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480.28125" calcext:value-type="float">
            <text:p>12480.28125</text:p>
          </table:table-cell>
          <table:table-cell office:value-type="float" office:value="23.6432556426337" calcext:value-type="float">
            <text:p>23.6432556426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9.6875" calcext:value-type="float">
            <text:p>3579.6875</text:p>
          </table:table-cell>
          <table:table-cell table:style-name="ce3" office:value-type="float" office:value="23.3163072090676" calcext:value-type="float">
            <text:p>23.3163072090676</text:p>
          </table:table-cell>
          <table:table-cell office:value-type="float" office:value="1" calcext:value-type="float">
            <text:p>1</text:p>
          </table:table-cell>
          <table:table-cell office:value-type="float" office:value="8999.359375" calcext:value-type="float">
            <text:p>8999.359375</text:p>
          </table:table-cell>
          <table:table-cell office:value-type="float" office:value="23.690634155396" calcext:value-type="float">
            <text:p>23.69063415539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169997881181" calcext:value-type="float">
            <text:p>19.6169997881181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11.9002991026919" calcext:value-type="float">
            <text:p>11.9002991026919</text:p>
          </table:table-cell>
          <table:table-cell office:value-type="float" office:value="0.989889705882353" calcext:value-type="float">
            <text:p>0.989889705882353</text:p>
          </table:table-cell>
          <table:table-cell office:value-type="float" office:value="1962" calcext:value-type="float">
            <text:p>1962</text:p>
          </table:table-cell>
          <table:table-cell office:value-type="float" office:value="9.95161608342955" calcext:value-type="float">
            <text:p>9.95161608342955</text:p>
          </table:table-cell>
          <table:table-cell office:value-type="float" office:value="1" calcext:value-type="float">
            <text:p>1</text:p>
          </table:table-cell>
          <table:table-cell office:value-type="float" office:value="16167.890625" calcext:value-type="float">
            <text:p>16167.890625</text:p>
          </table:table-cell>
          <table:table-cell office:value-type="float" office:value="23.8441810471886" calcext:value-type="float">
            <text:p>23.8441810471886</text:p>
          </table:table-cell>
          <table:table-cell office:value-type="float" office:value="1" calcext:value-type="float">
            <text:p>1</text:p>
          </table:table-cell>
          <table:table-cell office:value-type="float" office:value="15770.421875" calcext:value-type="float">
            <text:p>15770.421875</text:p>
          </table:table-cell>
          <table:table-cell office:value-type="float" office:value="23.6640672697262" calcext:value-type="float">
            <text:p>23.6640672697262</text:p>
          </table:table-cell>
          <table:table-cell office:value-type="float" office:value="1" calcext:value-type="float">
            <text:p>1</text:p>
          </table:table-cell>
          <table:table-cell office:value-type="float" office:value="13683.125" calcext:value-type="float">
            <text:p>13683.125</text:p>
          </table:table-cell>
          <table:table-cell office:value-type="float" office:value="24.0343997327282" calcext:value-type="float">
            <text:p>24.0343997327282</text:p>
          </table:table-cell>
          <table:table-cell office:value-type="float" office:value="1" calcext:value-type="float">
            <text:p>1</text:p>
          </table:table-cell>
          <table:table-cell office:value-type="float" office:value="12566.21875" calcext:value-type="float">
            <text:p>12566.21875</text:p>
          </table:table-cell>
          <table:table-cell office:value-type="float" office:value="23.7171244257968" calcext:value-type="float">
            <text:p>23.71712442579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5.484375" calcext:value-type="float">
            <text:p>3635.484375</text:p>
          </table:table-cell>
          <table:table-cell table:style-name="ce3" office:value-type="float" office:value="23.9026518467606" calcext:value-type="float">
            <text:p>23.9026518467606</text:p>
          </table:table-cell>
          <table:table-cell office:value-type="float" office:value="1" calcext:value-type="float">
            <text:p>1</text:p>
          </table:table-cell>
          <table:table-cell office:value-type="float" office:value="9440.5" calcext:value-type="float">
            <text:p>9440.5</text:p>
          </table:table-cell>
          <table:table-cell office:value-type="float" office:value="23.6625771582954" calcext:value-type="float">
            <text:p>23.6625771582954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19252815697" calcext:value-type="float">
            <text:p>19.86192528156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65625" calcext:value-type="float">
            <text:p>32.265625</text:p>
          </table:table-cell>
          <table:table-cell office:value-type="float" office:value="11.8687651331719" calcext:value-type="float">
            <text:p>11.8687651331719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1964" calcext:value-type="float">
            <text:p>1964</text:p>
          </table:table-cell>
          <table:table-cell office:value-type="float" office:value="10.6338986154502" calcext:value-type="float">
            <text:p>10.6338986154502</text:p>
          </table:table-cell>
          <table:table-cell office:value-type="float" office:value="1" calcext:value-type="float">
            <text:p>1</text:p>
          </table:table-cell>
          <table:table-cell office:value-type="float" office:value="16209.75" calcext:value-type="float">
            <text:p>16209.75</text:p>
          </table:table-cell>
          <table:table-cell office:value-type="float" office:value="23.8855067636572" calcext:value-type="float">
            <text:p>23.8855067636572</text:p>
          </table:table-cell>
          <table:table-cell office:value-type="float" office:value="1" calcext:value-type="float">
            <text:p>1</text:p>
          </table:table-cell>
          <table:table-cell office:value-type="float" office:value="14222.859375" calcext:value-type="float">
            <text:p>14222.859375</text:p>
          </table:table-cell>
          <table:table-cell office:value-type="float" office:value="23.598219043712" calcext:value-type="float">
            <text:p>23.598219043712</text:p>
          </table:table-cell>
          <table:table-cell office:value-type="float" office:value="1" calcext:value-type="float">
            <text:p>1</text:p>
          </table:table-cell>
          <table:table-cell office:value-type="float" office:value="13259.5" calcext:value-type="float">
            <text:p>13259.5</text:p>
          </table:table-cell>
          <table:table-cell office:value-type="float" office:value="23.9740623091394" calcext:value-type="float">
            <text:p>23.9740623091394</text:p>
          </table:table-cell>
          <table:table-cell office:value-type="float" office:value="0.999234068627451" calcext:value-type="float">
            <text:p>0.999234068627451</text:p>
          </table:table-cell>
          <table:table-cell office:value-type="float" office:value="12317.78125" calcext:value-type="float">
            <text:p>12317.78125</text:p>
          </table:table-cell>
          <table:table-cell office:value-type="float" office:value="23.6639391015222" calcext:value-type="float">
            <text:p>23.6639391015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9.1875" calcext:value-type="float">
            <text:p>3639.1875</text:p>
          </table:table-cell>
          <table:table-cell table:style-name="ce3" office:value-type="float" office:value="23.5771405197609" calcext:value-type="float">
            <text:p>23.5771405197609</text:p>
          </table:table-cell>
          <table:table-cell office:value-type="float" office:value="1" calcext:value-type="float">
            <text:p>1</text:p>
          </table:table-cell>
          <table:table-cell office:value-type="float" office:value="8966.390625" calcext:value-type="float">
            <text:p>8966.390625</text:p>
          </table:table-cell>
          <table:table-cell office:value-type="float" office:value="23.7071085541619" calcext:value-type="float">
            <text:p>23.7071085541619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64830837244" calcext:value-type="float">
            <text:p>19.86648308372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5" calcext:value-type="float">
            <text:p>34.5</text:p>
          </table:table-cell>
          <table:table-cell office:value-type="float" office:value="12.4361413043478" calcext:value-type="float">
            <text:p>12.4361413043478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2004" calcext:value-type="float">
            <text:p>2004</text:p>
          </table:table-cell>
          <table:table-cell office:value-type="float" office:value="11.2657197473223" calcext:value-type="float">
            <text:p>11.2657197473223</text:p>
          </table:table-cell>
          <table:table-cell office:value-type="float" office:value="1" calcext:value-type="float">
            <text:p>1</text:p>
          </table:table-cell>
          <table:table-cell office:value-type="float" office:value="16180.203125" calcext:value-type="float">
            <text:p>16180.203125</text:p>
          </table:table-cell>
          <table:table-cell office:value-type="float" office:value="23.825370607807" calcext:value-type="float">
            <text:p>23.825370607807</text:p>
          </table:table-cell>
          <table:table-cell office:value-type="float" office:value="1" calcext:value-type="float">
            <text:p>1</text:p>
          </table:table-cell>
          <table:table-cell office:value-type="float" office:value="15065.015625" calcext:value-type="float">
            <text:p>15065.015625</text:p>
          </table:table-cell>
          <table:table-cell office:value-type="float" office:value="23.9522776786276" calcext:value-type="float">
            <text:p>23.9522776786276</text:p>
          </table:table-cell>
          <table:table-cell office:value-type="float" office:value="1" calcext:value-type="float">
            <text:p>1</text:p>
          </table:table-cell>
          <table:table-cell office:value-type="float" office:value="13340.359375" calcext:value-type="float">
            <text:p>13340.359375</text:p>
          </table:table-cell>
          <table:table-cell office:value-type="float" office:value="24.015845661925" calcext:value-type="float">
            <text:p>24.015845661925</text:p>
          </table:table-cell>
          <table:table-cell office:value-type="float" office:value="0.998468137254902" calcext:value-type="float">
            <text:p>0.998468137254902</text:p>
          </table:table-cell>
          <table:table-cell office:value-type="float" office:value="12638.109375" calcext:value-type="float">
            <text:p>12638.109375</text:p>
          </table:table-cell>
          <table:table-cell office:value-type="float" office:value="23.8275355550146" calcext:value-type="float">
            <text:p>23.8275355550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7.796875" calcext:value-type="float">
            <text:p>3467.796875</text:p>
          </table:table-cell>
          <table:table-cell table:style-name="ce3" office:value-type="float" office:value="23.5384762055983" calcext:value-type="float">
            <text:p>23.5384762055983</text:p>
          </table:table-cell>
          <table:table-cell office:value-type="float" office:value="1" calcext:value-type="float">
            <text:p>1</text:p>
          </table:table-cell>
          <table:table-cell office:value-type="float" office:value="9026.375" calcext:value-type="float">
            <text:p>9026.375</text:p>
          </table:table-cell>
          <table:table-cell office:value-type="float" office:value="23.9916645649824" calcext:value-type="float">
            <text:p>23.9916645649824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794744358968" calcext:value-type="float">
            <text:p>19.7794744358968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265625" calcext:value-type="float">
            <text:p>34.265625</text:p>
          </table:table-cell>
          <table:table-cell office:value-type="float" office:value="12.6388508891929" calcext:value-type="float">
            <text:p>12.6388508891929</text:p>
          </table:table-cell>
          <table:table-cell office:value-type="float" office:value="0.951133578431373" calcext:value-type="float">
            <text:p>0.951133578431373</text:p>
          </table:table-cell>
          <table:table-cell office:value-type="float" office:value="1947" calcext:value-type="float">
            <text:p>1947</text:p>
          </table:table-cell>
          <table:table-cell office:value-type="float" office:value="9.778715896046" calcext:value-type="float">
            <text:p>9.778715896046</text:p>
          </table:table-cell>
          <table:table-cell office:value-type="float" office:value="1" calcext:value-type="float">
            <text:p>1</text:p>
          </table:table-cell>
          <table:table-cell office:value-type="float" office:value="16030.71875" calcext:value-type="float">
            <text:p>16030.71875</text:p>
          </table:table-cell>
          <table:table-cell office:value-type="float" office:value="23.7557285216896" calcext:value-type="float">
            <text:p>23.7557285216896</text:p>
          </table:table-cell>
          <table:table-cell office:value-type="float" office:value="1" calcext:value-type="float">
            <text:p>1</text:p>
          </table:table-cell>
          <table:table-cell office:value-type="float" office:value="14969.4375" calcext:value-type="float">
            <text:p>14969.4375</text:p>
          </table:table-cell>
          <table:table-cell office:value-type="float" office:value="23.4845619396069" calcext:value-type="float">
            <text:p>23.4845619396069</text:p>
          </table:table-cell>
          <table:table-cell office:value-type="float" office:value="1" calcext:value-type="float">
            <text:p>1</text:p>
          </table:table-cell>
          <table:table-cell office:value-type="float" office:value="12964.578125" calcext:value-type="float">
            <text:p>12964.578125</text:p>
          </table:table-cell>
          <table:table-cell office:value-type="float" office:value="23.9139449855274" calcext:value-type="float">
            <text:p>23.9139449855274</text:p>
          </table:table-cell>
          <table:table-cell office:value-type="float" office:value="1" calcext:value-type="float">
            <text:p>1</text:p>
          </table:table-cell>
          <table:table-cell office:value-type="float" office:value="12955.578125" calcext:value-type="float">
            <text:p>12955.578125</text:p>
          </table:table-cell>
          <table:table-cell office:value-type="float" office:value="23.7861630941234" calcext:value-type="float">
            <text:p>23.7861630941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04.265625" calcext:value-type="float">
            <text:p>3604.265625</text:p>
          </table:table-cell>
          <table:table-cell table:style-name="ce3" office:value-type="float" office:value="23.353280012842" calcext:value-type="float">
            <text:p>23.353280012842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9418.25" calcext:value-type="float">
            <text:p>9418.25</text:p>
          </table:table-cell>
          <table:table-cell office:value-type="float" office:value="23.6900677455668" calcext:value-type="float">
            <text:p>23.6900677455668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752422980147" calcext:value-type="float">
            <text:p>19.97524229801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3.0625" calcext:value-type="float">
            <text:p>33.0625</text:p>
          </table:table-cell>
          <table:table-cell office:value-type="float" office:value="12.1984877126654" calcext:value-type="float">
            <text:p>12.1984877126654</text:p>
          </table:table-cell>
          <table:table-cell office:value-type="float" office:value="0.990655637254902" calcext:value-type="float">
            <text:p>0.990655637254902</text:p>
          </table:table-cell>
          <table:table-cell office:value-type="float" office:value="1981" calcext:value-type="float">
            <text:p>1981</text:p>
          </table:table-cell>
          <table:table-cell office:value-type="float" office:value="10.9431269314305" calcext:value-type="float">
            <text:p>10.9431269314305</text:p>
          </table:table-cell>
          <table:table-cell office:value-type="float" office:value="1" calcext:value-type="float">
            <text:p>1</text:p>
          </table:table-cell>
          <table:table-cell office:value-type="float" office:value="16395.453125" calcext:value-type="float">
            <text:p>16395.453125</text:p>
          </table:table-cell>
          <table:table-cell office:value-type="float" office:value="23.8148530849415" calcext:value-type="float">
            <text:p>23.8148530849415</text:p>
          </table:table-cell>
          <table:table-cell office:value-type="float" office:value="1" calcext:value-type="float">
            <text:p>1</text:p>
          </table:table-cell>
          <table:table-cell office:value-type="float" office:value="15169.40625" calcext:value-type="float">
            <text:p>15169.40625</text:p>
          </table:table-cell>
          <table:table-cell office:value-type="float" office:value="23.6227437423176" calcext:value-type="float">
            <text:p>23.6227437423176</text:p>
          </table:table-cell>
          <table:table-cell office:value-type="float" office:value="1" calcext:value-type="float">
            <text:p>1</text:p>
          </table:table-cell>
          <table:table-cell office:value-type="float" office:value="13603.03125" calcext:value-type="float">
            <text:p>13603.03125</text:p>
          </table:table-cell>
          <table:table-cell office:value-type="float" office:value="23.7891872171707" calcext:value-type="float">
            <text:p>23.7891872171707</text:p>
          </table:table-cell>
          <table:table-cell office:value-type="float" office:value="0.999387254901961" calcext:value-type="float">
            <text:p>0.999387254901961</text:p>
          </table:table-cell>
          <table:table-cell office:value-type="float" office:value="12696.171875" calcext:value-type="float">
            <text:p>12696.171875</text:p>
          </table:table-cell>
          <table:table-cell office:value-type="float" office:value="23.6795531719471" calcext:value-type="float">
            <text:p>23.6795531719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4.609375" calcext:value-type="float">
            <text:p>3424.609375</text:p>
          </table:table-cell>
          <table:table-cell table:style-name="ce3" office:value-type="float" office:value="23.6129461832142" calcext:value-type="float">
            <text:p>23.6129461832142</text:p>
          </table:table-cell>
          <table:table-cell office:value-type="float" office:value="1" calcext:value-type="float">
            <text:p>1</text:p>
          </table:table-cell>
          <table:table-cell office:value-type="float" office:value="9409.546875" calcext:value-type="float">
            <text:p>9409.546875</text:p>
          </table:table-cell>
          <table:table-cell office:value-type="float" office:value="23.8151445745491" calcext:value-type="float">
            <text:p>23.8151445745491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731406324844" calcext:value-type="float">
            <text:p>19.67314063248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484375" calcext:value-type="float">
            <text:p>34.484375</text:p>
          </table:table-cell>
          <table:table-cell office:value-type="float" office:value="12.5020389669234" calcext:value-type="float">
            <text:p>12.5020389669234</text:p>
          </table:table-cell>
          <table:table-cell office:value-type="float" office:value="0.970741421568627" calcext:value-type="float">
            <text:p>0.970741421568627</text:p>
          </table:table-cell>
          <table:table-cell office:value-type="float" office:value="1846" calcext:value-type="float">
            <text:p>1846</text:p>
          </table:table-cell>
          <table:table-cell office:value-type="float" office:value="10.2078442351975" calcext:value-type="float">
            <text:p>10.2078442351975</text:p>
          </table:table-cell>
          <table:table-cell office:value-type="float" office:value="1" calcext:value-type="float">
            <text:p>1</text:p>
          </table:table-cell>
          <table:table-cell office:value-type="float" office:value="16070.296875" calcext:value-type="float">
            <text:p>16070.296875</text:p>
          </table:table-cell>
          <table:table-cell office:value-type="float" office:value="23.6301847008508" calcext:value-type="float">
            <text:p>23.6301847008508</text:p>
          </table:table-cell>
          <table:table-cell office:value-type="float" office:value="1" calcext:value-type="float">
            <text:p>1</text:p>
          </table:table-cell>
          <table:table-cell office:value-type="float" office:value="15081.9375" calcext:value-type="float">
            <text:p>15081.9375</text:p>
          </table:table-cell>
          <table:table-cell office:value-type="float" office:value="23.7041220328502" calcext:value-type="float">
            <text:p>23.7041220328502</text:p>
          </table:table-cell>
          <table:table-cell office:value-type="float" office:value="1" calcext:value-type="float">
            <text:p>1</text:p>
          </table:table-cell>
          <table:table-cell office:value-type="float" office:value="13204.53125" calcext:value-type="float">
            <text:p>13204.53125</text:p>
          </table:table-cell>
          <table:table-cell office:value-type="float" office:value="23.7150198513351" calcext:value-type="float">
            <text:p>23.7150198513351</text:p>
          </table:table-cell>
          <table:table-cell office:value-type="float" office:value="1" calcext:value-type="float">
            <text:p>1</text:p>
          </table:table-cell>
          <table:table-cell office:value-type="float" office:value="12673.96875" calcext:value-type="float">
            <text:p>12673.96875</text:p>
          </table:table-cell>
          <table:table-cell office:value-type="float" office:value="23.6403491548183" calcext:value-type="float">
            <text:p>23.6403491548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3.234375" calcext:value-type="float">
            <text:p>3663.234375</text:p>
          </table:table-cell>
          <table:table-cell table:style-name="ce3" office:value-type="float" office:value="23.3834925323616" calcext:value-type="float">
            <text:p>23.3834925323616</text:p>
          </table:table-cell>
          <table:table-cell office:value-type="float" office:value="1" calcext:value-type="float">
            <text:p>1</text:p>
          </table:table-cell>
          <table:table-cell office:value-type="float" office:value="9173.0625" calcext:value-type="float">
            <text:p>9173.0625</text:p>
          </table:table-cell>
          <table:table-cell office:value-type="float" office:value="23.852619592427" calcext:value-type="float">
            <text:p>23.85261959242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744791604848" calcext:value-type="float">
            <text:p>19.874479160484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5" calcext:value-type="float">
            <text:p>32.25</text:p>
          </table:table-cell>
          <table:table-cell office:value-type="float" office:value="12.9602713178294" calcext:value-type="float">
            <text:p>12.9602713178294</text:p>
          </table:table-cell>
          <table:table-cell office:value-type="float" office:value="0.970894607843137" calcext:value-type="float">
            <text:p>0.970894607843137</text:p>
          </table:table-cell>
          <table:table-cell office:value-type="float" office:value="2146" calcext:value-type="float">
            <text:p>2146</text:p>
          </table:table-cell>
          <table:table-cell office:value-type="float" office:value="10.9023719505982" calcext:value-type="float">
            <text:p>10.9023719505982</text:p>
          </table:table-cell>
          <table:table-cell office:value-type="float" office:value="1" calcext:value-type="float">
            <text:p>1</text:p>
          </table:table-cell>
          <table:table-cell office:value-type="float" office:value="15771.703125" calcext:value-type="float">
            <text:p>15771.703125</text:p>
          </table:table-cell>
          <table:table-cell office:value-type="float" office:value="24.0813918874538" calcext:value-type="float">
            <text:p>24.0813918874538</text:p>
          </table:table-cell>
          <table:table-cell office:value-type="float" office:value="1" calcext:value-type="float">
            <text:p>1</text:p>
          </table:table-cell>
          <table:table-cell office:value-type="float" office:value="15262.46875" calcext:value-type="float">
            <text:p>15262.46875</text:p>
          </table:table-cell>
          <table:table-cell office:value-type="float" office:value="23.6051300455234" calcext:value-type="float">
            <text:p>23.6051300455234</text:p>
          </table:table-cell>
          <table:table-cell office:value-type="float" office:value="1" calcext:value-type="float">
            <text:p>1</text:p>
          </table:table-cell>
          <table:table-cell office:value-type="float" office:value="12816.0625" calcext:value-type="float">
            <text:p>12816.0625</text:p>
          </table:table-cell>
          <table:table-cell office:value-type="float" office:value="23.8045534955551" calcext:value-type="float">
            <text:p>23.8045534955551</text:p>
          </table:table-cell>
          <table:table-cell office:value-type="float" office:value="1" calcext:value-type="float">
            <text:p>1</text:p>
          </table:table-cell>
          <table:table-cell office:value-type="float" office:value="13040.734375" calcext:value-type="float">
            <text:p>13040.734375</text:p>
          </table:table-cell>
          <table:table-cell office:value-type="float" office:value="23.8206569443504" calcext:value-type="float">
            <text:p>23.8206569443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9.484375" calcext:value-type="float">
            <text:p>3469.484375</text:p>
          </table:table-cell>
          <table:table-cell table:style-name="ce3" office:value-type="float" office:value="23.516150907534" calcext:value-type="float">
            <text:p>23.516150907534</text:p>
          </table:table-cell>
          <table:table-cell office:value-type="float" office:value="1" calcext:value-type="float">
            <text:p>1</text:p>
          </table:table-cell>
          <table:table-cell office:value-type="float" office:value="9349.453125" calcext:value-type="float">
            <text:p>9349.453125</text:p>
          </table:table-cell>
          <table:table-cell office:value-type="float" office:value="23.8800789233771" calcext:value-type="float">
            <text:p>23.8800789233771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02801503512" calcext:value-type="float">
            <text:p>20.1202801503512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203125" calcext:value-type="float">
            <text:p>35.203125</text:p>
          </table:table-cell>
          <table:table-cell office:value-type="float" office:value="12.5277407900577" calcext:value-type="float">
            <text:p>12.5277407900577</text:p>
          </table:table-cell>
          <table:table-cell office:value-type="float" office:value="0.950520833333333" calcext:value-type="float">
            <text:p>0.950520833333333</text:p>
          </table:table-cell>
          <table:table-cell office:value-type="float" office:value="2016" calcext:value-type="float">
            <text:p>2016</text:p>
          </table:table-cell>
          <table:table-cell office:value-type="float" office:value="10.6323732477851" calcext:value-type="float">
            <text:p>10.6323732477851</text:p>
          </table:table-cell>
          <table:table-cell office:value-type="float" office:value="1" calcext:value-type="float">
            <text:p>1</text:p>
          </table:table-cell>
          <table:table-cell office:value-type="float" office:value="15365.515625" calcext:value-type="float">
            <text:p>15365.515625</text:p>
          </table:table-cell>
          <table:table-cell office:value-type="float" office:value="24.1381232129926" calcext:value-type="float">
            <text:p>24.1381232129926</text:p>
          </table:table-cell>
          <table:table-cell office:value-type="float" office:value="1" calcext:value-type="float">
            <text:p>1</text:p>
          </table:table-cell>
          <table:table-cell office:value-type="float" office:value="15260" calcext:value-type="float">
            <text:p>15260</text:p>
          </table:table-cell>
          <table:table-cell office:value-type="float" office:value="23.7150949642374" calcext:value-type="float">
            <text:p>23.7150949642374</text:p>
          </table:table-cell>
          <table:table-cell office:value-type="float" office:value="1" calcext:value-type="float">
            <text:p>1</text:p>
          </table:table-cell>
          <table:table-cell office:value-type="float" office:value="13376.1875" calcext:value-type="float">
            <text:p>13376.1875</text:p>
          </table:table-cell>
          <table:table-cell office:value-type="float" office:value="23.9115603866921" calcext:value-type="float">
            <text:p>23.9115603866921</text:p>
          </table:table-cell>
          <table:table-cell office:value-type="float" office:value="1" calcext:value-type="float">
            <text:p>1</text:p>
          </table:table-cell>
          <table:table-cell office:value-type="float" office:value="12546.984375" calcext:value-type="float">
            <text:p>12546.984375</text:p>
          </table:table-cell>
          <table:table-cell office:value-type="float" office:value="23.6391305653357" calcext:value-type="float">
            <text:p>23.6391305653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7.1875" calcext:value-type="float">
            <text:p>3657.1875</text:p>
          </table:table-cell>
          <table:table-cell table:style-name="ce3" office:value-type="float" office:value="23.4957137025656" calcext:value-type="float">
            <text:p>23.4957137025656</text:p>
          </table:table-cell>
          <table:table-cell office:value-type="float" office:value="1" calcext:value-type="float">
            <text:p>1</text:p>
          </table:table-cell>
          <table:table-cell office:value-type="float" office:value="9423.15625" calcext:value-type="float">
            <text:p>9423.15625</text:p>
          </table:table-cell>
          <table:table-cell office:value-type="float" office:value="23.6673177864737" calcext:value-type="float">
            <text:p>23.6673177864737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925757110402" calcext:value-type="float">
            <text:p>20.0925757110402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40.859375" calcext:value-type="float">
            <text:p>40.859375</text:p>
          </table:table-cell>
          <table:table-cell office:value-type="float" office:value="14.2428298279159" calcext:value-type="float">
            <text:p>14.2428298279159</text:p>
          </table:table-cell>
          <table:table-cell office:value-type="float" office:value="0.950980392156863" calcext:value-type="float">
            <text:p>0.950980392156863</text:p>
          </table:table-cell>
          <table:table-cell office:value-type="float" office:value="1851" calcext:value-type="float">
            <text:p>1851</text:p>
          </table:table-cell>
          <table:table-cell office:value-type="float" office:value="9.80167603144226" calcext:value-type="float">
            <text:p>9.80167603144226</text:p>
          </table:table-cell>
          <table:table-cell office:value-type="float" office:value="1" calcext:value-type="float">
            <text:p>1</text:p>
          </table:table-cell>
          <table:table-cell office:value-type="float" office:value="16248.046875" calcext:value-type="float">
            <text:p>16248.046875</text:p>
          </table:table-cell>
          <table:table-cell office:value-type="float" office:value="23.9749742295473" calcext:value-type="float">
            <text:p>23.9749742295473</text:p>
          </table:table-cell>
          <table:table-cell office:value-type="float" office:value="1" calcext:value-type="float">
            <text:p>1</text:p>
          </table:table-cell>
          <table:table-cell office:value-type="float" office:value="15439.328125" calcext:value-type="float">
            <text:p>15439.328125</text:p>
          </table:table-cell>
          <table:table-cell office:value-type="float" office:value="23.7222086289572" calcext:value-type="float">
            <text:p>23.7222086289572</text:p>
          </table:table-cell>
          <table:table-cell office:value-type="float" office:value="1" calcext:value-type="float">
            <text:p>1</text:p>
          </table:table-cell>
          <table:table-cell office:value-type="float" office:value="13109.65625" calcext:value-type="float">
            <text:p>13109.65625</text:p>
          </table:table-cell>
          <table:table-cell office:value-type="float" office:value="23.8565334567271" calcext:value-type="float">
            <text:p>23.8565334567271</text:p>
          </table:table-cell>
          <table:table-cell office:value-type="float" office:value="1" calcext:value-type="float">
            <text:p>1</text:p>
          </table:table-cell>
          <table:table-cell office:value-type="float" office:value="12756.078125" calcext:value-type="float">
            <text:p>12756.078125</text:p>
          </table:table-cell>
          <table:table-cell office:value-type="float" office:value="23.85122459444" calcext:value-type="float">
            <text:p>23.85122459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4.9375" calcext:value-type="float">
            <text:p>3614.9375</text:p>
          </table:table-cell>
          <table:table-cell table:style-name="ce3" office:value-type="float" office:value="23.5599691883854" calcext:value-type="float">
            <text:p>23.5599691883854</text:p>
          </table:table-cell>
          <table:table-cell office:value-type="float" office:value="1" calcext:value-type="float">
            <text:p>1</text:p>
          </table:table-cell>
          <table:table-cell office:value-type="float" office:value="9173.09375" calcext:value-type="float">
            <text:p>9173.09375</text:p>
          </table:table-cell>
          <table:table-cell office:value-type="float" office:value="23.9039156062778" calcext:value-type="float">
            <text:p>23.903915606277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9264594973541" calcext:value-type="float">
            <text:p>41.9264594973541</text:p>
          </table:table-cell>
          <table:table-cell office:value-type="float" office:value="0.92" calcext:value-type="float">
            <text:p>0.92</text:p>
          </table:table-cell>
          <table:table-cell office:value-type="float" office:value="26.34375" calcext:value-type="float">
            <text:p>26.34375</text:p>
          </table:table-cell>
          <table:table-cell office:value-type="float" office:value="34.4833926453143" calcext:value-type="float">
            <text:p>34.4833926453143</text:p>
          </table:table-cell>
          <table:table-cell office:value-type="float" office:value="0.9" calcext:value-type="float">
            <text:p>0.9</text:p>
          </table:table-cell>
          <table:table-cell office:value-type="float" office:value="1291" calcext:value-type="float">
            <text:p>1291</text:p>
          </table:table-cell>
          <table:table-cell office:value-type="float" office:value="25.2774993280466" calcext:value-type="float">
            <text:p>25.2774993280466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9874.125" calcext:value-type="float">
            <text:p>19874.125</text:p>
          </table:table-cell>
          <table:table-cell office:value-type="float" office:value="43.0137079516345" calcext:value-type="float">
            <text:p>43.0137079516345</text:p>
          </table:table-cell>
          <table:table-cell office:value-type="float" office:value="0.945" calcext:value-type="float">
            <text:p>0.945</text:p>
          </table:table-cell>
          <table:table-cell office:value-type="float" office:value="19484.46875" calcext:value-type="float">
            <text:p>19484.46875</text:p>
          </table:table-cell>
          <table:table-cell office:value-type="float" office:value="45.05450309478" calcext:value-type="float">
            <text:p>45.05450309478</text:p>
          </table:table-cell>
          <table:table-cell office:value-type="float" office:value="0.9046875" calcext:value-type="float">
            <text:p>0.9046875</text:p>
          </table:table-cell>
          <table:table-cell office:value-type="float" office:value="15926.25" calcext:value-type="float">
            <text:p>15926.25</text:p>
          </table:table-cell>
          <table:table-cell office:value-type="float" office:value="44.7785325907204" calcext:value-type="float">
            <text:p>44.7785325907204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16089.25" calcext:value-type="float">
            <text:p>16089.25</text:p>
          </table:table-cell>
          <table:table-cell office:value-type="float" office:value="44.7783203882996" calcext:value-type="float">
            <text:p>44.7783203882996</text:p>
          </table:table-cell>
          <table:table-cell table:style-name="ce3" office:value-type="float" office:value="0.9978125" calcext:value-type="float">
            <text:p>0.9978125</text:p>
          </table:table-cell>
          <table:table-cell table:style-name="ce3" office:value-type="float" office:value="3243.171875" calcext:value-type="float">
            <text:p>3243.171875</text:p>
          </table:table-cell>
          <table:table-cell table:style-name="ce3" office:value-type="float" office:value="45.6668336064789" calcext:value-type="float">
            <text:p>45.6668336064789</text:p>
          </table:table-cell>
          <table:table-cell office:value-type="float" office:value="0.9440625" calcext:value-type="float">
            <text:p>0.9440625</text:p>
          </table:table-cell>
          <table:table-cell office:value-type="float" office:value="8251.5625" calcext:value-type="float">
            <text:p>8251.5625</text:p>
          </table:table-cell>
          <table:table-cell office:value-type="float" office:value="46.0281348984768" calcext:value-type="float">
            <text:p>46.0281348984768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473019508521" calcext:value-type="float">
            <text:p>41.6473019508521</text:p>
          </table:table-cell>
          <table:table-cell office:value-type="float" office:value="0.92" calcext:value-type="float">
            <text:p>0.92</text:p>
          </table:table-cell>
          <table:table-cell office:value-type="float" office:value="26.46875" calcext:value-type="float">
            <text:p>26.46875</text:p>
          </table:table-cell>
          <table:table-cell office:value-type="float" office:value="34.1948051948052" calcext:value-type="float">
            <text:p>34.1948051948052</text:p>
          </table:table-cell>
          <table:table-cell office:value-type="float" office:value="0.8221875" calcext:value-type="float">
            <text:p>0.8221875</text:p>
          </table:table-cell>
          <table:table-cell office:value-type="float" office:value="1342" calcext:value-type="float">
            <text:p>1342</text:p>
          </table:table-cell>
          <table:table-cell office:value-type="float" office:value="24.1748532560513" calcext:value-type="float">
            <text:p>24.1748532560513</text:p>
          </table:table-cell>
          <table:table-cell office:value-type="float" office:value="0.851875" calcext:value-type="float">
            <text:p>0.851875</text:p>
          </table:table-cell>
          <table:table-cell office:value-type="float" office:value="19713.453125" calcext:value-type="float">
            <text:p>19713.453125</text:p>
          </table:table-cell>
          <table:table-cell office:value-type="float" office:value="42.9619327964993" calcext:value-type="float">
            <text:p>42.9619327964993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9549.328125" calcext:value-type="float">
            <text:p>19549.328125</text:p>
          </table:table-cell>
          <table:table-cell office:value-type="float" office:value="44.6625753496914" calcext:value-type="float">
            <text:p>44.6625753496914</text:p>
          </table:table-cell>
          <table:table-cell office:value-type="float" office:value="0.8665625" calcext:value-type="float">
            <text:p>0.8665625</text:p>
          </table:table-cell>
          <table:table-cell office:value-type="float" office:value="16912.421875" calcext:value-type="float">
            <text:p>16912.421875</text:p>
          </table:table-cell>
          <table:table-cell office:value-type="float" office:value="44.360809623402" calcext:value-type="float">
            <text:p>44.360809623402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15774.53125" calcext:value-type="float">
            <text:p>15774.53125</text:p>
          </table:table-cell>
          <table:table-cell office:value-type="float" office:value="45.7880299883935" calcext:value-type="float">
            <text:p>45.7880299883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4.609375" calcext:value-type="float">
            <text:p>3204.609375</text:p>
          </table:table-cell>
          <table:table-cell table:style-name="ce3" office:value-type="float" office:value="47.1357556600408" calcext:value-type="float">
            <text:p>47.1357556600408</text:p>
          </table:table-cell>
          <table:table-cell office:value-type="float" office:value="0.9728125" calcext:value-type="float">
            <text:p>0.9728125</text:p>
          </table:table-cell>
          <table:table-cell office:value-type="float" office:value="8229.28125" calcext:value-type="float">
            <text:p>8229.28125</text:p>
          </table:table-cell>
          <table:table-cell office:value-type="float" office:value="46.5622104687325" calcext:value-type="float">
            <text:p>46.562210468732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7608267520394" calcext:value-type="float">
            <text:p>40.7608267520394</text:p>
          </table:table-cell>
          <table:table-cell office:value-type="float" office:value="0.76" calcext:value-type="float">
            <text:p>0.76</text:p>
          </table:table-cell>
          <table:table-cell office:value-type="float" office:value="22.625" calcext:value-type="float">
            <text:p>22.625</text:p>
          </table:table-cell>
          <table:table-cell office:value-type="float" office:value="32.503453038674" calcext:value-type="float">
            <text:p>32.503453038674</text:p>
          </table:table-cell>
          <table:table-cell office:value-type="float" office:value="0.8409375" calcext:value-type="float">
            <text:p>0.8409375</text:p>
          </table:table-cell>
          <table:table-cell office:value-type="float" office:value="1578" calcext:value-type="float">
            <text:p>1578</text:p>
          </table:table-cell>
          <table:table-cell office:value-type="float" office:value="29.739854519222" calcext:value-type="float">
            <text:p>29.739854519222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19951.96875" calcext:value-type="float">
            <text:p>19951.96875</text:p>
          </table:table-cell>
          <table:table-cell office:value-type="float" office:value="43.528570625756" calcext:value-type="float">
            <text:p>43.528570625756</text:p>
          </table:table-cell>
          <table:table-cell office:value-type="float" office:value="0.9278125" calcext:value-type="float">
            <text:p>0.9278125</text:p>
          </table:table-cell>
          <table:table-cell office:value-type="float" office:value="18697.75" calcext:value-type="float">
            <text:p>18697.75</text:p>
          </table:table-cell>
          <table:table-cell office:value-type="float" office:value="45.8594796090958" calcext:value-type="float">
            <text:p>45.8594796090958</text:p>
          </table:table-cell>
          <table:table-cell office:value-type="float" office:value="0.9115625" calcext:value-type="float">
            <text:p>0.9115625</text:p>
          </table:table-cell>
          <table:table-cell office:value-type="float" office:value="16793.796875" calcext:value-type="float">
            <text:p>16793.796875</text:p>
          </table:table-cell>
          <table:table-cell office:value-type="float" office:value="44.4493601065794" calcext:value-type="float">
            <text:p>44.4493601065794</text:p>
          </table:table-cell>
          <table:table-cell office:value-type="float" office:value="0.9415625" calcext:value-type="float">
            <text:p>0.9415625</text:p>
          </table:table-cell>
          <table:table-cell office:value-type="float" office:value="15942.1875" calcext:value-type="float">
            <text:p>15942.1875</text:p>
          </table:table-cell>
          <table:table-cell office:value-type="float" office:value="46.004307603094" calcext:value-type="float">
            <text:p>46.004307603094</text:p>
          </table:table-cell>
          <table:table-cell table:style-name="ce3" office:value-type="float" office:value="0.9996875" calcext:value-type="float">
            <text:p>0.9996875</text:p>
          </table:table-cell>
          <table:table-cell table:style-name="ce3" office:value-type="float" office:value="3402.796875" calcext:value-type="float">
            <text:p>3402.796875</text:p>
          </table:table-cell>
          <table:table-cell table:style-name="ce3" office:value-type="float" office:value="45.9796133774193" calcext:value-type="float">
            <text:p>45.9796133774193</text:p>
          </table:table-cell>
          <table:table-cell office:value-type="float" office:value="0.9659375" calcext:value-type="float">
            <text:p>0.9659375</text:p>
          </table:table-cell>
          <table:table-cell office:value-type="float" office:value="8202.015625" calcext:value-type="float">
            <text:p>8202.015625</text:p>
          </table:table-cell>
          <table:table-cell office:value-type="float" office:value="46.3731652217608" calcext:value-type="float">
            <text:p>46.3731652217608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912598866229" calcext:value-type="float">
            <text:p>40.8912598866229</text:p>
          </table:table-cell>
          <table:table-cell office:value-type="float" office:value="0.88" calcext:value-type="float">
            <text:p>0.88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29.4620550705172" calcext:value-type="float">
            <text:p>29.4620550705172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1400" calcext:value-type="float">
            <text:p>1400</text:p>
          </table:table-cell>
          <table:table-cell office:value-type="float" office:value="26.4454219089447" calcext:value-type="float">
            <text:p>26.4454219089447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9750.796875" calcext:value-type="float">
            <text:p>19750.796875</text:p>
          </table:table-cell>
          <table:table-cell office:value-type="float" office:value="42.9560480695427" calcext:value-type="float">
            <text:p>42.9560480695427</text:p>
          </table:table-cell>
          <table:table-cell office:value-type="float" office:value="0.9065625" calcext:value-type="float">
            <text:p>0.9065625</text:p>
          </table:table-cell>
          <table:table-cell office:value-type="float" office:value="19104.859375" calcext:value-type="float">
            <text:p>19104.859375</text:p>
          </table:table-cell>
          <table:table-cell office:value-type="float" office:value="45.2813709935369" calcext:value-type="float">
            <text:p>45.2813709935369</text:p>
          </table:table-cell>
          <table:table-cell office:value-type="float" office:value="0.8965625" calcext:value-type="float">
            <text:p>0.8965625</text:p>
          </table:table-cell>
          <table:table-cell office:value-type="float" office:value="16397.4375" calcext:value-type="float">
            <text:p>16397.4375</text:p>
          </table:table-cell>
          <table:table-cell office:value-type="float" office:value="44.3807368279628" calcext:value-type="float">
            <text:p>44.3807368279628</text:p>
          </table:table-cell>
          <table:table-cell office:value-type="float" office:value="0.935625" calcext:value-type="float">
            <text:p>0.935625</text:p>
          </table:table-cell>
          <table:table-cell office:value-type="float" office:value="16218.28125" calcext:value-type="float">
            <text:p>16218.28125</text:p>
          </table:table-cell>
          <table:table-cell office:value-type="float" office:value="46.0619069759131" calcext:value-type="float">
            <text:p>46.0619069759131</text:p>
          </table:table-cell>
          <table:table-cell table:style-name="ce3" office:value-type="float" office:value="0.99875" calcext:value-type="float">
            <text:p>0.99875</text:p>
          </table:table-cell>
          <table:table-cell table:style-name="ce3" office:value-type="float" office:value="3370.75" calcext:value-type="float">
            <text:p>3370.75</text:p>
          </table:table-cell>
          <table:table-cell table:style-name="ce3" office:value-type="float" office:value="46.9940121732638" calcext:value-type="float">
            <text:p>46.9940121732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7747.3125" calcext:value-type="float">
            <text:p>7747.3125</text:p>
          </table:table-cell>
          <table:table-cell office:value-type="float" office:value="46.2171516568421" calcext:value-type="float">
            <text:p>46.2171516568421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125905613414" calcext:value-type="float">
            <text:p>41.7125905613414</text:p>
          </table:table-cell>
          <table:table-cell office:value-type="float" office:value="0.86" calcext:value-type="float">
            <text:p>0.86</text:p>
          </table:table-cell>
          <table:table-cell office:value-type="float" office:value="20.28125" calcext:value-type="float">
            <text:p>20.28125</text:p>
          </table:table-cell>
          <table:table-cell office:value-type="float" office:value="27.8258859784284" calcext:value-type="float">
            <text:p>27.8258859784284</text:p>
          </table:table-cell>
          <table:table-cell office:value-type="float" office:value="0.899375" calcext:value-type="float">
            <text:p>0.899375</text:p>
          </table:table-cell>
          <table:table-cell office:value-type="float" office:value="1328" calcext:value-type="float">
            <text:p>1328</text:p>
          </table:table-cell>
          <table:table-cell office:value-type="float" office:value="24.1887472644069" calcext:value-type="float">
            <text:p>24.1887472644069</text:p>
          </table:table-cell>
          <table:table-cell office:value-type="float" office:value="0.9328125" calcext:value-type="float">
            <text:p>0.9328125</text:p>
          </table:table-cell>
          <table:table-cell office:value-type="float" office:value="19666.578125" calcext:value-type="float">
            <text:p>19666.578125</text:p>
          </table:table-cell>
          <table:table-cell office:value-type="float" office:value="43.3314097484118" calcext:value-type="float">
            <text:p>43.3314097484118</text:p>
          </table:table-cell>
          <table:table-cell office:value-type="float" office:value="0.8503125" calcext:value-type="float">
            <text:p>0.8503125</text:p>
          </table:table-cell>
          <table:table-cell office:value-type="float" office:value="19903.09375" calcext:value-type="float">
            <text:p>19903.09375</text:p>
          </table:table-cell>
          <table:table-cell office:value-type="float" office:value="44.7822801339216" calcext:value-type="float">
            <text:p>44.7822801339216</text:p>
          </table:table-cell>
          <table:table-cell office:value-type="float" office:value="0.9478125" calcext:value-type="float">
            <text:p>0.9478125</text:p>
          </table:table-cell>
          <table:table-cell office:value-type="float" office:value="16874.5625" calcext:value-type="float">
            <text:p>16874.5625</text:p>
          </table:table-cell>
          <table:table-cell office:value-type="float" office:value="43.6931999507069" calcext:value-type="float">
            <text:p>43.6931999507069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6169.765625" calcext:value-type="float">
            <text:p>16169.765625</text:p>
          </table:table-cell>
          <table:table-cell office:value-type="float" office:value="46.1863234832814" calcext:value-type="float">
            <text:p>46.1863234832814</text:p>
          </table:table-cell>
          <table:table-cell table:style-name="ce3" office:value-type="float" office:value="0.995" calcext:value-type="float">
            <text:p>0.995</text:p>
          </table:table-cell>
          <table:table-cell table:style-name="ce3" office:value-type="float" office:value="3497.5" calcext:value-type="float">
            <text:p>3497.5</text:p>
          </table:table-cell>
          <table:table-cell table:style-name="ce3" office:value-type="float" office:value="46.4562757339526" calcext:value-type="float">
            <text:p>46.4562757339526</text:p>
          </table:table-cell>
          <table:table-cell office:value-type="float" office:value="0.985" calcext:value-type="float">
            <text:p>0.985</text:p>
          </table:table-cell>
          <table:table-cell office:value-type="float" office:value="7778.21875" calcext:value-type="float">
            <text:p>7778.21875</text:p>
          </table:table-cell>
          <table:table-cell office:value-type="float" office:value="46.6478764514972" calcext:value-type="float">
            <text:p>46.64787645149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226345375982" calcext:value-type="float">
            <text:p>41.3226345375982</text:p>
          </table:table-cell>
          <table:table-cell office:value-type="float" office:value="0.82" calcext:value-type="float">
            <text:p>0.82</text:p>
          </table:table-cell>
          <table:table-cell office:value-type="float" office:value="22.765625" calcext:value-type="float">
            <text:p>22.765625</text:p>
          </table:table-cell>
          <table:table-cell office:value-type="float" office:value="29.4543582704187" calcext:value-type="float">
            <text:p>29.4543582704187</text:p>
          </table:table-cell>
          <table:table-cell office:value-type="float" office:value="0.94" calcext:value-type="float">
            <text:p>0.94</text:p>
          </table:table-cell>
          <table:table-cell office:value-type="float" office:value="1324" calcext:value-type="float">
            <text:p>1324</text:p>
          </table:table-cell>
          <table:table-cell office:value-type="float" office:value="25.887060092934" calcext:value-type="float">
            <text:p>25.887060092934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20007.96875" calcext:value-type="float">
            <text:p>20007.96875</text:p>
          </table:table-cell>
          <table:table-cell office:value-type="float" office:value="42.7990335461406" calcext:value-type="float">
            <text:p>42.7990335461406</text:p>
          </table:table-cell>
          <table:table-cell office:value-type="float" office:value="0.8628125" calcext:value-type="float">
            <text:p>0.8628125</text:p>
          </table:table-cell>
          <table:table-cell office:value-type="float" office:value="19717.9375" calcext:value-type="float">
            <text:p>19717.9375</text:p>
          </table:table-cell>
          <table:table-cell office:value-type="float" office:value="45.1761928961949" calcext:value-type="float">
            <text:p>45.1761928961949</text:p>
          </table:table-cell>
          <table:table-cell office:value-type="float" office:value="0.93875" calcext:value-type="float">
            <text:p>0.93875</text:p>
          </table:table-cell>
          <table:table-cell office:value-type="float" office:value="16030.875" calcext:value-type="float">
            <text:p>16030.875</text:p>
          </table:table-cell>
          <table:table-cell office:value-type="float" office:value="44.6987020941144" calcext:value-type="float">
            <text:p>44.6987020941144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6169.328125" calcext:value-type="float">
            <text:p>16169.328125</text:p>
          </table:table-cell>
          <table:table-cell office:value-type="float" office:value="45.4719105674445" calcext:value-type="float">
            <text:p>45.4719105674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6.125" calcext:value-type="float">
            <text:p>3306.125</text:p>
          </table:table-cell>
          <table:table-cell table:style-name="ce3" office:value-type="float" office:value="46.2365774581238" calcext:value-type="float">
            <text:p>46.2365774581238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65.390625" calcext:value-type="float">
            <text:p>7865.390625</text:p>
          </table:table-cell>
          <table:table-cell office:value-type="float" office:value="46.3890689621325" calcext:value-type="float">
            <text:p>46.3890689621325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483302601396" calcext:value-type="float">
            <text:p>41.2483302601396</text:p>
          </table:table-cell>
          <table:table-cell office:value-type="float" office:value="0.82" calcext:value-type="float">
            <text:p>0.82</text:p>
          </table:table-cell>
          <table:table-cell office:value-type="float" office:value="26.859375" calcext:value-type="float">
            <text:p>26.859375</text:p>
          </table:table-cell>
          <table:table-cell office:value-type="float" office:value="33.9773123909249" calcext:value-type="float">
            <text:p>33.9773123909249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382" calcext:value-type="float">
            <text:p>1382</text:p>
          </table:table-cell>
          <table:table-cell office:value-type="float" office:value="26.5812327372276" calcext:value-type="float">
            <text:p>26.5812327372276</text:p>
          </table:table-cell>
          <table:table-cell office:value-type="float" office:value="0.8909375" calcext:value-type="float">
            <text:p>0.8909375</text:p>
          </table:table-cell>
          <table:table-cell office:value-type="float" office:value="18995.671875" calcext:value-type="float">
            <text:p>18995.671875</text:p>
          </table:table-cell>
          <table:table-cell office:value-type="float" office:value="44.2016327276421" calcext:value-type="float">
            <text:p>44.2016327276421</text:p>
          </table:table-cell>
          <table:table-cell office:value-type="float" office:value="0.8784375" calcext:value-type="float">
            <text:p>0.8784375</text:p>
          </table:table-cell>
          <table:table-cell office:value-type="float" office:value="20009.046875" calcext:value-type="float">
            <text:p>20009.046875</text:p>
          </table:table-cell>
          <table:table-cell office:value-type="float" office:value="44.5557118303698" calcext:value-type="float">
            <text:p>44.5557118303698</text:p>
          </table:table-cell>
          <table:table-cell office:value-type="float" office:value="0.866875" calcext:value-type="float">
            <text:p>0.866875</text:p>
          </table:table-cell>
          <table:table-cell office:value-type="float" office:value="15882.3125" calcext:value-type="float">
            <text:p>15882.3125</text:p>
          </table:table-cell>
          <table:table-cell office:value-type="float" office:value="44.7605904426837" calcext:value-type="float">
            <text:p>44.7605904426837</text:p>
          </table:table-cell>
          <table:table-cell office:value-type="float" office:value="0.9128125" calcext:value-type="float">
            <text:p>0.9128125</text:p>
          </table:table-cell>
          <table:table-cell office:value-type="float" office:value="16098.96875" calcext:value-type="float">
            <text:p>16098.96875</text:p>
          </table:table-cell>
          <table:table-cell office:value-type="float" office:value="45.3889386038783" calcext:value-type="float">
            <text:p>45.3889386038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7.9375" calcext:value-type="float">
            <text:p>3047.9375</text:p>
          </table:table-cell>
          <table:table-cell table:style-name="ce3" office:value-type="float" office:value="47.1402669721744" calcext:value-type="float">
            <text:p>47.1402669721744</text:p>
          </table:table-cell>
          <table:table-cell office:value-type="float" office:value="0.9521875" calcext:value-type="float">
            <text:p>0.9521875</text:p>
          </table:table-cell>
          <table:table-cell office:value-type="float" office:value="8042.890625" calcext:value-type="float">
            <text:p>8042.890625</text:p>
          </table:table-cell>
          <table:table-cell office:value-type="float" office:value="46.6911473468922" calcext:value-type="float">
            <text:p>46.6911473468922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6877657300209" calcext:value-type="float">
            <text:p>40.6877657300209</text:p>
          </table:table-cell>
          <table:table-cell office:value-type="float" office:value="0.86" calcext:value-type="float">
            <text:p>0.86</text:p>
          </table:table-cell>
          <table:table-cell office:value-type="float" office:value="29.34375" calcext:value-type="float">
            <text:p>29.34375</text:p>
          </table:table-cell>
          <table:table-cell office:value-type="float" office:value="33.7939297124601" calcext:value-type="float">
            <text:p>33.7939297124601</text:p>
          </table:table-cell>
          <table:table-cell office:value-type="float" office:value="0.8190625" calcext:value-type="float">
            <text:p>0.8190625</text:p>
          </table:table-cell>
          <table:table-cell office:value-type="float" office:value="1725" calcext:value-type="float">
            <text:p>1725</text:p>
          </table:table-cell>
          <table:table-cell office:value-type="float" office:value="29.0589351713496" calcext:value-type="float">
            <text:p>29.0589351713496</text:p>
          </table:table-cell>
          <table:table-cell office:value-type="float" office:value="0.9353125" calcext:value-type="float">
            <text:p>0.9353125</text:p>
          </table:table-cell>
          <table:table-cell office:value-type="float" office:value="19853.59375" calcext:value-type="float">
            <text:p>19853.59375</text:p>
          </table:table-cell>
          <table:table-cell office:value-type="float" office:value="43.7538549781006" calcext:value-type="float">
            <text:p>43.7538549781006</text:p>
          </table:table-cell>
          <table:table-cell office:value-type="float" office:value="0.9246875" calcext:value-type="float">
            <text:p>0.9246875</text:p>
          </table:table-cell>
          <table:table-cell office:value-type="float" office:value="19214.4375" calcext:value-type="float">
            <text:p>19214.4375</text:p>
          </table:table-cell>
          <table:table-cell office:value-type="float" office:value="45.7890924150785" calcext:value-type="float">
            <text:p>45.7890924150785</text:p>
          </table:table-cell>
          <table:table-cell office:value-type="float" office:value="0.9259375" calcext:value-type="float">
            <text:p>0.9259375</text:p>
          </table:table-cell>
          <table:table-cell office:value-type="float" office:value="16733.625" calcext:value-type="float">
            <text:p>16733.625</text:p>
          </table:table-cell>
          <table:table-cell office:value-type="float" office:value="44.6583578032794" calcext:value-type="float">
            <text:p>44.6583578032794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6120.96875" calcext:value-type="float">
            <text:p>16120.96875</text:p>
          </table:table-cell>
          <table:table-cell office:value-type="float" office:value="45.7481531194357" calcext:value-type="float">
            <text:p>45.7481531194357</text:p>
          </table:table-cell>
          <table:table-cell table:style-name="ce3" office:value-type="float" office:value="0.998125" calcext:value-type="float">
            <text:p>0.998125</text:p>
          </table:table-cell>
          <table:table-cell table:style-name="ce3" office:value-type="float" office:value="3305.09375" calcext:value-type="float">
            <text:p>3305.09375</text:p>
          </table:table-cell>
          <table:table-cell table:style-name="ce3" office:value-type="float" office:value="46.6523174302367" calcext:value-type="float">
            <text:p>46.6523174302367</text:p>
          </table:table-cell>
          <table:table-cell office:value-type="float" office:value="0.9578125" calcext:value-type="float">
            <text:p>0.9578125</text:p>
          </table:table-cell>
          <table:table-cell office:value-type="float" office:value="8185.4375" calcext:value-type="float">
            <text:p>8185.4375</text:p>
          </table:table-cell>
          <table:table-cell office:value-type="float" office:value="46.0627601693296" calcext:value-type="float">
            <text:p>46.0627601693296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1100296951721" calcext:value-type="float">
            <text:p>41.1100296951721</text:p>
          </table:table-cell>
          <table:table-cell office:value-type="float" office:value="0.9" calcext:value-type="float">
            <text:p>0.9</text:p>
          </table:table-cell>
          <table:table-cell office:value-type="float" office:value="22.15625" calcext:value-type="float">
            <text:p>22.15625</text:p>
          </table:table-cell>
          <table:table-cell office:value-type="float" office:value="28.9654442877292" calcext:value-type="float">
            <text:p>28.9654442877292</text:p>
          </table:table-cell>
          <table:table-cell office:value-type="float" office:value="0.8596875" calcext:value-type="float">
            <text:p>0.8596875</text:p>
          </table:table-cell>
          <table:table-cell office:value-type="float" office:value="1557" calcext:value-type="float">
            <text:p>1557</text:p>
          </table:table-cell>
          <table:table-cell office:value-type="float" office:value="25.9020034232975" calcext:value-type="float">
            <text:p>25.9020034232975</text:p>
          </table:table-cell>
          <table:table-cell office:value-type="float" office:value="0.8803125" calcext:value-type="float">
            <text:p>0.8803125</text:p>
          </table:table-cell>
          <table:table-cell office:value-type="float" office:value="19357.609375" calcext:value-type="float">
            <text:p>19357.609375</text:p>
          </table:table-cell>
          <table:table-cell office:value-type="float" office:value="43.736565515071" calcext:value-type="float">
            <text:p>43.736565515071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19306.90625" calcext:value-type="float">
            <text:p>19306.90625</text:p>
          </table:table-cell>
          <table:table-cell office:value-type="float" office:value="45.7731436413851" calcext:value-type="float">
            <text:p>45.7731436413851</text:p>
          </table:table-cell>
          <table:table-cell office:value-type="float" office:value="0.8846875" calcext:value-type="float">
            <text:p>0.8846875</text:p>
          </table:table-cell>
          <table:table-cell office:value-type="float" office:value="16197.203125" calcext:value-type="float">
            <text:p>16197.203125</text:p>
          </table:table-cell>
          <table:table-cell office:value-type="float" office:value="43.9590832861175" calcext:value-type="float">
            <text:p>43.9590832861175</text:p>
          </table:table-cell>
          <table:table-cell office:value-type="float" office:value="0.9321875" calcext:value-type="float">
            <text:p>0.9321875</text:p>
          </table:table-cell>
          <table:table-cell office:value-type="float" office:value="15693.125" calcext:value-type="float">
            <text:p>15693.125</text:p>
          </table:table-cell>
          <table:table-cell office:value-type="float" office:value="46.442071463989" calcext:value-type="float">
            <text:p>46.442071463989</text:p>
          </table:table-cell>
          <table:table-cell table:style-name="ce3" office:value-type="float" office:value="0.999375" calcext:value-type="float">
            <text:p>0.999375</text:p>
          </table:table-cell>
          <table:table-cell table:style-name="ce3" office:value-type="float" office:value="3185.359375" calcext:value-type="float">
            <text:p>3185.359375</text:p>
          </table:table-cell>
          <table:table-cell table:style-name="ce3" office:value-type="float" office:value="46.7967334117085" calcext:value-type="float">
            <text:p>46.7967334117085</text:p>
          </table:table-cell>
          <table:table-cell office:value-type="float" office:value="0.9434375" calcext:value-type="float">
            <text:p>0.9434375</text:p>
          </table:table-cell>
          <table:table-cell office:value-type="float" office:value="8144.9375" calcext:value-type="float">
            <text:p>8144.9375</text:p>
          </table:table-cell>
          <table:table-cell office:value-type="float" office:value="46.5633423467519" calcext:value-type="float">
            <text:p>46.5633423467519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4387492276594" calcext:value-type="float">
            <text:p>41.4387492276594</text:p>
          </table:table-cell>
          <table:table-cell office:value-type="float" office:value="0.82" calcext:value-type="float">
            <text:p>0.82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30.5063801208865" calcext:value-type="float">
            <text:p>30.5063801208865</text:p>
          </table:table-cell>
          <table:table-cell office:value-type="float" office:value="0.8990625" calcext:value-type="float">
            <text:p>0.8990625</text:p>
          </table:table-cell>
          <table:table-cell office:value-type="float" office:value="1603" calcext:value-type="float">
            <text:p>1603</text:p>
          </table:table-cell>
          <table:table-cell office:value-type="float" office:value="26.6538713285682" calcext:value-type="float">
            <text:p>26.6538713285682</text:p>
          </table:table-cell>
          <table:table-cell office:value-type="float" office:value="0.9378125" calcext:value-type="float">
            <text:p>0.9378125</text:p>
          </table:table-cell>
          <table:table-cell office:value-type="float" office:value="19559.53125" calcext:value-type="float">
            <text:p>19559.53125</text:p>
          </table:table-cell>
          <table:table-cell office:value-type="float" office:value="43.5403049312758" calcext:value-type="float">
            <text:p>43.540304931275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18658.828125" calcext:value-type="float">
            <text:p>18658.828125</text:p>
          </table:table-cell>
          <table:table-cell office:value-type="float" office:value="46.0512504748083" calcext:value-type="float">
            <text:p>46.0512504748083</text:p>
          </table:table-cell>
          <table:table-cell office:value-type="float" office:value="0.8809375" calcext:value-type="float">
            <text:p>0.8809375</text:p>
          </table:table-cell>
          <table:table-cell office:value-type="float" office:value="16496.296875" calcext:value-type="float">
            <text:p>16496.296875</text:p>
          </table:table-cell>
          <table:table-cell office:value-type="float" office:value="43.8801406190868" calcext:value-type="float">
            <text:p>43.8801406190868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16178.5" calcext:value-type="float">
            <text:p>16178.5</text:p>
          </table:table-cell>
          <table:table-cell office:value-type="float" office:value="45.8312349489208" calcext:value-type="float">
            <text:p>45.8312349489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1.421875" calcext:value-type="float">
            <text:p>3311.421875</text:p>
          </table:table-cell>
          <table:table-cell table:style-name="ce3" office:value-type="float" office:value="46.8531634923932" calcext:value-type="float">
            <text:p>46.8531634923932</text:p>
          </table:table-cell>
          <table:table-cell office:value-type="float" office:value="0.9409375" calcext:value-type="float">
            <text:p>0.9409375</text:p>
          </table:table-cell>
          <table:table-cell office:value-type="float" office:value="8132.96875" calcext:value-type="float">
            <text:p>8132.96875</text:p>
          </table:table-cell>
          <table:table-cell office:value-type="float" office:value="46.0394083771639" calcext:value-type="float">
            <text:p>46.0394083771639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122161115934" calcext:value-type="float">
            <text:p>40.8122161115934</text:p>
          </table:table-cell>
          <table:table-cell office:value-type="float" office:value="0.96" calcext:value-type="float">
            <text:p>0.96</text:p>
          </table:table-cell>
          <table:table-cell office:value-type="float" office:value="26.125" calcext:value-type="float">
            <text:p>26.125</text:p>
          </table:table-cell>
          <table:table-cell office:value-type="float" office:value="33.3582535885168" calcext:value-type="float">
            <text:p>33.3582535885168</text:p>
          </table:table-cell>
          <table:table-cell office:value-type="float" office:value="0.820625" calcext:value-type="float">
            <text:p>0.820625</text:p>
          </table:table-cell>
          <table:table-cell office:value-type="float" office:value="1717" calcext:value-type="float">
            <text:p>1717</text:p>
          </table:table-cell>
          <table:table-cell office:value-type="float" office:value="28.6005493492073" calcext:value-type="float">
            <text:p>28.6005493492073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20268.578125" calcext:value-type="float">
            <text:p>20268.578125</text:p>
          </table:table-cell>
          <table:table-cell office:value-type="float" office:value="42.6400720594089" calcext:value-type="float">
            <text:p>42.6400720594089</text:p>
          </table:table-cell>
          <table:table-cell office:value-type="float" office:value="0.9021875" calcext:value-type="float">
            <text:p>0.9021875</text:p>
          </table:table-cell>
          <table:table-cell office:value-type="float" office:value="19843.8125" calcext:value-type="float">
            <text:p>19843.8125</text:p>
          </table:table-cell>
          <table:table-cell office:value-type="float" office:value="44.5885792631368" calcext:value-type="float">
            <text:p>44.5885792631368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16118.46875" calcext:value-type="float">
            <text:p>16118.46875</text:p>
          </table:table-cell>
          <table:table-cell office:value-type="float" office:value="44.5816084576094" calcext:value-type="float">
            <text:p>44.5816084576094</text:p>
          </table:table-cell>
          <table:table-cell office:value-type="float" office:value="0.9403125" calcext:value-type="float">
            <text:p>0.9403125</text:p>
          </table:table-cell>
          <table:table-cell office:value-type="float" office:value="15410.828125" calcext:value-type="float">
            <text:p>15410.828125</text:p>
          </table:table-cell>
          <table:table-cell office:value-type="float" office:value="46.0018363179756" calcext:value-type="float">
            <text:p>46.0018363179756</text:p>
          </table:table-cell>
          <table:table-cell table:style-name="ce3" office:value-type="float" office:value="0.9990625" calcext:value-type="float">
            <text:p>0.9990625</text:p>
          </table:table-cell>
          <table:table-cell table:style-name="ce3" office:value-type="float" office:value="3311.90625" calcext:value-type="float">
            <text:p>3311.90625</text:p>
          </table:table-cell>
          <table:table-cell table:style-name="ce3" office:value-type="float" office:value="46.0764428808428" calcext:value-type="float">
            <text:p>46.0764428808428</text:p>
          </table:table-cell>
          <table:table-cell office:value-type="float" office:value="0.9603125" calcext:value-type="float">
            <text:p>0.9603125</text:p>
          </table:table-cell>
          <table:table-cell office:value-type="float" office:value="7799.390625" calcext:value-type="float">
            <text:p>7799.390625</text:p>
          </table:table-cell>
          <table:table-cell office:value-type="float" office:value="46.5275873394095" calcext:value-type="float">
            <text:p>46.527587339409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0483360831723" calcext:value-type="float">
            <text:p>41.0483360831723</text:p>
          </table:table-cell>
          <table:table-cell office:value-type="float" office:value="0.82" calcext:value-type="float">
            <text:p>0.82</text:p>
          </table:table-cell>
          <table:table-cell office:value-type="float" office:value="27.5" calcext:value-type="float">
            <text:p>27.5</text:p>
          </table:table-cell>
          <table:table-cell office:value-type="float" office:value="34.1840909090909" calcext:value-type="float">
            <text:p>34.1840909090909</text:p>
          </table:table-cell>
          <table:table-cell office:value-type="float" office:value="0.88" calcext:value-type="float">
            <text:p>0.88</text:p>
          </table:table-cell>
          <table:table-cell office:value-type="float" office:value="1555" calcext:value-type="float">
            <text:p>1555</text:p>
          </table:table-cell>
          <table:table-cell office:value-type="float" office:value="28.9578504921979" calcext:value-type="float">
            <text:p>28.9578504921979</text:p>
          </table:table-cell>
          <table:table-cell office:value-type="float" office:value="0.946875" calcext:value-type="float">
            <text:p>0.946875</text:p>
          </table:table-cell>
          <table:table-cell office:value-type="float" office:value="19246.84375" calcext:value-type="float">
            <text:p>19246.84375</text:p>
          </table:table-cell>
          <table:table-cell office:value-type="float" office:value="43.981052658732" calcext:value-type="float">
            <text:p>43.981052658732</text:p>
          </table:table-cell>
          <table:table-cell office:value-type="float" office:value="0.9159375" calcext:value-type="float">
            <text:p>0.9159375</text:p>
          </table:table-cell>
          <table:table-cell office:value-type="float" office:value="20443.546875" calcext:value-type="float">
            <text:p>20443.546875</text:p>
          </table:table-cell>
          <table:table-cell office:value-type="float" office:value="44.8492920307995" calcext:value-type="float">
            <text:p>44.8492920307995</text:p>
          </table:table-cell>
          <table:table-cell office:value-type="float" office:value="0.9221875" calcext:value-type="float">
            <text:p>0.9221875</text:p>
          </table:table-cell>
          <table:table-cell office:value-type="float" office:value="16381.015625" calcext:value-type="float">
            <text:p>16381.015625</text:p>
          </table:table-cell>
          <table:table-cell office:value-type="float" office:value="44.5907662882303" calcext:value-type="float">
            <text:p>44.5907662882303</text:p>
          </table:table-cell>
          <table:table-cell office:value-type="float" office:value="0.88375" calcext:value-type="float">
            <text:p>0.88375</text:p>
          </table:table-cell>
          <table:table-cell office:value-type="float" office:value="15957.453125" calcext:value-type="float">
            <text:p>15957.453125</text:p>
          </table:table-cell>
          <table:table-cell office:value-type="float" office:value="45.7558078062771" calcext:value-type="float">
            <text:p>45.7558078062771</text:p>
          </table:table-cell>
          <table:table-cell table:style-name="ce3" office:value-type="float" office:value="0.9884375" calcext:value-type="float">
            <text:p>0.9884375</text:p>
          </table:table-cell>
          <table:table-cell table:style-name="ce3" office:value-type="float" office:value="3408.484375" calcext:value-type="float">
            <text:p>3408.484375</text:p>
          </table:table-cell>
          <table:table-cell table:style-name="ce3" office:value-type="float" office:value="46.7675882828464" calcext:value-type="float">
            <text:p>46.7675882828464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46.859375" calcext:value-type="float">
            <text:p>7846.859375</text:p>
          </table:table-cell>
          <table:table-cell office:value-type="float" office:value="46.6649343097054" calcext:value-type="float">
            <text:p>46.6649343097054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54610358341" calcext:value-type="float">
            <text:p>40.8854610358341</text:p>
          </table:table-cell>
          <table:table-cell office:value-type="float" office:value="0.92" calcext:value-type="float">
            <text:p>0.92</text:p>
          </table:table-cell>
          <table:table-cell office:value-type="float" office:value="25.03125" calcext:value-type="float">
            <text:p>25.03125</text:p>
          </table:table-cell>
          <table:table-cell office:value-type="float" office:value="31.4612983770287" calcext:value-type="float">
            <text:p>31.4612983770287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1577" calcext:value-type="float">
            <text:p>1577</text:p>
          </table:table-cell>
          <table:table-cell office:value-type="float" office:value="28.4440428819423" calcext:value-type="float">
            <text:p>28.4440428819423</text:p>
          </table:table-cell>
          <table:table-cell office:value-type="float" office:value="0.930625" calcext:value-type="float">
            <text:p>0.930625</text:p>
          </table:table-cell>
          <table:table-cell office:value-type="float" office:value="19154.96875" calcext:value-type="float">
            <text:p>19154.96875</text:p>
          </table:table-cell>
          <table:table-cell office:value-type="float" office:value="43.2883455467305" calcext:value-type="float">
            <text:p>43.2883455467305</text:p>
          </table:table-cell>
          <table:table-cell office:value-type="float" office:value="0.8825" calcext:value-type="float">
            <text:p>0.8825</text:p>
          </table:table-cell>
          <table:table-cell office:value-type="float" office:value="19016.953125" calcext:value-type="float">
            <text:p>19016.953125</text:p>
          </table:table-cell>
          <table:table-cell office:value-type="float" office:value="44.8327457322137" calcext:value-type="float">
            <text:p>44.8327457322137</text:p>
          </table:table-cell>
          <table:table-cell office:value-type="float" office:value="0.913125" calcext:value-type="float">
            <text:p>0.913125</text:p>
          </table:table-cell>
          <table:table-cell office:value-type="float" office:value="16139.359375" calcext:value-type="float">
            <text:p>16139.359375</text:p>
          </table:table-cell>
          <table:table-cell office:value-type="float" office:value="45.1016889610458" calcext:value-type="float">
            <text:p>45.1016889610458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6159.6875" calcext:value-type="float">
            <text:p>16159.6875</text:p>
          </table:table-cell>
          <table:table-cell office:value-type="float" office:value="45.8360766921414" calcext:value-type="float">
            <text:p>45.8360766921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7.5625" calcext:value-type="float">
            <text:p>3407.5625</text:p>
          </table:table-cell>
          <table:table-cell table:style-name="ce3" office:value-type="float" office:value="46.5713979051275" calcext:value-type="float">
            <text:p>46.5713979051275</text:p>
          </table:table-cell>
          <table:table-cell office:value-type="float" office:value="0.9734375" calcext:value-type="float">
            <text:p>0.9734375</text:p>
          </table:table-cell>
          <table:table-cell office:value-type="float" office:value="7932.0625" calcext:value-type="float">
            <text:p>7932.0625</text:p>
          </table:table-cell>
          <table:table-cell office:value-type="float" office:value="46.6147713403231" calcext:value-type="float">
            <text:p>46.6147713403231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4182593567689" calcext:value-type="float">
            <text:p>40.4182593567689</text:p>
          </table:table-cell>
          <table:table-cell office:value-type="float" office:value="0.88" calcext:value-type="float">
            <text:p>0.88</text:p>
          </table:table-cell>
          <table:table-cell office:value-type="float" office:value="24.484375" calcext:value-type="float">
            <text:p>24.484375</text:p>
          </table:table-cell>
          <table:table-cell office:value-type="float" office:value="31.4671346522016" calcext:value-type="float">
            <text:p>31.4671346522016</text:p>
          </table:table-cell>
          <table:table-cell office:value-type="float" office:value="0.9396875" calcext:value-type="float">
            <text:p>0.9396875</text:p>
          </table:table-cell>
          <table:table-cell office:value-type="float" office:value="1534" calcext:value-type="float">
            <text:p>1534</text:p>
          </table:table-cell>
          <table:table-cell office:value-type="float" office:value="25.2637074285891" calcext:value-type="float">
            <text:p>25.26370742858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21046.875" calcext:value-type="float">
            <text:p>21046.875</text:p>
          </table:table-cell>
          <table:table-cell office:value-type="float" office:value="42.4667275003847" calcext:value-type="float">
            <text:p>42.4667275003847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9560.875" calcext:value-type="float">
            <text:p>19560.875</text:p>
          </table:table-cell>
          <table:table-cell office:value-type="float" office:value="45.2877974798987" calcext:value-type="float">
            <text:p>45.2877974798987</text:p>
          </table:table-cell>
          <table:table-cell office:value-type="float" office:value="0.9090625" calcext:value-type="float">
            <text:p>0.9090625</text:p>
          </table:table-cell>
          <table:table-cell office:value-type="float" office:value="16465.25" calcext:value-type="float">
            <text:p>16465.25</text:p>
          </table:table-cell>
          <table:table-cell office:value-type="float" office:value="44.6101164348528" calcext:value-type="float">
            <text:p>44.6101164348528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5672.28125" calcext:value-type="float">
            <text:p>15672.28125</text:p>
          </table:table-cell>
          <table:table-cell office:value-type="float" office:value="46.1572881987262" calcext:value-type="float">
            <text:p>46.1572881987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7.25" calcext:value-type="float">
            <text:p>3297.25</text:p>
          </table:table-cell>
          <table:table-cell table:style-name="ce3" office:value-type="float" office:value="46.8992396518941" calcext:value-type="float">
            <text:p>46.8992396518941</text:p>
          </table:table-cell>
          <table:table-cell office:value-type="float" office:value="0.9634375" calcext:value-type="float">
            <text:p>0.9634375</text:p>
          </table:table-cell>
          <table:table-cell office:value-type="float" office:value="8153.75" calcext:value-type="float">
            <text:p>8153.75</text:p>
          </table:table-cell>
          <table:table-cell office:value-type="float" office:value="46.2002708834366" calcext:value-type="float">
            <text:p>46.2002708834366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854690711684" calcext:value-type="float">
            <text:p>41.7854690711684</text:p>
          </table:table-cell>
          <table:table-cell office:value-type="float" office:value="0.88" calcext:value-type="float">
            <text:p>0.88</text:p>
          </table:table-cell>
          <table:table-cell office:value-type="float" office:value="25.328125" calcext:value-type="float">
            <text:p>25.328125</text:p>
          </table:table-cell>
          <table:table-cell office:value-type="float" office:value="32.9574336829118" calcext:value-type="float">
            <text:p>32.9574336829118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383" calcext:value-type="float">
            <text:p>1383</text:p>
          </table:table-cell>
          <table:table-cell office:value-type="float" office:value="24.9918251008973" calcext:value-type="float">
            <text:p>24.9918251008973</text:p>
          </table:table-cell>
          <table:table-cell office:value-type="float" office:value="0.8859375" calcext:value-type="float">
            <text:p>0.8859375</text:p>
          </table:table-cell>
          <table:table-cell office:value-type="float" office:value="19339.34375" calcext:value-type="float">
            <text:p>19339.34375</text:p>
          </table:table-cell>
          <table:table-cell office:value-type="float" office:value="43.2554926129001" calcext:value-type="float">
            <text:p>43.2554926129001</text:p>
          </table:table-cell>
          <table:table-cell office:value-type="float" office:value="0.8709375" calcext:value-type="float">
            <text:p>0.8709375</text:p>
          </table:table-cell>
          <table:table-cell office:value-type="float" office:value="19654.671875" calcext:value-type="float">
            <text:p>19654.671875</text:p>
          </table:table-cell>
          <table:table-cell office:value-type="float" office:value="45.4686853828821" calcext:value-type="float">
            <text:p>45.4686853828821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6150.84375" calcext:value-type="float">
            <text:p>16150.84375</text:p>
          </table:table-cell>
          <table:table-cell office:value-type="float" office:value="44.5832866564007" calcext:value-type="float">
            <text:p>44.5832866564007</text:p>
          </table:table-cell>
          <table:table-cell office:value-type="float" office:value="0.8996875" calcext:value-type="float">
            <text:p>0.8996875</text:p>
          </table:table-cell>
          <table:table-cell office:value-type="float" office:value="15700.359375" calcext:value-type="float">
            <text:p>15700.359375</text:p>
          </table:table-cell>
          <table:table-cell office:value-type="float" office:value="45.7214289290573" calcext:value-type="float">
            <text:p>45.7214289290573</text:p>
          </table:table-cell>
          <table:table-cell table:style-name="ce3" office:value-type="float" office:value="0.9959375" calcext:value-type="float">
            <text:p>0.9959375</text:p>
          </table:table-cell>
          <table:table-cell table:style-name="ce3" office:value-type="float" office:value="3384.609375" calcext:value-type="float">
            <text:p>3384.609375</text:p>
          </table:table-cell>
          <table:table-cell table:style-name="ce3" office:value-type="float" office:value="46.4971604699535" calcext:value-type="float">
            <text:p>46.4971604699535</text:p>
          </table:table-cell>
          <table:table-cell office:value-type="float" office:value="0.9265625" calcext:value-type="float">
            <text:p>0.9265625</text:p>
          </table:table-cell>
          <table:table-cell office:value-type="float" office:value="8100.359375" calcext:value-type="float">
            <text:p>8100.359375</text:p>
          </table:table-cell>
          <table:table-cell office:value-type="float" office:value="46.4830941770961" calcext:value-type="float">
            <text:p>46.4830941770961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802587444868" calcext:value-type="float">
            <text:p>41.6802587444868</text:p>
          </table:table-cell>
          <table:table-cell office:value-type="float" office:value="0.82" calcext:value-type="float">
            <text:p>0.82</text:p>
          </table:table-cell>
          <table:table-cell office:value-type="float" office:value="22" calcext:value-type="float">
            <text:p>22</text:p>
          </table:table-cell>
          <table:table-cell office:value-type="float" office:value="28.1044034090909" calcext:value-type="float">
            <text:p>28.1044034090909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38" calcext:value-type="float">
            <text:p>1338</text:p>
          </table:table-cell>
          <table:table-cell office:value-type="float" office:value="24.7400228194431" calcext:value-type="float">
            <text:p>24.7400228194431</text:p>
          </table:table-cell>
          <table:table-cell office:value-type="float" office:value="0.8725" calcext:value-type="float">
            <text:p>0.8725</text:p>
          </table:table-cell>
          <table:table-cell office:value-type="float" office:value="20869.03125" calcext:value-type="float">
            <text:p>20869.03125</text:p>
          </table:table-cell>
          <table:table-cell office:value-type="float" office:value="42.916063795291" calcext:value-type="float">
            <text:p>42.9160637952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8989.578125" calcext:value-type="float">
            <text:p>18989.578125</text:p>
          </table:table-cell>
          <table:table-cell office:value-type="float" office:value="45.7417931676939" calcext:value-type="float">
            <text:p>45.7417931676939</text:p>
          </table:table-cell>
          <table:table-cell office:value-type="float" office:value="0.8834375" calcext:value-type="float">
            <text:p>0.8834375</text:p>
          </table:table-cell>
          <table:table-cell office:value-type="float" office:value="16152.703125" calcext:value-type="float">
            <text:p>16152.703125</text:p>
          </table:table-cell>
          <table:table-cell office:value-type="float" office:value="44.8954967072508" calcext:value-type="float">
            <text:p>44.8954967072508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16790.140625" calcext:value-type="float">
            <text:p>16790.140625</text:p>
          </table:table-cell>
          <table:table-cell office:value-type="float" office:value="45.4677140328966" calcext:value-type="float">
            <text:p>45.4677140328966</text:p>
          </table:table-cell>
          <table:table-cell table:style-name="ce3" office:value-type="float" office:value="0.9996875" calcext:value-type="float">
            <text:p>0.9996875</text:p>
          </table:table-cell>
          <table:table-cell table:style-name="ce3" office:value-type="float" office:value="3539.859375" calcext:value-type="float">
            <text:p>3539.859375</text:p>
          </table:table-cell>
          <table:table-cell table:style-name="ce3" office:value-type="float" office:value="47.0184791199993" calcext:value-type="float">
            <text:p>47.0184791199993</text:p>
          </table:table-cell>
          <table:table-cell office:value-type="float" office:value="0.9528125" calcext:value-type="float">
            <text:p>0.9528125</text:p>
          </table:table-cell>
          <table:table-cell office:value-type="float" office:value="8255.09375" calcext:value-type="float">
            <text:p>8255.09375</text:p>
          </table:table-cell>
          <table:table-cell office:value-type="float" office:value="46.6265310638364" calcext:value-type="float">
            <text:p>46.6265310638364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311169649185" calcext:value-type="float">
            <text:p>41.3311169649185</text:p>
          </table:table-cell>
          <table:table-cell office:value-type="float" office:value="0.78" calcext:value-type="float">
            <text:p>0.78</text:p>
          </table:table-cell>
          <table:table-cell office:value-type="float" office:value="23.8125" calcext:value-type="float">
            <text:p>23.8125</text:p>
          </table:table-cell>
          <table:table-cell office:value-type="float" office:value="28.8156167979003" calcext:value-type="float">
            <text:p>28.8156167979003</text:p>
          </table:table-cell>
          <table:table-cell office:value-type="float" office:value="0.7784375" calcext:value-type="float">
            <text:p>0.7784375</text:p>
          </table:table-cell>
          <table:table-cell office:value-type="float" office:value="1453" calcext:value-type="float">
            <text:p>1453</text:p>
          </table:table-cell>
          <table:table-cell office:value-type="float" office:value="26.2784954156198" calcext:value-type="float">
            <text:p>26.2784954156198</text:p>
          </table:table-cell>
          <table:table-cell office:value-type="float" office:value="0.87" calcext:value-type="float">
            <text:p>0.87</text:p>
          </table:table-cell>
          <table:table-cell office:value-type="float" office:value="19338.40625" calcext:value-type="float">
            <text:p>19338.40625</text:p>
          </table:table-cell>
          <table:table-cell office:value-type="float" office:value="43.1733038620927" calcext:value-type="float">
            <text:p>43.1733038620927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20118.703125" calcext:value-type="float">
            <text:p>20118.703125</text:p>
          </table:table-cell>
          <table:table-cell office:value-type="float" office:value="44.7535074304963" calcext:value-type="float">
            <text:p>44.7535074304963</text:p>
          </table:table-cell>
          <table:table-cell office:value-type="float" office:value="0.889375" calcext:value-type="float">
            <text:p>0.889375</text:p>
          </table:table-cell>
          <table:table-cell office:value-type="float" office:value="15971.765625" calcext:value-type="float">
            <text:p>15971.765625</text:p>
          </table:table-cell>
          <table:table-cell office:value-type="float" office:value="44.3201630016794" calcext:value-type="float">
            <text:p>44.3201630016794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5991.28125" calcext:value-type="float">
            <text:p>15991.28125</text:p>
          </table:table-cell>
          <table:table-cell office:value-type="float" office:value="46.3062250000872" calcext:value-type="float">
            <text:p>46.3062250000872</text:p>
          </table:table-cell>
          <table:table-cell table:style-name="ce3" office:value-type="float" office:value="0.9990625" calcext:value-type="float">
            <text:p>0.9990625</text:p>
          </table:table-cell>
          <table:table-cell table:style-name="ce3" office:value-type="float" office:value="3247.59375" calcext:value-type="float">
            <text:p>3247.59375</text:p>
          </table:table-cell>
          <table:table-cell table:style-name="ce3" office:value-type="float" office:value="46.1347456723603" calcext:value-type="float">
            <text:p>46.1347456723603</text:p>
          </table:table-cell>
          <table:table-cell office:value-type="float" office:value="0.9646875" calcext:value-type="float">
            <text:p>0.9646875</text:p>
          </table:table-cell>
          <table:table-cell office:value-type="float" office:value="8108.375" calcext:value-type="float">
            <text:p>8108.375</text:p>
          </table:table-cell>
          <table:table-cell office:value-type="float" office:value="46.0048005110217" calcext:value-type="float">
            <text:p>46.0048005110217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98944255984" calcext:value-type="float">
            <text:p>40.8898944255984</text:p>
          </table:table-cell>
          <table:table-cell office:value-type="float" office:value="0.86" calcext:value-type="float">
            <text:p>0.86</text:p>
          </table:table-cell>
          <table:table-cell office:value-type="float" office:value="24.453125" calcext:value-type="float">
            <text:p>24.453125</text:p>
          </table:table-cell>
          <table:table-cell office:value-type="float" office:value="31.8364217252396" calcext:value-type="float">
            <text:p>31.8364217252396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75" calcext:value-type="float">
            <text:p>1375</text:p>
          </table:table-cell>
          <table:table-cell office:value-type="float" office:value="24.6120226677001" calcext:value-type="float">
            <text:p>24.6120226677001</text:p>
          </table:table-cell>
          <table:table-cell office:value-type="float" office:value="0.9053125" calcext:value-type="float">
            <text:p>0.9053125</text:p>
          </table:table-cell>
          <table:table-cell office:value-type="float" office:value="19920.359375" calcext:value-type="float">
            <text:p>19920.359375</text:p>
          </table:table-cell>
          <table:table-cell office:value-type="float" office:value="44.0441252347948" calcext:value-type="float">
            <text:p>44.0441252347948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19910.828125" calcext:value-type="float">
            <text:p>19910.828125</text:p>
          </table:table-cell>
          <table:table-cell office:value-type="float" office:value="45.1559659576578" calcext:value-type="float">
            <text:p>45.1559659576578</text:p>
          </table:table-cell>
          <table:table-cell office:value-type="float" office:value="0.888125" calcext:value-type="float">
            <text:p>0.888125</text:p>
          </table:table-cell>
          <table:table-cell office:value-type="float" office:value="16245.578125" calcext:value-type="float">
            <text:p>16245.578125</text:p>
          </table:table-cell>
          <table:table-cell office:value-type="float" office:value="44.6159912922741" calcext:value-type="float">
            <text:p>44.6159912922741</text:p>
          </table:table-cell>
          <table:table-cell office:value-type="float" office:value="0.9359375" calcext:value-type="float">
            <text:p>0.9359375</text:p>
          </table:table-cell>
          <table:table-cell office:value-type="float" office:value="15852.390625" calcext:value-type="float">
            <text:p>15852.390625</text:p>
          </table:table-cell>
          <table:table-cell office:value-type="float" office:value="46.070940931182" calcext:value-type="float">
            <text:p>46.070940931182</text:p>
          </table:table-cell>
          <table:table-cell table:style-name="ce3" office:value-type="float" office:value="0.9990625" calcext:value-type="float">
            <text:p>0.9990625</text:p>
          </table:table-cell>
          <table:table-cell table:style-name="ce3" office:value-type="float" office:value="3326.21875" calcext:value-type="float">
            <text:p>3326.21875</text:p>
          </table:table-cell>
          <table:table-cell table:style-name="ce3" office:value-type="float" office:value="46.5896158644125" calcext:value-type="float">
            <text:p>46.5896158644125</text:p>
          </table:table-cell>
          <table:table-cell office:value-type="float" office:value="0.948125" calcext:value-type="float">
            <text:p>0.948125</text:p>
          </table:table-cell>
          <table:table-cell office:value-type="float" office:value="8105.953125" calcext:value-type="float">
            <text:p>8105.953125</text:p>
          </table:table-cell>
          <table:table-cell office:value-type="float" office:value="46.2378474245899" calcext:value-type="float">
            <text:p>46.2378474245899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638882705271" calcext:value-type="float">
            <text:p>40.9638882705271</text:p>
          </table:table-cell>
          <table:table-cell office:value-type="float" office:value="0.82" calcext:value-type="float">
            <text:p>0.82</text:p>
          </table:table-cell>
          <table:table-cell office:value-type="float" office:value="23.40625" calcext:value-type="float">
            <text:p>23.40625</text:p>
          </table:table-cell>
          <table:table-cell office:value-type="float" office:value="32.4859813084112" calcext:value-type="float">
            <text:p>32.4859813084112</text:p>
          </table:table-cell>
          <table:table-cell office:value-type="float" office:value="0.8603125" calcext:value-type="float">
            <text:p>0.8603125</text:p>
          </table:table-cell>
          <table:table-cell office:value-type="float" office:value="1587" calcext:value-type="float">
            <text:p>1587</text:p>
          </table:table-cell>
          <table:table-cell office:value-type="float" office:value="29.2077048469789" calcext:value-type="float">
            <text:p>29.2077048469789</text:p>
          </table:table-cell>
          <table:table-cell office:value-type="float" office:value="0.8853125" calcext:value-type="float">
            <text:p>0.8853125</text:p>
          </table:table-cell>
          <table:table-cell office:value-type="float" office:value="19762.453125" calcext:value-type="float">
            <text:p>19762.453125</text:p>
          </table:table-cell>
          <table:table-cell office:value-type="float" office:value="43.3252914650429" calcext:value-type="float">
            <text:p>43.3252914650429</text:p>
          </table:table-cell>
          <table:table-cell office:value-type="float" office:value="0.9559375" calcext:value-type="float">
            <text:p>0.9559375</text:p>
          </table:table-cell>
          <table:table-cell office:value-type="float" office:value="18599.40625" calcext:value-type="float">
            <text:p>18599.40625</text:p>
          </table:table-cell>
          <table:table-cell office:value-type="float" office:value="45.6560898414251" calcext:value-type="float">
            <text:p>45.6560898414251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16295.484375" calcext:value-type="float">
            <text:p>16295.484375</text:p>
          </table:table-cell>
          <table:table-cell office:value-type="float" office:value="44.9361988088302" calcext:value-type="float">
            <text:p>44.9361988088302</text:p>
          </table:table-cell>
          <table:table-cell office:value-type="float" office:value="0.8890625" calcext:value-type="float">
            <text:p>0.8890625</text:p>
          </table:table-cell>
          <table:table-cell office:value-type="float" office:value="15836.34375" calcext:value-type="float">
            <text:p>15836.34375</text:p>
          </table:table-cell>
          <table:table-cell office:value-type="float" office:value="46.2783173450908" calcext:value-type="float">
            <text:p>46.2783173450908</text:p>
          </table:table-cell>
          <table:table-cell table:style-name="ce3" office:value-type="float" office:value="0.993125" calcext:value-type="float">
            <text:p>0.993125</text:p>
          </table:table-cell>
          <table:table-cell table:style-name="ce3" office:value-type="float" office:value="3465.125" calcext:value-type="float">
            <text:p>3465.125</text:p>
          </table:table-cell>
          <table:table-cell table:style-name="ce3" office:value-type="float" office:value="46.2896502665426" calcext:value-type="float">
            <text:p>46.2896502665426</text:p>
          </table:table-cell>
          <table:table-cell office:value-type="float" office:value="0.963125" calcext:value-type="float">
            <text:p>0.963125</text:p>
          </table:table-cell>
          <table:table-cell office:value-type="float" office:value="8030.921875" calcext:value-type="float">
            <text:p>8030.921875</text:p>
          </table:table-cell>
          <table:table-cell office:value-type="float" office:value="46.3662588643123" calcext:value-type="float">
            <text:p>46.3662588643123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782976024183" calcext:value-type="float">
            <text:p>40.9782976024183</text:p>
          </table:table-cell>
          <table:table-cell office:value-type="float" office:value="0.86" calcext:value-type="float">
            <text:p>0.86</text:p>
          </table:table-cell>
          <table:table-cell office:value-type="float" office:value="23.28125" calcext:value-type="float">
            <text:p>23.28125</text:p>
          </table:table-cell>
          <table:table-cell office:value-type="float" office:value="30.2557046979866" calcext:value-type="float">
            <text:p>30.2557046979866</text:p>
          </table:table-cell>
          <table:table-cell office:value-type="float" office:value="0.86" calcext:value-type="float">
            <text:p>0.86</text:p>
          </table:table-cell>
          <table:table-cell office:value-type="float" office:value="1447" calcext:value-type="float">
            <text:p>1447</text:p>
          </table:table-cell>
          <table:table-cell office:value-type="float" office:value="26.6507011986322" calcext:value-type="float">
            <text:p>26.6507011986322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19801.140625" calcext:value-type="float">
            <text:p>19801.140625</text:p>
          </table:table-cell>
          <table:table-cell office:value-type="float" office:value="43.5958370801412" calcext:value-type="float">
            <text:p>43.5958370801412</text:p>
          </table:table-cell>
          <table:table-cell office:value-type="float" office:value="0.898125" calcext:value-type="float">
            <text:p>0.898125</text:p>
          </table:table-cell>
          <table:table-cell office:value-type="float" office:value="19299.921875" calcext:value-type="float">
            <text:p>19299.921875</text:p>
          </table:table-cell>
          <table:table-cell office:value-type="float" office:value="44.7991712562923" calcext:value-type="float">
            <text:p>44.799171256292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16690.65625" calcext:value-type="float">
            <text:p>16690.65625</text:p>
          </table:table-cell>
          <table:table-cell office:value-type="float" office:value="44.5591654160876" calcext:value-type="float">
            <text:p>44.5591654160876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5994.96875" calcext:value-type="float">
            <text:p>15994.96875</text:p>
          </table:table-cell>
          <table:table-cell office:value-type="float" office:value="45.1587967554155" calcext:value-type="float">
            <text:p>45.1587967554155</text:p>
          </table:table-cell>
          <table:table-cell table:style-name="ce3" office:value-type="float" office:value="0.998125" calcext:value-type="float">
            <text:p>0.998125</text:p>
          </table:table-cell>
          <table:table-cell table:style-name="ce3" office:value-type="float" office:value="3117.859375" calcext:value-type="float">
            <text:p>3117.859375</text:p>
          </table:table-cell>
          <table:table-cell table:style-name="ce3" office:value-type="float" office:value="45.8175574401557" calcext:value-type="float">
            <text:p>45.8175574401557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7818.578125" calcext:value-type="float">
            <text:p>7818.578125</text:p>
          </table:table-cell>
          <table:table-cell office:value-type="float" office:value="46.7937262619402" calcext:value-type="float">
            <text:p>46.7937262619402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244836395751" calcext:value-type="float">
            <text:p>106.244836395751</text:p>
          </table:table-cell>
          <table:table-cell office:value-type="float" office:value="0.7" calcext:value-type="float">
            <text:p>0.7</text:p>
          </table:table-cell>
          <table:table-cell office:value-type="float" office:value="17.859375" calcext:value-type="float">
            <text:p>17.859375</text:p>
          </table:table-cell>
          <table:table-cell office:value-type="float" office:value="92.8503937007873" calcext:value-type="float">
            <text:p>92.8503937007873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1028" calcext:value-type="float">
            <text:p>1028</text:p>
          </table:table-cell>
          <table:table-cell office:value-type="float" office:value="82.788574836032" calcext:value-type="float">
            <text:p>82.788574836032</text:p>
          </table:table-cell>
          <table:table-cell office:value-type="float" office:value="0.4640625" calcext:value-type="float">
            <text:p>0.4640625</text:p>
          </table:table-cell>
          <table:table-cell office:value-type="float" office:value="27179.703125" calcext:value-type="float">
            <text:p>27179.703125</text:p>
          </table:table-cell>
          <table:table-cell office:value-type="float" office:value="67.2610252198344" calcext:value-type="float">
            <text:p>67.2610252198344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6495.640625" calcext:value-type="float">
            <text:p>26495.640625</text:p>
          </table:table-cell>
          <table:table-cell office:value-type="float" office:value="76.1755311653242" calcext:value-type="float">
            <text:p>76.1755311653242</text:p>
          </table:table-cell>
          <table:table-cell office:value-type="float" office:value="0.47421875" calcext:value-type="float">
            <text:p>0.47421875</text:p>
          </table:table-cell>
          <table:table-cell office:value-type="float" office:value="21090.125" calcext:value-type="float">
            <text:p>21090.125</text:p>
          </table:table-cell>
          <table:table-cell office:value-type="float" office:value="70.0900211806742" calcext:value-type="float">
            <text:p>70.0900211806742</text:p>
          </table:table-cell>
          <table:table-cell office:value-type="float" office:value="0.49453125" calcext:value-type="float">
            <text:p>0.49453125</text:p>
          </table:table-cell>
          <table:table-cell office:value-type="float" office:value="20997.6875" calcext:value-type="float">
            <text:p>20997.6875</text:p>
          </table:table-cell>
          <table:table-cell office:value-type="float" office:value="75.2211185772289" calcext:value-type="float">
            <text:p>75.2211185772289</text:p>
          </table:table-cell>
          <table:table-cell table:style-name="ce3" office:value-type="float" office:value="0.8953125" calcext:value-type="float">
            <text:p>0.8953125</text:p>
          </table:table-cell>
          <table:table-cell table:style-name="ce3" office:value-type="float" office:value="2251.546875" calcext:value-type="float">
            <text:p>2251.546875</text:p>
          </table:table-cell>
          <table:table-cell table:style-name="ce3" office:value-type="float" office:value="110.162727989347" calcext:value-type="float">
            <text:p>110.162727989347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5111.609375" calcext:value-type="float">
            <text:p>5111.609375</text:p>
          </table:table-cell>
          <table:table-cell office:value-type="float" office:value="94.4402859019807" calcext:value-type="float">
            <text:p>94.4402859019807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386978133269" calcext:value-type="float">
            <text:p>106.386978133269</text:p>
          </table:table-cell>
          <table:table-cell office:value-type="float" office:value="0.45" calcext:value-type="float">
            <text:p>0.45</text:p>
          </table:table-cell>
          <table:table-cell office:value-type="float" office:value="18.84375" calcext:value-type="float">
            <text:p>18.84375</text:p>
          </table:table-cell>
          <table:table-cell office:value-type="float" office:value="92.6674958540631" calcext:value-type="float">
            <text:p>92.6674958540631</text:p>
          </table:table-cell>
          <table:table-cell office:value-type="float" office:value="0.40390625" calcext:value-type="float">
            <text:p>0.40390625</text:p>
          </table:table-cell>
          <table:table-cell office:value-type="float" office:value="1339" calcext:value-type="float">
            <text:p>1339</text:p>
          </table:table-cell>
          <table:table-cell office:value-type="float" office:value="93.9760298901755" calcext:value-type="float">
            <text:p>93.976029890175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26347.015625" calcext:value-type="float">
            <text:p>26347.015625</text:p>
          </table:table-cell>
          <table:table-cell office:value-type="float" office:value="68.8816964909405" calcext:value-type="float">
            <text:p>68.881696490940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26475.828125" calcext:value-type="float">
            <text:p>26475.828125</text:p>
          </table:table-cell>
          <table:table-cell office:value-type="float" office:value="76.0069755428476" calcext:value-type="float">
            <text:p>76.0069755428476</text:p>
          </table:table-cell>
          <table:table-cell office:value-type="float" office:value="0.71171875" calcext:value-type="float">
            <text:p>0.71171875</text:p>
          </table:table-cell>
          <table:table-cell office:value-type="float" office:value="20948.34375" calcext:value-type="float">
            <text:p>20948.34375</text:p>
          </table:table-cell>
          <table:table-cell office:value-type="float" office:value="70.1062826366905" calcext:value-type="float">
            <text:p>70.1062826366905</text:p>
          </table:table-cell>
          <table:table-cell office:value-type="float" office:value="0.49296875" calcext:value-type="float">
            <text:p>0.49296875</text:p>
          </table:table-cell>
          <table:table-cell office:value-type="float" office:value="21018.84375" calcext:value-type="float">
            <text:p>21018.84375</text:p>
          </table:table-cell>
          <table:table-cell office:value-type="float" office:value="76.1664701136409" calcext:value-type="float">
            <text:p>76.1664701136409</text:p>
          </table:table-cell>
          <table:table-cell table:style-name="ce3" office:value-type="float" office:value="0.86171875" calcext:value-type="float">
            <text:p>0.86171875</text:p>
          </table:table-cell>
          <table:table-cell table:style-name="ce3" office:value-type="float" office:value="2337.03125" calcext:value-type="float">
            <text:p>2337.03125</text:p>
          </table:table-cell>
          <table:table-cell table:style-name="ce3" office:value-type="float" office:value="105.472821119618" calcext:value-type="float">
            <text:p>105.472821119618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893.125" calcext:value-type="float">
            <text:p>4893.125</text:p>
          </table:table-cell>
          <table:table-cell office:value-type="float" office:value="94.6781024208367" calcext:value-type="float">
            <text:p>94.6781024208367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80593061677" calcext:value-type="float">
            <text:p>105.480593061677</text:p>
          </table:table-cell>
          <table:table-cell office:value-type="float" office:value="0.55" calcext:value-type="float">
            <text:p>0.55</text:p>
          </table:table-cell>
          <table:table-cell office:value-type="float" office:value="24.671875" calcext:value-type="float">
            <text:p>24.671875</text:p>
          </table:table-cell>
          <table:table-cell office:value-type="float" office:value="109.544648511716" calcext:value-type="float">
            <text:p>109.544648511716</text:p>
          </table:table-cell>
          <table:table-cell office:value-type="float" office:value="0.69609375" calcext:value-type="float">
            <text:p>0.69609375</text:p>
          </table:table-cell>
          <table:table-cell office:value-type="float" office:value="1032" calcext:value-type="float">
            <text:p>1032</text:p>
          </table:table-cell>
          <table:table-cell office:value-type="float" office:value="89.2861294433129" calcext:value-type="float">
            <text:p>89.2861294433129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27287.390625" calcext:value-type="float">
            <text:p>27287.390625</text:p>
          </table:table-cell>
          <table:table-cell office:value-type="float" office:value="67.356848266534" calcext:value-type="float">
            <text:p>67.356848266534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27085" calcext:value-type="float">
            <text:p>27085</text:p>
          </table:table-cell>
          <table:table-cell office:value-type="float" office:value="70.5632506409186" calcext:value-type="float">
            <text:p>70.5632506409186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20886.578125" calcext:value-type="float">
            <text:p>20886.578125</text:p>
          </table:table-cell>
          <table:table-cell office:value-type="float" office:value="73.6144962806831" calcext:value-type="float">
            <text:p>73.614496280683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0920.484375" calcext:value-type="float">
            <text:p>20920.484375</text:p>
          </table:table-cell>
          <table:table-cell office:value-type="float" office:value="76.3169746739266" calcext:value-type="float">
            <text:p>76.3169746739266</text:p>
          </table:table-cell>
          <table:table-cell table:style-name="ce3" office:value-type="float" office:value="0.87421875" calcext:value-type="float">
            <text:p>0.87421875</text:p>
          </table:table-cell>
          <table:table-cell table:style-name="ce3" office:value-type="float" office:value="2565.46875" calcext:value-type="float">
            <text:p>2565.46875</text:p>
          </table:table-cell>
          <table:table-cell table:style-name="ce3" office:value-type="float" office:value="108.787850199029" calcext:value-type="float">
            <text:p>108.787850199029</text:p>
          </table:table-cell>
          <table:table-cell office:value-type="float" office:value="0.76484375" calcext:value-type="float">
            <text:p>0.76484375</text:p>
          </table:table-cell>
          <table:table-cell office:value-type="float" office:value="5104.25" calcext:value-type="float">
            <text:p>5104.25</text:p>
          </table:table-cell>
          <table:table-cell office:value-type="float" office:value="96.5972164556871" calcext:value-type="float">
            <text:p>96.5972164556871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70714153116" calcext:value-type="float">
            <text:p>106.670714153116</text:p>
          </table:table-cell>
          <table:table-cell office:value-type="float" office:value="0.5" calcext:value-type="float">
            <text:p>0.5</text:p>
          </table:table-cell>
          <table:table-cell office:value-type="float" office:value="18.796875" calcext:value-type="float">
            <text:p>18.796875</text:p>
          </table:table-cell>
          <table:table-cell office:value-type="float" office:value="99.2926018287615" calcext:value-type="float">
            <text:p>99.292601828761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57" calcext:value-type="float">
            <text:p>1057</text:p>
          </table:table-cell>
          <table:table-cell office:value-type="float" office:value="85.5817038555651" calcext:value-type="float">
            <text:p>85.5817038555651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606.75" calcext:value-type="float">
            <text:p>26606.75</text:p>
          </table:table-cell>
          <table:table-cell office:value-type="float" office:value="68.322934188974" calcext:value-type="float">
            <text:p>68.322934188974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26449.4375" calcext:value-type="float">
            <text:p>26449.4375</text:p>
          </table:table-cell>
          <table:table-cell office:value-type="float" office:value="70.7191456690423" calcext:value-type="float">
            <text:p>70.7191456690423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21083.796875" calcext:value-type="float">
            <text:p>21083.796875</text:p>
          </table:table-cell>
          <table:table-cell office:value-type="float" office:value="70.2042913444537" calcext:value-type="float">
            <text:p>70.2042913444537</text:p>
          </table:table-cell>
          <table:table-cell office:value-type="float" office:value="0.68515625" calcext:value-type="float">
            <text:p>0.68515625</text:p>
          </table:table-cell>
          <table:table-cell office:value-type="float" office:value="20915.125" calcext:value-type="float">
            <text:p>20915.125</text:p>
          </table:table-cell>
          <table:table-cell office:value-type="float" office:value="77.3973500289374" calcext:value-type="float">
            <text:p>77.3973500289374</text:p>
          </table:table-cell>
          <table:table-cell table:style-name="ce3" office:value-type="float" office:value="0.840625" calcext:value-type="float">
            <text:p>0.840625</text:p>
          </table:table-cell>
          <table:table-cell table:style-name="ce3" office:value-type="float" office:value="2472.625" calcext:value-type="float">
            <text:p>2472.625</text:p>
          </table:table-cell>
          <table:table-cell table:style-name="ce3" office:value-type="float" office:value="109.312033035538" calcext:value-type="float">
            <text:p>109.312033035538</text:p>
          </table:table-cell>
          <table:table-cell office:value-type="float" office:value="0.70078125" calcext:value-type="float">
            <text:p>0.70078125</text:p>
          </table:table-cell>
          <table:table-cell office:value-type="float" office:value="4927.03125" calcext:value-type="float">
            <text:p>4927.03125</text:p>
          </table:table-cell>
          <table:table-cell office:value-type="float" office:value="93.2637961472223" calcext:value-type="float">
            <text:p>93.2637961472223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39823363048" calcext:value-type="float">
            <text:p>103.39823363048</text:p>
          </table:table-cell>
          <table:table-cell office:value-type="float" office:value="0.7" calcext:value-type="float">
            <text:p>0.7</text:p>
          </table:table-cell>
          <table:table-cell office:value-type="float" office:value="18.546875" calcext:value-type="float">
            <text:p>18.546875</text:p>
          </table:table-cell>
          <table:table-cell office:value-type="float" office:value="104.441449031171" calcext:value-type="float">
            <text:p>104.441449031171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81" calcext:value-type="float">
            <text:p>1081</text:p>
          </table:table-cell>
          <table:table-cell office:value-type="float" office:value="78.8163863751457" calcext:value-type="float">
            <text:p>78.816386375145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27057.484375" calcext:value-type="float">
            <text:p>27057.484375</text:p>
          </table:table-cell>
          <table:table-cell office:value-type="float" office:value="69.5912438724326" calcext:value-type="float">
            <text:p>69.591243872432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27282.390625" calcext:value-type="float">
            <text:p>27282.390625</text:p>
          </table:table-cell>
          <table:table-cell office:value-type="float" office:value="72.702928384612" calcext:value-type="float">
            <text:p>72.702928384612</text:p>
          </table:table-cell>
          <table:table-cell office:value-type="float" office:value="0.33828125" calcext:value-type="float">
            <text:p>0.33828125</text:p>
          </table:table-cell>
          <table:table-cell office:value-type="float" office:value="20744.515625" calcext:value-type="float">
            <text:p>20744.515625</text:p>
          </table:table-cell>
          <table:table-cell office:value-type="float" office:value="71.2937388800189" calcext:value-type="float">
            <text:p>71.2937388800189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21511.828125" calcext:value-type="float">
            <text:p>21511.828125</text:p>
          </table:table-cell>
          <table:table-cell office:value-type="float" office:value="79.1536509533361" calcext:value-type="float">
            <text:p>79.1536509533361</text:p>
          </table:table-cell>
          <table:table-cell table:style-name="ce3" office:value-type="float" office:value="0.88359375" calcext:value-type="float">
            <text:p>0.88359375</text:p>
          </table:table-cell>
          <table:table-cell table:style-name="ce3" office:value-type="float" office:value="2417.34375" calcext:value-type="float">
            <text:p>2417.34375</text:p>
          </table:table-cell>
          <table:table-cell table:style-name="ce3" office:value-type="float" office:value="107.442370009809" calcext:value-type="float">
            <text:p>107.442370009809</text:p>
          </table:table-cell>
          <table:table-cell office:value-type="float" office:value="0.66484375" calcext:value-type="float">
            <text:p>0.66484375</text:p>
          </table:table-cell>
          <table:table-cell office:value-type="float" office:value="5019.453125" calcext:value-type="float">
            <text:p>5019.453125</text:p>
          </table:table-cell>
          <table:table-cell office:value-type="float" office:value="93.3414458328466" calcext:value-type="float">
            <text:p>93.3414458328466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180617074212" calcext:value-type="float">
            <text:p>105.180617074212</text:p>
          </table:table-cell>
          <table:table-cell office:value-type="float" office:value="0.6" calcext:value-type="float">
            <text:p>0.6</text:p>
          </table:table-cell>
          <table:table-cell office:value-type="float" office:value="12.46875" calcext:value-type="float">
            <text:p>12.46875</text:p>
          </table:table-cell>
          <table:table-cell office:value-type="float" office:value="88.8032581453635" calcext:value-type="float">
            <text:p>88.8032581453635</text:p>
          </table:table-cell>
          <table:table-cell office:value-type="float" office:value="0.55234375" calcext:value-type="float">
            <text:p>0.55234375</text:p>
          </table:table-cell>
          <table:table-cell office:value-type="float" office:value="888" calcext:value-type="float">
            <text:p>888</text:p>
          </table:table-cell>
          <table:table-cell office:value-type="float" office:value="79.2063914012187" calcext:value-type="float">
            <text:p>79.206391401218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8024.75" calcext:value-type="float">
            <text:p>28024.75</text:p>
          </table:table-cell>
          <table:table-cell office:value-type="float" office:value="67.549095949151" calcext:value-type="float">
            <text:p>67.549095949151</text:p>
          </table:table-cell>
          <table:table-cell office:value-type="float" office:value="0.60859375" calcext:value-type="float">
            <text:p>0.60859375</text:p>
          </table:table-cell>
          <table:table-cell office:value-type="float" office:value="24822.890625" calcext:value-type="float">
            <text:p>24822.890625</text:p>
          </table:table-cell>
          <table:table-cell office:value-type="float" office:value="74.8182000072921" calcext:value-type="float">
            <text:p>74.8182000072921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0965.734375" calcext:value-type="float">
            <text:p>20965.734375</text:p>
          </table:table-cell>
          <table:table-cell office:value-type="float" office:value="70.1532575736287" calcext:value-type="float">
            <text:p>70.1532575736287</text:p>
          </table:table-cell>
          <table:table-cell office:value-type="float" office:value="0.50234375" calcext:value-type="float">
            <text:p>0.50234375</text:p>
          </table:table-cell>
          <table:table-cell office:value-type="float" office:value="21704" calcext:value-type="float">
            <text:p>21704</text:p>
          </table:table-cell>
          <table:table-cell office:value-type="float" office:value="76.2157987331775" calcext:value-type="float">
            <text:p>76.2157987331775</text:p>
          </table:table-cell>
          <table:table-cell table:style-name="ce3" office:value-type="float" office:value="0.821875" calcext:value-type="float">
            <text:p>0.821875</text:p>
          </table:table-cell>
          <table:table-cell table:style-name="ce3" office:value-type="float" office:value="2543.625" calcext:value-type="float">
            <text:p>2543.625</text:p>
          </table:table-cell>
          <table:table-cell table:style-name="ce3" office:value-type="float" office:value="111.082481015549" calcext:value-type="float">
            <text:p>111.082481015549</text:p>
          </table:table-cell>
          <table:table-cell office:value-type="float" office:value="0.64609375" calcext:value-type="float">
            <text:p>0.64609375</text:p>
          </table:table-cell>
          <table:table-cell office:value-type="float" office:value="5109.484375" calcext:value-type="float">
            <text:p>5109.484375</text:p>
          </table:table-cell>
          <table:table-cell office:value-type="float" office:value="95.1968623126877" calcext:value-type="float">
            <text:p>95.1968623126877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27696738772" calcext:value-type="float">
            <text:p>105.427696738772</text:p>
          </table:table-cell>
          <table:table-cell office:value-type="float" office:value="0.55" calcext:value-type="float">
            <text:p>0.55</text:p>
          </table:table-cell>
          <table:table-cell office:value-type="float" office:value="16.65625" calcext:value-type="float">
            <text:p>16.65625</text:p>
          </table:table-cell>
          <table:table-cell office:value-type="float" office:value="95.8996247654786" calcext:value-type="float">
            <text:p>95.8996247654786</text:p>
          </table:table-cell>
          <table:table-cell office:value-type="float" office:value="0.59921875" calcext:value-type="float">
            <text:p>0.59921875</text:p>
          </table:table-cell>
          <table:table-cell office:value-type="float" office:value="956" calcext:value-type="float">
            <text:p>956</text:p>
          </table:table-cell>
          <table:table-cell office:value-type="float" office:value="82.5074699051987" calcext:value-type="float">
            <text:p>82.5074699051987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26856.1875" calcext:value-type="float">
            <text:p>26856.1875</text:p>
          </table:table-cell>
          <table:table-cell office:value-type="float" office:value="67.2178089352421" calcext:value-type="float">
            <text:p>67.217808935242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6545.328125" calcext:value-type="float">
            <text:p>26545.328125</text:p>
          </table:table-cell>
          <table:table-cell office:value-type="float" office:value="75.3880974744452" calcext:value-type="float">
            <text:p>75.3880974744452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20730.609375" calcext:value-type="float">
            <text:p>20730.609375</text:p>
          </table:table-cell>
          <table:table-cell office:value-type="float" office:value="72.5107188981679" calcext:value-type="float">
            <text:p>72.5107188981679</text:p>
          </table:table-cell>
          <table:table-cell office:value-type="float" office:value="0.44296875" calcext:value-type="float">
            <text:p>0.44296875</text:p>
          </table:table-cell>
          <table:table-cell office:value-type="float" office:value="21391.5625" calcext:value-type="float">
            <text:p>21391.5625</text:p>
          </table:table-cell>
          <table:table-cell office:value-type="float" office:value="76.1218704081598" calcext:value-type="float">
            <text:p>76.1218704081598</text:p>
          </table:table-cell>
          <table:table-cell table:style-name="ce3" office:value-type="float" office:value="0.8796875" calcext:value-type="float">
            <text:p>0.8796875</text:p>
          </table:table-cell>
          <table:table-cell table:style-name="ce3" office:value-type="float" office:value="2342.546875" calcext:value-type="float">
            <text:p>2342.546875</text:p>
          </table:table-cell>
          <table:table-cell table:style-name="ce3" office:value-type="float" office:value="113.751624867994" calcext:value-type="float">
            <text:p>113.751624867994</text:p>
          </table:table-cell>
          <table:table-cell office:value-type="float" office:value="0.77265625" calcext:value-type="float">
            <text:p>0.77265625</text:p>
          </table:table-cell>
          <table:table-cell office:value-type="float" office:value="4951.734375" calcext:value-type="float">
            <text:p>4951.734375</text:p>
          </table:table-cell>
          <table:table-cell office:value-type="float" office:value="97.4732157506696" calcext:value-type="float">
            <text:p>97.4732157506696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56260889034" calcext:value-type="float">
            <text:p>105.056260889034</text:p>
          </table:table-cell>
          <table:table-cell office:value-type="float" office:value="0.65" calcext:value-type="float">
            <text:p>0.65</text:p>
          </table:table-cell>
          <table:table-cell office:value-type="float" office:value="12.953125" calcext:value-type="float">
            <text:p>12.953125</text:p>
          </table:table-cell>
          <table:table-cell office:value-type="float" office:value="85.4849215922798" calcext:value-type="float">
            <text:p>85.4849215922798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1157" calcext:value-type="float">
            <text:p>1157</text:p>
          </table:table-cell>
          <table:table-cell office:value-type="float" office:value="93.4444814183573" calcext:value-type="float">
            <text:p>93.4444814183573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27239.90625" calcext:value-type="float">
            <text:p>27239.90625</text:p>
          </table:table-cell>
          <table:table-cell office:value-type="float" office:value="67.9778218517821" calcext:value-type="float">
            <text:p>67.9778218517821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27563" calcext:value-type="float">
            <text:p>27563</text:p>
          </table:table-cell>
          <table:table-cell office:value-type="float" office:value="74.7229071640657" calcext:value-type="float">
            <text:p>74.7229071640657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0626.203125" calcext:value-type="float">
            <text:p>20626.203125</text:p>
          </table:table-cell>
          <table:table-cell office:value-type="float" office:value="71.8843174382844" calcext:value-type="float">
            <text:p>71.8843174382844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21220.03125" calcext:value-type="float">
            <text:p>21220.03125</text:p>
          </table:table-cell>
          <table:table-cell office:value-type="float" office:value="76.9567589838296" calcext:value-type="float">
            <text:p>76.9567589838296</text:p>
          </table:table-cell>
          <table:table-cell table:style-name="ce3" office:value-type="float" office:value="0.90078125" calcext:value-type="float">
            <text:p>0.90078125</text:p>
          </table:table-cell>
          <table:table-cell table:style-name="ce3" office:value-type="float" office:value="2454.28125" calcext:value-type="float">
            <text:p>2454.28125</text:p>
          </table:table-cell>
          <table:table-cell table:style-name="ce3" office:value-type="float" office:value="111.482940635802" calcext:value-type="float">
            <text:p>111.482940635802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5025.0625" calcext:value-type="float">
            <text:p>5025.0625</text:p>
          </table:table-cell>
          <table:table-cell office:value-type="float" office:value="91.7270782845197" calcext:value-type="float">
            <text:p>91.7270782845197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19017529189" calcext:value-type="float">
            <text:p>106.619017529189</text:p>
          </table:table-cell>
          <table:table-cell office:value-type="float" office:value="0.65" calcext:value-type="float">
            <text:p>0.65</text:p>
          </table:table-cell>
          <table:table-cell office:value-type="float" office:value="20.15625" calcext:value-type="float">
            <text:p>20.15625</text:p>
          </table:table-cell>
          <table:table-cell office:value-type="float" office:value="107.027131782946" calcext:value-type="float">
            <text:p>107.027131782946</text:p>
          </table:table-cell>
          <table:table-cell office:value-type="float" office:value="0.55" calcext:value-type="float">
            <text:p>0.55</text:p>
          </table:table-cell>
          <table:table-cell office:value-type="float" office:value="949" calcext:value-type="float">
            <text:p>949</text:p>
          </table:table-cell>
          <table:table-cell office:value-type="float" office:value="86.297174705991" calcext:value-type="float">
            <text:p>86.297174705991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27441.765625" calcext:value-type="float">
            <text:p>27441.765625</text:p>
          </table:table-cell>
          <table:table-cell office:value-type="float" office:value="65.208587757518" calcext:value-type="float">
            <text:p>65.208587757518</text:p>
          </table:table-cell>
          <table:table-cell office:value-type="float" office:value="0.59453125" calcext:value-type="float">
            <text:p>0.59453125</text:p>
          </table:table-cell>
          <table:table-cell office:value-type="float" office:value="25985.65625" calcext:value-type="float">
            <text:p>25985.65625</text:p>
          </table:table-cell>
          <table:table-cell office:value-type="float" office:value="73.175170832326" calcext:value-type="float">
            <text:p>73.175170832326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21487.578125" calcext:value-type="float">
            <text:p>21487.578125</text:p>
          </table:table-cell>
          <table:table-cell office:value-type="float" office:value="68.1725397691004" calcext:value-type="float">
            <text:p>68.1725397691004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21745.6875" calcext:value-type="float">
            <text:p>21745.6875</text:p>
          </table:table-cell>
          <table:table-cell office:value-type="float" office:value="76.5951833695651" calcext:value-type="float">
            <text:p>76.5951833695651</text:p>
          </table:table-cell>
          <table:table-cell table:style-name="ce3" office:value-type="float" office:value="0.86796875" calcext:value-type="float">
            <text:p>0.86796875</text:p>
          </table:table-cell>
          <table:table-cell table:style-name="ce3" office:value-type="float" office:value="2458.28125" calcext:value-type="float">
            <text:p>2458.28125</text:p>
          </table:table-cell>
          <table:table-cell table:style-name="ce3" office:value-type="float" office:value="111.319378729561" calcext:value-type="float">
            <text:p>111.319378729561</text:p>
          </table:table-cell>
          <table:table-cell office:value-type="float" office:value="0.61484375" calcext:value-type="float">
            <text:p>0.61484375</text:p>
          </table:table-cell>
          <table:table-cell office:value-type="float" office:value="4988.9375" calcext:value-type="float">
            <text:p>4988.9375</text:p>
          </table:table-cell>
          <table:table-cell office:value-type="float" office:value="92.7111571251575" calcext:value-type="float">
            <text:p>92.7111571251575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92686248399" calcext:value-type="float">
            <text:p>105.492686248399</text:p>
          </table:table-cell>
          <table:table-cell office:value-type="float" office:value="0.85" calcext:value-type="float">
            <text:p>0.85</text:p>
          </table:table-cell>
          <table:table-cell office:value-type="float" office:value="15.3125" calcext:value-type="float">
            <text:p>15.3125</text:p>
          </table:table-cell>
          <table:table-cell office:value-type="float" office:value="97.2275510204081" calcext:value-type="float">
            <text:p>97.2275510204081</text:p>
          </table:table-cell>
          <table:table-cell office:value-type="float" office:value="0.54609375" calcext:value-type="float">
            <text:p>0.54609375</text:p>
          </table:table-cell>
          <table:table-cell office:value-type="float" office:value="1302" calcext:value-type="float">
            <text:p>1302</text:p>
          </table:table-cell>
          <table:table-cell office:value-type="float" office:value="93.9253304192796" calcext:value-type="float">
            <text:p>93.9253304192796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26894.09375" calcext:value-type="float">
            <text:p>26894.09375</text:p>
          </table:table-cell>
          <table:table-cell office:value-type="float" office:value="68.7205906477194" calcext:value-type="float">
            <text:p>68.7205906477194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747.890625" calcext:value-type="float">
            <text:p>26747.890625</text:p>
          </table:table-cell>
          <table:table-cell office:value-type="float" office:value="77.4725169517938" calcext:value-type="float">
            <text:p>77.4725169517938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20921.015625" calcext:value-type="float">
            <text:p>20921.015625</text:p>
          </table:table-cell>
          <table:table-cell office:value-type="float" office:value="74.6557893183609" calcext:value-type="float">
            <text:p>74.6557893183609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20671.1875" calcext:value-type="float">
            <text:p>20671.1875</text:p>
          </table:table-cell>
          <table:table-cell office:value-type="float" office:value="75.3913742233237" calcext:value-type="float">
            <text:p>75.3913742233237</text:p>
          </table:table-cell>
          <table:table-cell table:style-name="ce3" office:value-type="float" office:value="0.8734375" calcext:value-type="float">
            <text:p>0.8734375</text:p>
          </table:table-cell>
          <table:table-cell table:style-name="ce3" office:value-type="float" office:value="2376.6875" calcext:value-type="float">
            <text:p>2376.6875</text:p>
          </table:table-cell>
          <table:table-cell table:style-name="ce3" office:value-type="float" office:value="109.459836469228" calcext:value-type="float">
            <text:p>109.459836469228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4797.5" calcext:value-type="float">
            <text:p>4797.5</text:p>
          </table:table-cell>
          <table:table-cell office:value-type="float" office:value="100.08065034932" calcext:value-type="float">
            <text:p>100.08065034932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721435592649" calcext:value-type="float">
            <text:p>105.721435592649</text:p>
          </table:table-cell>
          <table:table-cell office:value-type="float" office:value="0.7" calcext:value-type="float">
            <text:p>0.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05.798841059603" calcext:value-type="float">
            <text:p>105.798841059603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1005" calcext:value-type="float">
            <text:p>1005</text:p>
          </table:table-cell>
          <table:table-cell office:value-type="float" office:value="77.3346019118069" calcext:value-type="float">
            <text:p>77.3346019118069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7435.328125" calcext:value-type="float">
            <text:p>27435.328125</text:p>
          </table:table-cell>
          <table:table-cell office:value-type="float" office:value="69.0123659141037" calcext:value-type="float">
            <text:p>69.0123659141037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26850.109375" calcext:value-type="float">
            <text:p>26850.109375</text:p>
          </table:table-cell>
          <table:table-cell office:value-type="float" office:value="76.679655915235" calcext:value-type="float">
            <text:p>76.679655915235</text:p>
          </table:table-cell>
          <table:table-cell office:value-type="float" office:value="0.53203125" calcext:value-type="float">
            <text:p>0.53203125</text:p>
          </table:table-cell>
          <table:table-cell office:value-type="float" office:value="20766.296875" calcext:value-type="float">
            <text:p>20766.296875</text:p>
          </table:table-cell>
          <table:table-cell office:value-type="float" office:value="71.8130791045366" calcext:value-type="float">
            <text:p>71.8130791045366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21616.59375" calcext:value-type="float">
            <text:p>21616.59375</text:p>
          </table:table-cell>
          <table:table-cell office:value-type="float" office:value="73.4078862119553" calcext:value-type="float">
            <text:p>73.4078862119553</text:p>
          </table:table-cell>
          <table:table-cell table:style-name="ce3" office:value-type="float" office:value="0.86171875" calcext:value-type="float">
            <text:p>0.86171875</text:p>
          </table:table-cell>
          <table:table-cell table:style-name="ce3" office:value-type="float" office:value="2526.359375" calcext:value-type="float">
            <text:p>2526.359375</text:p>
          </table:table-cell>
          <table:table-cell table:style-name="ce3" office:value-type="float" office:value="110.765274874583" calcext:value-type="float">
            <text:p>110.765274874583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4961.609375" calcext:value-type="float">
            <text:p>4961.609375</text:p>
          </table:table-cell>
          <table:table-cell office:value-type="float" office:value="94.0205474987085" calcext:value-type="float">
            <text:p>94.0205474987085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422461285542" calcext:value-type="float">
            <text:p>104.422461285542</text:p>
          </table:table-cell>
          <table:table-cell office:value-type="float" office:value="0.65" calcext:value-type="float">
            <text:p>0.65</text:p>
          </table:table-cell>
          <table:table-cell office:value-type="float" office:value="19.46875" calcext:value-type="float">
            <text:p>19.46875</text:p>
          </table:table-cell>
          <table:table-cell office:value-type="float" office:value="98.0906902086678" calcext:value-type="float">
            <text:p>98.0906902086678</text:p>
          </table:table-cell>
          <table:table-cell office:value-type="float" office:value="0.75078125" calcext:value-type="float">
            <text:p>0.75078125</text:p>
          </table:table-cell>
          <table:table-cell office:value-type="float" office:value="957" calcext:value-type="float">
            <text:p>957</text:p>
          </table:table-cell>
          <table:table-cell office:value-type="float" office:value="87.5167560290083" calcext:value-type="float">
            <text:p>87.516756029008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26583.703125" calcext:value-type="float">
            <text:p>26583.703125</text:p>
          </table:table-cell>
          <table:table-cell office:value-type="float" office:value="65.568197001287" calcext:value-type="float">
            <text:p>65.568197001287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27209.234375" calcext:value-type="float">
            <text:p>27209.234375</text:p>
          </table:table-cell>
          <table:table-cell office:value-type="float" office:value="72.5754668670539" calcext:value-type="float">
            <text:p>72.5754668670539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20449.75" calcext:value-type="float">
            <text:p>20449.75</text:p>
          </table:table-cell>
          <table:table-cell office:value-type="float" office:value="72.6948382409433" calcext:value-type="float">
            <text:p>72.6948382409433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1612.703125" calcext:value-type="float">
            <text:p>21612.703125</text:p>
          </table:table-cell>
          <table:table-cell office:value-type="float" office:value="77.5404363069429" calcext:value-type="float">
            <text:p>77.5404363069429</text:p>
          </table:table-cell>
          <table:table-cell table:style-name="ce3" office:value-type="float" office:value="0.82578125" calcext:value-type="float">
            <text:p>0.82578125</text:p>
          </table:table-cell>
          <table:table-cell table:style-name="ce3" office:value-type="float" office:value="2493.671875" calcext:value-type="float">
            <text:p>2493.671875</text:p>
          </table:table-cell>
          <table:table-cell table:style-name="ce3" office:value-type="float" office:value="109.133760708071" calcext:value-type="float">
            <text:p>109.133760708071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5011.421875" calcext:value-type="float">
            <text:p>5011.421875</text:p>
          </table:table-cell>
          <table:table-cell office:value-type="float" office:value="93.9256673185867" calcext:value-type="float">
            <text:p>93.925667318586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28382360218" calcext:value-type="float">
            <text:p>105.028382360218</text:p>
          </table:table-cell>
          <table:table-cell office:value-type="float" office:value="0.65" calcext:value-type="float">
            <text:p>0.65</text:p>
          </table:table-cell>
          <table:table-cell office:value-type="float" office:value="23.546875" calcext:value-type="float">
            <text:p>23.546875</text:p>
          </table:table-cell>
          <table:table-cell office:value-type="float" office:value="110.35700066357" calcext:value-type="float">
            <text:p>110.35700066357</text:p>
          </table:table-cell>
          <table:table-cell office:value-type="float" office:value="0.40078125" calcext:value-type="float">
            <text:p>0.40078125</text:p>
          </table:table-cell>
          <table:table-cell office:value-type="float" office:value="1222" calcext:value-type="float">
            <text:p>1222</text:p>
          </table:table-cell>
          <table:table-cell office:value-type="float" office:value="92.3447425739626" calcext:value-type="float">
            <text:p>92.344742573962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26901.421875" calcext:value-type="float">
            <text:p>26901.421875</text:p>
          </table:table-cell>
          <table:table-cell office:value-type="float" office:value="68.7411165590431" calcext:value-type="float">
            <text:p>68.741116559043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6431.828125" calcext:value-type="float">
            <text:p>26431.828125</text:p>
          </table:table-cell>
          <table:table-cell office:value-type="float" office:value="73.4899662925908" calcext:value-type="float">
            <text:p>73.4899662925908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1121.8125" calcext:value-type="float">
            <text:p>21121.8125</text:p>
          </table:table-cell>
          <table:table-cell office:value-type="float" office:value="73.7554646613697" calcext:value-type="float">
            <text:p>73.7554646613697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1434.84375" calcext:value-type="float">
            <text:p>21434.84375</text:p>
          </table:table-cell>
          <table:table-cell office:value-type="float" office:value="78.2953711795602" calcext:value-type="float">
            <text:p>78.2953711795602</text:p>
          </table:table-cell>
          <table:table-cell table:style-name="ce3" office:value-type="float" office:value="0.91015625" calcext:value-type="float">
            <text:p>0.91015625</text:p>
          </table:table-cell>
          <table:table-cell table:style-name="ce3" office:value-type="float" office:value="2472.59375" calcext:value-type="float">
            <text:p>2472.59375</text:p>
          </table:table-cell>
          <table:table-cell table:style-name="ce3" office:value-type="float" office:value="109.251096297675" calcext:value-type="float">
            <text:p>109.251096297675</text:p>
          </table:table-cell>
          <table:table-cell office:value-type="float" office:value="0.72421875" calcext:value-type="float">
            <text:p>0.72421875</text:p>
          </table:table-cell>
          <table:table-cell office:value-type="float" office:value="4877.546875" calcext:value-type="float">
            <text:p>4877.546875</text:p>
          </table:table-cell>
          <table:table-cell office:value-type="float" office:value="94.9900904783459" calcext:value-type="float">
            <text:p>94.9900904783459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222214759325" calcext:value-type="float">
            <text:p>105.222214759325</text:p>
          </table:table-cell>
          <table:table-cell office:value-type="float" office:value="0.5" calcext:value-type="float">
            <text:p>0.5</text:p>
          </table:table-cell>
          <table:table-cell office:value-type="float" office:value="27.734375" calcext:value-type="float">
            <text:p>27.734375</text:p>
          </table:table-cell>
          <table:table-cell office:value-type="float" office:value="109.893521126761" calcext:value-type="float">
            <text:p>109.893521126761</text:p>
          </table:table-cell>
          <table:table-cell office:value-type="float" office:value="0.55" calcext:value-type="float">
            <text:p>0.55</text:p>
          </table:table-cell>
          <table:table-cell office:value-type="float" office:value="997" calcext:value-type="float">
            <text:p>997</text:p>
          </table:table-cell>
          <table:table-cell office:value-type="float" office:value="83.7615440192251" calcext:value-type="float">
            <text:p>83.7615440192251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28725.984375" calcext:value-type="float">
            <text:p>28725.984375</text:p>
          </table:table-cell>
          <table:table-cell office:value-type="float" office:value="66.9150178334661" calcext:value-type="float">
            <text:p>66.915017833466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6676.0625" calcext:value-type="float">
            <text:p>26676.0625</text:p>
          </table:table-cell>
          <table:table-cell office:value-type="float" office:value="74.7748360806836" calcext:value-type="float">
            <text:p>74.7748360806836</text:p>
          </table:table-cell>
          <table:table-cell office:value-type="float" office:value="0.53671875" calcext:value-type="float">
            <text:p>0.53671875</text:p>
          </table:table-cell>
          <table:table-cell office:value-type="float" office:value="21296.453125" calcext:value-type="float">
            <text:p>21296.453125</text:p>
          </table:table-cell>
          <table:table-cell office:value-type="float" office:value="74.4257379353" calcext:value-type="float">
            <text:p>74.4257379353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599.40625" calcext:value-type="float">
            <text:p>21599.40625</text:p>
          </table:table-cell>
          <table:table-cell office:value-type="float" office:value="75.1835689644821" calcext:value-type="float">
            <text:p>75.1835689644821</text:p>
          </table:table-cell>
          <table:table-cell table:style-name="ce3" office:value-type="float" office:value="0.871875" calcext:value-type="float">
            <text:p>0.871875</text:p>
          </table:table-cell>
          <table:table-cell table:style-name="ce3" office:value-type="float" office:value="2308.875" calcext:value-type="float">
            <text:p>2308.875</text:p>
          </table:table-cell>
          <table:table-cell table:style-name="ce3" office:value-type="float" office:value="108.762600741772" calcext:value-type="float">
            <text:p>108.762600741772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5119.328125" calcext:value-type="float">
            <text:p>5119.328125</text:p>
          </table:table-cell>
          <table:table-cell office:value-type="float" office:value="92.5170356558813" calcext:value-type="float">
            <text:p>92.5170356558813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9007913424" calcext:value-type="float">
            <text:p>104.829007913424</text:p>
          </table:table-cell>
          <table:table-cell office:value-type="float" office:value="0.6" calcext:value-type="float">
            <text:p>0.6</text:p>
          </table:table-cell>
          <table:table-cell office:value-type="float" office:value="23.234375" calcext:value-type="float">
            <text:p>23.234375</text:p>
          </table:table-cell>
          <table:table-cell office:value-type="float" office:value="108.917955615333" calcext:value-type="float">
            <text:p>108.917955615333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1289" calcext:value-type="float">
            <text:p>1289</text:p>
          </table:table-cell>
          <table:table-cell office:value-type="float" office:value="90.1403259837593" calcext:value-type="float">
            <text:p>90.1403259837593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6900.671875" calcext:value-type="float">
            <text:p>26900.671875</text:p>
          </table:table-cell>
          <table:table-cell office:value-type="float" office:value="68.0660272548223" calcext:value-type="float">
            <text:p>68.0660272548223</text:p>
          </table:table-cell>
          <table:table-cell office:value-type="float" office:value="0.51328125" calcext:value-type="float">
            <text:p>0.51328125</text:p>
          </table:table-cell>
          <table:table-cell office:value-type="float" office:value="27579.890625" calcext:value-type="float">
            <text:p>27579.890625</text:p>
          </table:table-cell>
          <table:table-cell office:value-type="float" office:value="72.3853615045571" calcext:value-type="float">
            <text:p>72.38536150455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1186.15625" calcext:value-type="float">
            <text:p>21186.15625</text:p>
          </table:table-cell>
          <table:table-cell office:value-type="float" office:value="71.847845400474" calcext:value-type="float">
            <text:p>71.847845400474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339.28125" calcext:value-type="float">
            <text:p>21339.28125</text:p>
          </table:table-cell>
          <table:table-cell office:value-type="float" office:value="75.8793585908933" calcext:value-type="float">
            <text:p>75.8793585908933</text:p>
          </table:table-cell>
          <table:table-cell table:style-name="ce3" office:value-type="float" office:value="0.90546875" calcext:value-type="float">
            <text:p>0.90546875</text:p>
          </table:table-cell>
          <table:table-cell table:style-name="ce3" office:value-type="float" office:value="2326.40625" calcext:value-type="float">
            <text:p>2326.40625</text:p>
          </table:table-cell>
          <table:table-cell table:style-name="ce3" office:value-type="float" office:value="114.307669485827" calcext:value-type="float">
            <text:p>114.307669485827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4912.375" calcext:value-type="float">
            <text:p>4912.375</text:p>
          </table:table-cell>
          <table:table-cell office:value-type="float" office:value="94.8755983120658" calcext:value-type="float">
            <text:p>94.875598312065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02371388818" calcext:value-type="float">
            <text:p>104.902371388818</text:p>
          </table:table-cell>
          <table:table-cell office:value-type="float" office:value="0.7" calcext:value-type="float">
            <text:p>0.7</text:p>
          </table:table-cell>
          <table:table-cell office:value-type="float" office:value="18.953125" calcext:value-type="float">
            <text:p>18.953125</text:p>
          </table:table-cell>
          <table:table-cell office:value-type="float" office:value="92.0445177246496" calcext:value-type="float">
            <text:p>92.0445177246496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840" calcext:value-type="float">
            <text:p>840</text:p>
          </table:table-cell>
          <table:table-cell office:value-type="float" office:value="75.1455899226114" calcext:value-type="float">
            <text:p>75.1455899226114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6235.890625" calcext:value-type="float">
            <text:p>26235.890625</text:p>
          </table:table-cell>
          <table:table-cell office:value-type="float" office:value="67.7241649275" calcext:value-type="float">
            <text:p>67.7241649275</text:p>
          </table:table-cell>
          <table:table-cell office:value-type="float" office:value="0.57265625" calcext:value-type="float">
            <text:p>0.57265625</text:p>
          </table:table-cell>
          <table:table-cell office:value-type="float" office:value="26005.84375" calcext:value-type="float">
            <text:p>26005.84375</text:p>
          </table:table-cell>
          <table:table-cell office:value-type="float" office:value="76.8698663548265" calcext:value-type="float">
            <text:p>76.869866354826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0991.265625" calcext:value-type="float">
            <text:p>20991.265625</text:p>
          </table:table-cell>
          <table:table-cell office:value-type="float" office:value="71.7571563551148" calcext:value-type="float">
            <text:p>71.7571563551148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21244.828125" calcext:value-type="float">
            <text:p>21244.828125</text:p>
          </table:table-cell>
          <table:table-cell office:value-type="float" office:value="78.8352171246242" calcext:value-type="float">
            <text:p>78.8352171246242</text:p>
          </table:table-cell>
          <table:table-cell table:style-name="ce3" office:value-type="float" office:value="0.8859375" calcext:value-type="float">
            <text:p>0.8859375</text:p>
          </table:table-cell>
          <table:table-cell table:style-name="ce3" office:value-type="float" office:value="2442.640625" calcext:value-type="float">
            <text:p>2442.640625</text:p>
          </table:table-cell>
          <table:table-cell table:style-name="ce3" office:value-type="float" office:value="108.368112866504" calcext:value-type="float">
            <text:p>108.368112866504</text:p>
          </table:table-cell>
          <table:table-cell office:value-type="float" office:value="0.71953125" calcext:value-type="float">
            <text:p>0.71953125</text:p>
          </table:table-cell>
          <table:table-cell office:value-type="float" office:value="4870.296875" calcext:value-type="float">
            <text:p>4870.296875</text:p>
          </table:table-cell>
          <table:table-cell office:value-type="float" office:value="96.7547734024969" calcext:value-type="float">
            <text:p>96.7547734024969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285003455467" calcext:value-type="float">
            <text:p>103.285003455467</text:p>
          </table:table-cell>
          <table:table-cell office:value-type="float" office:value="0.7" calcext:value-type="float">
            <text:p>0.7</text:p>
          </table:table-cell>
          <table:table-cell office:value-type="float" office:value="24.015625" calcext:value-type="float">
            <text:p>24.015625</text:p>
          </table:table-cell>
          <table:table-cell office:value-type="float" office:value="95.2752114508784" calcext:value-type="float">
            <text:p>95.2752114508784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1105" calcext:value-type="float">
            <text:p>1105</text:p>
          </table:table-cell>
          <table:table-cell office:value-type="float" office:value="94.2967015520309" calcext:value-type="float">
            <text:p>94.2967015520309</text:p>
          </table:table-cell>
          <table:table-cell office:value-type="float" office:value="0.4515625" calcext:value-type="float">
            <text:p>0.4515625</text:p>
          </table:table-cell>
          <table:table-cell office:value-type="float" office:value="26621.984375" calcext:value-type="float">
            <text:p>26621.984375</text:p>
          </table:table-cell>
          <table:table-cell office:value-type="float" office:value="67.7550090402219" calcext:value-type="float">
            <text:p>67.7550090402219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24493.390625" calcext:value-type="float">
            <text:p>24493.390625</text:p>
          </table:table-cell>
          <table:table-cell office:value-type="float" office:value="80.7096993944917" calcext:value-type="float">
            <text:p>80.709699394491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2310.09375" calcext:value-type="float">
            <text:p>22310.09375</text:p>
          </table:table-cell>
          <table:table-cell office:value-type="float" office:value="70.4573369613761" calcext:value-type="float">
            <text:p>70.4573369613761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20669.0625" calcext:value-type="float">
            <text:p>20669.0625</text:p>
          </table:table-cell>
          <table:table-cell office:value-type="float" office:value="77.8885788308532" calcext:value-type="float">
            <text:p>77.8885788308532</text:p>
          </table:table-cell>
          <table:table-cell table:style-name="ce3" office:value-type="float" office:value="0.83515625" calcext:value-type="float">
            <text:p>0.83515625</text:p>
          </table:table-cell>
          <table:table-cell table:style-name="ce3" office:value-type="float" office:value="2501.34375" calcext:value-type="float">
            <text:p>2501.34375</text:p>
          </table:table-cell>
          <table:table-cell table:style-name="ce3" office:value-type="float" office:value="108.293708390644" calcext:value-type="float">
            <text:p>108.293708390644</text:p>
          </table:table-cell>
          <table:table-cell office:value-type="float" office:value="0.66640625" calcext:value-type="float">
            <text:p>0.66640625</text:p>
          </table:table-cell>
          <table:table-cell office:value-type="float" office:value="4910.6875" calcext:value-type="float">
            <text:p>4910.6875</text:p>
          </table:table-cell>
          <table:table-cell office:value-type="float" office:value="91.8948119074684" calcext:value-type="float">
            <text:p>91.8948119074684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069612538198" calcext:value-type="float">
            <text:p>104.069612538198</text:p>
          </table:table-cell>
          <table:table-cell office:value-type="float" office:value="0.4" calcext:value-type="float">
            <text:p>0.4</text:p>
          </table:table-cell>
          <table:table-cell office:value-type="float" office:value="19.234375" calcext:value-type="float">
            <text:p>19.234375</text:p>
          </table:table-cell>
          <table:table-cell office:value-type="float" office:value="105.271324126726" calcext:value-type="float">
            <text:p>105.271324126726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1389" calcext:value-type="float">
            <text:p>1389</text:p>
          </table:table-cell>
          <table:table-cell office:value-type="float" office:value="96.3150598428299" calcext:value-type="float">
            <text:p>96.3150598428299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26249.21875" calcext:value-type="float">
            <text:p>26249.21875</text:p>
          </table:table-cell>
          <table:table-cell office:value-type="float" office:value="71.1776121401331" calcext:value-type="float">
            <text:p>71.1776121401331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26593.296875" calcext:value-type="float">
            <text:p>26593.296875</text:p>
          </table:table-cell>
          <table:table-cell office:value-type="float" office:value="74.6197414833373" calcext:value-type="float">
            <text:p>74.6197414833373</text:p>
          </table:table-cell>
          <table:table-cell office:value-type="float" office:value="0.72890625" calcext:value-type="float">
            <text:p>0.72890625</text:p>
          </table:table-cell>
          <table:table-cell office:value-type="float" office:value="21241.1875" calcext:value-type="float">
            <text:p>21241.1875</text:p>
          </table:table-cell>
          <table:table-cell office:value-type="float" office:value="72.8106636540282" calcext:value-type="float">
            <text:p>72.8106636540282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21998.78125" calcext:value-type="float">
            <text:p>21998.78125</text:p>
          </table:table-cell>
          <table:table-cell office:value-type="float" office:value="75.9873465998707" calcext:value-type="float">
            <text:p>75.9873465998707</text:p>
          </table:table-cell>
          <table:table-cell table:style-name="ce3" office:value-type="float" office:value="0.8828125" calcext:value-type="float">
            <text:p>0.8828125</text:p>
          </table:table-cell>
          <table:table-cell table:style-name="ce3" office:value-type="float" office:value="2395.265625" calcext:value-type="float">
            <text:p>2395.265625</text:p>
          </table:table-cell>
          <table:table-cell table:style-name="ce3" office:value-type="float" office:value="110.390981349908" calcext:value-type="float">
            <text:p>110.390981349908</text:p>
          </table:table-cell>
          <table:table-cell office:value-type="float" office:value="0.52890625" calcext:value-type="float">
            <text:p>0.52890625</text:p>
          </table:table-cell>
          <table:table-cell office:value-type="float" office:value="4836.734375" calcext:value-type="float">
            <text:p>4836.734375</text:p>
          </table:table-cell>
          <table:table-cell office:value-type="float" office:value="92.2793257283481" calcext:value-type="float">
            <text:p>92.279325728348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70216749544" calcext:value-type="float">
            <text:p>105.070216749544</text:p>
          </table:table-cell>
          <table:table-cell office:value-type="float" office:value="0.35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19.195" calcext:value-type="float">
            <text:p>119.19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161" calcext:value-type="float">
            <text:p>1161</text:p>
          </table:table-cell>
          <table:table-cell office:value-type="float" office:value="97.5200168858539" calcext:value-type="float">
            <text:p>97.5200168858539</text:p>
          </table:table-cell>
          <table:table-cell office:value-type="float" office:value="0.54921875" calcext:value-type="float">
            <text:p>0.54921875</text:p>
          </table:table-cell>
          <table:table-cell office:value-type="float" office:value="25855.171875" calcext:value-type="float">
            <text:p>25855.171875</text:p>
          </table:table-cell>
          <table:table-cell office:value-type="float" office:value="67.9819729168954" calcext:value-type="float">
            <text:p>67.9819729168954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26120.375" calcext:value-type="float">
            <text:p>26120.375</text:p>
          </table:table-cell>
          <table:table-cell office:value-type="float" office:value="76.7064578251696" calcext:value-type="float">
            <text:p>76.7064578251696</text:p>
          </table:table-cell>
          <table:table-cell office:value-type="float" office:value="0.52578125" calcext:value-type="float">
            <text:p>0.52578125</text:p>
          </table:table-cell>
          <table:table-cell office:value-type="float" office:value="21259.484375" calcext:value-type="float">
            <text:p>21259.484375</text:p>
          </table:table-cell>
          <table:table-cell office:value-type="float" office:value="73.6402704308128" calcext:value-type="float">
            <text:p>73.6402704308128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20667" calcext:value-type="float">
            <text:p>20667</text:p>
          </table:table-cell>
          <table:table-cell office:value-type="float" office:value="74.5426744790021" calcext:value-type="float">
            <text:p>74.5426744790021</text:p>
          </table:table-cell>
          <table:table-cell table:style-name="ce3" office:value-type="float" office:value="0.91328125" calcext:value-type="float">
            <text:p>0.91328125</text:p>
          </table:table-cell>
          <table:table-cell table:style-name="ce3" office:value-type="float" office:value="2349.515625" calcext:value-type="float">
            <text:p>2349.515625</text:p>
          </table:table-cell>
          <table:table-cell table:style-name="ce3" office:value-type="float" office:value="112.060298222923" calcext:value-type="float">
            <text:p>112.060298222923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932.125" calcext:value-type="float">
            <text:p>4932.125</text:p>
          </table:table-cell>
          <table:table-cell office:value-type="float" office:value="89.897366534501" calcext:value-type="float">
            <text:p>89.897366534501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5974961572" calcext:value-type="float">
            <text:p>104.825974961572</text:p>
          </table:table-cell>
          <table:table-cell office:value-type="float" office:value="0.55" calcext:value-type="float">
            <text:p>0.55</text:p>
          </table:table-cell>
          <table:table-cell office:value-type="float" office:value="22.046875" calcext:value-type="float">
            <text:p>22.046875</text:p>
          </table:table-cell>
          <table:table-cell office:value-type="float" office:value="109.905740609497" calcext:value-type="float">
            <text:p>109.905740609497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1356" calcext:value-type="float">
            <text:p>1356</text:p>
          </table:table-cell>
          <table:table-cell office:value-type="float" office:value="91.4481981964885" calcext:value-type="float">
            <text:p>91.4481981964885</text:p>
          </table:table-cell>
          <table:table-cell office:value-type="float" office:value="0.73203125" calcext:value-type="float">
            <text:p>0.73203125</text:p>
          </table:table-cell>
          <table:table-cell office:value-type="float" office:value="27015.8125" calcext:value-type="float">
            <text:p>27015.8125</text:p>
          </table:table-cell>
          <table:table-cell office:value-type="float" office:value="71.0768221424324" calcext:value-type="float">
            <text:p>71.0768221424324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26576.109375" calcext:value-type="float">
            <text:p>26576.109375</text:p>
          </table:table-cell>
          <table:table-cell office:value-type="float" office:value="73.43891263612" calcext:value-type="float">
            <text:p>73.43891263612</text:p>
          </table:table-cell>
          <table:table-cell office:value-type="float" office:value="0.60703125" calcext:value-type="float">
            <text:p>0.60703125</text:p>
          </table:table-cell>
          <table:table-cell office:value-type="float" office:value="20685.53125" calcext:value-type="float">
            <text:p>20685.53125</text:p>
          </table:table-cell>
          <table:table-cell office:value-type="float" office:value="74.0631694262771" calcext:value-type="float">
            <text:p>74.06316942627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0615.65625" calcext:value-type="float">
            <text:p>20615.65625</text:p>
          </table:table-cell>
          <table:table-cell office:value-type="float" office:value="76.6812932534931" calcext:value-type="float">
            <text:p>76.6812932534931</text:p>
          </table:table-cell>
          <table:table-cell table:style-name="ce3" office:value-type="float" office:value="0.865625" calcext:value-type="float">
            <text:p>0.865625</text:p>
          </table:table-cell>
          <table:table-cell table:style-name="ce3" office:value-type="float" office:value="2442.765625" calcext:value-type="float">
            <text:p>2442.765625</text:p>
          </table:table-cell>
          <table:table-cell table:style-name="ce3" office:value-type="float" office:value="109.043472543675" calcext:value-type="float">
            <text:p>109.0434725436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4961" calcext:value-type="float">
            <text:p>4961</text:p>
          </table:table-cell>
          <table:table-cell office:value-type="float" office:value="95.8131455832797" calcext:value-type="float">
            <text:p>95.8131455832797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297939732342" calcext:value-type="float">
            <text:p>209.297939732342</text:p>
          </table:table-cell>
          <table:table-cell office:value-type="float" office:value="0.3" calcext:value-type="float">
            <text:p>0.3</text:p>
          </table:table-cell>
          <table:table-cell office:value-type="float" office:value="22.84375" calcext:value-type="float">
            <text:p>22.84375</text:p>
          </table:table-cell>
          <table:table-cell office:value-type="float" office:value="234.553351573188" calcext:value-type="float">
            <text:p>234.553351573188</text:p>
          </table:table-cell>
          <table:table-cell office:value-type="float" office:value="0.3078125" calcext:value-type="float">
            <text:p>0.3078125</text:p>
          </table:table-cell>
          <table:table-cell office:value-type="float" office:value="1736" calcext:value-type="float">
            <text:p>1736</text:p>
          </table:table-cell>
          <table:table-cell office:value-type="float" office:value="231.282673627891" calcext:value-type="float">
            <text:p>231.282673627891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31541.484375" calcext:value-type="float">
            <text:p>31541.484375</text:p>
          </table:table-cell>
          <table:table-cell office:value-type="float" office:value="113.261212592348" calcext:value-type="float">
            <text:p>113.261212592348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404.234375" calcext:value-type="float">
            <text:p>30404.234375</text:p>
          </table:table-cell>
          <table:table-cell office:value-type="float" office:value="124.957616601511" calcext:value-type="float">
            <text:p>124.957616601511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24721.046875" calcext:value-type="float">
            <text:p>24721.046875</text:p>
          </table:table-cell>
          <table:table-cell office:value-type="float" office:value="111.27455275278" calcext:value-type="float">
            <text:p>111.27455275278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3395.359375" calcext:value-type="float">
            <text:p>23395.359375</text:p>
          </table:table-cell>
          <table:table-cell office:value-type="float" office:value="120.963742980146" calcext:value-type="float">
            <text:p>120.963742980146</text:p>
          </table:table-cell>
          <table:table-cell table:style-name="ce3" office:value-type="float" office:value="0.8671875" calcext:value-type="float">
            <text:p>0.8671875</text:p>
          </table:table-cell>
          <table:table-cell table:style-name="ce3" office:value-type="float" office:value="1745.515625" calcext:value-type="float">
            <text:p>1745.515625</text:p>
          </table:table-cell>
          <table:table-cell table:style-name="ce3" office:value-type="float" office:value="198.151774300298" calcext:value-type="float">
            <text:p>198.151774300298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3283.25" calcext:value-type="float">
            <text:p>3283.25</text:p>
          </table:table-cell>
          <table:table-cell office:value-type="float" office:value="157.993259323439" calcext:value-type="float">
            <text:p>157.993259323439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846233474073" calcext:value-type="float">
            <text:p>209.846233474073</text:p>
          </table:table-cell>
          <table:table-cell office:value-type="float" office:value="0.5" calcext:value-type="float">
            <text:p>0.5</text:p>
          </table:table-cell>
          <table:table-cell office:value-type="float" office:value="15.53125" calcext:value-type="float">
            <text:p>15.53125</text:p>
          </table:table-cell>
          <table:table-cell office:value-type="float" office:value="222.308853118713" calcext:value-type="float">
            <text:p>222.308853118713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986" calcext:value-type="float">
            <text:p>986</text:p>
          </table:table-cell>
          <table:table-cell office:value-type="float" office:value="214.016985064253" calcext:value-type="float">
            <text:p>214.016985064253</text:p>
          </table:table-cell>
          <table:table-cell office:value-type="float" office:value="0.3390625" calcext:value-type="float">
            <text:p>0.3390625</text:p>
          </table:table-cell>
          <table:table-cell office:value-type="float" office:value="30359.375" calcext:value-type="float">
            <text:p>30359.375</text:p>
          </table:table-cell>
          <table:table-cell office:value-type="float" office:value="105.599498231504" calcext:value-type="float">
            <text:p>105.599498231504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30505.703125" calcext:value-type="float">
            <text:p>30505.703125</text:p>
          </table:table-cell>
          <table:table-cell office:value-type="float" office:value="139.509619904077" calcext:value-type="float">
            <text:p>139.509619904077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23570.640625" calcext:value-type="float">
            <text:p>23570.640625</text:p>
          </table:table-cell>
          <table:table-cell office:value-type="float" office:value="112.342608055698" calcext:value-type="float">
            <text:p>112.342608055698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3802.1875" calcext:value-type="float">
            <text:p>23802.1875</text:p>
          </table:table-cell>
          <table:table-cell office:value-type="float" office:value="126.137259037313" calcext:value-type="float">
            <text:p>126.137259037313</text:p>
          </table:table-cell>
          <table:table-cell table:style-name="ce3" office:value-type="float" office:value="0.853125" calcext:value-type="float">
            <text:p>0.853125</text:p>
          </table:table-cell>
          <table:table-cell table:style-name="ce3" office:value-type="float" office:value="1981.703125" calcext:value-type="float">
            <text:p>1981.703125</text:p>
          </table:table-cell>
          <table:table-cell table:style-name="ce3" office:value-type="float" office:value="200.298873686747" calcext:value-type="float">
            <text:p>200.29887368674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265" calcext:value-type="float">
            <text:p>3265</text:p>
          </table:table-cell>
          <table:table-cell office:value-type="float" office:value="165.125365387542" calcext:value-type="float">
            <text:p>165.125365387542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553833402444" calcext:value-type="float">
            <text:p>210.553833402444</text:p>
          </table:table-cell>
          <table:table-cell office:value-type="float" office:value="0.3" calcext:value-type="float">
            <text:p>0.3</text:p>
          </table:table-cell>
          <table:table-cell office:value-type="float" office:value="12.671875" calcext:value-type="float">
            <text:p>12.671875</text:p>
          </table:table-cell>
          <table:table-cell office:value-type="float" office:value="222.727496917386" calcext:value-type="float">
            <text:p>222.7274969173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1091" calcext:value-type="float">
            <text:p>1091</text:p>
          </table:table-cell>
          <table:table-cell office:value-type="float" office:value="209.230009044517" calcext:value-type="float">
            <text:p>209.230009044517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29899.921875" calcext:value-type="float">
            <text:p>29899.921875</text:p>
          </table:table-cell>
          <table:table-cell office:value-type="float" office:value="114.079882083187" calcext:value-type="float">
            <text:p>114.079882083187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0677.796875" calcext:value-type="float">
            <text:p>30677.796875</text:p>
          </table:table-cell>
          <table:table-cell office:value-type="float" office:value="128.086384591393" calcext:value-type="float">
            <text:p>128.086384591393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23804.390625" calcext:value-type="float">
            <text:p>23804.390625</text:p>
          </table:table-cell>
          <table:table-cell office:value-type="float" office:value="93.1627471244565" calcext:value-type="float">
            <text:p>93.1627471244565</text:p>
          </table:table-cell>
          <table:table-cell office:value-type="float" office:value="0.3875" calcext:value-type="float">
            <text:p>0.3875</text:p>
          </table:table-cell>
          <table:table-cell office:value-type="float" office:value="24648.4375" calcext:value-type="float">
            <text:p>24648.4375</text:p>
          </table:table-cell>
          <table:table-cell office:value-type="float" office:value="122.186489490424" calcext:value-type="float">
            <text:p>122.186489490424</text:p>
          </table:table-cell>
          <table:table-cell table:style-name="ce3" office:value-type="float" office:value="0.7515625" calcext:value-type="float">
            <text:p>0.7515625</text:p>
          </table:table-cell>
          <table:table-cell table:style-name="ce3" office:value-type="float" office:value="1763.296875" calcext:value-type="float">
            <text:p>1763.296875</text:p>
          </table:table-cell>
          <table:table-cell table:style-name="ce3" office:value-type="float" office:value="198.203809652818" calcext:value-type="float">
            <text:p>198.203809652818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301.8125" calcext:value-type="float">
            <text:p>3301.8125</text:p>
          </table:table-cell>
          <table:table-cell office:value-type="float" office:value="176.193890826072" calcext:value-type="float">
            <text:p>176.193890826072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267397325801" calcext:value-type="float">
            <text:p>207.267397325801</text:p>
          </table:table-cell>
          <table:table-cell office:value-type="float" office:value="0.3" calcext:value-type="float">
            <text:p>0.3</text:p>
          </table:table-cell>
          <table:table-cell office:value-type="float" office:value="11.59375" calcext:value-type="float">
            <text:p>11.59375</text:p>
          </table:table-cell>
          <table:table-cell office:value-type="float" office:value="200.260107816712" calcext:value-type="float">
            <text:p>200.260107816712</text:p>
          </table:table-cell>
          <table:table-cell office:value-type="float" office:value="0.4015625" calcext:value-type="float">
            <text:p>0.4015625</text:p>
          </table:table-cell>
          <table:table-cell office:value-type="float" office:value="1084" calcext:value-type="float">
            <text:p>1084</text:p>
          </table:table-cell>
          <table:table-cell office:value-type="float" office:value="211.684101179754" calcext:value-type="float">
            <text:p>211.684101179754</text:p>
          </table:table-cell>
          <table:table-cell office:value-type="float" office:value="0.3859375" calcext:value-type="float">
            <text:p>0.3859375</text:p>
          </table:table-cell>
          <table:table-cell office:value-type="float" office:value="30653.109375" calcext:value-type="float">
            <text:p>30653.109375</text:p>
          </table:table-cell>
          <table:table-cell office:value-type="float" office:value="110.590540471881" calcext:value-type="float">
            <text:p>110.590540471881</text:p>
          </table:table-cell>
          <table:table-cell office:value-type="float" office:value="0.3234375" calcext:value-type="float">
            <text:p>0.3234375</text:p>
          </table:table-cell>
          <table:table-cell office:value-type="float" office:value="30888.59375" calcext:value-type="float">
            <text:p>30888.59375</text:p>
          </table:table-cell>
          <table:table-cell office:value-type="float" office:value="107.531815262638" calcext:value-type="float">
            <text:p>107.53181526263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57.25" calcext:value-type="float">
            <text:p>23857.25</text:p>
          </table:table-cell>
          <table:table-cell office:value-type="float" office:value="134.90495766999" calcext:value-type="float">
            <text:p>134.90495766999</text:p>
          </table:table-cell>
          <table:table-cell office:value-type="float" office:value="0.35" calcext:value-type="float">
            <text:p>0.35</text:p>
          </table:table-cell>
          <table:table-cell office:value-type="float" office:value="24606.203125" calcext:value-type="float">
            <text:p>24606.203125</text:p>
          </table:table-cell>
          <table:table-cell office:value-type="float" office:value="139.210890292511" calcext:value-type="float">
            <text:p>139.210890292511</text:p>
          </table:table-cell>
          <table:table-cell table:style-name="ce3" office:value-type="float" office:value="0.7609375" calcext:value-type="float">
            <text:p>0.7609375</text:p>
          </table:table-cell>
          <table:table-cell table:style-name="ce3" office:value-type="float" office:value="1822.234375" calcext:value-type="float">
            <text:p>1822.234375</text:p>
          </table:table-cell>
          <table:table-cell table:style-name="ce3" office:value-type="float" office:value="201.875614293286" calcext:value-type="float">
            <text:p>201.87561429328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3132.03125" calcext:value-type="float">
            <text:p>3132.03125</text:p>
          </table:table-cell>
          <table:table-cell office:value-type="float" office:value="165.538842848011" calcext:value-type="float">
            <text:p>165.538842848011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.734455155647" calcext:value-type="float">
            <text:p>204.734455155647</text:p>
          </table:table-cell>
          <table:table-cell office:value-type="float" office:value="0.4" calcext:value-type="float">
            <text:p>0.4</text:p>
          </table:table-cell>
          <table:table-cell office:value-type="float" office:value="17.890625" calcext:value-type="float">
            <text:p>17.890625</text:p>
          </table:table-cell>
          <table:table-cell office:value-type="float" office:value="223.068122270742" calcext:value-type="float">
            <text:p>223.068122270742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1404" calcext:value-type="float">
            <text:p>1404</text:p>
          </table:table-cell>
          <table:table-cell office:value-type="float" office:value="228.849884432228" calcext:value-type="float">
            <text:p>228.84988443222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0494.03125" calcext:value-type="float">
            <text:p>30494.03125</text:p>
          </table:table-cell>
          <table:table-cell office:value-type="float" office:value="119.225940241845" calcext:value-type="float">
            <text:p>119.22594024184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1351.390625" calcext:value-type="float">
            <text:p>31351.390625</text:p>
          </table:table-cell>
          <table:table-cell office:value-type="float" office:value="138.6854303994" calcext:value-type="float">
            <text:p>138.6854303994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4503.078125" calcext:value-type="float">
            <text:p>24503.078125</text:p>
          </table:table-cell>
          <table:table-cell office:value-type="float" office:value="128.067561534857" calcext:value-type="float">
            <text:p>128.067561534857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23720.609375" calcext:value-type="float">
            <text:p>23720.609375</text:p>
          </table:table-cell>
          <table:table-cell office:value-type="float" office:value="133.244521699086" calcext:value-type="float">
            <text:p>133.244521699086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1810.5" calcext:value-type="float">
            <text:p>1810.5</text:p>
          </table:table-cell>
          <table:table-cell table:style-name="ce3" office:value-type="float" office:value="186.588940922828" calcext:value-type="float">
            <text:p>186.5889409228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3344.375" calcext:value-type="float">
            <text:p>3344.375</text:p>
          </table:table-cell>
          <table:table-cell office:value-type="float" office:value="165.704409883938" calcext:value-type="float">
            <text:p>165.704409883938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181490421336" calcext:value-type="float">
            <text:p>209.181490421336</text:p>
          </table:table-cell>
          <table:table-cell office:value-type="float" office:value="0.5" calcext:value-type="float">
            <text:p>0.5</text:p>
          </table:table-cell>
          <table:table-cell office:value-type="float" office:value="15.40625" calcext:value-type="float">
            <text:p>15.40625</text:p>
          </table:table-cell>
          <table:table-cell office:value-type="float" office:value="229.282961460447" calcext:value-type="float">
            <text:p>229.282961460447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1513" calcext:value-type="float">
            <text:p>1513</text:p>
          </table:table-cell>
          <table:table-cell office:value-type="float" office:value="214.600447698056" calcext:value-type="float">
            <text:p>214.600447698056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0965.9375" calcext:value-type="float">
            <text:p>30965.9375</text:p>
          </table:table-cell>
          <table:table-cell office:value-type="float" office:value="111.357947252882" calcext:value-type="float">
            <text:p>111.357947252882</text:p>
          </table:table-cell>
          <table:table-cell office:value-type="float" office:value="0.5875" calcext:value-type="float">
            <text:p>0.5875</text:p>
          </table:table-cell>
          <table:table-cell office:value-type="float" office:value="30935.171875" calcext:value-type="float">
            <text:p>30935.171875</text:p>
          </table:table-cell>
          <table:table-cell office:value-type="float" office:value="131.205636628566" calcext:value-type="float">
            <text:p>131.205636628566</text:p>
          </table:table-cell>
          <table:table-cell office:value-type="float" office:value="0.446875" calcext:value-type="float">
            <text:p>0.446875</text:p>
          </table:table-cell>
          <table:table-cell office:value-type="float" office:value="24050.90625" calcext:value-type="float">
            <text:p>24050.90625</text:p>
          </table:table-cell>
          <table:table-cell office:value-type="float" office:value="123.104911391194" calcext:value-type="float">
            <text:p>123.104911391194</text:p>
          </table:table-cell>
          <table:table-cell office:value-type="float" office:value="0.3765625" calcext:value-type="float">
            <text:p>0.3765625</text:p>
          </table:table-cell>
          <table:table-cell office:value-type="float" office:value="24161.71875" calcext:value-type="float">
            <text:p>24161.71875</text:p>
          </table:table-cell>
          <table:table-cell office:value-type="float" office:value="108.217096145185" calcext:value-type="float">
            <text:p>108.217096145185</text:p>
          </table:table-cell>
          <table:table-cell table:style-name="ce3" office:value-type="float" office:value="0.81875" calcext:value-type="float">
            <text:p>0.81875</text:p>
          </table:table-cell>
          <table:table-cell table:style-name="ce3" office:value-type="float" office:value="1754.421875" calcext:value-type="float">
            <text:p>1754.421875</text:p>
          </table:table-cell>
          <table:table-cell table:style-name="ce3" office:value-type="float" office:value="187.743749104175" calcext:value-type="float">
            <text:p>187.7437491041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174.765625" calcext:value-type="float">
            <text:p>3174.765625</text:p>
          </table:table-cell>
          <table:table-cell office:value-type="float" office:value="174.907986719429" calcext:value-type="float">
            <text:p>174.907986719429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241704271587" calcext:value-type="float">
            <text:p>213.241704271587</text:p>
          </table:table-cell>
          <table:table-cell office:value-type="float" office:value="0.4" calcext:value-type="float">
            <text:p>0.4</text:p>
          </table:table-cell>
          <table:table-cell office:value-type="float" office:value="24.796875" calcext:value-type="float">
            <text:p>24.796875</text:p>
          </table:table-cell>
          <table:table-cell office:value-type="float" office:value="232.417139256459" calcext:value-type="float">
            <text:p>232.417139256459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777" calcext:value-type="float">
            <text:p>777</text:p>
          </table:table-cell>
          <table:table-cell office:value-type="float" office:value="206.397778144824" calcext:value-type="float">
            <text:p>206.397778144824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2027.71875" calcext:value-type="float">
            <text:p>32027.71875</text:p>
          </table:table-cell>
          <table:table-cell office:value-type="float" office:value="109.594334863401" calcext:value-type="float">
            <text:p>109.594334863401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30001.875" calcext:value-type="float">
            <text:p>30001.875</text:p>
          </table:table-cell>
          <table:table-cell office:value-type="float" office:value="129.037269909958" calcext:value-type="float">
            <text:p>129.037269909958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23491.75" calcext:value-type="float">
            <text:p>23491.75</text:p>
          </table:table-cell>
          <table:table-cell office:value-type="float" office:value="114.929984203425" calcext:value-type="float">
            <text:p>114.929984203425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23766.203125" calcext:value-type="float">
            <text:p>23766.203125</text:p>
          </table:table-cell>
          <table:table-cell office:value-type="float" office:value="143.732111319082" calcext:value-type="float">
            <text:p>143.732111319082</text:p>
          </table:table-cell>
          <table:table-cell table:style-name="ce3" office:value-type="float" office:value="0.7625" calcext:value-type="float">
            <text:p>0.7625</text:p>
          </table:table-cell>
          <table:table-cell table:style-name="ce3" office:value-type="float" office:value="1818.9375" calcext:value-type="float">
            <text:p>1818.9375</text:p>
          </table:table-cell>
          <table:table-cell table:style-name="ce3" office:value-type="float" office:value="202.691227315947" calcext:value-type="float">
            <text:p>202.691227315947</text:p>
          </table:table-cell>
          <table:table-cell office:value-type="float" office:value="0.6203125" calcext:value-type="float">
            <text:p>0.6203125</text:p>
          </table:table-cell>
          <table:table-cell office:value-type="float" office:value="3363.9375" calcext:value-type="float">
            <text:p>3363.9375</text:p>
          </table:table-cell>
          <table:table-cell office:value-type="float" office:value="171.267716035432" calcext:value-type="float">
            <text:p>171.267716035432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67488925491" calcext:value-type="float">
            <text:p>213.567488925491</text:p>
          </table:table-cell>
          <table:table-cell office:value-type="float" office:value="0.4" calcext:value-type="float">
            <text:p>0.4</text:p>
          </table:table-cell>
          <table:table-cell office:value-type="float" office:value="23.734375" calcext:value-type="float">
            <text:p>23.734375</text:p>
          </table:table-cell>
          <table:table-cell office:value-type="float" office:value="233.926267281106" calcext:value-type="float">
            <text:p>233.926267281106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561" calcext:value-type="float">
            <text:p>561</text:p>
          </table:table-cell>
          <table:table-cell office:value-type="float" office:value="180.987806524933" calcext:value-type="float">
            <text:p>180.987806524933</text:p>
          </table:table-cell>
          <table:table-cell office:value-type="float" office:value="0.525" calcext:value-type="float">
            <text:p>0.525</text:p>
          </table:table-cell>
          <table:table-cell office:value-type="float" office:value="30943.859375" calcext:value-type="float">
            <text:p>30943.859375</text:p>
          </table:table-cell>
          <table:table-cell office:value-type="float" office:value="114.007376284435" calcext:value-type="float">
            <text:p>114.00737628443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778.1875" calcext:value-type="float">
            <text:p>30778.1875</text:p>
          </table:table-cell>
          <table:table-cell office:value-type="float" office:value="128.383575008407" calcext:value-type="float">
            <text:p>128.383575008407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23926.46875" calcext:value-type="float">
            <text:p>23926.46875</text:p>
          </table:table-cell>
          <table:table-cell office:value-type="float" office:value="118.674327428849" calcext:value-type="float">
            <text:p>118.674327428849</text:p>
          </table:table-cell>
          <table:table-cell office:value-type="float" office:value="0.45" calcext:value-type="float">
            <text:p>0.45</text:p>
          </table:table-cell>
          <table:table-cell office:value-type="float" office:value="22888.859375" calcext:value-type="float">
            <text:p>22888.859375</text:p>
          </table:table-cell>
          <table:table-cell office:value-type="float" office:value="126.590980695414" calcext:value-type="float">
            <text:p>126.590980695414</text:p>
          </table:table-cell>
          <table:table-cell table:style-name="ce3" office:value-type="float" office:value="0.6859375" calcext:value-type="float">
            <text:p>0.6859375</text:p>
          </table:table-cell>
          <table:table-cell table:style-name="ce3" office:value-type="float" office:value="1769.265625" calcext:value-type="float">
            <text:p>1769.265625</text:p>
          </table:table-cell>
          <table:table-cell table:style-name="ce3" office:value-type="float" office:value="198.511694729058" calcext:value-type="float">
            <text:p>198.511694729058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3221.671875" calcext:value-type="float">
            <text:p>3221.671875</text:p>
          </table:table-cell>
          <table:table-cell office:value-type="float" office:value="176.10637358042" calcext:value-type="float">
            <text:p>176.10637358042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312113673004" calcext:value-type="float">
            <text:p>209.312113673004</text:p>
          </table:table-cell>
          <table:table-cell office:value-type="float" office:value="0.3" calcext:value-type="float">
            <text:p>0.3</text:p>
          </table:table-cell>
          <table:table-cell office:value-type="float" office:value="14.5" calcext:value-type="float">
            <text:p>14.5</text:p>
          </table:table-cell>
          <table:table-cell office:value-type="float" office:value="225.753232758621" calcext:value-type="float">
            <text:p>225.753232758621</text:p>
          </table:table-cell>
          <table:table-cell office:value-type="float" office:value="0.5" calcext:value-type="float">
            <text:p>0.5</text:p>
          </table:table-cell>
          <table:table-cell office:value-type="float" office:value="333" calcext:value-type="float">
            <text:p>333</text:p>
          </table:table-cell>
          <table:table-cell office:value-type="float" office:value="117.837414787611" calcext:value-type="float">
            <text:p>117.837414787611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30208.0625" calcext:value-type="float">
            <text:p>30208.0625</text:p>
          </table:table-cell>
          <table:table-cell office:value-type="float" office:value="101.577017792149" calcext:value-type="float">
            <text:p>101.577017792149</text:p>
          </table:table-cell>
          <table:table-cell office:value-type="float" office:value="0.4359375" calcext:value-type="float">
            <text:p>0.4359375</text:p>
          </table:table-cell>
          <table:table-cell office:value-type="float" office:value="30714.71875" calcext:value-type="float">
            <text:p>30714.71875</text:p>
          </table:table-cell>
          <table:table-cell office:value-type="float" office:value="120.542421102111" calcext:value-type="float">
            <text:p>120.542421102111</text:p>
          </table:table-cell>
          <table:table-cell office:value-type="float" office:value="0.5" calcext:value-type="float">
            <text:p>0.5</text:p>
          </table:table-cell>
          <table:table-cell office:value-type="float" office:value="23783.265625" calcext:value-type="float">
            <text:p>23783.265625</text:p>
          </table:table-cell>
          <table:table-cell office:value-type="float" office:value="119.123918377444" calcext:value-type="float">
            <text:p>119.123918377444</text:p>
          </table:table-cell>
          <table:table-cell office:value-type="float" office:value="0.7140625" calcext:value-type="float">
            <text:p>0.7140625</text:p>
          </table:table-cell>
          <table:table-cell office:value-type="float" office:value="23875.5625" calcext:value-type="float">
            <text:p>23875.5625</text:p>
          </table:table-cell>
          <table:table-cell office:value-type="float" office:value="138.428602010786" calcext:value-type="float">
            <text:p>138.428602010786</text:p>
          </table:table-cell>
          <table:table-cell table:style-name="ce3" office:value-type="float" office:value="0.7578125" calcext:value-type="float">
            <text:p>0.7578125</text:p>
          </table:table-cell>
          <table:table-cell table:style-name="ce3" office:value-type="float" office:value="1722.28125" calcext:value-type="float">
            <text:p>1722.28125</text:p>
          </table:table-cell>
          <table:table-cell table:style-name="ce3" office:value-type="float" office:value="192.326373007445" calcext:value-type="float">
            <text:p>192.32637300744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143.34375" calcext:value-type="float">
            <text:p>3143.34375</text:p>
          </table:table-cell>
          <table:table-cell office:value-type="float" office:value="163.786156503486" calcext:value-type="float">
            <text:p>163.786156503486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.120450491592" calcext:value-type="float">
            <text:p>214.120450491592</text:p>
          </table:table-cell>
          <table:table-cell office:value-type="float" office:value="0.5" calcext:value-type="float">
            <text:p>0.5</text:p>
          </table:table-cell>
          <table:table-cell office:value-type="float" office:value="25.125" calcext:value-type="float">
            <text:p>25.125</text:p>
          </table:table-cell>
          <table:table-cell office:value-type="float" office:value="232.368781094527" calcext:value-type="float">
            <text:p>232.368781094527</text:p>
          </table:table-cell>
          <table:table-cell office:value-type="float" office:value="0.4046875" calcext:value-type="float">
            <text:p>0.4046875</text:p>
          </table:table-cell>
          <table:table-cell office:value-type="float" office:value="1243" calcext:value-type="float">
            <text:p>1243</text:p>
          </table:table-cell>
          <table:table-cell office:value-type="float" office:value="213.811791739789" calcext:value-type="float">
            <text:p>213.811791739789</text:p>
          </table:table-cell>
          <table:table-cell office:value-type="float" office:value="0.3375" calcext:value-type="float">
            <text:p>0.3375</text:p>
          </table:table-cell>
          <table:table-cell office:value-type="float" office:value="29934.6875" calcext:value-type="float">
            <text:p>29934.6875</text:p>
          </table:table-cell>
          <table:table-cell office:value-type="float" office:value="121.101720872319" calcext:value-type="float">
            <text:p>121.101720872319</text:p>
          </table:table-cell>
          <table:table-cell office:value-type="float" office:value="0.6359375" calcext:value-type="float">
            <text:p>0.6359375</text:p>
          </table:table-cell>
          <table:table-cell office:value-type="float" office:value="31752.03125" calcext:value-type="float">
            <text:p>31752.03125</text:p>
          </table:table-cell>
          <table:table-cell office:value-type="float" office:value="127.160472642923" calcext:value-type="float">
            <text:p>127.160472642923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23833.609375" calcext:value-type="float">
            <text:p>23833.609375</text:p>
          </table:table-cell>
          <table:table-cell office:value-type="float" office:value="115.342721923848" calcext:value-type="float">
            <text:p>115.34272192384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06.828125" calcext:value-type="float">
            <text:p>23806.828125</text:p>
          </table:table-cell>
          <table:table-cell office:value-type="float" office:value="135.017439102792" calcext:value-type="float">
            <text:p>135.017439102792</text:p>
          </table:table-cell>
          <table:table-cell table:style-name="ce3" office:value-type="float" office:value="0.7953125" calcext:value-type="float">
            <text:p>0.7953125</text:p>
          </table:table-cell>
          <table:table-cell table:style-name="ce3" office:value-type="float" office:value="1700.234375" calcext:value-type="float">
            <text:p>1700.234375</text:p>
          </table:table-cell>
          <table:table-cell table:style-name="ce3" office:value-type="float" office:value="205.4040834287" calcext:value-type="float">
            <text:p>205.4040834287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615.65625" calcext:value-type="float">
            <text:p>3615.65625</text:p>
          </table:table-cell>
          <table:table-cell office:value-type="float" office:value="174.442262522824" calcext:value-type="float">
            <text:p>174.442262522824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22439653081" calcext:value-type="float">
            <text:p>213.522439653081</text:p>
          </table:table-cell>
          <table:table-cell office:value-type="float" office:value="0.3" calcext:value-type="float">
            <text:p>0.3</text:p>
          </table:table-cell>
          <table:table-cell office:value-type="float" office:value="14.1875" calcext:value-type="float">
            <text:p>14.1875</text:p>
          </table:table-cell>
          <table:table-cell office:value-type="float" office:value="221.72026431718" calcext:value-type="float">
            <text:p>221.72026431718</text:p>
          </table:table-cell>
          <table:table-cell office:value-type="float" office:value="0.3" calcext:value-type="float">
            <text:p>0.3</text:p>
          </table:table-cell>
          <table:table-cell office:value-type="float" office:value="1018" calcext:value-type="float">
            <text:p>1018</text:p>
          </table:table-cell>
          <table:table-cell office:value-type="float" office:value="213.12991873708" calcext:value-type="float">
            <text:p>213.12991873708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31259.265625" calcext:value-type="float">
            <text:p>31259.265625</text:p>
          </table:table-cell>
          <table:table-cell office:value-type="float" office:value="106.520727038997" calcext:value-type="float">
            <text:p>106.5207270389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31290.65625" calcext:value-type="float">
            <text:p>31290.65625</text:p>
          </table:table-cell>
          <table:table-cell office:value-type="float" office:value="126.893107197135" calcext:value-type="float">
            <text:p>126.893107197135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3234.828125" calcext:value-type="float">
            <text:p>23234.828125</text:p>
          </table:table-cell>
          <table:table-cell office:value-type="float" office:value="130.730939031058" calcext:value-type="float">
            <text:p>130.730939031058</text:p>
          </table:table-cell>
          <table:table-cell office:value-type="float" office:value="0.3921875" calcext:value-type="float">
            <text:p>0.3921875</text:p>
          </table:table-cell>
          <table:table-cell office:value-type="float" office:value="23819.421875" calcext:value-type="float">
            <text:p>23819.421875</text:p>
          </table:table-cell>
          <table:table-cell office:value-type="float" office:value="131.238624462229" calcext:value-type="float">
            <text:p>131.238624462229</text:p>
          </table:table-cell>
          <table:table-cell table:style-name="ce3" office:value-type="float" office:value="0.890625" calcext:value-type="float">
            <text:p>0.890625</text:p>
          </table:table-cell>
          <table:table-cell table:style-name="ce3" office:value-type="float" office:value="1777.5" calcext:value-type="float">
            <text:p>1777.5</text:p>
          </table:table-cell>
          <table:table-cell table:style-name="ce3" office:value-type="float" office:value="211.044536472758" calcext:value-type="float">
            <text:p>211.044536472758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536.09375" calcext:value-type="float">
            <text:p>3536.09375</text:p>
          </table:table-cell>
          <table:table-cell office:value-type="float" office:value="176.400625447043" calcext:value-type="float">
            <text:p>176.400625447043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.65518021789" calcext:value-type="float">
            <text:p>216.65518021789</text:p>
          </table:table-cell>
          <table:table-cell office:value-type="float" office:value="0.5" calcext:value-type="float">
            <text:p>0.5</text:p>
          </table:table-cell>
          <table:table-cell office:value-type="float" office:value="21.71875" calcext:value-type="float">
            <text:p>21.71875</text:p>
          </table:table-cell>
          <table:table-cell office:value-type="float" office:value="236.394244604317" calcext:value-type="float">
            <text:p>236.394244604317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1602" calcext:value-type="float">
            <text:p>1602</text:p>
          </table:table-cell>
          <table:table-cell office:value-type="float" office:value="226.015552680164" calcext:value-type="float">
            <text:p>226.015552680164</text:p>
          </table:table-cell>
          <table:table-cell office:value-type="float" office:value="0.3875" calcext:value-type="float">
            <text:p>0.3875</text:p>
          </table:table-cell>
          <table:table-cell office:value-type="float" office:value="30917.515625" calcext:value-type="float">
            <text:p>30917.515625</text:p>
          </table:table-cell>
          <table:table-cell office:value-type="float" office:value="108.506710855998" calcext:value-type="float">
            <text:p>108.506710855998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29534.375" calcext:value-type="float">
            <text:p>29534.375</text:p>
          </table:table-cell>
          <table:table-cell office:value-type="float" office:value="142.260383209043" calcext:value-type="float">
            <text:p>142.260383209043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24072.3125" calcext:value-type="float">
            <text:p>24072.3125</text:p>
          </table:table-cell>
          <table:table-cell office:value-type="float" office:value="123.425651892133" calcext:value-type="float">
            <text:p>123.425651892133</text:p>
          </table:table-cell>
          <table:table-cell office:value-type="float" office:value="0.4" calcext:value-type="float">
            <text:p>0.4</text:p>
          </table:table-cell>
          <table:table-cell office:value-type="float" office:value="23541.1875" calcext:value-type="float">
            <text:p>23541.1875</text:p>
          </table:table-cell>
          <table:table-cell office:value-type="float" office:value="136.276370326577" calcext:value-type="float">
            <text:p>136.276370326577</text:p>
          </table:table-cell>
          <table:table-cell table:style-name="ce3" office:value-type="float" office:value="0.803125" calcext:value-type="float">
            <text:p>0.803125</text:p>
          </table:table-cell>
          <table:table-cell table:style-name="ce3" office:value-type="float" office:value="1820.515625" calcext:value-type="float">
            <text:p>1820.515625</text:p>
          </table:table-cell>
          <table:table-cell table:style-name="ce3" office:value-type="float" office:value="199.79060874906" calcext:value-type="float">
            <text:p>199.79060874906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3429.671875" calcext:value-type="float">
            <text:p>3429.671875</text:p>
          </table:table-cell>
          <table:table-cell office:value-type="float" office:value="167.453936784644" calcext:value-type="float">
            <text:p>167.453936784644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754625074577" calcext:value-type="float">
            <text:p>212.754625074577</text:p>
          </table:table-cell>
          <table:table-cell office:value-type="float" office:value="0.5" calcext:value-type="float">
            <text:p>0.5</text:p>
          </table:table-cell>
          <table:table-cell office:value-type="float" office:value="19.734375" calcext:value-type="float">
            <text:p>19.734375</text:p>
          </table:table-cell>
          <table:table-cell office:value-type="float" office:value="229.178147268409" calcext:value-type="float">
            <text:p>229.178147268409</text:p>
          </table:table-cell>
          <table:table-cell office:value-type="float" office:value="0.2" calcext:value-type="float">
            <text:p>0.2</text:p>
          </table:table-cell>
          <table:table-cell office:value-type="float" office:value="1127" calcext:value-type="float">
            <text:p>1127</text:p>
          </table:table-cell>
          <table:table-cell office:value-type="float" office:value="211.25796637879" calcext:value-type="float">
            <text:p>211.25796637879</text:p>
          </table:table-cell>
          <table:table-cell office:value-type="float" office:value="0.4234375" calcext:value-type="float">
            <text:p>0.4234375</text:p>
          </table:table-cell>
          <table:table-cell office:value-type="float" office:value="30111.5" calcext:value-type="float">
            <text:p>30111.5</text:p>
          </table:table-cell>
          <table:table-cell office:value-type="float" office:value="119.399908821961" calcext:value-type="float">
            <text:p>119.399908821961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9380.859375" calcext:value-type="float">
            <text:p>29380.859375</text:p>
          </table:table-cell>
          <table:table-cell office:value-type="float" office:value="149.951604552031" calcext:value-type="float">
            <text:p>149.95160455203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23363.859375" calcext:value-type="float">
            <text:p>23363.859375</text:p>
          </table:table-cell>
          <table:table-cell office:value-type="float" office:value="124.27528908061" calcext:value-type="float">
            <text:p>124.27528908061</text:p>
          </table:table-cell>
          <table:table-cell office:value-type="float" office:value="0.4875" calcext:value-type="float">
            <text:p>0.4875</text:p>
          </table:table-cell>
          <table:table-cell office:value-type="float" office:value="23863.625" calcext:value-type="float">
            <text:p>23863.625</text:p>
          </table:table-cell>
          <table:table-cell office:value-type="float" office:value="145.343776739318" calcext:value-type="float">
            <text:p>145.343776739318</text:p>
          </table:table-cell>
          <table:table-cell table:style-name="ce3" office:value-type="float" office:value="0.74375" calcext:value-type="float">
            <text:p>0.74375</text:p>
          </table:table-cell>
          <table:table-cell table:style-name="ce3" office:value-type="float" office:value="1814.65625" calcext:value-type="float">
            <text:p>1814.65625</text:p>
          </table:table-cell>
          <table:table-cell table:style-name="ce3" office:value-type="float" office:value="192.218202433861" calcext:value-type="float">
            <text:p>192.218202433861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3177.375" calcext:value-type="float">
            <text:p>3177.375</text:p>
          </table:table-cell>
          <table:table-cell office:value-type="float" office:value="156.76884882635" calcext:value-type="float">
            <text:p>156.76884882635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884667587227" calcext:value-type="float">
            <text:p>206.884667587227</text:p>
          </table:table-cell>
          <table:table-cell office:value-type="float" office:value="0.5" calcext:value-type="float">
            <text:p>0.5</text:p>
          </table:table-cell>
          <table:table-cell office:value-type="float" office:value="22.9375" calcext:value-type="float">
            <text:p>22.9375</text:p>
          </table:table-cell>
          <table:table-cell office:value-type="float" office:value="223.696866485014" calcext:value-type="float">
            <text:p>223.69686648501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798" calcext:value-type="float">
            <text:p>798</text:p>
          </table:table-cell>
          <table:table-cell office:value-type="float" office:value="194.940583393844" calcext:value-type="float">
            <text:p>194.940583393844</text:p>
          </table:table-cell>
          <table:table-cell office:value-type="float" office:value="0.5625" calcext:value-type="float">
            <text:p>0.5625</text:p>
          </table:table-cell>
          <table:table-cell office:value-type="float" office:value="31133.8125" calcext:value-type="float">
            <text:p>31133.8125</text:p>
          </table:table-cell>
          <table:table-cell office:value-type="float" office:value="103.756342748231" calcext:value-type="float">
            <text:p>103.756342748231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30598.484375" calcext:value-type="float">
            <text:p>30598.484375</text:p>
          </table:table-cell>
          <table:table-cell office:value-type="float" office:value="124.513684679632" calcext:value-type="float">
            <text:p>124.51368467963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4122.21875" calcext:value-type="float">
            <text:p>24122.21875</text:p>
          </table:table-cell>
          <table:table-cell office:value-type="float" office:value="116.754187172781" calcext:value-type="float">
            <text:p>116.754187172781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4029.71875" calcext:value-type="float">
            <text:p>24029.71875</text:p>
          </table:table-cell>
          <table:table-cell office:value-type="float" office:value="127.706411260606" calcext:value-type="float">
            <text:p>127.706411260606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1847.140625" calcext:value-type="float">
            <text:p>1847.140625</text:p>
          </table:table-cell>
          <table:table-cell table:style-name="ce3" office:value-type="float" office:value="202.639268636768" calcext:value-type="float">
            <text:p>202.63926863676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3145.921875" calcext:value-type="float">
            <text:p>3145.921875</text:p>
          </table:table-cell>
          <table:table-cell office:value-type="float" office:value="167.354780364222" calcext:value-type="float">
            <text:p>167.354780364222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.162360007201" calcext:value-type="float">
            <text:p>208.162360007201</text:p>
          </table:table-cell>
          <table:table-cell office:value-type="float" office:value="0.5" calcext:value-type="float">
            <text:p>0.5</text:p>
          </table:table-cell>
          <table:table-cell office:value-type="float" office:value="10.546875" calcext:value-type="float">
            <text:p>10.546875</text:p>
          </table:table-cell>
          <table:table-cell office:value-type="float" office:value="198.068148148148" calcext:value-type="float">
            <text:p>198.068148148148</text:p>
          </table:table-cell>
          <table:table-cell office:value-type="float" office:value="0.2" calcext:value-type="float">
            <text:p>0.2</text:p>
          </table:table-cell>
          <table:table-cell office:value-type="float" office:value="603" calcext:value-type="float">
            <text:p>603</text:p>
          </table:table-cell>
          <table:table-cell office:value-type="float" office:value="172.148786798364" calcext:value-type="float">
            <text:p>172.148786798364</text:p>
          </table:table-cell>
          <table:table-cell office:value-type="float" office:value="0.4875" calcext:value-type="float">
            <text:p>0.4875</text:p>
          </table:table-cell>
          <table:table-cell office:value-type="float" office:value="30481.796875" calcext:value-type="float">
            <text:p>30481.796875</text:p>
          </table:table-cell>
          <table:table-cell office:value-type="float" office:value="118.519353489732" calcext:value-type="float">
            <text:p>118.519353489732</text:p>
          </table:table-cell>
          <table:table-cell office:value-type="float" office:value="0.5125" calcext:value-type="float">
            <text:p>0.5125</text:p>
          </table:table-cell>
          <table:table-cell office:value-type="float" office:value="30854.09375" calcext:value-type="float">
            <text:p>30854.09375</text:p>
          </table:table-cell>
          <table:table-cell office:value-type="float" office:value="148.497187273751" calcext:value-type="float">
            <text:p>148.49718727375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4234.203125" calcext:value-type="float">
            <text:p>24234.203125</text:p>
          </table:table-cell>
          <table:table-cell office:value-type="float" office:value="113.053601521368" calcext:value-type="float">
            <text:p>113.053601521368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3841.59375" calcext:value-type="float">
            <text:p>23841.59375</text:p>
          </table:table-cell>
          <table:table-cell office:value-type="float" office:value="138.416717699232" calcext:value-type="float">
            <text:p>138.416717699232</text:p>
          </table:table-cell>
          <table:table-cell table:style-name="ce3" office:value-type="float" office:value="0.7859375" calcext:value-type="float">
            <text:p>0.7859375</text:p>
          </table:table-cell>
          <table:table-cell table:style-name="ce3" office:value-type="float" office:value="1611.390625" calcext:value-type="float">
            <text:p>1611.390625</text:p>
          </table:table-cell>
          <table:table-cell table:style-name="ce3" office:value-type="float" office:value="208.42923237508" calcext:value-type="float">
            <text:p>208.4292323750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272.84375" calcext:value-type="float">
            <text:p>3272.84375</text:p>
          </table:table-cell>
          <table:table-cell office:value-type="float" office:value="177.020128221215" calcext:value-type="float">
            <text:p>177.020128221215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00610786364" calcext:value-type="float">
            <text:p>211.00610786364</text:p>
          </table:table-cell>
          <table:table-cell office:value-type="float" office:value="0.4" calcext:value-type="float">
            <text:p>0.4</text:p>
          </table:table-cell>
          <table:table-cell office:value-type="float" office:value="20.0625" calcext:value-type="float">
            <text:p>20.0625</text:p>
          </table:table-cell>
          <table:table-cell office:value-type="float" office:value="230.630841121495" calcext:value-type="float">
            <text:p>230.63084112149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646" calcext:value-type="float">
            <text:p>646</text:p>
          </table:table-cell>
          <table:table-cell office:value-type="float" office:value="200.640057987031" calcext:value-type="float">
            <text:p>200.64005798703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9764.15625" calcext:value-type="float">
            <text:p>29764.15625</text:p>
          </table:table-cell>
          <table:table-cell office:value-type="float" office:value="117.326070771689" calcext:value-type="float">
            <text:p>117.326070771689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29700.6875" calcext:value-type="float">
            <text:p>29700.6875</text:p>
          </table:table-cell>
          <table:table-cell office:value-type="float" office:value="133.412478036012" calcext:value-type="float">
            <text:p>133.412478036012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4246.78125" calcext:value-type="float">
            <text:p>24246.78125</text:p>
          </table:table-cell>
          <table:table-cell office:value-type="float" office:value="126.890160955305" calcext:value-type="float">
            <text:p>126.89016095530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3726.71875" calcext:value-type="float">
            <text:p>23726.71875</text:p>
          </table:table-cell>
          <table:table-cell office:value-type="float" office:value="122.485254599304" calcext:value-type="float">
            <text:p>122.485254599304</text:p>
          </table:table-cell>
          <table:table-cell table:style-name="ce3" office:value-type="float" office:value="0.796875" calcext:value-type="float">
            <text:p>0.796875</text:p>
          </table:table-cell>
          <table:table-cell table:style-name="ce3" office:value-type="float" office:value="1711.0625" calcext:value-type="float">
            <text:p>1711.0625</text:p>
          </table:table-cell>
          <table:table-cell table:style-name="ce3" office:value-type="float" office:value="196.094243664749" calcext:value-type="float">
            <text:p>196.094243664749</text:p>
          </table:table-cell>
          <table:table-cell office:value-type="float" office:value="0.878125" calcext:value-type="float">
            <text:p>0.878125</text:p>
          </table:table-cell>
          <table:table-cell office:value-type="float" office:value="3160.875" calcext:value-type="float">
            <text:p>3160.875</text:p>
          </table:table-cell>
          <table:table-cell office:value-type="float" office:value="149.828385457134" calcext:value-type="float">
            <text:p>149.82838545713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27190218464" calcext:value-type="float">
            <text:p>210.127190218464</text:p>
          </table:table-cell>
          <table:table-cell office:value-type="float" office:value="0.7" calcext:value-type="float">
            <text:p>0.7</text:p>
          </table:table-cell>
          <table:table-cell office:value-type="float" office:value="21.75" calcext:value-type="float">
            <text:p>21.75</text:p>
          </table:table-cell>
          <table:table-cell office:value-type="float" office:value="249.428879310345" calcext:value-type="float">
            <text:p>249.428879310345</text:p>
          </table:table-cell>
          <table:table-cell office:value-type="float" office:value="0.4109375" calcext:value-type="float">
            <text:p>0.4109375</text:p>
          </table:table-cell>
          <table:table-cell office:value-type="float" office:value="1192" calcext:value-type="float">
            <text:p>1192</text:p>
          </table:table-cell>
          <table:table-cell office:value-type="float" office:value="220.683663612813" calcext:value-type="float">
            <text:p>220.68366361281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30527.90625" calcext:value-type="float">
            <text:p>30527.90625</text:p>
          </table:table-cell>
          <table:table-cell office:value-type="float" office:value="105.344362547442" calcext:value-type="float">
            <text:p>105.344362547442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30747.703125" calcext:value-type="float">
            <text:p>30747.703125</text:p>
          </table:table-cell>
          <table:table-cell office:value-type="float" office:value="125.583983574222" calcext:value-type="float">
            <text:p>125.583983574222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23464.578125" calcext:value-type="float">
            <text:p>23464.578125</text:p>
          </table:table-cell>
          <table:table-cell office:value-type="float" office:value="117.991658569066" calcext:value-type="float">
            <text:p>117.991658569066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23230.609375" calcext:value-type="float">
            <text:p>23230.609375</text:p>
          </table:table-cell>
          <table:table-cell office:value-type="float" office:value="119.641668838105" calcext:value-type="float">
            <text:p>119.641668838105</text:p>
          </table:table-cell>
          <table:table-cell table:style-name="ce3" office:value-type="float" office:value="0.7515625" calcext:value-type="float">
            <text:p>0.7515625</text:p>
          </table:table-cell>
          <table:table-cell table:style-name="ce3" office:value-type="float" office:value="1754.28125" calcext:value-type="float">
            <text:p>1754.28125</text:p>
          </table:table-cell>
          <table:table-cell table:style-name="ce3" office:value-type="float" office:value="201.583749116637" calcext:value-type="float">
            <text:p>201.583749116637</text:p>
          </table:table-cell>
          <table:table-cell office:value-type="float" office:value="0.3890625" calcext:value-type="float">
            <text:p>0.3890625</text:p>
          </table:table-cell>
          <table:table-cell office:value-type="float" office:value="3654.59375" calcext:value-type="float">
            <text:p>3654.59375</text:p>
          </table:table-cell>
          <table:table-cell office:value-type="float" office:value="177.68930243449" calcext:value-type="float">
            <text:p>177.68930243449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443348464717" calcext:value-type="float">
            <text:p>210.443348464717</text:p>
          </table:table-cell>
          <table:table-cell office:value-type="float" office:value="0.5" calcext:value-type="float">
            <text:p>0.5</text:p>
          </table:table-cell>
          <table:table-cell office:value-type="float" office:value="20.828125" calcext:value-type="float">
            <text:p>20.828125</text:p>
          </table:table-cell>
          <table:table-cell office:value-type="float" office:value="225.890472618155" calcext:value-type="float">
            <text:p>225.890472618155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1387" calcext:value-type="float">
            <text:p>1387</text:p>
          </table:table-cell>
          <table:table-cell office:value-type="float" office:value="218.280110574415" calcext:value-type="float">
            <text:p>218.280110574415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31215.4375" calcext:value-type="float">
            <text:p>31215.4375</text:p>
          </table:table-cell>
          <table:table-cell office:value-type="float" office:value="111.491651352411" calcext:value-type="float">
            <text:p>111.491651352411</text:p>
          </table:table-cell>
          <table:table-cell office:value-type="float" office:value="0.3578125" calcext:value-type="float">
            <text:p>0.3578125</text:p>
          </table:table-cell>
          <table:table-cell office:value-type="float" office:value="31695.734375" calcext:value-type="float">
            <text:p>31695.734375</text:p>
          </table:table-cell>
          <table:table-cell office:value-type="float" office:value="117.532423799654" calcext:value-type="float">
            <text:p>117.532423799654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23832.8125" calcext:value-type="float">
            <text:p>23832.8125</text:p>
          </table:table-cell>
          <table:table-cell office:value-type="float" office:value="105.710993045432" calcext:value-type="float">
            <text:p>105.710993045432</text:p>
          </table:table-cell>
          <table:table-cell office:value-type="float" office:value="0.525" calcext:value-type="float">
            <text:p>0.525</text:p>
          </table:table-cell>
          <table:table-cell office:value-type="float" office:value="23795.1875" calcext:value-type="float">
            <text:p>23795.1875</text:p>
          </table:table-cell>
          <table:table-cell office:value-type="float" office:value="136.271396712216" calcext:value-type="float">
            <text:p>136.271396712216</text:p>
          </table:table-cell>
          <table:table-cell table:style-name="ce3" office:value-type="float" office:value="0.7390625" calcext:value-type="float">
            <text:p>0.7390625</text:p>
          </table:table-cell>
          <table:table-cell table:style-name="ce3" office:value-type="float" office:value="1912.90625" calcext:value-type="float">
            <text:p>1912.90625</text:p>
          </table:table-cell>
          <table:table-cell table:style-name="ce3" office:value-type="float" office:value="208.127384175111" calcext:value-type="float">
            <text:p>208.127384175111</text:p>
          </table:table-cell>
          <table:table-cell office:value-type="float" office:value="0.575" calcext:value-type="float">
            <text:p>0.575</text:p>
          </table:table-cell>
          <table:table-cell office:value-type="float" office:value="3533.578125" calcext:value-type="float">
            <text:p>3533.578125</text:p>
          </table:table-cell>
          <table:table-cell office:value-type="float" office:value="179.923861934518" calcext:value-type="float">
            <text:p>179.923861934518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220876816996" calcext:value-type="float">
            <text:p>211.220876816996</text:p>
          </table:table-cell>
          <table:table-cell office:value-type="float" office:value="0.4" calcext:value-type="float">
            <text:p>0.4</text:p>
          </table:table-cell>
          <table:table-cell office:value-type="float" office:value="17.421875" calcext:value-type="float">
            <text:p>17.421875</text:p>
          </table:table-cell>
          <table:table-cell office:value-type="float" office:value="233.364125560538" calcext:value-type="float">
            <text:p>233.364125560538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702" calcext:value-type="float">
            <text:p>702</text:p>
          </table:table-cell>
          <table:table-cell office:value-type="float" office:value="178.809852214694" calcext:value-type="float">
            <text:p>178.809852214694</text:p>
          </table:table-cell>
          <table:table-cell office:value-type="float" office:value="0.2921875" calcext:value-type="float">
            <text:p>0.2921875</text:p>
          </table:table-cell>
          <table:table-cell office:value-type="float" office:value="30777.921875" calcext:value-type="float">
            <text:p>30777.921875</text:p>
          </table:table-cell>
          <table:table-cell office:value-type="float" office:value="104.512943024611" calcext:value-type="float">
            <text:p>104.512943024611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9902.125" calcext:value-type="float">
            <text:p>29902.125</text:p>
          </table:table-cell>
          <table:table-cell office:value-type="float" office:value="109.844150012978" calcext:value-type="float">
            <text:p>109.844150012978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24479.34375" calcext:value-type="float">
            <text:p>24479.34375</text:p>
          </table:table-cell>
          <table:table-cell office:value-type="float" office:value="117.827832792046" calcext:value-type="float">
            <text:p>117.827832792046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4060.5625" calcext:value-type="float">
            <text:p>24060.5625</text:p>
          </table:table-cell>
          <table:table-cell office:value-type="float" office:value="125.263996178575" calcext:value-type="float">
            <text:p>125.263996178575</text:p>
          </table:table-cell>
          <table:table-cell table:style-name="ce3" office:value-type="float" office:value="0.759375" calcext:value-type="float">
            <text:p>0.759375</text:p>
          </table:table-cell>
          <table:table-cell table:style-name="ce3" office:value-type="float" office:value="1792.015625" calcext:value-type="float">
            <text:p>1792.015625</text:p>
          </table:table-cell>
          <table:table-cell table:style-name="ce3" office:value-type="float" office:value="209.664283351631" calcext:value-type="float">
            <text:p>209.664283351631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3610.25" calcext:value-type="float">
            <text:p>3610.25</text:p>
          </table:table-cell>
          <table:table-cell office:value-type="float" office:value="175.793432127454" calcext:value-type="float">
            <text:p>175.793432127454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82855543463" calcext:value-type="float">
            <text:p>210.182855543463</text:p>
          </table:table-cell>
          <table:table-cell office:value-type="float" office:value="0.6" calcext:value-type="float">
            <text:p>0.6</text:p>
          </table:table-cell>
          <table:table-cell office:value-type="float" office:value="13.59375" calcext:value-type="float">
            <text:p>13.59375</text:p>
          </table:table-cell>
          <table:table-cell office:value-type="float" office:value="211.275862068966" calcext:value-type="float">
            <text:p>211.275862068966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684" calcext:value-type="float">
            <text:p>684</text:p>
          </table:table-cell>
          <table:table-cell office:value-type="float" office:value="189.562017259455" calcext:value-type="float">
            <text:p>189.56201725945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1028.890625" calcext:value-type="float">
            <text:p>31028.890625</text:p>
          </table:table-cell>
          <table:table-cell office:value-type="float" office:value="107.522090158249" calcext:value-type="float">
            <text:p>107.522090158249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9052.046875" calcext:value-type="float">
            <text:p>29052.046875</text:p>
          </table:table-cell>
          <table:table-cell office:value-type="float" office:value="140.127925538476" calcext:value-type="float">
            <text:p>140.127925538476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23832.34375" calcext:value-type="float">
            <text:p>23832.34375</text:p>
          </table:table-cell>
          <table:table-cell office:value-type="float" office:value="127.775645380699" calcext:value-type="float">
            <text:p>127.77564538069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24429.125" calcext:value-type="float">
            <text:p>24429.125</text:p>
          </table:table-cell>
          <table:table-cell office:value-type="float" office:value="144.310348290697" calcext:value-type="float">
            <text:p>144.310348290697</text:p>
          </table:table-cell>
          <table:table-cell table:style-name="ce3" office:value-type="float" office:value="0.728125" calcext:value-type="float">
            <text:p>0.728125</text:p>
          </table:table-cell>
          <table:table-cell table:style-name="ce3" office:value-type="float" office:value="1868.5" calcext:value-type="float">
            <text:p>1868.5</text:p>
          </table:table-cell>
          <table:table-cell table:style-name="ce3" office:value-type="float" office:value="198.069119514651" calcext:value-type="float">
            <text:p>198.069119514651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3187" calcext:value-type="float">
            <text:p>3187</text:p>
          </table:table-cell>
          <table:table-cell office:value-type="float" office:value="169.559831324512" calcext:value-type="float">
            <text:p>169.559831324512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raffic</text:p>
          </table:table-cell>
          <table:table-cell table:style-name="ce2"/>
          <table:table-cell table:style-name="ce2" office:value-type="string" calcext:value-type="string">
            <text:p>NonCom</text:p>
          </table:table-cell>
          <table:table-cell table:style-name="ce2"/>
          <table:table-cell/>
          <table:table-cell table:style-name="ce2" office:value-type="string" calcext:value-type="string">
            <text:p>BB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table:style-name="ce2" office:value-type="string" calcext:value-type="string">
            <text:p>AEn PUSH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table:style-name="ce2" office:value-type="string" calcext:value-type="string">
            <text:p>AEn PULL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table:style-name="ce2" office:value-type="string" calcext:value-type="string">
            <text:p>AE 1-PUSH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table:style-name="ce2" office:value-type="string" calcext:value-type="string">
            <text:p>AE 1-PULL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2" office:value-type="string" calcext:value-type="string">
            <text:p>RS (k=5)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ce2" office:value-type="string" calcext:value-type="string">
            <text:p>RS (k=10)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2" table:formula="of:=AVERAGE([.D2:.D2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:.G21])" office:value-type="float" office:value="34.01953125" calcext:value-type="float">
            <text:p>34.02</text:p>
          </table:table-cell>
          <table:table-cell table:style-name="ce12" table:number-columns-repeated="2"/>
          <table:table-cell table:style-name="ce12" table:formula="of:=AVERAGE([.J2:.J21])" office:value-type="float" office:value="1965.35" calcext:value-type="float">
            <text:p>1965.35</text:p>
          </table:table-cell>
          <table:table-cell table:style-name="ce12" table:number-columns-repeated="2"/>
          <table:table-cell table:style-name="ce12" table:formula="of:=AVERAGE([.M2:.M21])" office:value-type="float" office:value="16036.23125" calcext:value-type="float">
            <text:p>16036.23</text:p>
          </table:table-cell>
          <table:table-cell table:style-name="ce12" table:number-columns-repeated="2"/>
          <table:table-cell table:style-name="ce12" table:formula="of:=AVERAGE([.P2:.P21])" office:value-type="float" office:value="15191.990625" calcext:value-type="float">
            <text:p>15191.99</text:p>
          </table:table-cell>
          <table:table-cell table:style-name="ce12" table:number-columns-repeated="2"/>
          <table:table-cell table:style-name="ce12" table:formula="of:=AVERAGE([.S2:.S21])" office:value-type="float" office:value="13242.925" calcext:value-type="float">
            <text:p>13242.93</text:p>
          </table:table-cell>
          <table:table-cell table:style-name="ce12" table:number-columns-repeated="2"/>
          <table:table-cell table:style-name="ce12" table:formula="of:=AVERAGE([.V2:.V21])" office:value-type="float" office:value="12724.69921875" calcext:value-type="float">
            <text:p>12724.70</text:p>
          </table:table-cell>
          <table:table-cell table:style-name="ce12" table:number-columns-repeated="2"/>
          <table:table-cell table:style-name="ce12" table:formula="of:=AVERAGE([.Y2:.Y21])" office:value-type="float" office:value="3567.921875" calcext:value-type="float">
            <text:p>3567.92</text:p>
          </table:table-cell>
          <table:table-cell table:style-name="ce12" table:number-columns-repeated="2"/>
          <table:table-cell table:style-name="ce12" table:formula="of:=AVERAGE([.AB2:.AB21])" office:value-type="float" office:value="9216.05390625" calcext:value-type="float">
            <text:p>9216.0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12" table:formula="of:=AVERAGE([.D22:.D4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2:.G41])" office:value-type="float" office:value="24.43984375" calcext:value-type="float">
            <text:p>24.44</text:p>
          </table:table-cell>
          <table:table-cell table:style-name="ce12" table:number-columns-repeated="2"/>
          <table:table-cell table:style-name="ce12" table:formula="of:=AVERAGE([.J22:.J41])" office:value-type="float" office:value="1474.8" calcext:value-type="float">
            <text:p>1474.80</text:p>
          </table:table-cell>
          <table:table-cell table:style-name="ce12" table:number-columns-repeated="2"/>
          <table:table-cell table:style-name="ce12" table:formula="of:=AVERAGE([.M22:.M41])" office:value-type="float" office:value="19773.96484375" calcext:value-type="float">
            <text:p>19773.96</text:p>
          </table:table-cell>
          <table:table-cell table:style-name="ce12" table:number-columns-repeated="2"/>
          <table:table-cell table:style-name="ce12" table:formula="of:=AVERAGE([.P22:.P41])" office:value-type="float" office:value="19454.24765625" calcext:value-type="float">
            <text:p>19454.25</text:p>
          </table:table-cell>
          <table:table-cell table:style-name="ce12" table:number-columns-repeated="2"/>
          <table:table-cell table:style-name="ce12" table:formula="of:=AVERAGE([.S22:.S41])" office:value-type="float" office:value="16342.7953125" calcext:value-type="float">
            <text:p>16342.80</text:p>
          </table:table-cell>
          <table:table-cell table:style-name="ce12" table:number-columns-repeated="2"/>
          <table:table-cell table:style-name="ce12" table:formula="of:=AVERAGE([.V22:.V41])" office:value-type="float" office:value="15991.03203125" calcext:value-type="float">
            <text:p>15991.03</text:p>
          </table:table-cell>
          <table:table-cell table:style-name="ce12" table:number-columns-repeated="2"/>
          <table:table-cell table:style-name="ce12" table:formula="of:=AVERAGE([.Y22:.Y41])" office:value-type="float" office:value="3319.06171875" calcext:value-type="float">
            <text:p>3319.06</text:p>
          </table:table-cell>
          <table:table-cell table:style-name="ce12" table:number-columns-repeated="2"/>
          <table:table-cell table:style-name="ce12" table:formula="of:=AVERAGE([.AB22:.AB41])" office:value-type="float" office:value="8036.56796875" calcext:value-type="float">
            <text:p>8036.57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2" table:formula="of:=AVERAGE([.D42:.D6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42:.G61])" office:value-type="float" office:value="19.91875" calcext:value-type="float">
            <text:p>19.92</text:p>
          </table:table-cell>
          <table:table-cell table:style-name="ce12" table:number-columns-repeated="2"/>
          <table:table-cell table:style-name="ce12" table:formula="of:=AVERAGE([.J42:.J61])" office:value-type="float" office:value="1105.5" calcext:value-type="float">
            <text:p>1105.50</text:p>
          </table:table-cell>
          <table:table-cell table:style-name="ce12" table:number-columns-repeated="2"/>
          <table:table-cell table:style-name="ce12" table:formula="of:=AVERAGE([.M42:.M61])" office:value-type="float" office:value="26973.01171875" calcext:value-type="float">
            <text:p>26973.01</text:p>
          </table:table-cell>
          <table:table-cell table:style-name="ce12" table:number-columns-repeated="2"/>
          <table:table-cell table:style-name="ce12" table:formula="of:=AVERAGE([.P42:.P61])" office:value-type="float" office:value="26499.46015625" calcext:value-type="float">
            <text:p>26499.46</text:p>
          </table:table-cell>
          <table:table-cell table:style-name="ce12" table:number-columns-repeated="2"/>
          <table:table-cell table:style-name="ce12" table:formula="of:=AVERAGE([.S42:.S61])" office:value-type="float" office:value="21039.6265625" calcext:value-type="float">
            <text:p>21039.63</text:p>
          </table:table-cell>
          <table:table-cell table:style-name="ce12" table:number-columns-repeated="2"/>
          <table:table-cell table:style-name="ce12" table:formula="of:=AVERAGE([.V42:.V61])" office:value-type="float" office:value="21244.7296875" calcext:value-type="float">
            <text:p>21244.73</text:p>
          </table:table-cell>
          <table:table-cell table:style-name="ce12" table:number-columns-repeated="2"/>
          <table:table-cell table:style-name="ce12" table:formula="of:=AVERAGE([.Y42:.Y61])" office:value-type="float" office:value="2423.94375" calcext:value-type="float">
            <text:p>2423.94</text:p>
          </table:table-cell>
          <table:table-cell table:style-name="ce12" table:number-columns-repeated="2"/>
          <table:table-cell table:style-name="ce12" table:formula="of:=AVERAGE([.AB42:.AB61])" office:value-type="float" office:value="4966.065625" calcext:value-type="float">
            <text:p>4966.07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2" table:formula="of:=AVERAGE([.D62:.D8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62:.G81])" office:value-type="float" office:value="18.34375" calcext:value-type="float">
            <text:p>18.34</text:p>
          </table:table-cell>
          <table:table-cell table:style-name="ce12" table:number-columns-repeated="2"/>
          <table:table-cell table:style-name="ce12" table:formula="of:=AVERAGE([.J62:.J81])" office:value-type="float" office:value="1024.35" calcext:value-type="float">
            <text:p>1024.35</text:p>
          </table:table-cell>
          <table:table-cell table:style-name="ce12" table:number-columns-repeated="2"/>
          <table:table-cell table:style-name="ce12" table:formula="of:=AVERAGE([.M62:.M81])" office:value-type="float" office:value="30712.31953125" calcext:value-type="float">
            <text:p>30712.32</text:p>
          </table:table-cell>
          <table:table-cell table:style-name="ce12" table:number-columns-repeated="2"/>
          <table:table-cell table:style-name="ce12" table:formula="of:=AVERAGE([.P62:.P81])" office:value-type="float" office:value="30538.3234375" calcext:value-type="float">
            <text:p>30538.32</text:p>
          </table:table-cell>
          <table:table-cell table:style-name="ce12" table:number-columns-repeated="2"/>
          <table:table-cell table:style-name="ce12" table:formula="of:=AVERAGE([.S62:.S81])" office:value-type="float" office:value="23921.284375" calcext:value-type="float">
            <text:p>23921.28</text:p>
          </table:table-cell>
          <table:table-cell table:style-name="ce12" table:number-columns-repeated="2"/>
          <table:table-cell table:style-name="ce12" table:formula="of:=AVERAGE([.V62:.V81])" office:value-type="float" office:value="23850.4859375" calcext:value-type="float">
            <text:p>23850.49</text:p>
          </table:table-cell>
          <table:table-cell table:style-name="ce12" table:number-columns-repeated="2"/>
          <table:table-cell table:style-name="ce12" table:formula="of:=AVERAGE([.Y62:.Y81])" office:value-type="float" office:value="1789.91796875" calcext:value-type="float">
            <text:p>1789.92</text:p>
          </table:table-cell>
          <table:table-cell table:style-name="ce12" table:number-columns-repeated="2"/>
          <table:table-cell table:style-name="ce12" table:formula="of:=AVERAGE([.AB62:.AB81])" office:value-type="float" office:value="3327.70234375" calcext:value-type="float">
            <text:p>3327.70</text:p>
          </table:table-cell>
          <table:table-cell table:number-columns-repeated="99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7.761cm" svg:height="16.283cm" svg:x="0cm" svg:y="42.605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 t_avg.B87:t_avg.B90 t_avg.AC86:t_avg.AC86 t_avg.AC87:t_avg.AC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10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7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8" table:visibility="collapse" table:number-columns-repeated="2" table:default-cell-style-name="ce3"/>
        <table:table-column table:style-name="co8" table:number-columns-repeated="996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993099922046" calcext:value-type="float">
            <text:p>20.2993099922046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84375" calcext:value-type="float">
            <text:p>33.484375</text:p>
          </table:table-cell>
          <table:table-cell office:value-type="float" office:value="12.9272048530098" calcext:value-type="float">
            <text:p>12.9272048530098</text:p>
          </table:table-cell>
          <table:table-cell office:value-type="float" office:value="0.980545343137255" calcext:value-type="float">
            <text:p>0.980545343137255</text:p>
          </table:table-cell>
          <table:table-cell office:value-type="float" office:value="1963" calcext:value-type="float">
            <text:p>1963</text:p>
          </table:table-cell>
          <table:table-cell office:value-type="float" office:value="10.5372793580542" calcext:value-type="float">
            <text:p>10.5372793580542</text:p>
          </table:table-cell>
          <table:table-cell office:value-type="float" office:value="1" calcext:value-type="float">
            <text:p>1</text:p>
          </table:table-cell>
          <table:table-cell office:value-type="float" office:value="15791.546875" calcext:value-type="float">
            <text:p>15791.546875</text:p>
          </table:table-cell>
          <table:table-cell office:value-type="float" office:value="24.1742311451741" calcext:value-type="float">
            <text:p>24.1742311451741</text:p>
          </table:table-cell>
          <table:table-cell office:value-type="float" office:value="1" calcext:value-type="float">
            <text:p>1</text:p>
          </table:table-cell>
          <table:table-cell office:value-type="float" office:value="15282.703125" calcext:value-type="float">
            <text:p>15282.703125</text:p>
          </table:table-cell>
          <table:table-cell office:value-type="float" office:value="23.718226030775" calcext:value-type="float">
            <text:p>23.718226030775</text:p>
          </table:table-cell>
          <table:table-cell office:value-type="float" office:value="0.99969362745098" calcext:value-type="float">
            <text:p>0.99969362745098</text:p>
          </table:table-cell>
          <table:table-cell office:value-type="float" office:value="13338.46875" calcext:value-type="float">
            <text:p>13338.46875</text:p>
          </table:table-cell>
          <table:table-cell office:value-type="float" office:value="23.9351438771543" calcext:value-type="float">
            <text:p>23.9351438771543</text:p>
          </table:table-cell>
          <table:table-cell office:value-type="float" office:value="1" calcext:value-type="float">
            <text:p>1</text:p>
          </table:table-cell>
          <table:table-cell office:value-type="float" office:value="12749.890625" calcext:value-type="float">
            <text:p>12749.890625</text:p>
          </table:table-cell>
          <table:table-cell office:value-type="float" office:value="23.7236205718666" calcext:value-type="float">
            <text:p>23.7236205718666</text:p>
          </table:table-cell>
          <table:table-cell office:value-type="float" office:value="1" calcext:value-type="float">
            <text:p>1</text:p>
          </table:table-cell>
          <table:table-cell office:value-type="float" office:value="3611.3125" calcext:value-type="float">
            <text:p>3611.3125</text:p>
          </table:table-cell>
          <table:table-cell office:value-type="float" office:value="23.6034199991198" calcext:value-type="float">
            <text:p>23.6034199991198</text:p>
          </table:table-cell>
          <table:table-cell office:value-type="float" office:value="1" calcext:value-type="float">
            <text:p>1</text:p>
          </table:table-cell>
          <table:table-cell office:value-type="float" office:value="8994.375" calcext:value-type="float">
            <text:p>8994.375</text:p>
          </table:table-cell>
          <table:table-cell office:value-type="float" office:value="23.4590455167092" calcext:value-type="float">
            <text:p>23.4590455167092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951096919928" calcext:value-type="float">
            <text:p>19.795109691992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9375" calcext:value-type="float">
            <text:p>32.9375</text:p>
          </table:table-cell>
          <table:table-cell office:value-type="float" office:value="12.527514231499" calcext:value-type="float">
            <text:p>12.527514231499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944" calcext:value-type="float">
            <text:p>1944</text:p>
          </table:table-cell>
          <table:table-cell office:value-type="float" office:value="10.0021606205417" calcext:value-type="float">
            <text:p>10.0021606205417</text:p>
          </table:table-cell>
          <table:table-cell office:value-type="float" office:value="1" calcext:value-type="float">
            <text:p>1</text:p>
          </table:table-cell>
          <table:table-cell office:value-type="float" office:value="15064.390625" calcext:value-type="float">
            <text:p>15064.390625</text:p>
          </table:table-cell>
          <table:table-cell office:value-type="float" office:value="23.9739587065569" calcext:value-type="float">
            <text:p>23.9739587065569</text:p>
          </table:table-cell>
          <table:table-cell office:value-type="float" office:value="1" calcext:value-type="float">
            <text:p>1</text:p>
          </table:table-cell>
          <table:table-cell office:value-type="float" office:value="15402.6875" calcext:value-type="float">
            <text:p>15402.6875</text:p>
          </table:table-cell>
          <table:table-cell office:value-type="float" office:value="23.8936414890163" calcext:value-type="float">
            <text:p>23.8936414890163</text:p>
          </table:table-cell>
          <table:table-cell office:value-type="float" office:value="1" calcext:value-type="float">
            <text:p>1</text:p>
          </table:table-cell>
          <table:table-cell office:value-type="float" office:value="12887.21875" calcext:value-type="float">
            <text:p>12887.21875</text:p>
          </table:table-cell>
          <table:table-cell office:value-type="float" office:value="23.674822208136" calcext:value-type="float">
            <text:p>23.674822208136</text:p>
          </table:table-cell>
          <table:table-cell office:value-type="float" office:value="1" calcext:value-type="float">
            <text:p>1</text:p>
          </table:table-cell>
          <table:table-cell office:value-type="float" office:value="12700.8125" calcext:value-type="float">
            <text:p>12700.8125</text:p>
          </table:table-cell>
          <table:table-cell office:value-type="float" office:value="23.5695861703884" calcext:value-type="float">
            <text:p>23.5695861703884</text:p>
          </table:table-cell>
          <table:table-cell office:value-type="float" office:value="1" calcext:value-type="float">
            <text:p>1</text:p>
          </table:table-cell>
          <table:table-cell office:value-type="float" office:value="3408.734375" calcext:value-type="float">
            <text:p>3408.734375</text:p>
          </table:table-cell>
          <table:table-cell office:value-type="float" office:value="23.5012589144984" calcext:value-type="float">
            <text:p>23.5012589144984</text:p>
          </table:table-cell>
          <table:table-cell office:value-type="float" office:value="1" calcext:value-type="float">
            <text:p>1</text:p>
          </table:table-cell>
          <table:table-cell office:value-type="float" office:value="8958.578125" calcext:value-type="float">
            <text:p>8958.578125</text:p>
          </table:table-cell>
          <table:table-cell office:value-type="float" office:value="23.5242139748222" calcext:value-type="float">
            <text:p>23.524213974822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1741814329" calcext:value-type="float">
            <text:p>19.9174181432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6.078125" calcext:value-type="float">
            <text:p>36.078125</text:p>
          </table:table-cell>
          <table:table-cell office:value-type="float" office:value="13.9216110870507" calcext:value-type="float">
            <text:p>13.9216110870507</text:p>
          </table:table-cell>
          <table:table-cell office:value-type="float" office:value="0.960171568627451" calcext:value-type="float">
            <text:p>0.960171568627451</text:p>
          </table:table-cell>
          <table:table-cell office:value-type="float" office:value="1914" calcext:value-type="float">
            <text:p>1914</text:p>
          </table:table-cell>
          <table:table-cell office:value-type="float" office:value="9.8455632932108" calcext:value-type="float">
            <text:p>9.8455632932108</text:p>
          </table:table-cell>
          <table:table-cell office:value-type="float" office:value="1" calcext:value-type="float">
            <text:p>1</text:p>
          </table:table-cell>
          <table:table-cell office:value-type="float" office:value="16360.53125" calcext:value-type="float">
            <text:p>16360.53125</text:p>
          </table:table-cell>
          <table:table-cell office:value-type="float" office:value="23.6122676917832" calcext:value-type="float">
            <text:p>23.6122676917832</text:p>
          </table:table-cell>
          <table:table-cell office:value-type="float" office:value="1" calcext:value-type="float">
            <text:p>1</text:p>
          </table:table-cell>
          <table:table-cell office:value-type="float" office:value="15538.390625" calcext:value-type="float">
            <text:p>15538.390625</text:p>
          </table:table-cell>
          <table:table-cell office:value-type="float" office:value="23.8726042037698" calcext:value-type="float">
            <text:p>23.8726042037698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2872.75" calcext:value-type="float">
            <text:p>12872.75</text:p>
          </table:table-cell>
          <table:table-cell office:value-type="float" office:value="23.8937117560983" calcext:value-type="float">
            <text:p>23.8937117560983</text:p>
          </table:table-cell>
          <table:table-cell office:value-type="float" office:value="1" calcext:value-type="float">
            <text:p>1</text:p>
          </table:table-cell>
          <table:table-cell office:value-type="float" office:value="13026.53125" calcext:value-type="float">
            <text:p>13026.53125</text:p>
          </table:table-cell>
          <table:table-cell office:value-type="float" office:value="23.7483421389628" calcext:value-type="float">
            <text:p>23.7483421389628</text:p>
          </table:table-cell>
          <table:table-cell office:value-type="float" office:value="1" calcext:value-type="float">
            <text:p>1</text:p>
          </table:table-cell>
          <table:table-cell office:value-type="float" office:value="3566.96875" calcext:value-type="float">
            <text:p>3566.96875</text:p>
          </table:table-cell>
          <table:table-cell office:value-type="float" office:value="23.6719099606317" calcext:value-type="float">
            <text:p>23.6719099606317</text:p>
          </table:table-cell>
          <table:table-cell office:value-type="float" office:value="1" calcext:value-type="float">
            <text:p>1</text:p>
          </table:table-cell>
          <table:table-cell office:value-type="float" office:value="8873.0625" calcext:value-type="float">
            <text:p>8873.0625</text:p>
          </table:table-cell>
          <table:table-cell office:value-type="float" office:value="23.5019559618266" calcext:value-type="float">
            <text:p>23.501955961826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175075389961" calcext:value-type="float">
            <text:p>20.017507538996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140625" calcext:value-type="float">
            <text:p>32.140625</text:p>
          </table:table-cell>
          <table:table-cell office:value-type="float" office:value="12.2202236266407" calcext:value-type="float">
            <text:p>12.220223626640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2017" calcext:value-type="float">
            <text:p>2017</text:p>
          </table:table-cell>
          <table:table-cell office:value-type="float" office:value="10.6087851933046" calcext:value-type="float">
            <text:p>10.6087851933046</text:p>
          </table:table-cell>
          <table:table-cell office:value-type="float" office:value="1" calcext:value-type="float">
            <text:p>1</text:p>
          </table:table-cell>
          <table:table-cell office:value-type="float" office:value="16829.78125" calcext:value-type="float">
            <text:p>16829.78125</text:p>
          </table:table-cell>
          <table:table-cell office:value-type="float" office:value="23.9417484351205" calcext:value-type="float">
            <text:p>23.9417484351205</text:p>
          </table:table-cell>
          <table:table-cell office:value-type="float" office:value="1" calcext:value-type="float">
            <text:p>1</text:p>
          </table:table-cell>
          <table:table-cell office:value-type="float" office:value="15343.234375" calcext:value-type="float">
            <text:p>15343.234375</text:p>
          </table:table-cell>
          <table:table-cell office:value-type="float" office:value="23.7882786630226" calcext:value-type="float">
            <text:p>23.7882786630226</text:p>
          </table:table-cell>
          <table:table-cell office:value-type="float" office:value="1" calcext:value-type="float">
            <text:p>1</text:p>
          </table:table-cell>
          <table:table-cell office:value-type="float" office:value="13176.953125" calcext:value-type="float">
            <text:p>13176.953125</text:p>
          </table:table-cell>
          <table:table-cell office:value-type="float" office:value="23.8364893120416" calcext:value-type="float">
            <text:p>23.8364893120416</text:p>
          </table:table-cell>
          <table:table-cell office:value-type="float" office:value="1" calcext:value-type="float">
            <text:p>1</text:p>
          </table:table-cell>
          <table:table-cell office:value-type="float" office:value="13140.40625" calcext:value-type="float">
            <text:p>13140.40625</text:p>
          </table:table-cell>
          <table:table-cell office:value-type="float" office:value="24.0027115716114" calcext:value-type="float">
            <text:p>24.0027115716114</text:p>
          </table:table-cell>
          <table:table-cell office:value-type="float" office:value="1" calcext:value-type="float">
            <text:p>1</text:p>
          </table:table-cell>
          <table:table-cell office:value-type="float" office:value="3401.34375" calcext:value-type="float">
            <text:p>3401.34375</text:p>
          </table:table-cell>
          <table:table-cell office:value-type="float" office:value="23.5077718676539" calcext:value-type="float">
            <text:p>23.5077718676539</text:p>
          </table:table-cell>
          <table:table-cell office:value-type="float" office:value="1" calcext:value-type="float">
            <text:p>1</text:p>
          </table:table-cell>
          <table:table-cell office:value-type="float" office:value="9058.890625" calcext:value-type="float">
            <text:p>9058.890625</text:p>
          </table:table-cell>
          <table:table-cell office:value-type="float" office:value="23.9484104428995" calcext:value-type="float">
            <text:p>23.9484104428995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15663962493" calcext:value-type="float">
            <text:p>19.81566396249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5.1875" calcext:value-type="float">
            <text:p>35.1875</text:p>
          </table:table-cell>
          <table:table-cell office:value-type="float" office:value="13.6212255772647" calcext:value-type="float">
            <text:p>13.62122557726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102" calcext:value-type="float">
            <text:p>2102</text:p>
          </table:table-cell>
          <table:table-cell office:value-type="float" office:value="11.3582717721613" calcext:value-type="float">
            <text:p>11.3582717721613</text:p>
          </table:table-cell>
          <table:table-cell office:value-type="float" office:value="1" calcext:value-type="float">
            <text:p>1</text:p>
          </table:table-cell>
          <table:table-cell office:value-type="float" office:value="16088.25" calcext:value-type="float">
            <text:p>16088.25</text:p>
          </table:table-cell>
          <table:table-cell office:value-type="float" office:value="23.7738738285276" calcext:value-type="float">
            <text:p>23.7738738285276</text:p>
          </table:table-cell>
          <table:table-cell office:value-type="float" office:value="1" calcext:value-type="float">
            <text:p>1</text:p>
          </table:table-cell>
          <table:table-cell office:value-type="float" office:value="15042.796875" calcext:value-type="float">
            <text:p>15042.796875</text:p>
          </table:table-cell>
          <table:table-cell office:value-type="float" office:value="23.7610398422323" calcext:value-type="float">
            <text:p>23.7610398422323</text:p>
          </table:table-cell>
          <table:table-cell office:value-type="float" office:value="1" calcext:value-type="float">
            <text:p>1</text:p>
          </table:table-cell>
          <table:table-cell office:value-type="float" office:value="13709.4375" calcext:value-type="float">
            <text:p>13709.4375</text:p>
          </table:table-cell>
          <table:table-cell office:value-type="float" office:value="23.8058596365985" calcext:value-type="float">
            <text:p>23.8058596365985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808.765625" calcext:value-type="float">
            <text:p>12808.765625</text:p>
          </table:table-cell>
          <table:table-cell office:value-type="float" office:value="23.8829333247709" calcext:value-type="float">
            <text:p>23.8829333247709</text:p>
          </table:table-cell>
          <table:table-cell office:value-type="float" office:value="1" calcext:value-type="float">
            <text:p>1</text:p>
          </table:table-cell>
          <table:table-cell office:value-type="float" office:value="3586.125" calcext:value-type="float">
            <text:p>3586.125</text:p>
          </table:table-cell>
          <table:table-cell office:value-type="float" office:value="23.4256187336473" calcext:value-type="float">
            <text:p>23.4256187336473</text:p>
          </table:table-cell>
          <table:table-cell office:value-type="float" office:value="1" calcext:value-type="float">
            <text:p>1</text:p>
          </table:table-cell>
          <table:table-cell office:value-type="float" office:value="9214.4375" calcext:value-type="float">
            <text:p>9214.4375</text:p>
          </table:table-cell>
          <table:table-cell office:value-type="float" office:value="23.5522987583522" calcext:value-type="float">
            <text:p>23.55229875835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435300072923" calcext:value-type="float">
            <text:p>20.1435300072923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3.421875" calcext:value-type="float">
            <text:p>33.421875</text:p>
          </table:table-cell>
          <table:table-cell office:value-type="float" office:value="12.9499766245909" calcext:value-type="float">
            <text:p>12.9499766245909</text:p>
          </table:table-cell>
          <table:table-cell office:value-type="float" office:value="0.979932598039216" calcext:value-type="float">
            <text:p>0.979932598039216</text:p>
          </table:table-cell>
          <table:table-cell office:value-type="float" office:value="1959" calcext:value-type="float">
            <text:p>1959</text:p>
          </table:table-cell>
          <table:table-cell office:value-type="float" office:value="10.5704134761211" calcext:value-type="float">
            <text:p>10.5704134761211</text:p>
          </table:table-cell>
          <table:table-cell office:value-type="float" office:value="1" calcext:value-type="float">
            <text:p>1</text:p>
          </table:table-cell>
          <table:table-cell office:value-type="float" office:value="16128.203125" calcext:value-type="float">
            <text:p>16128.203125</text:p>
          </table:table-cell>
          <table:table-cell office:value-type="float" office:value="23.7284926768207" calcext:value-type="float">
            <text:p>23.7284926768207</text:p>
          </table:table-cell>
          <table:table-cell office:value-type="float" office:value="1" calcext:value-type="float">
            <text:p>1</text:p>
          </table:table-cell>
          <table:table-cell office:value-type="float" office:value="14784.109375" calcext:value-type="float">
            <text:p>14784.109375</text:p>
          </table:table-cell>
          <table:table-cell office:value-type="float" office:value="23.7491190106455" calcext:value-type="float">
            <text:p>23.7491190106455</text:p>
          </table:table-cell>
          <table:table-cell office:value-type="float" office:value="1" calcext:value-type="float">
            <text:p>1</text:p>
          </table:table-cell>
          <table:table-cell office:value-type="float" office:value="13103.546875" calcext:value-type="float">
            <text:p>13103.546875</text:p>
          </table:table-cell>
          <table:table-cell office:value-type="float" office:value="23.8856543362333" calcext:value-type="float">
            <text:p>23.8856543362333</text:p>
          </table:table-cell>
          <table:table-cell office:value-type="float" office:value="1" calcext:value-type="float">
            <text:p>1</text:p>
          </table:table-cell>
          <table:table-cell office:value-type="float" office:value="13056.96875" calcext:value-type="float">
            <text:p>13056.96875</text:p>
          </table:table-cell>
          <table:table-cell office:value-type="float" office:value="23.8536482479842" calcext:value-type="float">
            <text:p>23.8536482479842</text:p>
          </table:table-cell>
          <table:table-cell office:value-type="float" office:value="1" calcext:value-type="float">
            <text:p>1</text:p>
          </table:table-cell>
          <table:table-cell office:value-type="float" office:value="3533.703125" calcext:value-type="float">
            <text:p>3533.703125</text:p>
          </table:table-cell>
          <table:table-cell office:value-type="float" office:value="23.3965865416465" calcext:value-type="float">
            <text:p>23.3965865416465</text:p>
          </table:table-cell>
          <table:table-cell office:value-type="float" office:value="1" calcext:value-type="float">
            <text:p>1</text:p>
          </table:table-cell>
          <table:table-cell office:value-type="float" office:value="9402.484375" calcext:value-type="float">
            <text:p>9402.484375</text:p>
          </table:table-cell>
          <table:table-cell office:value-type="float" office:value="23.8745052667637" calcext:value-type="float">
            <text:p>23.8745052667637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41216467454" calcext:value-type="float">
            <text:p>19.904121646745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4.84375" calcext:value-type="float">
            <text:p>34.84375</text:p>
          </table:table-cell>
          <table:table-cell office:value-type="float" office:value="12.2390134529148" calcext:value-type="float">
            <text:p>12.2390134529148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10.6170766377065" calcext:value-type="float">
            <text:p>10.6170766377065</text:p>
          </table:table-cell>
          <table:table-cell office:value-type="float" office:value="1" calcext:value-type="float">
            <text:p>1</text:p>
          </table:table-cell>
          <table:table-cell office:value-type="float" office:value="15662.171875" calcext:value-type="float">
            <text:p>15662.171875</text:p>
          </table:table-cell>
          <table:table-cell office:value-type="float" office:value="23.9957187104924" calcext:value-type="float">
            <text:p>23.9957187104924</text:p>
          </table:table-cell>
          <table:table-cell office:value-type="float" office:value="1" calcext:value-type="float">
            <text:p>1</text:p>
          </table:table-cell>
          <table:table-cell office:value-type="float" office:value="14538.8125" calcext:value-type="float">
            <text:p>14538.8125</text:p>
          </table:table-cell>
          <table:table-cell office:value-type="float" office:value="23.6910526680654" calcext:value-type="float">
            <text:p>23.6910526680654</text:p>
          </table:table-cell>
          <table:table-cell office:value-type="float" office:value="1" calcext:value-type="float">
            <text:p>1</text:p>
          </table:table-cell>
          <table:table-cell office:value-type="float" office:value="13216.359375" calcext:value-type="float">
            <text:p>13216.359375</text:p>
          </table:table-cell>
          <table:table-cell office:value-type="float" office:value="23.9555667578737" calcext:value-type="float">
            <text:p>23.9555667578737</text:p>
          </table:table-cell>
          <table:table-cell office:value-type="float" office:value="1" calcext:value-type="float">
            <text:p>1</text:p>
          </table:table-cell>
          <table:table-cell office:value-type="float" office:value="12350.21875" calcext:value-type="float">
            <text:p>12350.21875</text:p>
          </table:table-cell>
          <table:table-cell office:value-type="float" office:value="23.3630669641231" calcext:value-type="float">
            <text:p>23.3630669641231</text:p>
          </table:table-cell>
          <table:table-cell office:value-type="float" office:value="1" calcext:value-type="float">
            <text:p>1</text:p>
          </table:table-cell>
          <table:table-cell office:value-type="float" office:value="3543.40625" calcext:value-type="float">
            <text:p>3543.40625</text:p>
          </table:table-cell>
          <table:table-cell office:value-type="float" office:value="23.5472567483699" calcext:value-type="float">
            <text:p>23.5472567483699</text:p>
          </table:table-cell>
          <table:table-cell office:value-type="float" office:value="1" calcext:value-type="float">
            <text:p>1</text:p>
          </table:table-cell>
          <table:table-cell office:value-type="float" office:value="9122.734375" calcext:value-type="float">
            <text:p>9122.734375</text:p>
          </table:table-cell>
          <table:table-cell office:value-type="float" office:value="23.6325942874612" calcext:value-type="float">
            <text:p>23.6325942874612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27789606235" calcext:value-type="float">
            <text:p>20.062778960623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1.953125" calcext:value-type="float">
            <text:p>31.953125</text:p>
          </table:table-cell>
          <table:table-cell office:value-type="float" office:value="12.1046454767726" calcext:value-type="float">
            <text:p>12.1046454767726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005" calcext:value-type="float">
            <text:p>2005</text:p>
          </table:table-cell>
          <table:table-cell office:value-type="float" office:value="10.1882439488345" calcext:value-type="float">
            <text:p>10.1882439488345</text:p>
          </table:table-cell>
          <table:table-cell office:value-type="float" office:value="1" calcext:value-type="float">
            <text:p>1</text:p>
          </table:table-cell>
          <table:table-cell office:value-type="float" office:value="15877.953125" calcext:value-type="float">
            <text:p>15877.953125</text:p>
          </table:table-cell>
          <table:table-cell office:value-type="float" office:value="24.1011336213765" calcext:value-type="float">
            <text:p>24.1011336213765</text:p>
          </table:table-cell>
          <table:table-cell office:value-type="float" office:value="1" calcext:value-type="float">
            <text:p>1</text:p>
          </table:table-cell>
          <table:table-cell office:value-type="float" office:value="15421.578125" calcext:value-type="float">
            <text:p>15421.578125</text:p>
          </table:table-cell>
          <table:table-cell office:value-type="float" office:value="23.5387757278301" calcext:value-type="float">
            <text:p>23.5387757278301</text:p>
          </table:table-cell>
          <table:table-cell office:value-type="float" office:value="1" calcext:value-type="float">
            <text:p>1</text:p>
          </table:table-cell>
          <table:table-cell office:value-type="float" office:value="13409.296875" calcext:value-type="float">
            <text:p>13409.296875</text:p>
          </table:table-cell>
          <table:table-cell office:value-type="float" office:value="23.8156117899502" calcext:value-type="float">
            <text:p>23.8156117899502</text:p>
          </table:table-cell>
          <table:table-cell office:value-type="float" office:value="1" calcext:value-type="float">
            <text:p>1</text:p>
          </table:table-cell>
          <table:table-cell office:value-type="float" office:value="12615.78125" calcext:value-type="float">
            <text:p>12615.78125</text:p>
          </table:table-cell>
          <table:table-cell office:value-type="float" office:value="23.7988912673293" calcext:value-type="float">
            <text:p>23.7988912673293</text:p>
          </table:table-cell>
          <table:table-cell office:value-type="float" office:value="1" calcext:value-type="float">
            <text:p>1</text:p>
          </table:table-cell>
          <table:table-cell office:value-type="float" office:value="3550.625" calcext:value-type="float">
            <text:p>3550.625</text:p>
          </table:table-cell>
          <table:table-cell office:value-type="float" office:value="23.5948459679403" calcext:value-type="float">
            <text:p>23.5948459679403</text:p>
          </table:table-cell>
          <table:table-cell office:value-type="float" office:value="1" calcext:value-type="float">
            <text:p>1</text:p>
          </table:table-cell>
          <table:table-cell office:value-type="float" office:value="9634.65625" calcext:value-type="float">
            <text:p>9634.65625</text:p>
          </table:table-cell>
          <table:table-cell office:value-type="float" office:value="23.6729077194256" calcext:value-type="float">
            <text:p>23.6729077194256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307193620065" calcext:value-type="float">
            <text:p>20.1307193620065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328125" calcext:value-type="float">
            <text:p>35.328125</text:p>
          </table:table-cell>
          <table:table-cell office:value-type="float" office:value="13.0539584254755" calcext:value-type="float">
            <text:p>13.0539584254755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990" calcext:value-type="float">
            <text:p>1990</text:p>
          </table:table-cell>
          <table:table-cell office:value-type="float" office:value="9.98076795680516" calcext:value-type="float">
            <text:p>9.98076795680516</text:p>
          </table:table-cell>
          <table:table-cell office:value-type="float" office:value="1" calcext:value-type="float">
            <text:p>1</text:p>
          </table:table-cell>
          <table:table-cell office:value-type="float" office:value="16272.875" calcext:value-type="float">
            <text:p>16272.875</text:p>
          </table:table-cell>
          <table:table-cell office:value-type="float" office:value="23.8611404275184" calcext:value-type="float">
            <text:p>23.8611404275184</text:p>
          </table:table-cell>
          <table:table-cell office:value-type="float" office:value="1" calcext:value-type="float">
            <text:p>1</text:p>
          </table:table-cell>
          <table:table-cell office:value-type="float" office:value="15516.46875" calcext:value-type="float">
            <text:p>15516.46875</text:p>
          </table:table-cell>
          <table:table-cell office:value-type="float" office:value="23.6716006394671" calcext:value-type="float">
            <text:p>23.6716006394671</text:p>
          </table:table-cell>
          <table:table-cell office:value-type="float" office:value="1" calcext:value-type="float">
            <text:p>1</text:p>
          </table:table-cell>
          <table:table-cell office:value-type="float" office:value="13302.40625" calcext:value-type="float">
            <text:p>13302.40625</text:p>
          </table:table-cell>
          <table:table-cell office:value-type="float" office:value="23.7918763594273" calcext:value-type="float">
            <text:p>23.7918763594273</text:p>
          </table:table-cell>
          <table:table-cell office:value-type="float" office:value="1" calcext:value-type="float">
            <text:p>1</text:p>
          </table:table-cell>
          <table:table-cell office:value-type="float" office:value="12437.34375" calcext:value-type="float">
            <text:p>12437.34375</text:p>
          </table:table-cell>
          <table:table-cell office:value-type="float" office:value="23.7871456925519" calcext:value-type="float">
            <text:p>23.7871456925519</text:p>
          </table:table-cell>
          <table:table-cell office:value-type="float" office:value="1" calcext:value-type="float">
            <text:p>1</text:p>
          </table:table-cell>
          <table:table-cell office:value-type="float" office:value="3771.234375" calcext:value-type="float">
            <text:p>3771.234375</text:p>
          </table:table-cell>
          <table:table-cell office:value-type="float" office:value="23.9399487211008" calcext:value-type="float">
            <text:p>23.9399487211008</text:p>
          </table:table-cell>
          <table:table-cell office:value-type="float" office:value="1" calcext:value-type="float">
            <text:p>1</text:p>
          </table:table-cell>
          <table:table-cell office:value-type="float" office:value="9317.921875" calcext:value-type="float">
            <text:p>9317.921875</text:p>
          </table:table-cell>
          <table:table-cell office:value-type="float" office:value="23.7360931706592" calcext:value-type="float">
            <text:p>23.7360931706592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999957250739" calcext:value-type="float">
            <text:p>19.499995725073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5.03125" calcext:value-type="float">
            <text:p>35.03125</text:p>
          </table:table-cell>
          <table:table-cell office:value-type="float" office:value="13.478590544157" calcext:value-type="float">
            <text:p>13.47859054415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855" calcext:value-type="float">
            <text:p>1855</text:p>
          </table:table-cell>
          <table:table-cell office:value-type="float" office:value="9.44562457319113" calcext:value-type="float">
            <text:p>9.44562457319113</text:p>
          </table:table-cell>
          <table:table-cell office:value-type="float" office:value="1" calcext:value-type="float">
            <text:p>1</text:p>
          </table:table-cell>
          <table:table-cell office:value-type="float" office:value="16073.84375" calcext:value-type="float">
            <text:p>16073.84375</text:p>
          </table:table-cell>
          <table:table-cell office:value-type="float" office:value="23.7046064014765" calcext:value-type="float">
            <text:p>23.7046064014765</text:p>
          </table:table-cell>
          <table:table-cell office:value-type="float" office:value="0.999080882352941" calcext:value-type="float">
            <text:p>0.999080882352941</text:p>
          </table:table-cell>
          <table:table-cell office:value-type="float" office:value="15212.640625" calcext:value-type="float">
            <text:p>15212.640625</text:p>
          </table:table-cell>
          <table:table-cell office:value-type="float" office:value="23.8101409849232" calcext:value-type="float">
            <text:p>23.8101409849232</text:p>
          </table:table-cell>
          <table:table-cell office:value-type="float" office:value="1" calcext:value-type="float">
            <text:p>1</text:p>
          </table:table-cell>
          <table:table-cell office:value-type="float" office:value="12932.34375" calcext:value-type="float">
            <text:p>12932.34375</text:p>
          </table:table-cell>
          <table:table-cell office:value-type="float" office:value="23.9858007748735" calcext:value-type="float">
            <text:p>23.9858007748735</text:p>
          </table:table-cell>
          <table:table-cell office:value-type="float" office:value="1" calcext:value-type="float">
            <text:p>1</text:p>
          </table:table-cell>
          <table:table-cell office:value-type="float" office:value="12935.359375" calcext:value-type="float">
            <text:p>12935.359375</text:p>
          </table:table-cell>
          <table:table-cell office:value-type="float" office:value="23.8149647344573" calcext:value-type="float">
            <text:p>23.8149647344573</text:p>
          </table:table-cell>
          <table:table-cell office:value-type="float" office:value="1" calcext:value-type="float">
            <text:p>1</text:p>
          </table:table-cell>
          <table:table-cell office:value-type="float" office:value="3629.109375" calcext:value-type="float">
            <text:p>3629.109375</text:p>
          </table:table-cell>
          <table:table-cell office:value-type="float" office:value="23.4803101462691" calcext:value-type="float">
            <text:p>23.4803101462691</text:p>
          </table:table-cell>
          <table:table-cell office:value-type="float" office:value="1" calcext:value-type="float">
            <text:p>1</text:p>
          </table:table-cell>
          <table:table-cell office:value-type="float" office:value="9364.75" calcext:value-type="float">
            <text:p>9364.75</text:p>
          </table:table-cell>
          <table:table-cell office:value-type="float" office:value="23.9165265069305" calcext:value-type="float">
            <text:p>23.9165265069305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338351427639" calcext:value-type="float">
            <text:p>20.033835142763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1.75" calcext:value-type="float">
            <text:p>31.75</text:p>
          </table:table-cell>
          <table:table-cell office:value-type="float" office:value="11.2898622047244" calcext:value-type="float">
            <text:p>11.2898622047244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9.78762318324517" calcext:value-type="float">
            <text:p>9.78762318324517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16135.5" calcext:value-type="float">
            <text:p>16135.5</text:p>
          </table:table-cell>
          <table:table-cell office:value-type="float" office:value="23.897807166514" calcext:value-type="float">
            <text:p>23.897807166514</text:p>
          </table:table-cell>
          <table:table-cell office:value-type="float" office:value="1" calcext:value-type="float">
            <text:p>1</text:p>
          </table:table-cell>
          <table:table-cell office:value-type="float" office:value="15515.515625" calcext:value-type="float">
            <text:p>15515.515625</text:p>
          </table:table-cell>
          <table:table-cell office:value-type="float" office:value="23.7916423598901" calcext:value-type="float">
            <text:p>23.7916423598901</text:p>
          </table:table-cell>
          <table:table-cell office:value-type="float" office:value="1" calcext:value-type="float">
            <text:p>1</text:p>
          </table:table-cell>
          <table:table-cell office:value-type="float" office:value="13552.6875" calcext:value-type="float">
            <text:p>13552.6875</text:p>
          </table:table-cell>
          <table:table-cell office:value-type="float" office:value="23.9561236322622" calcext:value-type="float">
            <text:p>23.9561236322622</text:p>
          </table:table-cell>
          <table:table-cell office:value-type="float" office:value="0.999540441176471" calcext:value-type="float">
            <text:p>0.999540441176471</text:p>
          </table:table-cell>
          <table:table-cell office:value-type="float" office:value="12480.28125" calcext:value-type="float">
            <text:p>12480.28125</text:p>
          </table:table-cell>
          <table:table-cell office:value-type="float" office:value="23.6432556426337" calcext:value-type="float">
            <text:p>23.6432556426337</text:p>
          </table:table-cell>
          <table:table-cell office:value-type="float" office:value="1" calcext:value-type="float">
            <text:p>1</text:p>
          </table:table-cell>
          <table:table-cell office:value-type="float" office:value="3579.6875" calcext:value-type="float">
            <text:p>3579.6875</text:p>
          </table:table-cell>
          <table:table-cell office:value-type="float" office:value="23.3163072090676" calcext:value-type="float">
            <text:p>23.3163072090676</text:p>
          </table:table-cell>
          <table:table-cell office:value-type="float" office:value="1" calcext:value-type="float">
            <text:p>1</text:p>
          </table:table-cell>
          <table:table-cell office:value-type="float" office:value="8999.359375" calcext:value-type="float">
            <text:p>8999.359375</text:p>
          </table:table-cell>
          <table:table-cell office:value-type="float" office:value="23.690634155396" calcext:value-type="float">
            <text:p>23.69063415539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169997881181" calcext:value-type="float">
            <text:p>19.6169997881181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11.9002991026919" calcext:value-type="float">
            <text:p>11.9002991026919</text:p>
          </table:table-cell>
          <table:table-cell office:value-type="float" office:value="0.989889705882353" calcext:value-type="float">
            <text:p>0.989889705882353</text:p>
          </table:table-cell>
          <table:table-cell office:value-type="float" office:value="1962" calcext:value-type="float">
            <text:p>1962</text:p>
          </table:table-cell>
          <table:table-cell office:value-type="float" office:value="9.95161608342955" calcext:value-type="float">
            <text:p>9.95161608342955</text:p>
          </table:table-cell>
          <table:table-cell office:value-type="float" office:value="1" calcext:value-type="float">
            <text:p>1</text:p>
          </table:table-cell>
          <table:table-cell office:value-type="float" office:value="16167.890625" calcext:value-type="float">
            <text:p>16167.890625</text:p>
          </table:table-cell>
          <table:table-cell office:value-type="float" office:value="23.8441810471886" calcext:value-type="float">
            <text:p>23.8441810471886</text:p>
          </table:table-cell>
          <table:table-cell office:value-type="float" office:value="1" calcext:value-type="float">
            <text:p>1</text:p>
          </table:table-cell>
          <table:table-cell office:value-type="float" office:value="15770.421875" calcext:value-type="float">
            <text:p>15770.421875</text:p>
          </table:table-cell>
          <table:table-cell office:value-type="float" office:value="23.6640672697262" calcext:value-type="float">
            <text:p>23.6640672697262</text:p>
          </table:table-cell>
          <table:table-cell office:value-type="float" office:value="1" calcext:value-type="float">
            <text:p>1</text:p>
          </table:table-cell>
          <table:table-cell office:value-type="float" office:value="13683.125" calcext:value-type="float">
            <text:p>13683.125</text:p>
          </table:table-cell>
          <table:table-cell office:value-type="float" office:value="24.0343997327282" calcext:value-type="float">
            <text:p>24.0343997327282</text:p>
          </table:table-cell>
          <table:table-cell office:value-type="float" office:value="1" calcext:value-type="float">
            <text:p>1</text:p>
          </table:table-cell>
          <table:table-cell office:value-type="float" office:value="12566.21875" calcext:value-type="float">
            <text:p>12566.21875</text:p>
          </table:table-cell>
          <table:table-cell office:value-type="float" office:value="23.7171244257968" calcext:value-type="float">
            <text:p>23.7171244257968</text:p>
          </table:table-cell>
          <table:table-cell office:value-type="float" office:value="1" calcext:value-type="float">
            <text:p>1</text:p>
          </table:table-cell>
          <table:table-cell office:value-type="float" office:value="3635.484375" calcext:value-type="float">
            <text:p>3635.484375</text:p>
          </table:table-cell>
          <table:table-cell office:value-type="float" office:value="23.9026518467606" calcext:value-type="float">
            <text:p>23.9026518467606</text:p>
          </table:table-cell>
          <table:table-cell office:value-type="float" office:value="1" calcext:value-type="float">
            <text:p>1</text:p>
          </table:table-cell>
          <table:table-cell office:value-type="float" office:value="9440.5" calcext:value-type="float">
            <text:p>9440.5</text:p>
          </table:table-cell>
          <table:table-cell office:value-type="float" office:value="23.6625771582954" calcext:value-type="float">
            <text:p>23.6625771582954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19252815697" calcext:value-type="float">
            <text:p>19.86192528156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65625" calcext:value-type="float">
            <text:p>32.265625</text:p>
          </table:table-cell>
          <table:table-cell office:value-type="float" office:value="11.8687651331719" calcext:value-type="float">
            <text:p>11.8687651331719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1964" calcext:value-type="float">
            <text:p>1964</text:p>
          </table:table-cell>
          <table:table-cell office:value-type="float" office:value="10.6338986154502" calcext:value-type="float">
            <text:p>10.6338986154502</text:p>
          </table:table-cell>
          <table:table-cell office:value-type="float" office:value="1" calcext:value-type="float">
            <text:p>1</text:p>
          </table:table-cell>
          <table:table-cell office:value-type="float" office:value="16209.75" calcext:value-type="float">
            <text:p>16209.75</text:p>
          </table:table-cell>
          <table:table-cell office:value-type="float" office:value="23.8855067636572" calcext:value-type="float">
            <text:p>23.8855067636572</text:p>
          </table:table-cell>
          <table:table-cell office:value-type="float" office:value="1" calcext:value-type="float">
            <text:p>1</text:p>
          </table:table-cell>
          <table:table-cell office:value-type="float" office:value="14222.859375" calcext:value-type="float">
            <text:p>14222.859375</text:p>
          </table:table-cell>
          <table:table-cell office:value-type="float" office:value="23.598219043712" calcext:value-type="float">
            <text:p>23.598219043712</text:p>
          </table:table-cell>
          <table:table-cell office:value-type="float" office:value="1" calcext:value-type="float">
            <text:p>1</text:p>
          </table:table-cell>
          <table:table-cell office:value-type="float" office:value="13259.5" calcext:value-type="float">
            <text:p>13259.5</text:p>
          </table:table-cell>
          <table:table-cell office:value-type="float" office:value="23.9740623091394" calcext:value-type="float">
            <text:p>23.9740623091394</text:p>
          </table:table-cell>
          <table:table-cell office:value-type="float" office:value="0.999234068627451" calcext:value-type="float">
            <text:p>0.999234068627451</text:p>
          </table:table-cell>
          <table:table-cell office:value-type="float" office:value="12317.78125" calcext:value-type="float">
            <text:p>12317.78125</text:p>
          </table:table-cell>
          <table:table-cell office:value-type="float" office:value="23.6639391015222" calcext:value-type="float">
            <text:p>23.6639391015222</text:p>
          </table:table-cell>
          <table:table-cell office:value-type="float" office:value="1" calcext:value-type="float">
            <text:p>1</text:p>
          </table:table-cell>
          <table:table-cell office:value-type="float" office:value="3639.1875" calcext:value-type="float">
            <text:p>3639.1875</text:p>
          </table:table-cell>
          <table:table-cell office:value-type="float" office:value="23.5771405197609" calcext:value-type="float">
            <text:p>23.5771405197609</text:p>
          </table:table-cell>
          <table:table-cell office:value-type="float" office:value="1" calcext:value-type="float">
            <text:p>1</text:p>
          </table:table-cell>
          <table:table-cell office:value-type="float" office:value="8966.390625" calcext:value-type="float">
            <text:p>8966.390625</text:p>
          </table:table-cell>
          <table:table-cell office:value-type="float" office:value="23.7071085541619" calcext:value-type="float">
            <text:p>23.7071085541619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664830837244" calcext:value-type="float">
            <text:p>19.86648308372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5" calcext:value-type="float">
            <text:p>34.5</text:p>
          </table:table-cell>
          <table:table-cell office:value-type="float" office:value="12.4361413043478" calcext:value-type="float">
            <text:p>12.4361413043478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2004" calcext:value-type="float">
            <text:p>2004</text:p>
          </table:table-cell>
          <table:table-cell office:value-type="float" office:value="11.2657197473223" calcext:value-type="float">
            <text:p>11.2657197473223</text:p>
          </table:table-cell>
          <table:table-cell office:value-type="float" office:value="1" calcext:value-type="float">
            <text:p>1</text:p>
          </table:table-cell>
          <table:table-cell office:value-type="float" office:value="16180.203125" calcext:value-type="float">
            <text:p>16180.203125</text:p>
          </table:table-cell>
          <table:table-cell office:value-type="float" office:value="23.825370607807" calcext:value-type="float">
            <text:p>23.825370607807</text:p>
          </table:table-cell>
          <table:table-cell office:value-type="float" office:value="1" calcext:value-type="float">
            <text:p>1</text:p>
          </table:table-cell>
          <table:table-cell office:value-type="float" office:value="15065.015625" calcext:value-type="float">
            <text:p>15065.015625</text:p>
          </table:table-cell>
          <table:table-cell office:value-type="float" office:value="23.9522776786276" calcext:value-type="float">
            <text:p>23.9522776786276</text:p>
          </table:table-cell>
          <table:table-cell office:value-type="float" office:value="1" calcext:value-type="float">
            <text:p>1</text:p>
          </table:table-cell>
          <table:table-cell office:value-type="float" office:value="13340.359375" calcext:value-type="float">
            <text:p>13340.359375</text:p>
          </table:table-cell>
          <table:table-cell office:value-type="float" office:value="24.015845661925" calcext:value-type="float">
            <text:p>24.015845661925</text:p>
          </table:table-cell>
          <table:table-cell office:value-type="float" office:value="0.998468137254902" calcext:value-type="float">
            <text:p>0.998468137254902</text:p>
          </table:table-cell>
          <table:table-cell office:value-type="float" office:value="12638.109375" calcext:value-type="float">
            <text:p>12638.109375</text:p>
          </table:table-cell>
          <table:table-cell office:value-type="float" office:value="23.8275355550146" calcext:value-type="float">
            <text:p>23.8275355550146</text:p>
          </table:table-cell>
          <table:table-cell office:value-type="float" office:value="1" calcext:value-type="float">
            <text:p>1</text:p>
          </table:table-cell>
          <table:table-cell office:value-type="float" office:value="3467.796875" calcext:value-type="float">
            <text:p>3467.796875</text:p>
          </table:table-cell>
          <table:table-cell office:value-type="float" office:value="23.5384762055983" calcext:value-type="float">
            <text:p>23.5384762055983</text:p>
          </table:table-cell>
          <table:table-cell office:value-type="float" office:value="1" calcext:value-type="float">
            <text:p>1</text:p>
          </table:table-cell>
          <table:table-cell office:value-type="float" office:value="9026.375" calcext:value-type="float">
            <text:p>9026.375</text:p>
          </table:table-cell>
          <table:table-cell office:value-type="float" office:value="23.9916645649824" calcext:value-type="float">
            <text:p>23.9916645649824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794744358968" calcext:value-type="float">
            <text:p>19.7794744358968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265625" calcext:value-type="float">
            <text:p>34.265625</text:p>
          </table:table-cell>
          <table:table-cell office:value-type="float" office:value="12.6388508891929" calcext:value-type="float">
            <text:p>12.6388508891929</text:p>
          </table:table-cell>
          <table:table-cell office:value-type="float" office:value="0.951133578431373" calcext:value-type="float">
            <text:p>0.951133578431373</text:p>
          </table:table-cell>
          <table:table-cell office:value-type="float" office:value="1947" calcext:value-type="float">
            <text:p>1947</text:p>
          </table:table-cell>
          <table:table-cell office:value-type="float" office:value="9.778715896046" calcext:value-type="float">
            <text:p>9.778715896046</text:p>
          </table:table-cell>
          <table:table-cell office:value-type="float" office:value="1" calcext:value-type="float">
            <text:p>1</text:p>
          </table:table-cell>
          <table:table-cell office:value-type="float" office:value="16030.71875" calcext:value-type="float">
            <text:p>16030.71875</text:p>
          </table:table-cell>
          <table:table-cell office:value-type="float" office:value="23.7557285216896" calcext:value-type="float">
            <text:p>23.7557285216896</text:p>
          </table:table-cell>
          <table:table-cell office:value-type="float" office:value="1" calcext:value-type="float">
            <text:p>1</text:p>
          </table:table-cell>
          <table:table-cell office:value-type="float" office:value="14969.4375" calcext:value-type="float">
            <text:p>14969.4375</text:p>
          </table:table-cell>
          <table:table-cell office:value-type="float" office:value="23.4845619396069" calcext:value-type="float">
            <text:p>23.4845619396069</text:p>
          </table:table-cell>
          <table:table-cell office:value-type="float" office:value="1" calcext:value-type="float">
            <text:p>1</text:p>
          </table:table-cell>
          <table:table-cell office:value-type="float" office:value="12964.578125" calcext:value-type="float">
            <text:p>12964.578125</text:p>
          </table:table-cell>
          <table:table-cell office:value-type="float" office:value="23.9139449855274" calcext:value-type="float">
            <text:p>23.9139449855274</text:p>
          </table:table-cell>
          <table:table-cell office:value-type="float" office:value="1" calcext:value-type="float">
            <text:p>1</text:p>
          </table:table-cell>
          <table:table-cell office:value-type="float" office:value="12955.578125" calcext:value-type="float">
            <text:p>12955.578125</text:p>
          </table:table-cell>
          <table:table-cell office:value-type="float" office:value="23.7861630941234" calcext:value-type="float">
            <text:p>23.7861630941234</text:p>
          </table:table-cell>
          <table:table-cell office:value-type="float" office:value="1" calcext:value-type="float">
            <text:p>1</text:p>
          </table:table-cell>
          <table:table-cell office:value-type="float" office:value="3604.265625" calcext:value-type="float">
            <text:p>3604.265625</text:p>
          </table:table-cell>
          <table:table-cell office:value-type="float" office:value="23.353280012842" calcext:value-type="float">
            <text:p>23.353280012842</text:p>
          </table:table-cell>
          <table:table-cell office:value-type="float" office:value="0.99984681372549" calcext:value-type="float">
            <text:p>0.99984681372549</text:p>
          </table:table-cell>
          <table:table-cell office:value-type="float" office:value="9418.25" calcext:value-type="float">
            <text:p>9418.25</text:p>
          </table:table-cell>
          <table:table-cell office:value-type="float" office:value="23.6900677455668" calcext:value-type="float">
            <text:p>23.6900677455668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752422980147" calcext:value-type="float">
            <text:p>19.975242298014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3.0625" calcext:value-type="float">
            <text:p>33.0625</text:p>
          </table:table-cell>
          <table:table-cell office:value-type="float" office:value="12.1984877126654" calcext:value-type="float">
            <text:p>12.1984877126654</text:p>
          </table:table-cell>
          <table:table-cell office:value-type="float" office:value="0.990655637254902" calcext:value-type="float">
            <text:p>0.990655637254902</text:p>
          </table:table-cell>
          <table:table-cell office:value-type="float" office:value="1981" calcext:value-type="float">
            <text:p>1981</text:p>
          </table:table-cell>
          <table:table-cell office:value-type="float" office:value="10.9431269314305" calcext:value-type="float">
            <text:p>10.9431269314305</text:p>
          </table:table-cell>
          <table:table-cell office:value-type="float" office:value="1" calcext:value-type="float">
            <text:p>1</text:p>
          </table:table-cell>
          <table:table-cell office:value-type="float" office:value="16395.453125" calcext:value-type="float">
            <text:p>16395.453125</text:p>
          </table:table-cell>
          <table:table-cell office:value-type="float" office:value="23.8148530849415" calcext:value-type="float">
            <text:p>23.8148530849415</text:p>
          </table:table-cell>
          <table:table-cell office:value-type="float" office:value="1" calcext:value-type="float">
            <text:p>1</text:p>
          </table:table-cell>
          <table:table-cell office:value-type="float" office:value="15169.40625" calcext:value-type="float">
            <text:p>15169.40625</text:p>
          </table:table-cell>
          <table:table-cell office:value-type="float" office:value="23.6227437423176" calcext:value-type="float">
            <text:p>23.6227437423176</text:p>
          </table:table-cell>
          <table:table-cell office:value-type="float" office:value="1" calcext:value-type="float">
            <text:p>1</text:p>
          </table:table-cell>
          <table:table-cell office:value-type="float" office:value="13603.03125" calcext:value-type="float">
            <text:p>13603.03125</text:p>
          </table:table-cell>
          <table:table-cell office:value-type="float" office:value="23.7891872171707" calcext:value-type="float">
            <text:p>23.7891872171707</text:p>
          </table:table-cell>
          <table:table-cell office:value-type="float" office:value="0.999387254901961" calcext:value-type="float">
            <text:p>0.999387254901961</text:p>
          </table:table-cell>
          <table:table-cell office:value-type="float" office:value="12696.171875" calcext:value-type="float">
            <text:p>12696.171875</text:p>
          </table:table-cell>
          <table:table-cell office:value-type="float" office:value="23.6795531719471" calcext:value-type="float">
            <text:p>23.6795531719471</text:p>
          </table:table-cell>
          <table:table-cell office:value-type="float" office:value="1" calcext:value-type="float">
            <text:p>1</text:p>
          </table:table-cell>
          <table:table-cell office:value-type="float" office:value="3424.609375" calcext:value-type="float">
            <text:p>3424.609375</text:p>
          </table:table-cell>
          <table:table-cell office:value-type="float" office:value="23.6129461832142" calcext:value-type="float">
            <text:p>23.6129461832142</text:p>
          </table:table-cell>
          <table:table-cell office:value-type="float" office:value="1" calcext:value-type="float">
            <text:p>1</text:p>
          </table:table-cell>
          <table:table-cell office:value-type="float" office:value="9409.546875" calcext:value-type="float">
            <text:p>9409.546875</text:p>
          </table:table-cell>
          <table:table-cell office:value-type="float" office:value="23.8151445745491" calcext:value-type="float">
            <text:p>23.8151445745491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731406324844" calcext:value-type="float">
            <text:p>19.6731406324844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34.484375" calcext:value-type="float">
            <text:p>34.484375</text:p>
          </table:table-cell>
          <table:table-cell office:value-type="float" office:value="12.5020389669234" calcext:value-type="float">
            <text:p>12.5020389669234</text:p>
          </table:table-cell>
          <table:table-cell office:value-type="float" office:value="0.970741421568627" calcext:value-type="float">
            <text:p>0.970741421568627</text:p>
          </table:table-cell>
          <table:table-cell office:value-type="float" office:value="1846" calcext:value-type="float">
            <text:p>1846</text:p>
          </table:table-cell>
          <table:table-cell office:value-type="float" office:value="10.2078442351975" calcext:value-type="float">
            <text:p>10.2078442351975</text:p>
          </table:table-cell>
          <table:table-cell office:value-type="float" office:value="1" calcext:value-type="float">
            <text:p>1</text:p>
          </table:table-cell>
          <table:table-cell office:value-type="float" office:value="16070.296875" calcext:value-type="float">
            <text:p>16070.296875</text:p>
          </table:table-cell>
          <table:table-cell office:value-type="float" office:value="23.6301847008508" calcext:value-type="float">
            <text:p>23.6301847008508</text:p>
          </table:table-cell>
          <table:table-cell office:value-type="float" office:value="1" calcext:value-type="float">
            <text:p>1</text:p>
          </table:table-cell>
          <table:table-cell office:value-type="float" office:value="15081.9375" calcext:value-type="float">
            <text:p>15081.9375</text:p>
          </table:table-cell>
          <table:table-cell office:value-type="float" office:value="23.7041220328502" calcext:value-type="float">
            <text:p>23.7041220328502</text:p>
          </table:table-cell>
          <table:table-cell office:value-type="float" office:value="1" calcext:value-type="float">
            <text:p>1</text:p>
          </table:table-cell>
          <table:table-cell office:value-type="float" office:value="13204.53125" calcext:value-type="float">
            <text:p>13204.53125</text:p>
          </table:table-cell>
          <table:table-cell office:value-type="float" office:value="23.7150198513351" calcext:value-type="float">
            <text:p>23.7150198513351</text:p>
          </table:table-cell>
          <table:table-cell office:value-type="float" office:value="1" calcext:value-type="float">
            <text:p>1</text:p>
          </table:table-cell>
          <table:table-cell office:value-type="float" office:value="12673.96875" calcext:value-type="float">
            <text:p>12673.96875</text:p>
          </table:table-cell>
          <table:table-cell office:value-type="float" office:value="23.6403491548183" calcext:value-type="float">
            <text:p>23.6403491548183</text:p>
          </table:table-cell>
          <table:table-cell office:value-type="float" office:value="1" calcext:value-type="float">
            <text:p>1</text:p>
          </table:table-cell>
          <table:table-cell office:value-type="float" office:value="3663.234375" calcext:value-type="float">
            <text:p>3663.234375</text:p>
          </table:table-cell>
          <table:table-cell office:value-type="float" office:value="23.3834925323616" calcext:value-type="float">
            <text:p>23.3834925323616</text:p>
          </table:table-cell>
          <table:table-cell office:value-type="float" office:value="1" calcext:value-type="float">
            <text:p>1</text:p>
          </table:table-cell>
          <table:table-cell office:value-type="float" office:value="9173.0625" calcext:value-type="float">
            <text:p>9173.0625</text:p>
          </table:table-cell>
          <table:table-cell office:value-type="float" office:value="23.852619592427" calcext:value-type="float">
            <text:p>23.85261959242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744791604848" calcext:value-type="float">
            <text:p>19.8744791604848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32.25" calcext:value-type="float">
            <text:p>32.25</text:p>
          </table:table-cell>
          <table:table-cell office:value-type="float" office:value="12.9602713178294" calcext:value-type="float">
            <text:p>12.9602713178294</text:p>
          </table:table-cell>
          <table:table-cell office:value-type="float" office:value="0.970894607843137" calcext:value-type="float">
            <text:p>0.970894607843137</text:p>
          </table:table-cell>
          <table:table-cell office:value-type="float" office:value="2146" calcext:value-type="float">
            <text:p>2146</text:p>
          </table:table-cell>
          <table:table-cell office:value-type="float" office:value="10.9023719505982" calcext:value-type="float">
            <text:p>10.9023719505982</text:p>
          </table:table-cell>
          <table:table-cell office:value-type="float" office:value="1" calcext:value-type="float">
            <text:p>1</text:p>
          </table:table-cell>
          <table:table-cell office:value-type="float" office:value="15771.703125" calcext:value-type="float">
            <text:p>15771.703125</text:p>
          </table:table-cell>
          <table:table-cell office:value-type="float" office:value="24.0813918874538" calcext:value-type="float">
            <text:p>24.0813918874538</text:p>
          </table:table-cell>
          <table:table-cell office:value-type="float" office:value="1" calcext:value-type="float">
            <text:p>1</text:p>
          </table:table-cell>
          <table:table-cell office:value-type="float" office:value="15262.46875" calcext:value-type="float">
            <text:p>15262.46875</text:p>
          </table:table-cell>
          <table:table-cell office:value-type="float" office:value="23.6051300455234" calcext:value-type="float">
            <text:p>23.6051300455234</text:p>
          </table:table-cell>
          <table:table-cell office:value-type="float" office:value="1" calcext:value-type="float">
            <text:p>1</text:p>
          </table:table-cell>
          <table:table-cell office:value-type="float" office:value="12816.0625" calcext:value-type="float">
            <text:p>12816.0625</text:p>
          </table:table-cell>
          <table:table-cell office:value-type="float" office:value="23.8045534955551" calcext:value-type="float">
            <text:p>23.8045534955551</text:p>
          </table:table-cell>
          <table:table-cell office:value-type="float" office:value="1" calcext:value-type="float">
            <text:p>1</text:p>
          </table:table-cell>
          <table:table-cell office:value-type="float" office:value="13040.734375" calcext:value-type="float">
            <text:p>13040.734375</text:p>
          </table:table-cell>
          <table:table-cell office:value-type="float" office:value="23.8206569443504" calcext:value-type="float">
            <text:p>23.8206569443504</text:p>
          </table:table-cell>
          <table:table-cell office:value-type="float" office:value="1" calcext:value-type="float">
            <text:p>1</text:p>
          </table:table-cell>
          <table:table-cell office:value-type="float" office:value="3469.484375" calcext:value-type="float">
            <text:p>3469.484375</text:p>
          </table:table-cell>
          <table:table-cell office:value-type="float" office:value="23.516150907534" calcext:value-type="float">
            <text:p>23.516150907534</text:p>
          </table:table-cell>
          <table:table-cell office:value-type="float" office:value="1" calcext:value-type="float">
            <text:p>1</text:p>
          </table:table-cell>
          <table:table-cell office:value-type="float" office:value="9349.453125" calcext:value-type="float">
            <text:p>9349.453125</text:p>
          </table:table-cell>
          <table:table-cell office:value-type="float" office:value="23.8800789233771" calcext:value-type="float">
            <text:p>23.8800789233771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02801503512" calcext:value-type="float">
            <text:p>20.1202801503512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35.203125" calcext:value-type="float">
            <text:p>35.203125</text:p>
          </table:table-cell>
          <table:table-cell office:value-type="float" office:value="12.5277407900577" calcext:value-type="float">
            <text:p>12.5277407900577</text:p>
          </table:table-cell>
          <table:table-cell office:value-type="float" office:value="0.950520833333333" calcext:value-type="float">
            <text:p>0.950520833333333</text:p>
          </table:table-cell>
          <table:table-cell office:value-type="float" office:value="2016" calcext:value-type="float">
            <text:p>2016</text:p>
          </table:table-cell>
          <table:table-cell office:value-type="float" office:value="10.6323732477851" calcext:value-type="float">
            <text:p>10.6323732477851</text:p>
          </table:table-cell>
          <table:table-cell office:value-type="float" office:value="1" calcext:value-type="float">
            <text:p>1</text:p>
          </table:table-cell>
          <table:table-cell office:value-type="float" office:value="15365.515625" calcext:value-type="float">
            <text:p>15365.515625</text:p>
          </table:table-cell>
          <table:table-cell office:value-type="float" office:value="24.1381232129926" calcext:value-type="float">
            <text:p>24.1381232129926</text:p>
          </table:table-cell>
          <table:table-cell office:value-type="float" office:value="1" calcext:value-type="float">
            <text:p>1</text:p>
          </table:table-cell>
          <table:table-cell office:value-type="float" office:value="15260" calcext:value-type="float">
            <text:p>15260</text:p>
          </table:table-cell>
          <table:table-cell office:value-type="float" office:value="23.7150949642374" calcext:value-type="float">
            <text:p>23.7150949642374</text:p>
          </table:table-cell>
          <table:table-cell office:value-type="float" office:value="1" calcext:value-type="float">
            <text:p>1</text:p>
          </table:table-cell>
          <table:table-cell office:value-type="float" office:value="13376.1875" calcext:value-type="float">
            <text:p>13376.1875</text:p>
          </table:table-cell>
          <table:table-cell office:value-type="float" office:value="23.9115603866921" calcext:value-type="float">
            <text:p>23.9115603866921</text:p>
          </table:table-cell>
          <table:table-cell office:value-type="float" office:value="1" calcext:value-type="float">
            <text:p>1</text:p>
          </table:table-cell>
          <table:table-cell office:value-type="float" office:value="12546.984375" calcext:value-type="float">
            <text:p>12546.984375</text:p>
          </table:table-cell>
          <table:table-cell office:value-type="float" office:value="23.6391305653357" calcext:value-type="float">
            <text:p>23.6391305653357</text:p>
          </table:table-cell>
          <table:table-cell office:value-type="float" office:value="1" calcext:value-type="float">
            <text:p>1</text:p>
          </table:table-cell>
          <table:table-cell office:value-type="float" office:value="3657.1875" calcext:value-type="float">
            <text:p>3657.1875</text:p>
          </table:table-cell>
          <table:table-cell office:value-type="float" office:value="23.4957137025656" calcext:value-type="float">
            <text:p>23.4957137025656</text:p>
          </table:table-cell>
          <table:table-cell office:value-type="float" office:value="1" calcext:value-type="float">
            <text:p>1</text:p>
          </table:table-cell>
          <table:table-cell office:value-type="float" office:value="9423.15625" calcext:value-type="float">
            <text:p>9423.15625</text:p>
          </table:table-cell>
          <table:table-cell office:value-type="float" office:value="23.6673177864737" calcext:value-type="float">
            <text:p>23.6673177864737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925757110402" calcext:value-type="float">
            <text:p>20.0925757110402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40.859375" calcext:value-type="float">
            <text:p>40.859375</text:p>
          </table:table-cell>
          <table:table-cell office:value-type="float" office:value="14.2428298279159" calcext:value-type="float">
            <text:p>14.2428298279159</text:p>
          </table:table-cell>
          <table:table-cell office:value-type="float" office:value="0.950980392156863" calcext:value-type="float">
            <text:p>0.950980392156863</text:p>
          </table:table-cell>
          <table:table-cell office:value-type="float" office:value="1851" calcext:value-type="float">
            <text:p>1851</text:p>
          </table:table-cell>
          <table:table-cell office:value-type="float" office:value="9.80167603144226" calcext:value-type="float">
            <text:p>9.80167603144226</text:p>
          </table:table-cell>
          <table:table-cell office:value-type="float" office:value="1" calcext:value-type="float">
            <text:p>1</text:p>
          </table:table-cell>
          <table:table-cell office:value-type="float" office:value="16248.046875" calcext:value-type="float">
            <text:p>16248.046875</text:p>
          </table:table-cell>
          <table:table-cell office:value-type="float" office:value="23.9749742295473" calcext:value-type="float">
            <text:p>23.9749742295473</text:p>
          </table:table-cell>
          <table:table-cell office:value-type="float" office:value="1" calcext:value-type="float">
            <text:p>1</text:p>
          </table:table-cell>
          <table:table-cell office:value-type="float" office:value="15439.328125" calcext:value-type="float">
            <text:p>15439.328125</text:p>
          </table:table-cell>
          <table:table-cell office:value-type="float" office:value="23.7222086289572" calcext:value-type="float">
            <text:p>23.7222086289572</text:p>
          </table:table-cell>
          <table:table-cell office:value-type="float" office:value="1" calcext:value-type="float">
            <text:p>1</text:p>
          </table:table-cell>
          <table:table-cell office:value-type="float" office:value="13109.65625" calcext:value-type="float">
            <text:p>13109.65625</text:p>
          </table:table-cell>
          <table:table-cell office:value-type="float" office:value="23.8565334567271" calcext:value-type="float">
            <text:p>23.8565334567271</text:p>
          </table:table-cell>
          <table:table-cell office:value-type="float" office:value="1" calcext:value-type="float">
            <text:p>1</text:p>
          </table:table-cell>
          <table:table-cell office:value-type="float" office:value="12756.078125" calcext:value-type="float">
            <text:p>12756.078125</text:p>
          </table:table-cell>
          <table:table-cell office:value-type="float" office:value="23.85122459444" calcext:value-type="float">
            <text:p>23.85122459444</text:p>
          </table:table-cell>
          <table:table-cell office:value-type="float" office:value="1" calcext:value-type="float">
            <text:p>1</text:p>
          </table:table-cell>
          <table:table-cell office:value-type="float" office:value="3614.9375" calcext:value-type="float">
            <text:p>3614.9375</text:p>
          </table:table-cell>
          <table:table-cell office:value-type="float" office:value="23.5599691883854" calcext:value-type="float">
            <text:p>23.5599691883854</text:p>
          </table:table-cell>
          <table:table-cell office:value-type="float" office:value="1" calcext:value-type="float">
            <text:p>1</text:p>
          </table:table-cell>
          <table:table-cell office:value-type="float" office:value="9173.09375" calcext:value-type="float">
            <text:p>9173.09375</text:p>
          </table:table-cell>
          <table:table-cell office:value-type="float" office:value="23.9039156062778" calcext:value-type="float">
            <text:p>23.903915606277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9264594973541" calcext:value-type="float">
            <text:p>41.9264594973541</text:p>
          </table:table-cell>
          <table:table-cell office:value-type="float" office:value="0.92" calcext:value-type="float">
            <text:p>0.92</text:p>
          </table:table-cell>
          <table:table-cell office:value-type="float" office:value="26.34375" calcext:value-type="float">
            <text:p>26.34375</text:p>
          </table:table-cell>
          <table:table-cell office:value-type="float" office:value="34.4833926453143" calcext:value-type="float">
            <text:p>34.4833926453143</text:p>
          </table:table-cell>
          <table:table-cell office:value-type="float" office:value="0.9" calcext:value-type="float">
            <text:p>0.9</text:p>
          </table:table-cell>
          <table:table-cell office:value-type="float" office:value="1291" calcext:value-type="float">
            <text:p>1291</text:p>
          </table:table-cell>
          <table:table-cell office:value-type="float" office:value="25.2774993280466" calcext:value-type="float">
            <text:p>25.2774993280466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9874.125" calcext:value-type="float">
            <text:p>19874.125</text:p>
          </table:table-cell>
          <table:table-cell office:value-type="float" office:value="43.0137079516345" calcext:value-type="float">
            <text:p>43.0137079516345</text:p>
          </table:table-cell>
          <table:table-cell office:value-type="float" office:value="0.945" calcext:value-type="float">
            <text:p>0.945</text:p>
          </table:table-cell>
          <table:table-cell office:value-type="float" office:value="19484.46875" calcext:value-type="float">
            <text:p>19484.46875</text:p>
          </table:table-cell>
          <table:table-cell office:value-type="float" office:value="45.05450309478" calcext:value-type="float">
            <text:p>45.05450309478</text:p>
          </table:table-cell>
          <table:table-cell office:value-type="float" office:value="0.9046875" calcext:value-type="float">
            <text:p>0.9046875</text:p>
          </table:table-cell>
          <table:table-cell office:value-type="float" office:value="15926.25" calcext:value-type="float">
            <text:p>15926.25</text:p>
          </table:table-cell>
          <table:table-cell office:value-type="float" office:value="44.7785325907204" calcext:value-type="float">
            <text:p>44.7785325907204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16089.25" calcext:value-type="float">
            <text:p>16089.25</text:p>
          </table:table-cell>
          <table:table-cell office:value-type="float" office:value="44.7783203882996" calcext:value-type="float">
            <text:p>44.7783203882996</text:p>
          </table:table-cell>
          <table:table-cell office:value-type="float" office:value="0.9978125" calcext:value-type="float">
            <text:p>0.9978125</text:p>
          </table:table-cell>
          <table:table-cell office:value-type="float" office:value="3243.171875" calcext:value-type="float">
            <text:p>3243.171875</text:p>
          </table:table-cell>
          <table:table-cell office:value-type="float" office:value="45.6668336064789" calcext:value-type="float">
            <text:p>45.6668336064789</text:p>
          </table:table-cell>
          <table:table-cell office:value-type="float" office:value="0.9440625" calcext:value-type="float">
            <text:p>0.9440625</text:p>
          </table:table-cell>
          <table:table-cell office:value-type="float" office:value="8251.5625" calcext:value-type="float">
            <text:p>8251.5625</text:p>
          </table:table-cell>
          <table:table-cell office:value-type="float" office:value="46.0281348984768" calcext:value-type="float">
            <text:p>46.0281348984768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473019508521" calcext:value-type="float">
            <text:p>41.6473019508521</text:p>
          </table:table-cell>
          <table:table-cell office:value-type="float" office:value="0.92" calcext:value-type="float">
            <text:p>0.92</text:p>
          </table:table-cell>
          <table:table-cell office:value-type="float" office:value="26.46875" calcext:value-type="float">
            <text:p>26.46875</text:p>
          </table:table-cell>
          <table:table-cell office:value-type="float" office:value="34.1948051948052" calcext:value-type="float">
            <text:p>34.1948051948052</text:p>
          </table:table-cell>
          <table:table-cell office:value-type="float" office:value="0.8221875" calcext:value-type="float">
            <text:p>0.8221875</text:p>
          </table:table-cell>
          <table:table-cell office:value-type="float" office:value="1342" calcext:value-type="float">
            <text:p>1342</text:p>
          </table:table-cell>
          <table:table-cell office:value-type="float" office:value="24.1748532560513" calcext:value-type="float">
            <text:p>24.1748532560513</text:p>
          </table:table-cell>
          <table:table-cell office:value-type="float" office:value="0.851875" calcext:value-type="float">
            <text:p>0.851875</text:p>
          </table:table-cell>
          <table:table-cell office:value-type="float" office:value="19713.453125" calcext:value-type="float">
            <text:p>19713.453125</text:p>
          </table:table-cell>
          <table:table-cell office:value-type="float" office:value="42.9619327964993" calcext:value-type="float">
            <text:p>42.9619327964993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9549.328125" calcext:value-type="float">
            <text:p>19549.328125</text:p>
          </table:table-cell>
          <table:table-cell office:value-type="float" office:value="44.6625753496914" calcext:value-type="float">
            <text:p>44.6625753496914</text:p>
          </table:table-cell>
          <table:table-cell office:value-type="float" office:value="0.8665625" calcext:value-type="float">
            <text:p>0.8665625</text:p>
          </table:table-cell>
          <table:table-cell office:value-type="float" office:value="16912.421875" calcext:value-type="float">
            <text:p>16912.421875</text:p>
          </table:table-cell>
          <table:table-cell office:value-type="float" office:value="44.360809623402" calcext:value-type="float">
            <text:p>44.360809623402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15774.53125" calcext:value-type="float">
            <text:p>15774.53125</text:p>
          </table:table-cell>
          <table:table-cell office:value-type="float" office:value="45.7880299883935" calcext:value-type="float">
            <text:p>45.7880299883935</text:p>
          </table:table-cell>
          <table:table-cell office:value-type="float" office:value="1" calcext:value-type="float">
            <text:p>1</text:p>
          </table:table-cell>
          <table:table-cell office:value-type="float" office:value="3204.609375" calcext:value-type="float">
            <text:p>3204.609375</text:p>
          </table:table-cell>
          <table:table-cell office:value-type="float" office:value="47.1357556600408" calcext:value-type="float">
            <text:p>47.1357556600408</text:p>
          </table:table-cell>
          <table:table-cell office:value-type="float" office:value="0.9728125" calcext:value-type="float">
            <text:p>0.9728125</text:p>
          </table:table-cell>
          <table:table-cell office:value-type="float" office:value="8229.28125" calcext:value-type="float">
            <text:p>8229.28125</text:p>
          </table:table-cell>
          <table:table-cell office:value-type="float" office:value="46.5622104687325" calcext:value-type="float">
            <text:p>46.562210468732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7608267520394" calcext:value-type="float">
            <text:p>40.7608267520394</text:p>
          </table:table-cell>
          <table:table-cell office:value-type="float" office:value="0.76" calcext:value-type="float">
            <text:p>0.76</text:p>
          </table:table-cell>
          <table:table-cell office:value-type="float" office:value="22.625" calcext:value-type="float">
            <text:p>22.625</text:p>
          </table:table-cell>
          <table:table-cell office:value-type="float" office:value="32.503453038674" calcext:value-type="float">
            <text:p>32.503453038674</text:p>
          </table:table-cell>
          <table:table-cell office:value-type="float" office:value="0.8409375" calcext:value-type="float">
            <text:p>0.8409375</text:p>
          </table:table-cell>
          <table:table-cell office:value-type="float" office:value="1578" calcext:value-type="float">
            <text:p>1578</text:p>
          </table:table-cell>
          <table:table-cell office:value-type="float" office:value="29.739854519222" calcext:value-type="float">
            <text:p>29.739854519222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19951.96875" calcext:value-type="float">
            <text:p>19951.96875</text:p>
          </table:table-cell>
          <table:table-cell office:value-type="float" office:value="43.528570625756" calcext:value-type="float">
            <text:p>43.528570625756</text:p>
          </table:table-cell>
          <table:table-cell office:value-type="float" office:value="0.9278125" calcext:value-type="float">
            <text:p>0.9278125</text:p>
          </table:table-cell>
          <table:table-cell office:value-type="float" office:value="18697.75" calcext:value-type="float">
            <text:p>18697.75</text:p>
          </table:table-cell>
          <table:table-cell office:value-type="float" office:value="45.8594796090958" calcext:value-type="float">
            <text:p>45.8594796090958</text:p>
          </table:table-cell>
          <table:table-cell office:value-type="float" office:value="0.9115625" calcext:value-type="float">
            <text:p>0.9115625</text:p>
          </table:table-cell>
          <table:table-cell office:value-type="float" office:value="16793.796875" calcext:value-type="float">
            <text:p>16793.796875</text:p>
          </table:table-cell>
          <table:table-cell office:value-type="float" office:value="44.4493601065794" calcext:value-type="float">
            <text:p>44.4493601065794</text:p>
          </table:table-cell>
          <table:table-cell office:value-type="float" office:value="0.9415625" calcext:value-type="float">
            <text:p>0.9415625</text:p>
          </table:table-cell>
          <table:table-cell office:value-type="float" office:value="15942.1875" calcext:value-type="float">
            <text:p>15942.1875</text:p>
          </table:table-cell>
          <table:table-cell office:value-type="float" office:value="46.004307603094" calcext:value-type="float">
            <text:p>46.004307603094</text:p>
          </table:table-cell>
          <table:table-cell office:value-type="float" office:value="0.9996875" calcext:value-type="float">
            <text:p>0.9996875</text:p>
          </table:table-cell>
          <table:table-cell office:value-type="float" office:value="3402.796875" calcext:value-type="float">
            <text:p>3402.796875</text:p>
          </table:table-cell>
          <table:table-cell office:value-type="float" office:value="45.9796133774193" calcext:value-type="float">
            <text:p>45.9796133774193</text:p>
          </table:table-cell>
          <table:table-cell office:value-type="float" office:value="0.9659375" calcext:value-type="float">
            <text:p>0.9659375</text:p>
          </table:table-cell>
          <table:table-cell office:value-type="float" office:value="8202.015625" calcext:value-type="float">
            <text:p>8202.015625</text:p>
          </table:table-cell>
          <table:table-cell office:value-type="float" office:value="46.3731652217608" calcext:value-type="float">
            <text:p>46.3731652217608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912598866229" calcext:value-type="float">
            <text:p>40.8912598866229</text:p>
          </table:table-cell>
          <table:table-cell office:value-type="float" office:value="0.88" calcext:value-type="float">
            <text:p>0.88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29.4620550705172" calcext:value-type="float">
            <text:p>29.4620550705172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1400" calcext:value-type="float">
            <text:p>1400</text:p>
          </table:table-cell>
          <table:table-cell office:value-type="float" office:value="26.4454219089447" calcext:value-type="float">
            <text:p>26.4454219089447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9750.796875" calcext:value-type="float">
            <text:p>19750.796875</text:p>
          </table:table-cell>
          <table:table-cell office:value-type="float" office:value="42.9560480695427" calcext:value-type="float">
            <text:p>42.9560480695427</text:p>
          </table:table-cell>
          <table:table-cell office:value-type="float" office:value="0.9065625" calcext:value-type="float">
            <text:p>0.9065625</text:p>
          </table:table-cell>
          <table:table-cell office:value-type="float" office:value="19104.859375" calcext:value-type="float">
            <text:p>19104.859375</text:p>
          </table:table-cell>
          <table:table-cell office:value-type="float" office:value="45.2813709935369" calcext:value-type="float">
            <text:p>45.2813709935369</text:p>
          </table:table-cell>
          <table:table-cell office:value-type="float" office:value="0.8965625" calcext:value-type="float">
            <text:p>0.8965625</text:p>
          </table:table-cell>
          <table:table-cell office:value-type="float" office:value="16397.4375" calcext:value-type="float">
            <text:p>16397.4375</text:p>
          </table:table-cell>
          <table:table-cell office:value-type="float" office:value="44.3807368279628" calcext:value-type="float">
            <text:p>44.3807368279628</text:p>
          </table:table-cell>
          <table:table-cell office:value-type="float" office:value="0.935625" calcext:value-type="float">
            <text:p>0.935625</text:p>
          </table:table-cell>
          <table:table-cell office:value-type="float" office:value="16218.28125" calcext:value-type="float">
            <text:p>16218.28125</text:p>
          </table:table-cell>
          <table:table-cell office:value-type="float" office:value="46.0619069759131" calcext:value-type="float">
            <text:p>46.0619069759131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3370.75" calcext:value-type="float">
            <text:p>3370.75</text:p>
          </table:table-cell>
          <table:table-cell office:value-type="float" office:value="46.9940121732638" calcext:value-type="float">
            <text:p>46.9940121732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7747.3125" calcext:value-type="float">
            <text:p>7747.3125</text:p>
          </table:table-cell>
          <table:table-cell office:value-type="float" office:value="46.2171516568421" calcext:value-type="float">
            <text:p>46.2171516568421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125905613414" calcext:value-type="float">
            <text:p>41.7125905613414</text:p>
          </table:table-cell>
          <table:table-cell office:value-type="float" office:value="0.86" calcext:value-type="float">
            <text:p>0.86</text:p>
          </table:table-cell>
          <table:table-cell office:value-type="float" office:value="20.28125" calcext:value-type="float">
            <text:p>20.28125</text:p>
          </table:table-cell>
          <table:table-cell office:value-type="float" office:value="27.8258859784284" calcext:value-type="float">
            <text:p>27.8258859784284</text:p>
          </table:table-cell>
          <table:table-cell office:value-type="float" office:value="0.899375" calcext:value-type="float">
            <text:p>0.899375</text:p>
          </table:table-cell>
          <table:table-cell office:value-type="float" office:value="1328" calcext:value-type="float">
            <text:p>1328</text:p>
          </table:table-cell>
          <table:table-cell office:value-type="float" office:value="24.1887472644069" calcext:value-type="float">
            <text:p>24.1887472644069</text:p>
          </table:table-cell>
          <table:table-cell office:value-type="float" office:value="0.9328125" calcext:value-type="float">
            <text:p>0.9328125</text:p>
          </table:table-cell>
          <table:table-cell office:value-type="float" office:value="19666.578125" calcext:value-type="float">
            <text:p>19666.578125</text:p>
          </table:table-cell>
          <table:table-cell office:value-type="float" office:value="43.3314097484118" calcext:value-type="float">
            <text:p>43.3314097484118</text:p>
          </table:table-cell>
          <table:table-cell office:value-type="float" office:value="0.8503125" calcext:value-type="float">
            <text:p>0.8503125</text:p>
          </table:table-cell>
          <table:table-cell office:value-type="float" office:value="19903.09375" calcext:value-type="float">
            <text:p>19903.09375</text:p>
          </table:table-cell>
          <table:table-cell office:value-type="float" office:value="44.7822801339216" calcext:value-type="float">
            <text:p>44.7822801339216</text:p>
          </table:table-cell>
          <table:table-cell office:value-type="float" office:value="0.9478125" calcext:value-type="float">
            <text:p>0.9478125</text:p>
          </table:table-cell>
          <table:table-cell office:value-type="float" office:value="16874.5625" calcext:value-type="float">
            <text:p>16874.5625</text:p>
          </table:table-cell>
          <table:table-cell office:value-type="float" office:value="43.6931999507069" calcext:value-type="float">
            <text:p>43.6931999507069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6169.765625" calcext:value-type="float">
            <text:p>16169.765625</text:p>
          </table:table-cell>
          <table:table-cell office:value-type="float" office:value="46.1863234832814" calcext:value-type="float">
            <text:p>46.1863234832814</text:p>
          </table:table-cell>
          <table:table-cell office:value-type="float" office:value="0.995" calcext:value-type="float">
            <text:p>0.995</text:p>
          </table:table-cell>
          <table:table-cell office:value-type="float" office:value="3497.5" calcext:value-type="float">
            <text:p>3497.5</text:p>
          </table:table-cell>
          <table:table-cell office:value-type="float" office:value="46.4562757339526" calcext:value-type="float">
            <text:p>46.4562757339526</text:p>
          </table:table-cell>
          <table:table-cell office:value-type="float" office:value="0.985" calcext:value-type="float">
            <text:p>0.985</text:p>
          </table:table-cell>
          <table:table-cell office:value-type="float" office:value="7778.21875" calcext:value-type="float">
            <text:p>7778.21875</text:p>
          </table:table-cell>
          <table:table-cell office:value-type="float" office:value="46.6478764514972" calcext:value-type="float">
            <text:p>46.64787645149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226345375982" calcext:value-type="float">
            <text:p>41.3226345375982</text:p>
          </table:table-cell>
          <table:table-cell office:value-type="float" office:value="0.82" calcext:value-type="float">
            <text:p>0.82</text:p>
          </table:table-cell>
          <table:table-cell office:value-type="float" office:value="22.765625" calcext:value-type="float">
            <text:p>22.765625</text:p>
          </table:table-cell>
          <table:table-cell office:value-type="float" office:value="29.4543582704187" calcext:value-type="float">
            <text:p>29.4543582704187</text:p>
          </table:table-cell>
          <table:table-cell office:value-type="float" office:value="0.94" calcext:value-type="float">
            <text:p>0.94</text:p>
          </table:table-cell>
          <table:table-cell office:value-type="float" office:value="1324" calcext:value-type="float">
            <text:p>1324</text:p>
          </table:table-cell>
          <table:table-cell office:value-type="float" office:value="25.887060092934" calcext:value-type="float">
            <text:p>25.887060092934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20007.96875" calcext:value-type="float">
            <text:p>20007.96875</text:p>
          </table:table-cell>
          <table:table-cell office:value-type="float" office:value="42.7990335461406" calcext:value-type="float">
            <text:p>42.7990335461406</text:p>
          </table:table-cell>
          <table:table-cell office:value-type="float" office:value="0.8628125" calcext:value-type="float">
            <text:p>0.8628125</text:p>
          </table:table-cell>
          <table:table-cell office:value-type="float" office:value="19717.9375" calcext:value-type="float">
            <text:p>19717.9375</text:p>
          </table:table-cell>
          <table:table-cell office:value-type="float" office:value="45.1761928961949" calcext:value-type="float">
            <text:p>45.1761928961949</text:p>
          </table:table-cell>
          <table:table-cell office:value-type="float" office:value="0.93875" calcext:value-type="float">
            <text:p>0.93875</text:p>
          </table:table-cell>
          <table:table-cell office:value-type="float" office:value="16030.875" calcext:value-type="float">
            <text:p>16030.875</text:p>
          </table:table-cell>
          <table:table-cell office:value-type="float" office:value="44.6987020941144" calcext:value-type="float">
            <text:p>44.6987020941144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6169.328125" calcext:value-type="float">
            <text:p>16169.328125</text:p>
          </table:table-cell>
          <table:table-cell office:value-type="float" office:value="45.4719105674445" calcext:value-type="float">
            <text:p>45.4719105674445</text:p>
          </table:table-cell>
          <table:table-cell office:value-type="float" office:value="1" calcext:value-type="float">
            <text:p>1</text:p>
          </table:table-cell>
          <table:table-cell office:value-type="float" office:value="3306.125" calcext:value-type="float">
            <text:p>3306.125</text:p>
          </table:table-cell>
          <table:table-cell office:value-type="float" office:value="46.2365774581238" calcext:value-type="float">
            <text:p>46.2365774581238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65.390625" calcext:value-type="float">
            <text:p>7865.390625</text:p>
          </table:table-cell>
          <table:table-cell office:value-type="float" office:value="46.3890689621325" calcext:value-type="float">
            <text:p>46.3890689621325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483302601396" calcext:value-type="float">
            <text:p>41.2483302601396</text:p>
          </table:table-cell>
          <table:table-cell office:value-type="float" office:value="0.82" calcext:value-type="float">
            <text:p>0.82</text:p>
          </table:table-cell>
          <table:table-cell office:value-type="float" office:value="26.859375" calcext:value-type="float">
            <text:p>26.859375</text:p>
          </table:table-cell>
          <table:table-cell office:value-type="float" office:value="33.9773123909249" calcext:value-type="float">
            <text:p>33.9773123909249</text:p>
          </table:table-cell>
          <table:table-cell office:value-type="float" office:value="0.8790625" calcext:value-type="float">
            <text:p>0.8790625</text:p>
          </table:table-cell>
          <table:table-cell office:value-type="float" office:value="1382" calcext:value-type="float">
            <text:p>1382</text:p>
          </table:table-cell>
          <table:table-cell office:value-type="float" office:value="26.5812327372276" calcext:value-type="float">
            <text:p>26.5812327372276</text:p>
          </table:table-cell>
          <table:table-cell office:value-type="float" office:value="0.8909375" calcext:value-type="float">
            <text:p>0.8909375</text:p>
          </table:table-cell>
          <table:table-cell office:value-type="float" office:value="18995.671875" calcext:value-type="float">
            <text:p>18995.671875</text:p>
          </table:table-cell>
          <table:table-cell office:value-type="float" office:value="44.2016327276421" calcext:value-type="float">
            <text:p>44.2016327276421</text:p>
          </table:table-cell>
          <table:table-cell office:value-type="float" office:value="0.8784375" calcext:value-type="float">
            <text:p>0.8784375</text:p>
          </table:table-cell>
          <table:table-cell office:value-type="float" office:value="20009.046875" calcext:value-type="float">
            <text:p>20009.046875</text:p>
          </table:table-cell>
          <table:table-cell office:value-type="float" office:value="44.5557118303698" calcext:value-type="float">
            <text:p>44.5557118303698</text:p>
          </table:table-cell>
          <table:table-cell office:value-type="float" office:value="0.866875" calcext:value-type="float">
            <text:p>0.866875</text:p>
          </table:table-cell>
          <table:table-cell office:value-type="float" office:value="15882.3125" calcext:value-type="float">
            <text:p>15882.3125</text:p>
          </table:table-cell>
          <table:table-cell office:value-type="float" office:value="44.7605904426837" calcext:value-type="float">
            <text:p>44.7605904426837</text:p>
          </table:table-cell>
          <table:table-cell office:value-type="float" office:value="0.9128125" calcext:value-type="float">
            <text:p>0.9128125</text:p>
          </table:table-cell>
          <table:table-cell office:value-type="float" office:value="16098.96875" calcext:value-type="float">
            <text:p>16098.96875</text:p>
          </table:table-cell>
          <table:table-cell office:value-type="float" office:value="45.3889386038783" calcext:value-type="float">
            <text:p>45.3889386038783</text:p>
          </table:table-cell>
          <table:table-cell office:value-type="float" office:value="1" calcext:value-type="float">
            <text:p>1</text:p>
          </table:table-cell>
          <table:table-cell office:value-type="float" office:value="3047.9375" calcext:value-type="float">
            <text:p>3047.9375</text:p>
          </table:table-cell>
          <table:table-cell office:value-type="float" office:value="47.1402669721744" calcext:value-type="float">
            <text:p>47.1402669721744</text:p>
          </table:table-cell>
          <table:table-cell office:value-type="float" office:value="0.9521875" calcext:value-type="float">
            <text:p>0.9521875</text:p>
          </table:table-cell>
          <table:table-cell office:value-type="float" office:value="8042.890625" calcext:value-type="float">
            <text:p>8042.890625</text:p>
          </table:table-cell>
          <table:table-cell office:value-type="float" office:value="46.6911473468922" calcext:value-type="float">
            <text:p>46.6911473468922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6877657300209" calcext:value-type="float">
            <text:p>40.6877657300209</text:p>
          </table:table-cell>
          <table:table-cell office:value-type="float" office:value="0.86" calcext:value-type="float">
            <text:p>0.86</text:p>
          </table:table-cell>
          <table:table-cell office:value-type="float" office:value="29.34375" calcext:value-type="float">
            <text:p>29.34375</text:p>
          </table:table-cell>
          <table:table-cell office:value-type="float" office:value="33.7939297124601" calcext:value-type="float">
            <text:p>33.7939297124601</text:p>
          </table:table-cell>
          <table:table-cell office:value-type="float" office:value="0.8190625" calcext:value-type="float">
            <text:p>0.8190625</text:p>
          </table:table-cell>
          <table:table-cell office:value-type="float" office:value="1725" calcext:value-type="float">
            <text:p>1725</text:p>
          </table:table-cell>
          <table:table-cell office:value-type="float" office:value="29.0589351713496" calcext:value-type="float">
            <text:p>29.0589351713496</text:p>
          </table:table-cell>
          <table:table-cell office:value-type="float" office:value="0.9353125" calcext:value-type="float">
            <text:p>0.9353125</text:p>
          </table:table-cell>
          <table:table-cell office:value-type="float" office:value="19853.59375" calcext:value-type="float">
            <text:p>19853.59375</text:p>
          </table:table-cell>
          <table:table-cell office:value-type="float" office:value="43.7538549781006" calcext:value-type="float">
            <text:p>43.7538549781006</text:p>
          </table:table-cell>
          <table:table-cell office:value-type="float" office:value="0.9246875" calcext:value-type="float">
            <text:p>0.9246875</text:p>
          </table:table-cell>
          <table:table-cell office:value-type="float" office:value="19214.4375" calcext:value-type="float">
            <text:p>19214.4375</text:p>
          </table:table-cell>
          <table:table-cell office:value-type="float" office:value="45.7890924150785" calcext:value-type="float">
            <text:p>45.7890924150785</text:p>
          </table:table-cell>
          <table:table-cell office:value-type="float" office:value="0.9259375" calcext:value-type="float">
            <text:p>0.9259375</text:p>
          </table:table-cell>
          <table:table-cell office:value-type="float" office:value="16733.625" calcext:value-type="float">
            <text:p>16733.625</text:p>
          </table:table-cell>
          <table:table-cell office:value-type="float" office:value="44.6583578032794" calcext:value-type="float">
            <text:p>44.6583578032794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6120.96875" calcext:value-type="float">
            <text:p>16120.96875</text:p>
          </table:table-cell>
          <table:table-cell office:value-type="float" office:value="45.7481531194357" calcext:value-type="float">
            <text:p>45.7481531194357</text:p>
          </table:table-cell>
          <table:table-cell office:value-type="float" office:value="0.998125" calcext:value-type="float">
            <text:p>0.998125</text:p>
          </table:table-cell>
          <table:table-cell office:value-type="float" office:value="3305.09375" calcext:value-type="float">
            <text:p>3305.09375</text:p>
          </table:table-cell>
          <table:table-cell office:value-type="float" office:value="46.6523174302367" calcext:value-type="float">
            <text:p>46.6523174302367</text:p>
          </table:table-cell>
          <table:table-cell office:value-type="float" office:value="0.9578125" calcext:value-type="float">
            <text:p>0.9578125</text:p>
          </table:table-cell>
          <table:table-cell office:value-type="float" office:value="8185.4375" calcext:value-type="float">
            <text:p>8185.4375</text:p>
          </table:table-cell>
          <table:table-cell office:value-type="float" office:value="46.0627601693296" calcext:value-type="float">
            <text:p>46.0627601693296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1100296951721" calcext:value-type="float">
            <text:p>41.1100296951721</text:p>
          </table:table-cell>
          <table:table-cell office:value-type="float" office:value="0.9" calcext:value-type="float">
            <text:p>0.9</text:p>
          </table:table-cell>
          <table:table-cell office:value-type="float" office:value="22.15625" calcext:value-type="float">
            <text:p>22.15625</text:p>
          </table:table-cell>
          <table:table-cell office:value-type="float" office:value="28.9654442877292" calcext:value-type="float">
            <text:p>28.9654442877292</text:p>
          </table:table-cell>
          <table:table-cell office:value-type="float" office:value="0.8596875" calcext:value-type="float">
            <text:p>0.8596875</text:p>
          </table:table-cell>
          <table:table-cell office:value-type="float" office:value="1557" calcext:value-type="float">
            <text:p>1557</text:p>
          </table:table-cell>
          <table:table-cell office:value-type="float" office:value="25.9020034232975" calcext:value-type="float">
            <text:p>25.9020034232975</text:p>
          </table:table-cell>
          <table:table-cell office:value-type="float" office:value="0.8803125" calcext:value-type="float">
            <text:p>0.8803125</text:p>
          </table:table-cell>
          <table:table-cell office:value-type="float" office:value="19357.609375" calcext:value-type="float">
            <text:p>19357.609375</text:p>
          </table:table-cell>
          <table:table-cell office:value-type="float" office:value="43.736565515071" calcext:value-type="float">
            <text:p>43.736565515071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19306.90625" calcext:value-type="float">
            <text:p>19306.90625</text:p>
          </table:table-cell>
          <table:table-cell office:value-type="float" office:value="45.7731436413851" calcext:value-type="float">
            <text:p>45.7731436413851</text:p>
          </table:table-cell>
          <table:table-cell office:value-type="float" office:value="0.8846875" calcext:value-type="float">
            <text:p>0.8846875</text:p>
          </table:table-cell>
          <table:table-cell office:value-type="float" office:value="16197.203125" calcext:value-type="float">
            <text:p>16197.203125</text:p>
          </table:table-cell>
          <table:table-cell office:value-type="float" office:value="43.9590832861175" calcext:value-type="float">
            <text:p>43.9590832861175</text:p>
          </table:table-cell>
          <table:table-cell office:value-type="float" office:value="0.9321875" calcext:value-type="float">
            <text:p>0.9321875</text:p>
          </table:table-cell>
          <table:table-cell office:value-type="float" office:value="15693.125" calcext:value-type="float">
            <text:p>15693.125</text:p>
          </table:table-cell>
          <table:table-cell office:value-type="float" office:value="46.442071463989" calcext:value-type="float">
            <text:p>46.442071463989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3185.359375" calcext:value-type="float">
            <text:p>3185.359375</text:p>
          </table:table-cell>
          <table:table-cell office:value-type="float" office:value="46.7967334117085" calcext:value-type="float">
            <text:p>46.7967334117085</text:p>
          </table:table-cell>
          <table:table-cell office:value-type="float" office:value="0.9434375" calcext:value-type="float">
            <text:p>0.9434375</text:p>
          </table:table-cell>
          <table:table-cell office:value-type="float" office:value="8144.9375" calcext:value-type="float">
            <text:p>8144.9375</text:p>
          </table:table-cell>
          <table:table-cell office:value-type="float" office:value="46.5633423467519" calcext:value-type="float">
            <text:p>46.5633423467519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4387492276594" calcext:value-type="float">
            <text:p>41.4387492276594</text:p>
          </table:table-cell>
          <table:table-cell office:value-type="float" office:value="0.82" calcext:value-type="float">
            <text:p>0.82</text:p>
          </table:table-cell>
          <table:table-cell office:value-type="float" office:value="23.265625" calcext:value-type="float">
            <text:p>23.265625</text:p>
          </table:table-cell>
          <table:table-cell office:value-type="float" office:value="30.5063801208865" calcext:value-type="float">
            <text:p>30.5063801208865</text:p>
          </table:table-cell>
          <table:table-cell office:value-type="float" office:value="0.8990625" calcext:value-type="float">
            <text:p>0.8990625</text:p>
          </table:table-cell>
          <table:table-cell office:value-type="float" office:value="1603" calcext:value-type="float">
            <text:p>1603</text:p>
          </table:table-cell>
          <table:table-cell office:value-type="float" office:value="26.6538713285682" calcext:value-type="float">
            <text:p>26.6538713285682</text:p>
          </table:table-cell>
          <table:table-cell office:value-type="float" office:value="0.9378125" calcext:value-type="float">
            <text:p>0.9378125</text:p>
          </table:table-cell>
          <table:table-cell office:value-type="float" office:value="19559.53125" calcext:value-type="float">
            <text:p>19559.53125</text:p>
          </table:table-cell>
          <table:table-cell office:value-type="float" office:value="43.5403049312758" calcext:value-type="float">
            <text:p>43.540304931275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18658.828125" calcext:value-type="float">
            <text:p>18658.828125</text:p>
          </table:table-cell>
          <table:table-cell office:value-type="float" office:value="46.0512504748083" calcext:value-type="float">
            <text:p>46.0512504748083</text:p>
          </table:table-cell>
          <table:table-cell office:value-type="float" office:value="0.8809375" calcext:value-type="float">
            <text:p>0.8809375</text:p>
          </table:table-cell>
          <table:table-cell office:value-type="float" office:value="16496.296875" calcext:value-type="float">
            <text:p>16496.296875</text:p>
          </table:table-cell>
          <table:table-cell office:value-type="float" office:value="43.8801406190868" calcext:value-type="float">
            <text:p>43.8801406190868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16178.5" calcext:value-type="float">
            <text:p>16178.5</text:p>
          </table:table-cell>
          <table:table-cell office:value-type="float" office:value="45.8312349489208" calcext:value-type="float">
            <text:p>45.8312349489208</text:p>
          </table:table-cell>
          <table:table-cell office:value-type="float" office:value="1" calcext:value-type="float">
            <text:p>1</text:p>
          </table:table-cell>
          <table:table-cell office:value-type="float" office:value="3311.421875" calcext:value-type="float">
            <text:p>3311.421875</text:p>
          </table:table-cell>
          <table:table-cell office:value-type="float" office:value="46.8531634923932" calcext:value-type="float">
            <text:p>46.8531634923932</text:p>
          </table:table-cell>
          <table:table-cell office:value-type="float" office:value="0.9409375" calcext:value-type="float">
            <text:p>0.9409375</text:p>
          </table:table-cell>
          <table:table-cell office:value-type="float" office:value="8132.96875" calcext:value-type="float">
            <text:p>8132.96875</text:p>
          </table:table-cell>
          <table:table-cell office:value-type="float" office:value="46.0394083771639" calcext:value-type="float">
            <text:p>46.0394083771639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122161115934" calcext:value-type="float">
            <text:p>40.8122161115934</text:p>
          </table:table-cell>
          <table:table-cell office:value-type="float" office:value="0.96" calcext:value-type="float">
            <text:p>0.96</text:p>
          </table:table-cell>
          <table:table-cell office:value-type="float" office:value="26.125" calcext:value-type="float">
            <text:p>26.125</text:p>
          </table:table-cell>
          <table:table-cell office:value-type="float" office:value="33.3582535885168" calcext:value-type="float">
            <text:p>33.3582535885168</text:p>
          </table:table-cell>
          <table:table-cell office:value-type="float" office:value="0.820625" calcext:value-type="float">
            <text:p>0.820625</text:p>
          </table:table-cell>
          <table:table-cell office:value-type="float" office:value="1717" calcext:value-type="float">
            <text:p>1717</text:p>
          </table:table-cell>
          <table:table-cell office:value-type="float" office:value="28.6005493492073" calcext:value-type="float">
            <text:p>28.6005493492073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20268.578125" calcext:value-type="float">
            <text:p>20268.578125</text:p>
          </table:table-cell>
          <table:table-cell office:value-type="float" office:value="42.6400720594089" calcext:value-type="float">
            <text:p>42.6400720594089</text:p>
          </table:table-cell>
          <table:table-cell office:value-type="float" office:value="0.9021875" calcext:value-type="float">
            <text:p>0.9021875</text:p>
          </table:table-cell>
          <table:table-cell office:value-type="float" office:value="19843.8125" calcext:value-type="float">
            <text:p>19843.8125</text:p>
          </table:table-cell>
          <table:table-cell office:value-type="float" office:value="44.5885792631368" calcext:value-type="float">
            <text:p>44.5885792631368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16118.46875" calcext:value-type="float">
            <text:p>16118.46875</text:p>
          </table:table-cell>
          <table:table-cell office:value-type="float" office:value="44.5816084576094" calcext:value-type="float">
            <text:p>44.5816084576094</text:p>
          </table:table-cell>
          <table:table-cell office:value-type="float" office:value="0.9403125" calcext:value-type="float">
            <text:p>0.9403125</text:p>
          </table:table-cell>
          <table:table-cell office:value-type="float" office:value="15410.828125" calcext:value-type="float">
            <text:p>15410.828125</text:p>
          </table:table-cell>
          <table:table-cell office:value-type="float" office:value="46.0018363179756" calcext:value-type="float">
            <text:p>46.0018363179756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3311.90625" calcext:value-type="float">
            <text:p>3311.90625</text:p>
          </table:table-cell>
          <table:table-cell office:value-type="float" office:value="46.0764428808428" calcext:value-type="float">
            <text:p>46.0764428808428</text:p>
          </table:table-cell>
          <table:table-cell office:value-type="float" office:value="0.9603125" calcext:value-type="float">
            <text:p>0.9603125</text:p>
          </table:table-cell>
          <table:table-cell office:value-type="float" office:value="7799.390625" calcext:value-type="float">
            <text:p>7799.390625</text:p>
          </table:table-cell>
          <table:table-cell office:value-type="float" office:value="46.5275873394095" calcext:value-type="float">
            <text:p>46.527587339409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0483360831723" calcext:value-type="float">
            <text:p>41.0483360831723</text:p>
          </table:table-cell>
          <table:table-cell office:value-type="float" office:value="0.82" calcext:value-type="float">
            <text:p>0.82</text:p>
          </table:table-cell>
          <table:table-cell office:value-type="float" office:value="27.5" calcext:value-type="float">
            <text:p>27.5</text:p>
          </table:table-cell>
          <table:table-cell office:value-type="float" office:value="34.1840909090909" calcext:value-type="float">
            <text:p>34.1840909090909</text:p>
          </table:table-cell>
          <table:table-cell office:value-type="float" office:value="0.88" calcext:value-type="float">
            <text:p>0.88</text:p>
          </table:table-cell>
          <table:table-cell office:value-type="float" office:value="1555" calcext:value-type="float">
            <text:p>1555</text:p>
          </table:table-cell>
          <table:table-cell office:value-type="float" office:value="28.9578504921979" calcext:value-type="float">
            <text:p>28.9578504921979</text:p>
          </table:table-cell>
          <table:table-cell office:value-type="float" office:value="0.946875" calcext:value-type="float">
            <text:p>0.946875</text:p>
          </table:table-cell>
          <table:table-cell office:value-type="float" office:value="19246.84375" calcext:value-type="float">
            <text:p>19246.84375</text:p>
          </table:table-cell>
          <table:table-cell office:value-type="float" office:value="43.981052658732" calcext:value-type="float">
            <text:p>43.981052658732</text:p>
          </table:table-cell>
          <table:table-cell office:value-type="float" office:value="0.9159375" calcext:value-type="float">
            <text:p>0.9159375</text:p>
          </table:table-cell>
          <table:table-cell office:value-type="float" office:value="20443.546875" calcext:value-type="float">
            <text:p>20443.546875</text:p>
          </table:table-cell>
          <table:table-cell office:value-type="float" office:value="44.8492920307995" calcext:value-type="float">
            <text:p>44.8492920307995</text:p>
          </table:table-cell>
          <table:table-cell office:value-type="float" office:value="0.9221875" calcext:value-type="float">
            <text:p>0.9221875</text:p>
          </table:table-cell>
          <table:table-cell office:value-type="float" office:value="16381.015625" calcext:value-type="float">
            <text:p>16381.015625</text:p>
          </table:table-cell>
          <table:table-cell office:value-type="float" office:value="44.5907662882303" calcext:value-type="float">
            <text:p>44.5907662882303</text:p>
          </table:table-cell>
          <table:table-cell office:value-type="float" office:value="0.88375" calcext:value-type="float">
            <text:p>0.88375</text:p>
          </table:table-cell>
          <table:table-cell office:value-type="float" office:value="15957.453125" calcext:value-type="float">
            <text:p>15957.453125</text:p>
          </table:table-cell>
          <table:table-cell office:value-type="float" office:value="45.7558078062771" calcext:value-type="float">
            <text:p>45.7558078062771</text:p>
          </table:table-cell>
          <table:table-cell office:value-type="float" office:value="0.9884375" calcext:value-type="float">
            <text:p>0.9884375</text:p>
          </table:table-cell>
          <table:table-cell office:value-type="float" office:value="3408.484375" calcext:value-type="float">
            <text:p>3408.484375</text:p>
          </table:table-cell>
          <table:table-cell office:value-type="float" office:value="46.7675882828464" calcext:value-type="float">
            <text:p>46.7675882828464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7846.859375" calcext:value-type="float">
            <text:p>7846.859375</text:p>
          </table:table-cell>
          <table:table-cell office:value-type="float" office:value="46.6649343097054" calcext:value-type="float">
            <text:p>46.6649343097054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54610358341" calcext:value-type="float">
            <text:p>40.8854610358341</text:p>
          </table:table-cell>
          <table:table-cell office:value-type="float" office:value="0.92" calcext:value-type="float">
            <text:p>0.92</text:p>
          </table:table-cell>
          <table:table-cell office:value-type="float" office:value="25.03125" calcext:value-type="float">
            <text:p>25.03125</text:p>
          </table:table-cell>
          <table:table-cell office:value-type="float" office:value="31.4612983770287" calcext:value-type="float">
            <text:p>31.4612983770287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1577" calcext:value-type="float">
            <text:p>1577</text:p>
          </table:table-cell>
          <table:table-cell office:value-type="float" office:value="28.4440428819423" calcext:value-type="float">
            <text:p>28.4440428819423</text:p>
          </table:table-cell>
          <table:table-cell office:value-type="float" office:value="0.930625" calcext:value-type="float">
            <text:p>0.930625</text:p>
          </table:table-cell>
          <table:table-cell office:value-type="float" office:value="19154.96875" calcext:value-type="float">
            <text:p>19154.96875</text:p>
          </table:table-cell>
          <table:table-cell office:value-type="float" office:value="43.2883455467305" calcext:value-type="float">
            <text:p>43.2883455467305</text:p>
          </table:table-cell>
          <table:table-cell office:value-type="float" office:value="0.8825" calcext:value-type="float">
            <text:p>0.8825</text:p>
          </table:table-cell>
          <table:table-cell office:value-type="float" office:value="19016.953125" calcext:value-type="float">
            <text:p>19016.953125</text:p>
          </table:table-cell>
          <table:table-cell office:value-type="float" office:value="44.8327457322137" calcext:value-type="float">
            <text:p>44.8327457322137</text:p>
          </table:table-cell>
          <table:table-cell office:value-type="float" office:value="0.913125" calcext:value-type="float">
            <text:p>0.913125</text:p>
          </table:table-cell>
          <table:table-cell office:value-type="float" office:value="16139.359375" calcext:value-type="float">
            <text:p>16139.359375</text:p>
          </table:table-cell>
          <table:table-cell office:value-type="float" office:value="45.1016889610458" calcext:value-type="float">
            <text:p>45.1016889610458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6159.6875" calcext:value-type="float">
            <text:p>16159.6875</text:p>
          </table:table-cell>
          <table:table-cell office:value-type="float" office:value="45.8360766921414" calcext:value-type="float">
            <text:p>45.8360766921414</text:p>
          </table:table-cell>
          <table:table-cell office:value-type="float" office:value="1" calcext:value-type="float">
            <text:p>1</text:p>
          </table:table-cell>
          <table:table-cell office:value-type="float" office:value="3407.5625" calcext:value-type="float">
            <text:p>3407.5625</text:p>
          </table:table-cell>
          <table:table-cell office:value-type="float" office:value="46.5713979051275" calcext:value-type="float">
            <text:p>46.5713979051275</text:p>
          </table:table-cell>
          <table:table-cell office:value-type="float" office:value="0.9734375" calcext:value-type="float">
            <text:p>0.9734375</text:p>
          </table:table-cell>
          <table:table-cell office:value-type="float" office:value="7932.0625" calcext:value-type="float">
            <text:p>7932.0625</text:p>
          </table:table-cell>
          <table:table-cell office:value-type="float" office:value="46.6147713403231" calcext:value-type="float">
            <text:p>46.6147713403231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4182593567689" calcext:value-type="float">
            <text:p>40.4182593567689</text:p>
          </table:table-cell>
          <table:table-cell office:value-type="float" office:value="0.88" calcext:value-type="float">
            <text:p>0.88</text:p>
          </table:table-cell>
          <table:table-cell office:value-type="float" office:value="24.484375" calcext:value-type="float">
            <text:p>24.484375</text:p>
          </table:table-cell>
          <table:table-cell office:value-type="float" office:value="31.4671346522016" calcext:value-type="float">
            <text:p>31.4671346522016</text:p>
          </table:table-cell>
          <table:table-cell office:value-type="float" office:value="0.9396875" calcext:value-type="float">
            <text:p>0.9396875</text:p>
          </table:table-cell>
          <table:table-cell office:value-type="float" office:value="1534" calcext:value-type="float">
            <text:p>1534</text:p>
          </table:table-cell>
          <table:table-cell office:value-type="float" office:value="25.2637074285891" calcext:value-type="float">
            <text:p>25.26370742858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21046.875" calcext:value-type="float">
            <text:p>21046.875</text:p>
          </table:table-cell>
          <table:table-cell office:value-type="float" office:value="42.4667275003847" calcext:value-type="float">
            <text:p>42.4667275003847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9560.875" calcext:value-type="float">
            <text:p>19560.875</text:p>
          </table:table-cell>
          <table:table-cell office:value-type="float" office:value="45.2877974798987" calcext:value-type="float">
            <text:p>45.2877974798987</text:p>
          </table:table-cell>
          <table:table-cell office:value-type="float" office:value="0.9090625" calcext:value-type="float">
            <text:p>0.9090625</text:p>
          </table:table-cell>
          <table:table-cell office:value-type="float" office:value="16465.25" calcext:value-type="float">
            <text:p>16465.25</text:p>
          </table:table-cell>
          <table:table-cell office:value-type="float" office:value="44.6101164348528" calcext:value-type="float">
            <text:p>44.6101164348528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5672.28125" calcext:value-type="float">
            <text:p>15672.28125</text:p>
          </table:table-cell>
          <table:table-cell office:value-type="float" office:value="46.1572881987262" calcext:value-type="float">
            <text:p>46.1572881987262</text:p>
          </table:table-cell>
          <table:table-cell office:value-type="float" office:value="1" calcext:value-type="float">
            <text:p>1</text:p>
          </table:table-cell>
          <table:table-cell office:value-type="float" office:value="3297.25" calcext:value-type="float">
            <text:p>3297.25</text:p>
          </table:table-cell>
          <table:table-cell office:value-type="float" office:value="46.8992396518941" calcext:value-type="float">
            <text:p>46.8992396518941</text:p>
          </table:table-cell>
          <table:table-cell office:value-type="float" office:value="0.9634375" calcext:value-type="float">
            <text:p>0.9634375</text:p>
          </table:table-cell>
          <table:table-cell office:value-type="float" office:value="8153.75" calcext:value-type="float">
            <text:p>8153.75</text:p>
          </table:table-cell>
          <table:table-cell office:value-type="float" office:value="46.2002708834366" calcext:value-type="float">
            <text:p>46.2002708834366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854690711684" calcext:value-type="float">
            <text:p>41.7854690711684</text:p>
          </table:table-cell>
          <table:table-cell office:value-type="float" office:value="0.88" calcext:value-type="float">
            <text:p>0.88</text:p>
          </table:table-cell>
          <table:table-cell office:value-type="float" office:value="25.328125" calcext:value-type="float">
            <text:p>25.328125</text:p>
          </table:table-cell>
          <table:table-cell office:value-type="float" office:value="32.9574336829118" calcext:value-type="float">
            <text:p>32.9574336829118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383" calcext:value-type="float">
            <text:p>1383</text:p>
          </table:table-cell>
          <table:table-cell office:value-type="float" office:value="24.9918251008973" calcext:value-type="float">
            <text:p>24.9918251008973</text:p>
          </table:table-cell>
          <table:table-cell office:value-type="float" office:value="0.8859375" calcext:value-type="float">
            <text:p>0.8859375</text:p>
          </table:table-cell>
          <table:table-cell office:value-type="float" office:value="19339.34375" calcext:value-type="float">
            <text:p>19339.34375</text:p>
          </table:table-cell>
          <table:table-cell office:value-type="float" office:value="43.2554926129001" calcext:value-type="float">
            <text:p>43.2554926129001</text:p>
          </table:table-cell>
          <table:table-cell office:value-type="float" office:value="0.8709375" calcext:value-type="float">
            <text:p>0.8709375</text:p>
          </table:table-cell>
          <table:table-cell office:value-type="float" office:value="19654.671875" calcext:value-type="float">
            <text:p>19654.671875</text:p>
          </table:table-cell>
          <table:table-cell office:value-type="float" office:value="45.4686853828821" calcext:value-type="float">
            <text:p>45.4686853828821</text:p>
          </table:table-cell>
          <table:table-cell office:value-type="float" office:value="0.8684375" calcext:value-type="float">
            <text:p>0.8684375</text:p>
          </table:table-cell>
          <table:table-cell office:value-type="float" office:value="16150.84375" calcext:value-type="float">
            <text:p>16150.84375</text:p>
          </table:table-cell>
          <table:table-cell office:value-type="float" office:value="44.5832866564007" calcext:value-type="float">
            <text:p>44.5832866564007</text:p>
          </table:table-cell>
          <table:table-cell office:value-type="float" office:value="0.8996875" calcext:value-type="float">
            <text:p>0.8996875</text:p>
          </table:table-cell>
          <table:table-cell office:value-type="float" office:value="15700.359375" calcext:value-type="float">
            <text:p>15700.359375</text:p>
          </table:table-cell>
          <table:table-cell office:value-type="float" office:value="45.7214289290573" calcext:value-type="float">
            <text:p>45.7214289290573</text:p>
          </table:table-cell>
          <table:table-cell office:value-type="float" office:value="0.9959375" calcext:value-type="float">
            <text:p>0.9959375</text:p>
          </table:table-cell>
          <table:table-cell office:value-type="float" office:value="3384.609375" calcext:value-type="float">
            <text:p>3384.609375</text:p>
          </table:table-cell>
          <table:table-cell office:value-type="float" office:value="46.4971604699535" calcext:value-type="float">
            <text:p>46.4971604699535</text:p>
          </table:table-cell>
          <table:table-cell office:value-type="float" office:value="0.9265625" calcext:value-type="float">
            <text:p>0.9265625</text:p>
          </table:table-cell>
          <table:table-cell office:value-type="float" office:value="8100.359375" calcext:value-type="float">
            <text:p>8100.359375</text:p>
          </table:table-cell>
          <table:table-cell office:value-type="float" office:value="46.4830941770961" calcext:value-type="float">
            <text:p>46.4830941770961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802587444868" calcext:value-type="float">
            <text:p>41.6802587444868</text:p>
          </table:table-cell>
          <table:table-cell office:value-type="float" office:value="0.82" calcext:value-type="float">
            <text:p>0.82</text:p>
          </table:table-cell>
          <table:table-cell office:value-type="float" office:value="22" calcext:value-type="float">
            <text:p>22</text:p>
          </table:table-cell>
          <table:table-cell office:value-type="float" office:value="28.1044034090909" calcext:value-type="float">
            <text:p>28.1044034090909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38" calcext:value-type="float">
            <text:p>1338</text:p>
          </table:table-cell>
          <table:table-cell office:value-type="float" office:value="24.7400228194431" calcext:value-type="float">
            <text:p>24.7400228194431</text:p>
          </table:table-cell>
          <table:table-cell office:value-type="float" office:value="0.8725" calcext:value-type="float">
            <text:p>0.8725</text:p>
          </table:table-cell>
          <table:table-cell office:value-type="float" office:value="20869.03125" calcext:value-type="float">
            <text:p>20869.03125</text:p>
          </table:table-cell>
          <table:table-cell office:value-type="float" office:value="42.916063795291" calcext:value-type="float">
            <text:p>42.916063795291</text:p>
          </table:table-cell>
          <table:table-cell office:value-type="float" office:value="0.884375" calcext:value-type="float">
            <text:p>0.884375</text:p>
          </table:table-cell>
          <table:table-cell office:value-type="float" office:value="18989.578125" calcext:value-type="float">
            <text:p>18989.578125</text:p>
          </table:table-cell>
          <table:table-cell office:value-type="float" office:value="45.7417931676939" calcext:value-type="float">
            <text:p>45.7417931676939</text:p>
          </table:table-cell>
          <table:table-cell office:value-type="float" office:value="0.8834375" calcext:value-type="float">
            <text:p>0.8834375</text:p>
          </table:table-cell>
          <table:table-cell office:value-type="float" office:value="16152.703125" calcext:value-type="float">
            <text:p>16152.703125</text:p>
          </table:table-cell>
          <table:table-cell office:value-type="float" office:value="44.8954967072508" calcext:value-type="float">
            <text:p>44.8954967072508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16790.140625" calcext:value-type="float">
            <text:p>16790.140625</text:p>
          </table:table-cell>
          <table:table-cell office:value-type="float" office:value="45.4677140328966" calcext:value-type="float">
            <text:p>45.4677140328966</text:p>
          </table:table-cell>
          <table:table-cell office:value-type="float" office:value="0.9996875" calcext:value-type="float">
            <text:p>0.9996875</text:p>
          </table:table-cell>
          <table:table-cell office:value-type="float" office:value="3539.859375" calcext:value-type="float">
            <text:p>3539.859375</text:p>
          </table:table-cell>
          <table:table-cell office:value-type="float" office:value="47.0184791199993" calcext:value-type="float">
            <text:p>47.0184791199993</text:p>
          </table:table-cell>
          <table:table-cell office:value-type="float" office:value="0.9528125" calcext:value-type="float">
            <text:p>0.9528125</text:p>
          </table:table-cell>
          <table:table-cell office:value-type="float" office:value="8255.09375" calcext:value-type="float">
            <text:p>8255.09375</text:p>
          </table:table-cell>
          <table:table-cell office:value-type="float" office:value="46.6265310638364" calcext:value-type="float">
            <text:p>46.6265310638364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311169649185" calcext:value-type="float">
            <text:p>41.3311169649185</text:p>
          </table:table-cell>
          <table:table-cell office:value-type="float" office:value="0.78" calcext:value-type="float">
            <text:p>0.78</text:p>
          </table:table-cell>
          <table:table-cell office:value-type="float" office:value="23.8125" calcext:value-type="float">
            <text:p>23.8125</text:p>
          </table:table-cell>
          <table:table-cell office:value-type="float" office:value="28.8156167979003" calcext:value-type="float">
            <text:p>28.8156167979003</text:p>
          </table:table-cell>
          <table:table-cell office:value-type="float" office:value="0.7784375" calcext:value-type="float">
            <text:p>0.7784375</text:p>
          </table:table-cell>
          <table:table-cell office:value-type="float" office:value="1453" calcext:value-type="float">
            <text:p>1453</text:p>
          </table:table-cell>
          <table:table-cell office:value-type="float" office:value="26.2784954156198" calcext:value-type="float">
            <text:p>26.2784954156198</text:p>
          </table:table-cell>
          <table:table-cell office:value-type="float" office:value="0.87" calcext:value-type="float">
            <text:p>0.87</text:p>
          </table:table-cell>
          <table:table-cell office:value-type="float" office:value="19338.40625" calcext:value-type="float">
            <text:p>19338.40625</text:p>
          </table:table-cell>
          <table:table-cell office:value-type="float" office:value="43.1733038620927" calcext:value-type="float">
            <text:p>43.1733038620927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20118.703125" calcext:value-type="float">
            <text:p>20118.703125</text:p>
          </table:table-cell>
          <table:table-cell office:value-type="float" office:value="44.7535074304963" calcext:value-type="float">
            <text:p>44.7535074304963</text:p>
          </table:table-cell>
          <table:table-cell office:value-type="float" office:value="0.889375" calcext:value-type="float">
            <text:p>0.889375</text:p>
          </table:table-cell>
          <table:table-cell office:value-type="float" office:value="15971.765625" calcext:value-type="float">
            <text:p>15971.765625</text:p>
          </table:table-cell>
          <table:table-cell office:value-type="float" office:value="44.3201630016794" calcext:value-type="float">
            <text:p>44.3201630016794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15991.28125" calcext:value-type="float">
            <text:p>15991.28125</text:p>
          </table:table-cell>
          <table:table-cell office:value-type="float" office:value="46.3062250000872" calcext:value-type="float">
            <text:p>46.3062250000872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3247.59375" calcext:value-type="float">
            <text:p>3247.59375</text:p>
          </table:table-cell>
          <table:table-cell office:value-type="float" office:value="46.1347456723603" calcext:value-type="float">
            <text:p>46.1347456723603</text:p>
          </table:table-cell>
          <table:table-cell office:value-type="float" office:value="0.9646875" calcext:value-type="float">
            <text:p>0.9646875</text:p>
          </table:table-cell>
          <table:table-cell office:value-type="float" office:value="8108.375" calcext:value-type="float">
            <text:p>8108.375</text:p>
          </table:table-cell>
          <table:table-cell office:value-type="float" office:value="46.0048005110217" calcext:value-type="float">
            <text:p>46.0048005110217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8898944255984" calcext:value-type="float">
            <text:p>40.8898944255984</text:p>
          </table:table-cell>
          <table:table-cell office:value-type="float" office:value="0.86" calcext:value-type="float">
            <text:p>0.86</text:p>
          </table:table-cell>
          <table:table-cell office:value-type="float" office:value="24.453125" calcext:value-type="float">
            <text:p>24.453125</text:p>
          </table:table-cell>
          <table:table-cell office:value-type="float" office:value="31.8364217252396" calcext:value-type="float">
            <text:p>31.8364217252396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1375" calcext:value-type="float">
            <text:p>1375</text:p>
          </table:table-cell>
          <table:table-cell office:value-type="float" office:value="24.6120226677001" calcext:value-type="float">
            <text:p>24.6120226677001</text:p>
          </table:table-cell>
          <table:table-cell office:value-type="float" office:value="0.9053125" calcext:value-type="float">
            <text:p>0.9053125</text:p>
          </table:table-cell>
          <table:table-cell office:value-type="float" office:value="19920.359375" calcext:value-type="float">
            <text:p>19920.359375</text:p>
          </table:table-cell>
          <table:table-cell office:value-type="float" office:value="44.0441252347948" calcext:value-type="float">
            <text:p>44.0441252347948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19910.828125" calcext:value-type="float">
            <text:p>19910.828125</text:p>
          </table:table-cell>
          <table:table-cell office:value-type="float" office:value="45.1559659576578" calcext:value-type="float">
            <text:p>45.1559659576578</text:p>
          </table:table-cell>
          <table:table-cell office:value-type="float" office:value="0.888125" calcext:value-type="float">
            <text:p>0.888125</text:p>
          </table:table-cell>
          <table:table-cell office:value-type="float" office:value="16245.578125" calcext:value-type="float">
            <text:p>16245.578125</text:p>
          </table:table-cell>
          <table:table-cell office:value-type="float" office:value="44.6159912922741" calcext:value-type="float">
            <text:p>44.6159912922741</text:p>
          </table:table-cell>
          <table:table-cell office:value-type="float" office:value="0.9359375" calcext:value-type="float">
            <text:p>0.9359375</text:p>
          </table:table-cell>
          <table:table-cell office:value-type="float" office:value="15852.390625" calcext:value-type="float">
            <text:p>15852.390625</text:p>
          </table:table-cell>
          <table:table-cell office:value-type="float" office:value="46.070940931182" calcext:value-type="float">
            <text:p>46.070940931182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3326.21875" calcext:value-type="float">
            <text:p>3326.21875</text:p>
          </table:table-cell>
          <table:table-cell office:value-type="float" office:value="46.5896158644125" calcext:value-type="float">
            <text:p>46.5896158644125</text:p>
          </table:table-cell>
          <table:table-cell office:value-type="float" office:value="0.948125" calcext:value-type="float">
            <text:p>0.948125</text:p>
          </table:table-cell>
          <table:table-cell office:value-type="float" office:value="8105.953125" calcext:value-type="float">
            <text:p>8105.953125</text:p>
          </table:table-cell>
          <table:table-cell office:value-type="float" office:value="46.2378474245899" calcext:value-type="float">
            <text:p>46.2378474245899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638882705271" calcext:value-type="float">
            <text:p>40.9638882705271</text:p>
          </table:table-cell>
          <table:table-cell office:value-type="float" office:value="0.82" calcext:value-type="float">
            <text:p>0.82</text:p>
          </table:table-cell>
          <table:table-cell office:value-type="float" office:value="23.40625" calcext:value-type="float">
            <text:p>23.40625</text:p>
          </table:table-cell>
          <table:table-cell office:value-type="float" office:value="32.4859813084112" calcext:value-type="float">
            <text:p>32.4859813084112</text:p>
          </table:table-cell>
          <table:table-cell office:value-type="float" office:value="0.8603125" calcext:value-type="float">
            <text:p>0.8603125</text:p>
          </table:table-cell>
          <table:table-cell office:value-type="float" office:value="1587" calcext:value-type="float">
            <text:p>1587</text:p>
          </table:table-cell>
          <table:table-cell office:value-type="float" office:value="29.2077048469789" calcext:value-type="float">
            <text:p>29.2077048469789</text:p>
          </table:table-cell>
          <table:table-cell office:value-type="float" office:value="0.8853125" calcext:value-type="float">
            <text:p>0.8853125</text:p>
          </table:table-cell>
          <table:table-cell office:value-type="float" office:value="19762.453125" calcext:value-type="float">
            <text:p>19762.453125</text:p>
          </table:table-cell>
          <table:table-cell office:value-type="float" office:value="43.3252914650429" calcext:value-type="float">
            <text:p>43.3252914650429</text:p>
          </table:table-cell>
          <table:table-cell office:value-type="float" office:value="0.9559375" calcext:value-type="float">
            <text:p>0.9559375</text:p>
          </table:table-cell>
          <table:table-cell office:value-type="float" office:value="18599.40625" calcext:value-type="float">
            <text:p>18599.40625</text:p>
          </table:table-cell>
          <table:table-cell office:value-type="float" office:value="45.6560898414251" calcext:value-type="float">
            <text:p>45.6560898414251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16295.484375" calcext:value-type="float">
            <text:p>16295.484375</text:p>
          </table:table-cell>
          <table:table-cell office:value-type="float" office:value="44.9361988088302" calcext:value-type="float">
            <text:p>44.9361988088302</text:p>
          </table:table-cell>
          <table:table-cell office:value-type="float" office:value="0.8890625" calcext:value-type="float">
            <text:p>0.8890625</text:p>
          </table:table-cell>
          <table:table-cell office:value-type="float" office:value="15836.34375" calcext:value-type="float">
            <text:p>15836.34375</text:p>
          </table:table-cell>
          <table:table-cell office:value-type="float" office:value="46.2783173450908" calcext:value-type="float">
            <text:p>46.2783173450908</text:p>
          </table:table-cell>
          <table:table-cell office:value-type="float" office:value="0.993125" calcext:value-type="float">
            <text:p>0.993125</text:p>
          </table:table-cell>
          <table:table-cell office:value-type="float" office:value="3465.125" calcext:value-type="float">
            <text:p>3465.125</text:p>
          </table:table-cell>
          <table:table-cell office:value-type="float" office:value="46.2896502665426" calcext:value-type="float">
            <text:p>46.2896502665426</text:p>
          </table:table-cell>
          <table:table-cell office:value-type="float" office:value="0.963125" calcext:value-type="float">
            <text:p>0.963125</text:p>
          </table:table-cell>
          <table:table-cell office:value-type="float" office:value="8030.921875" calcext:value-type="float">
            <text:p>8030.921875</text:p>
          </table:table-cell>
          <table:table-cell office:value-type="float" office:value="46.3662588643123" calcext:value-type="float">
            <text:p>46.3662588643123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782976024183" calcext:value-type="float">
            <text:p>40.9782976024183</text:p>
          </table:table-cell>
          <table:table-cell office:value-type="float" office:value="0.86" calcext:value-type="float">
            <text:p>0.86</text:p>
          </table:table-cell>
          <table:table-cell office:value-type="float" office:value="23.28125" calcext:value-type="float">
            <text:p>23.28125</text:p>
          </table:table-cell>
          <table:table-cell office:value-type="float" office:value="30.2557046979866" calcext:value-type="float">
            <text:p>30.2557046979866</text:p>
          </table:table-cell>
          <table:table-cell office:value-type="float" office:value="0.86" calcext:value-type="float">
            <text:p>0.86</text:p>
          </table:table-cell>
          <table:table-cell office:value-type="float" office:value="1447" calcext:value-type="float">
            <text:p>1447</text:p>
          </table:table-cell>
          <table:table-cell office:value-type="float" office:value="26.6507011986322" calcext:value-type="float">
            <text:p>26.6507011986322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19801.140625" calcext:value-type="float">
            <text:p>19801.140625</text:p>
          </table:table-cell>
          <table:table-cell office:value-type="float" office:value="43.5958370801412" calcext:value-type="float">
            <text:p>43.5958370801412</text:p>
          </table:table-cell>
          <table:table-cell office:value-type="float" office:value="0.898125" calcext:value-type="float">
            <text:p>0.898125</text:p>
          </table:table-cell>
          <table:table-cell office:value-type="float" office:value="19299.921875" calcext:value-type="float">
            <text:p>19299.921875</text:p>
          </table:table-cell>
          <table:table-cell office:value-type="float" office:value="44.7991712562923" calcext:value-type="float">
            <text:p>44.799171256292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16690.65625" calcext:value-type="float">
            <text:p>16690.65625</text:p>
          </table:table-cell>
          <table:table-cell office:value-type="float" office:value="44.5591654160876" calcext:value-type="float">
            <text:p>44.5591654160876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15994.96875" calcext:value-type="float">
            <text:p>15994.96875</text:p>
          </table:table-cell>
          <table:table-cell office:value-type="float" office:value="45.1587967554155" calcext:value-type="float">
            <text:p>45.1587967554155</text:p>
          </table:table-cell>
          <table:table-cell office:value-type="float" office:value="0.998125" calcext:value-type="float">
            <text:p>0.998125</text:p>
          </table:table-cell>
          <table:table-cell office:value-type="float" office:value="3117.859375" calcext:value-type="float">
            <text:p>3117.859375</text:p>
          </table:table-cell>
          <table:table-cell office:value-type="float" office:value="45.8175574401557" calcext:value-type="float">
            <text:p>45.8175574401557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7818.578125" calcext:value-type="float">
            <text:p>7818.578125</text:p>
          </table:table-cell>
          <table:table-cell office:value-type="float" office:value="46.7937262619402" calcext:value-type="float">
            <text:p>46.7937262619402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244836395751" calcext:value-type="float">
            <text:p>106.244836395751</text:p>
          </table:table-cell>
          <table:table-cell office:value-type="float" office:value="0.7" calcext:value-type="float">
            <text:p>0.7</text:p>
          </table:table-cell>
          <table:table-cell office:value-type="float" office:value="17.859375" calcext:value-type="float">
            <text:p>17.859375</text:p>
          </table:table-cell>
          <table:table-cell office:value-type="float" office:value="92.8503937007873" calcext:value-type="float">
            <text:p>92.8503937007873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1028" calcext:value-type="float">
            <text:p>1028</text:p>
          </table:table-cell>
          <table:table-cell office:value-type="float" office:value="82.788574836032" calcext:value-type="float">
            <text:p>82.788574836032</text:p>
          </table:table-cell>
          <table:table-cell office:value-type="float" office:value="0.4640625" calcext:value-type="float">
            <text:p>0.4640625</text:p>
          </table:table-cell>
          <table:table-cell office:value-type="float" office:value="27179.703125" calcext:value-type="float">
            <text:p>27179.703125</text:p>
          </table:table-cell>
          <table:table-cell office:value-type="float" office:value="67.2610252198344" calcext:value-type="float">
            <text:p>67.2610252198344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6495.640625" calcext:value-type="float">
            <text:p>26495.640625</text:p>
          </table:table-cell>
          <table:table-cell office:value-type="float" office:value="76.1755311653242" calcext:value-type="float">
            <text:p>76.1755311653242</text:p>
          </table:table-cell>
          <table:table-cell office:value-type="float" office:value="0.47421875" calcext:value-type="float">
            <text:p>0.47421875</text:p>
          </table:table-cell>
          <table:table-cell office:value-type="float" office:value="21090.125" calcext:value-type="float">
            <text:p>21090.125</text:p>
          </table:table-cell>
          <table:table-cell office:value-type="float" office:value="70.0900211806742" calcext:value-type="float">
            <text:p>70.0900211806742</text:p>
          </table:table-cell>
          <table:table-cell office:value-type="float" office:value="0.49453125" calcext:value-type="float">
            <text:p>0.49453125</text:p>
          </table:table-cell>
          <table:table-cell office:value-type="float" office:value="20997.6875" calcext:value-type="float">
            <text:p>20997.6875</text:p>
          </table:table-cell>
          <table:table-cell office:value-type="float" office:value="75.2211185772289" calcext:value-type="float">
            <text:p>75.2211185772289</text:p>
          </table:table-cell>
          <table:table-cell office:value-type="float" office:value="0.8953125" calcext:value-type="float">
            <text:p>0.8953125</text:p>
          </table:table-cell>
          <table:table-cell office:value-type="float" office:value="2251.546875" calcext:value-type="float">
            <text:p>2251.546875</text:p>
          </table:table-cell>
          <table:table-cell office:value-type="float" office:value="110.162727989347" calcext:value-type="float">
            <text:p>110.162727989347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5111.609375" calcext:value-type="float">
            <text:p>5111.609375</text:p>
          </table:table-cell>
          <table:table-cell office:value-type="float" office:value="94.4402859019807" calcext:value-type="float">
            <text:p>94.4402859019807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386978133269" calcext:value-type="float">
            <text:p>106.386978133269</text:p>
          </table:table-cell>
          <table:table-cell office:value-type="float" office:value="0.45" calcext:value-type="float">
            <text:p>0.45</text:p>
          </table:table-cell>
          <table:table-cell office:value-type="float" office:value="18.84375" calcext:value-type="float">
            <text:p>18.84375</text:p>
          </table:table-cell>
          <table:table-cell office:value-type="float" office:value="92.6674958540631" calcext:value-type="float">
            <text:p>92.6674958540631</text:p>
          </table:table-cell>
          <table:table-cell office:value-type="float" office:value="0.40390625" calcext:value-type="float">
            <text:p>0.40390625</text:p>
          </table:table-cell>
          <table:table-cell office:value-type="float" office:value="1339" calcext:value-type="float">
            <text:p>1339</text:p>
          </table:table-cell>
          <table:table-cell office:value-type="float" office:value="93.9760298901755" calcext:value-type="float">
            <text:p>93.976029890175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26347.015625" calcext:value-type="float">
            <text:p>26347.015625</text:p>
          </table:table-cell>
          <table:table-cell office:value-type="float" office:value="68.8816964909405" calcext:value-type="float">
            <text:p>68.881696490940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26475.828125" calcext:value-type="float">
            <text:p>26475.828125</text:p>
          </table:table-cell>
          <table:table-cell office:value-type="float" office:value="76.0069755428476" calcext:value-type="float">
            <text:p>76.0069755428476</text:p>
          </table:table-cell>
          <table:table-cell office:value-type="float" office:value="0.71171875" calcext:value-type="float">
            <text:p>0.71171875</text:p>
          </table:table-cell>
          <table:table-cell office:value-type="float" office:value="20948.34375" calcext:value-type="float">
            <text:p>20948.34375</text:p>
          </table:table-cell>
          <table:table-cell office:value-type="float" office:value="70.1062826366905" calcext:value-type="float">
            <text:p>70.1062826366905</text:p>
          </table:table-cell>
          <table:table-cell office:value-type="float" office:value="0.49296875" calcext:value-type="float">
            <text:p>0.49296875</text:p>
          </table:table-cell>
          <table:table-cell office:value-type="float" office:value="21018.84375" calcext:value-type="float">
            <text:p>21018.84375</text:p>
          </table:table-cell>
          <table:table-cell office:value-type="float" office:value="76.1664701136409" calcext:value-type="float">
            <text:p>76.1664701136409</text:p>
          </table:table-cell>
          <table:table-cell office:value-type="float" office:value="0.86171875" calcext:value-type="float">
            <text:p>0.86171875</text:p>
          </table:table-cell>
          <table:table-cell office:value-type="float" office:value="2337.03125" calcext:value-type="float">
            <text:p>2337.03125</text:p>
          </table:table-cell>
          <table:table-cell office:value-type="float" office:value="105.472821119618" calcext:value-type="float">
            <text:p>105.472821119618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893.125" calcext:value-type="float">
            <text:p>4893.125</text:p>
          </table:table-cell>
          <table:table-cell office:value-type="float" office:value="94.6781024208367" calcext:value-type="float">
            <text:p>94.6781024208367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80593061677" calcext:value-type="float">
            <text:p>105.480593061677</text:p>
          </table:table-cell>
          <table:table-cell office:value-type="float" office:value="0.55" calcext:value-type="float">
            <text:p>0.55</text:p>
          </table:table-cell>
          <table:table-cell office:value-type="float" office:value="24.671875" calcext:value-type="float">
            <text:p>24.671875</text:p>
          </table:table-cell>
          <table:table-cell office:value-type="float" office:value="109.544648511716" calcext:value-type="float">
            <text:p>109.544648511716</text:p>
          </table:table-cell>
          <table:table-cell office:value-type="float" office:value="0.69609375" calcext:value-type="float">
            <text:p>0.69609375</text:p>
          </table:table-cell>
          <table:table-cell office:value-type="float" office:value="1032" calcext:value-type="float">
            <text:p>1032</text:p>
          </table:table-cell>
          <table:table-cell office:value-type="float" office:value="89.2861294433129" calcext:value-type="float">
            <text:p>89.2861294433129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27287.390625" calcext:value-type="float">
            <text:p>27287.390625</text:p>
          </table:table-cell>
          <table:table-cell office:value-type="float" office:value="67.356848266534" calcext:value-type="float">
            <text:p>67.356848266534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27085" calcext:value-type="float">
            <text:p>27085</text:p>
          </table:table-cell>
          <table:table-cell office:value-type="float" office:value="70.5632506409186" calcext:value-type="float">
            <text:p>70.5632506409186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20886.578125" calcext:value-type="float">
            <text:p>20886.578125</text:p>
          </table:table-cell>
          <table:table-cell office:value-type="float" office:value="73.6144962806831" calcext:value-type="float">
            <text:p>73.614496280683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0920.484375" calcext:value-type="float">
            <text:p>20920.484375</text:p>
          </table:table-cell>
          <table:table-cell office:value-type="float" office:value="76.3169746739266" calcext:value-type="float">
            <text:p>76.3169746739266</text:p>
          </table:table-cell>
          <table:table-cell office:value-type="float" office:value="0.87421875" calcext:value-type="float">
            <text:p>0.87421875</text:p>
          </table:table-cell>
          <table:table-cell office:value-type="float" office:value="2565.46875" calcext:value-type="float">
            <text:p>2565.46875</text:p>
          </table:table-cell>
          <table:table-cell office:value-type="float" office:value="108.787850199029" calcext:value-type="float">
            <text:p>108.787850199029</text:p>
          </table:table-cell>
          <table:table-cell office:value-type="float" office:value="0.76484375" calcext:value-type="float">
            <text:p>0.76484375</text:p>
          </table:table-cell>
          <table:table-cell office:value-type="float" office:value="5104.25" calcext:value-type="float">
            <text:p>5104.25</text:p>
          </table:table-cell>
          <table:table-cell office:value-type="float" office:value="96.5972164556871" calcext:value-type="float">
            <text:p>96.5972164556871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70714153116" calcext:value-type="float">
            <text:p>106.670714153116</text:p>
          </table:table-cell>
          <table:table-cell office:value-type="float" office:value="0.5" calcext:value-type="float">
            <text:p>0.5</text:p>
          </table:table-cell>
          <table:table-cell office:value-type="float" office:value="18.796875" calcext:value-type="float">
            <text:p>18.796875</text:p>
          </table:table-cell>
          <table:table-cell office:value-type="float" office:value="99.2926018287615" calcext:value-type="float">
            <text:p>99.292601828761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57" calcext:value-type="float">
            <text:p>1057</text:p>
          </table:table-cell>
          <table:table-cell office:value-type="float" office:value="85.5817038555651" calcext:value-type="float">
            <text:p>85.5817038555651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606.75" calcext:value-type="float">
            <text:p>26606.75</text:p>
          </table:table-cell>
          <table:table-cell office:value-type="float" office:value="68.322934188974" calcext:value-type="float">
            <text:p>68.322934188974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26449.4375" calcext:value-type="float">
            <text:p>26449.4375</text:p>
          </table:table-cell>
          <table:table-cell office:value-type="float" office:value="70.7191456690423" calcext:value-type="float">
            <text:p>70.7191456690423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21083.796875" calcext:value-type="float">
            <text:p>21083.796875</text:p>
          </table:table-cell>
          <table:table-cell office:value-type="float" office:value="70.2042913444537" calcext:value-type="float">
            <text:p>70.2042913444537</text:p>
          </table:table-cell>
          <table:table-cell office:value-type="float" office:value="0.68515625" calcext:value-type="float">
            <text:p>0.68515625</text:p>
          </table:table-cell>
          <table:table-cell office:value-type="float" office:value="20915.125" calcext:value-type="float">
            <text:p>20915.125</text:p>
          </table:table-cell>
          <table:table-cell office:value-type="float" office:value="77.3973500289374" calcext:value-type="float">
            <text:p>77.3973500289374</text:p>
          </table:table-cell>
          <table:table-cell office:value-type="float" office:value="0.840625" calcext:value-type="float">
            <text:p>0.840625</text:p>
          </table:table-cell>
          <table:table-cell office:value-type="float" office:value="2472.625" calcext:value-type="float">
            <text:p>2472.625</text:p>
          </table:table-cell>
          <table:table-cell office:value-type="float" office:value="109.312033035538" calcext:value-type="float">
            <text:p>109.312033035538</text:p>
          </table:table-cell>
          <table:table-cell office:value-type="float" office:value="0.70078125" calcext:value-type="float">
            <text:p>0.70078125</text:p>
          </table:table-cell>
          <table:table-cell office:value-type="float" office:value="4927.03125" calcext:value-type="float">
            <text:p>4927.03125</text:p>
          </table:table-cell>
          <table:table-cell office:value-type="float" office:value="93.2637961472223" calcext:value-type="float">
            <text:p>93.2637961472223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39823363048" calcext:value-type="float">
            <text:p>103.39823363048</text:p>
          </table:table-cell>
          <table:table-cell office:value-type="float" office:value="0.7" calcext:value-type="float">
            <text:p>0.7</text:p>
          </table:table-cell>
          <table:table-cell office:value-type="float" office:value="18.546875" calcext:value-type="float">
            <text:p>18.546875</text:p>
          </table:table-cell>
          <table:table-cell office:value-type="float" office:value="104.441449031171" calcext:value-type="float">
            <text:p>104.441449031171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081" calcext:value-type="float">
            <text:p>1081</text:p>
          </table:table-cell>
          <table:table-cell office:value-type="float" office:value="78.8163863751457" calcext:value-type="float">
            <text:p>78.816386375145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27057.484375" calcext:value-type="float">
            <text:p>27057.484375</text:p>
          </table:table-cell>
          <table:table-cell office:value-type="float" office:value="69.5912438724326" calcext:value-type="float">
            <text:p>69.591243872432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27282.390625" calcext:value-type="float">
            <text:p>27282.390625</text:p>
          </table:table-cell>
          <table:table-cell office:value-type="float" office:value="72.702928384612" calcext:value-type="float">
            <text:p>72.702928384612</text:p>
          </table:table-cell>
          <table:table-cell office:value-type="float" office:value="0.33828125" calcext:value-type="float">
            <text:p>0.33828125</text:p>
          </table:table-cell>
          <table:table-cell office:value-type="float" office:value="20744.515625" calcext:value-type="float">
            <text:p>20744.515625</text:p>
          </table:table-cell>
          <table:table-cell office:value-type="float" office:value="71.2937388800189" calcext:value-type="float">
            <text:p>71.2937388800189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21511.828125" calcext:value-type="float">
            <text:p>21511.828125</text:p>
          </table:table-cell>
          <table:table-cell office:value-type="float" office:value="79.1536509533361" calcext:value-type="float">
            <text:p>79.1536509533361</text:p>
          </table:table-cell>
          <table:table-cell office:value-type="float" office:value="0.88359375" calcext:value-type="float">
            <text:p>0.88359375</text:p>
          </table:table-cell>
          <table:table-cell office:value-type="float" office:value="2417.34375" calcext:value-type="float">
            <text:p>2417.34375</text:p>
          </table:table-cell>
          <table:table-cell office:value-type="float" office:value="107.442370009809" calcext:value-type="float">
            <text:p>107.442370009809</text:p>
          </table:table-cell>
          <table:table-cell office:value-type="float" office:value="0.66484375" calcext:value-type="float">
            <text:p>0.66484375</text:p>
          </table:table-cell>
          <table:table-cell office:value-type="float" office:value="5019.453125" calcext:value-type="float">
            <text:p>5019.453125</text:p>
          </table:table-cell>
          <table:table-cell office:value-type="float" office:value="93.3414458328466" calcext:value-type="float">
            <text:p>93.3414458328466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180617074212" calcext:value-type="float">
            <text:p>105.180617074212</text:p>
          </table:table-cell>
          <table:table-cell office:value-type="float" office:value="0.6" calcext:value-type="float">
            <text:p>0.6</text:p>
          </table:table-cell>
          <table:table-cell office:value-type="float" office:value="12.46875" calcext:value-type="float">
            <text:p>12.46875</text:p>
          </table:table-cell>
          <table:table-cell office:value-type="float" office:value="88.8032581453635" calcext:value-type="float">
            <text:p>88.8032581453635</text:p>
          </table:table-cell>
          <table:table-cell office:value-type="float" office:value="0.55234375" calcext:value-type="float">
            <text:p>0.55234375</text:p>
          </table:table-cell>
          <table:table-cell office:value-type="float" office:value="888" calcext:value-type="float">
            <text:p>888</text:p>
          </table:table-cell>
          <table:table-cell office:value-type="float" office:value="79.2063914012187" calcext:value-type="float">
            <text:p>79.206391401218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8024.75" calcext:value-type="float">
            <text:p>28024.75</text:p>
          </table:table-cell>
          <table:table-cell office:value-type="float" office:value="67.549095949151" calcext:value-type="float">
            <text:p>67.549095949151</text:p>
          </table:table-cell>
          <table:table-cell office:value-type="float" office:value="0.60859375" calcext:value-type="float">
            <text:p>0.60859375</text:p>
          </table:table-cell>
          <table:table-cell office:value-type="float" office:value="24822.890625" calcext:value-type="float">
            <text:p>24822.890625</text:p>
          </table:table-cell>
          <table:table-cell office:value-type="float" office:value="74.8182000072921" calcext:value-type="float">
            <text:p>74.8182000072921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0965.734375" calcext:value-type="float">
            <text:p>20965.734375</text:p>
          </table:table-cell>
          <table:table-cell office:value-type="float" office:value="70.1532575736287" calcext:value-type="float">
            <text:p>70.1532575736287</text:p>
          </table:table-cell>
          <table:table-cell office:value-type="float" office:value="0.50234375" calcext:value-type="float">
            <text:p>0.50234375</text:p>
          </table:table-cell>
          <table:table-cell office:value-type="float" office:value="21704" calcext:value-type="float">
            <text:p>21704</text:p>
          </table:table-cell>
          <table:table-cell office:value-type="float" office:value="76.2157987331775" calcext:value-type="float">
            <text:p>76.2157987331775</text:p>
          </table:table-cell>
          <table:table-cell office:value-type="float" office:value="0.821875" calcext:value-type="float">
            <text:p>0.821875</text:p>
          </table:table-cell>
          <table:table-cell office:value-type="float" office:value="2543.625" calcext:value-type="float">
            <text:p>2543.625</text:p>
          </table:table-cell>
          <table:table-cell office:value-type="float" office:value="111.082481015549" calcext:value-type="float">
            <text:p>111.082481015549</text:p>
          </table:table-cell>
          <table:table-cell office:value-type="float" office:value="0.64609375" calcext:value-type="float">
            <text:p>0.64609375</text:p>
          </table:table-cell>
          <table:table-cell office:value-type="float" office:value="5109.484375" calcext:value-type="float">
            <text:p>5109.484375</text:p>
          </table:table-cell>
          <table:table-cell office:value-type="float" office:value="95.1968623126877" calcext:value-type="float">
            <text:p>95.1968623126877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27696738772" calcext:value-type="float">
            <text:p>105.427696738772</text:p>
          </table:table-cell>
          <table:table-cell office:value-type="float" office:value="0.55" calcext:value-type="float">
            <text:p>0.55</text:p>
          </table:table-cell>
          <table:table-cell office:value-type="float" office:value="16.65625" calcext:value-type="float">
            <text:p>16.65625</text:p>
          </table:table-cell>
          <table:table-cell office:value-type="float" office:value="95.8996247654786" calcext:value-type="float">
            <text:p>95.8996247654786</text:p>
          </table:table-cell>
          <table:table-cell office:value-type="float" office:value="0.59921875" calcext:value-type="float">
            <text:p>0.59921875</text:p>
          </table:table-cell>
          <table:table-cell office:value-type="float" office:value="956" calcext:value-type="float">
            <text:p>956</text:p>
          </table:table-cell>
          <table:table-cell office:value-type="float" office:value="82.5074699051987" calcext:value-type="float">
            <text:p>82.5074699051987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26856.1875" calcext:value-type="float">
            <text:p>26856.1875</text:p>
          </table:table-cell>
          <table:table-cell office:value-type="float" office:value="67.2178089352421" calcext:value-type="float">
            <text:p>67.2178089352421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26545.328125" calcext:value-type="float">
            <text:p>26545.328125</text:p>
          </table:table-cell>
          <table:table-cell office:value-type="float" office:value="75.3880974744452" calcext:value-type="float">
            <text:p>75.3880974744452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20730.609375" calcext:value-type="float">
            <text:p>20730.609375</text:p>
          </table:table-cell>
          <table:table-cell office:value-type="float" office:value="72.5107188981679" calcext:value-type="float">
            <text:p>72.5107188981679</text:p>
          </table:table-cell>
          <table:table-cell office:value-type="float" office:value="0.44296875" calcext:value-type="float">
            <text:p>0.44296875</text:p>
          </table:table-cell>
          <table:table-cell office:value-type="float" office:value="21391.5625" calcext:value-type="float">
            <text:p>21391.5625</text:p>
          </table:table-cell>
          <table:table-cell office:value-type="float" office:value="76.1218704081598" calcext:value-type="float">
            <text:p>76.1218704081598</text:p>
          </table:table-cell>
          <table:table-cell office:value-type="float" office:value="0.8796875" calcext:value-type="float">
            <text:p>0.8796875</text:p>
          </table:table-cell>
          <table:table-cell office:value-type="float" office:value="2342.546875" calcext:value-type="float">
            <text:p>2342.546875</text:p>
          </table:table-cell>
          <table:table-cell office:value-type="float" office:value="113.751624867994" calcext:value-type="float">
            <text:p>113.751624867994</text:p>
          </table:table-cell>
          <table:table-cell office:value-type="float" office:value="0.77265625" calcext:value-type="float">
            <text:p>0.77265625</text:p>
          </table:table-cell>
          <table:table-cell office:value-type="float" office:value="4951.734375" calcext:value-type="float">
            <text:p>4951.734375</text:p>
          </table:table-cell>
          <table:table-cell office:value-type="float" office:value="97.4732157506696" calcext:value-type="float">
            <text:p>97.4732157506696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56260889034" calcext:value-type="float">
            <text:p>105.056260889034</text:p>
          </table:table-cell>
          <table:table-cell office:value-type="float" office:value="0.65" calcext:value-type="float">
            <text:p>0.65</text:p>
          </table:table-cell>
          <table:table-cell office:value-type="float" office:value="12.953125" calcext:value-type="float">
            <text:p>12.953125</text:p>
          </table:table-cell>
          <table:table-cell office:value-type="float" office:value="85.4849215922798" calcext:value-type="float">
            <text:p>85.4849215922798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1157" calcext:value-type="float">
            <text:p>1157</text:p>
          </table:table-cell>
          <table:table-cell office:value-type="float" office:value="93.4444814183573" calcext:value-type="float">
            <text:p>93.4444814183573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27239.90625" calcext:value-type="float">
            <text:p>27239.90625</text:p>
          </table:table-cell>
          <table:table-cell office:value-type="float" office:value="67.9778218517821" calcext:value-type="float">
            <text:p>67.9778218517821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27563" calcext:value-type="float">
            <text:p>27563</text:p>
          </table:table-cell>
          <table:table-cell office:value-type="float" office:value="74.7229071640657" calcext:value-type="float">
            <text:p>74.7229071640657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0626.203125" calcext:value-type="float">
            <text:p>20626.203125</text:p>
          </table:table-cell>
          <table:table-cell office:value-type="float" office:value="71.8843174382844" calcext:value-type="float">
            <text:p>71.8843174382844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21220.03125" calcext:value-type="float">
            <text:p>21220.03125</text:p>
          </table:table-cell>
          <table:table-cell office:value-type="float" office:value="76.9567589838296" calcext:value-type="float">
            <text:p>76.9567589838296</text:p>
          </table:table-cell>
          <table:table-cell office:value-type="float" office:value="0.90078125" calcext:value-type="float">
            <text:p>0.90078125</text:p>
          </table:table-cell>
          <table:table-cell office:value-type="float" office:value="2454.28125" calcext:value-type="float">
            <text:p>2454.28125</text:p>
          </table:table-cell>
          <table:table-cell office:value-type="float" office:value="111.482940635802" calcext:value-type="float">
            <text:p>111.482940635802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5025.0625" calcext:value-type="float">
            <text:p>5025.0625</text:p>
          </table:table-cell>
          <table:table-cell office:value-type="float" office:value="91.7270782845197" calcext:value-type="float">
            <text:p>91.7270782845197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619017529189" calcext:value-type="float">
            <text:p>106.619017529189</text:p>
          </table:table-cell>
          <table:table-cell office:value-type="float" office:value="0.65" calcext:value-type="float">
            <text:p>0.65</text:p>
          </table:table-cell>
          <table:table-cell office:value-type="float" office:value="20.15625" calcext:value-type="float">
            <text:p>20.15625</text:p>
          </table:table-cell>
          <table:table-cell office:value-type="float" office:value="107.027131782946" calcext:value-type="float">
            <text:p>107.027131782946</text:p>
          </table:table-cell>
          <table:table-cell office:value-type="float" office:value="0.55" calcext:value-type="float">
            <text:p>0.55</text:p>
          </table:table-cell>
          <table:table-cell office:value-type="float" office:value="949" calcext:value-type="float">
            <text:p>949</text:p>
          </table:table-cell>
          <table:table-cell office:value-type="float" office:value="86.297174705991" calcext:value-type="float">
            <text:p>86.297174705991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27441.765625" calcext:value-type="float">
            <text:p>27441.765625</text:p>
          </table:table-cell>
          <table:table-cell office:value-type="float" office:value="65.208587757518" calcext:value-type="float">
            <text:p>65.208587757518</text:p>
          </table:table-cell>
          <table:table-cell office:value-type="float" office:value="0.59453125" calcext:value-type="float">
            <text:p>0.59453125</text:p>
          </table:table-cell>
          <table:table-cell office:value-type="float" office:value="25985.65625" calcext:value-type="float">
            <text:p>25985.65625</text:p>
          </table:table-cell>
          <table:table-cell office:value-type="float" office:value="73.175170832326" calcext:value-type="float">
            <text:p>73.175170832326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21487.578125" calcext:value-type="float">
            <text:p>21487.578125</text:p>
          </table:table-cell>
          <table:table-cell office:value-type="float" office:value="68.1725397691004" calcext:value-type="float">
            <text:p>68.1725397691004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21745.6875" calcext:value-type="float">
            <text:p>21745.6875</text:p>
          </table:table-cell>
          <table:table-cell office:value-type="float" office:value="76.5951833695651" calcext:value-type="float">
            <text:p>76.5951833695651</text:p>
          </table:table-cell>
          <table:table-cell office:value-type="float" office:value="0.86796875" calcext:value-type="float">
            <text:p>0.86796875</text:p>
          </table:table-cell>
          <table:table-cell office:value-type="float" office:value="2458.28125" calcext:value-type="float">
            <text:p>2458.28125</text:p>
          </table:table-cell>
          <table:table-cell office:value-type="float" office:value="111.319378729561" calcext:value-type="float">
            <text:p>111.319378729561</text:p>
          </table:table-cell>
          <table:table-cell office:value-type="float" office:value="0.61484375" calcext:value-type="float">
            <text:p>0.61484375</text:p>
          </table:table-cell>
          <table:table-cell office:value-type="float" office:value="4988.9375" calcext:value-type="float">
            <text:p>4988.9375</text:p>
          </table:table-cell>
          <table:table-cell office:value-type="float" office:value="92.7111571251575" calcext:value-type="float">
            <text:p>92.7111571251575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92686248399" calcext:value-type="float">
            <text:p>105.492686248399</text:p>
          </table:table-cell>
          <table:table-cell office:value-type="float" office:value="0.85" calcext:value-type="float">
            <text:p>0.85</text:p>
          </table:table-cell>
          <table:table-cell office:value-type="float" office:value="15.3125" calcext:value-type="float">
            <text:p>15.3125</text:p>
          </table:table-cell>
          <table:table-cell office:value-type="float" office:value="97.2275510204081" calcext:value-type="float">
            <text:p>97.2275510204081</text:p>
          </table:table-cell>
          <table:table-cell office:value-type="float" office:value="0.54609375" calcext:value-type="float">
            <text:p>0.54609375</text:p>
          </table:table-cell>
          <table:table-cell office:value-type="float" office:value="1302" calcext:value-type="float">
            <text:p>1302</text:p>
          </table:table-cell>
          <table:table-cell office:value-type="float" office:value="93.9253304192796" calcext:value-type="float">
            <text:p>93.9253304192796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26894.09375" calcext:value-type="float">
            <text:p>26894.09375</text:p>
          </table:table-cell>
          <table:table-cell office:value-type="float" office:value="68.7205906477194" calcext:value-type="float">
            <text:p>68.7205906477194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26747.890625" calcext:value-type="float">
            <text:p>26747.890625</text:p>
          </table:table-cell>
          <table:table-cell office:value-type="float" office:value="77.4725169517938" calcext:value-type="float">
            <text:p>77.4725169517938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20921.015625" calcext:value-type="float">
            <text:p>20921.015625</text:p>
          </table:table-cell>
          <table:table-cell office:value-type="float" office:value="74.6557893183609" calcext:value-type="float">
            <text:p>74.6557893183609</text:p>
          </table:table-cell>
          <table:table-cell office:value-type="float" office:value="0.61015625" calcext:value-type="float">
            <text:p>0.61015625</text:p>
          </table:table-cell>
          <table:table-cell office:value-type="float" office:value="20671.1875" calcext:value-type="float">
            <text:p>20671.1875</text:p>
          </table:table-cell>
          <table:table-cell office:value-type="float" office:value="75.3913742233237" calcext:value-type="float">
            <text:p>75.3913742233237</text:p>
          </table:table-cell>
          <table:table-cell office:value-type="float" office:value="0.8734375" calcext:value-type="float">
            <text:p>0.8734375</text:p>
          </table:table-cell>
          <table:table-cell office:value-type="float" office:value="2376.6875" calcext:value-type="float">
            <text:p>2376.6875</text:p>
          </table:table-cell>
          <table:table-cell office:value-type="float" office:value="109.459836469228" calcext:value-type="float">
            <text:p>109.459836469228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4797.5" calcext:value-type="float">
            <text:p>4797.5</text:p>
          </table:table-cell>
          <table:table-cell office:value-type="float" office:value="100.08065034932" calcext:value-type="float">
            <text:p>100.08065034932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721435592649" calcext:value-type="float">
            <text:p>105.721435592649</text:p>
          </table:table-cell>
          <table:table-cell office:value-type="float" office:value="0.7" calcext:value-type="float">
            <text:p>0.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05.798841059603" calcext:value-type="float">
            <text:p>105.798841059603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1005" calcext:value-type="float">
            <text:p>1005</text:p>
          </table:table-cell>
          <table:table-cell office:value-type="float" office:value="77.3346019118069" calcext:value-type="float">
            <text:p>77.3346019118069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7435.328125" calcext:value-type="float">
            <text:p>27435.328125</text:p>
          </table:table-cell>
          <table:table-cell office:value-type="float" office:value="69.0123659141037" calcext:value-type="float">
            <text:p>69.0123659141037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26850.109375" calcext:value-type="float">
            <text:p>26850.109375</text:p>
          </table:table-cell>
          <table:table-cell office:value-type="float" office:value="76.679655915235" calcext:value-type="float">
            <text:p>76.679655915235</text:p>
          </table:table-cell>
          <table:table-cell office:value-type="float" office:value="0.53203125" calcext:value-type="float">
            <text:p>0.53203125</text:p>
          </table:table-cell>
          <table:table-cell office:value-type="float" office:value="20766.296875" calcext:value-type="float">
            <text:p>20766.296875</text:p>
          </table:table-cell>
          <table:table-cell office:value-type="float" office:value="71.8130791045366" calcext:value-type="float">
            <text:p>71.8130791045366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21616.59375" calcext:value-type="float">
            <text:p>21616.59375</text:p>
          </table:table-cell>
          <table:table-cell office:value-type="float" office:value="73.4078862119553" calcext:value-type="float">
            <text:p>73.4078862119553</text:p>
          </table:table-cell>
          <table:table-cell office:value-type="float" office:value="0.86171875" calcext:value-type="float">
            <text:p>0.86171875</text:p>
          </table:table-cell>
          <table:table-cell office:value-type="float" office:value="2526.359375" calcext:value-type="float">
            <text:p>2526.359375</text:p>
          </table:table-cell>
          <table:table-cell office:value-type="float" office:value="110.765274874583" calcext:value-type="float">
            <text:p>110.765274874583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4961.609375" calcext:value-type="float">
            <text:p>4961.609375</text:p>
          </table:table-cell>
          <table:table-cell office:value-type="float" office:value="94.0205474987085" calcext:value-type="float">
            <text:p>94.0205474987085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422461285542" calcext:value-type="float">
            <text:p>104.422461285542</text:p>
          </table:table-cell>
          <table:table-cell office:value-type="float" office:value="0.65" calcext:value-type="float">
            <text:p>0.65</text:p>
          </table:table-cell>
          <table:table-cell office:value-type="float" office:value="19.46875" calcext:value-type="float">
            <text:p>19.46875</text:p>
          </table:table-cell>
          <table:table-cell office:value-type="float" office:value="98.0906902086678" calcext:value-type="float">
            <text:p>98.0906902086678</text:p>
          </table:table-cell>
          <table:table-cell office:value-type="float" office:value="0.75078125" calcext:value-type="float">
            <text:p>0.75078125</text:p>
          </table:table-cell>
          <table:table-cell office:value-type="float" office:value="957" calcext:value-type="float">
            <text:p>957</text:p>
          </table:table-cell>
          <table:table-cell office:value-type="float" office:value="87.5167560290083" calcext:value-type="float">
            <text:p>87.516756029008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26583.703125" calcext:value-type="float">
            <text:p>26583.703125</text:p>
          </table:table-cell>
          <table:table-cell office:value-type="float" office:value="65.568197001287" calcext:value-type="float">
            <text:p>65.568197001287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27209.234375" calcext:value-type="float">
            <text:p>27209.234375</text:p>
          </table:table-cell>
          <table:table-cell office:value-type="float" office:value="72.5754668670539" calcext:value-type="float">
            <text:p>72.5754668670539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20449.75" calcext:value-type="float">
            <text:p>20449.75</text:p>
          </table:table-cell>
          <table:table-cell office:value-type="float" office:value="72.6948382409433" calcext:value-type="float">
            <text:p>72.6948382409433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1612.703125" calcext:value-type="float">
            <text:p>21612.703125</text:p>
          </table:table-cell>
          <table:table-cell office:value-type="float" office:value="77.5404363069429" calcext:value-type="float">
            <text:p>77.5404363069429</text:p>
          </table:table-cell>
          <table:table-cell office:value-type="float" office:value="0.82578125" calcext:value-type="float">
            <text:p>0.82578125</text:p>
          </table:table-cell>
          <table:table-cell office:value-type="float" office:value="2493.671875" calcext:value-type="float">
            <text:p>2493.671875</text:p>
          </table:table-cell>
          <table:table-cell office:value-type="float" office:value="109.133760708071" calcext:value-type="float">
            <text:p>109.133760708071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5011.421875" calcext:value-type="float">
            <text:p>5011.421875</text:p>
          </table:table-cell>
          <table:table-cell office:value-type="float" office:value="93.9256673185867" calcext:value-type="float">
            <text:p>93.925667318586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28382360218" calcext:value-type="float">
            <text:p>105.028382360218</text:p>
          </table:table-cell>
          <table:table-cell office:value-type="float" office:value="0.65" calcext:value-type="float">
            <text:p>0.65</text:p>
          </table:table-cell>
          <table:table-cell office:value-type="float" office:value="23.546875" calcext:value-type="float">
            <text:p>23.546875</text:p>
          </table:table-cell>
          <table:table-cell office:value-type="float" office:value="110.35700066357" calcext:value-type="float">
            <text:p>110.35700066357</text:p>
          </table:table-cell>
          <table:table-cell office:value-type="float" office:value="0.40078125" calcext:value-type="float">
            <text:p>0.40078125</text:p>
          </table:table-cell>
          <table:table-cell office:value-type="float" office:value="1222" calcext:value-type="float">
            <text:p>1222</text:p>
          </table:table-cell>
          <table:table-cell office:value-type="float" office:value="92.3447425739626" calcext:value-type="float">
            <text:p>92.344742573962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26901.421875" calcext:value-type="float">
            <text:p>26901.421875</text:p>
          </table:table-cell>
          <table:table-cell office:value-type="float" office:value="68.7411165590431" calcext:value-type="float">
            <text:p>68.741116559043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6431.828125" calcext:value-type="float">
            <text:p>26431.828125</text:p>
          </table:table-cell>
          <table:table-cell office:value-type="float" office:value="73.4899662925908" calcext:value-type="float">
            <text:p>73.4899662925908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1121.8125" calcext:value-type="float">
            <text:p>21121.8125</text:p>
          </table:table-cell>
          <table:table-cell office:value-type="float" office:value="73.7554646613697" calcext:value-type="float">
            <text:p>73.7554646613697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1434.84375" calcext:value-type="float">
            <text:p>21434.84375</text:p>
          </table:table-cell>
          <table:table-cell office:value-type="float" office:value="78.2953711795602" calcext:value-type="float">
            <text:p>78.2953711795602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2472.59375" calcext:value-type="float">
            <text:p>2472.59375</text:p>
          </table:table-cell>
          <table:table-cell office:value-type="float" office:value="109.251096297675" calcext:value-type="float">
            <text:p>109.251096297675</text:p>
          </table:table-cell>
          <table:table-cell office:value-type="float" office:value="0.72421875" calcext:value-type="float">
            <text:p>0.72421875</text:p>
          </table:table-cell>
          <table:table-cell office:value-type="float" office:value="4877.546875" calcext:value-type="float">
            <text:p>4877.546875</text:p>
          </table:table-cell>
          <table:table-cell office:value-type="float" office:value="94.9900904783459" calcext:value-type="float">
            <text:p>94.9900904783459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222214759325" calcext:value-type="float">
            <text:p>105.222214759325</text:p>
          </table:table-cell>
          <table:table-cell office:value-type="float" office:value="0.5" calcext:value-type="float">
            <text:p>0.5</text:p>
          </table:table-cell>
          <table:table-cell office:value-type="float" office:value="27.734375" calcext:value-type="float">
            <text:p>27.734375</text:p>
          </table:table-cell>
          <table:table-cell office:value-type="float" office:value="109.893521126761" calcext:value-type="float">
            <text:p>109.893521126761</text:p>
          </table:table-cell>
          <table:table-cell office:value-type="float" office:value="0.55" calcext:value-type="float">
            <text:p>0.55</text:p>
          </table:table-cell>
          <table:table-cell office:value-type="float" office:value="997" calcext:value-type="float">
            <text:p>997</text:p>
          </table:table-cell>
          <table:table-cell office:value-type="float" office:value="83.7615440192251" calcext:value-type="float">
            <text:p>83.7615440192251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28725.984375" calcext:value-type="float">
            <text:p>28725.984375</text:p>
          </table:table-cell>
          <table:table-cell office:value-type="float" office:value="66.9150178334661" calcext:value-type="float">
            <text:p>66.915017833466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6676.0625" calcext:value-type="float">
            <text:p>26676.0625</text:p>
          </table:table-cell>
          <table:table-cell office:value-type="float" office:value="74.7748360806836" calcext:value-type="float">
            <text:p>74.7748360806836</text:p>
          </table:table-cell>
          <table:table-cell office:value-type="float" office:value="0.53671875" calcext:value-type="float">
            <text:p>0.53671875</text:p>
          </table:table-cell>
          <table:table-cell office:value-type="float" office:value="21296.453125" calcext:value-type="float">
            <text:p>21296.453125</text:p>
          </table:table-cell>
          <table:table-cell office:value-type="float" office:value="74.4257379353" calcext:value-type="float">
            <text:p>74.4257379353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599.40625" calcext:value-type="float">
            <text:p>21599.40625</text:p>
          </table:table-cell>
          <table:table-cell office:value-type="float" office:value="75.1835689644821" calcext:value-type="float">
            <text:p>75.1835689644821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2308.875" calcext:value-type="float">
            <text:p>2308.875</text:p>
          </table:table-cell>
          <table:table-cell office:value-type="float" office:value="108.762600741772" calcext:value-type="float">
            <text:p>108.762600741772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5119.328125" calcext:value-type="float">
            <text:p>5119.328125</text:p>
          </table:table-cell>
          <table:table-cell office:value-type="float" office:value="92.5170356558813" calcext:value-type="float">
            <text:p>92.5170356558813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9007913424" calcext:value-type="float">
            <text:p>104.829007913424</text:p>
          </table:table-cell>
          <table:table-cell office:value-type="float" office:value="0.6" calcext:value-type="float">
            <text:p>0.6</text:p>
          </table:table-cell>
          <table:table-cell office:value-type="float" office:value="23.234375" calcext:value-type="float">
            <text:p>23.234375</text:p>
          </table:table-cell>
          <table:table-cell office:value-type="float" office:value="108.917955615333" calcext:value-type="float">
            <text:p>108.917955615333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1289" calcext:value-type="float">
            <text:p>1289</text:p>
          </table:table-cell>
          <table:table-cell office:value-type="float" office:value="90.1403259837593" calcext:value-type="float">
            <text:p>90.1403259837593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26900.671875" calcext:value-type="float">
            <text:p>26900.671875</text:p>
          </table:table-cell>
          <table:table-cell office:value-type="float" office:value="68.0660272548223" calcext:value-type="float">
            <text:p>68.0660272548223</text:p>
          </table:table-cell>
          <table:table-cell office:value-type="float" office:value="0.51328125" calcext:value-type="float">
            <text:p>0.51328125</text:p>
          </table:table-cell>
          <table:table-cell office:value-type="float" office:value="27579.890625" calcext:value-type="float">
            <text:p>27579.890625</text:p>
          </table:table-cell>
          <table:table-cell office:value-type="float" office:value="72.3853615045571" calcext:value-type="float">
            <text:p>72.38536150455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1186.15625" calcext:value-type="float">
            <text:p>21186.15625</text:p>
          </table:table-cell>
          <table:table-cell office:value-type="float" office:value="71.847845400474" calcext:value-type="float">
            <text:p>71.847845400474</text:p>
          </table:table-cell>
          <table:table-cell office:value-type="float" office:value="0.67109375" calcext:value-type="float">
            <text:p>0.67109375</text:p>
          </table:table-cell>
          <table:table-cell office:value-type="float" office:value="21339.28125" calcext:value-type="float">
            <text:p>21339.28125</text:p>
          </table:table-cell>
          <table:table-cell office:value-type="float" office:value="75.8793585908933" calcext:value-type="float">
            <text:p>75.8793585908933</text:p>
          </table:table-cell>
          <table:table-cell office:value-type="float" office:value="0.90546875" calcext:value-type="float">
            <text:p>0.90546875</text:p>
          </table:table-cell>
          <table:table-cell office:value-type="float" office:value="2326.40625" calcext:value-type="float">
            <text:p>2326.40625</text:p>
          </table:table-cell>
          <table:table-cell office:value-type="float" office:value="114.307669485827" calcext:value-type="float">
            <text:p>114.307669485827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4912.375" calcext:value-type="float">
            <text:p>4912.375</text:p>
          </table:table-cell>
          <table:table-cell office:value-type="float" office:value="94.8755983120658" calcext:value-type="float">
            <text:p>94.875598312065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02371388818" calcext:value-type="float">
            <text:p>104.902371388818</text:p>
          </table:table-cell>
          <table:table-cell office:value-type="float" office:value="0.7" calcext:value-type="float">
            <text:p>0.7</text:p>
          </table:table-cell>
          <table:table-cell office:value-type="float" office:value="18.953125" calcext:value-type="float">
            <text:p>18.953125</text:p>
          </table:table-cell>
          <table:table-cell office:value-type="float" office:value="92.0445177246496" calcext:value-type="float">
            <text:p>92.0445177246496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840" calcext:value-type="float">
            <text:p>840</text:p>
          </table:table-cell>
          <table:table-cell office:value-type="float" office:value="75.1455899226114" calcext:value-type="float">
            <text:p>75.1455899226114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6235.890625" calcext:value-type="float">
            <text:p>26235.890625</text:p>
          </table:table-cell>
          <table:table-cell office:value-type="float" office:value="67.7241649275" calcext:value-type="float">
            <text:p>67.7241649275</text:p>
          </table:table-cell>
          <table:table-cell office:value-type="float" office:value="0.57265625" calcext:value-type="float">
            <text:p>0.57265625</text:p>
          </table:table-cell>
          <table:table-cell office:value-type="float" office:value="26005.84375" calcext:value-type="float">
            <text:p>26005.84375</text:p>
          </table:table-cell>
          <table:table-cell office:value-type="float" office:value="76.8698663548265" calcext:value-type="float">
            <text:p>76.869866354826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0991.265625" calcext:value-type="float">
            <text:p>20991.265625</text:p>
          </table:table-cell>
          <table:table-cell office:value-type="float" office:value="71.7571563551148" calcext:value-type="float">
            <text:p>71.7571563551148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21244.828125" calcext:value-type="float">
            <text:p>21244.828125</text:p>
          </table:table-cell>
          <table:table-cell office:value-type="float" office:value="78.8352171246242" calcext:value-type="float">
            <text:p>78.8352171246242</text:p>
          </table:table-cell>
          <table:table-cell office:value-type="float" office:value="0.8859375" calcext:value-type="float">
            <text:p>0.8859375</text:p>
          </table:table-cell>
          <table:table-cell office:value-type="float" office:value="2442.640625" calcext:value-type="float">
            <text:p>2442.640625</text:p>
          </table:table-cell>
          <table:table-cell office:value-type="float" office:value="108.368112866504" calcext:value-type="float">
            <text:p>108.368112866504</text:p>
          </table:table-cell>
          <table:table-cell office:value-type="float" office:value="0.71953125" calcext:value-type="float">
            <text:p>0.71953125</text:p>
          </table:table-cell>
          <table:table-cell office:value-type="float" office:value="4870.296875" calcext:value-type="float">
            <text:p>4870.296875</text:p>
          </table:table-cell>
          <table:table-cell office:value-type="float" office:value="96.7547734024969" calcext:value-type="float">
            <text:p>96.7547734024969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285003455467" calcext:value-type="float">
            <text:p>103.285003455467</text:p>
          </table:table-cell>
          <table:table-cell office:value-type="float" office:value="0.7" calcext:value-type="float">
            <text:p>0.7</text:p>
          </table:table-cell>
          <table:table-cell office:value-type="float" office:value="24.015625" calcext:value-type="float">
            <text:p>24.015625</text:p>
          </table:table-cell>
          <table:table-cell office:value-type="float" office:value="95.2752114508784" calcext:value-type="float">
            <text:p>95.2752114508784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1105" calcext:value-type="float">
            <text:p>1105</text:p>
          </table:table-cell>
          <table:table-cell office:value-type="float" office:value="94.2967015520309" calcext:value-type="float">
            <text:p>94.2967015520309</text:p>
          </table:table-cell>
          <table:table-cell office:value-type="float" office:value="0.4515625" calcext:value-type="float">
            <text:p>0.4515625</text:p>
          </table:table-cell>
          <table:table-cell office:value-type="float" office:value="26621.984375" calcext:value-type="float">
            <text:p>26621.984375</text:p>
          </table:table-cell>
          <table:table-cell office:value-type="float" office:value="67.7550090402219" calcext:value-type="float">
            <text:p>67.7550090402219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24493.390625" calcext:value-type="float">
            <text:p>24493.390625</text:p>
          </table:table-cell>
          <table:table-cell office:value-type="float" office:value="80.7096993944917" calcext:value-type="float">
            <text:p>80.7096993944917</text:p>
          </table:table-cell>
          <table:table-cell office:value-type="float" office:value="0.6140625" calcext:value-type="float">
            <text:p>0.6140625</text:p>
          </table:table-cell>
          <table:table-cell office:value-type="float" office:value="22310.09375" calcext:value-type="float">
            <text:p>22310.09375</text:p>
          </table:table-cell>
          <table:table-cell office:value-type="float" office:value="70.4573369613761" calcext:value-type="float">
            <text:p>70.4573369613761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20669.0625" calcext:value-type="float">
            <text:p>20669.0625</text:p>
          </table:table-cell>
          <table:table-cell office:value-type="float" office:value="77.8885788308532" calcext:value-type="float">
            <text:p>77.8885788308532</text:p>
          </table:table-cell>
          <table:table-cell office:value-type="float" office:value="0.83515625" calcext:value-type="float">
            <text:p>0.83515625</text:p>
          </table:table-cell>
          <table:table-cell office:value-type="float" office:value="2501.34375" calcext:value-type="float">
            <text:p>2501.34375</text:p>
          </table:table-cell>
          <table:table-cell office:value-type="float" office:value="108.293708390644" calcext:value-type="float">
            <text:p>108.293708390644</text:p>
          </table:table-cell>
          <table:table-cell office:value-type="float" office:value="0.66640625" calcext:value-type="float">
            <text:p>0.66640625</text:p>
          </table:table-cell>
          <table:table-cell office:value-type="float" office:value="4910.6875" calcext:value-type="float">
            <text:p>4910.6875</text:p>
          </table:table-cell>
          <table:table-cell office:value-type="float" office:value="91.8948119074684" calcext:value-type="float">
            <text:p>91.8948119074684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069612538198" calcext:value-type="float">
            <text:p>104.069612538198</text:p>
          </table:table-cell>
          <table:table-cell office:value-type="float" office:value="0.4" calcext:value-type="float">
            <text:p>0.4</text:p>
          </table:table-cell>
          <table:table-cell office:value-type="float" office:value="19.234375" calcext:value-type="float">
            <text:p>19.234375</text:p>
          </table:table-cell>
          <table:table-cell office:value-type="float" office:value="105.271324126726" calcext:value-type="float">
            <text:p>105.271324126726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1389" calcext:value-type="float">
            <text:p>1389</text:p>
          </table:table-cell>
          <table:table-cell office:value-type="float" office:value="96.3150598428299" calcext:value-type="float">
            <text:p>96.3150598428299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26249.21875" calcext:value-type="float">
            <text:p>26249.21875</text:p>
          </table:table-cell>
          <table:table-cell office:value-type="float" office:value="71.1776121401331" calcext:value-type="float">
            <text:p>71.1776121401331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26593.296875" calcext:value-type="float">
            <text:p>26593.296875</text:p>
          </table:table-cell>
          <table:table-cell office:value-type="float" office:value="74.6197414833373" calcext:value-type="float">
            <text:p>74.6197414833373</text:p>
          </table:table-cell>
          <table:table-cell office:value-type="float" office:value="0.72890625" calcext:value-type="float">
            <text:p>0.72890625</text:p>
          </table:table-cell>
          <table:table-cell office:value-type="float" office:value="21241.1875" calcext:value-type="float">
            <text:p>21241.1875</text:p>
          </table:table-cell>
          <table:table-cell office:value-type="float" office:value="72.8106636540282" calcext:value-type="float">
            <text:p>72.8106636540282</text:p>
          </table:table-cell>
          <table:table-cell office:value-type="float" office:value="0.60234375" calcext:value-type="float">
            <text:p>0.60234375</text:p>
          </table:table-cell>
          <table:table-cell office:value-type="float" office:value="21998.78125" calcext:value-type="float">
            <text:p>21998.78125</text:p>
          </table:table-cell>
          <table:table-cell office:value-type="float" office:value="75.9873465998707" calcext:value-type="float">
            <text:p>75.98734659987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2395.265625" calcext:value-type="float">
            <text:p>2395.265625</text:p>
          </table:table-cell>
          <table:table-cell office:value-type="float" office:value="110.390981349908" calcext:value-type="float">
            <text:p>110.390981349908</text:p>
          </table:table-cell>
          <table:table-cell office:value-type="float" office:value="0.52890625" calcext:value-type="float">
            <text:p>0.52890625</text:p>
          </table:table-cell>
          <table:table-cell office:value-type="float" office:value="4836.734375" calcext:value-type="float">
            <text:p>4836.734375</text:p>
          </table:table-cell>
          <table:table-cell office:value-type="float" office:value="92.2793257283481" calcext:value-type="float">
            <text:p>92.279325728348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070216749544" calcext:value-type="float">
            <text:p>105.070216749544</text:p>
          </table:table-cell>
          <table:table-cell office:value-type="float" office:value="0.35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19.195" calcext:value-type="float">
            <text:p>119.195</text:p>
          </table:table-cell>
          <table:table-cell office:value-type="float" office:value="0.45078125" calcext:value-type="float">
            <text:p>0.45078125</text:p>
          </table:table-cell>
          <table:table-cell office:value-type="float" office:value="1161" calcext:value-type="float">
            <text:p>1161</text:p>
          </table:table-cell>
          <table:table-cell office:value-type="float" office:value="97.5200168858539" calcext:value-type="float">
            <text:p>97.5200168858539</text:p>
          </table:table-cell>
          <table:table-cell office:value-type="float" office:value="0.54921875" calcext:value-type="float">
            <text:p>0.54921875</text:p>
          </table:table-cell>
          <table:table-cell office:value-type="float" office:value="25855.171875" calcext:value-type="float">
            <text:p>25855.171875</text:p>
          </table:table-cell>
          <table:table-cell office:value-type="float" office:value="67.9819729168954" calcext:value-type="float">
            <text:p>67.9819729168954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26120.375" calcext:value-type="float">
            <text:p>26120.375</text:p>
          </table:table-cell>
          <table:table-cell office:value-type="float" office:value="76.7064578251696" calcext:value-type="float">
            <text:p>76.7064578251696</text:p>
          </table:table-cell>
          <table:table-cell office:value-type="float" office:value="0.52578125" calcext:value-type="float">
            <text:p>0.52578125</text:p>
          </table:table-cell>
          <table:table-cell office:value-type="float" office:value="21259.484375" calcext:value-type="float">
            <text:p>21259.484375</text:p>
          </table:table-cell>
          <table:table-cell office:value-type="float" office:value="73.6402704308128" calcext:value-type="float">
            <text:p>73.6402704308128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20667" calcext:value-type="float">
            <text:p>20667</text:p>
          </table:table-cell>
          <table:table-cell office:value-type="float" office:value="74.5426744790021" calcext:value-type="float">
            <text:p>74.5426744790021</text:p>
          </table:table-cell>
          <table:table-cell office:value-type="float" office:value="0.91328125" calcext:value-type="float">
            <text:p>0.91328125</text:p>
          </table:table-cell>
          <table:table-cell office:value-type="float" office:value="2349.515625" calcext:value-type="float">
            <text:p>2349.515625</text:p>
          </table:table-cell>
          <table:table-cell office:value-type="float" office:value="112.060298222923" calcext:value-type="float">
            <text:p>112.060298222923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932.125" calcext:value-type="float">
            <text:p>4932.125</text:p>
          </table:table-cell>
          <table:table-cell office:value-type="float" office:value="89.897366534501" calcext:value-type="float">
            <text:p>89.897366534501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25974961572" calcext:value-type="float">
            <text:p>104.825974961572</text:p>
          </table:table-cell>
          <table:table-cell office:value-type="float" office:value="0.55" calcext:value-type="float">
            <text:p>0.55</text:p>
          </table:table-cell>
          <table:table-cell office:value-type="float" office:value="22.046875" calcext:value-type="float">
            <text:p>22.046875</text:p>
          </table:table-cell>
          <table:table-cell office:value-type="float" office:value="109.905740609497" calcext:value-type="float">
            <text:p>109.905740609497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1356" calcext:value-type="float">
            <text:p>1356</text:p>
          </table:table-cell>
          <table:table-cell office:value-type="float" office:value="91.4481981964885" calcext:value-type="float">
            <text:p>91.4481981964885</text:p>
          </table:table-cell>
          <table:table-cell office:value-type="float" office:value="0.73203125" calcext:value-type="float">
            <text:p>0.73203125</text:p>
          </table:table-cell>
          <table:table-cell office:value-type="float" office:value="27015.8125" calcext:value-type="float">
            <text:p>27015.8125</text:p>
          </table:table-cell>
          <table:table-cell office:value-type="float" office:value="71.0768221424324" calcext:value-type="float">
            <text:p>71.0768221424324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26576.109375" calcext:value-type="float">
            <text:p>26576.109375</text:p>
          </table:table-cell>
          <table:table-cell office:value-type="float" office:value="73.43891263612" calcext:value-type="float">
            <text:p>73.43891263612</text:p>
          </table:table-cell>
          <table:table-cell office:value-type="float" office:value="0.60703125" calcext:value-type="float">
            <text:p>0.60703125</text:p>
          </table:table-cell>
          <table:table-cell office:value-type="float" office:value="20685.53125" calcext:value-type="float">
            <text:p>20685.53125</text:p>
          </table:table-cell>
          <table:table-cell office:value-type="float" office:value="74.0631694262771" calcext:value-type="float">
            <text:p>74.0631694262771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20615.65625" calcext:value-type="float">
            <text:p>20615.65625</text:p>
          </table:table-cell>
          <table:table-cell office:value-type="float" office:value="76.6812932534931" calcext:value-type="float">
            <text:p>76.6812932534931</text:p>
          </table:table-cell>
          <table:table-cell office:value-type="float" office:value="0.865625" calcext:value-type="float">
            <text:p>0.865625</text:p>
          </table:table-cell>
          <table:table-cell office:value-type="float" office:value="2442.765625" calcext:value-type="float">
            <text:p>2442.765625</text:p>
          </table:table-cell>
          <table:table-cell office:value-type="float" office:value="109.043472543675" calcext:value-type="float">
            <text:p>109.0434725436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4961" calcext:value-type="float">
            <text:p>4961</text:p>
          </table:table-cell>
          <table:table-cell office:value-type="float" office:value="95.8131455832797" calcext:value-type="float">
            <text:p>95.8131455832797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297939732342" calcext:value-type="float">
            <text:p>209.297939732342</text:p>
          </table:table-cell>
          <table:table-cell office:value-type="float" office:value="0.3" calcext:value-type="float">
            <text:p>0.3</text:p>
          </table:table-cell>
          <table:table-cell office:value-type="float" office:value="22.84375" calcext:value-type="float">
            <text:p>22.84375</text:p>
          </table:table-cell>
          <table:table-cell office:value-type="float" office:value="234.553351573188" calcext:value-type="float">
            <text:p>234.553351573188</text:p>
          </table:table-cell>
          <table:table-cell office:value-type="float" office:value="0.3078125" calcext:value-type="float">
            <text:p>0.3078125</text:p>
          </table:table-cell>
          <table:table-cell office:value-type="float" office:value="1736" calcext:value-type="float">
            <text:p>1736</text:p>
          </table:table-cell>
          <table:table-cell office:value-type="float" office:value="231.282673627891" calcext:value-type="float">
            <text:p>231.282673627891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31541.484375" calcext:value-type="float">
            <text:p>31541.484375</text:p>
          </table:table-cell>
          <table:table-cell office:value-type="float" office:value="113.261212592348" calcext:value-type="float">
            <text:p>113.261212592348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404.234375" calcext:value-type="float">
            <text:p>30404.234375</text:p>
          </table:table-cell>
          <table:table-cell office:value-type="float" office:value="124.957616601511" calcext:value-type="float">
            <text:p>124.957616601511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24721.046875" calcext:value-type="float">
            <text:p>24721.046875</text:p>
          </table:table-cell>
          <table:table-cell office:value-type="float" office:value="111.27455275278" calcext:value-type="float">
            <text:p>111.27455275278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3395.359375" calcext:value-type="float">
            <text:p>23395.359375</text:p>
          </table:table-cell>
          <table:table-cell office:value-type="float" office:value="120.963742980146" calcext:value-type="float">
            <text:p>120.96374298014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1745.515625" calcext:value-type="float">
            <text:p>1745.515625</text:p>
          </table:table-cell>
          <table:table-cell office:value-type="float" office:value="198.151774300298" calcext:value-type="float">
            <text:p>198.151774300298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3283.25" calcext:value-type="float">
            <text:p>3283.25</text:p>
          </table:table-cell>
          <table:table-cell office:value-type="float" office:value="157.993259323439" calcext:value-type="float">
            <text:p>157.993259323439</text:p>
          </table:table-cell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846233474073" calcext:value-type="float">
            <text:p>209.846233474073</text:p>
          </table:table-cell>
          <table:table-cell office:value-type="float" office:value="0.5" calcext:value-type="float">
            <text:p>0.5</text:p>
          </table:table-cell>
          <table:table-cell office:value-type="float" office:value="15.53125" calcext:value-type="float">
            <text:p>15.53125</text:p>
          </table:table-cell>
          <table:table-cell office:value-type="float" office:value="222.308853118713" calcext:value-type="float">
            <text:p>222.308853118713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986" calcext:value-type="float">
            <text:p>986</text:p>
          </table:table-cell>
          <table:table-cell office:value-type="float" office:value="214.016985064253" calcext:value-type="float">
            <text:p>214.016985064253</text:p>
          </table:table-cell>
          <table:table-cell office:value-type="float" office:value="0.3390625" calcext:value-type="float">
            <text:p>0.3390625</text:p>
          </table:table-cell>
          <table:table-cell office:value-type="float" office:value="30359.375" calcext:value-type="float">
            <text:p>30359.375</text:p>
          </table:table-cell>
          <table:table-cell office:value-type="float" office:value="105.599498231504" calcext:value-type="float">
            <text:p>105.599498231504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30505.703125" calcext:value-type="float">
            <text:p>30505.703125</text:p>
          </table:table-cell>
          <table:table-cell office:value-type="float" office:value="139.509619904077" calcext:value-type="float">
            <text:p>139.509619904077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23570.640625" calcext:value-type="float">
            <text:p>23570.640625</text:p>
          </table:table-cell>
          <table:table-cell office:value-type="float" office:value="112.342608055698" calcext:value-type="float">
            <text:p>112.342608055698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3802.1875" calcext:value-type="float">
            <text:p>23802.1875</text:p>
          </table:table-cell>
          <table:table-cell office:value-type="float" office:value="126.137259037313" calcext:value-type="float">
            <text:p>126.137259037313</text:p>
          </table:table-cell>
          <table:table-cell office:value-type="float" office:value="0.853125" calcext:value-type="float">
            <text:p>0.853125</text:p>
          </table:table-cell>
          <table:table-cell office:value-type="float" office:value="1981.703125" calcext:value-type="float">
            <text:p>1981.703125</text:p>
          </table:table-cell>
          <table:table-cell office:value-type="float" office:value="200.298873686747" calcext:value-type="float">
            <text:p>200.298873686747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265" calcext:value-type="float">
            <text:p>3265</text:p>
          </table:table-cell>
          <table:table-cell office:value-type="float" office:value="165.125365387542" calcext:value-type="float">
            <text:p>165.125365387542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553833402444" calcext:value-type="float">
            <text:p>210.553833402444</text:p>
          </table:table-cell>
          <table:table-cell office:value-type="float" office:value="0.3" calcext:value-type="float">
            <text:p>0.3</text:p>
          </table:table-cell>
          <table:table-cell office:value-type="float" office:value="12.671875" calcext:value-type="float">
            <text:p>12.671875</text:p>
          </table:table-cell>
          <table:table-cell office:value-type="float" office:value="222.727496917386" calcext:value-type="float">
            <text:p>222.7274969173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1091" calcext:value-type="float">
            <text:p>1091</text:p>
          </table:table-cell>
          <table:table-cell office:value-type="float" office:value="209.230009044517" calcext:value-type="float">
            <text:p>209.230009044517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29899.921875" calcext:value-type="float">
            <text:p>29899.921875</text:p>
          </table:table-cell>
          <table:table-cell office:value-type="float" office:value="114.079882083187" calcext:value-type="float">
            <text:p>114.079882083187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0677.796875" calcext:value-type="float">
            <text:p>30677.796875</text:p>
          </table:table-cell>
          <table:table-cell office:value-type="float" office:value="128.086384591393" calcext:value-type="float">
            <text:p>128.086384591393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23804.390625" calcext:value-type="float">
            <text:p>23804.390625</text:p>
          </table:table-cell>
          <table:table-cell office:value-type="float" office:value="93.1627471244565" calcext:value-type="float">
            <text:p>93.1627471244565</text:p>
          </table:table-cell>
          <table:table-cell office:value-type="float" office:value="0.3875" calcext:value-type="float">
            <text:p>0.3875</text:p>
          </table:table-cell>
          <table:table-cell office:value-type="float" office:value="24648.4375" calcext:value-type="float">
            <text:p>24648.4375</text:p>
          </table:table-cell>
          <table:table-cell office:value-type="float" office:value="122.186489490424" calcext:value-type="float">
            <text:p>122.186489490424</text:p>
          </table:table-cell>
          <table:table-cell office:value-type="float" office:value="0.7515625" calcext:value-type="float">
            <text:p>0.7515625</text:p>
          </table:table-cell>
          <table:table-cell office:value-type="float" office:value="1763.296875" calcext:value-type="float">
            <text:p>1763.296875</text:p>
          </table:table-cell>
          <table:table-cell office:value-type="float" office:value="198.203809652818" calcext:value-type="float">
            <text:p>198.203809652818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301.8125" calcext:value-type="float">
            <text:p>3301.8125</text:p>
          </table:table-cell>
          <table:table-cell office:value-type="float" office:value="176.193890826072" calcext:value-type="float">
            <text:p>176.193890826072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267397325801" calcext:value-type="float">
            <text:p>207.267397325801</text:p>
          </table:table-cell>
          <table:table-cell office:value-type="float" office:value="0.3" calcext:value-type="float">
            <text:p>0.3</text:p>
          </table:table-cell>
          <table:table-cell office:value-type="float" office:value="11.59375" calcext:value-type="float">
            <text:p>11.59375</text:p>
          </table:table-cell>
          <table:table-cell office:value-type="float" office:value="200.260107816712" calcext:value-type="float">
            <text:p>200.260107816712</text:p>
          </table:table-cell>
          <table:table-cell office:value-type="float" office:value="0.4015625" calcext:value-type="float">
            <text:p>0.4015625</text:p>
          </table:table-cell>
          <table:table-cell office:value-type="float" office:value="1084" calcext:value-type="float">
            <text:p>1084</text:p>
          </table:table-cell>
          <table:table-cell office:value-type="float" office:value="211.684101179754" calcext:value-type="float">
            <text:p>211.684101179754</text:p>
          </table:table-cell>
          <table:table-cell office:value-type="float" office:value="0.3859375" calcext:value-type="float">
            <text:p>0.3859375</text:p>
          </table:table-cell>
          <table:table-cell office:value-type="float" office:value="30653.109375" calcext:value-type="float">
            <text:p>30653.109375</text:p>
          </table:table-cell>
          <table:table-cell office:value-type="float" office:value="110.590540471881" calcext:value-type="float">
            <text:p>110.590540471881</text:p>
          </table:table-cell>
          <table:table-cell office:value-type="float" office:value="0.3234375" calcext:value-type="float">
            <text:p>0.3234375</text:p>
          </table:table-cell>
          <table:table-cell office:value-type="float" office:value="30888.59375" calcext:value-type="float">
            <text:p>30888.59375</text:p>
          </table:table-cell>
          <table:table-cell office:value-type="float" office:value="107.531815262638" calcext:value-type="float">
            <text:p>107.53181526263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57.25" calcext:value-type="float">
            <text:p>23857.25</text:p>
          </table:table-cell>
          <table:table-cell office:value-type="float" office:value="134.90495766999" calcext:value-type="float">
            <text:p>134.90495766999</text:p>
          </table:table-cell>
          <table:table-cell office:value-type="float" office:value="0.35" calcext:value-type="float">
            <text:p>0.35</text:p>
          </table:table-cell>
          <table:table-cell office:value-type="float" office:value="24606.203125" calcext:value-type="float">
            <text:p>24606.203125</text:p>
          </table:table-cell>
          <table:table-cell office:value-type="float" office:value="139.210890292511" calcext:value-type="float">
            <text:p>139.210890292511</text:p>
          </table:table-cell>
          <table:table-cell office:value-type="float" office:value="0.7609375" calcext:value-type="float">
            <text:p>0.7609375</text:p>
          </table:table-cell>
          <table:table-cell office:value-type="float" office:value="1822.234375" calcext:value-type="float">
            <text:p>1822.234375</text:p>
          </table:table-cell>
          <table:table-cell office:value-type="float" office:value="201.875614293286" calcext:value-type="float">
            <text:p>201.875614293286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3132.03125" calcext:value-type="float">
            <text:p>3132.03125</text:p>
          </table:table-cell>
          <table:table-cell office:value-type="float" office:value="165.538842848011" calcext:value-type="float">
            <text:p>165.538842848011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.734455155647" calcext:value-type="float">
            <text:p>204.734455155647</text:p>
          </table:table-cell>
          <table:table-cell office:value-type="float" office:value="0.4" calcext:value-type="float">
            <text:p>0.4</text:p>
          </table:table-cell>
          <table:table-cell office:value-type="float" office:value="17.890625" calcext:value-type="float">
            <text:p>17.890625</text:p>
          </table:table-cell>
          <table:table-cell office:value-type="float" office:value="223.068122270742" calcext:value-type="float">
            <text:p>223.068122270742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1404" calcext:value-type="float">
            <text:p>1404</text:p>
          </table:table-cell>
          <table:table-cell office:value-type="float" office:value="228.849884432228" calcext:value-type="float">
            <text:p>228.84988443222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0494.03125" calcext:value-type="float">
            <text:p>30494.03125</text:p>
          </table:table-cell>
          <table:table-cell office:value-type="float" office:value="119.225940241845" calcext:value-type="float">
            <text:p>119.22594024184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1351.390625" calcext:value-type="float">
            <text:p>31351.390625</text:p>
          </table:table-cell>
          <table:table-cell office:value-type="float" office:value="138.6854303994" calcext:value-type="float">
            <text:p>138.6854303994</text:p>
          </table:table-cell>
          <table:table-cell office:value-type="float" office:value="0.4078125" calcext:value-type="float">
            <text:p>0.4078125</text:p>
          </table:table-cell>
          <table:table-cell office:value-type="float" office:value="24503.078125" calcext:value-type="float">
            <text:p>24503.078125</text:p>
          </table:table-cell>
          <table:table-cell office:value-type="float" office:value="128.067561534857" calcext:value-type="float">
            <text:p>128.067561534857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23720.609375" calcext:value-type="float">
            <text:p>23720.609375</text:p>
          </table:table-cell>
          <table:table-cell office:value-type="float" office:value="133.244521699086" calcext:value-type="float">
            <text:p>133.244521699086</text:p>
          </table:table-cell>
          <table:table-cell office:value-type="float" office:value="0.725" calcext:value-type="float">
            <text:p>0.725</text:p>
          </table:table-cell>
          <table:table-cell office:value-type="float" office:value="1810.5" calcext:value-type="float">
            <text:p>1810.5</text:p>
          </table:table-cell>
          <table:table-cell office:value-type="float" office:value="186.588940922828" calcext:value-type="float">
            <text:p>186.5889409228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3344.375" calcext:value-type="float">
            <text:p>3344.375</text:p>
          </table:table-cell>
          <table:table-cell office:value-type="float" office:value="165.704409883938" calcext:value-type="float">
            <text:p>165.704409883938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181490421336" calcext:value-type="float">
            <text:p>209.181490421336</text:p>
          </table:table-cell>
          <table:table-cell office:value-type="float" office:value="0.5" calcext:value-type="float">
            <text:p>0.5</text:p>
          </table:table-cell>
          <table:table-cell office:value-type="float" office:value="15.40625" calcext:value-type="float">
            <text:p>15.40625</text:p>
          </table:table-cell>
          <table:table-cell office:value-type="float" office:value="229.282961460447" calcext:value-type="float">
            <text:p>229.282961460447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1513" calcext:value-type="float">
            <text:p>1513</text:p>
          </table:table-cell>
          <table:table-cell office:value-type="float" office:value="214.600447698056" calcext:value-type="float">
            <text:p>214.600447698056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0965.9375" calcext:value-type="float">
            <text:p>30965.9375</text:p>
          </table:table-cell>
          <table:table-cell office:value-type="float" office:value="111.357947252882" calcext:value-type="float">
            <text:p>111.357947252882</text:p>
          </table:table-cell>
          <table:table-cell office:value-type="float" office:value="0.5875" calcext:value-type="float">
            <text:p>0.5875</text:p>
          </table:table-cell>
          <table:table-cell office:value-type="float" office:value="30935.171875" calcext:value-type="float">
            <text:p>30935.171875</text:p>
          </table:table-cell>
          <table:table-cell office:value-type="float" office:value="131.205636628566" calcext:value-type="float">
            <text:p>131.205636628566</text:p>
          </table:table-cell>
          <table:table-cell office:value-type="float" office:value="0.446875" calcext:value-type="float">
            <text:p>0.446875</text:p>
          </table:table-cell>
          <table:table-cell office:value-type="float" office:value="24050.90625" calcext:value-type="float">
            <text:p>24050.90625</text:p>
          </table:table-cell>
          <table:table-cell office:value-type="float" office:value="123.104911391194" calcext:value-type="float">
            <text:p>123.104911391194</text:p>
          </table:table-cell>
          <table:table-cell office:value-type="float" office:value="0.3765625" calcext:value-type="float">
            <text:p>0.3765625</text:p>
          </table:table-cell>
          <table:table-cell office:value-type="float" office:value="24161.71875" calcext:value-type="float">
            <text:p>24161.71875</text:p>
          </table:table-cell>
          <table:table-cell office:value-type="float" office:value="108.217096145185" calcext:value-type="float">
            <text:p>108.21709614518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1754.421875" calcext:value-type="float">
            <text:p>1754.421875</text:p>
          </table:table-cell>
          <table:table-cell office:value-type="float" office:value="187.743749104175" calcext:value-type="float">
            <text:p>187.7437491041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174.765625" calcext:value-type="float">
            <text:p>3174.765625</text:p>
          </table:table-cell>
          <table:table-cell office:value-type="float" office:value="174.907986719429" calcext:value-type="float">
            <text:p>174.907986719429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241704271587" calcext:value-type="float">
            <text:p>213.241704271587</text:p>
          </table:table-cell>
          <table:table-cell office:value-type="float" office:value="0.4" calcext:value-type="float">
            <text:p>0.4</text:p>
          </table:table-cell>
          <table:table-cell office:value-type="float" office:value="24.796875" calcext:value-type="float">
            <text:p>24.796875</text:p>
          </table:table-cell>
          <table:table-cell office:value-type="float" office:value="232.417139256459" calcext:value-type="float">
            <text:p>232.417139256459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777" calcext:value-type="float">
            <text:p>777</text:p>
          </table:table-cell>
          <table:table-cell office:value-type="float" office:value="206.397778144824" calcext:value-type="float">
            <text:p>206.397778144824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2027.71875" calcext:value-type="float">
            <text:p>32027.71875</text:p>
          </table:table-cell>
          <table:table-cell office:value-type="float" office:value="109.594334863401" calcext:value-type="float">
            <text:p>109.594334863401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30001.875" calcext:value-type="float">
            <text:p>30001.875</text:p>
          </table:table-cell>
          <table:table-cell office:value-type="float" office:value="129.037269909958" calcext:value-type="float">
            <text:p>129.037269909958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23491.75" calcext:value-type="float">
            <text:p>23491.75</text:p>
          </table:table-cell>
          <table:table-cell office:value-type="float" office:value="114.929984203425" calcext:value-type="float">
            <text:p>114.929984203425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23766.203125" calcext:value-type="float">
            <text:p>23766.203125</text:p>
          </table:table-cell>
          <table:table-cell office:value-type="float" office:value="143.732111319082" calcext:value-type="float">
            <text:p>143.732111319082</text:p>
          </table:table-cell>
          <table:table-cell office:value-type="float" office:value="0.7625" calcext:value-type="float">
            <text:p>0.7625</text:p>
          </table:table-cell>
          <table:table-cell office:value-type="float" office:value="1818.9375" calcext:value-type="float">
            <text:p>1818.9375</text:p>
          </table:table-cell>
          <table:table-cell office:value-type="float" office:value="202.691227315947" calcext:value-type="float">
            <text:p>202.691227315947</text:p>
          </table:table-cell>
          <table:table-cell office:value-type="float" office:value="0.6203125" calcext:value-type="float">
            <text:p>0.6203125</text:p>
          </table:table-cell>
          <table:table-cell office:value-type="float" office:value="3363.9375" calcext:value-type="float">
            <text:p>3363.9375</text:p>
          </table:table-cell>
          <table:table-cell office:value-type="float" office:value="171.267716035432" calcext:value-type="float">
            <text:p>171.267716035432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67488925491" calcext:value-type="float">
            <text:p>213.567488925491</text:p>
          </table:table-cell>
          <table:table-cell office:value-type="float" office:value="0.4" calcext:value-type="float">
            <text:p>0.4</text:p>
          </table:table-cell>
          <table:table-cell office:value-type="float" office:value="23.734375" calcext:value-type="float">
            <text:p>23.734375</text:p>
          </table:table-cell>
          <table:table-cell office:value-type="float" office:value="233.926267281106" calcext:value-type="float">
            <text:p>233.926267281106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561" calcext:value-type="float">
            <text:p>561</text:p>
          </table:table-cell>
          <table:table-cell office:value-type="float" office:value="180.987806524933" calcext:value-type="float">
            <text:p>180.987806524933</text:p>
          </table:table-cell>
          <table:table-cell office:value-type="float" office:value="0.525" calcext:value-type="float">
            <text:p>0.525</text:p>
          </table:table-cell>
          <table:table-cell office:value-type="float" office:value="30943.859375" calcext:value-type="float">
            <text:p>30943.859375</text:p>
          </table:table-cell>
          <table:table-cell office:value-type="float" office:value="114.007376284435" calcext:value-type="float">
            <text:p>114.007376284435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30778.1875" calcext:value-type="float">
            <text:p>30778.1875</text:p>
          </table:table-cell>
          <table:table-cell office:value-type="float" office:value="128.383575008407" calcext:value-type="float">
            <text:p>128.383575008407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23926.46875" calcext:value-type="float">
            <text:p>23926.46875</text:p>
          </table:table-cell>
          <table:table-cell office:value-type="float" office:value="118.674327428849" calcext:value-type="float">
            <text:p>118.674327428849</text:p>
          </table:table-cell>
          <table:table-cell office:value-type="float" office:value="0.45" calcext:value-type="float">
            <text:p>0.45</text:p>
          </table:table-cell>
          <table:table-cell office:value-type="float" office:value="22888.859375" calcext:value-type="float">
            <text:p>22888.859375</text:p>
          </table:table-cell>
          <table:table-cell office:value-type="float" office:value="126.590980695414" calcext:value-type="float">
            <text:p>126.590980695414</text:p>
          </table:table-cell>
          <table:table-cell office:value-type="float" office:value="0.6859375" calcext:value-type="float">
            <text:p>0.6859375</text:p>
          </table:table-cell>
          <table:table-cell office:value-type="float" office:value="1769.265625" calcext:value-type="float">
            <text:p>1769.265625</text:p>
          </table:table-cell>
          <table:table-cell office:value-type="float" office:value="198.511694729058" calcext:value-type="float">
            <text:p>198.511694729058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3221.671875" calcext:value-type="float">
            <text:p>3221.671875</text:p>
          </table:table-cell>
          <table:table-cell office:value-type="float" office:value="176.10637358042" calcext:value-type="float">
            <text:p>176.10637358042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.312113673004" calcext:value-type="float">
            <text:p>209.312113673004</text:p>
          </table:table-cell>
          <table:table-cell office:value-type="float" office:value="0.3" calcext:value-type="float">
            <text:p>0.3</text:p>
          </table:table-cell>
          <table:table-cell office:value-type="float" office:value="14.5" calcext:value-type="float">
            <text:p>14.5</text:p>
          </table:table-cell>
          <table:table-cell office:value-type="float" office:value="225.753232758621" calcext:value-type="float">
            <text:p>225.753232758621</text:p>
          </table:table-cell>
          <table:table-cell office:value-type="float" office:value="0.5" calcext:value-type="float">
            <text:p>0.5</text:p>
          </table:table-cell>
          <table:table-cell office:value-type="float" office:value="333" calcext:value-type="float">
            <text:p>333</text:p>
          </table:table-cell>
          <table:table-cell office:value-type="float" office:value="117.837414787611" calcext:value-type="float">
            <text:p>117.837414787611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30208.0625" calcext:value-type="float">
            <text:p>30208.0625</text:p>
          </table:table-cell>
          <table:table-cell office:value-type="float" office:value="101.577017792149" calcext:value-type="float">
            <text:p>101.577017792149</text:p>
          </table:table-cell>
          <table:table-cell office:value-type="float" office:value="0.4359375" calcext:value-type="float">
            <text:p>0.4359375</text:p>
          </table:table-cell>
          <table:table-cell office:value-type="float" office:value="30714.71875" calcext:value-type="float">
            <text:p>30714.71875</text:p>
          </table:table-cell>
          <table:table-cell office:value-type="float" office:value="120.542421102111" calcext:value-type="float">
            <text:p>120.542421102111</text:p>
          </table:table-cell>
          <table:table-cell office:value-type="float" office:value="0.5" calcext:value-type="float">
            <text:p>0.5</text:p>
          </table:table-cell>
          <table:table-cell office:value-type="float" office:value="23783.265625" calcext:value-type="float">
            <text:p>23783.265625</text:p>
          </table:table-cell>
          <table:table-cell office:value-type="float" office:value="119.123918377444" calcext:value-type="float">
            <text:p>119.123918377444</text:p>
          </table:table-cell>
          <table:table-cell office:value-type="float" office:value="0.7140625" calcext:value-type="float">
            <text:p>0.7140625</text:p>
          </table:table-cell>
          <table:table-cell office:value-type="float" office:value="23875.5625" calcext:value-type="float">
            <text:p>23875.5625</text:p>
          </table:table-cell>
          <table:table-cell office:value-type="float" office:value="138.428602010786" calcext:value-type="float">
            <text:p>138.428602010786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1722.28125" calcext:value-type="float">
            <text:p>1722.28125</text:p>
          </table:table-cell>
          <table:table-cell office:value-type="float" office:value="192.326373007445" calcext:value-type="float">
            <text:p>192.32637300744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3143.34375" calcext:value-type="float">
            <text:p>3143.34375</text:p>
          </table:table-cell>
          <table:table-cell office:value-type="float" office:value="163.786156503486" calcext:value-type="float">
            <text:p>163.786156503486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.120450491592" calcext:value-type="float">
            <text:p>214.120450491592</text:p>
          </table:table-cell>
          <table:table-cell office:value-type="float" office:value="0.5" calcext:value-type="float">
            <text:p>0.5</text:p>
          </table:table-cell>
          <table:table-cell office:value-type="float" office:value="25.125" calcext:value-type="float">
            <text:p>25.125</text:p>
          </table:table-cell>
          <table:table-cell office:value-type="float" office:value="232.368781094527" calcext:value-type="float">
            <text:p>232.368781094527</text:p>
          </table:table-cell>
          <table:table-cell office:value-type="float" office:value="0.4046875" calcext:value-type="float">
            <text:p>0.4046875</text:p>
          </table:table-cell>
          <table:table-cell office:value-type="float" office:value="1243" calcext:value-type="float">
            <text:p>1243</text:p>
          </table:table-cell>
          <table:table-cell office:value-type="float" office:value="213.811791739789" calcext:value-type="float">
            <text:p>213.811791739789</text:p>
          </table:table-cell>
          <table:table-cell office:value-type="float" office:value="0.3375" calcext:value-type="float">
            <text:p>0.3375</text:p>
          </table:table-cell>
          <table:table-cell office:value-type="float" office:value="29934.6875" calcext:value-type="float">
            <text:p>29934.6875</text:p>
          </table:table-cell>
          <table:table-cell office:value-type="float" office:value="121.101720872319" calcext:value-type="float">
            <text:p>121.101720872319</text:p>
          </table:table-cell>
          <table:table-cell office:value-type="float" office:value="0.6359375" calcext:value-type="float">
            <text:p>0.6359375</text:p>
          </table:table-cell>
          <table:table-cell office:value-type="float" office:value="31752.03125" calcext:value-type="float">
            <text:p>31752.03125</text:p>
          </table:table-cell>
          <table:table-cell office:value-type="float" office:value="127.160472642923" calcext:value-type="float">
            <text:p>127.160472642923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23833.609375" calcext:value-type="float">
            <text:p>23833.609375</text:p>
          </table:table-cell>
          <table:table-cell office:value-type="float" office:value="115.342721923848" calcext:value-type="float">
            <text:p>115.342721923848</text:p>
          </table:table-cell>
          <table:table-cell office:value-type="float" office:value="0.3953125" calcext:value-type="float">
            <text:p>0.3953125</text:p>
          </table:table-cell>
          <table:table-cell office:value-type="float" office:value="23806.828125" calcext:value-type="float">
            <text:p>23806.828125</text:p>
          </table:table-cell>
          <table:table-cell office:value-type="float" office:value="135.017439102792" calcext:value-type="float">
            <text:p>135.017439102792</text:p>
          </table:table-cell>
          <table:table-cell office:value-type="float" office:value="0.7953125" calcext:value-type="float">
            <text:p>0.7953125</text:p>
          </table:table-cell>
          <table:table-cell office:value-type="float" office:value="1700.234375" calcext:value-type="float">
            <text:p>1700.234375</text:p>
          </table:table-cell>
          <table:table-cell office:value-type="float" office:value="205.4040834287" calcext:value-type="float">
            <text:p>205.4040834287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615.65625" calcext:value-type="float">
            <text:p>3615.65625</text:p>
          </table:table-cell>
          <table:table-cell office:value-type="float" office:value="174.442262522824" calcext:value-type="float">
            <text:p>174.442262522824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522439653081" calcext:value-type="float">
            <text:p>213.522439653081</text:p>
          </table:table-cell>
          <table:table-cell office:value-type="float" office:value="0.3" calcext:value-type="float">
            <text:p>0.3</text:p>
          </table:table-cell>
          <table:table-cell office:value-type="float" office:value="14.1875" calcext:value-type="float">
            <text:p>14.1875</text:p>
          </table:table-cell>
          <table:table-cell office:value-type="float" office:value="221.72026431718" calcext:value-type="float">
            <text:p>221.72026431718</text:p>
          </table:table-cell>
          <table:table-cell office:value-type="float" office:value="0.3" calcext:value-type="float">
            <text:p>0.3</text:p>
          </table:table-cell>
          <table:table-cell office:value-type="float" office:value="1018" calcext:value-type="float">
            <text:p>1018</text:p>
          </table:table-cell>
          <table:table-cell office:value-type="float" office:value="213.12991873708" calcext:value-type="float">
            <text:p>213.12991873708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31259.265625" calcext:value-type="float">
            <text:p>31259.265625</text:p>
          </table:table-cell>
          <table:table-cell office:value-type="float" office:value="106.520727038997" calcext:value-type="float">
            <text:p>106.5207270389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31290.65625" calcext:value-type="float">
            <text:p>31290.65625</text:p>
          </table:table-cell>
          <table:table-cell office:value-type="float" office:value="126.893107197135" calcext:value-type="float">
            <text:p>126.893107197135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3234.828125" calcext:value-type="float">
            <text:p>23234.828125</text:p>
          </table:table-cell>
          <table:table-cell office:value-type="float" office:value="130.730939031058" calcext:value-type="float">
            <text:p>130.730939031058</text:p>
          </table:table-cell>
          <table:table-cell office:value-type="float" office:value="0.3921875" calcext:value-type="float">
            <text:p>0.3921875</text:p>
          </table:table-cell>
          <table:table-cell office:value-type="float" office:value="23819.421875" calcext:value-type="float">
            <text:p>23819.421875</text:p>
          </table:table-cell>
          <table:table-cell office:value-type="float" office:value="131.238624462229" calcext:value-type="float">
            <text:p>131.238624462229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777.5" calcext:value-type="float">
            <text:p>1777.5</text:p>
          </table:table-cell>
          <table:table-cell office:value-type="float" office:value="211.044536472758" calcext:value-type="float">
            <text:p>211.044536472758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536.09375" calcext:value-type="float">
            <text:p>3536.09375</text:p>
          </table:table-cell>
          <table:table-cell office:value-type="float" office:value="176.400625447043" calcext:value-type="float">
            <text:p>176.400625447043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.65518021789" calcext:value-type="float">
            <text:p>216.65518021789</text:p>
          </table:table-cell>
          <table:table-cell office:value-type="float" office:value="0.5" calcext:value-type="float">
            <text:p>0.5</text:p>
          </table:table-cell>
          <table:table-cell office:value-type="float" office:value="21.71875" calcext:value-type="float">
            <text:p>21.71875</text:p>
          </table:table-cell>
          <table:table-cell office:value-type="float" office:value="236.394244604317" calcext:value-type="float">
            <text:p>236.394244604317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1602" calcext:value-type="float">
            <text:p>1602</text:p>
          </table:table-cell>
          <table:table-cell office:value-type="float" office:value="226.015552680164" calcext:value-type="float">
            <text:p>226.015552680164</text:p>
          </table:table-cell>
          <table:table-cell office:value-type="float" office:value="0.3875" calcext:value-type="float">
            <text:p>0.3875</text:p>
          </table:table-cell>
          <table:table-cell office:value-type="float" office:value="30917.515625" calcext:value-type="float">
            <text:p>30917.515625</text:p>
          </table:table-cell>
          <table:table-cell office:value-type="float" office:value="108.506710855998" calcext:value-type="float">
            <text:p>108.506710855998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29534.375" calcext:value-type="float">
            <text:p>29534.375</text:p>
          </table:table-cell>
          <table:table-cell office:value-type="float" office:value="142.260383209043" calcext:value-type="float">
            <text:p>142.260383209043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24072.3125" calcext:value-type="float">
            <text:p>24072.3125</text:p>
          </table:table-cell>
          <table:table-cell office:value-type="float" office:value="123.425651892133" calcext:value-type="float">
            <text:p>123.425651892133</text:p>
          </table:table-cell>
          <table:table-cell office:value-type="float" office:value="0.4" calcext:value-type="float">
            <text:p>0.4</text:p>
          </table:table-cell>
          <table:table-cell office:value-type="float" office:value="23541.1875" calcext:value-type="float">
            <text:p>23541.1875</text:p>
          </table:table-cell>
          <table:table-cell office:value-type="float" office:value="136.276370326577" calcext:value-type="float">
            <text:p>136.276370326577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1820.515625" calcext:value-type="float">
            <text:p>1820.515625</text:p>
          </table:table-cell>
          <table:table-cell office:value-type="float" office:value="199.79060874906" calcext:value-type="float">
            <text:p>199.79060874906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3429.671875" calcext:value-type="float">
            <text:p>3429.671875</text:p>
          </table:table-cell>
          <table:table-cell office:value-type="float" office:value="167.453936784644" calcext:value-type="float">
            <text:p>167.453936784644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754625074577" calcext:value-type="float">
            <text:p>212.754625074577</text:p>
          </table:table-cell>
          <table:table-cell office:value-type="float" office:value="0.5" calcext:value-type="float">
            <text:p>0.5</text:p>
          </table:table-cell>
          <table:table-cell office:value-type="float" office:value="19.734375" calcext:value-type="float">
            <text:p>19.734375</text:p>
          </table:table-cell>
          <table:table-cell office:value-type="float" office:value="229.178147268409" calcext:value-type="float">
            <text:p>229.178147268409</text:p>
          </table:table-cell>
          <table:table-cell office:value-type="float" office:value="0.2" calcext:value-type="float">
            <text:p>0.2</text:p>
          </table:table-cell>
          <table:table-cell office:value-type="float" office:value="1127" calcext:value-type="float">
            <text:p>1127</text:p>
          </table:table-cell>
          <table:table-cell office:value-type="float" office:value="211.25796637879" calcext:value-type="float">
            <text:p>211.25796637879</text:p>
          </table:table-cell>
          <table:table-cell office:value-type="float" office:value="0.4234375" calcext:value-type="float">
            <text:p>0.4234375</text:p>
          </table:table-cell>
          <table:table-cell office:value-type="float" office:value="30111.5" calcext:value-type="float">
            <text:p>30111.5</text:p>
          </table:table-cell>
          <table:table-cell office:value-type="float" office:value="119.399908821961" calcext:value-type="float">
            <text:p>119.399908821961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29380.859375" calcext:value-type="float">
            <text:p>29380.859375</text:p>
          </table:table-cell>
          <table:table-cell office:value-type="float" office:value="149.951604552031" calcext:value-type="float">
            <text:p>149.95160455203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23363.859375" calcext:value-type="float">
            <text:p>23363.859375</text:p>
          </table:table-cell>
          <table:table-cell office:value-type="float" office:value="124.27528908061" calcext:value-type="float">
            <text:p>124.27528908061</text:p>
          </table:table-cell>
          <table:table-cell office:value-type="float" office:value="0.4875" calcext:value-type="float">
            <text:p>0.4875</text:p>
          </table:table-cell>
          <table:table-cell office:value-type="float" office:value="23863.625" calcext:value-type="float">
            <text:p>23863.625</text:p>
          </table:table-cell>
          <table:table-cell office:value-type="float" office:value="145.343776739318" calcext:value-type="float">
            <text:p>145.343776739318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1814.65625" calcext:value-type="float">
            <text:p>1814.65625</text:p>
          </table:table-cell>
          <table:table-cell office:value-type="float" office:value="192.218202433861" calcext:value-type="float">
            <text:p>192.218202433861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3177.375" calcext:value-type="float">
            <text:p>3177.375</text:p>
          </table:table-cell>
          <table:table-cell office:value-type="float" office:value="156.76884882635" calcext:value-type="float">
            <text:p>156.76884882635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884667587227" calcext:value-type="float">
            <text:p>206.884667587227</text:p>
          </table:table-cell>
          <table:table-cell office:value-type="float" office:value="0.5" calcext:value-type="float">
            <text:p>0.5</text:p>
          </table:table-cell>
          <table:table-cell office:value-type="float" office:value="22.9375" calcext:value-type="float">
            <text:p>22.9375</text:p>
          </table:table-cell>
          <table:table-cell office:value-type="float" office:value="223.696866485014" calcext:value-type="float">
            <text:p>223.69686648501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798" calcext:value-type="float">
            <text:p>798</text:p>
          </table:table-cell>
          <table:table-cell office:value-type="float" office:value="194.940583393844" calcext:value-type="float">
            <text:p>194.940583393844</text:p>
          </table:table-cell>
          <table:table-cell office:value-type="float" office:value="0.5625" calcext:value-type="float">
            <text:p>0.5625</text:p>
          </table:table-cell>
          <table:table-cell office:value-type="float" office:value="31133.8125" calcext:value-type="float">
            <text:p>31133.8125</text:p>
          </table:table-cell>
          <table:table-cell office:value-type="float" office:value="103.756342748231" calcext:value-type="float">
            <text:p>103.756342748231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30598.484375" calcext:value-type="float">
            <text:p>30598.484375</text:p>
          </table:table-cell>
          <table:table-cell office:value-type="float" office:value="124.513684679632" calcext:value-type="float">
            <text:p>124.51368467963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4122.21875" calcext:value-type="float">
            <text:p>24122.21875</text:p>
          </table:table-cell>
          <table:table-cell office:value-type="float" office:value="116.754187172781" calcext:value-type="float">
            <text:p>116.754187172781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24029.71875" calcext:value-type="float">
            <text:p>24029.71875</text:p>
          </table:table-cell>
          <table:table-cell office:value-type="float" office:value="127.706411260606" calcext:value-type="float">
            <text:p>127.706411260606</text:p>
          </table:table-cell>
          <table:table-cell office:value-type="float" office:value="0.725" calcext:value-type="float">
            <text:p>0.725</text:p>
          </table:table-cell>
          <table:table-cell office:value-type="float" office:value="1847.140625" calcext:value-type="float">
            <text:p>1847.140625</text:p>
          </table:table-cell>
          <table:table-cell office:value-type="float" office:value="202.639268636768" calcext:value-type="float">
            <text:p>202.63926863676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3145.921875" calcext:value-type="float">
            <text:p>3145.921875</text:p>
          </table:table-cell>
          <table:table-cell office:value-type="float" office:value="167.354780364222" calcext:value-type="float">
            <text:p>167.354780364222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.162360007201" calcext:value-type="float">
            <text:p>208.162360007201</text:p>
          </table:table-cell>
          <table:table-cell office:value-type="float" office:value="0.5" calcext:value-type="float">
            <text:p>0.5</text:p>
          </table:table-cell>
          <table:table-cell office:value-type="float" office:value="10.546875" calcext:value-type="float">
            <text:p>10.546875</text:p>
          </table:table-cell>
          <table:table-cell office:value-type="float" office:value="198.068148148148" calcext:value-type="float">
            <text:p>198.068148148148</text:p>
          </table:table-cell>
          <table:table-cell office:value-type="float" office:value="0.2" calcext:value-type="float">
            <text:p>0.2</text:p>
          </table:table-cell>
          <table:table-cell office:value-type="float" office:value="603" calcext:value-type="float">
            <text:p>603</text:p>
          </table:table-cell>
          <table:table-cell office:value-type="float" office:value="172.148786798364" calcext:value-type="float">
            <text:p>172.148786798364</text:p>
          </table:table-cell>
          <table:table-cell office:value-type="float" office:value="0.4875" calcext:value-type="float">
            <text:p>0.4875</text:p>
          </table:table-cell>
          <table:table-cell office:value-type="float" office:value="30481.796875" calcext:value-type="float">
            <text:p>30481.796875</text:p>
          </table:table-cell>
          <table:table-cell office:value-type="float" office:value="118.519353489732" calcext:value-type="float">
            <text:p>118.519353489732</text:p>
          </table:table-cell>
          <table:table-cell office:value-type="float" office:value="0.5125" calcext:value-type="float">
            <text:p>0.5125</text:p>
          </table:table-cell>
          <table:table-cell office:value-type="float" office:value="30854.09375" calcext:value-type="float">
            <text:p>30854.09375</text:p>
          </table:table-cell>
          <table:table-cell office:value-type="float" office:value="148.497187273751" calcext:value-type="float">
            <text:p>148.497187273751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24234.203125" calcext:value-type="float">
            <text:p>24234.203125</text:p>
          </table:table-cell>
          <table:table-cell office:value-type="float" office:value="113.053601521368" calcext:value-type="float">
            <text:p>113.053601521368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23841.59375" calcext:value-type="float">
            <text:p>23841.59375</text:p>
          </table:table-cell>
          <table:table-cell office:value-type="float" office:value="138.416717699232" calcext:value-type="float">
            <text:p>138.416717699232</text:p>
          </table:table-cell>
          <table:table-cell office:value-type="float" office:value="0.7859375" calcext:value-type="float">
            <text:p>0.7859375</text:p>
          </table:table-cell>
          <table:table-cell office:value-type="float" office:value="1611.390625" calcext:value-type="float">
            <text:p>1611.390625</text:p>
          </table:table-cell>
          <table:table-cell office:value-type="float" office:value="208.42923237508" calcext:value-type="float">
            <text:p>208.42923237508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3272.84375" calcext:value-type="float">
            <text:p>3272.84375</text:p>
          </table:table-cell>
          <table:table-cell office:value-type="float" office:value="177.020128221215" calcext:value-type="float">
            <text:p>177.020128221215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00610786364" calcext:value-type="float">
            <text:p>211.00610786364</text:p>
          </table:table-cell>
          <table:table-cell office:value-type="float" office:value="0.4" calcext:value-type="float">
            <text:p>0.4</text:p>
          </table:table-cell>
          <table:table-cell office:value-type="float" office:value="20.0625" calcext:value-type="float">
            <text:p>20.0625</text:p>
          </table:table-cell>
          <table:table-cell office:value-type="float" office:value="230.630841121495" calcext:value-type="float">
            <text:p>230.63084112149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646" calcext:value-type="float">
            <text:p>646</text:p>
          </table:table-cell>
          <table:table-cell office:value-type="float" office:value="200.640057987031" calcext:value-type="float">
            <text:p>200.640057987031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29764.15625" calcext:value-type="float">
            <text:p>29764.15625</text:p>
          </table:table-cell>
          <table:table-cell office:value-type="float" office:value="117.326070771689" calcext:value-type="float">
            <text:p>117.326070771689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29700.6875" calcext:value-type="float">
            <text:p>29700.6875</text:p>
          </table:table-cell>
          <table:table-cell office:value-type="float" office:value="133.412478036012" calcext:value-type="float">
            <text:p>133.412478036012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24246.78125" calcext:value-type="float">
            <text:p>24246.78125</text:p>
          </table:table-cell>
          <table:table-cell office:value-type="float" office:value="126.890160955305" calcext:value-type="float">
            <text:p>126.89016095530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23726.71875" calcext:value-type="float">
            <text:p>23726.71875</text:p>
          </table:table-cell>
          <table:table-cell office:value-type="float" office:value="122.485254599304" calcext:value-type="float">
            <text:p>122.485254599304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1711.0625" calcext:value-type="float">
            <text:p>1711.0625</text:p>
          </table:table-cell>
          <table:table-cell office:value-type="float" office:value="196.094243664749" calcext:value-type="float">
            <text:p>196.094243664749</text:p>
          </table:table-cell>
          <table:table-cell office:value-type="float" office:value="0.878125" calcext:value-type="float">
            <text:p>0.878125</text:p>
          </table:table-cell>
          <table:table-cell office:value-type="float" office:value="3160.875" calcext:value-type="float">
            <text:p>3160.875</text:p>
          </table:table-cell>
          <table:table-cell office:value-type="float" office:value="149.828385457134" calcext:value-type="float">
            <text:p>149.82838545713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27190218464" calcext:value-type="float">
            <text:p>210.127190218464</text:p>
          </table:table-cell>
          <table:table-cell office:value-type="float" office:value="0.7" calcext:value-type="float">
            <text:p>0.7</text:p>
          </table:table-cell>
          <table:table-cell office:value-type="float" office:value="21.75" calcext:value-type="float">
            <text:p>21.75</text:p>
          </table:table-cell>
          <table:table-cell office:value-type="float" office:value="249.428879310345" calcext:value-type="float">
            <text:p>249.428879310345</text:p>
          </table:table-cell>
          <table:table-cell office:value-type="float" office:value="0.4109375" calcext:value-type="float">
            <text:p>0.4109375</text:p>
          </table:table-cell>
          <table:table-cell office:value-type="float" office:value="1192" calcext:value-type="float">
            <text:p>1192</text:p>
          </table:table-cell>
          <table:table-cell office:value-type="float" office:value="220.683663612813" calcext:value-type="float">
            <text:p>220.68366361281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30527.90625" calcext:value-type="float">
            <text:p>30527.90625</text:p>
          </table:table-cell>
          <table:table-cell office:value-type="float" office:value="105.344362547442" calcext:value-type="float">
            <text:p>105.344362547442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30747.703125" calcext:value-type="float">
            <text:p>30747.703125</text:p>
          </table:table-cell>
          <table:table-cell office:value-type="float" office:value="125.583983574222" calcext:value-type="float">
            <text:p>125.583983574222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23464.578125" calcext:value-type="float">
            <text:p>23464.578125</text:p>
          </table:table-cell>
          <table:table-cell office:value-type="float" office:value="117.991658569066" calcext:value-type="float">
            <text:p>117.991658569066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23230.609375" calcext:value-type="float">
            <text:p>23230.609375</text:p>
          </table:table-cell>
          <table:table-cell office:value-type="float" office:value="119.641668838105" calcext:value-type="float">
            <text:p>119.641668838105</text:p>
          </table:table-cell>
          <table:table-cell office:value-type="float" office:value="0.7515625" calcext:value-type="float">
            <text:p>0.7515625</text:p>
          </table:table-cell>
          <table:table-cell office:value-type="float" office:value="1754.28125" calcext:value-type="float">
            <text:p>1754.28125</text:p>
          </table:table-cell>
          <table:table-cell office:value-type="float" office:value="201.583749116637" calcext:value-type="float">
            <text:p>201.583749116637</text:p>
          </table:table-cell>
          <table:table-cell office:value-type="float" office:value="0.3890625" calcext:value-type="float">
            <text:p>0.3890625</text:p>
          </table:table-cell>
          <table:table-cell office:value-type="float" office:value="3654.59375" calcext:value-type="float">
            <text:p>3654.59375</text:p>
          </table:table-cell>
          <table:table-cell office:value-type="float" office:value="177.68930243449" calcext:value-type="float">
            <text:p>177.68930243449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443348464717" calcext:value-type="float">
            <text:p>210.443348464717</text:p>
          </table:table-cell>
          <table:table-cell office:value-type="float" office:value="0.5" calcext:value-type="float">
            <text:p>0.5</text:p>
          </table:table-cell>
          <table:table-cell office:value-type="float" office:value="20.828125" calcext:value-type="float">
            <text:p>20.828125</text:p>
          </table:table-cell>
          <table:table-cell office:value-type="float" office:value="225.890472618155" calcext:value-type="float">
            <text:p>225.890472618155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1387" calcext:value-type="float">
            <text:p>1387</text:p>
          </table:table-cell>
          <table:table-cell office:value-type="float" office:value="218.280110574415" calcext:value-type="float">
            <text:p>218.280110574415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31215.4375" calcext:value-type="float">
            <text:p>31215.4375</text:p>
          </table:table-cell>
          <table:table-cell office:value-type="float" office:value="111.491651352411" calcext:value-type="float">
            <text:p>111.491651352411</text:p>
          </table:table-cell>
          <table:table-cell office:value-type="float" office:value="0.3578125" calcext:value-type="float">
            <text:p>0.3578125</text:p>
          </table:table-cell>
          <table:table-cell office:value-type="float" office:value="31695.734375" calcext:value-type="float">
            <text:p>31695.734375</text:p>
          </table:table-cell>
          <table:table-cell office:value-type="float" office:value="117.532423799654" calcext:value-type="float">
            <text:p>117.532423799654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23832.8125" calcext:value-type="float">
            <text:p>23832.8125</text:p>
          </table:table-cell>
          <table:table-cell office:value-type="float" office:value="105.710993045432" calcext:value-type="float">
            <text:p>105.710993045432</text:p>
          </table:table-cell>
          <table:table-cell office:value-type="float" office:value="0.525" calcext:value-type="float">
            <text:p>0.525</text:p>
          </table:table-cell>
          <table:table-cell office:value-type="float" office:value="23795.1875" calcext:value-type="float">
            <text:p>23795.1875</text:p>
          </table:table-cell>
          <table:table-cell office:value-type="float" office:value="136.271396712216" calcext:value-type="float">
            <text:p>136.271396712216</text:p>
          </table:table-cell>
          <table:table-cell office:value-type="float" office:value="0.7390625" calcext:value-type="float">
            <text:p>0.7390625</text:p>
          </table:table-cell>
          <table:table-cell office:value-type="float" office:value="1912.90625" calcext:value-type="float">
            <text:p>1912.90625</text:p>
          </table:table-cell>
          <table:table-cell office:value-type="float" office:value="208.127384175111" calcext:value-type="float">
            <text:p>208.127384175111</text:p>
          </table:table-cell>
          <table:table-cell office:value-type="float" office:value="0.575" calcext:value-type="float">
            <text:p>0.575</text:p>
          </table:table-cell>
          <table:table-cell office:value-type="float" office:value="3533.578125" calcext:value-type="float">
            <text:p>3533.578125</text:p>
          </table:table-cell>
          <table:table-cell office:value-type="float" office:value="179.923861934518" calcext:value-type="float">
            <text:p>179.923861934518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220876816996" calcext:value-type="float">
            <text:p>211.220876816996</text:p>
          </table:table-cell>
          <table:table-cell office:value-type="float" office:value="0.4" calcext:value-type="float">
            <text:p>0.4</text:p>
          </table:table-cell>
          <table:table-cell office:value-type="float" office:value="17.421875" calcext:value-type="float">
            <text:p>17.421875</text:p>
          </table:table-cell>
          <table:table-cell office:value-type="float" office:value="233.364125560538" calcext:value-type="float">
            <text:p>233.364125560538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702" calcext:value-type="float">
            <text:p>702</text:p>
          </table:table-cell>
          <table:table-cell office:value-type="float" office:value="178.809852214694" calcext:value-type="float">
            <text:p>178.809852214694</text:p>
          </table:table-cell>
          <table:table-cell office:value-type="float" office:value="0.2921875" calcext:value-type="float">
            <text:p>0.2921875</text:p>
          </table:table-cell>
          <table:table-cell office:value-type="float" office:value="30777.921875" calcext:value-type="float">
            <text:p>30777.921875</text:p>
          </table:table-cell>
          <table:table-cell office:value-type="float" office:value="104.512943024611" calcext:value-type="float">
            <text:p>104.512943024611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29902.125" calcext:value-type="float">
            <text:p>29902.125</text:p>
          </table:table-cell>
          <table:table-cell office:value-type="float" office:value="109.844150012978" calcext:value-type="float">
            <text:p>109.844150012978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24479.34375" calcext:value-type="float">
            <text:p>24479.34375</text:p>
          </table:table-cell>
          <table:table-cell office:value-type="float" office:value="117.827832792046" calcext:value-type="float">
            <text:p>117.827832792046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24060.5625" calcext:value-type="float">
            <text:p>24060.5625</text:p>
          </table:table-cell>
          <table:table-cell office:value-type="float" office:value="125.263996178575" calcext:value-type="float">
            <text:p>125.2639961785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1792.015625" calcext:value-type="float">
            <text:p>1792.015625</text:p>
          </table:table-cell>
          <table:table-cell office:value-type="float" office:value="209.664283351631" calcext:value-type="float">
            <text:p>209.664283351631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3610.25" calcext:value-type="float">
            <text:p>3610.25</text:p>
          </table:table-cell>
          <table:table-cell office:value-type="float" office:value="175.793432127454" calcext:value-type="float">
            <text:p>175.793432127454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82855543463" calcext:value-type="float">
            <text:p>210.182855543463</text:p>
          </table:table-cell>
          <table:table-cell office:value-type="float" office:value="0.6" calcext:value-type="float">
            <text:p>0.6</text:p>
          </table:table-cell>
          <table:table-cell office:value-type="float" office:value="13.59375" calcext:value-type="float">
            <text:p>13.59375</text:p>
          </table:table-cell>
          <table:table-cell office:value-type="float" office:value="211.275862068966" calcext:value-type="float">
            <text:p>211.275862068966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684" calcext:value-type="float">
            <text:p>684</text:p>
          </table:table-cell>
          <table:table-cell office:value-type="float" office:value="189.562017259455" calcext:value-type="float">
            <text:p>189.56201725945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1028.890625" calcext:value-type="float">
            <text:p>31028.890625</text:p>
          </table:table-cell>
          <table:table-cell office:value-type="float" office:value="107.522090158249" calcext:value-type="float">
            <text:p>107.522090158249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29052.046875" calcext:value-type="float">
            <text:p>29052.046875</text:p>
          </table:table-cell>
          <table:table-cell office:value-type="float" office:value="140.127925538476" calcext:value-type="float">
            <text:p>140.127925538476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23832.34375" calcext:value-type="float">
            <text:p>23832.34375</text:p>
          </table:table-cell>
          <table:table-cell office:value-type="float" office:value="127.775645380699" calcext:value-type="float">
            <text:p>127.77564538069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24429.125" calcext:value-type="float">
            <text:p>24429.125</text:p>
          </table:table-cell>
          <table:table-cell office:value-type="float" office:value="144.310348290697" calcext:value-type="float">
            <text:p>144.310348290697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1868.5" calcext:value-type="float">
            <text:p>1868.5</text:p>
          </table:table-cell>
          <table:table-cell office:value-type="float" office:value="198.069119514651" calcext:value-type="float">
            <text:p>198.069119514651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3187" calcext:value-type="float">
            <text:p>3187</text:p>
          </table:table-cell>
          <table:table-cell office:value-type="float" office:value="169.559831324512" calcext:value-type="float">
            <text:p>169.559831324512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lay</text:p>
          </table:table-cell>
          <table:table-cell table:style-name="ce2" table:number-columns-repeated="2"/>
          <table:table-cell table:style-name="ce2" office:value-type="string" calcext:value-type="string">
            <text:p>NonCom</text:p>
          </table:table-cell>
          <table:table-cell table:number-columns-repeated="2"/>
          <table:table-cell table:style-name="ce2" office:value-type="string" calcext:value-type="string">
            <text:p>BB</text:p>
          </table:table-cell>
          <table:table-cell table:number-columns-repeated="2"/>
          <table:table-cell table:style-name="ce2"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AEn PUSH</text:p>
          </table:table-cell>
          <table:table-cell table:number-columns-repeated="2"/>
          <table:table-cell table:style-name="ce2" office:value-type="string" calcext:value-type="string">
            <text:p>AEn PULL</text:p>
          </table:table-cell>
          <table:table-cell table:number-columns-repeated="2"/>
          <table:table-cell table:style-name="ce2" office:value-type="string" calcext:value-type="string">
            <text:p>AE1 PUSH</text:p>
          </table:table-cell>
          <table:table-cell table:number-columns-repeated="2"/>
          <table:table-cell table:style-name="ce2" office:value-type="string" calcext:value-type="string">
            <text:p>AE1 PULL</text:p>
          </table:table-cell>
          <table:table-cell table:number-columns-repeated="2"/>
          <table:table-cell table:style-name="ce2" office:value-type="string" calcext:value-type="string">
            <text:p>RS (k=5)</text:p>
          </table:table-cell>
          <table:table-cell table:number-columns-repeated="2"/>
          <table:table-cell table:style-name="ce2" office:value-type="string" calcext:value-type="string">
            <text:p>RS (k=10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table:formula="of:=AVERAGE([.E2:.E21])" office:value-type="float" office:value="19.9240295357583" calcext:value-type="float">
            <text:p>19.92</text:p>
          </table:table-cell>
          <table:table-cell table:style-name="ce12" table:number-columns-repeated="2"/>
          <table:table-cell table:style-name="ce12" table:formula="of:=AVERAGE([.H2:.H21])" office:value-type="float" office:value="12.6804625574448" calcext:value-type="float">
            <text:p>12.68</text:p>
          </table:table-cell>
          <table:table-cell table:style-name="ce12" table:number-columns-repeated="2"/>
          <table:table-cell table:style-name="ce12" table:formula="of:=AVERAGE([.K2:.K21])" office:value-type="float" office:value="10.3529576375939" calcext:value-type="float">
            <text:p>10.35</text:p>
          </table:table-cell>
          <table:table-cell table:style-name="ce12" table:number-columns-repeated="2"/>
          <table:table-cell table:style-name="ce12" table:formula="of:=AVERAGE([.N2:.N21])" office:value-type="float" office:value="23.8857646433745" calcext:value-type="float">
            <text:p>23.89</text:p>
          </table:table-cell>
          <table:table-cell table:style-name="ce12" table:number-columns-repeated="2"/>
          <table:table-cell table:style-name="ce12" table:formula="of:=AVERAGE([.Q2:.Q21])" office:value-type="float" office:value="23.7177273482598" calcext:value-type="float">
            <text:p>23.72</text:p>
          </table:table-cell>
          <table:table-cell table:style-name="ce12" table:number-columns-repeated="2"/>
          <table:table-cell table:style-name="ce12" table:formula="of:=AVERAGE([.T2:.T21])" office:value-type="float" office:value="23.8775883768724" calcext:value-type="float">
            <text:p>23.88</text:p>
          </table:table-cell>
          <table:table-cell table:style-name="ce12" table:number-columns-repeated="2"/>
          <table:table-cell table:style-name="ce12" table:formula="of:=AVERAGE([.W2:.W21])" office:value-type="float" office:value="23.7406921467014" calcext:value-type="float">
            <text:p>23.74</text:p>
          </table:table-cell>
          <table:table-cell table:style-name="ce12" table:number-columns-repeated="2"/>
          <table:table-cell table:style-name="ce12" table:formula="of:=AVERAGE([.Z2:.Z21])" office:value-type="float" office:value="23.5462527954484" calcext:value-type="float">
            <text:p>23.55</text:p>
          </table:table-cell>
          <table:table-cell table:style-name="ce12" table:number-columns-repeated="2"/>
          <table:table-cell table:style-name="ce12" table:formula="of:=AVERAGE([.AC2:.AC21])" office:value-type="float" office:value="23.7339840133679" calcext:value-type="float">
            <text:p>23.7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" table:formula="of:=AVERAGE([.E22:.E41])" office:value-type="float" office:value="41.1769572882643" calcext:value-type="float">
            <text:p>41.18</text:p>
          </table:table-cell>
          <table:table-cell table:style-name="ce12" table:number-columns-repeated="2"/>
          <table:table-cell table:style-name="ce12" table:formula="of:=AVERAGE([.H22:.H41])" office:value-type="float" office:value="31.5046677929269" calcext:value-type="float">
            <text:p>31.50</text:p>
          </table:table-cell>
          <table:table-cell table:style-name="ce12" table:number-columns-repeated="2"/>
          <table:table-cell table:style-name="ce12" table:formula="of:=AVERAGE([.K22:.K41])" office:value-type="float" office:value="26.5828200615628" calcext:value-type="float">
            <text:p>26.58</text:p>
          </table:table-cell>
          <table:table-cell table:style-name="ce12" table:number-columns-repeated="2"/>
          <table:table-cell table:style-name="ce12" table:formula="of:=AVERAGE([.N22:.N41])" office:value-type="float" office:value="43.3254686352796" calcext:value-type="float">
            <text:p>43.33</text:p>
          </table:table-cell>
          <table:table-cell table:style-name="ce12" table:number-columns-repeated="2"/>
          <table:table-cell table:style-name="ce12" table:formula="of:=AVERAGE([.Q22:.Q41])" office:value-type="float" office:value="45.2059613990679" calcext:value-type="float">
            <text:p>45.21</text:p>
          </table:table-cell>
          <table:table-cell table:style-name="ce12" table:number-columns-repeated="2"/>
          <table:table-cell table:style-name="ce12" table:formula="of:=AVERAGE([.T22:.T41])" office:value-type="float" office:value="44.5206997684457" calcext:value-type="float">
            <text:p>44.52</text:p>
          </table:table-cell>
          <table:table-cell table:style-name="ce12" table:number-columns-repeated="2"/>
          <table:table-cell table:style-name="ce12" table:formula="of:=AVERAGE([.W22:.W41])" office:value-type="float" office:value="45.822781457575" calcext:value-type="float">
            <text:p>45.82</text:p>
          </table:table-cell>
          <table:table-cell table:style-name="ce12" table:number-columns-repeated="2"/>
          <table:table-cell table:style-name="ce12" table:formula="of:=AVERAGE([.Z22:.Z41])" office:value-type="float" office:value="46.5286713434963" calcext:value-type="float">
            <text:p>46.53</text:p>
          </table:table-cell>
          <table:table-cell table:style-name="ce12" table:number-columns-repeated="2"/>
          <table:table-cell table:style-name="ce12" table:formula="of:=AVERAGE([.AC22:.AC41])" office:value-type="float" office:value="46.4047044037625" calcext:value-type="float">
            <text:p>46.4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" table:formula="of:=AVERAGE([.E42:.E61])" office:value-type="float" office:value="105.166715742933" calcext:value-type="float">
            <text:p>105.17</text:p>
          </table:table-cell>
          <table:table-cell table:style-name="ce12" table:number-columns-repeated="2"/>
          <table:table-cell table:style-name="ce12" table:formula="of:=AVERAGE([.H42:.H61])" office:value-type="float" office:value="101.399443940933" calcext:value-type="float">
            <text:p>101.40</text:p>
          </table:table-cell>
          <table:table-cell table:style-name="ce12" table:number-columns-repeated="2"/>
          <table:table-cell table:style-name="ce12" table:formula="of:=AVERAGE([.K42:.K61])" office:value-type="float" office:value="87.5826604583927" calcext:value-type="float">
            <text:p>87.58</text:p>
          </table:table-cell>
          <table:table-cell table:style-name="ce12" table:number-columns-repeated="2"/>
          <table:table-cell table:style-name="ce12" table:formula="of:=AVERAGE([.N42:.N61])" office:value-type="float" office:value="68.1052979455017" calcext:value-type="float">
            <text:p>68.11</text:p>
          </table:table-cell>
          <table:table-cell table:style-name="ce12" table:number-columns-repeated="2"/>
          <table:table-cell table:style-name="ce12" table:formula="of:=AVERAGE([.Q42:.Q61])" office:value-type="float" office:value="74.6997344093367" calcext:value-type="float">
            <text:p>74.70</text:p>
          </table:table-cell>
          <table:table-cell table:style-name="ce12" table:number-columns-repeated="2"/>
          <table:table-cell table:style-name="ce12" table:formula="of:=AVERAGE([.T42:.T61])" office:value-type="float" office:value="71.9975507745148" calcext:value-type="float">
            <text:p>72.00</text:p>
          </table:table-cell>
          <table:table-cell table:style-name="ce12" table:number-columns-repeated="2"/>
          <table:table-cell table:style-name="ce12" table:formula="of:=AVERAGE([.W42:.W61])" office:value-type="float" office:value="76.4889140803401" calcext:value-type="float">
            <text:p>76.49</text:p>
          </table:table-cell>
          <table:table-cell table:style-name="ce12" table:number-columns-repeated="2"/>
          <table:table-cell table:style-name="ce12" table:formula="of:=AVERAGE([.Z42:.Z61])" office:value-type="float" office:value="109.932551977653" calcext:value-type="float">
            <text:p>109.93</text:p>
          </table:table-cell>
          <table:table-cell table:style-name="ce12" table:number-columns-repeated="2"/>
          <table:table-cell table:style-name="ce12" table:formula="of:=AVERAGE([.AC42:.AC61])" office:value-type="float" office:value="94.3239086500305" calcext:value-type="float">
            <text:p>94.3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2" table:formula="of:=AVERAGE([.E62:.E81])" office:value-type="float" office:value="210.604137916029" calcext:value-type="float">
            <text:p>210.60</text:p>
          </table:table-cell>
          <table:table-cell table:style-name="ce12" table:number-columns-repeated="2"/>
          <table:table-cell table:style-name="ce12" table:formula="of:=AVERAGE([.H62:.H81])" office:value-type="float" office:value="225.815708252523" calcext:value-type="float">
            <text:p>225.82</text:p>
          </table:table-cell>
          <table:table-cell table:style-name="ce12" table:number-columns-repeated="2"/>
          <table:table-cell table:style-name="ce12" table:formula="of:=AVERAGE([.K62:.K81])" office:value-type="float" office:value="202.708370094025" calcext:value-type="float">
            <text:p>202.71</text:p>
          </table:table-cell>
          <table:table-cell table:style-name="ce12" table:number-columns-repeated="2"/>
          <table:table-cell table:style-name="ce12" table:formula="of:=AVERAGE([.N62:.N81])" office:value-type="float" office:value="111.164781574764" calcext:value-type="float">
            <text:p>111.16</text:p>
          </table:table-cell>
          <table:table-cell table:style-name="ce12" table:number-columns-repeated="2"/>
          <table:table-cell table:style-name="ce12" table:formula="of:=AVERAGE([.Q62:.Q81])" office:value-type="float" office:value="129.685858496196" calcext:value-type="float">
            <text:p>129.69</text:p>
          </table:table-cell>
          <table:table-cell table:style-name="ce12" table:number-columns-repeated="2"/>
          <table:table-cell table:style-name="ce12" table:formula="of:=AVERAGE([.T62:.T81])" office:value-type="float" office:value="118.768212495152" calcext:value-type="float">
            <text:p>118.77</text:p>
          </table:table-cell>
          <table:table-cell table:style-name="ce12" table:number-columns-repeated="2"/>
          <table:table-cell table:style-name="ce12" table:formula="of:=AVERAGE([.W62:.W81])" office:value-type="float" office:value="131.03418489398" calcext:value-type="float">
            <text:p>131.03</text:p>
          </table:table-cell>
          <table:table-cell table:style-name="ce12" table:number-columns-repeated="2"/>
          <table:table-cell table:style-name="ce12" table:formula="of:=AVERAGE([.Z62:.Z81])" office:value-type="float" office:value="199.972838446581" calcext:value-type="float">
            <text:p>199.97</text:p>
          </table:table-cell>
          <table:table-cell table:style-name="ce12" table:number-columns-repeated="2"/>
          <table:table-cell table:style-name="ce12" table:formula="of:=AVERAGE([.AC62:.AC81])" office:value-type="float" office:value="169.442969827609" calcext:value-type="float">
            <text:p>169.44</text:p>
          </table:table-cell>
          <table:table-cell table:number-columns-repeated="99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8:43:33.92327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22T18:50:01.748514072</dc:date>
    <meta:editing-duration>PT2H27M37S</meta:editing-duration>
    <meta:editing-cycles>27</meta:editing-cycles>
    <meta:document-statistic meta:table-count="4" meta:cell-count="95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738cm" svg:height="14.557cm" xlink:href=".." xlink:type="simple" chart:class="chart:scatter" chart:style-name="ch1">
        <chart:title svg:x="11.827cm" svg:y="0.426cm" chart:style-name="ch2">
          <text:p>Residue</text:p>
        </chart:title>
        <chart:legend chart:legend-position="bottom" svg:x="2.498cm" svg:y="13.06cm" style:legend-expansion="custom" chartooo:width="22.377cm" chartooo:height="1.495cm" style:legend-expansion-aspect-ratio="14.9678929765886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 Residue.AA86:Residue.AA90" chart:data-source-has-labels="row" svg:x="1.525cm" svg:y="1.57cm" svg:width="23.699cm" svg:height="10.773cm">
          <chartooo:coordinate-region svg:x="2.437cm" svg:y="1.77cm" svg:width="22.507cm" svg:height="9.926cm"/>
          <chart:axis chart:dimension="x" chart:name="primary-x" chart:style-name="ch5">
            <chart:title svg:x="12.034cm" svg:y="12.634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7.622cm" chart:style-name="ch9">
              <text:p>Residue</text:p>
            </chart:title>
            <chart:grid chart:style-name="ch7" chart:class="major"/>
          </chart:axis>
          <chart:series chart:style-name="ch10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1" chart:values-cell-range-address="Residue.F87:Residue.F90" chart:label-cell-address="Residue.F86:Residue.F86" chart:class="chart:scatter">
            <chart:data-point chart:repeated="4"/>
          </chart:series>
          <chart:series chart:style-name="ch12" chart:values-cell-range-address="Residue.I87:Residue.I90" chart:label-cell-address="Residue.I86:Residue.I86" chart:class="chart:scatter">
            <chart:data-point chart:repeated="4"/>
          </chart:series>
          <chart:series chart:style-name="ch13" chart:values-cell-range-address="Residue.L87:Residue.L90" chart:label-cell-address="Residue.L86:Residue.L86" chart:class="chart:scatter">
            <chart:data-point chart:repeated="4"/>
          </chart:series>
          <chart:series chart:style-name="ch14" chart:values-cell-range-address="Residue.O87:Residue.O90" chart:label-cell-address="Residue.O86:Residue.O86" chart:class="chart:scatter">
            <chart:data-point chart:repeated="4"/>
          </chart:series>
          <chart:series chart:style-name="ch15" chart:values-cell-range-address="Residue.R87:Residue.R90" chart:label-cell-address="Residue.R86:Residue.R86" chart:class="chart:scatter">
            <chart:data-point chart:repeated="4"/>
          </chart:series>
          <chart:series chart:style-name="ch16" chart:values-cell-range-address="Residue.U87:Residue.U90" chart:label-cell-address="Residue.U86:Residue.U86" chart:class="chart:scatter">
            <chart:data-point chart:repeated="4"/>
          </chart:series>
          <chart:series chart:style-name="ch17" chart:values-cell-range-address="Residue.X87:Residue.X90" chart:label-cell-address="Residue.X86:Residue.X86" chart:class="chart:scatter">
            <chart:data-point chart:repeated="4"/>
          </chart:series>
          <chart:series chart:style-name="ch18" chart:values-cell-range-address="Residue.AA87:Residue.AA90" chart:label-cell-address="Residue.AA86:Residue.AA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Residue.C86:Residue.C86</svg:desc>
                </draw:g>
              </table:table-cell>
              <table:table-cell office:value-type="string">
                <text:p>BB</text:p>
                <draw:g>
                  <svg:desc>Residue.F86:Residue.F86</svg:desc>
                </draw:g>
              </table:table-cell>
              <table:table-cell office:value-type="string">
                <text:p>DM</text:p>
                <draw:g>
                  <svg:desc>Residue.I86:Residue.I86</svg:desc>
                </draw:g>
              </table:table-cell>
              <table:table-cell office:value-type="string">
                <text:p>AEn PUSH</text:p>
                <draw:g>
                  <svg:desc>Residue.L86:Residue.L86</svg:desc>
                </draw:g>
              </table:table-cell>
              <table:table-cell office:value-type="string">
                <text:p>AEn PULL</text:p>
                <draw:g>
                  <svg:desc>Residue.O86:Residue.O86</svg:desc>
                </draw:g>
              </table:table-cell>
              <table:table-cell office:value-type="string">
                <text:p>AE1 PUSH</text:p>
                <draw:g>
                  <svg:desc>Residue.R86:Residue.R86</svg:desc>
                </draw:g>
              </table:table-cell>
              <table:table-cell office:value-type="string">
                <text:p>AE1 PULL</text:p>
                <draw:g>
                  <svg:desc>Residue.U86:Residue.U86</svg:desc>
                </draw:g>
              </table:table-cell>
              <table:table-cell office:value-type="string">
                <text:p>RS (k=5)</text:p>
                <draw:g>
                  <svg:desc>Residue.X86:Residue.X86</svg:desc>
                </draw:g>
              </table:table-cell>
              <table:table-cell office:value-type="string">
                <text:p>RS (k=10)</text:p>
                <draw:g>
                  <svg:desc>Residue.AA86:Residue.A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1">
                <text:p>1</text:p>
                <draw:g>
                  <svg:desc>Residue.C87:Residue.C90</svg:desc>
                </draw:g>
              </table:table-cell>
              <table:table-cell office:value-type="float" office:value="0.975980392156863">
                <text:p>0.975980392156863</text:p>
                <draw:g>
                  <svg:desc>Residue.F87:Residue.F90</svg:desc>
                </draw:g>
              </table:table-cell>
              <table:table-cell office:value-type="float" office:value="0.976439950980392">
                <text:p>0.976439950980392</text:p>
                <draw:g>
                  <svg:desc>Residue.I87:Residue.I90</svg:desc>
                </draw:g>
              </table:table-cell>
              <table:table-cell office:value-type="float" office:value="0.999992340686275">
                <text:p>0.999992340686275</text:p>
                <draw:g>
                  <svg:desc>Residue.L87:Residue.L90</svg:desc>
                </draw:g>
              </table:table-cell>
              <table:table-cell office:value-type="float" office:value="0.999954044117647">
                <text:p>0.999954044117647</text:p>
                <draw:g>
                  <svg:desc>Residue.O87:Residue.O90</svg:desc>
                </draw:g>
              </table:table-cell>
              <table:table-cell office:value-type="float" office:value="0.999977022058824">
                <text:p>0.999977022058824</text:p>
                <draw:g>
                  <svg:desc>Residue.R87:Residue.R90</svg:desc>
                </draw:g>
              </table:table-cell>
              <table:table-cell office:value-type="float" office:value="0.999808517156863">
                <text:p>0.999808517156863</text:p>
                <draw:g>
                  <svg:desc>Residue.U87:Residue.U90</svg:desc>
                </draw:g>
              </table:table-cell>
              <table:table-cell office:value-type="float" office:value="1">
                <text:p>1</text:p>
                <draw:g>
                  <svg:desc>Residue.X87:Residue.X90</svg:desc>
                </draw:g>
              </table:table-cell>
              <table:table-cell office:value-type="float" office:value="0.999992340686275">
                <text:p>0.999992340686275</text:p>
                <draw:g>
                  <svg:desc>Residue.AA87:Residue.A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858">
                <text:p>0.858</text:p>
              </table:table-cell>
              <table:table-cell office:value-type="float" office:value="0.866046875">
                <text:p>0.866046875</text:p>
              </table:table-cell>
              <table:table-cell office:value-type="float" office:value="0.8965">
                <text:p>0.8965</text:p>
              </table:table-cell>
              <table:table-cell office:value-type="float" office:value="0.894625">
                <text:p>0.894625</text:p>
              </table:table-cell>
              <table:table-cell office:value-type="float" office:value="0.897546875">
                <text:p>0.897546875</text:p>
              </table:table-cell>
              <table:table-cell office:value-type="float" office:value="0.911140625">
                <text:p>0.911140625</text:p>
              </table:table-cell>
              <table:table-cell office:value-type="float" office:value="0.9980625">
                <text:p>0.9980625</text:p>
              </table:table-cell>
              <table:table-cell office:value-type="float" office:value="0.956359375">
                <text:p>0.9563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351953125">
                <text:p>0.5351953125</text:p>
              </table:table-cell>
              <table:table-cell office:value-type="float" office:value="0.5358203125">
                <text:p>0.5358203125</text:p>
              </table:table-cell>
              <table:table-cell office:value-type="float" office:value="0.5491796875">
                <text:p>0.5491796875</text:p>
              </table:table-cell>
              <table:table-cell office:value-type="float" office:value="0.576796875">
                <text:p>0.576796875</text:p>
              </table:table-cell>
              <table:table-cell office:value-type="float" office:value="0.5708203125">
                <text:p>0.5708203125</text:p>
              </table:table-cell>
              <table:table-cell office:value-type="float" office:value="0.8728515625">
                <text:p>0.8728515625</text:p>
              </table:table-cell>
              <table:table-cell office:value-type="float" office:value="0.6893359375">
                <text:p>0.68933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3965625">
                <text:p>0.3965625</text:p>
              </table:table-cell>
              <table:table-cell office:value-type="float" office:value="0.461484375">
                <text:p>0.461484375</text:p>
              </table:table-cell>
              <table:table-cell office:value-type="float" office:value="0.4365625">
                <text:p>0.4365625</text:p>
              </table:table-cell>
              <table:table-cell office:value-type="float" office:value="0.46359375">
                <text:p>0.46359375</text:p>
              </table:table-cell>
              <table:table-cell office:value-type="float" office:value="0.45234375">
                <text:p>0.45234375</text:p>
              </table:table-cell>
              <table:table-cell office:value-type="float" office:value="0.775078125">
                <text:p>0.775078125</text:p>
              </table:table-cell>
              <table:table-cell office:value-type="float" office:value="0.607890625">
                <text:p>0.607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62cm" svg:height="16.284cm" xlink:href=".." xlink:type="simple" chart:class="chart:scatter" chart:style-name="ch1">
        <chart:title svg:x="13.13cm" svg:y="0.46cm" chart:style-name="ch2">
          <text:p>Delay</text:p>
        </chart:title>
        <chart:legend chart:legend-position="bottom" svg:x="0.831cm" svg:y="14.419cm" style:legend-expansion="custom" chartooo:width="25.772cm" chartooo:height="1.863cm" style:legend-expansion-aspect-ratio="13.8336017176597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 t_avg.AC86:t_avg.AC90" chart:data-source-has-labels="row" svg:x="1.566cm" svg:y="1.638cm" svg:width="25.641cm" svg:height="12.398cm">
          <chartooo:coordinate-region svg:x="2.849cm" svg:y="1.837cm" svg:width="24.078cm" svg:height="11.552cm"/>
          <chart:axis chart:dimension="x" chart:name="primary-x" chart:style-name="ch5">
            <chart:title svg:x="12.966cm" svg:y="14.361cm" chart:style-name="ch6">
              <text:p>Disturbance cycles</text:p>
            </chart:title>
            <chart:grid chart:style-name="ch7" chart:class="major"/>
          </chart:axis>
          <chart:axis chart:dimension="y" chart:name="primary-y" chart:style-name="ch5">
            <chart:title svg:x="0.451cm" svg:y="9.733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series chart:style-name="ch17" chart:values-cell-range-address="t_avg.AC87:t_avg.AC90" chart:label-cell-address="t_avg.AC86:t_avg.AC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_avg.E86:t_avg.E86</svg:desc>
                </draw:g>
              </table:table-cell>
              <table:table-cell office:value-type="string">
                <text:p>BB</text:p>
                <draw:g>
                  <svg:desc>t_avg.H86:t_avg.H86</svg:desc>
                </draw:g>
              </table:table-cell>
              <table:table-cell office:value-type="string">
                <text:p>DM</text:p>
                <draw:g>
                  <svg:desc>t_avg.K86:t_avg.K86</svg:desc>
                </draw:g>
              </table:table-cell>
              <table:table-cell office:value-type="string">
                <text:p>AEn PUSH</text:p>
                <draw:g>
                  <svg:desc>t_avg.N86:t_avg.N86</svg:desc>
                </draw:g>
              </table:table-cell>
              <table:table-cell office:value-type="string">
                <text:p>AEn PULL</text:p>
                <draw:g>
                  <svg:desc>t_avg.Q86:t_avg.Q86</svg:desc>
                </draw:g>
              </table:table-cell>
              <table:table-cell office:value-type="string">
                <text:p>AE1 PUSH</text:p>
                <draw:g>
                  <svg:desc>t_avg.T86:t_avg.T86</svg:desc>
                </draw:g>
              </table:table-cell>
              <table:table-cell office:value-type="string">
                <text:p>AE1 PULL</text:p>
                <draw:g>
                  <svg:desc>t_avg.W86:t_avg.W86</svg:desc>
                </draw:g>
              </table:table-cell>
              <table:table-cell office:value-type="string">
                <text:p>RS (k=5)</text:p>
                <draw:g>
                  <svg:desc>t_avg.Z86:t_avg.Z86</svg:desc>
                </draw:g>
              </table:table-cell>
              <table:table-cell office:value-type="string">
                <text:p>RS (k=10)</text:p>
                <draw:g>
                  <svg:desc>t_avg.AC86:t_avg.A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9240295357583">
                <text:p>19.9240295357583</text:p>
                <draw:g>
                  <svg:desc>t_avg.E87:t_avg.E90</svg:desc>
                </draw:g>
              </table:table-cell>
              <table:table-cell office:value-type="float" office:value="12.6804625574448">
                <text:p>12.6804625574448</text:p>
                <draw:g>
                  <svg:desc>t_avg.H87:t_avg.H90</svg:desc>
                </draw:g>
              </table:table-cell>
              <table:table-cell office:value-type="float" office:value="10.3529576375939">
                <text:p>10.3529576375939</text:p>
                <draw:g>
                  <svg:desc>t_avg.K87:t_avg.K90</svg:desc>
                </draw:g>
              </table:table-cell>
              <table:table-cell office:value-type="float" office:value="23.8857646433745">
                <text:p>23.8857646433745</text:p>
                <draw:g>
                  <svg:desc>t_avg.N87:t_avg.N90</svg:desc>
                </draw:g>
              </table:table-cell>
              <table:table-cell office:value-type="float" office:value="23.7177273482598">
                <text:p>23.7177273482598</text:p>
                <draw:g>
                  <svg:desc>t_avg.Q87:t_avg.Q90</svg:desc>
                </draw:g>
              </table:table-cell>
              <table:table-cell office:value-type="float" office:value="23.8775883768724">
                <text:p>23.8775883768724</text:p>
                <draw:g>
                  <svg:desc>t_avg.T87:t_avg.T90</svg:desc>
                </draw:g>
              </table:table-cell>
              <table:table-cell office:value-type="float" office:value="23.7406921467014">
                <text:p>23.7406921467014</text:p>
                <draw:g>
                  <svg:desc>t_avg.W87:t_avg.W90</svg:desc>
                </draw:g>
              </table:table-cell>
              <table:table-cell office:value-type="float" office:value="23.5462527954484">
                <text:p>23.5462527954484</text:p>
                <draw:g>
                  <svg:desc>t_avg.Z87:t_avg.Z90</svg:desc>
                </draw:g>
              </table:table-cell>
              <table:table-cell office:value-type="float" office:value="23.7339840133679">
                <text:p>23.7339840133679</text:p>
                <draw:g>
                  <svg:desc>t_avg.AC87:t_avg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1.1769572882643">
                <text:p>41.1769572882643</text:p>
              </table:table-cell>
              <table:table-cell office:value-type="float" office:value="31.5046677929269">
                <text:p>31.5046677929269</text:p>
              </table:table-cell>
              <table:table-cell office:value-type="float" office:value="26.5828200615628">
                <text:p>26.5828200615628</text:p>
              </table:table-cell>
              <table:table-cell office:value-type="float" office:value="43.3254686352796">
                <text:p>43.3254686352796</text:p>
              </table:table-cell>
              <table:table-cell office:value-type="float" office:value="45.2059613990679">
                <text:p>45.2059613990679</text:p>
              </table:table-cell>
              <table:table-cell office:value-type="float" office:value="44.5206997684457">
                <text:p>44.5206997684457</text:p>
              </table:table-cell>
              <table:table-cell office:value-type="float" office:value="45.822781457575">
                <text:p>45.822781457575</text:p>
              </table:table-cell>
              <table:table-cell office:value-type="float" office:value="46.5286713434963">
                <text:p>46.5286713434963</text:p>
              </table:table-cell>
              <table:table-cell office:value-type="float" office:value="46.4047044037625">
                <text:p>46.4047044037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05.166715742933">
                <text:p>105.166715742933</text:p>
              </table:table-cell>
              <table:table-cell office:value-type="float" office:value="101.399443940933">
                <text:p>101.399443940933</text:p>
              </table:table-cell>
              <table:table-cell office:value-type="float" office:value="87.5826604583927">
                <text:p>87.5826604583927</text:p>
              </table:table-cell>
              <table:table-cell office:value-type="float" office:value="68.1052979455017">
                <text:p>68.1052979455017</text:p>
              </table:table-cell>
              <table:table-cell office:value-type="float" office:value="74.6997344093367">
                <text:p>74.6997344093367</text:p>
              </table:table-cell>
              <table:table-cell office:value-type="float" office:value="71.9975507745148">
                <text:p>71.9975507745148</text:p>
              </table:table-cell>
              <table:table-cell office:value-type="float" office:value="76.4889140803401">
                <text:p>76.4889140803401</text:p>
              </table:table-cell>
              <table:table-cell office:value-type="float" office:value="109.932551977653">
                <text:p>109.932551977653</text:p>
              </table:table-cell>
              <table:table-cell office:value-type="float" office:value="94.3239086500305">
                <text:p>94.3239086500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10.604137916029">
                <text:p>210.604137916029</text:p>
              </table:table-cell>
              <table:table-cell office:value-type="float" office:value="225.815708252523">
                <text:p>225.815708252523</text:p>
              </table:table-cell>
              <table:table-cell office:value-type="float" office:value="202.708370094025">
                <text:p>202.708370094025</text:p>
              </table:table-cell>
              <table:table-cell office:value-type="float" office:value="111.164781574764">
                <text:p>111.164781574764</text:p>
              </table:table-cell>
              <table:table-cell office:value-type="float" office:value="129.685858496196">
                <text:p>129.685858496196</text:p>
              </table:table-cell>
              <table:table-cell office:value-type="float" office:value="118.768212495152">
                <text:p>118.768212495152</text:p>
              </table:table-cell>
              <table:table-cell office:value-type="float" office:value="131.03418489398">
                <text:p>131.03418489398</text:p>
              </table:table-cell>
              <table:table-cell office:value-type="float" office:value="199.972838446581">
                <text:p>199.972838446581</text:p>
              </table:table-cell>
              <table:table-cell office:value-type="float" office:value="169.442969827609">
                <text:p>169.4429698276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3cm" svg:height="14.874cm" xlink:href=".." xlink:type="simple" chart:class="chart:scatter" chart:style-name="ch1">
        <chart:title svg:x="12.431cm" svg:y="0.432cm" chart:style-name="ch2">
          <text:p>Traffic</text:p>
        </chart:title>
        <chart:legend chart:legend-position="bottom" svg:x="1.715cm" svg:y="13.346cm" style:legend-expansion="custom" chartooo:width="23.633cm" chartooo:height="1.527cm" style:legend-expansion-aspect-ratio="15.4767518009168" chart:style-name="ch3"/>
        <chart:plot-area chart:style-name="ch4" table:cell-range-address="Traffic.B87:Traffic.B90 Traffic.D86:Traffic.D90 Traffic.G86:Traffic.G90 Traffic.J86:Traffic.J90 Traffic.M86:Traffic.M90 Traffic.P86:Traffic.P90 Traffic.S86:Traffic.S90 Traffic.V86:Traffic.V90 Traffic.Y86:Traffic.Y90 Traffic.AB86:Traffic.AB90" chart:data-source-has-labels="row" svg:x="1.539cm" svg:y="1.582cm" svg:width="24.376cm" svg:height="11.072cm">
          <chartooo:coordinate-region svg:x="3.192cm" svg:y="1.781cm" svg:width="22.443cm" svg:height="10.226cm"/>
          <chart:axis chart:dimension="x" chart:name="primary-x" chart:style-name="ch5">
            <chart:title svg:x="12.387cm" svg:y="12.951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57cm" chart:style-name="ch9">
              <text:p>Traffic (in messages / transporter)</text:p>
            </chart:title>
            <chart:grid chart:style-name="ch7" chart:class="major"/>
          </chart:axis>
          <chart:series chart:style-name="ch10" chart:values-cell-range-address="Traffic.D87:Traffic.D90" chart:label-cell-address="Traffic.D86:Traffic.D86" chart:class="chart:scatter">
            <chart:domain table:cell-range-address="Traffic.B87:Traffic.B90"/>
            <chart:data-point chart:repeated="4"/>
          </chart:series>
          <chart:series chart:style-name="ch11" chart:values-cell-range-address="Traffic.G87:Traffic.G90" chart:label-cell-address="Traffic.G86:Traffic.G86" chart:class="chart:scatter">
            <chart:data-point chart:repeated="4"/>
          </chart:series>
          <chart:series chart:style-name="ch12" chart:values-cell-range-address="Traffic.J87:Traffic.J90" chart:label-cell-address="Traffic.J86:Traffic.J86" chart:class="chart:scatter">
            <chart:data-point chart:repeated="4"/>
          </chart:series>
          <chart:series chart:style-name="ch13" chart:values-cell-range-address="Traffic.M87:Traffic.M90" chart:label-cell-address="Traffic.M86:Traffic.M86" chart:class="chart:scatter">
            <chart:data-point chart:repeated="4"/>
          </chart:series>
          <chart:series chart:style-name="ch14" chart:values-cell-range-address="Traffic.P87:Traffic.P90" chart:label-cell-address="Traffic.P86:Traffic.P86" chart:class="chart:scatter">
            <chart:data-point chart:repeated="4"/>
          </chart:series>
          <chart:series chart:style-name="ch15" chart:values-cell-range-address="Traffic.S87:Traffic.S90" chart:label-cell-address="Traffic.S86:Traffic.S86" chart:class="chart:scatter">
            <chart:data-point chart:repeated="4"/>
          </chart:series>
          <chart:series chart:style-name="ch16" chart:values-cell-range-address="Traffic.V87:Traffic.V90" chart:label-cell-address="Traffic.V86:Traffic.V86" chart:class="chart:scatter">
            <chart:data-point chart:repeated="4"/>
          </chart:series>
          <chart:series chart:style-name="ch17" chart:values-cell-range-address="Traffic.Y87:Traffic.Y90" chart:label-cell-address="Traffic.Y86:Traffic.Y86" chart:class="chart:scatter">
            <chart:data-point chart:repeated="4"/>
          </chart:series>
          <chart:series chart:style-name="ch18" chart:values-cell-range-address="Traffic.AB87:Traffic.AB90" chart:label-cell-address="Traffic.AB86:Traffic.AB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raffic.D86:Traffic.D86</svg:desc>
                </draw:g>
              </table:table-cell>
              <table:table-cell office:value-type="string">
                <text:p>BB</text:p>
                <draw:g>
                  <svg:desc>Traffic.G86:Traffic.G86</svg:desc>
                </draw:g>
              </table:table-cell>
              <table:table-cell office:value-type="string">
                <text:p>DM</text:p>
                <draw:g>
                  <svg:desc>Traffic.J86:Traffic.J86</svg:desc>
                </draw:g>
              </table:table-cell>
              <table:table-cell office:value-type="string">
                <text:p>AEn PUSH</text:p>
                <draw:g>
                  <svg:desc>Traffic.M86:Traffic.M86</svg:desc>
                </draw:g>
              </table:table-cell>
              <table:table-cell office:value-type="string">
                <text:p>AEn PULL</text:p>
                <draw:g>
                  <svg:desc>Traffic.P86:Traffic.P86</svg:desc>
                </draw:g>
              </table:table-cell>
              <table:table-cell office:value-type="string">
                <text:p>AE 1-PUSH</text:p>
                <draw:g>
                  <svg:desc>Traffic.S86:Traffic.S86</svg:desc>
                </draw:g>
              </table:table-cell>
              <table:table-cell office:value-type="string">
                <text:p>AE 1-PULL</text:p>
                <draw:g>
                  <svg:desc>Traffic.V86:Traffic.V86</svg:desc>
                </draw:g>
              </table:table-cell>
              <table:table-cell office:value-type="string">
                <text:p>RS (k=5)</text:p>
                <draw:g>
                  <svg:desc>Traffic.Y86:Traffic.Y86</svg:desc>
                </draw:g>
              </table:table-cell>
              <table:table-cell office:value-type="string">
                <text:p>RS (k=10)</text:p>
                <draw:g>
                  <svg:desc>Traffic.AB86:Traffic.AB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raffic.B87:Traffic.B90</svg:desc>
                </draw:g>
              </table:table-cell>
              <table:table-cell office:value-type="float" office:value="0">
                <text:p>0</text:p>
                <draw:g>
                  <svg:desc>Traffic.D87:Traffic.D90</svg:desc>
                </draw:g>
              </table:table-cell>
              <table:table-cell office:value-type="float" office:value="34.01953125">
                <text:p>34.01953125</text:p>
                <draw:g>
                  <svg:desc>Traffic.G87:Traffic.G90</svg:desc>
                </draw:g>
              </table:table-cell>
              <table:table-cell office:value-type="float" office:value="1965.35">
                <text:p>1965.35</text:p>
                <draw:g>
                  <svg:desc>Traffic.J87:Traffic.J90</svg:desc>
                </draw:g>
              </table:table-cell>
              <table:table-cell office:value-type="float" office:value="16036.23125">
                <text:p>16036.23125</text:p>
                <draw:g>
                  <svg:desc>Traffic.M87:Traffic.M90</svg:desc>
                </draw:g>
              </table:table-cell>
              <table:table-cell office:value-type="float" office:value="15191.990625">
                <text:p>15191.990625</text:p>
                <draw:g>
                  <svg:desc>Traffic.P87:Traffic.P90</svg:desc>
                </draw:g>
              </table:table-cell>
              <table:table-cell office:value-type="float" office:value="13242.925">
                <text:p>13242.925</text:p>
                <draw:g>
                  <svg:desc>Traffic.S87:Traffic.S90</svg:desc>
                </draw:g>
              </table:table-cell>
              <table:table-cell office:value-type="float" office:value="12724.69921875">
                <text:p>12724.69921875</text:p>
                <draw:g>
                  <svg:desc>Traffic.V87:Traffic.V90</svg:desc>
                </draw:g>
              </table:table-cell>
              <table:table-cell office:value-type="float" office:value="3567.921875">
                <text:p>3567.921875</text:p>
                <draw:g>
                  <svg:desc>Traffic.Y87:Traffic.Y90</svg:desc>
                </draw:g>
              </table:table-cell>
              <table:table-cell office:value-type="float" office:value="9216.05390625">
                <text:p>9216.05390625</text:p>
                <draw:g>
                  <svg:desc>Traffic.AB87:Traffic.A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4.43984375">
                <text:p>24.43984375</text:p>
              </table:table-cell>
              <table:table-cell office:value-type="float" office:value="1474.8">
                <text:p>1474.8</text:p>
              </table:table-cell>
              <table:table-cell office:value-type="float" office:value="19773.96484375">
                <text:p>19773.96484375</text:p>
              </table:table-cell>
              <table:table-cell office:value-type="float" office:value="19454.24765625">
                <text:p>19454.24765625</text:p>
              </table:table-cell>
              <table:table-cell office:value-type="float" office:value="16342.7953125">
                <text:p>16342.7953125</text:p>
              </table:table-cell>
              <table:table-cell office:value-type="float" office:value="15991.03203125">
                <text:p>15991.03203125</text:p>
              </table:table-cell>
              <table:table-cell office:value-type="float" office:value="3319.06171875">
                <text:p>3319.06171875</text:p>
              </table:table-cell>
              <table:table-cell office:value-type="float" office:value="8036.56796875">
                <text:p>8036.56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9.91875">
                <text:p>19.91875</text:p>
              </table:table-cell>
              <table:table-cell office:value-type="float" office:value="1105.5">
                <text:p>1105.5</text:p>
              </table:table-cell>
              <table:table-cell office:value-type="float" office:value="26973.01171875">
                <text:p>26973.01171875</text:p>
              </table:table-cell>
              <table:table-cell office:value-type="float" office:value="26499.46015625">
                <text:p>26499.46015625</text:p>
              </table:table-cell>
              <table:table-cell office:value-type="float" office:value="21039.6265625">
                <text:p>21039.6265625</text:p>
              </table:table-cell>
              <table:table-cell office:value-type="float" office:value="21244.7296875">
                <text:p>21244.7296875</text:p>
              </table:table-cell>
              <table:table-cell office:value-type="float" office:value="2423.94375">
                <text:p>2423.94375</text:p>
              </table:table-cell>
              <table:table-cell office:value-type="float" office:value="4966.065625">
                <text:p>4966.0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8.34375">
                <text:p>18.34375</text:p>
              </table:table-cell>
              <table:table-cell office:value-type="float" office:value="1024.35">
                <text:p>1024.35</text:p>
              </table:table-cell>
              <table:table-cell office:value-type="float" office:value="30712.31953125">
                <text:p>30712.31953125</text:p>
              </table:table-cell>
              <table:table-cell office:value-type="float" office:value="30538.3234375">
                <text:p>30538.3234375</text:p>
              </table:table-cell>
              <table:table-cell office:value-type="float" office:value="23921.284375">
                <text:p>23921.284375</text:p>
              </table:table-cell>
              <table:table-cell office:value-type="float" office:value="23850.4859375">
                <text:p>23850.4859375</text:p>
              </table:table-cell>
              <table:table-cell office:value-type="float" office:value="1789.91796875">
                <text:p>1789.91796875</text:p>
              </table:table-cell>
              <table:table-cell office:value-type="float" office:value="3327.70234375">
                <text:p>3327.70234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